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ufgabenkarte" style:family="table">
      <style:table-properties style:width="10.059cm" table:align="margins"/>
    </style:style>
    <style:style style:name="Aufgabenkarte.A" style:family="table-column">
      <style:table-column-properties style:column-width="1.438cm" style:rel-column-width="9362*"/>
    </style:style>
    <style:style style:name="Aufgabenkarte.G" style:family="table-column">
      <style:table-column-properties style:column-width="1.438cm" style:rel-column-width="9363*"/>
    </style:style>
    <style:style style:name="Aufgabenkarte.1" style:family="table-row">
      <style:table-row-properties style:min-row-height="0.688cm"/>
    </style:style>
    <style:style style:name="Aufgabenkarte.A1" style:family="table-cell">
      <style:table-cell-properties fo:padding="0.097cm" fo:border="0.05pt solid #000000"/>
    </style:style>
    <style:style style:name="Aufgabenkarte.A2" style:family="table-cell">
      <style:table-cell-properties fo:padding="0.097cm" fo:border-left="0.05pt solid #000000" fo:border-right="0.05pt solid #000000" fo:border-top="none" fo:border-bottom="0.05pt solid #000000"/>
    </style:style>
    <style:style style:name="Aufgabenkarte.A3" style:family="table-cell">
      <style:table-cell-properties fo:padding="0.097cm" fo:border-left="0.05pt solid #000000" fo:border-right="none" fo:border-top="none" fo:border-bottom="0.05pt solid #000000"/>
    </style:style>
    <style:style style:name="Aufgabenkarte.4" style:family="table-row">
      <style:table-row-properties style:min-row-height="0.349cm"/>
    </style:style>
    <style:style style:name="Tabelle1" style:family="table">
      <style:table-properties style:width="10.059cm" table:align="margins"/>
    </style:style>
    <style:style style:name="Tabelle1.A" style:family="table-column">
      <style:table-column-properties style:column-width="1.438cm" style:rel-column-width="9362*"/>
    </style:style>
    <style:style style:name="Tabelle1.G" style:family="table-column">
      <style:table-column-properties style:column-width="1.438cm" style:rel-column-width="9363*"/>
    </style:style>
    <style:style style:name="Tabelle1.1" style:family="table-row">
      <style:table-row-properties style:min-row-height="0.688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4" style:family="table-row">
      <style:table-row-properties style:min-row-height="0.349cm"/>
    </style:style>
    <style:style style:name="Tabelle2" style:family="table">
      <style:table-properties style:width="10.059cm" table:align="margins"/>
    </style:style>
    <style:style style:name="Tabelle2.A" style:family="table-column">
      <style:table-column-properties style:column-width="1.438cm" style:rel-column-width="9362*"/>
    </style:style>
    <style:style style:name="Tabelle2.G" style:family="table-column">
      <style:table-column-properties style:column-width="1.438cm" style:rel-column-width="9363*"/>
    </style:style>
    <style:style style:name="Tabelle2.1" style:family="table-row">
      <style:table-row-properties style:min-row-height="0.688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4" style:family="table-row">
      <style:table-row-properties style:min-row-height="0.349cm"/>
    </style:style>
    <style:style style:name="Tabelle3" style:family="table">
      <style:table-properties style:width="10.059cm" table:align="margins"/>
    </style:style>
    <style:style style:name="Tabelle3.A" style:family="table-column">
      <style:table-column-properties style:column-width="1.438cm" style:rel-column-width="9362*"/>
    </style:style>
    <style:style style:name="Tabelle3.G" style:family="table-column">
      <style:table-column-properties style:column-width="1.438cm" style:rel-column-width="9363*"/>
    </style:style>
    <style:style style:name="Tabelle3.1" style:family="table-row">
      <style:table-row-properties style:min-row-height="0.688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4" style:family="table-row">
      <style:table-row-properties style:min-row-height="0.349cm"/>
    </style:style>
    <style:style style:name="Tabelle4" style:family="table">
      <style:table-properties style:width="10.059cm" table:align="margins"/>
    </style:style>
    <style:style style:name="Tabelle4.A" style:family="table-column">
      <style:table-column-properties style:column-width="1.438cm" style:rel-column-width="9362*"/>
    </style:style>
    <style:style style:name="Tabelle4.G" style:family="table-column">
      <style:table-column-properties style:column-width="1.438cm" style:rel-column-width="9363*"/>
    </style:style>
    <style:style style:name="Tabelle4.1" style:family="table-row">
      <style:table-row-properties style:min-row-height="0.688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4" style:family="table-row">
      <style:table-row-properties style:min-row-height="0.349cm"/>
    </style:style>
    <style:style style:name="Tabelle5" style:family="table">
      <style:table-properties style:width="10.059cm" table:align="margins"/>
    </style:style>
    <style:style style:name="Tabelle5.A" style:family="table-column">
      <style:table-column-properties style:column-width="1.438cm" style:rel-column-width="9362*"/>
    </style:style>
    <style:style style:name="Tabelle5.G" style:family="table-column">
      <style:table-column-properties style:column-width="1.438cm" style:rel-column-width="9363*"/>
    </style:style>
    <style:style style:name="Tabelle5.1" style:family="table-row">
      <style:table-row-properties style:min-row-height="0.688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4" style:family="table-row">
      <style:table-row-properties style:min-row-height="0.349cm"/>
    </style:style>
    <style:style style:name="Tabelle6" style:family="table">
      <style:table-properties style:width="10.059cm" table:align="margins"/>
    </style:style>
    <style:style style:name="Tabelle6.A" style:family="table-column">
      <style:table-column-properties style:column-width="1.438cm" style:rel-column-width="9362*"/>
    </style:style>
    <style:style style:name="Tabelle6.G" style:family="table-column">
      <style:table-column-properties style:column-width="1.438cm" style:rel-column-width="9363*"/>
    </style:style>
    <style:style style:name="Tabelle6.1" style:family="table-row">
      <style:table-row-properties style:min-row-height="0.688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4" style:family="table-row">
      <style:table-row-properties style:min-row-height="0.349cm"/>
    </style:style>
    <style:style style:name="Tabelle7" style:family="table">
      <style:table-properties style:width="10.059cm" table:align="margins"/>
    </style:style>
    <style:style style:name="Tabelle7.A" style:family="table-column">
      <style:table-column-properties style:column-width="1.438cm" style:rel-column-width="9362*"/>
    </style:style>
    <style:style style:name="Tabelle7.G" style:family="table-column">
      <style:table-column-properties style:column-width="1.438cm" style:rel-column-width="9363*"/>
    </style:style>
    <style:style style:name="Tabelle7.1" style:family="table-row">
      <style:table-row-properties style:min-row-height="0.688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4" style:family="table-row">
      <style:table-row-properties style:min-row-height="0.349cm"/>
    </style:style>
    <style:style style:name="MailMergeTable2020-03-06T14_3a_25_3a_58Z9" style:display-name="MailMergeTable2020-03-06T14:25:58Z9" style:family="table">
      <style:table-properties style:width="10.059cm" table:align="margins"/>
    </style:style>
    <style:style style:name="MailMergeTable2020-03-06T14_3a_25_3a_58Z9.A" style:display-name="MailMergeTable2020-03-06T14:25:58Z9.A" style:family="table-column">
      <style:table-column-properties style:column-width="1.438cm" style:rel-column-width="9362*"/>
    </style:style>
    <style:style style:name="MailMergeTable2020-03-06T14_3a_25_3a_58Z9.G" style:display-name="MailMergeTable2020-03-06T14:25:58Z9.G" style:family="table-column">
      <style:table-column-properties style:column-width="1.438cm" style:rel-column-width="9363*"/>
    </style:style>
    <style:style style:name="MailMergeTable2020-03-06T14_3a_25_3a_58Z9.1" style:display-name="MailMergeTable2020-03-06T14:25:58Z9.1" style:family="table-row">
      <style:table-row-properties style:min-row-height="0.688cm"/>
    </style:style>
    <style:style style:name="MailMergeTable2020-03-06T14_3a_25_3a_58Z9.A1" style:display-name="MailMergeTable2020-03-06T14:25:58Z9.A1" style:family="table-cell">
      <style:table-cell-properties fo:padding="0.097cm" fo:border="0.05pt solid #000000"/>
    </style:style>
    <style:style style:name="MailMergeTable2020-03-06T14_3a_25_3a_58Z9.A2" style:display-name="MailMergeTable2020-03-06T14:25:58Z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9.A3" style:display-name="MailMergeTable2020-03-06T14:25:58Z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9.4" style:display-name="MailMergeTable2020-03-06T14:25:58Z9.4" style:family="table-row">
      <style:table-row-properties style:min-row-height="0.349cm"/>
    </style:style>
    <style:style style:name="MailMergeTable2020-03-06T14_3a_25_3a_58Z10" style:display-name="MailMergeTable2020-03-06T14:25:58Z10" style:family="table">
      <style:table-properties style:width="10.059cm" table:align="margins"/>
    </style:style>
    <style:style style:name="MailMergeTable2020-03-06T14_3a_25_3a_58Z10.A" style:display-name="MailMergeTable2020-03-06T14:25:58Z10.A" style:family="table-column">
      <style:table-column-properties style:column-width="1.438cm" style:rel-column-width="9362*"/>
    </style:style>
    <style:style style:name="MailMergeTable2020-03-06T14_3a_25_3a_58Z10.G" style:display-name="MailMergeTable2020-03-06T14:25:58Z10.G" style:family="table-column">
      <style:table-column-properties style:column-width="1.438cm" style:rel-column-width="9363*"/>
    </style:style>
    <style:style style:name="MailMergeTable2020-03-06T14_3a_25_3a_58Z10.1" style:display-name="MailMergeTable2020-03-06T14:25:58Z10.1" style:family="table-row">
      <style:table-row-properties style:min-row-height="0.688cm"/>
    </style:style>
    <style:style style:name="MailMergeTable2020-03-06T14_3a_25_3a_58Z10.A1" style:display-name="MailMergeTable2020-03-06T14:25:58Z10.A1" style:family="table-cell">
      <style:table-cell-properties fo:padding="0.097cm" fo:border="0.05pt solid #000000"/>
    </style:style>
    <style:style style:name="MailMergeTable2020-03-06T14_3a_25_3a_58Z10.A2" style:display-name="MailMergeTable2020-03-06T14:25:58Z1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10.A3" style:display-name="MailMergeTable2020-03-06T14:25:58Z1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10.4" style:display-name="MailMergeTable2020-03-06T14:25:58Z10.4" style:family="table-row">
      <style:table-row-properties style:min-row-height="0.349cm"/>
    </style:style>
    <style:style style:name="MailMergeTable2020-03-06T14_3a_25_3a_58Z11" style:display-name="MailMergeTable2020-03-06T14:25:58Z11" style:family="table">
      <style:table-properties style:width="10.059cm" table:align="margins"/>
    </style:style>
    <style:style style:name="MailMergeTable2020-03-06T14_3a_25_3a_58Z11.A" style:display-name="MailMergeTable2020-03-06T14:25:58Z11.A" style:family="table-column">
      <style:table-column-properties style:column-width="1.438cm" style:rel-column-width="9362*"/>
    </style:style>
    <style:style style:name="MailMergeTable2020-03-06T14_3a_25_3a_58Z11.G" style:display-name="MailMergeTable2020-03-06T14:25:58Z11.G" style:family="table-column">
      <style:table-column-properties style:column-width="1.438cm" style:rel-column-width="9363*"/>
    </style:style>
    <style:style style:name="MailMergeTable2020-03-06T14_3a_25_3a_58Z11.1" style:display-name="MailMergeTable2020-03-06T14:25:58Z11.1" style:family="table-row">
      <style:table-row-properties style:min-row-height="0.688cm"/>
    </style:style>
    <style:style style:name="MailMergeTable2020-03-06T14_3a_25_3a_58Z11.A1" style:display-name="MailMergeTable2020-03-06T14:25:58Z11.A1" style:family="table-cell">
      <style:table-cell-properties fo:padding="0.097cm" fo:border="0.05pt solid #000000"/>
    </style:style>
    <style:style style:name="MailMergeTable2020-03-06T14_3a_25_3a_58Z11.A2" style:display-name="MailMergeTable2020-03-06T14:25:58Z1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11.A3" style:display-name="MailMergeTable2020-03-06T14:25:58Z1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11.4" style:display-name="MailMergeTable2020-03-06T14:25:58Z11.4" style:family="table-row">
      <style:table-row-properties style:min-row-height="0.349cm"/>
    </style:style>
    <style:style style:name="MailMergeTable2020-03-06T14_3a_25_3a_58Z12" style:display-name="MailMergeTable2020-03-06T14:25:58Z12" style:family="table">
      <style:table-properties style:width="10.059cm" table:align="margins"/>
    </style:style>
    <style:style style:name="MailMergeTable2020-03-06T14_3a_25_3a_58Z12.A" style:display-name="MailMergeTable2020-03-06T14:25:58Z12.A" style:family="table-column">
      <style:table-column-properties style:column-width="1.438cm" style:rel-column-width="9362*"/>
    </style:style>
    <style:style style:name="MailMergeTable2020-03-06T14_3a_25_3a_58Z12.G" style:display-name="MailMergeTable2020-03-06T14:25:58Z12.G" style:family="table-column">
      <style:table-column-properties style:column-width="1.438cm" style:rel-column-width="9363*"/>
    </style:style>
    <style:style style:name="MailMergeTable2020-03-06T14_3a_25_3a_58Z12.1" style:display-name="MailMergeTable2020-03-06T14:25:58Z12.1" style:family="table-row">
      <style:table-row-properties style:min-row-height="0.688cm"/>
    </style:style>
    <style:style style:name="MailMergeTable2020-03-06T14_3a_25_3a_58Z12.A1" style:display-name="MailMergeTable2020-03-06T14:25:58Z12.A1" style:family="table-cell">
      <style:table-cell-properties fo:padding="0.097cm" fo:border="0.05pt solid #000000"/>
    </style:style>
    <style:style style:name="MailMergeTable2020-03-06T14_3a_25_3a_58Z12.A2" style:display-name="MailMergeTable2020-03-06T14:25:58Z1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12.A3" style:display-name="MailMergeTable2020-03-06T14:25:58Z1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12.4" style:display-name="MailMergeTable2020-03-06T14:25:58Z12.4" style:family="table-row">
      <style:table-row-properties style:min-row-height="0.349cm"/>
    </style:style>
    <style:style style:name="MailMergeTable2020-03-06T14_3a_25_3a_58Z13" style:display-name="MailMergeTable2020-03-06T14:25:58Z13" style:family="table">
      <style:table-properties style:width="10.059cm" table:align="margins"/>
    </style:style>
    <style:style style:name="MailMergeTable2020-03-06T14_3a_25_3a_58Z13.A" style:display-name="MailMergeTable2020-03-06T14:25:58Z13.A" style:family="table-column">
      <style:table-column-properties style:column-width="1.438cm" style:rel-column-width="9362*"/>
    </style:style>
    <style:style style:name="MailMergeTable2020-03-06T14_3a_25_3a_58Z13.G" style:display-name="MailMergeTable2020-03-06T14:25:58Z13.G" style:family="table-column">
      <style:table-column-properties style:column-width="1.438cm" style:rel-column-width="9363*"/>
    </style:style>
    <style:style style:name="MailMergeTable2020-03-06T14_3a_25_3a_58Z13.1" style:display-name="MailMergeTable2020-03-06T14:25:58Z13.1" style:family="table-row">
      <style:table-row-properties style:min-row-height="0.688cm"/>
    </style:style>
    <style:style style:name="MailMergeTable2020-03-06T14_3a_25_3a_58Z13.A1" style:display-name="MailMergeTable2020-03-06T14:25:58Z13.A1" style:family="table-cell">
      <style:table-cell-properties fo:padding="0.097cm" fo:border="0.05pt solid #000000"/>
    </style:style>
    <style:style style:name="MailMergeTable2020-03-06T14_3a_25_3a_58Z13.A2" style:display-name="MailMergeTable2020-03-06T14:25:58Z1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13.A3" style:display-name="MailMergeTable2020-03-06T14:25:58Z1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13.4" style:display-name="MailMergeTable2020-03-06T14:25:58Z13.4" style:family="table-row">
      <style:table-row-properties style:min-row-height="0.349cm"/>
    </style:style>
    <style:style style:name="MailMergeTable2020-03-06T14_3a_25_3a_58Z14" style:display-name="MailMergeTable2020-03-06T14:25:58Z14" style:family="table">
      <style:table-properties style:width="10.059cm" table:align="margins"/>
    </style:style>
    <style:style style:name="MailMergeTable2020-03-06T14_3a_25_3a_58Z14.A" style:display-name="MailMergeTable2020-03-06T14:25:58Z14.A" style:family="table-column">
      <style:table-column-properties style:column-width="1.438cm" style:rel-column-width="9362*"/>
    </style:style>
    <style:style style:name="MailMergeTable2020-03-06T14_3a_25_3a_58Z14.G" style:display-name="MailMergeTable2020-03-06T14:25:58Z14.G" style:family="table-column">
      <style:table-column-properties style:column-width="1.438cm" style:rel-column-width="9363*"/>
    </style:style>
    <style:style style:name="MailMergeTable2020-03-06T14_3a_25_3a_58Z14.1" style:display-name="MailMergeTable2020-03-06T14:25:58Z14.1" style:family="table-row">
      <style:table-row-properties style:min-row-height="0.688cm"/>
    </style:style>
    <style:style style:name="MailMergeTable2020-03-06T14_3a_25_3a_58Z14.A1" style:display-name="MailMergeTable2020-03-06T14:25:58Z14.A1" style:family="table-cell">
      <style:table-cell-properties fo:padding="0.097cm" fo:border="0.05pt solid #000000"/>
    </style:style>
    <style:style style:name="MailMergeTable2020-03-06T14_3a_25_3a_58Z14.A2" style:display-name="MailMergeTable2020-03-06T14:25:58Z1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14.A3" style:display-name="MailMergeTable2020-03-06T14:25:58Z1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14.4" style:display-name="MailMergeTable2020-03-06T14:25:58Z14.4" style:family="table-row">
      <style:table-row-properties style:min-row-height="0.349cm"/>
    </style:style>
    <style:style style:name="MailMergeTable2020-03-06T14_3a_25_3a_58Z15" style:display-name="MailMergeTable2020-03-06T14:25:58Z15" style:family="table">
      <style:table-properties style:width="10.059cm" table:align="margins"/>
    </style:style>
    <style:style style:name="MailMergeTable2020-03-06T14_3a_25_3a_58Z15.A" style:display-name="MailMergeTable2020-03-06T14:25:58Z15.A" style:family="table-column">
      <style:table-column-properties style:column-width="1.438cm" style:rel-column-width="9362*"/>
    </style:style>
    <style:style style:name="MailMergeTable2020-03-06T14_3a_25_3a_58Z15.G" style:display-name="MailMergeTable2020-03-06T14:25:58Z15.G" style:family="table-column">
      <style:table-column-properties style:column-width="1.438cm" style:rel-column-width="9363*"/>
    </style:style>
    <style:style style:name="MailMergeTable2020-03-06T14_3a_25_3a_58Z15.1" style:display-name="MailMergeTable2020-03-06T14:25:58Z15.1" style:family="table-row">
      <style:table-row-properties style:min-row-height="0.688cm"/>
    </style:style>
    <style:style style:name="MailMergeTable2020-03-06T14_3a_25_3a_58Z15.A1" style:display-name="MailMergeTable2020-03-06T14:25:58Z15.A1" style:family="table-cell">
      <style:table-cell-properties fo:padding="0.097cm" fo:border="0.05pt solid #000000"/>
    </style:style>
    <style:style style:name="MailMergeTable2020-03-06T14_3a_25_3a_58Z15.A2" style:display-name="MailMergeTable2020-03-06T14:25:58Z1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15.A3" style:display-name="MailMergeTable2020-03-06T14:25:58Z1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15.4" style:display-name="MailMergeTable2020-03-06T14:25:58Z15.4" style:family="table-row">
      <style:table-row-properties style:min-row-height="0.349cm"/>
    </style:style>
    <style:style style:name="MailMergeTable2020-03-06T14_3a_25_3a_58Z16" style:display-name="MailMergeTable2020-03-06T14:25:58Z16" style:family="table">
      <style:table-properties style:width="10.059cm" table:align="margins"/>
    </style:style>
    <style:style style:name="MailMergeTable2020-03-06T14_3a_25_3a_58Z16.A" style:display-name="MailMergeTable2020-03-06T14:25:58Z16.A" style:family="table-column">
      <style:table-column-properties style:column-width="1.438cm" style:rel-column-width="9362*"/>
    </style:style>
    <style:style style:name="MailMergeTable2020-03-06T14_3a_25_3a_58Z16.G" style:display-name="MailMergeTable2020-03-06T14:25:58Z16.G" style:family="table-column">
      <style:table-column-properties style:column-width="1.438cm" style:rel-column-width="9363*"/>
    </style:style>
    <style:style style:name="MailMergeTable2020-03-06T14_3a_25_3a_58Z16.1" style:display-name="MailMergeTable2020-03-06T14:25:58Z16.1" style:family="table-row">
      <style:table-row-properties style:min-row-height="0.688cm"/>
    </style:style>
    <style:style style:name="MailMergeTable2020-03-06T14_3a_25_3a_58Z16.A1" style:display-name="MailMergeTable2020-03-06T14:25:58Z16.A1" style:family="table-cell">
      <style:table-cell-properties fo:padding="0.097cm" fo:border="0.05pt solid #000000"/>
    </style:style>
    <style:style style:name="MailMergeTable2020-03-06T14_3a_25_3a_58Z16.A2" style:display-name="MailMergeTable2020-03-06T14:25:58Z1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16.A3" style:display-name="MailMergeTable2020-03-06T14:25:58Z1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16.4" style:display-name="MailMergeTable2020-03-06T14:25:58Z16.4" style:family="table-row">
      <style:table-row-properties style:min-row-height="0.349cm"/>
    </style:style>
    <style:style style:name="MailMergeTable2020-03-06T14_3a_25_3a_58Z17" style:display-name="MailMergeTable2020-03-06T14:25:58Z17" style:family="table">
      <style:table-properties style:width="10.059cm" table:align="margins"/>
    </style:style>
    <style:style style:name="MailMergeTable2020-03-06T14_3a_25_3a_58Z17.A" style:display-name="MailMergeTable2020-03-06T14:25:58Z17.A" style:family="table-column">
      <style:table-column-properties style:column-width="1.438cm" style:rel-column-width="9362*"/>
    </style:style>
    <style:style style:name="MailMergeTable2020-03-06T14_3a_25_3a_58Z17.G" style:display-name="MailMergeTable2020-03-06T14:25:58Z17.G" style:family="table-column">
      <style:table-column-properties style:column-width="1.438cm" style:rel-column-width="9363*"/>
    </style:style>
    <style:style style:name="MailMergeTable2020-03-06T14_3a_25_3a_58Z17.1" style:display-name="MailMergeTable2020-03-06T14:25:58Z17.1" style:family="table-row">
      <style:table-row-properties style:min-row-height="0.688cm"/>
    </style:style>
    <style:style style:name="MailMergeTable2020-03-06T14_3a_25_3a_58Z17.A1" style:display-name="MailMergeTable2020-03-06T14:25:58Z17.A1" style:family="table-cell">
      <style:table-cell-properties fo:padding="0.097cm" fo:border="0.05pt solid #000000"/>
    </style:style>
    <style:style style:name="MailMergeTable2020-03-06T14_3a_25_3a_58Z17.A2" style:display-name="MailMergeTable2020-03-06T14:25:58Z1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17.A3" style:display-name="MailMergeTable2020-03-06T14:25:58Z1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17.4" style:display-name="MailMergeTable2020-03-06T14:25:58Z17.4" style:family="table-row">
      <style:table-row-properties style:min-row-height="0.349cm"/>
    </style:style>
    <style:style style:name="MailMergeTable2020-03-06T14_3a_25_3a_58Z18" style:display-name="MailMergeTable2020-03-06T14:25:58Z18" style:family="table">
      <style:table-properties style:width="10.059cm" table:align="margins"/>
    </style:style>
    <style:style style:name="MailMergeTable2020-03-06T14_3a_25_3a_58Z18.A" style:display-name="MailMergeTable2020-03-06T14:25:58Z18.A" style:family="table-column">
      <style:table-column-properties style:column-width="1.438cm" style:rel-column-width="9362*"/>
    </style:style>
    <style:style style:name="MailMergeTable2020-03-06T14_3a_25_3a_58Z18.G" style:display-name="MailMergeTable2020-03-06T14:25:58Z18.G" style:family="table-column">
      <style:table-column-properties style:column-width="1.438cm" style:rel-column-width="9363*"/>
    </style:style>
    <style:style style:name="MailMergeTable2020-03-06T14_3a_25_3a_58Z18.1" style:display-name="MailMergeTable2020-03-06T14:25:58Z18.1" style:family="table-row">
      <style:table-row-properties style:min-row-height="0.688cm"/>
    </style:style>
    <style:style style:name="MailMergeTable2020-03-06T14_3a_25_3a_58Z18.A1" style:display-name="MailMergeTable2020-03-06T14:25:58Z18.A1" style:family="table-cell">
      <style:table-cell-properties fo:padding="0.097cm" fo:border="0.05pt solid #000000"/>
    </style:style>
    <style:style style:name="MailMergeTable2020-03-06T14_3a_25_3a_58Z18.A2" style:display-name="MailMergeTable2020-03-06T14:25:58Z1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18.A3" style:display-name="MailMergeTable2020-03-06T14:25:58Z1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18.4" style:display-name="MailMergeTable2020-03-06T14:25:58Z18.4" style:family="table-row">
      <style:table-row-properties style:min-row-height="0.349cm"/>
    </style:style>
    <style:style style:name="MailMergeTable2020-03-06T14_3a_25_3a_58Z19" style:display-name="MailMergeTable2020-03-06T14:25:58Z19" style:family="table">
      <style:table-properties style:width="10.059cm" table:align="margins"/>
    </style:style>
    <style:style style:name="MailMergeTable2020-03-06T14_3a_25_3a_58Z19.A" style:display-name="MailMergeTable2020-03-06T14:25:58Z19.A" style:family="table-column">
      <style:table-column-properties style:column-width="1.438cm" style:rel-column-width="9362*"/>
    </style:style>
    <style:style style:name="MailMergeTable2020-03-06T14_3a_25_3a_58Z19.G" style:display-name="MailMergeTable2020-03-06T14:25:58Z19.G" style:family="table-column">
      <style:table-column-properties style:column-width="1.438cm" style:rel-column-width="9363*"/>
    </style:style>
    <style:style style:name="MailMergeTable2020-03-06T14_3a_25_3a_58Z19.1" style:display-name="MailMergeTable2020-03-06T14:25:58Z19.1" style:family="table-row">
      <style:table-row-properties style:min-row-height="0.688cm"/>
    </style:style>
    <style:style style:name="MailMergeTable2020-03-06T14_3a_25_3a_58Z19.A1" style:display-name="MailMergeTable2020-03-06T14:25:58Z19.A1" style:family="table-cell">
      <style:table-cell-properties fo:padding="0.097cm" fo:border="0.05pt solid #000000"/>
    </style:style>
    <style:style style:name="MailMergeTable2020-03-06T14_3a_25_3a_58Z19.A2" style:display-name="MailMergeTable2020-03-06T14:25:58Z1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19.A3" style:display-name="MailMergeTable2020-03-06T14:25:58Z1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19.4" style:display-name="MailMergeTable2020-03-06T14:25:58Z19.4" style:family="table-row">
      <style:table-row-properties style:min-row-height="0.349cm"/>
    </style:style>
    <style:style style:name="MailMergeTable2020-03-06T14_3a_25_3a_58Z20" style:display-name="MailMergeTable2020-03-06T14:25:58Z20" style:family="table">
      <style:table-properties style:width="10.059cm" table:align="margins"/>
    </style:style>
    <style:style style:name="MailMergeTable2020-03-06T14_3a_25_3a_58Z20.A" style:display-name="MailMergeTable2020-03-06T14:25:58Z20.A" style:family="table-column">
      <style:table-column-properties style:column-width="1.438cm" style:rel-column-width="9362*"/>
    </style:style>
    <style:style style:name="MailMergeTable2020-03-06T14_3a_25_3a_58Z20.G" style:display-name="MailMergeTable2020-03-06T14:25:58Z20.G" style:family="table-column">
      <style:table-column-properties style:column-width="1.438cm" style:rel-column-width="9363*"/>
    </style:style>
    <style:style style:name="MailMergeTable2020-03-06T14_3a_25_3a_58Z20.1" style:display-name="MailMergeTable2020-03-06T14:25:58Z20.1" style:family="table-row">
      <style:table-row-properties style:min-row-height="0.688cm"/>
    </style:style>
    <style:style style:name="MailMergeTable2020-03-06T14_3a_25_3a_58Z20.A1" style:display-name="MailMergeTable2020-03-06T14:25:58Z20.A1" style:family="table-cell">
      <style:table-cell-properties fo:padding="0.097cm" fo:border="0.05pt solid #000000"/>
    </style:style>
    <style:style style:name="MailMergeTable2020-03-06T14_3a_25_3a_58Z20.A2" style:display-name="MailMergeTable2020-03-06T14:25:58Z2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20.A3" style:display-name="MailMergeTable2020-03-06T14:25:58Z2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20.4" style:display-name="MailMergeTable2020-03-06T14:25:58Z20.4" style:family="table-row">
      <style:table-row-properties style:min-row-height="0.349cm"/>
    </style:style>
    <style:style style:name="MailMergeTable2020-03-06T14_3a_25_3a_58Z21" style:display-name="MailMergeTable2020-03-06T14:25:58Z21" style:family="table">
      <style:table-properties style:width="10.059cm" table:align="margins"/>
    </style:style>
    <style:style style:name="MailMergeTable2020-03-06T14_3a_25_3a_58Z21.A" style:display-name="MailMergeTable2020-03-06T14:25:58Z21.A" style:family="table-column">
      <style:table-column-properties style:column-width="1.438cm" style:rel-column-width="9362*"/>
    </style:style>
    <style:style style:name="MailMergeTable2020-03-06T14_3a_25_3a_58Z21.G" style:display-name="MailMergeTable2020-03-06T14:25:58Z21.G" style:family="table-column">
      <style:table-column-properties style:column-width="1.438cm" style:rel-column-width="9363*"/>
    </style:style>
    <style:style style:name="MailMergeTable2020-03-06T14_3a_25_3a_58Z21.1" style:display-name="MailMergeTable2020-03-06T14:25:58Z21.1" style:family="table-row">
      <style:table-row-properties style:min-row-height="0.688cm"/>
    </style:style>
    <style:style style:name="MailMergeTable2020-03-06T14_3a_25_3a_58Z21.A1" style:display-name="MailMergeTable2020-03-06T14:25:58Z21.A1" style:family="table-cell">
      <style:table-cell-properties fo:padding="0.097cm" fo:border="0.05pt solid #000000"/>
    </style:style>
    <style:style style:name="MailMergeTable2020-03-06T14_3a_25_3a_58Z21.A2" style:display-name="MailMergeTable2020-03-06T14:25:58Z2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21.A3" style:display-name="MailMergeTable2020-03-06T14:25:58Z2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21.4" style:display-name="MailMergeTable2020-03-06T14:25:58Z21.4" style:family="table-row">
      <style:table-row-properties style:min-row-height="0.349cm"/>
    </style:style>
    <style:style style:name="MailMergeTable2020-03-06T14_3a_25_3a_58Z22" style:display-name="MailMergeTable2020-03-06T14:25:58Z22" style:family="table">
      <style:table-properties style:width="10.059cm" table:align="margins"/>
    </style:style>
    <style:style style:name="MailMergeTable2020-03-06T14_3a_25_3a_58Z22.A" style:display-name="MailMergeTable2020-03-06T14:25:58Z22.A" style:family="table-column">
      <style:table-column-properties style:column-width="1.438cm" style:rel-column-width="9362*"/>
    </style:style>
    <style:style style:name="MailMergeTable2020-03-06T14_3a_25_3a_58Z22.G" style:display-name="MailMergeTable2020-03-06T14:25:58Z22.G" style:family="table-column">
      <style:table-column-properties style:column-width="1.438cm" style:rel-column-width="9363*"/>
    </style:style>
    <style:style style:name="MailMergeTable2020-03-06T14_3a_25_3a_58Z22.1" style:display-name="MailMergeTable2020-03-06T14:25:58Z22.1" style:family="table-row">
      <style:table-row-properties style:min-row-height="0.688cm"/>
    </style:style>
    <style:style style:name="MailMergeTable2020-03-06T14_3a_25_3a_58Z22.A1" style:display-name="MailMergeTable2020-03-06T14:25:58Z22.A1" style:family="table-cell">
      <style:table-cell-properties fo:padding="0.097cm" fo:border="0.05pt solid #000000"/>
    </style:style>
    <style:style style:name="MailMergeTable2020-03-06T14_3a_25_3a_58Z22.A2" style:display-name="MailMergeTable2020-03-06T14:25:58Z2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22.A3" style:display-name="MailMergeTable2020-03-06T14:25:58Z2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22.4" style:display-name="MailMergeTable2020-03-06T14:25:58Z22.4" style:family="table-row">
      <style:table-row-properties style:min-row-height="0.349cm"/>
    </style:style>
    <style:style style:name="MailMergeTable2020-03-06T14_3a_25_3a_58Z23" style:display-name="MailMergeTable2020-03-06T14:25:58Z23" style:family="table">
      <style:table-properties style:width="10.059cm" table:align="margins"/>
    </style:style>
    <style:style style:name="MailMergeTable2020-03-06T14_3a_25_3a_58Z23.A" style:display-name="MailMergeTable2020-03-06T14:25:58Z23.A" style:family="table-column">
      <style:table-column-properties style:column-width="1.438cm" style:rel-column-width="9362*"/>
    </style:style>
    <style:style style:name="MailMergeTable2020-03-06T14_3a_25_3a_58Z23.G" style:display-name="MailMergeTable2020-03-06T14:25:58Z23.G" style:family="table-column">
      <style:table-column-properties style:column-width="1.438cm" style:rel-column-width="9363*"/>
    </style:style>
    <style:style style:name="MailMergeTable2020-03-06T14_3a_25_3a_58Z23.1" style:display-name="MailMergeTable2020-03-06T14:25:58Z23.1" style:family="table-row">
      <style:table-row-properties style:min-row-height="0.688cm"/>
    </style:style>
    <style:style style:name="MailMergeTable2020-03-06T14_3a_25_3a_58Z23.A1" style:display-name="MailMergeTable2020-03-06T14:25:58Z23.A1" style:family="table-cell">
      <style:table-cell-properties fo:padding="0.097cm" fo:border="0.05pt solid #000000"/>
    </style:style>
    <style:style style:name="MailMergeTable2020-03-06T14_3a_25_3a_58Z23.A2" style:display-name="MailMergeTable2020-03-06T14:25:58Z2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23.A3" style:display-name="MailMergeTable2020-03-06T14:25:58Z2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23.4" style:display-name="MailMergeTable2020-03-06T14:25:58Z23.4" style:family="table-row">
      <style:table-row-properties style:min-row-height="0.349cm"/>
    </style:style>
    <style:style style:name="MailMergeTable2020-03-06T14_3a_25_3a_58Z24" style:display-name="MailMergeTable2020-03-06T14:25:58Z24" style:family="table">
      <style:table-properties style:width="10.059cm" table:align="margins"/>
    </style:style>
    <style:style style:name="MailMergeTable2020-03-06T14_3a_25_3a_58Z24.A" style:display-name="MailMergeTable2020-03-06T14:25:58Z24.A" style:family="table-column">
      <style:table-column-properties style:column-width="1.438cm" style:rel-column-width="9362*"/>
    </style:style>
    <style:style style:name="MailMergeTable2020-03-06T14_3a_25_3a_58Z24.G" style:display-name="MailMergeTable2020-03-06T14:25:58Z24.G" style:family="table-column">
      <style:table-column-properties style:column-width="1.438cm" style:rel-column-width="9363*"/>
    </style:style>
    <style:style style:name="MailMergeTable2020-03-06T14_3a_25_3a_58Z24.1" style:display-name="MailMergeTable2020-03-06T14:25:58Z24.1" style:family="table-row">
      <style:table-row-properties style:min-row-height="0.688cm"/>
    </style:style>
    <style:style style:name="MailMergeTable2020-03-06T14_3a_25_3a_58Z24.A1" style:display-name="MailMergeTable2020-03-06T14:25:58Z24.A1" style:family="table-cell">
      <style:table-cell-properties fo:padding="0.097cm" fo:border="0.05pt solid #000000"/>
    </style:style>
    <style:style style:name="MailMergeTable2020-03-06T14_3a_25_3a_58Z24.A2" style:display-name="MailMergeTable2020-03-06T14:25:58Z2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24.A3" style:display-name="MailMergeTable2020-03-06T14:25:58Z2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24.4" style:display-name="MailMergeTable2020-03-06T14:25:58Z24.4" style:family="table-row">
      <style:table-row-properties style:min-row-height="0.349cm"/>
    </style:style>
    <style:style style:name="MailMergeTable2020-03-06T14_3a_25_3a_58Z25" style:display-name="MailMergeTable2020-03-06T14:25:58Z25" style:family="table">
      <style:table-properties style:width="10.059cm" table:align="margins"/>
    </style:style>
    <style:style style:name="MailMergeTable2020-03-06T14_3a_25_3a_58Z25.A" style:display-name="MailMergeTable2020-03-06T14:25:58Z25.A" style:family="table-column">
      <style:table-column-properties style:column-width="1.438cm" style:rel-column-width="9362*"/>
    </style:style>
    <style:style style:name="MailMergeTable2020-03-06T14_3a_25_3a_58Z25.G" style:display-name="MailMergeTable2020-03-06T14:25:58Z25.G" style:family="table-column">
      <style:table-column-properties style:column-width="1.438cm" style:rel-column-width="9363*"/>
    </style:style>
    <style:style style:name="MailMergeTable2020-03-06T14_3a_25_3a_58Z25.1" style:display-name="MailMergeTable2020-03-06T14:25:58Z25.1" style:family="table-row">
      <style:table-row-properties style:min-row-height="0.688cm"/>
    </style:style>
    <style:style style:name="MailMergeTable2020-03-06T14_3a_25_3a_58Z25.A1" style:display-name="MailMergeTable2020-03-06T14:25:58Z25.A1" style:family="table-cell">
      <style:table-cell-properties fo:padding="0.097cm" fo:border="0.05pt solid #000000"/>
    </style:style>
    <style:style style:name="MailMergeTable2020-03-06T14_3a_25_3a_58Z25.A2" style:display-name="MailMergeTable2020-03-06T14:25:58Z2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25.A3" style:display-name="MailMergeTable2020-03-06T14:25:58Z2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25.4" style:display-name="MailMergeTable2020-03-06T14:25:58Z25.4" style:family="table-row">
      <style:table-row-properties style:min-row-height="0.349cm"/>
    </style:style>
    <style:style style:name="MailMergeTable2020-03-06T14_3a_25_3a_58Z26" style:display-name="MailMergeTable2020-03-06T14:25:58Z26" style:family="table">
      <style:table-properties style:width="10.059cm" table:align="margins"/>
    </style:style>
    <style:style style:name="MailMergeTable2020-03-06T14_3a_25_3a_58Z26.A" style:display-name="MailMergeTable2020-03-06T14:25:58Z26.A" style:family="table-column">
      <style:table-column-properties style:column-width="1.438cm" style:rel-column-width="9362*"/>
    </style:style>
    <style:style style:name="MailMergeTable2020-03-06T14_3a_25_3a_58Z26.G" style:display-name="MailMergeTable2020-03-06T14:25:58Z26.G" style:family="table-column">
      <style:table-column-properties style:column-width="1.438cm" style:rel-column-width="9363*"/>
    </style:style>
    <style:style style:name="MailMergeTable2020-03-06T14_3a_25_3a_58Z26.1" style:display-name="MailMergeTable2020-03-06T14:25:58Z26.1" style:family="table-row">
      <style:table-row-properties style:min-row-height="0.688cm"/>
    </style:style>
    <style:style style:name="MailMergeTable2020-03-06T14_3a_25_3a_58Z26.A1" style:display-name="MailMergeTable2020-03-06T14:25:58Z26.A1" style:family="table-cell">
      <style:table-cell-properties fo:padding="0.097cm" fo:border="0.05pt solid #000000"/>
    </style:style>
    <style:style style:name="MailMergeTable2020-03-06T14_3a_25_3a_58Z26.A2" style:display-name="MailMergeTable2020-03-06T14:25:58Z2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26.A3" style:display-name="MailMergeTable2020-03-06T14:25:58Z2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26.4" style:display-name="MailMergeTable2020-03-06T14:25:58Z26.4" style:family="table-row">
      <style:table-row-properties style:min-row-height="0.349cm"/>
    </style:style>
    <style:style style:name="MailMergeTable2020-03-06T14_3a_25_3a_58Z27" style:display-name="MailMergeTable2020-03-06T14:25:58Z27" style:family="table">
      <style:table-properties style:width="10.059cm" table:align="margins"/>
    </style:style>
    <style:style style:name="MailMergeTable2020-03-06T14_3a_25_3a_58Z27.A" style:display-name="MailMergeTable2020-03-06T14:25:58Z27.A" style:family="table-column">
      <style:table-column-properties style:column-width="1.438cm" style:rel-column-width="9362*"/>
    </style:style>
    <style:style style:name="MailMergeTable2020-03-06T14_3a_25_3a_58Z27.G" style:display-name="MailMergeTable2020-03-06T14:25:58Z27.G" style:family="table-column">
      <style:table-column-properties style:column-width="1.438cm" style:rel-column-width="9363*"/>
    </style:style>
    <style:style style:name="MailMergeTable2020-03-06T14_3a_25_3a_58Z27.1" style:display-name="MailMergeTable2020-03-06T14:25:58Z27.1" style:family="table-row">
      <style:table-row-properties style:min-row-height="0.688cm"/>
    </style:style>
    <style:style style:name="MailMergeTable2020-03-06T14_3a_25_3a_58Z27.A1" style:display-name="MailMergeTable2020-03-06T14:25:58Z27.A1" style:family="table-cell">
      <style:table-cell-properties fo:padding="0.097cm" fo:border="0.05pt solid #000000"/>
    </style:style>
    <style:style style:name="MailMergeTable2020-03-06T14_3a_25_3a_58Z27.A2" style:display-name="MailMergeTable2020-03-06T14:25:58Z2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27.A3" style:display-name="MailMergeTable2020-03-06T14:25:58Z2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27.4" style:display-name="MailMergeTable2020-03-06T14:25:58Z27.4" style:family="table-row">
      <style:table-row-properties style:min-row-height="0.349cm"/>
    </style:style>
    <style:style style:name="MailMergeTable2020-03-06T14_3a_25_3a_58Z28" style:display-name="MailMergeTable2020-03-06T14:25:58Z28" style:family="table">
      <style:table-properties style:width="10.059cm" table:align="margins"/>
    </style:style>
    <style:style style:name="MailMergeTable2020-03-06T14_3a_25_3a_58Z28.A" style:display-name="MailMergeTable2020-03-06T14:25:58Z28.A" style:family="table-column">
      <style:table-column-properties style:column-width="1.438cm" style:rel-column-width="9362*"/>
    </style:style>
    <style:style style:name="MailMergeTable2020-03-06T14_3a_25_3a_58Z28.G" style:display-name="MailMergeTable2020-03-06T14:25:58Z28.G" style:family="table-column">
      <style:table-column-properties style:column-width="1.438cm" style:rel-column-width="9363*"/>
    </style:style>
    <style:style style:name="MailMergeTable2020-03-06T14_3a_25_3a_58Z28.1" style:display-name="MailMergeTable2020-03-06T14:25:58Z28.1" style:family="table-row">
      <style:table-row-properties style:min-row-height="0.688cm"/>
    </style:style>
    <style:style style:name="MailMergeTable2020-03-06T14_3a_25_3a_58Z28.A1" style:display-name="MailMergeTable2020-03-06T14:25:58Z28.A1" style:family="table-cell">
      <style:table-cell-properties fo:padding="0.097cm" fo:border="0.05pt solid #000000"/>
    </style:style>
    <style:style style:name="MailMergeTable2020-03-06T14_3a_25_3a_58Z28.A2" style:display-name="MailMergeTable2020-03-06T14:25:58Z2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28.A3" style:display-name="MailMergeTable2020-03-06T14:25:58Z2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28.4" style:display-name="MailMergeTable2020-03-06T14:25:58Z28.4" style:family="table-row">
      <style:table-row-properties style:min-row-height="0.349cm"/>
    </style:style>
    <style:style style:name="MailMergeTable2020-03-06T14_3a_25_3a_58Z29" style:display-name="MailMergeTable2020-03-06T14:25:58Z29" style:family="table">
      <style:table-properties style:width="10.059cm" table:align="margins"/>
    </style:style>
    <style:style style:name="MailMergeTable2020-03-06T14_3a_25_3a_58Z29.A" style:display-name="MailMergeTable2020-03-06T14:25:58Z29.A" style:family="table-column">
      <style:table-column-properties style:column-width="1.438cm" style:rel-column-width="9362*"/>
    </style:style>
    <style:style style:name="MailMergeTable2020-03-06T14_3a_25_3a_58Z29.G" style:display-name="MailMergeTable2020-03-06T14:25:58Z29.G" style:family="table-column">
      <style:table-column-properties style:column-width="1.438cm" style:rel-column-width="9363*"/>
    </style:style>
    <style:style style:name="MailMergeTable2020-03-06T14_3a_25_3a_58Z29.1" style:display-name="MailMergeTable2020-03-06T14:25:58Z29.1" style:family="table-row">
      <style:table-row-properties style:min-row-height="0.688cm"/>
    </style:style>
    <style:style style:name="MailMergeTable2020-03-06T14_3a_25_3a_58Z29.A1" style:display-name="MailMergeTable2020-03-06T14:25:58Z29.A1" style:family="table-cell">
      <style:table-cell-properties fo:padding="0.097cm" fo:border="0.05pt solid #000000"/>
    </style:style>
    <style:style style:name="MailMergeTable2020-03-06T14_3a_25_3a_58Z29.A2" style:display-name="MailMergeTable2020-03-06T14:25:58Z2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29.A3" style:display-name="MailMergeTable2020-03-06T14:25:58Z2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29.4" style:display-name="MailMergeTable2020-03-06T14:25:58Z29.4" style:family="table-row">
      <style:table-row-properties style:min-row-height="0.349cm"/>
    </style:style>
    <style:style style:name="MailMergeTable2020-03-06T14_3a_25_3a_58Z30" style:display-name="MailMergeTable2020-03-06T14:25:58Z30" style:family="table">
      <style:table-properties style:width="10.059cm" table:align="margins"/>
    </style:style>
    <style:style style:name="MailMergeTable2020-03-06T14_3a_25_3a_58Z30.A" style:display-name="MailMergeTable2020-03-06T14:25:58Z30.A" style:family="table-column">
      <style:table-column-properties style:column-width="1.438cm" style:rel-column-width="9362*"/>
    </style:style>
    <style:style style:name="MailMergeTable2020-03-06T14_3a_25_3a_58Z30.G" style:display-name="MailMergeTable2020-03-06T14:25:58Z30.G" style:family="table-column">
      <style:table-column-properties style:column-width="1.438cm" style:rel-column-width="9363*"/>
    </style:style>
    <style:style style:name="MailMergeTable2020-03-06T14_3a_25_3a_58Z30.1" style:display-name="MailMergeTable2020-03-06T14:25:58Z30.1" style:family="table-row">
      <style:table-row-properties style:min-row-height="0.688cm"/>
    </style:style>
    <style:style style:name="MailMergeTable2020-03-06T14_3a_25_3a_58Z30.A1" style:display-name="MailMergeTable2020-03-06T14:25:58Z30.A1" style:family="table-cell">
      <style:table-cell-properties fo:padding="0.097cm" fo:border="0.05pt solid #000000"/>
    </style:style>
    <style:style style:name="MailMergeTable2020-03-06T14_3a_25_3a_58Z30.A2" style:display-name="MailMergeTable2020-03-06T14:25:58Z3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30.A3" style:display-name="MailMergeTable2020-03-06T14:25:58Z3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30.4" style:display-name="MailMergeTable2020-03-06T14:25:58Z30.4" style:family="table-row">
      <style:table-row-properties style:min-row-height="0.349cm"/>
    </style:style>
    <style:style style:name="MailMergeTable2020-03-06T14_3a_25_3a_58Z31" style:display-name="MailMergeTable2020-03-06T14:25:58Z31" style:family="table">
      <style:table-properties style:width="10.059cm" table:align="margins"/>
    </style:style>
    <style:style style:name="MailMergeTable2020-03-06T14_3a_25_3a_58Z31.A" style:display-name="MailMergeTable2020-03-06T14:25:58Z31.A" style:family="table-column">
      <style:table-column-properties style:column-width="1.438cm" style:rel-column-width="9362*"/>
    </style:style>
    <style:style style:name="MailMergeTable2020-03-06T14_3a_25_3a_58Z31.G" style:display-name="MailMergeTable2020-03-06T14:25:58Z31.G" style:family="table-column">
      <style:table-column-properties style:column-width="1.438cm" style:rel-column-width="9363*"/>
    </style:style>
    <style:style style:name="MailMergeTable2020-03-06T14_3a_25_3a_58Z31.1" style:display-name="MailMergeTable2020-03-06T14:25:58Z31.1" style:family="table-row">
      <style:table-row-properties style:min-row-height="0.688cm"/>
    </style:style>
    <style:style style:name="MailMergeTable2020-03-06T14_3a_25_3a_58Z31.A1" style:display-name="MailMergeTable2020-03-06T14:25:58Z31.A1" style:family="table-cell">
      <style:table-cell-properties fo:padding="0.097cm" fo:border="0.05pt solid #000000"/>
    </style:style>
    <style:style style:name="MailMergeTable2020-03-06T14_3a_25_3a_58Z31.A2" style:display-name="MailMergeTable2020-03-06T14:25:58Z3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31.A3" style:display-name="MailMergeTable2020-03-06T14:25:58Z3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31.4" style:display-name="MailMergeTable2020-03-06T14:25:58Z31.4" style:family="table-row">
      <style:table-row-properties style:min-row-height="0.349cm"/>
    </style:style>
    <style:style style:name="MailMergeTable2020-03-06T14_3a_25_3a_58Z32" style:display-name="MailMergeTable2020-03-06T14:25:58Z32" style:family="table">
      <style:table-properties style:width="10.059cm" table:align="margins"/>
    </style:style>
    <style:style style:name="MailMergeTable2020-03-06T14_3a_25_3a_58Z32.A" style:display-name="MailMergeTable2020-03-06T14:25:58Z32.A" style:family="table-column">
      <style:table-column-properties style:column-width="1.438cm" style:rel-column-width="9362*"/>
    </style:style>
    <style:style style:name="MailMergeTable2020-03-06T14_3a_25_3a_58Z32.G" style:display-name="MailMergeTable2020-03-06T14:25:58Z32.G" style:family="table-column">
      <style:table-column-properties style:column-width="1.438cm" style:rel-column-width="9363*"/>
    </style:style>
    <style:style style:name="MailMergeTable2020-03-06T14_3a_25_3a_58Z32.1" style:display-name="MailMergeTable2020-03-06T14:25:58Z32.1" style:family="table-row">
      <style:table-row-properties style:min-row-height="0.688cm"/>
    </style:style>
    <style:style style:name="MailMergeTable2020-03-06T14_3a_25_3a_58Z32.A1" style:display-name="MailMergeTable2020-03-06T14:25:58Z32.A1" style:family="table-cell">
      <style:table-cell-properties fo:padding="0.097cm" fo:border="0.05pt solid #000000"/>
    </style:style>
    <style:style style:name="MailMergeTable2020-03-06T14_3a_25_3a_58Z32.A2" style:display-name="MailMergeTable2020-03-06T14:25:58Z3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32.A3" style:display-name="MailMergeTable2020-03-06T14:25:58Z3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32.4" style:display-name="MailMergeTable2020-03-06T14:25:58Z32.4" style:family="table-row">
      <style:table-row-properties style:min-row-height="0.349cm"/>
    </style:style>
    <style:style style:name="MailMergeTable2020-03-06T14_3a_25_3a_58Z33" style:display-name="MailMergeTable2020-03-06T14:25:58Z33" style:family="table">
      <style:table-properties style:width="10.059cm" table:align="margins"/>
    </style:style>
    <style:style style:name="MailMergeTable2020-03-06T14_3a_25_3a_58Z33.A" style:display-name="MailMergeTable2020-03-06T14:25:58Z33.A" style:family="table-column">
      <style:table-column-properties style:column-width="1.438cm" style:rel-column-width="9362*"/>
    </style:style>
    <style:style style:name="MailMergeTable2020-03-06T14_3a_25_3a_58Z33.G" style:display-name="MailMergeTable2020-03-06T14:25:58Z33.G" style:family="table-column">
      <style:table-column-properties style:column-width="1.438cm" style:rel-column-width="9363*"/>
    </style:style>
    <style:style style:name="MailMergeTable2020-03-06T14_3a_25_3a_58Z33.1" style:display-name="MailMergeTable2020-03-06T14:25:58Z33.1" style:family="table-row">
      <style:table-row-properties style:min-row-height="0.688cm"/>
    </style:style>
    <style:style style:name="MailMergeTable2020-03-06T14_3a_25_3a_58Z33.A1" style:display-name="MailMergeTable2020-03-06T14:25:58Z33.A1" style:family="table-cell">
      <style:table-cell-properties fo:padding="0.097cm" fo:border="0.05pt solid #000000"/>
    </style:style>
    <style:style style:name="MailMergeTable2020-03-06T14_3a_25_3a_58Z33.A2" style:display-name="MailMergeTable2020-03-06T14:25:58Z3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33.A3" style:display-name="MailMergeTable2020-03-06T14:25:58Z3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33.4" style:display-name="MailMergeTable2020-03-06T14:25:58Z33.4" style:family="table-row">
      <style:table-row-properties style:min-row-height="0.349cm"/>
    </style:style>
    <style:style style:name="MailMergeTable2020-03-06T14_3a_25_3a_58Z34" style:display-name="MailMergeTable2020-03-06T14:25:58Z34" style:family="table">
      <style:table-properties style:width="10.059cm" table:align="margins"/>
    </style:style>
    <style:style style:name="MailMergeTable2020-03-06T14_3a_25_3a_58Z34.A" style:display-name="MailMergeTable2020-03-06T14:25:58Z34.A" style:family="table-column">
      <style:table-column-properties style:column-width="1.438cm" style:rel-column-width="9362*"/>
    </style:style>
    <style:style style:name="MailMergeTable2020-03-06T14_3a_25_3a_58Z34.G" style:display-name="MailMergeTable2020-03-06T14:25:58Z34.G" style:family="table-column">
      <style:table-column-properties style:column-width="1.438cm" style:rel-column-width="9363*"/>
    </style:style>
    <style:style style:name="MailMergeTable2020-03-06T14_3a_25_3a_58Z34.1" style:display-name="MailMergeTable2020-03-06T14:25:58Z34.1" style:family="table-row">
      <style:table-row-properties style:min-row-height="0.688cm"/>
    </style:style>
    <style:style style:name="MailMergeTable2020-03-06T14_3a_25_3a_58Z34.A1" style:display-name="MailMergeTable2020-03-06T14:25:58Z34.A1" style:family="table-cell">
      <style:table-cell-properties fo:padding="0.097cm" fo:border="0.05pt solid #000000"/>
    </style:style>
    <style:style style:name="MailMergeTable2020-03-06T14_3a_25_3a_58Z34.A2" style:display-name="MailMergeTable2020-03-06T14:25:58Z3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34.A3" style:display-name="MailMergeTable2020-03-06T14:25:58Z3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34.4" style:display-name="MailMergeTable2020-03-06T14:25:58Z34.4" style:family="table-row">
      <style:table-row-properties style:min-row-height="0.349cm"/>
    </style:style>
    <style:style style:name="MailMergeTable2020-03-06T14_3a_25_3a_58Z35" style:display-name="MailMergeTable2020-03-06T14:25:58Z35" style:family="table">
      <style:table-properties style:width="10.059cm" table:align="margins"/>
    </style:style>
    <style:style style:name="MailMergeTable2020-03-06T14_3a_25_3a_58Z35.A" style:display-name="MailMergeTable2020-03-06T14:25:58Z35.A" style:family="table-column">
      <style:table-column-properties style:column-width="1.438cm" style:rel-column-width="9362*"/>
    </style:style>
    <style:style style:name="MailMergeTable2020-03-06T14_3a_25_3a_58Z35.G" style:display-name="MailMergeTable2020-03-06T14:25:58Z35.G" style:family="table-column">
      <style:table-column-properties style:column-width="1.438cm" style:rel-column-width="9363*"/>
    </style:style>
    <style:style style:name="MailMergeTable2020-03-06T14_3a_25_3a_58Z35.1" style:display-name="MailMergeTable2020-03-06T14:25:58Z35.1" style:family="table-row">
      <style:table-row-properties style:min-row-height="0.688cm"/>
    </style:style>
    <style:style style:name="MailMergeTable2020-03-06T14_3a_25_3a_58Z35.A1" style:display-name="MailMergeTable2020-03-06T14:25:58Z35.A1" style:family="table-cell">
      <style:table-cell-properties fo:padding="0.097cm" fo:border="0.05pt solid #000000"/>
    </style:style>
    <style:style style:name="MailMergeTable2020-03-06T14_3a_25_3a_58Z35.A2" style:display-name="MailMergeTable2020-03-06T14:25:58Z3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35.A3" style:display-name="MailMergeTable2020-03-06T14:25:58Z3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35.4" style:display-name="MailMergeTable2020-03-06T14:25:58Z35.4" style:family="table-row">
      <style:table-row-properties style:min-row-height="0.349cm"/>
    </style:style>
    <style:style style:name="MailMergeTable2020-03-06T14_3a_25_3a_58Z36" style:display-name="MailMergeTable2020-03-06T14:25:58Z36" style:family="table">
      <style:table-properties style:width="10.059cm" table:align="margins"/>
    </style:style>
    <style:style style:name="MailMergeTable2020-03-06T14_3a_25_3a_58Z36.A" style:display-name="MailMergeTable2020-03-06T14:25:58Z36.A" style:family="table-column">
      <style:table-column-properties style:column-width="1.438cm" style:rel-column-width="9362*"/>
    </style:style>
    <style:style style:name="MailMergeTable2020-03-06T14_3a_25_3a_58Z36.G" style:display-name="MailMergeTable2020-03-06T14:25:58Z36.G" style:family="table-column">
      <style:table-column-properties style:column-width="1.438cm" style:rel-column-width="9363*"/>
    </style:style>
    <style:style style:name="MailMergeTable2020-03-06T14_3a_25_3a_58Z36.1" style:display-name="MailMergeTable2020-03-06T14:25:58Z36.1" style:family="table-row">
      <style:table-row-properties style:min-row-height="0.688cm"/>
    </style:style>
    <style:style style:name="MailMergeTable2020-03-06T14_3a_25_3a_58Z36.A1" style:display-name="MailMergeTable2020-03-06T14:25:58Z36.A1" style:family="table-cell">
      <style:table-cell-properties fo:padding="0.097cm" fo:border="0.05pt solid #000000"/>
    </style:style>
    <style:style style:name="MailMergeTable2020-03-06T14_3a_25_3a_58Z36.A2" style:display-name="MailMergeTable2020-03-06T14:25:58Z3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36.A3" style:display-name="MailMergeTable2020-03-06T14:25:58Z3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36.4" style:display-name="MailMergeTable2020-03-06T14:25:58Z36.4" style:family="table-row">
      <style:table-row-properties style:min-row-height="0.349cm"/>
    </style:style>
    <style:style style:name="MailMergeTable2020-03-06T14_3a_25_3a_58Z37" style:display-name="MailMergeTable2020-03-06T14:25:58Z37" style:family="table">
      <style:table-properties style:width="10.059cm" table:align="margins"/>
    </style:style>
    <style:style style:name="MailMergeTable2020-03-06T14_3a_25_3a_58Z37.A" style:display-name="MailMergeTable2020-03-06T14:25:58Z37.A" style:family="table-column">
      <style:table-column-properties style:column-width="1.438cm" style:rel-column-width="9362*"/>
    </style:style>
    <style:style style:name="MailMergeTable2020-03-06T14_3a_25_3a_58Z37.G" style:display-name="MailMergeTable2020-03-06T14:25:58Z37.G" style:family="table-column">
      <style:table-column-properties style:column-width="1.438cm" style:rel-column-width="9363*"/>
    </style:style>
    <style:style style:name="MailMergeTable2020-03-06T14_3a_25_3a_58Z37.1" style:display-name="MailMergeTable2020-03-06T14:25:58Z37.1" style:family="table-row">
      <style:table-row-properties style:min-row-height="0.688cm"/>
    </style:style>
    <style:style style:name="MailMergeTable2020-03-06T14_3a_25_3a_58Z37.A1" style:display-name="MailMergeTable2020-03-06T14:25:58Z37.A1" style:family="table-cell">
      <style:table-cell-properties fo:padding="0.097cm" fo:border="0.05pt solid #000000"/>
    </style:style>
    <style:style style:name="MailMergeTable2020-03-06T14_3a_25_3a_58Z37.A2" style:display-name="MailMergeTable2020-03-06T14:25:58Z3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37.A3" style:display-name="MailMergeTable2020-03-06T14:25:58Z3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37.4" style:display-name="MailMergeTable2020-03-06T14:25:58Z37.4" style:family="table-row">
      <style:table-row-properties style:min-row-height="0.349cm"/>
    </style:style>
    <style:style style:name="MailMergeTable2020-03-06T14_3a_25_3a_58Z38" style:display-name="MailMergeTable2020-03-06T14:25:58Z38" style:family="table">
      <style:table-properties style:width="10.059cm" table:align="margins"/>
    </style:style>
    <style:style style:name="MailMergeTable2020-03-06T14_3a_25_3a_58Z38.A" style:display-name="MailMergeTable2020-03-06T14:25:58Z38.A" style:family="table-column">
      <style:table-column-properties style:column-width="1.438cm" style:rel-column-width="9362*"/>
    </style:style>
    <style:style style:name="MailMergeTable2020-03-06T14_3a_25_3a_58Z38.G" style:display-name="MailMergeTable2020-03-06T14:25:58Z38.G" style:family="table-column">
      <style:table-column-properties style:column-width="1.438cm" style:rel-column-width="9363*"/>
    </style:style>
    <style:style style:name="MailMergeTable2020-03-06T14_3a_25_3a_58Z38.1" style:display-name="MailMergeTable2020-03-06T14:25:58Z38.1" style:family="table-row">
      <style:table-row-properties style:min-row-height="0.688cm"/>
    </style:style>
    <style:style style:name="MailMergeTable2020-03-06T14_3a_25_3a_58Z38.A1" style:display-name="MailMergeTable2020-03-06T14:25:58Z38.A1" style:family="table-cell">
      <style:table-cell-properties fo:padding="0.097cm" fo:border="0.05pt solid #000000"/>
    </style:style>
    <style:style style:name="MailMergeTable2020-03-06T14_3a_25_3a_58Z38.A2" style:display-name="MailMergeTable2020-03-06T14:25:58Z3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38.A3" style:display-name="MailMergeTable2020-03-06T14:25:58Z3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38.4" style:display-name="MailMergeTable2020-03-06T14:25:58Z38.4" style:family="table-row">
      <style:table-row-properties style:min-row-height="0.349cm"/>
    </style:style>
    <style:style style:name="MailMergeTable2020-03-06T14_3a_25_3a_58Z39" style:display-name="MailMergeTable2020-03-06T14:25:58Z39" style:family="table">
      <style:table-properties style:width="10.059cm" table:align="margins"/>
    </style:style>
    <style:style style:name="MailMergeTable2020-03-06T14_3a_25_3a_58Z39.A" style:display-name="MailMergeTable2020-03-06T14:25:58Z39.A" style:family="table-column">
      <style:table-column-properties style:column-width="1.438cm" style:rel-column-width="9362*"/>
    </style:style>
    <style:style style:name="MailMergeTable2020-03-06T14_3a_25_3a_58Z39.G" style:display-name="MailMergeTable2020-03-06T14:25:58Z39.G" style:family="table-column">
      <style:table-column-properties style:column-width="1.438cm" style:rel-column-width="9363*"/>
    </style:style>
    <style:style style:name="MailMergeTable2020-03-06T14_3a_25_3a_58Z39.1" style:display-name="MailMergeTable2020-03-06T14:25:58Z39.1" style:family="table-row">
      <style:table-row-properties style:min-row-height="0.688cm"/>
    </style:style>
    <style:style style:name="MailMergeTable2020-03-06T14_3a_25_3a_58Z39.A1" style:display-name="MailMergeTable2020-03-06T14:25:58Z39.A1" style:family="table-cell">
      <style:table-cell-properties fo:padding="0.097cm" fo:border="0.05pt solid #000000"/>
    </style:style>
    <style:style style:name="MailMergeTable2020-03-06T14_3a_25_3a_58Z39.A2" style:display-name="MailMergeTable2020-03-06T14:25:58Z3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39.A3" style:display-name="MailMergeTable2020-03-06T14:25:58Z3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39.4" style:display-name="MailMergeTable2020-03-06T14:25:58Z39.4" style:family="table-row">
      <style:table-row-properties style:min-row-height="0.349cm"/>
    </style:style>
    <style:style style:name="MailMergeTable2020-03-06T14_3a_25_3a_58Z40" style:display-name="MailMergeTable2020-03-06T14:25:58Z40" style:family="table">
      <style:table-properties style:width="10.059cm" table:align="margins"/>
    </style:style>
    <style:style style:name="MailMergeTable2020-03-06T14_3a_25_3a_58Z40.A" style:display-name="MailMergeTable2020-03-06T14:25:58Z40.A" style:family="table-column">
      <style:table-column-properties style:column-width="1.438cm" style:rel-column-width="9362*"/>
    </style:style>
    <style:style style:name="MailMergeTable2020-03-06T14_3a_25_3a_58Z40.G" style:display-name="MailMergeTable2020-03-06T14:25:58Z40.G" style:family="table-column">
      <style:table-column-properties style:column-width="1.438cm" style:rel-column-width="9363*"/>
    </style:style>
    <style:style style:name="MailMergeTable2020-03-06T14_3a_25_3a_58Z40.1" style:display-name="MailMergeTable2020-03-06T14:25:58Z40.1" style:family="table-row">
      <style:table-row-properties style:min-row-height="0.688cm"/>
    </style:style>
    <style:style style:name="MailMergeTable2020-03-06T14_3a_25_3a_58Z40.A1" style:display-name="MailMergeTable2020-03-06T14:25:58Z40.A1" style:family="table-cell">
      <style:table-cell-properties fo:padding="0.097cm" fo:border="0.05pt solid #000000"/>
    </style:style>
    <style:style style:name="MailMergeTable2020-03-06T14_3a_25_3a_58Z40.A2" style:display-name="MailMergeTable2020-03-06T14:25:58Z4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40.A3" style:display-name="MailMergeTable2020-03-06T14:25:58Z4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40.4" style:display-name="MailMergeTable2020-03-06T14:25:58Z40.4" style:family="table-row">
      <style:table-row-properties style:min-row-height="0.349cm"/>
    </style:style>
    <style:style style:name="MailMergeTable2020-03-06T14_3a_25_3a_58Z41" style:display-name="MailMergeTable2020-03-06T14:25:58Z41" style:family="table">
      <style:table-properties style:width="10.059cm" table:align="margins"/>
    </style:style>
    <style:style style:name="MailMergeTable2020-03-06T14_3a_25_3a_58Z41.A" style:display-name="MailMergeTable2020-03-06T14:25:58Z41.A" style:family="table-column">
      <style:table-column-properties style:column-width="1.438cm" style:rel-column-width="9362*"/>
    </style:style>
    <style:style style:name="MailMergeTable2020-03-06T14_3a_25_3a_58Z41.G" style:display-name="MailMergeTable2020-03-06T14:25:58Z41.G" style:family="table-column">
      <style:table-column-properties style:column-width="1.438cm" style:rel-column-width="9363*"/>
    </style:style>
    <style:style style:name="MailMergeTable2020-03-06T14_3a_25_3a_58Z41.1" style:display-name="MailMergeTable2020-03-06T14:25:58Z41.1" style:family="table-row">
      <style:table-row-properties style:min-row-height="0.688cm"/>
    </style:style>
    <style:style style:name="MailMergeTable2020-03-06T14_3a_25_3a_58Z41.A1" style:display-name="MailMergeTable2020-03-06T14:25:58Z41.A1" style:family="table-cell">
      <style:table-cell-properties fo:padding="0.097cm" fo:border="0.05pt solid #000000"/>
    </style:style>
    <style:style style:name="MailMergeTable2020-03-06T14_3a_25_3a_58Z41.A2" style:display-name="MailMergeTable2020-03-06T14:25:58Z4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41.A3" style:display-name="MailMergeTable2020-03-06T14:25:58Z4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41.4" style:display-name="MailMergeTable2020-03-06T14:25:58Z41.4" style:family="table-row">
      <style:table-row-properties style:min-row-height="0.349cm"/>
    </style:style>
    <style:style style:name="MailMergeTable2020-03-06T14_3a_25_3a_58Z42" style:display-name="MailMergeTable2020-03-06T14:25:58Z42" style:family="table">
      <style:table-properties style:width="10.059cm" table:align="margins"/>
    </style:style>
    <style:style style:name="MailMergeTable2020-03-06T14_3a_25_3a_58Z42.A" style:display-name="MailMergeTable2020-03-06T14:25:58Z42.A" style:family="table-column">
      <style:table-column-properties style:column-width="1.438cm" style:rel-column-width="9362*"/>
    </style:style>
    <style:style style:name="MailMergeTable2020-03-06T14_3a_25_3a_58Z42.G" style:display-name="MailMergeTable2020-03-06T14:25:58Z42.G" style:family="table-column">
      <style:table-column-properties style:column-width="1.438cm" style:rel-column-width="9363*"/>
    </style:style>
    <style:style style:name="MailMergeTable2020-03-06T14_3a_25_3a_58Z42.1" style:display-name="MailMergeTable2020-03-06T14:25:58Z42.1" style:family="table-row">
      <style:table-row-properties style:min-row-height="0.688cm"/>
    </style:style>
    <style:style style:name="MailMergeTable2020-03-06T14_3a_25_3a_58Z42.A1" style:display-name="MailMergeTable2020-03-06T14:25:58Z42.A1" style:family="table-cell">
      <style:table-cell-properties fo:padding="0.097cm" fo:border="0.05pt solid #000000"/>
    </style:style>
    <style:style style:name="MailMergeTable2020-03-06T14_3a_25_3a_58Z42.A2" style:display-name="MailMergeTable2020-03-06T14:25:58Z4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42.A3" style:display-name="MailMergeTable2020-03-06T14:25:58Z4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42.4" style:display-name="MailMergeTable2020-03-06T14:25:58Z42.4" style:family="table-row">
      <style:table-row-properties style:min-row-height="0.349cm"/>
    </style:style>
    <style:style style:name="MailMergeTable2020-03-06T14_3a_25_3a_58Z43" style:display-name="MailMergeTable2020-03-06T14:25:58Z43" style:family="table">
      <style:table-properties style:width="10.059cm" table:align="margins"/>
    </style:style>
    <style:style style:name="MailMergeTable2020-03-06T14_3a_25_3a_58Z43.A" style:display-name="MailMergeTable2020-03-06T14:25:58Z43.A" style:family="table-column">
      <style:table-column-properties style:column-width="1.438cm" style:rel-column-width="9362*"/>
    </style:style>
    <style:style style:name="MailMergeTable2020-03-06T14_3a_25_3a_58Z43.G" style:display-name="MailMergeTable2020-03-06T14:25:58Z43.G" style:family="table-column">
      <style:table-column-properties style:column-width="1.438cm" style:rel-column-width="9363*"/>
    </style:style>
    <style:style style:name="MailMergeTable2020-03-06T14_3a_25_3a_58Z43.1" style:display-name="MailMergeTable2020-03-06T14:25:58Z43.1" style:family="table-row">
      <style:table-row-properties style:min-row-height="0.688cm"/>
    </style:style>
    <style:style style:name="MailMergeTable2020-03-06T14_3a_25_3a_58Z43.A1" style:display-name="MailMergeTable2020-03-06T14:25:58Z43.A1" style:family="table-cell">
      <style:table-cell-properties fo:padding="0.097cm" fo:border="0.05pt solid #000000"/>
    </style:style>
    <style:style style:name="MailMergeTable2020-03-06T14_3a_25_3a_58Z43.A2" style:display-name="MailMergeTable2020-03-06T14:25:58Z4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43.A3" style:display-name="MailMergeTable2020-03-06T14:25:58Z4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43.4" style:display-name="MailMergeTable2020-03-06T14:25:58Z43.4" style:family="table-row">
      <style:table-row-properties style:min-row-height="0.349cm"/>
    </style:style>
    <style:style style:name="MailMergeTable2020-03-06T14_3a_25_3a_58Z44" style:display-name="MailMergeTable2020-03-06T14:25:58Z44" style:family="table">
      <style:table-properties style:width="10.059cm" table:align="margins"/>
    </style:style>
    <style:style style:name="MailMergeTable2020-03-06T14_3a_25_3a_58Z44.A" style:display-name="MailMergeTable2020-03-06T14:25:58Z44.A" style:family="table-column">
      <style:table-column-properties style:column-width="1.438cm" style:rel-column-width="9362*"/>
    </style:style>
    <style:style style:name="MailMergeTable2020-03-06T14_3a_25_3a_58Z44.G" style:display-name="MailMergeTable2020-03-06T14:25:58Z44.G" style:family="table-column">
      <style:table-column-properties style:column-width="1.438cm" style:rel-column-width="9363*"/>
    </style:style>
    <style:style style:name="MailMergeTable2020-03-06T14_3a_25_3a_58Z44.1" style:display-name="MailMergeTable2020-03-06T14:25:58Z44.1" style:family="table-row">
      <style:table-row-properties style:min-row-height="0.688cm"/>
    </style:style>
    <style:style style:name="MailMergeTable2020-03-06T14_3a_25_3a_58Z44.A1" style:display-name="MailMergeTable2020-03-06T14:25:58Z44.A1" style:family="table-cell">
      <style:table-cell-properties fo:padding="0.097cm" fo:border="0.05pt solid #000000"/>
    </style:style>
    <style:style style:name="MailMergeTable2020-03-06T14_3a_25_3a_58Z44.A2" style:display-name="MailMergeTable2020-03-06T14:25:58Z4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44.A3" style:display-name="MailMergeTable2020-03-06T14:25:58Z4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44.4" style:display-name="MailMergeTable2020-03-06T14:25:58Z44.4" style:family="table-row">
      <style:table-row-properties style:min-row-height="0.349cm"/>
    </style:style>
    <style:style style:name="MailMergeTable2020-03-06T14_3a_25_3a_58Z45" style:display-name="MailMergeTable2020-03-06T14:25:58Z45" style:family="table">
      <style:table-properties style:width="10.059cm" table:align="margins"/>
    </style:style>
    <style:style style:name="MailMergeTable2020-03-06T14_3a_25_3a_58Z45.A" style:display-name="MailMergeTable2020-03-06T14:25:58Z45.A" style:family="table-column">
      <style:table-column-properties style:column-width="1.438cm" style:rel-column-width="9362*"/>
    </style:style>
    <style:style style:name="MailMergeTable2020-03-06T14_3a_25_3a_58Z45.G" style:display-name="MailMergeTable2020-03-06T14:25:58Z45.G" style:family="table-column">
      <style:table-column-properties style:column-width="1.438cm" style:rel-column-width="9363*"/>
    </style:style>
    <style:style style:name="MailMergeTable2020-03-06T14_3a_25_3a_58Z45.1" style:display-name="MailMergeTable2020-03-06T14:25:58Z45.1" style:family="table-row">
      <style:table-row-properties style:min-row-height="0.688cm"/>
    </style:style>
    <style:style style:name="MailMergeTable2020-03-06T14_3a_25_3a_58Z45.A1" style:display-name="MailMergeTable2020-03-06T14:25:58Z45.A1" style:family="table-cell">
      <style:table-cell-properties fo:padding="0.097cm" fo:border="0.05pt solid #000000"/>
    </style:style>
    <style:style style:name="MailMergeTable2020-03-06T14_3a_25_3a_58Z45.A2" style:display-name="MailMergeTable2020-03-06T14:25:58Z4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45.A3" style:display-name="MailMergeTable2020-03-06T14:25:58Z4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45.4" style:display-name="MailMergeTable2020-03-06T14:25:58Z45.4" style:family="table-row">
      <style:table-row-properties style:min-row-height="0.349cm"/>
    </style:style>
    <style:style style:name="MailMergeTable2020-03-06T14_3a_25_3a_58Z46" style:display-name="MailMergeTable2020-03-06T14:25:58Z46" style:family="table">
      <style:table-properties style:width="10.059cm" table:align="margins"/>
    </style:style>
    <style:style style:name="MailMergeTable2020-03-06T14_3a_25_3a_58Z46.A" style:display-name="MailMergeTable2020-03-06T14:25:58Z46.A" style:family="table-column">
      <style:table-column-properties style:column-width="1.438cm" style:rel-column-width="9362*"/>
    </style:style>
    <style:style style:name="MailMergeTable2020-03-06T14_3a_25_3a_58Z46.G" style:display-name="MailMergeTable2020-03-06T14:25:58Z46.G" style:family="table-column">
      <style:table-column-properties style:column-width="1.438cm" style:rel-column-width="9363*"/>
    </style:style>
    <style:style style:name="MailMergeTable2020-03-06T14_3a_25_3a_58Z46.1" style:display-name="MailMergeTable2020-03-06T14:25:58Z46.1" style:family="table-row">
      <style:table-row-properties style:min-row-height="0.688cm"/>
    </style:style>
    <style:style style:name="MailMergeTable2020-03-06T14_3a_25_3a_58Z46.A1" style:display-name="MailMergeTable2020-03-06T14:25:58Z46.A1" style:family="table-cell">
      <style:table-cell-properties fo:padding="0.097cm" fo:border="0.05pt solid #000000"/>
    </style:style>
    <style:style style:name="MailMergeTable2020-03-06T14_3a_25_3a_58Z46.A2" style:display-name="MailMergeTable2020-03-06T14:25:58Z4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46.A3" style:display-name="MailMergeTable2020-03-06T14:25:58Z4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46.4" style:display-name="MailMergeTable2020-03-06T14:25:58Z46.4" style:family="table-row">
      <style:table-row-properties style:min-row-height="0.349cm"/>
    </style:style>
    <style:style style:name="MailMergeTable2020-03-06T14_3a_25_3a_58Z47" style:display-name="MailMergeTable2020-03-06T14:25:58Z47" style:family="table">
      <style:table-properties style:width="10.059cm" table:align="margins"/>
    </style:style>
    <style:style style:name="MailMergeTable2020-03-06T14_3a_25_3a_58Z47.A" style:display-name="MailMergeTable2020-03-06T14:25:58Z47.A" style:family="table-column">
      <style:table-column-properties style:column-width="1.438cm" style:rel-column-width="9362*"/>
    </style:style>
    <style:style style:name="MailMergeTable2020-03-06T14_3a_25_3a_58Z47.G" style:display-name="MailMergeTable2020-03-06T14:25:58Z47.G" style:family="table-column">
      <style:table-column-properties style:column-width="1.438cm" style:rel-column-width="9363*"/>
    </style:style>
    <style:style style:name="MailMergeTable2020-03-06T14_3a_25_3a_58Z47.1" style:display-name="MailMergeTable2020-03-06T14:25:58Z47.1" style:family="table-row">
      <style:table-row-properties style:min-row-height="0.688cm"/>
    </style:style>
    <style:style style:name="MailMergeTable2020-03-06T14_3a_25_3a_58Z47.A1" style:display-name="MailMergeTable2020-03-06T14:25:58Z47.A1" style:family="table-cell">
      <style:table-cell-properties fo:padding="0.097cm" fo:border="0.05pt solid #000000"/>
    </style:style>
    <style:style style:name="MailMergeTable2020-03-06T14_3a_25_3a_58Z47.A2" style:display-name="MailMergeTable2020-03-06T14:25:58Z4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47.A3" style:display-name="MailMergeTable2020-03-06T14:25:58Z4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47.4" style:display-name="MailMergeTable2020-03-06T14:25:58Z47.4" style:family="table-row">
      <style:table-row-properties style:min-row-height="0.349cm"/>
    </style:style>
    <style:style style:name="MailMergeTable2020-03-06T14_3a_25_3a_58Z48" style:display-name="MailMergeTable2020-03-06T14:25:58Z48" style:family="table">
      <style:table-properties style:width="10.059cm" table:align="margins"/>
    </style:style>
    <style:style style:name="MailMergeTable2020-03-06T14_3a_25_3a_58Z48.A" style:display-name="MailMergeTable2020-03-06T14:25:58Z48.A" style:family="table-column">
      <style:table-column-properties style:column-width="1.438cm" style:rel-column-width="9362*"/>
    </style:style>
    <style:style style:name="MailMergeTable2020-03-06T14_3a_25_3a_58Z48.G" style:display-name="MailMergeTable2020-03-06T14:25:58Z48.G" style:family="table-column">
      <style:table-column-properties style:column-width="1.438cm" style:rel-column-width="9363*"/>
    </style:style>
    <style:style style:name="MailMergeTable2020-03-06T14_3a_25_3a_58Z48.1" style:display-name="MailMergeTable2020-03-06T14:25:58Z48.1" style:family="table-row">
      <style:table-row-properties style:min-row-height="0.688cm"/>
    </style:style>
    <style:style style:name="MailMergeTable2020-03-06T14_3a_25_3a_58Z48.A1" style:display-name="MailMergeTable2020-03-06T14:25:58Z48.A1" style:family="table-cell">
      <style:table-cell-properties fo:padding="0.097cm" fo:border="0.05pt solid #000000"/>
    </style:style>
    <style:style style:name="MailMergeTable2020-03-06T14_3a_25_3a_58Z48.A2" style:display-name="MailMergeTable2020-03-06T14:25:58Z4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48.A3" style:display-name="MailMergeTable2020-03-06T14:25:58Z4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48.4" style:display-name="MailMergeTable2020-03-06T14:25:58Z48.4" style:family="table-row">
      <style:table-row-properties style:min-row-height="0.349cm"/>
    </style:style>
    <style:style style:name="MailMergeTable2020-03-06T14_3a_25_3a_58Z49" style:display-name="MailMergeTable2020-03-06T14:25:58Z49" style:family="table">
      <style:table-properties style:width="10.059cm" table:align="margins"/>
    </style:style>
    <style:style style:name="MailMergeTable2020-03-06T14_3a_25_3a_58Z49.A" style:display-name="MailMergeTable2020-03-06T14:25:58Z49.A" style:family="table-column">
      <style:table-column-properties style:column-width="1.438cm" style:rel-column-width="9362*"/>
    </style:style>
    <style:style style:name="MailMergeTable2020-03-06T14_3a_25_3a_58Z49.G" style:display-name="MailMergeTable2020-03-06T14:25:58Z49.G" style:family="table-column">
      <style:table-column-properties style:column-width="1.438cm" style:rel-column-width="9363*"/>
    </style:style>
    <style:style style:name="MailMergeTable2020-03-06T14_3a_25_3a_58Z49.1" style:display-name="MailMergeTable2020-03-06T14:25:58Z49.1" style:family="table-row">
      <style:table-row-properties style:min-row-height="0.688cm"/>
    </style:style>
    <style:style style:name="MailMergeTable2020-03-06T14_3a_25_3a_58Z49.A1" style:display-name="MailMergeTable2020-03-06T14:25:58Z49.A1" style:family="table-cell">
      <style:table-cell-properties fo:padding="0.097cm" fo:border="0.05pt solid #000000"/>
    </style:style>
    <style:style style:name="MailMergeTable2020-03-06T14_3a_25_3a_58Z49.A2" style:display-name="MailMergeTable2020-03-06T14:25:58Z4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49.A3" style:display-name="MailMergeTable2020-03-06T14:25:58Z4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49.4" style:display-name="MailMergeTable2020-03-06T14:25:58Z49.4" style:family="table-row">
      <style:table-row-properties style:min-row-height="0.349cm"/>
    </style:style>
    <style:style style:name="MailMergeTable2020-03-06T14_3a_25_3a_58Z50" style:display-name="MailMergeTable2020-03-06T14:25:58Z50" style:family="table">
      <style:table-properties style:width="10.059cm" table:align="margins"/>
    </style:style>
    <style:style style:name="MailMergeTable2020-03-06T14_3a_25_3a_58Z50.A" style:display-name="MailMergeTable2020-03-06T14:25:58Z50.A" style:family="table-column">
      <style:table-column-properties style:column-width="1.438cm" style:rel-column-width="9362*"/>
    </style:style>
    <style:style style:name="MailMergeTable2020-03-06T14_3a_25_3a_58Z50.G" style:display-name="MailMergeTable2020-03-06T14:25:58Z50.G" style:family="table-column">
      <style:table-column-properties style:column-width="1.438cm" style:rel-column-width="9363*"/>
    </style:style>
    <style:style style:name="MailMergeTable2020-03-06T14_3a_25_3a_58Z50.1" style:display-name="MailMergeTable2020-03-06T14:25:58Z50.1" style:family="table-row">
      <style:table-row-properties style:min-row-height="0.688cm"/>
    </style:style>
    <style:style style:name="MailMergeTable2020-03-06T14_3a_25_3a_58Z50.A1" style:display-name="MailMergeTable2020-03-06T14:25:58Z50.A1" style:family="table-cell">
      <style:table-cell-properties fo:padding="0.097cm" fo:border="0.05pt solid #000000"/>
    </style:style>
    <style:style style:name="MailMergeTable2020-03-06T14_3a_25_3a_58Z50.A2" style:display-name="MailMergeTable2020-03-06T14:25:58Z5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50.A3" style:display-name="MailMergeTable2020-03-06T14:25:58Z5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50.4" style:display-name="MailMergeTable2020-03-06T14:25:58Z50.4" style:family="table-row">
      <style:table-row-properties style:min-row-height="0.349cm"/>
    </style:style>
    <style:style style:name="MailMergeTable2020-03-06T14_3a_25_3a_58Z51" style:display-name="MailMergeTable2020-03-06T14:25:58Z51" style:family="table">
      <style:table-properties style:width="10.059cm" table:align="margins"/>
    </style:style>
    <style:style style:name="MailMergeTable2020-03-06T14_3a_25_3a_58Z51.A" style:display-name="MailMergeTable2020-03-06T14:25:58Z51.A" style:family="table-column">
      <style:table-column-properties style:column-width="1.438cm" style:rel-column-width="9362*"/>
    </style:style>
    <style:style style:name="MailMergeTable2020-03-06T14_3a_25_3a_58Z51.G" style:display-name="MailMergeTable2020-03-06T14:25:58Z51.G" style:family="table-column">
      <style:table-column-properties style:column-width="1.438cm" style:rel-column-width="9363*"/>
    </style:style>
    <style:style style:name="MailMergeTable2020-03-06T14_3a_25_3a_58Z51.1" style:display-name="MailMergeTable2020-03-06T14:25:58Z51.1" style:family="table-row">
      <style:table-row-properties style:min-row-height="0.688cm"/>
    </style:style>
    <style:style style:name="MailMergeTable2020-03-06T14_3a_25_3a_58Z51.A1" style:display-name="MailMergeTable2020-03-06T14:25:58Z51.A1" style:family="table-cell">
      <style:table-cell-properties fo:padding="0.097cm" fo:border="0.05pt solid #000000"/>
    </style:style>
    <style:style style:name="MailMergeTable2020-03-06T14_3a_25_3a_58Z51.A2" style:display-name="MailMergeTable2020-03-06T14:25:58Z5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51.A3" style:display-name="MailMergeTable2020-03-06T14:25:58Z5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51.4" style:display-name="MailMergeTable2020-03-06T14:25:58Z51.4" style:family="table-row">
      <style:table-row-properties style:min-row-height="0.349cm"/>
    </style:style>
    <style:style style:name="MailMergeTable2020-03-06T14_3a_25_3a_58Z52" style:display-name="MailMergeTable2020-03-06T14:25:58Z52" style:family="table">
      <style:table-properties style:width="10.059cm" table:align="margins"/>
    </style:style>
    <style:style style:name="MailMergeTable2020-03-06T14_3a_25_3a_58Z52.A" style:display-name="MailMergeTable2020-03-06T14:25:58Z52.A" style:family="table-column">
      <style:table-column-properties style:column-width="1.438cm" style:rel-column-width="9362*"/>
    </style:style>
    <style:style style:name="MailMergeTable2020-03-06T14_3a_25_3a_58Z52.G" style:display-name="MailMergeTable2020-03-06T14:25:58Z52.G" style:family="table-column">
      <style:table-column-properties style:column-width="1.438cm" style:rel-column-width="9363*"/>
    </style:style>
    <style:style style:name="MailMergeTable2020-03-06T14_3a_25_3a_58Z52.1" style:display-name="MailMergeTable2020-03-06T14:25:58Z52.1" style:family="table-row">
      <style:table-row-properties style:min-row-height="0.688cm"/>
    </style:style>
    <style:style style:name="MailMergeTable2020-03-06T14_3a_25_3a_58Z52.A1" style:display-name="MailMergeTable2020-03-06T14:25:58Z52.A1" style:family="table-cell">
      <style:table-cell-properties fo:padding="0.097cm" fo:border="0.05pt solid #000000"/>
    </style:style>
    <style:style style:name="MailMergeTable2020-03-06T14_3a_25_3a_58Z52.A2" style:display-name="MailMergeTable2020-03-06T14:25:58Z5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52.A3" style:display-name="MailMergeTable2020-03-06T14:25:58Z5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52.4" style:display-name="MailMergeTable2020-03-06T14:25:58Z52.4" style:family="table-row">
      <style:table-row-properties style:min-row-height="0.349cm"/>
    </style:style>
    <style:style style:name="MailMergeTable2020-03-06T14_3a_25_3a_58Z53" style:display-name="MailMergeTable2020-03-06T14:25:58Z53" style:family="table">
      <style:table-properties style:width="10.059cm" table:align="margins"/>
    </style:style>
    <style:style style:name="MailMergeTable2020-03-06T14_3a_25_3a_58Z53.A" style:display-name="MailMergeTable2020-03-06T14:25:58Z53.A" style:family="table-column">
      <style:table-column-properties style:column-width="1.438cm" style:rel-column-width="9362*"/>
    </style:style>
    <style:style style:name="MailMergeTable2020-03-06T14_3a_25_3a_58Z53.G" style:display-name="MailMergeTable2020-03-06T14:25:58Z53.G" style:family="table-column">
      <style:table-column-properties style:column-width="1.438cm" style:rel-column-width="9363*"/>
    </style:style>
    <style:style style:name="MailMergeTable2020-03-06T14_3a_25_3a_58Z53.1" style:display-name="MailMergeTable2020-03-06T14:25:58Z53.1" style:family="table-row">
      <style:table-row-properties style:min-row-height="0.688cm"/>
    </style:style>
    <style:style style:name="MailMergeTable2020-03-06T14_3a_25_3a_58Z53.A1" style:display-name="MailMergeTable2020-03-06T14:25:58Z53.A1" style:family="table-cell">
      <style:table-cell-properties fo:padding="0.097cm" fo:border="0.05pt solid #000000"/>
    </style:style>
    <style:style style:name="MailMergeTable2020-03-06T14_3a_25_3a_58Z53.A2" style:display-name="MailMergeTable2020-03-06T14:25:58Z5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53.A3" style:display-name="MailMergeTable2020-03-06T14:25:58Z5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53.4" style:display-name="MailMergeTable2020-03-06T14:25:58Z53.4" style:family="table-row">
      <style:table-row-properties style:min-row-height="0.349cm"/>
    </style:style>
    <style:style style:name="MailMergeTable2020-03-06T14_3a_25_3a_58Z54" style:display-name="MailMergeTable2020-03-06T14:25:58Z54" style:family="table">
      <style:table-properties style:width="10.059cm" table:align="margins"/>
    </style:style>
    <style:style style:name="MailMergeTable2020-03-06T14_3a_25_3a_58Z54.A" style:display-name="MailMergeTable2020-03-06T14:25:58Z54.A" style:family="table-column">
      <style:table-column-properties style:column-width="1.438cm" style:rel-column-width="9362*"/>
    </style:style>
    <style:style style:name="MailMergeTable2020-03-06T14_3a_25_3a_58Z54.G" style:display-name="MailMergeTable2020-03-06T14:25:58Z54.G" style:family="table-column">
      <style:table-column-properties style:column-width="1.438cm" style:rel-column-width="9363*"/>
    </style:style>
    <style:style style:name="MailMergeTable2020-03-06T14_3a_25_3a_58Z54.1" style:display-name="MailMergeTable2020-03-06T14:25:58Z54.1" style:family="table-row">
      <style:table-row-properties style:min-row-height="0.688cm"/>
    </style:style>
    <style:style style:name="MailMergeTable2020-03-06T14_3a_25_3a_58Z54.A1" style:display-name="MailMergeTable2020-03-06T14:25:58Z54.A1" style:family="table-cell">
      <style:table-cell-properties fo:padding="0.097cm" fo:border="0.05pt solid #000000"/>
    </style:style>
    <style:style style:name="MailMergeTable2020-03-06T14_3a_25_3a_58Z54.A2" style:display-name="MailMergeTable2020-03-06T14:25:58Z5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54.A3" style:display-name="MailMergeTable2020-03-06T14:25:58Z5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54.4" style:display-name="MailMergeTable2020-03-06T14:25:58Z54.4" style:family="table-row">
      <style:table-row-properties style:min-row-height="0.349cm"/>
    </style:style>
    <style:style style:name="MailMergeTable2020-03-06T14_3a_25_3a_58Z55" style:display-name="MailMergeTable2020-03-06T14:25:58Z55" style:family="table">
      <style:table-properties style:width="10.059cm" table:align="margins"/>
    </style:style>
    <style:style style:name="MailMergeTable2020-03-06T14_3a_25_3a_58Z55.A" style:display-name="MailMergeTable2020-03-06T14:25:58Z55.A" style:family="table-column">
      <style:table-column-properties style:column-width="1.438cm" style:rel-column-width="9362*"/>
    </style:style>
    <style:style style:name="MailMergeTable2020-03-06T14_3a_25_3a_58Z55.G" style:display-name="MailMergeTable2020-03-06T14:25:58Z55.G" style:family="table-column">
      <style:table-column-properties style:column-width="1.438cm" style:rel-column-width="9363*"/>
    </style:style>
    <style:style style:name="MailMergeTable2020-03-06T14_3a_25_3a_58Z55.1" style:display-name="MailMergeTable2020-03-06T14:25:58Z55.1" style:family="table-row">
      <style:table-row-properties style:min-row-height="0.688cm"/>
    </style:style>
    <style:style style:name="MailMergeTable2020-03-06T14_3a_25_3a_58Z55.A1" style:display-name="MailMergeTable2020-03-06T14:25:58Z55.A1" style:family="table-cell">
      <style:table-cell-properties fo:padding="0.097cm" fo:border="0.05pt solid #000000"/>
    </style:style>
    <style:style style:name="MailMergeTable2020-03-06T14_3a_25_3a_58Z55.A2" style:display-name="MailMergeTable2020-03-06T14:25:58Z5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55.A3" style:display-name="MailMergeTable2020-03-06T14:25:58Z5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55.4" style:display-name="MailMergeTable2020-03-06T14:25:58Z55.4" style:family="table-row">
      <style:table-row-properties style:min-row-height="0.349cm"/>
    </style:style>
    <style:style style:name="MailMergeTable2020-03-06T14_3a_25_3a_58Z56" style:display-name="MailMergeTable2020-03-06T14:25:58Z56" style:family="table">
      <style:table-properties style:width="10.059cm" table:align="margins"/>
    </style:style>
    <style:style style:name="MailMergeTable2020-03-06T14_3a_25_3a_58Z56.A" style:display-name="MailMergeTable2020-03-06T14:25:58Z56.A" style:family="table-column">
      <style:table-column-properties style:column-width="1.438cm" style:rel-column-width="9362*"/>
    </style:style>
    <style:style style:name="MailMergeTable2020-03-06T14_3a_25_3a_58Z56.G" style:display-name="MailMergeTable2020-03-06T14:25:58Z56.G" style:family="table-column">
      <style:table-column-properties style:column-width="1.438cm" style:rel-column-width="9363*"/>
    </style:style>
    <style:style style:name="MailMergeTable2020-03-06T14_3a_25_3a_58Z56.1" style:display-name="MailMergeTable2020-03-06T14:25:58Z56.1" style:family="table-row">
      <style:table-row-properties style:min-row-height="0.688cm"/>
    </style:style>
    <style:style style:name="MailMergeTable2020-03-06T14_3a_25_3a_58Z56.A1" style:display-name="MailMergeTable2020-03-06T14:25:58Z56.A1" style:family="table-cell">
      <style:table-cell-properties fo:padding="0.097cm" fo:border="0.05pt solid #000000"/>
    </style:style>
    <style:style style:name="MailMergeTable2020-03-06T14_3a_25_3a_58Z56.A2" style:display-name="MailMergeTable2020-03-06T14:25:58Z5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56.A3" style:display-name="MailMergeTable2020-03-06T14:25:58Z5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56.4" style:display-name="MailMergeTable2020-03-06T14:25:58Z56.4" style:family="table-row">
      <style:table-row-properties style:min-row-height="0.349cm"/>
    </style:style>
    <style:style style:name="MailMergeTable2020-03-06T14_3a_25_3a_58Z57" style:display-name="MailMergeTable2020-03-06T14:25:58Z57" style:family="table">
      <style:table-properties style:width="10.059cm" table:align="margins"/>
    </style:style>
    <style:style style:name="MailMergeTable2020-03-06T14_3a_25_3a_58Z57.A" style:display-name="MailMergeTable2020-03-06T14:25:58Z57.A" style:family="table-column">
      <style:table-column-properties style:column-width="1.438cm" style:rel-column-width="9362*"/>
    </style:style>
    <style:style style:name="MailMergeTable2020-03-06T14_3a_25_3a_58Z57.G" style:display-name="MailMergeTable2020-03-06T14:25:58Z57.G" style:family="table-column">
      <style:table-column-properties style:column-width="1.438cm" style:rel-column-width="9363*"/>
    </style:style>
    <style:style style:name="MailMergeTable2020-03-06T14_3a_25_3a_58Z57.1" style:display-name="MailMergeTable2020-03-06T14:25:58Z57.1" style:family="table-row">
      <style:table-row-properties style:min-row-height="0.688cm"/>
    </style:style>
    <style:style style:name="MailMergeTable2020-03-06T14_3a_25_3a_58Z57.A1" style:display-name="MailMergeTable2020-03-06T14:25:58Z57.A1" style:family="table-cell">
      <style:table-cell-properties fo:padding="0.097cm" fo:border="0.05pt solid #000000"/>
    </style:style>
    <style:style style:name="MailMergeTable2020-03-06T14_3a_25_3a_58Z57.A2" style:display-name="MailMergeTable2020-03-06T14:25:58Z5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57.A3" style:display-name="MailMergeTable2020-03-06T14:25:58Z5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57.4" style:display-name="MailMergeTable2020-03-06T14:25:58Z57.4" style:family="table-row">
      <style:table-row-properties style:min-row-height="0.349cm"/>
    </style:style>
    <style:style style:name="MailMergeTable2020-03-06T14_3a_25_3a_58Z58" style:display-name="MailMergeTable2020-03-06T14:25:58Z58" style:family="table">
      <style:table-properties style:width="10.059cm" table:align="margins"/>
    </style:style>
    <style:style style:name="MailMergeTable2020-03-06T14_3a_25_3a_58Z58.A" style:display-name="MailMergeTable2020-03-06T14:25:58Z58.A" style:family="table-column">
      <style:table-column-properties style:column-width="1.438cm" style:rel-column-width="9362*"/>
    </style:style>
    <style:style style:name="MailMergeTable2020-03-06T14_3a_25_3a_58Z58.G" style:display-name="MailMergeTable2020-03-06T14:25:58Z58.G" style:family="table-column">
      <style:table-column-properties style:column-width="1.438cm" style:rel-column-width="9363*"/>
    </style:style>
    <style:style style:name="MailMergeTable2020-03-06T14_3a_25_3a_58Z58.1" style:display-name="MailMergeTable2020-03-06T14:25:58Z58.1" style:family="table-row">
      <style:table-row-properties style:min-row-height="0.688cm"/>
    </style:style>
    <style:style style:name="MailMergeTable2020-03-06T14_3a_25_3a_58Z58.A1" style:display-name="MailMergeTable2020-03-06T14:25:58Z58.A1" style:family="table-cell">
      <style:table-cell-properties fo:padding="0.097cm" fo:border="0.05pt solid #000000"/>
    </style:style>
    <style:style style:name="MailMergeTable2020-03-06T14_3a_25_3a_58Z58.A2" style:display-name="MailMergeTable2020-03-06T14:25:58Z5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58.A3" style:display-name="MailMergeTable2020-03-06T14:25:58Z5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58.4" style:display-name="MailMergeTable2020-03-06T14:25:58Z58.4" style:family="table-row">
      <style:table-row-properties style:min-row-height="0.349cm"/>
    </style:style>
    <style:style style:name="MailMergeTable2020-03-06T14_3a_25_3a_58Z59" style:display-name="MailMergeTable2020-03-06T14:25:58Z59" style:family="table">
      <style:table-properties style:width="10.059cm" table:align="margins"/>
    </style:style>
    <style:style style:name="MailMergeTable2020-03-06T14_3a_25_3a_58Z59.A" style:display-name="MailMergeTable2020-03-06T14:25:58Z59.A" style:family="table-column">
      <style:table-column-properties style:column-width="1.438cm" style:rel-column-width="9362*"/>
    </style:style>
    <style:style style:name="MailMergeTable2020-03-06T14_3a_25_3a_58Z59.G" style:display-name="MailMergeTable2020-03-06T14:25:58Z59.G" style:family="table-column">
      <style:table-column-properties style:column-width="1.438cm" style:rel-column-width="9363*"/>
    </style:style>
    <style:style style:name="MailMergeTable2020-03-06T14_3a_25_3a_58Z59.1" style:display-name="MailMergeTable2020-03-06T14:25:58Z59.1" style:family="table-row">
      <style:table-row-properties style:min-row-height="0.688cm"/>
    </style:style>
    <style:style style:name="MailMergeTable2020-03-06T14_3a_25_3a_58Z59.A1" style:display-name="MailMergeTable2020-03-06T14:25:58Z59.A1" style:family="table-cell">
      <style:table-cell-properties fo:padding="0.097cm" fo:border="0.05pt solid #000000"/>
    </style:style>
    <style:style style:name="MailMergeTable2020-03-06T14_3a_25_3a_58Z59.A2" style:display-name="MailMergeTable2020-03-06T14:25:58Z5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59.A3" style:display-name="MailMergeTable2020-03-06T14:25:58Z5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59.4" style:display-name="MailMergeTable2020-03-06T14:25:58Z59.4" style:family="table-row">
      <style:table-row-properties style:min-row-height="0.349cm"/>
    </style:style>
    <style:style style:name="MailMergeTable2020-03-06T14_3a_25_3a_58Z60" style:display-name="MailMergeTable2020-03-06T14:25:58Z60" style:family="table">
      <style:table-properties style:width="10.059cm" table:align="margins"/>
    </style:style>
    <style:style style:name="MailMergeTable2020-03-06T14_3a_25_3a_58Z60.A" style:display-name="MailMergeTable2020-03-06T14:25:58Z60.A" style:family="table-column">
      <style:table-column-properties style:column-width="1.438cm" style:rel-column-width="9362*"/>
    </style:style>
    <style:style style:name="MailMergeTable2020-03-06T14_3a_25_3a_58Z60.G" style:display-name="MailMergeTable2020-03-06T14:25:58Z60.G" style:family="table-column">
      <style:table-column-properties style:column-width="1.438cm" style:rel-column-width="9363*"/>
    </style:style>
    <style:style style:name="MailMergeTable2020-03-06T14_3a_25_3a_58Z60.1" style:display-name="MailMergeTable2020-03-06T14:25:58Z60.1" style:family="table-row">
      <style:table-row-properties style:min-row-height="0.688cm"/>
    </style:style>
    <style:style style:name="MailMergeTable2020-03-06T14_3a_25_3a_58Z60.A1" style:display-name="MailMergeTable2020-03-06T14:25:58Z60.A1" style:family="table-cell">
      <style:table-cell-properties fo:padding="0.097cm" fo:border="0.05pt solid #000000"/>
    </style:style>
    <style:style style:name="MailMergeTable2020-03-06T14_3a_25_3a_58Z60.A2" style:display-name="MailMergeTable2020-03-06T14:25:58Z6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60.A3" style:display-name="MailMergeTable2020-03-06T14:25:58Z6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60.4" style:display-name="MailMergeTable2020-03-06T14:25:58Z60.4" style:family="table-row">
      <style:table-row-properties style:min-row-height="0.349cm"/>
    </style:style>
    <style:style style:name="MailMergeTable2020-03-06T14_3a_25_3a_58Z61" style:display-name="MailMergeTable2020-03-06T14:25:58Z61" style:family="table">
      <style:table-properties style:width="10.059cm" table:align="margins"/>
    </style:style>
    <style:style style:name="MailMergeTable2020-03-06T14_3a_25_3a_58Z61.A" style:display-name="MailMergeTable2020-03-06T14:25:58Z61.A" style:family="table-column">
      <style:table-column-properties style:column-width="1.438cm" style:rel-column-width="9362*"/>
    </style:style>
    <style:style style:name="MailMergeTable2020-03-06T14_3a_25_3a_58Z61.G" style:display-name="MailMergeTable2020-03-06T14:25:58Z61.G" style:family="table-column">
      <style:table-column-properties style:column-width="1.438cm" style:rel-column-width="9363*"/>
    </style:style>
    <style:style style:name="MailMergeTable2020-03-06T14_3a_25_3a_58Z61.1" style:display-name="MailMergeTable2020-03-06T14:25:58Z61.1" style:family="table-row">
      <style:table-row-properties style:min-row-height="0.688cm"/>
    </style:style>
    <style:style style:name="MailMergeTable2020-03-06T14_3a_25_3a_58Z61.A1" style:display-name="MailMergeTable2020-03-06T14:25:58Z61.A1" style:family="table-cell">
      <style:table-cell-properties fo:padding="0.097cm" fo:border="0.05pt solid #000000"/>
    </style:style>
    <style:style style:name="MailMergeTable2020-03-06T14_3a_25_3a_58Z61.A2" style:display-name="MailMergeTable2020-03-06T14:25:58Z6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61.A3" style:display-name="MailMergeTable2020-03-06T14:25:58Z6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61.4" style:display-name="MailMergeTable2020-03-06T14:25:58Z61.4" style:family="table-row">
      <style:table-row-properties style:min-row-height="0.349cm"/>
    </style:style>
    <style:style style:name="MailMergeTable2020-03-06T14_3a_25_3a_58Z62" style:display-name="MailMergeTable2020-03-06T14:25:58Z62" style:family="table">
      <style:table-properties style:width="10.059cm" table:align="margins"/>
    </style:style>
    <style:style style:name="MailMergeTable2020-03-06T14_3a_25_3a_58Z62.A" style:display-name="MailMergeTable2020-03-06T14:25:58Z62.A" style:family="table-column">
      <style:table-column-properties style:column-width="1.438cm" style:rel-column-width="9362*"/>
    </style:style>
    <style:style style:name="MailMergeTable2020-03-06T14_3a_25_3a_58Z62.G" style:display-name="MailMergeTable2020-03-06T14:25:58Z62.G" style:family="table-column">
      <style:table-column-properties style:column-width="1.438cm" style:rel-column-width="9363*"/>
    </style:style>
    <style:style style:name="MailMergeTable2020-03-06T14_3a_25_3a_58Z62.1" style:display-name="MailMergeTable2020-03-06T14:25:58Z62.1" style:family="table-row">
      <style:table-row-properties style:min-row-height="0.688cm"/>
    </style:style>
    <style:style style:name="MailMergeTable2020-03-06T14_3a_25_3a_58Z62.A1" style:display-name="MailMergeTable2020-03-06T14:25:58Z62.A1" style:family="table-cell">
      <style:table-cell-properties fo:padding="0.097cm" fo:border="0.05pt solid #000000"/>
    </style:style>
    <style:style style:name="MailMergeTable2020-03-06T14_3a_25_3a_58Z62.A2" style:display-name="MailMergeTable2020-03-06T14:25:58Z6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62.A3" style:display-name="MailMergeTable2020-03-06T14:25:58Z6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62.4" style:display-name="MailMergeTable2020-03-06T14:25:58Z62.4" style:family="table-row">
      <style:table-row-properties style:min-row-height="0.349cm"/>
    </style:style>
    <style:style style:name="MailMergeTable2020-03-06T14_3a_25_3a_58Z63" style:display-name="MailMergeTable2020-03-06T14:25:58Z63" style:family="table">
      <style:table-properties style:width="10.059cm" table:align="margins"/>
    </style:style>
    <style:style style:name="MailMergeTable2020-03-06T14_3a_25_3a_58Z63.A" style:display-name="MailMergeTable2020-03-06T14:25:58Z63.A" style:family="table-column">
      <style:table-column-properties style:column-width="1.438cm" style:rel-column-width="9362*"/>
    </style:style>
    <style:style style:name="MailMergeTable2020-03-06T14_3a_25_3a_58Z63.G" style:display-name="MailMergeTable2020-03-06T14:25:58Z63.G" style:family="table-column">
      <style:table-column-properties style:column-width="1.438cm" style:rel-column-width="9363*"/>
    </style:style>
    <style:style style:name="MailMergeTable2020-03-06T14_3a_25_3a_58Z63.1" style:display-name="MailMergeTable2020-03-06T14:25:58Z63.1" style:family="table-row">
      <style:table-row-properties style:min-row-height="0.688cm"/>
    </style:style>
    <style:style style:name="MailMergeTable2020-03-06T14_3a_25_3a_58Z63.A1" style:display-name="MailMergeTable2020-03-06T14:25:58Z63.A1" style:family="table-cell">
      <style:table-cell-properties fo:padding="0.097cm" fo:border="0.05pt solid #000000"/>
    </style:style>
    <style:style style:name="MailMergeTable2020-03-06T14_3a_25_3a_58Z63.A2" style:display-name="MailMergeTable2020-03-06T14:25:58Z6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63.A3" style:display-name="MailMergeTable2020-03-06T14:25:58Z6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63.4" style:display-name="MailMergeTable2020-03-06T14:25:58Z63.4" style:family="table-row">
      <style:table-row-properties style:min-row-height="0.349cm"/>
    </style:style>
    <style:style style:name="MailMergeTable2020-03-06T14_3a_25_3a_58Z64" style:display-name="MailMergeTable2020-03-06T14:25:58Z64" style:family="table">
      <style:table-properties style:width="10.059cm" table:align="margins"/>
    </style:style>
    <style:style style:name="MailMergeTable2020-03-06T14_3a_25_3a_58Z64.A" style:display-name="MailMergeTable2020-03-06T14:25:58Z64.A" style:family="table-column">
      <style:table-column-properties style:column-width="1.438cm" style:rel-column-width="9362*"/>
    </style:style>
    <style:style style:name="MailMergeTable2020-03-06T14_3a_25_3a_58Z64.G" style:display-name="MailMergeTable2020-03-06T14:25:58Z64.G" style:family="table-column">
      <style:table-column-properties style:column-width="1.438cm" style:rel-column-width="9363*"/>
    </style:style>
    <style:style style:name="MailMergeTable2020-03-06T14_3a_25_3a_58Z64.1" style:display-name="MailMergeTable2020-03-06T14:25:58Z64.1" style:family="table-row">
      <style:table-row-properties style:min-row-height="0.688cm"/>
    </style:style>
    <style:style style:name="MailMergeTable2020-03-06T14_3a_25_3a_58Z64.A1" style:display-name="MailMergeTable2020-03-06T14:25:58Z64.A1" style:family="table-cell">
      <style:table-cell-properties fo:padding="0.097cm" fo:border="0.05pt solid #000000"/>
    </style:style>
    <style:style style:name="MailMergeTable2020-03-06T14_3a_25_3a_58Z64.A2" style:display-name="MailMergeTable2020-03-06T14:25:58Z6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64.A3" style:display-name="MailMergeTable2020-03-06T14:25:58Z6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64.4" style:display-name="MailMergeTable2020-03-06T14:25:58Z64.4" style:family="table-row">
      <style:table-row-properties style:min-row-height="0.349cm"/>
    </style:style>
    <style:style style:name="MailMergeTable2020-03-06T14_3a_25_3a_58Z65" style:display-name="MailMergeTable2020-03-06T14:25:58Z65" style:family="table">
      <style:table-properties style:width="10.059cm" table:align="margins"/>
    </style:style>
    <style:style style:name="MailMergeTable2020-03-06T14_3a_25_3a_58Z65.A" style:display-name="MailMergeTable2020-03-06T14:25:58Z65.A" style:family="table-column">
      <style:table-column-properties style:column-width="1.438cm" style:rel-column-width="9362*"/>
    </style:style>
    <style:style style:name="MailMergeTable2020-03-06T14_3a_25_3a_58Z65.G" style:display-name="MailMergeTable2020-03-06T14:25:58Z65.G" style:family="table-column">
      <style:table-column-properties style:column-width="1.438cm" style:rel-column-width="9363*"/>
    </style:style>
    <style:style style:name="MailMergeTable2020-03-06T14_3a_25_3a_58Z65.1" style:display-name="MailMergeTable2020-03-06T14:25:58Z65.1" style:family="table-row">
      <style:table-row-properties style:min-row-height="0.688cm"/>
    </style:style>
    <style:style style:name="MailMergeTable2020-03-06T14_3a_25_3a_58Z65.A1" style:display-name="MailMergeTable2020-03-06T14:25:58Z65.A1" style:family="table-cell">
      <style:table-cell-properties fo:padding="0.097cm" fo:border="0.05pt solid #000000"/>
    </style:style>
    <style:style style:name="MailMergeTable2020-03-06T14_3a_25_3a_58Z65.A2" style:display-name="MailMergeTable2020-03-06T14:25:58Z6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65.A3" style:display-name="MailMergeTable2020-03-06T14:25:58Z6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65.4" style:display-name="MailMergeTable2020-03-06T14:25:58Z65.4" style:family="table-row">
      <style:table-row-properties style:min-row-height="0.349cm"/>
    </style:style>
    <style:style style:name="MailMergeTable2020-03-06T14_3a_25_3a_58Z66" style:display-name="MailMergeTable2020-03-06T14:25:58Z66" style:family="table">
      <style:table-properties style:width="10.059cm" table:align="margins"/>
    </style:style>
    <style:style style:name="MailMergeTable2020-03-06T14_3a_25_3a_58Z66.A" style:display-name="MailMergeTable2020-03-06T14:25:58Z66.A" style:family="table-column">
      <style:table-column-properties style:column-width="1.438cm" style:rel-column-width="9362*"/>
    </style:style>
    <style:style style:name="MailMergeTable2020-03-06T14_3a_25_3a_58Z66.G" style:display-name="MailMergeTable2020-03-06T14:25:58Z66.G" style:family="table-column">
      <style:table-column-properties style:column-width="1.438cm" style:rel-column-width="9363*"/>
    </style:style>
    <style:style style:name="MailMergeTable2020-03-06T14_3a_25_3a_58Z66.1" style:display-name="MailMergeTable2020-03-06T14:25:58Z66.1" style:family="table-row">
      <style:table-row-properties style:min-row-height="0.688cm"/>
    </style:style>
    <style:style style:name="MailMergeTable2020-03-06T14_3a_25_3a_58Z66.A1" style:display-name="MailMergeTable2020-03-06T14:25:58Z66.A1" style:family="table-cell">
      <style:table-cell-properties fo:padding="0.097cm" fo:border="0.05pt solid #000000"/>
    </style:style>
    <style:style style:name="MailMergeTable2020-03-06T14_3a_25_3a_58Z66.A2" style:display-name="MailMergeTable2020-03-06T14:25:58Z6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66.A3" style:display-name="MailMergeTable2020-03-06T14:25:58Z6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66.4" style:display-name="MailMergeTable2020-03-06T14:25:58Z66.4" style:family="table-row">
      <style:table-row-properties style:min-row-height="0.349cm"/>
    </style:style>
    <style:style style:name="MailMergeTable2020-03-06T14_3a_25_3a_58Z67" style:display-name="MailMergeTable2020-03-06T14:25:58Z67" style:family="table">
      <style:table-properties style:width="10.059cm" table:align="margins"/>
    </style:style>
    <style:style style:name="MailMergeTable2020-03-06T14_3a_25_3a_58Z67.A" style:display-name="MailMergeTable2020-03-06T14:25:58Z67.A" style:family="table-column">
      <style:table-column-properties style:column-width="1.438cm" style:rel-column-width="9362*"/>
    </style:style>
    <style:style style:name="MailMergeTable2020-03-06T14_3a_25_3a_58Z67.G" style:display-name="MailMergeTable2020-03-06T14:25:58Z67.G" style:family="table-column">
      <style:table-column-properties style:column-width="1.438cm" style:rel-column-width="9363*"/>
    </style:style>
    <style:style style:name="MailMergeTable2020-03-06T14_3a_25_3a_58Z67.1" style:display-name="MailMergeTable2020-03-06T14:25:58Z67.1" style:family="table-row">
      <style:table-row-properties style:min-row-height="0.688cm"/>
    </style:style>
    <style:style style:name="MailMergeTable2020-03-06T14_3a_25_3a_58Z67.A1" style:display-name="MailMergeTable2020-03-06T14:25:58Z67.A1" style:family="table-cell">
      <style:table-cell-properties fo:padding="0.097cm" fo:border="0.05pt solid #000000"/>
    </style:style>
    <style:style style:name="MailMergeTable2020-03-06T14_3a_25_3a_58Z67.A2" style:display-name="MailMergeTable2020-03-06T14:25:58Z6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67.A3" style:display-name="MailMergeTable2020-03-06T14:25:58Z6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67.4" style:display-name="MailMergeTable2020-03-06T14:25:58Z67.4" style:family="table-row">
      <style:table-row-properties style:min-row-height="0.349cm"/>
    </style:style>
    <style:style style:name="MailMergeTable2020-03-06T14_3a_25_3a_58Z68" style:display-name="MailMergeTable2020-03-06T14:25:58Z68" style:family="table">
      <style:table-properties style:width="10.059cm" table:align="margins"/>
    </style:style>
    <style:style style:name="MailMergeTable2020-03-06T14_3a_25_3a_58Z68.A" style:display-name="MailMergeTable2020-03-06T14:25:58Z68.A" style:family="table-column">
      <style:table-column-properties style:column-width="1.438cm" style:rel-column-width="9362*"/>
    </style:style>
    <style:style style:name="MailMergeTable2020-03-06T14_3a_25_3a_58Z68.G" style:display-name="MailMergeTable2020-03-06T14:25:58Z68.G" style:family="table-column">
      <style:table-column-properties style:column-width="1.438cm" style:rel-column-width="9363*"/>
    </style:style>
    <style:style style:name="MailMergeTable2020-03-06T14_3a_25_3a_58Z68.1" style:display-name="MailMergeTable2020-03-06T14:25:58Z68.1" style:family="table-row">
      <style:table-row-properties style:min-row-height="0.688cm"/>
    </style:style>
    <style:style style:name="MailMergeTable2020-03-06T14_3a_25_3a_58Z68.A1" style:display-name="MailMergeTable2020-03-06T14:25:58Z68.A1" style:family="table-cell">
      <style:table-cell-properties fo:padding="0.097cm" fo:border="0.05pt solid #000000"/>
    </style:style>
    <style:style style:name="MailMergeTable2020-03-06T14_3a_25_3a_58Z68.A2" style:display-name="MailMergeTable2020-03-06T14:25:58Z6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68.A3" style:display-name="MailMergeTable2020-03-06T14:25:58Z6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68.4" style:display-name="MailMergeTable2020-03-06T14:25:58Z68.4" style:family="table-row">
      <style:table-row-properties style:min-row-height="0.349cm"/>
    </style:style>
    <style:style style:name="MailMergeTable2020-03-06T14_3a_25_3a_58Z69" style:display-name="MailMergeTable2020-03-06T14:25:58Z69" style:family="table">
      <style:table-properties style:width="10.059cm" table:align="margins"/>
    </style:style>
    <style:style style:name="MailMergeTable2020-03-06T14_3a_25_3a_58Z69.A" style:display-name="MailMergeTable2020-03-06T14:25:58Z69.A" style:family="table-column">
      <style:table-column-properties style:column-width="1.438cm" style:rel-column-width="9362*"/>
    </style:style>
    <style:style style:name="MailMergeTable2020-03-06T14_3a_25_3a_58Z69.G" style:display-name="MailMergeTable2020-03-06T14:25:58Z69.G" style:family="table-column">
      <style:table-column-properties style:column-width="1.438cm" style:rel-column-width="9363*"/>
    </style:style>
    <style:style style:name="MailMergeTable2020-03-06T14_3a_25_3a_58Z69.1" style:display-name="MailMergeTable2020-03-06T14:25:58Z69.1" style:family="table-row">
      <style:table-row-properties style:min-row-height="0.688cm"/>
    </style:style>
    <style:style style:name="MailMergeTable2020-03-06T14_3a_25_3a_58Z69.A1" style:display-name="MailMergeTable2020-03-06T14:25:58Z69.A1" style:family="table-cell">
      <style:table-cell-properties fo:padding="0.097cm" fo:border="0.05pt solid #000000"/>
    </style:style>
    <style:style style:name="MailMergeTable2020-03-06T14_3a_25_3a_58Z69.A2" style:display-name="MailMergeTable2020-03-06T14:25:58Z6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69.A3" style:display-name="MailMergeTable2020-03-06T14:25:58Z6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69.4" style:display-name="MailMergeTable2020-03-06T14:25:58Z69.4" style:family="table-row">
      <style:table-row-properties style:min-row-height="0.349cm"/>
    </style:style>
    <style:style style:name="MailMergeTable2020-03-06T14_3a_25_3a_58Z70" style:display-name="MailMergeTable2020-03-06T14:25:58Z70" style:family="table">
      <style:table-properties style:width="10.059cm" table:align="margins"/>
    </style:style>
    <style:style style:name="MailMergeTable2020-03-06T14_3a_25_3a_58Z70.A" style:display-name="MailMergeTable2020-03-06T14:25:58Z70.A" style:family="table-column">
      <style:table-column-properties style:column-width="1.438cm" style:rel-column-width="9362*"/>
    </style:style>
    <style:style style:name="MailMergeTable2020-03-06T14_3a_25_3a_58Z70.G" style:display-name="MailMergeTable2020-03-06T14:25:58Z70.G" style:family="table-column">
      <style:table-column-properties style:column-width="1.438cm" style:rel-column-width="9363*"/>
    </style:style>
    <style:style style:name="MailMergeTable2020-03-06T14_3a_25_3a_58Z70.1" style:display-name="MailMergeTable2020-03-06T14:25:58Z70.1" style:family="table-row">
      <style:table-row-properties style:min-row-height="0.688cm"/>
    </style:style>
    <style:style style:name="MailMergeTable2020-03-06T14_3a_25_3a_58Z70.A1" style:display-name="MailMergeTable2020-03-06T14:25:58Z70.A1" style:family="table-cell">
      <style:table-cell-properties fo:padding="0.097cm" fo:border="0.05pt solid #000000"/>
    </style:style>
    <style:style style:name="MailMergeTable2020-03-06T14_3a_25_3a_58Z70.A2" style:display-name="MailMergeTable2020-03-06T14:25:58Z7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70.A3" style:display-name="MailMergeTable2020-03-06T14:25:58Z7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70.4" style:display-name="MailMergeTable2020-03-06T14:25:58Z70.4" style:family="table-row">
      <style:table-row-properties style:min-row-height="0.349cm"/>
    </style:style>
    <style:style style:name="MailMergeTable2020-03-06T14_3a_25_3a_58Z71" style:display-name="MailMergeTable2020-03-06T14:25:58Z71" style:family="table">
      <style:table-properties style:width="10.059cm" table:align="margins"/>
    </style:style>
    <style:style style:name="MailMergeTable2020-03-06T14_3a_25_3a_58Z71.A" style:display-name="MailMergeTable2020-03-06T14:25:58Z71.A" style:family="table-column">
      <style:table-column-properties style:column-width="1.438cm" style:rel-column-width="9362*"/>
    </style:style>
    <style:style style:name="MailMergeTable2020-03-06T14_3a_25_3a_58Z71.G" style:display-name="MailMergeTable2020-03-06T14:25:58Z71.G" style:family="table-column">
      <style:table-column-properties style:column-width="1.438cm" style:rel-column-width="9363*"/>
    </style:style>
    <style:style style:name="MailMergeTable2020-03-06T14_3a_25_3a_58Z71.1" style:display-name="MailMergeTable2020-03-06T14:25:58Z71.1" style:family="table-row">
      <style:table-row-properties style:min-row-height="0.688cm"/>
    </style:style>
    <style:style style:name="MailMergeTable2020-03-06T14_3a_25_3a_58Z71.A1" style:display-name="MailMergeTable2020-03-06T14:25:58Z71.A1" style:family="table-cell">
      <style:table-cell-properties fo:padding="0.097cm" fo:border="0.05pt solid #000000"/>
    </style:style>
    <style:style style:name="MailMergeTable2020-03-06T14_3a_25_3a_58Z71.A2" style:display-name="MailMergeTable2020-03-06T14:25:58Z7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71.A3" style:display-name="MailMergeTable2020-03-06T14:25:58Z7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71.4" style:display-name="MailMergeTable2020-03-06T14:25:58Z71.4" style:family="table-row">
      <style:table-row-properties style:min-row-height="0.349cm"/>
    </style:style>
    <style:style style:name="MailMergeTable2020-03-06T14_3a_25_3a_58Z72" style:display-name="MailMergeTable2020-03-06T14:25:58Z72" style:family="table">
      <style:table-properties style:width="10.059cm" table:align="margins"/>
    </style:style>
    <style:style style:name="MailMergeTable2020-03-06T14_3a_25_3a_58Z72.A" style:display-name="MailMergeTable2020-03-06T14:25:58Z72.A" style:family="table-column">
      <style:table-column-properties style:column-width="1.438cm" style:rel-column-width="9362*"/>
    </style:style>
    <style:style style:name="MailMergeTable2020-03-06T14_3a_25_3a_58Z72.G" style:display-name="MailMergeTable2020-03-06T14:25:58Z72.G" style:family="table-column">
      <style:table-column-properties style:column-width="1.438cm" style:rel-column-width="9363*"/>
    </style:style>
    <style:style style:name="MailMergeTable2020-03-06T14_3a_25_3a_58Z72.1" style:display-name="MailMergeTable2020-03-06T14:25:58Z72.1" style:family="table-row">
      <style:table-row-properties style:min-row-height="0.688cm"/>
    </style:style>
    <style:style style:name="MailMergeTable2020-03-06T14_3a_25_3a_58Z72.A1" style:display-name="MailMergeTable2020-03-06T14:25:58Z72.A1" style:family="table-cell">
      <style:table-cell-properties fo:padding="0.097cm" fo:border="0.05pt solid #000000"/>
    </style:style>
    <style:style style:name="MailMergeTable2020-03-06T14_3a_25_3a_58Z72.A2" style:display-name="MailMergeTable2020-03-06T14:25:58Z7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72.A3" style:display-name="MailMergeTable2020-03-06T14:25:58Z7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72.4" style:display-name="MailMergeTable2020-03-06T14:25:58Z72.4" style:family="table-row">
      <style:table-row-properties style:min-row-height="0.349cm"/>
    </style:style>
    <style:style style:name="MailMergeTable2020-03-06T14_3a_25_3a_58Z73" style:display-name="MailMergeTable2020-03-06T14:25:58Z73" style:family="table">
      <style:table-properties style:width="10.059cm" table:align="margins"/>
    </style:style>
    <style:style style:name="MailMergeTable2020-03-06T14_3a_25_3a_58Z73.A" style:display-name="MailMergeTable2020-03-06T14:25:58Z73.A" style:family="table-column">
      <style:table-column-properties style:column-width="1.438cm" style:rel-column-width="9362*"/>
    </style:style>
    <style:style style:name="MailMergeTable2020-03-06T14_3a_25_3a_58Z73.G" style:display-name="MailMergeTable2020-03-06T14:25:58Z73.G" style:family="table-column">
      <style:table-column-properties style:column-width="1.438cm" style:rel-column-width="9363*"/>
    </style:style>
    <style:style style:name="MailMergeTable2020-03-06T14_3a_25_3a_58Z73.1" style:display-name="MailMergeTable2020-03-06T14:25:58Z73.1" style:family="table-row">
      <style:table-row-properties style:min-row-height="0.688cm"/>
    </style:style>
    <style:style style:name="MailMergeTable2020-03-06T14_3a_25_3a_58Z73.A1" style:display-name="MailMergeTable2020-03-06T14:25:58Z73.A1" style:family="table-cell">
      <style:table-cell-properties fo:padding="0.097cm" fo:border="0.05pt solid #000000"/>
    </style:style>
    <style:style style:name="MailMergeTable2020-03-06T14_3a_25_3a_58Z73.A2" style:display-name="MailMergeTable2020-03-06T14:25:58Z7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73.A3" style:display-name="MailMergeTable2020-03-06T14:25:58Z7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73.4" style:display-name="MailMergeTable2020-03-06T14:25:58Z73.4" style:family="table-row">
      <style:table-row-properties style:min-row-height="0.349cm"/>
    </style:style>
    <style:style style:name="MailMergeTable2020-03-06T14_3a_25_3a_58Z74" style:display-name="MailMergeTable2020-03-06T14:25:58Z74" style:family="table">
      <style:table-properties style:width="10.059cm" table:align="margins"/>
    </style:style>
    <style:style style:name="MailMergeTable2020-03-06T14_3a_25_3a_58Z74.A" style:display-name="MailMergeTable2020-03-06T14:25:58Z74.A" style:family="table-column">
      <style:table-column-properties style:column-width="1.438cm" style:rel-column-width="9362*"/>
    </style:style>
    <style:style style:name="MailMergeTable2020-03-06T14_3a_25_3a_58Z74.G" style:display-name="MailMergeTable2020-03-06T14:25:58Z74.G" style:family="table-column">
      <style:table-column-properties style:column-width="1.438cm" style:rel-column-width="9363*"/>
    </style:style>
    <style:style style:name="MailMergeTable2020-03-06T14_3a_25_3a_58Z74.1" style:display-name="MailMergeTable2020-03-06T14:25:58Z74.1" style:family="table-row">
      <style:table-row-properties style:min-row-height="0.688cm"/>
    </style:style>
    <style:style style:name="MailMergeTable2020-03-06T14_3a_25_3a_58Z74.A1" style:display-name="MailMergeTable2020-03-06T14:25:58Z74.A1" style:family="table-cell">
      <style:table-cell-properties fo:padding="0.097cm" fo:border="0.05pt solid #000000"/>
    </style:style>
    <style:style style:name="MailMergeTable2020-03-06T14_3a_25_3a_58Z74.A2" style:display-name="MailMergeTable2020-03-06T14:25:58Z7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74.A3" style:display-name="MailMergeTable2020-03-06T14:25:58Z7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74.4" style:display-name="MailMergeTable2020-03-06T14:25:58Z74.4" style:family="table-row">
      <style:table-row-properties style:min-row-height="0.349cm"/>
    </style:style>
    <style:style style:name="MailMergeTable2020-03-06T14_3a_25_3a_58Z75" style:display-name="MailMergeTable2020-03-06T14:25:58Z75" style:family="table">
      <style:table-properties style:width="10.059cm" table:align="margins"/>
    </style:style>
    <style:style style:name="MailMergeTable2020-03-06T14_3a_25_3a_58Z75.A" style:display-name="MailMergeTable2020-03-06T14:25:58Z75.A" style:family="table-column">
      <style:table-column-properties style:column-width="1.438cm" style:rel-column-width="9362*"/>
    </style:style>
    <style:style style:name="MailMergeTable2020-03-06T14_3a_25_3a_58Z75.G" style:display-name="MailMergeTable2020-03-06T14:25:58Z75.G" style:family="table-column">
      <style:table-column-properties style:column-width="1.438cm" style:rel-column-width="9363*"/>
    </style:style>
    <style:style style:name="MailMergeTable2020-03-06T14_3a_25_3a_58Z75.1" style:display-name="MailMergeTable2020-03-06T14:25:58Z75.1" style:family="table-row">
      <style:table-row-properties style:min-row-height="0.688cm"/>
    </style:style>
    <style:style style:name="MailMergeTable2020-03-06T14_3a_25_3a_58Z75.A1" style:display-name="MailMergeTable2020-03-06T14:25:58Z75.A1" style:family="table-cell">
      <style:table-cell-properties fo:padding="0.097cm" fo:border="0.05pt solid #000000"/>
    </style:style>
    <style:style style:name="MailMergeTable2020-03-06T14_3a_25_3a_58Z75.A2" style:display-name="MailMergeTable2020-03-06T14:25:58Z7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75.A3" style:display-name="MailMergeTable2020-03-06T14:25:58Z7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75.4" style:display-name="MailMergeTable2020-03-06T14:25:58Z75.4" style:family="table-row">
      <style:table-row-properties style:min-row-height="0.349cm"/>
    </style:style>
    <style:style style:name="MailMergeTable2020-03-06T14_3a_25_3a_58Z76" style:display-name="MailMergeTable2020-03-06T14:25:58Z76" style:family="table">
      <style:table-properties style:width="10.059cm" table:align="margins"/>
    </style:style>
    <style:style style:name="MailMergeTable2020-03-06T14_3a_25_3a_58Z76.A" style:display-name="MailMergeTable2020-03-06T14:25:58Z76.A" style:family="table-column">
      <style:table-column-properties style:column-width="1.438cm" style:rel-column-width="9362*"/>
    </style:style>
    <style:style style:name="MailMergeTable2020-03-06T14_3a_25_3a_58Z76.G" style:display-name="MailMergeTable2020-03-06T14:25:58Z76.G" style:family="table-column">
      <style:table-column-properties style:column-width="1.438cm" style:rel-column-width="9363*"/>
    </style:style>
    <style:style style:name="MailMergeTable2020-03-06T14_3a_25_3a_58Z76.1" style:display-name="MailMergeTable2020-03-06T14:25:58Z76.1" style:family="table-row">
      <style:table-row-properties style:min-row-height="0.688cm"/>
    </style:style>
    <style:style style:name="MailMergeTable2020-03-06T14_3a_25_3a_58Z76.A1" style:display-name="MailMergeTable2020-03-06T14:25:58Z76.A1" style:family="table-cell">
      <style:table-cell-properties fo:padding="0.097cm" fo:border="0.05pt solid #000000"/>
    </style:style>
    <style:style style:name="MailMergeTable2020-03-06T14_3a_25_3a_58Z76.A2" style:display-name="MailMergeTable2020-03-06T14:25:58Z7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76.A3" style:display-name="MailMergeTable2020-03-06T14:25:58Z7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76.4" style:display-name="MailMergeTable2020-03-06T14:25:58Z76.4" style:family="table-row">
      <style:table-row-properties style:min-row-height="0.349cm"/>
    </style:style>
    <style:style style:name="MailMergeTable2020-03-06T14_3a_25_3a_58Z77" style:display-name="MailMergeTable2020-03-06T14:25:58Z77" style:family="table">
      <style:table-properties style:width="10.059cm" table:align="margins"/>
    </style:style>
    <style:style style:name="MailMergeTable2020-03-06T14_3a_25_3a_58Z77.A" style:display-name="MailMergeTable2020-03-06T14:25:58Z77.A" style:family="table-column">
      <style:table-column-properties style:column-width="1.438cm" style:rel-column-width="9362*"/>
    </style:style>
    <style:style style:name="MailMergeTable2020-03-06T14_3a_25_3a_58Z77.G" style:display-name="MailMergeTable2020-03-06T14:25:58Z77.G" style:family="table-column">
      <style:table-column-properties style:column-width="1.438cm" style:rel-column-width="9363*"/>
    </style:style>
    <style:style style:name="MailMergeTable2020-03-06T14_3a_25_3a_58Z77.1" style:display-name="MailMergeTable2020-03-06T14:25:58Z77.1" style:family="table-row">
      <style:table-row-properties style:min-row-height="0.688cm"/>
    </style:style>
    <style:style style:name="MailMergeTable2020-03-06T14_3a_25_3a_58Z77.A1" style:display-name="MailMergeTable2020-03-06T14:25:58Z77.A1" style:family="table-cell">
      <style:table-cell-properties fo:padding="0.097cm" fo:border="0.05pt solid #000000"/>
    </style:style>
    <style:style style:name="MailMergeTable2020-03-06T14_3a_25_3a_58Z77.A2" style:display-name="MailMergeTable2020-03-06T14:25:58Z7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77.A3" style:display-name="MailMergeTable2020-03-06T14:25:58Z7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77.4" style:display-name="MailMergeTable2020-03-06T14:25:58Z77.4" style:family="table-row">
      <style:table-row-properties style:min-row-height="0.349cm"/>
    </style:style>
    <style:style style:name="MailMergeTable2020-03-06T14_3a_25_3a_58Z78" style:display-name="MailMergeTable2020-03-06T14:25:58Z78" style:family="table">
      <style:table-properties style:width="10.059cm" table:align="margins"/>
    </style:style>
    <style:style style:name="MailMergeTable2020-03-06T14_3a_25_3a_58Z78.A" style:display-name="MailMergeTable2020-03-06T14:25:58Z78.A" style:family="table-column">
      <style:table-column-properties style:column-width="1.438cm" style:rel-column-width="9362*"/>
    </style:style>
    <style:style style:name="MailMergeTable2020-03-06T14_3a_25_3a_58Z78.G" style:display-name="MailMergeTable2020-03-06T14:25:58Z78.G" style:family="table-column">
      <style:table-column-properties style:column-width="1.438cm" style:rel-column-width="9363*"/>
    </style:style>
    <style:style style:name="MailMergeTable2020-03-06T14_3a_25_3a_58Z78.1" style:display-name="MailMergeTable2020-03-06T14:25:58Z78.1" style:family="table-row">
      <style:table-row-properties style:min-row-height="0.688cm"/>
    </style:style>
    <style:style style:name="MailMergeTable2020-03-06T14_3a_25_3a_58Z78.A1" style:display-name="MailMergeTable2020-03-06T14:25:58Z78.A1" style:family="table-cell">
      <style:table-cell-properties fo:padding="0.097cm" fo:border="0.05pt solid #000000"/>
    </style:style>
    <style:style style:name="MailMergeTable2020-03-06T14_3a_25_3a_58Z78.A2" style:display-name="MailMergeTable2020-03-06T14:25:58Z7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78.A3" style:display-name="MailMergeTable2020-03-06T14:25:58Z7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78.4" style:display-name="MailMergeTable2020-03-06T14:25:58Z78.4" style:family="table-row">
      <style:table-row-properties style:min-row-height="0.349cm"/>
    </style:style>
    <style:style style:name="MailMergeTable2020-03-06T14_3a_25_3a_58Z79" style:display-name="MailMergeTable2020-03-06T14:25:58Z79" style:family="table">
      <style:table-properties style:width="10.059cm" table:align="margins"/>
    </style:style>
    <style:style style:name="MailMergeTable2020-03-06T14_3a_25_3a_58Z79.A" style:display-name="MailMergeTable2020-03-06T14:25:58Z79.A" style:family="table-column">
      <style:table-column-properties style:column-width="1.438cm" style:rel-column-width="9362*"/>
    </style:style>
    <style:style style:name="MailMergeTable2020-03-06T14_3a_25_3a_58Z79.G" style:display-name="MailMergeTable2020-03-06T14:25:58Z79.G" style:family="table-column">
      <style:table-column-properties style:column-width="1.438cm" style:rel-column-width="9363*"/>
    </style:style>
    <style:style style:name="MailMergeTable2020-03-06T14_3a_25_3a_58Z79.1" style:display-name="MailMergeTable2020-03-06T14:25:58Z79.1" style:family="table-row">
      <style:table-row-properties style:min-row-height="0.688cm"/>
    </style:style>
    <style:style style:name="MailMergeTable2020-03-06T14_3a_25_3a_58Z79.A1" style:display-name="MailMergeTable2020-03-06T14:25:58Z79.A1" style:family="table-cell">
      <style:table-cell-properties fo:padding="0.097cm" fo:border="0.05pt solid #000000"/>
    </style:style>
    <style:style style:name="MailMergeTable2020-03-06T14_3a_25_3a_58Z79.A2" style:display-name="MailMergeTable2020-03-06T14:25:58Z7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79.A3" style:display-name="MailMergeTable2020-03-06T14:25:58Z7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79.4" style:display-name="MailMergeTable2020-03-06T14:25:58Z79.4" style:family="table-row">
      <style:table-row-properties style:min-row-height="0.349cm"/>
    </style:style>
    <style:style style:name="MailMergeTable2020-03-06T14_3a_25_3a_58Z80" style:display-name="MailMergeTable2020-03-06T14:25:58Z80" style:family="table">
      <style:table-properties style:width="10.059cm" table:align="margins"/>
    </style:style>
    <style:style style:name="MailMergeTable2020-03-06T14_3a_25_3a_58Z80.A" style:display-name="MailMergeTable2020-03-06T14:25:58Z80.A" style:family="table-column">
      <style:table-column-properties style:column-width="1.438cm" style:rel-column-width="9362*"/>
    </style:style>
    <style:style style:name="MailMergeTable2020-03-06T14_3a_25_3a_58Z80.G" style:display-name="MailMergeTable2020-03-06T14:25:58Z80.G" style:family="table-column">
      <style:table-column-properties style:column-width="1.438cm" style:rel-column-width="9363*"/>
    </style:style>
    <style:style style:name="MailMergeTable2020-03-06T14_3a_25_3a_58Z80.1" style:display-name="MailMergeTable2020-03-06T14:25:58Z80.1" style:family="table-row">
      <style:table-row-properties style:min-row-height="0.688cm"/>
    </style:style>
    <style:style style:name="MailMergeTable2020-03-06T14_3a_25_3a_58Z80.A1" style:display-name="MailMergeTable2020-03-06T14:25:58Z80.A1" style:family="table-cell">
      <style:table-cell-properties fo:padding="0.097cm" fo:border="0.05pt solid #000000"/>
    </style:style>
    <style:style style:name="MailMergeTable2020-03-06T14_3a_25_3a_58Z80.A2" style:display-name="MailMergeTable2020-03-06T14:25:58Z8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80.A3" style:display-name="MailMergeTable2020-03-06T14:25:58Z8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80.4" style:display-name="MailMergeTable2020-03-06T14:25:58Z80.4" style:family="table-row">
      <style:table-row-properties style:min-row-height="0.349cm"/>
    </style:style>
    <style:style style:name="MailMergeTable2020-03-06T14_3a_25_3a_58Z81" style:display-name="MailMergeTable2020-03-06T14:25:58Z81" style:family="table">
      <style:table-properties style:width="10.059cm" table:align="margins"/>
    </style:style>
    <style:style style:name="MailMergeTable2020-03-06T14_3a_25_3a_58Z81.A" style:display-name="MailMergeTable2020-03-06T14:25:58Z81.A" style:family="table-column">
      <style:table-column-properties style:column-width="1.438cm" style:rel-column-width="9362*"/>
    </style:style>
    <style:style style:name="MailMergeTable2020-03-06T14_3a_25_3a_58Z81.G" style:display-name="MailMergeTable2020-03-06T14:25:58Z81.G" style:family="table-column">
      <style:table-column-properties style:column-width="1.438cm" style:rel-column-width="9363*"/>
    </style:style>
    <style:style style:name="MailMergeTable2020-03-06T14_3a_25_3a_58Z81.1" style:display-name="MailMergeTable2020-03-06T14:25:58Z81.1" style:family="table-row">
      <style:table-row-properties style:min-row-height="0.688cm"/>
    </style:style>
    <style:style style:name="MailMergeTable2020-03-06T14_3a_25_3a_58Z81.A1" style:display-name="MailMergeTable2020-03-06T14:25:58Z81.A1" style:family="table-cell">
      <style:table-cell-properties fo:padding="0.097cm" fo:border="0.05pt solid #000000"/>
    </style:style>
    <style:style style:name="MailMergeTable2020-03-06T14_3a_25_3a_58Z81.A2" style:display-name="MailMergeTable2020-03-06T14:25:58Z8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81.A3" style:display-name="MailMergeTable2020-03-06T14:25:58Z8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81.4" style:display-name="MailMergeTable2020-03-06T14:25:58Z81.4" style:family="table-row">
      <style:table-row-properties style:min-row-height="0.349cm"/>
    </style:style>
    <style:style style:name="MailMergeTable2020-03-06T14_3a_25_3a_58Z82" style:display-name="MailMergeTable2020-03-06T14:25:58Z82" style:family="table">
      <style:table-properties style:width="10.059cm" table:align="margins"/>
    </style:style>
    <style:style style:name="MailMergeTable2020-03-06T14_3a_25_3a_58Z82.A" style:display-name="MailMergeTable2020-03-06T14:25:58Z82.A" style:family="table-column">
      <style:table-column-properties style:column-width="1.438cm" style:rel-column-width="9362*"/>
    </style:style>
    <style:style style:name="MailMergeTable2020-03-06T14_3a_25_3a_58Z82.G" style:display-name="MailMergeTable2020-03-06T14:25:58Z82.G" style:family="table-column">
      <style:table-column-properties style:column-width="1.438cm" style:rel-column-width="9363*"/>
    </style:style>
    <style:style style:name="MailMergeTable2020-03-06T14_3a_25_3a_58Z82.1" style:display-name="MailMergeTable2020-03-06T14:25:58Z82.1" style:family="table-row">
      <style:table-row-properties style:min-row-height="0.688cm"/>
    </style:style>
    <style:style style:name="MailMergeTable2020-03-06T14_3a_25_3a_58Z82.A1" style:display-name="MailMergeTable2020-03-06T14:25:58Z82.A1" style:family="table-cell">
      <style:table-cell-properties fo:padding="0.097cm" fo:border="0.05pt solid #000000"/>
    </style:style>
    <style:style style:name="MailMergeTable2020-03-06T14_3a_25_3a_58Z82.A2" style:display-name="MailMergeTable2020-03-06T14:25:58Z8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82.A3" style:display-name="MailMergeTable2020-03-06T14:25:58Z8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82.4" style:display-name="MailMergeTable2020-03-06T14:25:58Z82.4" style:family="table-row">
      <style:table-row-properties style:min-row-height="0.349cm"/>
    </style:style>
    <style:style style:name="MailMergeTable2020-03-06T14_3a_25_3a_58Z83" style:display-name="MailMergeTable2020-03-06T14:25:58Z83" style:family="table">
      <style:table-properties style:width="10.059cm" table:align="margins"/>
    </style:style>
    <style:style style:name="MailMergeTable2020-03-06T14_3a_25_3a_58Z83.A" style:display-name="MailMergeTable2020-03-06T14:25:58Z83.A" style:family="table-column">
      <style:table-column-properties style:column-width="1.438cm" style:rel-column-width="9362*"/>
    </style:style>
    <style:style style:name="MailMergeTable2020-03-06T14_3a_25_3a_58Z83.G" style:display-name="MailMergeTable2020-03-06T14:25:58Z83.G" style:family="table-column">
      <style:table-column-properties style:column-width="1.438cm" style:rel-column-width="9363*"/>
    </style:style>
    <style:style style:name="MailMergeTable2020-03-06T14_3a_25_3a_58Z83.1" style:display-name="MailMergeTable2020-03-06T14:25:58Z83.1" style:family="table-row">
      <style:table-row-properties style:min-row-height="0.688cm"/>
    </style:style>
    <style:style style:name="MailMergeTable2020-03-06T14_3a_25_3a_58Z83.A1" style:display-name="MailMergeTable2020-03-06T14:25:58Z83.A1" style:family="table-cell">
      <style:table-cell-properties fo:padding="0.097cm" fo:border="0.05pt solid #000000"/>
    </style:style>
    <style:style style:name="MailMergeTable2020-03-06T14_3a_25_3a_58Z83.A2" style:display-name="MailMergeTable2020-03-06T14:25:58Z8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83.A3" style:display-name="MailMergeTable2020-03-06T14:25:58Z8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83.4" style:display-name="MailMergeTable2020-03-06T14:25:58Z83.4" style:family="table-row">
      <style:table-row-properties style:min-row-height="0.349cm"/>
    </style:style>
    <style:style style:name="MailMergeTable2020-03-06T14_3a_25_3a_58Z84" style:display-name="MailMergeTable2020-03-06T14:25:58Z84" style:family="table">
      <style:table-properties style:width="10.059cm" table:align="margins"/>
    </style:style>
    <style:style style:name="MailMergeTable2020-03-06T14_3a_25_3a_58Z84.A" style:display-name="MailMergeTable2020-03-06T14:25:58Z84.A" style:family="table-column">
      <style:table-column-properties style:column-width="1.438cm" style:rel-column-width="9362*"/>
    </style:style>
    <style:style style:name="MailMergeTable2020-03-06T14_3a_25_3a_58Z84.G" style:display-name="MailMergeTable2020-03-06T14:25:58Z84.G" style:family="table-column">
      <style:table-column-properties style:column-width="1.438cm" style:rel-column-width="9363*"/>
    </style:style>
    <style:style style:name="MailMergeTable2020-03-06T14_3a_25_3a_58Z84.1" style:display-name="MailMergeTable2020-03-06T14:25:58Z84.1" style:family="table-row">
      <style:table-row-properties style:min-row-height="0.688cm"/>
    </style:style>
    <style:style style:name="MailMergeTable2020-03-06T14_3a_25_3a_58Z84.A1" style:display-name="MailMergeTable2020-03-06T14:25:58Z84.A1" style:family="table-cell">
      <style:table-cell-properties fo:padding="0.097cm" fo:border="0.05pt solid #000000"/>
    </style:style>
    <style:style style:name="MailMergeTable2020-03-06T14_3a_25_3a_58Z84.A2" style:display-name="MailMergeTable2020-03-06T14:25:58Z8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84.A3" style:display-name="MailMergeTable2020-03-06T14:25:58Z8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84.4" style:display-name="MailMergeTable2020-03-06T14:25:58Z84.4" style:family="table-row">
      <style:table-row-properties style:min-row-height="0.349cm"/>
    </style:style>
    <style:style style:name="MailMergeTable2020-03-06T14_3a_25_3a_58Z85" style:display-name="MailMergeTable2020-03-06T14:25:58Z85" style:family="table">
      <style:table-properties style:width="10.059cm" table:align="margins"/>
    </style:style>
    <style:style style:name="MailMergeTable2020-03-06T14_3a_25_3a_58Z85.A" style:display-name="MailMergeTable2020-03-06T14:25:58Z85.A" style:family="table-column">
      <style:table-column-properties style:column-width="1.438cm" style:rel-column-width="9362*"/>
    </style:style>
    <style:style style:name="MailMergeTable2020-03-06T14_3a_25_3a_58Z85.G" style:display-name="MailMergeTable2020-03-06T14:25:58Z85.G" style:family="table-column">
      <style:table-column-properties style:column-width="1.438cm" style:rel-column-width="9363*"/>
    </style:style>
    <style:style style:name="MailMergeTable2020-03-06T14_3a_25_3a_58Z85.1" style:display-name="MailMergeTable2020-03-06T14:25:58Z85.1" style:family="table-row">
      <style:table-row-properties style:min-row-height="0.688cm"/>
    </style:style>
    <style:style style:name="MailMergeTable2020-03-06T14_3a_25_3a_58Z85.A1" style:display-name="MailMergeTable2020-03-06T14:25:58Z85.A1" style:family="table-cell">
      <style:table-cell-properties fo:padding="0.097cm" fo:border="0.05pt solid #000000"/>
    </style:style>
    <style:style style:name="MailMergeTable2020-03-06T14_3a_25_3a_58Z85.A2" style:display-name="MailMergeTable2020-03-06T14:25:58Z8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85.A3" style:display-name="MailMergeTable2020-03-06T14:25:58Z8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85.4" style:display-name="MailMergeTable2020-03-06T14:25:58Z85.4" style:family="table-row">
      <style:table-row-properties style:min-row-height="0.349cm"/>
    </style:style>
    <style:style style:name="MailMergeTable2020-03-06T14_3a_25_3a_58Z86" style:display-name="MailMergeTable2020-03-06T14:25:58Z86" style:family="table">
      <style:table-properties style:width="10.059cm" table:align="margins"/>
    </style:style>
    <style:style style:name="MailMergeTable2020-03-06T14_3a_25_3a_58Z86.A" style:display-name="MailMergeTable2020-03-06T14:25:58Z86.A" style:family="table-column">
      <style:table-column-properties style:column-width="1.438cm" style:rel-column-width="9362*"/>
    </style:style>
    <style:style style:name="MailMergeTable2020-03-06T14_3a_25_3a_58Z86.G" style:display-name="MailMergeTable2020-03-06T14:25:58Z86.G" style:family="table-column">
      <style:table-column-properties style:column-width="1.438cm" style:rel-column-width="9363*"/>
    </style:style>
    <style:style style:name="MailMergeTable2020-03-06T14_3a_25_3a_58Z86.1" style:display-name="MailMergeTable2020-03-06T14:25:58Z86.1" style:family="table-row">
      <style:table-row-properties style:min-row-height="0.688cm"/>
    </style:style>
    <style:style style:name="MailMergeTable2020-03-06T14_3a_25_3a_58Z86.A1" style:display-name="MailMergeTable2020-03-06T14:25:58Z86.A1" style:family="table-cell">
      <style:table-cell-properties fo:padding="0.097cm" fo:border="0.05pt solid #000000"/>
    </style:style>
    <style:style style:name="MailMergeTable2020-03-06T14_3a_25_3a_58Z86.A2" style:display-name="MailMergeTable2020-03-06T14:25:58Z8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86.A3" style:display-name="MailMergeTable2020-03-06T14:25:58Z8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86.4" style:display-name="MailMergeTable2020-03-06T14:25:58Z86.4" style:family="table-row">
      <style:table-row-properties style:min-row-height="0.349cm"/>
    </style:style>
    <style:style style:name="MailMergeTable2020-03-06T14_3a_25_3a_58Z87" style:display-name="MailMergeTable2020-03-06T14:25:58Z87" style:family="table">
      <style:table-properties style:width="10.059cm" table:align="margins"/>
    </style:style>
    <style:style style:name="MailMergeTable2020-03-06T14_3a_25_3a_58Z87.A" style:display-name="MailMergeTable2020-03-06T14:25:58Z87.A" style:family="table-column">
      <style:table-column-properties style:column-width="1.438cm" style:rel-column-width="9362*"/>
    </style:style>
    <style:style style:name="MailMergeTable2020-03-06T14_3a_25_3a_58Z87.G" style:display-name="MailMergeTable2020-03-06T14:25:58Z87.G" style:family="table-column">
      <style:table-column-properties style:column-width="1.438cm" style:rel-column-width="9363*"/>
    </style:style>
    <style:style style:name="MailMergeTable2020-03-06T14_3a_25_3a_58Z87.1" style:display-name="MailMergeTable2020-03-06T14:25:58Z87.1" style:family="table-row">
      <style:table-row-properties style:min-row-height="0.688cm"/>
    </style:style>
    <style:style style:name="MailMergeTable2020-03-06T14_3a_25_3a_58Z87.A1" style:display-name="MailMergeTable2020-03-06T14:25:58Z87.A1" style:family="table-cell">
      <style:table-cell-properties fo:padding="0.097cm" fo:border="0.05pt solid #000000"/>
    </style:style>
    <style:style style:name="MailMergeTable2020-03-06T14_3a_25_3a_58Z87.A2" style:display-name="MailMergeTable2020-03-06T14:25:58Z8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87.A3" style:display-name="MailMergeTable2020-03-06T14:25:58Z8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87.4" style:display-name="MailMergeTable2020-03-06T14:25:58Z87.4" style:family="table-row">
      <style:table-row-properties style:min-row-height="0.349cm"/>
    </style:style>
    <style:style style:name="MailMergeTable2020-03-06T14_3a_25_3a_58Z88" style:display-name="MailMergeTable2020-03-06T14:25:58Z88" style:family="table">
      <style:table-properties style:width="10.059cm" table:align="margins"/>
    </style:style>
    <style:style style:name="MailMergeTable2020-03-06T14_3a_25_3a_58Z88.A" style:display-name="MailMergeTable2020-03-06T14:25:58Z88.A" style:family="table-column">
      <style:table-column-properties style:column-width="1.438cm" style:rel-column-width="9362*"/>
    </style:style>
    <style:style style:name="MailMergeTable2020-03-06T14_3a_25_3a_58Z88.G" style:display-name="MailMergeTable2020-03-06T14:25:58Z88.G" style:family="table-column">
      <style:table-column-properties style:column-width="1.438cm" style:rel-column-width="9363*"/>
    </style:style>
    <style:style style:name="MailMergeTable2020-03-06T14_3a_25_3a_58Z88.1" style:display-name="MailMergeTable2020-03-06T14:25:58Z88.1" style:family="table-row">
      <style:table-row-properties style:min-row-height="0.688cm"/>
    </style:style>
    <style:style style:name="MailMergeTable2020-03-06T14_3a_25_3a_58Z88.A1" style:display-name="MailMergeTable2020-03-06T14:25:58Z88.A1" style:family="table-cell">
      <style:table-cell-properties fo:padding="0.097cm" fo:border="0.05pt solid #000000"/>
    </style:style>
    <style:style style:name="MailMergeTable2020-03-06T14_3a_25_3a_58Z88.A2" style:display-name="MailMergeTable2020-03-06T14:25:58Z8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8Z88.A3" style:display-name="MailMergeTable2020-03-06T14:25:58Z8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8Z88.4" style:display-name="MailMergeTable2020-03-06T14:25:58Z88.4" style:family="table-row">
      <style:table-row-properties style:min-row-height="0.349cm"/>
    </style:style>
    <style:style style:name="MailMergeTable2020-03-06T14_3a_25_3a_59Z89" style:display-name="MailMergeTable2020-03-06T14:25:59Z89" style:family="table">
      <style:table-properties style:width="10.059cm" table:align="margins"/>
    </style:style>
    <style:style style:name="MailMergeTable2020-03-06T14_3a_25_3a_59Z89.A" style:display-name="MailMergeTable2020-03-06T14:25:59Z89.A" style:family="table-column">
      <style:table-column-properties style:column-width="1.438cm" style:rel-column-width="9362*"/>
    </style:style>
    <style:style style:name="MailMergeTable2020-03-06T14_3a_25_3a_59Z89.G" style:display-name="MailMergeTable2020-03-06T14:25:59Z89.G" style:family="table-column">
      <style:table-column-properties style:column-width="1.438cm" style:rel-column-width="9363*"/>
    </style:style>
    <style:style style:name="MailMergeTable2020-03-06T14_3a_25_3a_59Z89.1" style:display-name="MailMergeTable2020-03-06T14:25:59Z89.1" style:family="table-row">
      <style:table-row-properties style:min-row-height="0.688cm"/>
    </style:style>
    <style:style style:name="MailMergeTable2020-03-06T14_3a_25_3a_59Z89.A1" style:display-name="MailMergeTable2020-03-06T14:25:59Z89.A1" style:family="table-cell">
      <style:table-cell-properties fo:padding="0.097cm" fo:border="0.05pt solid #000000"/>
    </style:style>
    <style:style style:name="MailMergeTable2020-03-06T14_3a_25_3a_59Z89.A2" style:display-name="MailMergeTable2020-03-06T14:25:59Z8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89.A3" style:display-name="MailMergeTable2020-03-06T14:25:59Z8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89.4" style:display-name="MailMergeTable2020-03-06T14:25:59Z89.4" style:family="table-row">
      <style:table-row-properties style:min-row-height="0.349cm"/>
    </style:style>
    <style:style style:name="MailMergeTable2020-03-06T14_3a_25_3a_59Z90" style:display-name="MailMergeTable2020-03-06T14:25:59Z90" style:family="table">
      <style:table-properties style:width="10.059cm" table:align="margins"/>
    </style:style>
    <style:style style:name="MailMergeTable2020-03-06T14_3a_25_3a_59Z90.A" style:display-name="MailMergeTable2020-03-06T14:25:59Z90.A" style:family="table-column">
      <style:table-column-properties style:column-width="1.438cm" style:rel-column-width="9362*"/>
    </style:style>
    <style:style style:name="MailMergeTable2020-03-06T14_3a_25_3a_59Z90.G" style:display-name="MailMergeTable2020-03-06T14:25:59Z90.G" style:family="table-column">
      <style:table-column-properties style:column-width="1.438cm" style:rel-column-width="9363*"/>
    </style:style>
    <style:style style:name="MailMergeTable2020-03-06T14_3a_25_3a_59Z90.1" style:display-name="MailMergeTable2020-03-06T14:25:59Z90.1" style:family="table-row">
      <style:table-row-properties style:min-row-height="0.688cm"/>
    </style:style>
    <style:style style:name="MailMergeTable2020-03-06T14_3a_25_3a_59Z90.A1" style:display-name="MailMergeTable2020-03-06T14:25:59Z90.A1" style:family="table-cell">
      <style:table-cell-properties fo:padding="0.097cm" fo:border="0.05pt solid #000000"/>
    </style:style>
    <style:style style:name="MailMergeTable2020-03-06T14_3a_25_3a_59Z90.A2" style:display-name="MailMergeTable2020-03-06T14:25:59Z9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90.A3" style:display-name="MailMergeTable2020-03-06T14:25:59Z9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90.4" style:display-name="MailMergeTable2020-03-06T14:25:59Z90.4" style:family="table-row">
      <style:table-row-properties style:min-row-height="0.349cm"/>
    </style:style>
    <style:style style:name="MailMergeTable2020-03-06T14_3a_25_3a_59Z91" style:display-name="MailMergeTable2020-03-06T14:25:59Z91" style:family="table">
      <style:table-properties style:width="10.059cm" table:align="margins"/>
    </style:style>
    <style:style style:name="MailMergeTable2020-03-06T14_3a_25_3a_59Z91.A" style:display-name="MailMergeTable2020-03-06T14:25:59Z91.A" style:family="table-column">
      <style:table-column-properties style:column-width="1.438cm" style:rel-column-width="9362*"/>
    </style:style>
    <style:style style:name="MailMergeTable2020-03-06T14_3a_25_3a_59Z91.G" style:display-name="MailMergeTable2020-03-06T14:25:59Z91.G" style:family="table-column">
      <style:table-column-properties style:column-width="1.438cm" style:rel-column-width="9363*"/>
    </style:style>
    <style:style style:name="MailMergeTable2020-03-06T14_3a_25_3a_59Z91.1" style:display-name="MailMergeTable2020-03-06T14:25:59Z91.1" style:family="table-row">
      <style:table-row-properties style:min-row-height="0.688cm"/>
    </style:style>
    <style:style style:name="MailMergeTable2020-03-06T14_3a_25_3a_59Z91.A1" style:display-name="MailMergeTable2020-03-06T14:25:59Z91.A1" style:family="table-cell">
      <style:table-cell-properties fo:padding="0.097cm" fo:border="0.05pt solid #000000"/>
    </style:style>
    <style:style style:name="MailMergeTable2020-03-06T14_3a_25_3a_59Z91.A2" style:display-name="MailMergeTable2020-03-06T14:25:59Z9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91.A3" style:display-name="MailMergeTable2020-03-06T14:25:59Z9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91.4" style:display-name="MailMergeTable2020-03-06T14:25:59Z91.4" style:family="table-row">
      <style:table-row-properties style:min-row-height="0.349cm"/>
    </style:style>
    <style:style style:name="MailMergeTable2020-03-06T14_3a_25_3a_59Z92" style:display-name="MailMergeTable2020-03-06T14:25:59Z92" style:family="table">
      <style:table-properties style:width="10.059cm" table:align="margins"/>
    </style:style>
    <style:style style:name="MailMergeTable2020-03-06T14_3a_25_3a_59Z92.A" style:display-name="MailMergeTable2020-03-06T14:25:59Z92.A" style:family="table-column">
      <style:table-column-properties style:column-width="1.438cm" style:rel-column-width="9362*"/>
    </style:style>
    <style:style style:name="MailMergeTable2020-03-06T14_3a_25_3a_59Z92.G" style:display-name="MailMergeTable2020-03-06T14:25:59Z92.G" style:family="table-column">
      <style:table-column-properties style:column-width="1.438cm" style:rel-column-width="9363*"/>
    </style:style>
    <style:style style:name="MailMergeTable2020-03-06T14_3a_25_3a_59Z92.1" style:display-name="MailMergeTable2020-03-06T14:25:59Z92.1" style:family="table-row">
      <style:table-row-properties style:min-row-height="0.688cm"/>
    </style:style>
    <style:style style:name="MailMergeTable2020-03-06T14_3a_25_3a_59Z92.A1" style:display-name="MailMergeTable2020-03-06T14:25:59Z92.A1" style:family="table-cell">
      <style:table-cell-properties fo:padding="0.097cm" fo:border="0.05pt solid #000000"/>
    </style:style>
    <style:style style:name="MailMergeTable2020-03-06T14_3a_25_3a_59Z92.A2" style:display-name="MailMergeTable2020-03-06T14:25:59Z9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92.A3" style:display-name="MailMergeTable2020-03-06T14:25:59Z9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92.4" style:display-name="MailMergeTable2020-03-06T14:25:59Z92.4" style:family="table-row">
      <style:table-row-properties style:min-row-height="0.349cm"/>
    </style:style>
    <style:style style:name="MailMergeTable2020-03-06T14_3a_25_3a_59Z93" style:display-name="MailMergeTable2020-03-06T14:25:59Z93" style:family="table">
      <style:table-properties style:width="10.059cm" table:align="margins"/>
    </style:style>
    <style:style style:name="MailMergeTable2020-03-06T14_3a_25_3a_59Z93.A" style:display-name="MailMergeTable2020-03-06T14:25:59Z93.A" style:family="table-column">
      <style:table-column-properties style:column-width="1.438cm" style:rel-column-width="9362*"/>
    </style:style>
    <style:style style:name="MailMergeTable2020-03-06T14_3a_25_3a_59Z93.G" style:display-name="MailMergeTable2020-03-06T14:25:59Z93.G" style:family="table-column">
      <style:table-column-properties style:column-width="1.438cm" style:rel-column-width="9363*"/>
    </style:style>
    <style:style style:name="MailMergeTable2020-03-06T14_3a_25_3a_59Z93.1" style:display-name="MailMergeTable2020-03-06T14:25:59Z93.1" style:family="table-row">
      <style:table-row-properties style:min-row-height="0.688cm"/>
    </style:style>
    <style:style style:name="MailMergeTable2020-03-06T14_3a_25_3a_59Z93.A1" style:display-name="MailMergeTable2020-03-06T14:25:59Z93.A1" style:family="table-cell">
      <style:table-cell-properties fo:padding="0.097cm" fo:border="0.05pt solid #000000"/>
    </style:style>
    <style:style style:name="MailMergeTable2020-03-06T14_3a_25_3a_59Z93.A2" style:display-name="MailMergeTable2020-03-06T14:25:59Z9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93.A3" style:display-name="MailMergeTable2020-03-06T14:25:59Z9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93.4" style:display-name="MailMergeTable2020-03-06T14:25:59Z93.4" style:family="table-row">
      <style:table-row-properties style:min-row-height="0.349cm"/>
    </style:style>
    <style:style style:name="MailMergeTable2020-03-06T14_3a_25_3a_59Z94" style:display-name="MailMergeTable2020-03-06T14:25:59Z94" style:family="table">
      <style:table-properties style:width="10.059cm" table:align="margins"/>
    </style:style>
    <style:style style:name="MailMergeTable2020-03-06T14_3a_25_3a_59Z94.A" style:display-name="MailMergeTable2020-03-06T14:25:59Z94.A" style:family="table-column">
      <style:table-column-properties style:column-width="1.438cm" style:rel-column-width="9362*"/>
    </style:style>
    <style:style style:name="MailMergeTable2020-03-06T14_3a_25_3a_59Z94.G" style:display-name="MailMergeTable2020-03-06T14:25:59Z94.G" style:family="table-column">
      <style:table-column-properties style:column-width="1.438cm" style:rel-column-width="9363*"/>
    </style:style>
    <style:style style:name="MailMergeTable2020-03-06T14_3a_25_3a_59Z94.1" style:display-name="MailMergeTable2020-03-06T14:25:59Z94.1" style:family="table-row">
      <style:table-row-properties style:min-row-height="0.688cm"/>
    </style:style>
    <style:style style:name="MailMergeTable2020-03-06T14_3a_25_3a_59Z94.A1" style:display-name="MailMergeTable2020-03-06T14:25:59Z94.A1" style:family="table-cell">
      <style:table-cell-properties fo:padding="0.097cm" fo:border="0.05pt solid #000000"/>
    </style:style>
    <style:style style:name="MailMergeTable2020-03-06T14_3a_25_3a_59Z94.A2" style:display-name="MailMergeTable2020-03-06T14:25:59Z9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94.A3" style:display-name="MailMergeTable2020-03-06T14:25:59Z9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94.4" style:display-name="MailMergeTable2020-03-06T14:25:59Z94.4" style:family="table-row">
      <style:table-row-properties style:min-row-height="0.349cm"/>
    </style:style>
    <style:style style:name="MailMergeTable2020-03-06T14_3a_25_3a_59Z95" style:display-name="MailMergeTable2020-03-06T14:25:59Z95" style:family="table">
      <style:table-properties style:width="10.059cm" table:align="margins"/>
    </style:style>
    <style:style style:name="MailMergeTable2020-03-06T14_3a_25_3a_59Z95.A" style:display-name="MailMergeTable2020-03-06T14:25:59Z95.A" style:family="table-column">
      <style:table-column-properties style:column-width="1.438cm" style:rel-column-width="9362*"/>
    </style:style>
    <style:style style:name="MailMergeTable2020-03-06T14_3a_25_3a_59Z95.G" style:display-name="MailMergeTable2020-03-06T14:25:59Z95.G" style:family="table-column">
      <style:table-column-properties style:column-width="1.438cm" style:rel-column-width="9363*"/>
    </style:style>
    <style:style style:name="MailMergeTable2020-03-06T14_3a_25_3a_59Z95.1" style:display-name="MailMergeTable2020-03-06T14:25:59Z95.1" style:family="table-row">
      <style:table-row-properties style:min-row-height="0.688cm"/>
    </style:style>
    <style:style style:name="MailMergeTable2020-03-06T14_3a_25_3a_59Z95.A1" style:display-name="MailMergeTable2020-03-06T14:25:59Z95.A1" style:family="table-cell">
      <style:table-cell-properties fo:padding="0.097cm" fo:border="0.05pt solid #000000"/>
    </style:style>
    <style:style style:name="MailMergeTable2020-03-06T14_3a_25_3a_59Z95.A2" style:display-name="MailMergeTable2020-03-06T14:25:59Z9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95.A3" style:display-name="MailMergeTable2020-03-06T14:25:59Z9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95.4" style:display-name="MailMergeTable2020-03-06T14:25:59Z95.4" style:family="table-row">
      <style:table-row-properties style:min-row-height="0.349cm"/>
    </style:style>
    <style:style style:name="MailMergeTable2020-03-06T14_3a_25_3a_59Z96" style:display-name="MailMergeTable2020-03-06T14:25:59Z96" style:family="table">
      <style:table-properties style:width="10.059cm" table:align="margins"/>
    </style:style>
    <style:style style:name="MailMergeTable2020-03-06T14_3a_25_3a_59Z96.A" style:display-name="MailMergeTable2020-03-06T14:25:59Z96.A" style:family="table-column">
      <style:table-column-properties style:column-width="1.438cm" style:rel-column-width="9362*"/>
    </style:style>
    <style:style style:name="MailMergeTable2020-03-06T14_3a_25_3a_59Z96.G" style:display-name="MailMergeTable2020-03-06T14:25:59Z96.G" style:family="table-column">
      <style:table-column-properties style:column-width="1.438cm" style:rel-column-width="9363*"/>
    </style:style>
    <style:style style:name="MailMergeTable2020-03-06T14_3a_25_3a_59Z96.1" style:display-name="MailMergeTable2020-03-06T14:25:59Z96.1" style:family="table-row">
      <style:table-row-properties style:min-row-height="0.688cm"/>
    </style:style>
    <style:style style:name="MailMergeTable2020-03-06T14_3a_25_3a_59Z96.A1" style:display-name="MailMergeTable2020-03-06T14:25:59Z96.A1" style:family="table-cell">
      <style:table-cell-properties fo:padding="0.097cm" fo:border="0.05pt solid #000000"/>
    </style:style>
    <style:style style:name="MailMergeTable2020-03-06T14_3a_25_3a_59Z96.A2" style:display-name="MailMergeTable2020-03-06T14:25:59Z9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96.A3" style:display-name="MailMergeTable2020-03-06T14:25:59Z9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96.4" style:display-name="MailMergeTable2020-03-06T14:25:59Z96.4" style:family="table-row">
      <style:table-row-properties style:min-row-height="0.349cm"/>
    </style:style>
    <style:style style:name="MailMergeTable2020-03-06T14_3a_25_3a_59Z97" style:display-name="MailMergeTable2020-03-06T14:25:59Z97" style:family="table">
      <style:table-properties style:width="10.059cm" table:align="margins"/>
    </style:style>
    <style:style style:name="MailMergeTable2020-03-06T14_3a_25_3a_59Z97.A" style:display-name="MailMergeTable2020-03-06T14:25:59Z97.A" style:family="table-column">
      <style:table-column-properties style:column-width="1.438cm" style:rel-column-width="9362*"/>
    </style:style>
    <style:style style:name="MailMergeTable2020-03-06T14_3a_25_3a_59Z97.G" style:display-name="MailMergeTable2020-03-06T14:25:59Z97.G" style:family="table-column">
      <style:table-column-properties style:column-width="1.438cm" style:rel-column-width="9363*"/>
    </style:style>
    <style:style style:name="MailMergeTable2020-03-06T14_3a_25_3a_59Z97.1" style:display-name="MailMergeTable2020-03-06T14:25:59Z97.1" style:family="table-row">
      <style:table-row-properties style:min-row-height="0.688cm"/>
    </style:style>
    <style:style style:name="MailMergeTable2020-03-06T14_3a_25_3a_59Z97.A1" style:display-name="MailMergeTable2020-03-06T14:25:59Z97.A1" style:family="table-cell">
      <style:table-cell-properties fo:padding="0.097cm" fo:border="0.05pt solid #000000"/>
    </style:style>
    <style:style style:name="MailMergeTable2020-03-06T14_3a_25_3a_59Z97.A2" style:display-name="MailMergeTable2020-03-06T14:25:59Z9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97.A3" style:display-name="MailMergeTable2020-03-06T14:25:59Z9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97.4" style:display-name="MailMergeTable2020-03-06T14:25:59Z97.4" style:family="table-row">
      <style:table-row-properties style:min-row-height="0.349cm"/>
    </style:style>
    <style:style style:name="MailMergeTable2020-03-06T14_3a_25_3a_59Z98" style:display-name="MailMergeTable2020-03-06T14:25:59Z98" style:family="table">
      <style:table-properties style:width="10.059cm" table:align="margins"/>
    </style:style>
    <style:style style:name="MailMergeTable2020-03-06T14_3a_25_3a_59Z98.A" style:display-name="MailMergeTable2020-03-06T14:25:59Z98.A" style:family="table-column">
      <style:table-column-properties style:column-width="1.438cm" style:rel-column-width="9362*"/>
    </style:style>
    <style:style style:name="MailMergeTable2020-03-06T14_3a_25_3a_59Z98.G" style:display-name="MailMergeTable2020-03-06T14:25:59Z98.G" style:family="table-column">
      <style:table-column-properties style:column-width="1.438cm" style:rel-column-width="9363*"/>
    </style:style>
    <style:style style:name="MailMergeTable2020-03-06T14_3a_25_3a_59Z98.1" style:display-name="MailMergeTable2020-03-06T14:25:59Z98.1" style:family="table-row">
      <style:table-row-properties style:min-row-height="0.688cm"/>
    </style:style>
    <style:style style:name="MailMergeTable2020-03-06T14_3a_25_3a_59Z98.A1" style:display-name="MailMergeTable2020-03-06T14:25:59Z98.A1" style:family="table-cell">
      <style:table-cell-properties fo:padding="0.097cm" fo:border="0.05pt solid #000000"/>
    </style:style>
    <style:style style:name="MailMergeTable2020-03-06T14_3a_25_3a_59Z98.A2" style:display-name="MailMergeTable2020-03-06T14:25:59Z9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98.A3" style:display-name="MailMergeTable2020-03-06T14:25:59Z9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98.4" style:display-name="MailMergeTable2020-03-06T14:25:59Z98.4" style:family="table-row">
      <style:table-row-properties style:min-row-height="0.349cm"/>
    </style:style>
    <style:style style:name="MailMergeTable2020-03-06T14_3a_25_3a_59Z99" style:display-name="MailMergeTable2020-03-06T14:25:59Z99" style:family="table">
      <style:table-properties style:width="10.059cm" table:align="margins"/>
    </style:style>
    <style:style style:name="MailMergeTable2020-03-06T14_3a_25_3a_59Z99.A" style:display-name="MailMergeTable2020-03-06T14:25:59Z99.A" style:family="table-column">
      <style:table-column-properties style:column-width="1.438cm" style:rel-column-width="9362*"/>
    </style:style>
    <style:style style:name="MailMergeTable2020-03-06T14_3a_25_3a_59Z99.G" style:display-name="MailMergeTable2020-03-06T14:25:59Z99.G" style:family="table-column">
      <style:table-column-properties style:column-width="1.438cm" style:rel-column-width="9363*"/>
    </style:style>
    <style:style style:name="MailMergeTable2020-03-06T14_3a_25_3a_59Z99.1" style:display-name="MailMergeTable2020-03-06T14:25:59Z99.1" style:family="table-row">
      <style:table-row-properties style:min-row-height="0.688cm"/>
    </style:style>
    <style:style style:name="MailMergeTable2020-03-06T14_3a_25_3a_59Z99.A1" style:display-name="MailMergeTable2020-03-06T14:25:59Z99.A1" style:family="table-cell">
      <style:table-cell-properties fo:padding="0.097cm" fo:border="0.05pt solid #000000"/>
    </style:style>
    <style:style style:name="MailMergeTable2020-03-06T14_3a_25_3a_59Z99.A2" style:display-name="MailMergeTable2020-03-06T14:25:59Z9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99.A3" style:display-name="MailMergeTable2020-03-06T14:25:59Z9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99.4" style:display-name="MailMergeTable2020-03-06T14:25:59Z99.4" style:family="table-row">
      <style:table-row-properties style:min-row-height="0.349cm"/>
    </style:style>
    <style:style style:name="MailMergeTable2020-03-06T14_3a_25_3a_59Z100" style:display-name="MailMergeTable2020-03-06T14:25:59Z100" style:family="table">
      <style:table-properties style:width="10.059cm" table:align="margins"/>
    </style:style>
    <style:style style:name="MailMergeTable2020-03-06T14_3a_25_3a_59Z100.A" style:display-name="MailMergeTable2020-03-06T14:25:59Z100.A" style:family="table-column">
      <style:table-column-properties style:column-width="1.438cm" style:rel-column-width="9362*"/>
    </style:style>
    <style:style style:name="MailMergeTable2020-03-06T14_3a_25_3a_59Z100.G" style:display-name="MailMergeTable2020-03-06T14:25:59Z100.G" style:family="table-column">
      <style:table-column-properties style:column-width="1.438cm" style:rel-column-width="9363*"/>
    </style:style>
    <style:style style:name="MailMergeTable2020-03-06T14_3a_25_3a_59Z100.1" style:display-name="MailMergeTable2020-03-06T14:25:59Z100.1" style:family="table-row">
      <style:table-row-properties style:min-row-height="0.688cm"/>
    </style:style>
    <style:style style:name="MailMergeTable2020-03-06T14_3a_25_3a_59Z100.A1" style:display-name="MailMergeTable2020-03-06T14:25:59Z100.A1" style:family="table-cell">
      <style:table-cell-properties fo:padding="0.097cm" fo:border="0.05pt solid #000000"/>
    </style:style>
    <style:style style:name="MailMergeTable2020-03-06T14_3a_25_3a_59Z100.A2" style:display-name="MailMergeTable2020-03-06T14:25:59Z10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00.A3" style:display-name="MailMergeTable2020-03-06T14:25:59Z10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00.4" style:display-name="MailMergeTable2020-03-06T14:25:59Z100.4" style:family="table-row">
      <style:table-row-properties style:min-row-height="0.349cm"/>
    </style:style>
    <style:style style:name="MailMergeTable2020-03-06T14_3a_25_3a_59Z101" style:display-name="MailMergeTable2020-03-06T14:25:59Z101" style:family="table">
      <style:table-properties style:width="10.059cm" table:align="margins"/>
    </style:style>
    <style:style style:name="MailMergeTable2020-03-06T14_3a_25_3a_59Z101.A" style:display-name="MailMergeTable2020-03-06T14:25:59Z101.A" style:family="table-column">
      <style:table-column-properties style:column-width="1.438cm" style:rel-column-width="9362*"/>
    </style:style>
    <style:style style:name="MailMergeTable2020-03-06T14_3a_25_3a_59Z101.G" style:display-name="MailMergeTable2020-03-06T14:25:59Z101.G" style:family="table-column">
      <style:table-column-properties style:column-width="1.438cm" style:rel-column-width="9363*"/>
    </style:style>
    <style:style style:name="MailMergeTable2020-03-06T14_3a_25_3a_59Z101.1" style:display-name="MailMergeTable2020-03-06T14:25:59Z101.1" style:family="table-row">
      <style:table-row-properties style:min-row-height="0.688cm"/>
    </style:style>
    <style:style style:name="MailMergeTable2020-03-06T14_3a_25_3a_59Z101.A1" style:display-name="MailMergeTable2020-03-06T14:25:59Z101.A1" style:family="table-cell">
      <style:table-cell-properties fo:padding="0.097cm" fo:border="0.05pt solid #000000"/>
    </style:style>
    <style:style style:name="MailMergeTable2020-03-06T14_3a_25_3a_59Z101.A2" style:display-name="MailMergeTable2020-03-06T14:25:59Z10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01.A3" style:display-name="MailMergeTable2020-03-06T14:25:59Z10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01.4" style:display-name="MailMergeTable2020-03-06T14:25:59Z101.4" style:family="table-row">
      <style:table-row-properties style:min-row-height="0.349cm"/>
    </style:style>
    <style:style style:name="MailMergeTable2020-03-06T14_3a_25_3a_59Z102" style:display-name="MailMergeTable2020-03-06T14:25:59Z102" style:family="table">
      <style:table-properties style:width="10.059cm" table:align="margins"/>
    </style:style>
    <style:style style:name="MailMergeTable2020-03-06T14_3a_25_3a_59Z102.A" style:display-name="MailMergeTable2020-03-06T14:25:59Z102.A" style:family="table-column">
      <style:table-column-properties style:column-width="1.438cm" style:rel-column-width="9362*"/>
    </style:style>
    <style:style style:name="MailMergeTable2020-03-06T14_3a_25_3a_59Z102.G" style:display-name="MailMergeTable2020-03-06T14:25:59Z102.G" style:family="table-column">
      <style:table-column-properties style:column-width="1.438cm" style:rel-column-width="9363*"/>
    </style:style>
    <style:style style:name="MailMergeTable2020-03-06T14_3a_25_3a_59Z102.1" style:display-name="MailMergeTable2020-03-06T14:25:59Z102.1" style:family="table-row">
      <style:table-row-properties style:min-row-height="0.688cm"/>
    </style:style>
    <style:style style:name="MailMergeTable2020-03-06T14_3a_25_3a_59Z102.A1" style:display-name="MailMergeTable2020-03-06T14:25:59Z102.A1" style:family="table-cell">
      <style:table-cell-properties fo:padding="0.097cm" fo:border="0.05pt solid #000000"/>
    </style:style>
    <style:style style:name="MailMergeTable2020-03-06T14_3a_25_3a_59Z102.A2" style:display-name="MailMergeTable2020-03-06T14:25:59Z10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02.A3" style:display-name="MailMergeTable2020-03-06T14:25:59Z10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02.4" style:display-name="MailMergeTable2020-03-06T14:25:59Z102.4" style:family="table-row">
      <style:table-row-properties style:min-row-height="0.349cm"/>
    </style:style>
    <style:style style:name="MailMergeTable2020-03-06T14_3a_25_3a_59Z103" style:display-name="MailMergeTable2020-03-06T14:25:59Z103" style:family="table">
      <style:table-properties style:width="10.059cm" table:align="margins"/>
    </style:style>
    <style:style style:name="MailMergeTable2020-03-06T14_3a_25_3a_59Z103.A" style:display-name="MailMergeTable2020-03-06T14:25:59Z103.A" style:family="table-column">
      <style:table-column-properties style:column-width="1.438cm" style:rel-column-width="9362*"/>
    </style:style>
    <style:style style:name="MailMergeTable2020-03-06T14_3a_25_3a_59Z103.G" style:display-name="MailMergeTable2020-03-06T14:25:59Z103.G" style:family="table-column">
      <style:table-column-properties style:column-width="1.438cm" style:rel-column-width="9363*"/>
    </style:style>
    <style:style style:name="MailMergeTable2020-03-06T14_3a_25_3a_59Z103.1" style:display-name="MailMergeTable2020-03-06T14:25:59Z103.1" style:family="table-row">
      <style:table-row-properties style:min-row-height="0.688cm"/>
    </style:style>
    <style:style style:name="MailMergeTable2020-03-06T14_3a_25_3a_59Z103.A1" style:display-name="MailMergeTable2020-03-06T14:25:59Z103.A1" style:family="table-cell">
      <style:table-cell-properties fo:padding="0.097cm" fo:border="0.05pt solid #000000"/>
    </style:style>
    <style:style style:name="MailMergeTable2020-03-06T14_3a_25_3a_59Z103.A2" style:display-name="MailMergeTable2020-03-06T14:25:59Z10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03.A3" style:display-name="MailMergeTable2020-03-06T14:25:59Z10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03.4" style:display-name="MailMergeTable2020-03-06T14:25:59Z103.4" style:family="table-row">
      <style:table-row-properties style:min-row-height="0.349cm"/>
    </style:style>
    <style:style style:name="MailMergeTable2020-03-06T14_3a_25_3a_59Z104" style:display-name="MailMergeTable2020-03-06T14:25:59Z104" style:family="table">
      <style:table-properties style:width="10.059cm" table:align="margins"/>
    </style:style>
    <style:style style:name="MailMergeTable2020-03-06T14_3a_25_3a_59Z104.A" style:display-name="MailMergeTable2020-03-06T14:25:59Z104.A" style:family="table-column">
      <style:table-column-properties style:column-width="1.438cm" style:rel-column-width="9362*"/>
    </style:style>
    <style:style style:name="MailMergeTable2020-03-06T14_3a_25_3a_59Z104.G" style:display-name="MailMergeTable2020-03-06T14:25:59Z104.G" style:family="table-column">
      <style:table-column-properties style:column-width="1.438cm" style:rel-column-width="9363*"/>
    </style:style>
    <style:style style:name="MailMergeTable2020-03-06T14_3a_25_3a_59Z104.1" style:display-name="MailMergeTable2020-03-06T14:25:59Z104.1" style:family="table-row">
      <style:table-row-properties style:min-row-height="0.688cm"/>
    </style:style>
    <style:style style:name="MailMergeTable2020-03-06T14_3a_25_3a_59Z104.A1" style:display-name="MailMergeTable2020-03-06T14:25:59Z104.A1" style:family="table-cell">
      <style:table-cell-properties fo:padding="0.097cm" fo:border="0.05pt solid #000000"/>
    </style:style>
    <style:style style:name="MailMergeTable2020-03-06T14_3a_25_3a_59Z104.A2" style:display-name="MailMergeTable2020-03-06T14:25:59Z10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04.A3" style:display-name="MailMergeTable2020-03-06T14:25:59Z10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04.4" style:display-name="MailMergeTable2020-03-06T14:25:59Z104.4" style:family="table-row">
      <style:table-row-properties style:min-row-height="0.349cm"/>
    </style:style>
    <style:style style:name="MailMergeTable2020-03-06T14_3a_25_3a_59Z105" style:display-name="MailMergeTable2020-03-06T14:25:59Z105" style:family="table">
      <style:table-properties style:width="10.059cm" table:align="margins"/>
    </style:style>
    <style:style style:name="MailMergeTable2020-03-06T14_3a_25_3a_59Z105.A" style:display-name="MailMergeTable2020-03-06T14:25:59Z105.A" style:family="table-column">
      <style:table-column-properties style:column-width="1.438cm" style:rel-column-width="9362*"/>
    </style:style>
    <style:style style:name="MailMergeTable2020-03-06T14_3a_25_3a_59Z105.G" style:display-name="MailMergeTable2020-03-06T14:25:59Z105.G" style:family="table-column">
      <style:table-column-properties style:column-width="1.438cm" style:rel-column-width="9363*"/>
    </style:style>
    <style:style style:name="MailMergeTable2020-03-06T14_3a_25_3a_59Z105.1" style:display-name="MailMergeTable2020-03-06T14:25:59Z105.1" style:family="table-row">
      <style:table-row-properties style:min-row-height="0.688cm"/>
    </style:style>
    <style:style style:name="MailMergeTable2020-03-06T14_3a_25_3a_59Z105.A1" style:display-name="MailMergeTable2020-03-06T14:25:59Z105.A1" style:family="table-cell">
      <style:table-cell-properties fo:padding="0.097cm" fo:border="0.05pt solid #000000"/>
    </style:style>
    <style:style style:name="MailMergeTable2020-03-06T14_3a_25_3a_59Z105.A2" style:display-name="MailMergeTable2020-03-06T14:25:59Z10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05.A3" style:display-name="MailMergeTable2020-03-06T14:25:59Z10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05.4" style:display-name="MailMergeTable2020-03-06T14:25:59Z105.4" style:family="table-row">
      <style:table-row-properties style:min-row-height="0.349cm"/>
    </style:style>
    <style:style style:name="MailMergeTable2020-03-06T14_3a_25_3a_59Z106" style:display-name="MailMergeTable2020-03-06T14:25:59Z106" style:family="table">
      <style:table-properties style:width="10.059cm" table:align="margins"/>
    </style:style>
    <style:style style:name="MailMergeTable2020-03-06T14_3a_25_3a_59Z106.A" style:display-name="MailMergeTable2020-03-06T14:25:59Z106.A" style:family="table-column">
      <style:table-column-properties style:column-width="1.438cm" style:rel-column-width="9362*"/>
    </style:style>
    <style:style style:name="MailMergeTable2020-03-06T14_3a_25_3a_59Z106.G" style:display-name="MailMergeTable2020-03-06T14:25:59Z106.G" style:family="table-column">
      <style:table-column-properties style:column-width="1.438cm" style:rel-column-width="9363*"/>
    </style:style>
    <style:style style:name="MailMergeTable2020-03-06T14_3a_25_3a_59Z106.1" style:display-name="MailMergeTable2020-03-06T14:25:59Z106.1" style:family="table-row">
      <style:table-row-properties style:min-row-height="0.688cm"/>
    </style:style>
    <style:style style:name="MailMergeTable2020-03-06T14_3a_25_3a_59Z106.A1" style:display-name="MailMergeTable2020-03-06T14:25:59Z106.A1" style:family="table-cell">
      <style:table-cell-properties fo:padding="0.097cm" fo:border="0.05pt solid #000000"/>
    </style:style>
    <style:style style:name="MailMergeTable2020-03-06T14_3a_25_3a_59Z106.A2" style:display-name="MailMergeTable2020-03-06T14:25:59Z10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06.A3" style:display-name="MailMergeTable2020-03-06T14:25:59Z10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06.4" style:display-name="MailMergeTable2020-03-06T14:25:59Z106.4" style:family="table-row">
      <style:table-row-properties style:min-row-height="0.349cm"/>
    </style:style>
    <style:style style:name="MailMergeTable2020-03-06T14_3a_25_3a_59Z107" style:display-name="MailMergeTable2020-03-06T14:25:59Z107" style:family="table">
      <style:table-properties style:width="10.059cm" table:align="margins"/>
    </style:style>
    <style:style style:name="MailMergeTable2020-03-06T14_3a_25_3a_59Z107.A" style:display-name="MailMergeTable2020-03-06T14:25:59Z107.A" style:family="table-column">
      <style:table-column-properties style:column-width="1.438cm" style:rel-column-width="9362*"/>
    </style:style>
    <style:style style:name="MailMergeTable2020-03-06T14_3a_25_3a_59Z107.G" style:display-name="MailMergeTable2020-03-06T14:25:59Z107.G" style:family="table-column">
      <style:table-column-properties style:column-width="1.438cm" style:rel-column-width="9363*"/>
    </style:style>
    <style:style style:name="MailMergeTable2020-03-06T14_3a_25_3a_59Z107.1" style:display-name="MailMergeTable2020-03-06T14:25:59Z107.1" style:family="table-row">
      <style:table-row-properties style:min-row-height="0.688cm"/>
    </style:style>
    <style:style style:name="MailMergeTable2020-03-06T14_3a_25_3a_59Z107.A1" style:display-name="MailMergeTable2020-03-06T14:25:59Z107.A1" style:family="table-cell">
      <style:table-cell-properties fo:padding="0.097cm" fo:border="0.05pt solid #000000"/>
    </style:style>
    <style:style style:name="MailMergeTable2020-03-06T14_3a_25_3a_59Z107.A2" style:display-name="MailMergeTable2020-03-06T14:25:59Z10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07.A3" style:display-name="MailMergeTable2020-03-06T14:25:59Z10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07.4" style:display-name="MailMergeTable2020-03-06T14:25:59Z107.4" style:family="table-row">
      <style:table-row-properties style:min-row-height="0.349cm"/>
    </style:style>
    <style:style style:name="MailMergeTable2020-03-06T14_3a_25_3a_59Z108" style:display-name="MailMergeTable2020-03-06T14:25:59Z108" style:family="table">
      <style:table-properties style:width="10.059cm" table:align="margins"/>
    </style:style>
    <style:style style:name="MailMergeTable2020-03-06T14_3a_25_3a_59Z108.A" style:display-name="MailMergeTable2020-03-06T14:25:59Z108.A" style:family="table-column">
      <style:table-column-properties style:column-width="1.438cm" style:rel-column-width="9362*"/>
    </style:style>
    <style:style style:name="MailMergeTable2020-03-06T14_3a_25_3a_59Z108.G" style:display-name="MailMergeTable2020-03-06T14:25:59Z108.G" style:family="table-column">
      <style:table-column-properties style:column-width="1.438cm" style:rel-column-width="9363*"/>
    </style:style>
    <style:style style:name="MailMergeTable2020-03-06T14_3a_25_3a_59Z108.1" style:display-name="MailMergeTable2020-03-06T14:25:59Z108.1" style:family="table-row">
      <style:table-row-properties style:min-row-height="0.688cm"/>
    </style:style>
    <style:style style:name="MailMergeTable2020-03-06T14_3a_25_3a_59Z108.A1" style:display-name="MailMergeTable2020-03-06T14:25:59Z108.A1" style:family="table-cell">
      <style:table-cell-properties fo:padding="0.097cm" fo:border="0.05pt solid #000000"/>
    </style:style>
    <style:style style:name="MailMergeTable2020-03-06T14_3a_25_3a_59Z108.A2" style:display-name="MailMergeTable2020-03-06T14:25:59Z10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08.A3" style:display-name="MailMergeTable2020-03-06T14:25:59Z10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08.4" style:display-name="MailMergeTable2020-03-06T14:25:59Z108.4" style:family="table-row">
      <style:table-row-properties style:min-row-height="0.349cm"/>
    </style:style>
    <style:style style:name="MailMergeTable2020-03-06T14_3a_25_3a_59Z109" style:display-name="MailMergeTable2020-03-06T14:25:59Z109" style:family="table">
      <style:table-properties style:width="10.059cm" table:align="margins"/>
    </style:style>
    <style:style style:name="MailMergeTable2020-03-06T14_3a_25_3a_59Z109.A" style:display-name="MailMergeTable2020-03-06T14:25:59Z109.A" style:family="table-column">
      <style:table-column-properties style:column-width="1.438cm" style:rel-column-width="9362*"/>
    </style:style>
    <style:style style:name="MailMergeTable2020-03-06T14_3a_25_3a_59Z109.G" style:display-name="MailMergeTable2020-03-06T14:25:59Z109.G" style:family="table-column">
      <style:table-column-properties style:column-width="1.438cm" style:rel-column-width="9363*"/>
    </style:style>
    <style:style style:name="MailMergeTable2020-03-06T14_3a_25_3a_59Z109.1" style:display-name="MailMergeTable2020-03-06T14:25:59Z109.1" style:family="table-row">
      <style:table-row-properties style:min-row-height="0.688cm"/>
    </style:style>
    <style:style style:name="MailMergeTable2020-03-06T14_3a_25_3a_59Z109.A1" style:display-name="MailMergeTable2020-03-06T14:25:59Z109.A1" style:family="table-cell">
      <style:table-cell-properties fo:padding="0.097cm" fo:border="0.05pt solid #000000"/>
    </style:style>
    <style:style style:name="MailMergeTable2020-03-06T14_3a_25_3a_59Z109.A2" style:display-name="MailMergeTable2020-03-06T14:25:59Z10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09.A3" style:display-name="MailMergeTable2020-03-06T14:25:59Z10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09.4" style:display-name="MailMergeTable2020-03-06T14:25:59Z109.4" style:family="table-row">
      <style:table-row-properties style:min-row-height="0.349cm"/>
    </style:style>
    <style:style style:name="MailMergeTable2020-03-06T14_3a_25_3a_59Z110" style:display-name="MailMergeTable2020-03-06T14:25:59Z110" style:family="table">
      <style:table-properties style:width="10.059cm" table:align="margins"/>
    </style:style>
    <style:style style:name="MailMergeTable2020-03-06T14_3a_25_3a_59Z110.A" style:display-name="MailMergeTable2020-03-06T14:25:59Z110.A" style:family="table-column">
      <style:table-column-properties style:column-width="1.438cm" style:rel-column-width="9362*"/>
    </style:style>
    <style:style style:name="MailMergeTable2020-03-06T14_3a_25_3a_59Z110.G" style:display-name="MailMergeTable2020-03-06T14:25:59Z110.G" style:family="table-column">
      <style:table-column-properties style:column-width="1.438cm" style:rel-column-width="9363*"/>
    </style:style>
    <style:style style:name="MailMergeTable2020-03-06T14_3a_25_3a_59Z110.1" style:display-name="MailMergeTable2020-03-06T14:25:59Z110.1" style:family="table-row">
      <style:table-row-properties style:min-row-height="0.688cm"/>
    </style:style>
    <style:style style:name="MailMergeTable2020-03-06T14_3a_25_3a_59Z110.A1" style:display-name="MailMergeTable2020-03-06T14:25:59Z110.A1" style:family="table-cell">
      <style:table-cell-properties fo:padding="0.097cm" fo:border="0.05pt solid #000000"/>
    </style:style>
    <style:style style:name="MailMergeTable2020-03-06T14_3a_25_3a_59Z110.A2" style:display-name="MailMergeTable2020-03-06T14:25:59Z11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10.A3" style:display-name="MailMergeTable2020-03-06T14:25:59Z11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10.4" style:display-name="MailMergeTable2020-03-06T14:25:59Z110.4" style:family="table-row">
      <style:table-row-properties style:min-row-height="0.349cm"/>
    </style:style>
    <style:style style:name="MailMergeTable2020-03-06T14_3a_25_3a_59Z111" style:display-name="MailMergeTable2020-03-06T14:25:59Z111" style:family="table">
      <style:table-properties style:width="10.059cm" table:align="margins"/>
    </style:style>
    <style:style style:name="MailMergeTable2020-03-06T14_3a_25_3a_59Z111.A" style:display-name="MailMergeTable2020-03-06T14:25:59Z111.A" style:family="table-column">
      <style:table-column-properties style:column-width="1.438cm" style:rel-column-width="9362*"/>
    </style:style>
    <style:style style:name="MailMergeTable2020-03-06T14_3a_25_3a_59Z111.G" style:display-name="MailMergeTable2020-03-06T14:25:59Z111.G" style:family="table-column">
      <style:table-column-properties style:column-width="1.438cm" style:rel-column-width="9363*"/>
    </style:style>
    <style:style style:name="MailMergeTable2020-03-06T14_3a_25_3a_59Z111.1" style:display-name="MailMergeTable2020-03-06T14:25:59Z111.1" style:family="table-row">
      <style:table-row-properties style:min-row-height="0.688cm"/>
    </style:style>
    <style:style style:name="MailMergeTable2020-03-06T14_3a_25_3a_59Z111.A1" style:display-name="MailMergeTable2020-03-06T14:25:59Z111.A1" style:family="table-cell">
      <style:table-cell-properties fo:padding="0.097cm" fo:border="0.05pt solid #000000"/>
    </style:style>
    <style:style style:name="MailMergeTable2020-03-06T14_3a_25_3a_59Z111.A2" style:display-name="MailMergeTable2020-03-06T14:25:59Z11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11.A3" style:display-name="MailMergeTable2020-03-06T14:25:59Z11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11.4" style:display-name="MailMergeTable2020-03-06T14:25:59Z111.4" style:family="table-row">
      <style:table-row-properties style:min-row-height="0.349cm"/>
    </style:style>
    <style:style style:name="MailMergeTable2020-03-06T14_3a_25_3a_59Z112" style:display-name="MailMergeTable2020-03-06T14:25:59Z112" style:family="table">
      <style:table-properties style:width="10.059cm" table:align="margins"/>
    </style:style>
    <style:style style:name="MailMergeTable2020-03-06T14_3a_25_3a_59Z112.A" style:display-name="MailMergeTable2020-03-06T14:25:59Z112.A" style:family="table-column">
      <style:table-column-properties style:column-width="1.438cm" style:rel-column-width="9362*"/>
    </style:style>
    <style:style style:name="MailMergeTable2020-03-06T14_3a_25_3a_59Z112.G" style:display-name="MailMergeTable2020-03-06T14:25:59Z112.G" style:family="table-column">
      <style:table-column-properties style:column-width="1.438cm" style:rel-column-width="9363*"/>
    </style:style>
    <style:style style:name="MailMergeTable2020-03-06T14_3a_25_3a_59Z112.1" style:display-name="MailMergeTable2020-03-06T14:25:59Z112.1" style:family="table-row">
      <style:table-row-properties style:min-row-height="0.688cm"/>
    </style:style>
    <style:style style:name="MailMergeTable2020-03-06T14_3a_25_3a_59Z112.A1" style:display-name="MailMergeTable2020-03-06T14:25:59Z112.A1" style:family="table-cell">
      <style:table-cell-properties fo:padding="0.097cm" fo:border="0.05pt solid #000000"/>
    </style:style>
    <style:style style:name="MailMergeTable2020-03-06T14_3a_25_3a_59Z112.A2" style:display-name="MailMergeTable2020-03-06T14:25:59Z11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12.A3" style:display-name="MailMergeTable2020-03-06T14:25:59Z11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12.4" style:display-name="MailMergeTable2020-03-06T14:25:59Z112.4" style:family="table-row">
      <style:table-row-properties style:min-row-height="0.349cm"/>
    </style:style>
    <style:style style:name="MailMergeTable2020-03-06T14_3a_25_3a_59Z113" style:display-name="MailMergeTable2020-03-06T14:25:59Z113" style:family="table">
      <style:table-properties style:width="10.059cm" table:align="margins"/>
    </style:style>
    <style:style style:name="MailMergeTable2020-03-06T14_3a_25_3a_59Z113.A" style:display-name="MailMergeTable2020-03-06T14:25:59Z113.A" style:family="table-column">
      <style:table-column-properties style:column-width="1.438cm" style:rel-column-width="9362*"/>
    </style:style>
    <style:style style:name="MailMergeTable2020-03-06T14_3a_25_3a_59Z113.G" style:display-name="MailMergeTable2020-03-06T14:25:59Z113.G" style:family="table-column">
      <style:table-column-properties style:column-width="1.438cm" style:rel-column-width="9363*"/>
    </style:style>
    <style:style style:name="MailMergeTable2020-03-06T14_3a_25_3a_59Z113.1" style:display-name="MailMergeTable2020-03-06T14:25:59Z113.1" style:family="table-row">
      <style:table-row-properties style:min-row-height="0.688cm"/>
    </style:style>
    <style:style style:name="MailMergeTable2020-03-06T14_3a_25_3a_59Z113.A1" style:display-name="MailMergeTable2020-03-06T14:25:59Z113.A1" style:family="table-cell">
      <style:table-cell-properties fo:padding="0.097cm" fo:border="0.05pt solid #000000"/>
    </style:style>
    <style:style style:name="MailMergeTable2020-03-06T14_3a_25_3a_59Z113.A2" style:display-name="MailMergeTable2020-03-06T14:25:59Z11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13.A3" style:display-name="MailMergeTable2020-03-06T14:25:59Z11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13.4" style:display-name="MailMergeTable2020-03-06T14:25:59Z113.4" style:family="table-row">
      <style:table-row-properties style:min-row-height="0.349cm"/>
    </style:style>
    <style:style style:name="MailMergeTable2020-03-06T14_3a_25_3a_59Z114" style:display-name="MailMergeTable2020-03-06T14:25:59Z114" style:family="table">
      <style:table-properties style:width="10.059cm" table:align="margins"/>
    </style:style>
    <style:style style:name="MailMergeTable2020-03-06T14_3a_25_3a_59Z114.A" style:display-name="MailMergeTable2020-03-06T14:25:59Z114.A" style:family="table-column">
      <style:table-column-properties style:column-width="1.438cm" style:rel-column-width="9362*"/>
    </style:style>
    <style:style style:name="MailMergeTable2020-03-06T14_3a_25_3a_59Z114.G" style:display-name="MailMergeTable2020-03-06T14:25:59Z114.G" style:family="table-column">
      <style:table-column-properties style:column-width="1.438cm" style:rel-column-width="9363*"/>
    </style:style>
    <style:style style:name="MailMergeTable2020-03-06T14_3a_25_3a_59Z114.1" style:display-name="MailMergeTable2020-03-06T14:25:59Z114.1" style:family="table-row">
      <style:table-row-properties style:min-row-height="0.688cm"/>
    </style:style>
    <style:style style:name="MailMergeTable2020-03-06T14_3a_25_3a_59Z114.A1" style:display-name="MailMergeTable2020-03-06T14:25:59Z114.A1" style:family="table-cell">
      <style:table-cell-properties fo:padding="0.097cm" fo:border="0.05pt solid #000000"/>
    </style:style>
    <style:style style:name="MailMergeTable2020-03-06T14_3a_25_3a_59Z114.A2" style:display-name="MailMergeTable2020-03-06T14:25:59Z11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14.A3" style:display-name="MailMergeTable2020-03-06T14:25:59Z11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14.4" style:display-name="MailMergeTable2020-03-06T14:25:59Z114.4" style:family="table-row">
      <style:table-row-properties style:min-row-height="0.349cm"/>
    </style:style>
    <style:style style:name="MailMergeTable2020-03-06T14_3a_25_3a_59Z115" style:display-name="MailMergeTable2020-03-06T14:25:59Z115" style:family="table">
      <style:table-properties style:width="10.059cm" table:align="margins"/>
    </style:style>
    <style:style style:name="MailMergeTable2020-03-06T14_3a_25_3a_59Z115.A" style:display-name="MailMergeTable2020-03-06T14:25:59Z115.A" style:family="table-column">
      <style:table-column-properties style:column-width="1.438cm" style:rel-column-width="9362*"/>
    </style:style>
    <style:style style:name="MailMergeTable2020-03-06T14_3a_25_3a_59Z115.G" style:display-name="MailMergeTable2020-03-06T14:25:59Z115.G" style:family="table-column">
      <style:table-column-properties style:column-width="1.438cm" style:rel-column-width="9363*"/>
    </style:style>
    <style:style style:name="MailMergeTable2020-03-06T14_3a_25_3a_59Z115.1" style:display-name="MailMergeTable2020-03-06T14:25:59Z115.1" style:family="table-row">
      <style:table-row-properties style:min-row-height="0.688cm"/>
    </style:style>
    <style:style style:name="MailMergeTable2020-03-06T14_3a_25_3a_59Z115.A1" style:display-name="MailMergeTable2020-03-06T14:25:59Z115.A1" style:family="table-cell">
      <style:table-cell-properties fo:padding="0.097cm" fo:border="0.05pt solid #000000"/>
    </style:style>
    <style:style style:name="MailMergeTable2020-03-06T14_3a_25_3a_59Z115.A2" style:display-name="MailMergeTable2020-03-06T14:25:59Z11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15.A3" style:display-name="MailMergeTable2020-03-06T14:25:59Z11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15.4" style:display-name="MailMergeTable2020-03-06T14:25:59Z115.4" style:family="table-row">
      <style:table-row-properties style:min-row-height="0.349cm"/>
    </style:style>
    <style:style style:name="MailMergeTable2020-03-06T14_3a_25_3a_59Z116" style:display-name="MailMergeTable2020-03-06T14:25:59Z116" style:family="table">
      <style:table-properties style:width="10.059cm" table:align="margins"/>
    </style:style>
    <style:style style:name="MailMergeTable2020-03-06T14_3a_25_3a_59Z116.A" style:display-name="MailMergeTable2020-03-06T14:25:59Z116.A" style:family="table-column">
      <style:table-column-properties style:column-width="1.438cm" style:rel-column-width="9362*"/>
    </style:style>
    <style:style style:name="MailMergeTable2020-03-06T14_3a_25_3a_59Z116.G" style:display-name="MailMergeTable2020-03-06T14:25:59Z116.G" style:family="table-column">
      <style:table-column-properties style:column-width="1.438cm" style:rel-column-width="9363*"/>
    </style:style>
    <style:style style:name="MailMergeTable2020-03-06T14_3a_25_3a_59Z116.1" style:display-name="MailMergeTable2020-03-06T14:25:59Z116.1" style:family="table-row">
      <style:table-row-properties style:min-row-height="0.688cm"/>
    </style:style>
    <style:style style:name="MailMergeTable2020-03-06T14_3a_25_3a_59Z116.A1" style:display-name="MailMergeTable2020-03-06T14:25:59Z116.A1" style:family="table-cell">
      <style:table-cell-properties fo:padding="0.097cm" fo:border="0.05pt solid #000000"/>
    </style:style>
    <style:style style:name="MailMergeTable2020-03-06T14_3a_25_3a_59Z116.A2" style:display-name="MailMergeTable2020-03-06T14:25:59Z11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16.A3" style:display-name="MailMergeTable2020-03-06T14:25:59Z11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16.4" style:display-name="MailMergeTable2020-03-06T14:25:59Z116.4" style:family="table-row">
      <style:table-row-properties style:min-row-height="0.349cm"/>
    </style:style>
    <style:style style:name="MailMergeTable2020-03-06T14_3a_25_3a_59Z117" style:display-name="MailMergeTable2020-03-06T14:25:59Z117" style:family="table">
      <style:table-properties style:width="10.059cm" table:align="margins"/>
    </style:style>
    <style:style style:name="MailMergeTable2020-03-06T14_3a_25_3a_59Z117.A" style:display-name="MailMergeTable2020-03-06T14:25:59Z117.A" style:family="table-column">
      <style:table-column-properties style:column-width="1.438cm" style:rel-column-width="9362*"/>
    </style:style>
    <style:style style:name="MailMergeTable2020-03-06T14_3a_25_3a_59Z117.G" style:display-name="MailMergeTable2020-03-06T14:25:59Z117.G" style:family="table-column">
      <style:table-column-properties style:column-width="1.438cm" style:rel-column-width="9363*"/>
    </style:style>
    <style:style style:name="MailMergeTable2020-03-06T14_3a_25_3a_59Z117.1" style:display-name="MailMergeTable2020-03-06T14:25:59Z117.1" style:family="table-row">
      <style:table-row-properties style:min-row-height="0.688cm"/>
    </style:style>
    <style:style style:name="MailMergeTable2020-03-06T14_3a_25_3a_59Z117.A1" style:display-name="MailMergeTable2020-03-06T14:25:59Z117.A1" style:family="table-cell">
      <style:table-cell-properties fo:padding="0.097cm" fo:border="0.05pt solid #000000"/>
    </style:style>
    <style:style style:name="MailMergeTable2020-03-06T14_3a_25_3a_59Z117.A2" style:display-name="MailMergeTable2020-03-06T14:25:59Z11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17.A3" style:display-name="MailMergeTable2020-03-06T14:25:59Z11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17.4" style:display-name="MailMergeTable2020-03-06T14:25:59Z117.4" style:family="table-row">
      <style:table-row-properties style:min-row-height="0.349cm"/>
    </style:style>
    <style:style style:name="MailMergeTable2020-03-06T14_3a_25_3a_59Z118" style:display-name="MailMergeTable2020-03-06T14:25:59Z118" style:family="table">
      <style:table-properties style:width="10.059cm" table:align="margins"/>
    </style:style>
    <style:style style:name="MailMergeTable2020-03-06T14_3a_25_3a_59Z118.A" style:display-name="MailMergeTable2020-03-06T14:25:59Z118.A" style:family="table-column">
      <style:table-column-properties style:column-width="1.438cm" style:rel-column-width="9362*"/>
    </style:style>
    <style:style style:name="MailMergeTable2020-03-06T14_3a_25_3a_59Z118.G" style:display-name="MailMergeTable2020-03-06T14:25:59Z118.G" style:family="table-column">
      <style:table-column-properties style:column-width="1.438cm" style:rel-column-width="9363*"/>
    </style:style>
    <style:style style:name="MailMergeTable2020-03-06T14_3a_25_3a_59Z118.1" style:display-name="MailMergeTable2020-03-06T14:25:59Z118.1" style:family="table-row">
      <style:table-row-properties style:min-row-height="0.688cm"/>
    </style:style>
    <style:style style:name="MailMergeTable2020-03-06T14_3a_25_3a_59Z118.A1" style:display-name="MailMergeTable2020-03-06T14:25:59Z118.A1" style:family="table-cell">
      <style:table-cell-properties fo:padding="0.097cm" fo:border="0.05pt solid #000000"/>
    </style:style>
    <style:style style:name="MailMergeTable2020-03-06T14_3a_25_3a_59Z118.A2" style:display-name="MailMergeTable2020-03-06T14:25:59Z11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18.A3" style:display-name="MailMergeTable2020-03-06T14:25:59Z11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18.4" style:display-name="MailMergeTable2020-03-06T14:25:59Z118.4" style:family="table-row">
      <style:table-row-properties style:min-row-height="0.349cm"/>
    </style:style>
    <style:style style:name="MailMergeTable2020-03-06T14_3a_25_3a_59Z119" style:display-name="MailMergeTable2020-03-06T14:25:59Z119" style:family="table">
      <style:table-properties style:width="10.059cm" table:align="margins"/>
    </style:style>
    <style:style style:name="MailMergeTable2020-03-06T14_3a_25_3a_59Z119.A" style:display-name="MailMergeTable2020-03-06T14:25:59Z119.A" style:family="table-column">
      <style:table-column-properties style:column-width="1.438cm" style:rel-column-width="9362*"/>
    </style:style>
    <style:style style:name="MailMergeTable2020-03-06T14_3a_25_3a_59Z119.G" style:display-name="MailMergeTable2020-03-06T14:25:59Z119.G" style:family="table-column">
      <style:table-column-properties style:column-width="1.438cm" style:rel-column-width="9363*"/>
    </style:style>
    <style:style style:name="MailMergeTable2020-03-06T14_3a_25_3a_59Z119.1" style:display-name="MailMergeTable2020-03-06T14:25:59Z119.1" style:family="table-row">
      <style:table-row-properties style:min-row-height="0.688cm"/>
    </style:style>
    <style:style style:name="MailMergeTable2020-03-06T14_3a_25_3a_59Z119.A1" style:display-name="MailMergeTable2020-03-06T14:25:59Z119.A1" style:family="table-cell">
      <style:table-cell-properties fo:padding="0.097cm" fo:border="0.05pt solid #000000"/>
    </style:style>
    <style:style style:name="MailMergeTable2020-03-06T14_3a_25_3a_59Z119.A2" style:display-name="MailMergeTable2020-03-06T14:25:59Z11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19.A3" style:display-name="MailMergeTable2020-03-06T14:25:59Z11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19.4" style:display-name="MailMergeTable2020-03-06T14:25:59Z119.4" style:family="table-row">
      <style:table-row-properties style:min-row-height="0.349cm"/>
    </style:style>
    <style:style style:name="MailMergeTable2020-03-06T14_3a_25_3a_59Z120" style:display-name="MailMergeTable2020-03-06T14:25:59Z120" style:family="table">
      <style:table-properties style:width="10.059cm" table:align="margins"/>
    </style:style>
    <style:style style:name="MailMergeTable2020-03-06T14_3a_25_3a_59Z120.A" style:display-name="MailMergeTable2020-03-06T14:25:59Z120.A" style:family="table-column">
      <style:table-column-properties style:column-width="1.438cm" style:rel-column-width="9362*"/>
    </style:style>
    <style:style style:name="MailMergeTable2020-03-06T14_3a_25_3a_59Z120.G" style:display-name="MailMergeTable2020-03-06T14:25:59Z120.G" style:family="table-column">
      <style:table-column-properties style:column-width="1.438cm" style:rel-column-width="9363*"/>
    </style:style>
    <style:style style:name="MailMergeTable2020-03-06T14_3a_25_3a_59Z120.1" style:display-name="MailMergeTable2020-03-06T14:25:59Z120.1" style:family="table-row">
      <style:table-row-properties style:min-row-height="0.688cm"/>
    </style:style>
    <style:style style:name="MailMergeTable2020-03-06T14_3a_25_3a_59Z120.A1" style:display-name="MailMergeTable2020-03-06T14:25:59Z120.A1" style:family="table-cell">
      <style:table-cell-properties fo:padding="0.097cm" fo:border="0.05pt solid #000000"/>
    </style:style>
    <style:style style:name="MailMergeTable2020-03-06T14_3a_25_3a_59Z120.A2" style:display-name="MailMergeTable2020-03-06T14:25:59Z12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20.A3" style:display-name="MailMergeTable2020-03-06T14:25:59Z12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20.4" style:display-name="MailMergeTable2020-03-06T14:25:59Z120.4" style:family="table-row">
      <style:table-row-properties style:min-row-height="0.349cm"/>
    </style:style>
    <style:style style:name="MailMergeTable2020-03-06T14_3a_25_3a_59Z121" style:display-name="MailMergeTable2020-03-06T14:25:59Z121" style:family="table">
      <style:table-properties style:width="10.059cm" table:align="margins"/>
    </style:style>
    <style:style style:name="MailMergeTable2020-03-06T14_3a_25_3a_59Z121.A" style:display-name="MailMergeTable2020-03-06T14:25:59Z121.A" style:family="table-column">
      <style:table-column-properties style:column-width="1.438cm" style:rel-column-width="9362*"/>
    </style:style>
    <style:style style:name="MailMergeTable2020-03-06T14_3a_25_3a_59Z121.G" style:display-name="MailMergeTable2020-03-06T14:25:59Z121.G" style:family="table-column">
      <style:table-column-properties style:column-width="1.438cm" style:rel-column-width="9363*"/>
    </style:style>
    <style:style style:name="MailMergeTable2020-03-06T14_3a_25_3a_59Z121.1" style:display-name="MailMergeTable2020-03-06T14:25:59Z121.1" style:family="table-row">
      <style:table-row-properties style:min-row-height="0.688cm"/>
    </style:style>
    <style:style style:name="MailMergeTable2020-03-06T14_3a_25_3a_59Z121.A1" style:display-name="MailMergeTable2020-03-06T14:25:59Z121.A1" style:family="table-cell">
      <style:table-cell-properties fo:padding="0.097cm" fo:border="0.05pt solid #000000"/>
    </style:style>
    <style:style style:name="MailMergeTable2020-03-06T14_3a_25_3a_59Z121.A2" style:display-name="MailMergeTable2020-03-06T14:25:59Z12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21.A3" style:display-name="MailMergeTable2020-03-06T14:25:59Z12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21.4" style:display-name="MailMergeTable2020-03-06T14:25:59Z121.4" style:family="table-row">
      <style:table-row-properties style:min-row-height="0.349cm"/>
    </style:style>
    <style:style style:name="MailMergeTable2020-03-06T14_3a_25_3a_59Z122" style:display-name="MailMergeTable2020-03-06T14:25:59Z122" style:family="table">
      <style:table-properties style:width="10.059cm" table:align="margins"/>
    </style:style>
    <style:style style:name="MailMergeTable2020-03-06T14_3a_25_3a_59Z122.A" style:display-name="MailMergeTable2020-03-06T14:25:59Z122.A" style:family="table-column">
      <style:table-column-properties style:column-width="1.438cm" style:rel-column-width="9362*"/>
    </style:style>
    <style:style style:name="MailMergeTable2020-03-06T14_3a_25_3a_59Z122.G" style:display-name="MailMergeTable2020-03-06T14:25:59Z122.G" style:family="table-column">
      <style:table-column-properties style:column-width="1.438cm" style:rel-column-width="9363*"/>
    </style:style>
    <style:style style:name="MailMergeTable2020-03-06T14_3a_25_3a_59Z122.1" style:display-name="MailMergeTable2020-03-06T14:25:59Z122.1" style:family="table-row">
      <style:table-row-properties style:min-row-height="0.688cm"/>
    </style:style>
    <style:style style:name="MailMergeTable2020-03-06T14_3a_25_3a_59Z122.A1" style:display-name="MailMergeTable2020-03-06T14:25:59Z122.A1" style:family="table-cell">
      <style:table-cell-properties fo:padding="0.097cm" fo:border="0.05pt solid #000000"/>
    </style:style>
    <style:style style:name="MailMergeTable2020-03-06T14_3a_25_3a_59Z122.A2" style:display-name="MailMergeTable2020-03-06T14:25:59Z12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22.A3" style:display-name="MailMergeTable2020-03-06T14:25:59Z12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22.4" style:display-name="MailMergeTable2020-03-06T14:25:59Z122.4" style:family="table-row">
      <style:table-row-properties style:min-row-height="0.349cm"/>
    </style:style>
    <style:style style:name="MailMergeTable2020-03-06T14_3a_25_3a_59Z123" style:display-name="MailMergeTable2020-03-06T14:25:59Z123" style:family="table">
      <style:table-properties style:width="10.059cm" table:align="margins"/>
    </style:style>
    <style:style style:name="MailMergeTable2020-03-06T14_3a_25_3a_59Z123.A" style:display-name="MailMergeTable2020-03-06T14:25:59Z123.A" style:family="table-column">
      <style:table-column-properties style:column-width="1.438cm" style:rel-column-width="9362*"/>
    </style:style>
    <style:style style:name="MailMergeTable2020-03-06T14_3a_25_3a_59Z123.G" style:display-name="MailMergeTable2020-03-06T14:25:59Z123.G" style:family="table-column">
      <style:table-column-properties style:column-width="1.438cm" style:rel-column-width="9363*"/>
    </style:style>
    <style:style style:name="MailMergeTable2020-03-06T14_3a_25_3a_59Z123.1" style:display-name="MailMergeTable2020-03-06T14:25:59Z123.1" style:family="table-row">
      <style:table-row-properties style:min-row-height="0.688cm"/>
    </style:style>
    <style:style style:name="MailMergeTable2020-03-06T14_3a_25_3a_59Z123.A1" style:display-name="MailMergeTable2020-03-06T14:25:59Z123.A1" style:family="table-cell">
      <style:table-cell-properties fo:padding="0.097cm" fo:border="0.05pt solid #000000"/>
    </style:style>
    <style:style style:name="MailMergeTable2020-03-06T14_3a_25_3a_59Z123.A2" style:display-name="MailMergeTable2020-03-06T14:25:59Z12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23.A3" style:display-name="MailMergeTable2020-03-06T14:25:59Z12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23.4" style:display-name="MailMergeTable2020-03-06T14:25:59Z123.4" style:family="table-row">
      <style:table-row-properties style:min-row-height="0.349cm"/>
    </style:style>
    <style:style style:name="MailMergeTable2020-03-06T14_3a_25_3a_59Z124" style:display-name="MailMergeTable2020-03-06T14:25:59Z124" style:family="table">
      <style:table-properties style:width="10.059cm" table:align="margins"/>
    </style:style>
    <style:style style:name="MailMergeTable2020-03-06T14_3a_25_3a_59Z124.A" style:display-name="MailMergeTable2020-03-06T14:25:59Z124.A" style:family="table-column">
      <style:table-column-properties style:column-width="1.438cm" style:rel-column-width="9362*"/>
    </style:style>
    <style:style style:name="MailMergeTable2020-03-06T14_3a_25_3a_59Z124.G" style:display-name="MailMergeTable2020-03-06T14:25:59Z124.G" style:family="table-column">
      <style:table-column-properties style:column-width="1.438cm" style:rel-column-width="9363*"/>
    </style:style>
    <style:style style:name="MailMergeTable2020-03-06T14_3a_25_3a_59Z124.1" style:display-name="MailMergeTable2020-03-06T14:25:59Z124.1" style:family="table-row">
      <style:table-row-properties style:min-row-height="0.688cm"/>
    </style:style>
    <style:style style:name="MailMergeTable2020-03-06T14_3a_25_3a_59Z124.A1" style:display-name="MailMergeTable2020-03-06T14:25:59Z124.A1" style:family="table-cell">
      <style:table-cell-properties fo:padding="0.097cm" fo:border="0.05pt solid #000000"/>
    </style:style>
    <style:style style:name="MailMergeTable2020-03-06T14_3a_25_3a_59Z124.A2" style:display-name="MailMergeTable2020-03-06T14:25:59Z12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24.A3" style:display-name="MailMergeTable2020-03-06T14:25:59Z12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24.4" style:display-name="MailMergeTable2020-03-06T14:25:59Z124.4" style:family="table-row">
      <style:table-row-properties style:min-row-height="0.349cm"/>
    </style:style>
    <style:style style:name="MailMergeTable2020-03-06T14_3a_25_3a_59Z125" style:display-name="MailMergeTable2020-03-06T14:25:59Z125" style:family="table">
      <style:table-properties style:width="10.059cm" table:align="margins"/>
    </style:style>
    <style:style style:name="MailMergeTable2020-03-06T14_3a_25_3a_59Z125.A" style:display-name="MailMergeTable2020-03-06T14:25:59Z125.A" style:family="table-column">
      <style:table-column-properties style:column-width="1.438cm" style:rel-column-width="9362*"/>
    </style:style>
    <style:style style:name="MailMergeTable2020-03-06T14_3a_25_3a_59Z125.G" style:display-name="MailMergeTable2020-03-06T14:25:59Z125.G" style:family="table-column">
      <style:table-column-properties style:column-width="1.438cm" style:rel-column-width="9363*"/>
    </style:style>
    <style:style style:name="MailMergeTable2020-03-06T14_3a_25_3a_59Z125.1" style:display-name="MailMergeTable2020-03-06T14:25:59Z125.1" style:family="table-row">
      <style:table-row-properties style:min-row-height="0.688cm"/>
    </style:style>
    <style:style style:name="MailMergeTable2020-03-06T14_3a_25_3a_59Z125.A1" style:display-name="MailMergeTable2020-03-06T14:25:59Z125.A1" style:family="table-cell">
      <style:table-cell-properties fo:padding="0.097cm" fo:border="0.05pt solid #000000"/>
    </style:style>
    <style:style style:name="MailMergeTable2020-03-06T14_3a_25_3a_59Z125.A2" style:display-name="MailMergeTable2020-03-06T14:25:59Z12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25.A3" style:display-name="MailMergeTable2020-03-06T14:25:59Z12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25.4" style:display-name="MailMergeTable2020-03-06T14:25:59Z125.4" style:family="table-row">
      <style:table-row-properties style:min-row-height="0.349cm"/>
    </style:style>
    <style:style style:name="MailMergeTable2020-03-06T14_3a_25_3a_59Z126" style:display-name="MailMergeTable2020-03-06T14:25:59Z126" style:family="table">
      <style:table-properties style:width="10.059cm" table:align="margins"/>
    </style:style>
    <style:style style:name="MailMergeTable2020-03-06T14_3a_25_3a_59Z126.A" style:display-name="MailMergeTable2020-03-06T14:25:59Z126.A" style:family="table-column">
      <style:table-column-properties style:column-width="1.438cm" style:rel-column-width="9362*"/>
    </style:style>
    <style:style style:name="MailMergeTable2020-03-06T14_3a_25_3a_59Z126.G" style:display-name="MailMergeTable2020-03-06T14:25:59Z126.G" style:family="table-column">
      <style:table-column-properties style:column-width="1.438cm" style:rel-column-width="9363*"/>
    </style:style>
    <style:style style:name="MailMergeTable2020-03-06T14_3a_25_3a_59Z126.1" style:display-name="MailMergeTable2020-03-06T14:25:59Z126.1" style:family="table-row">
      <style:table-row-properties style:min-row-height="0.688cm"/>
    </style:style>
    <style:style style:name="MailMergeTable2020-03-06T14_3a_25_3a_59Z126.A1" style:display-name="MailMergeTable2020-03-06T14:25:59Z126.A1" style:family="table-cell">
      <style:table-cell-properties fo:padding="0.097cm" fo:border="0.05pt solid #000000"/>
    </style:style>
    <style:style style:name="MailMergeTable2020-03-06T14_3a_25_3a_59Z126.A2" style:display-name="MailMergeTable2020-03-06T14:25:59Z12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26.A3" style:display-name="MailMergeTable2020-03-06T14:25:59Z12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26.4" style:display-name="MailMergeTable2020-03-06T14:25:59Z126.4" style:family="table-row">
      <style:table-row-properties style:min-row-height="0.349cm"/>
    </style:style>
    <style:style style:name="MailMergeTable2020-03-06T14_3a_25_3a_59Z127" style:display-name="MailMergeTable2020-03-06T14:25:59Z127" style:family="table">
      <style:table-properties style:width="10.059cm" table:align="margins"/>
    </style:style>
    <style:style style:name="MailMergeTable2020-03-06T14_3a_25_3a_59Z127.A" style:display-name="MailMergeTable2020-03-06T14:25:59Z127.A" style:family="table-column">
      <style:table-column-properties style:column-width="1.438cm" style:rel-column-width="9362*"/>
    </style:style>
    <style:style style:name="MailMergeTable2020-03-06T14_3a_25_3a_59Z127.G" style:display-name="MailMergeTable2020-03-06T14:25:59Z127.G" style:family="table-column">
      <style:table-column-properties style:column-width="1.438cm" style:rel-column-width="9363*"/>
    </style:style>
    <style:style style:name="MailMergeTable2020-03-06T14_3a_25_3a_59Z127.1" style:display-name="MailMergeTable2020-03-06T14:25:59Z127.1" style:family="table-row">
      <style:table-row-properties style:min-row-height="0.688cm"/>
    </style:style>
    <style:style style:name="MailMergeTable2020-03-06T14_3a_25_3a_59Z127.A1" style:display-name="MailMergeTable2020-03-06T14:25:59Z127.A1" style:family="table-cell">
      <style:table-cell-properties fo:padding="0.097cm" fo:border="0.05pt solid #000000"/>
    </style:style>
    <style:style style:name="MailMergeTable2020-03-06T14_3a_25_3a_59Z127.A2" style:display-name="MailMergeTable2020-03-06T14:25:59Z12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27.A3" style:display-name="MailMergeTable2020-03-06T14:25:59Z12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27.4" style:display-name="MailMergeTable2020-03-06T14:25:59Z127.4" style:family="table-row">
      <style:table-row-properties style:min-row-height="0.349cm"/>
    </style:style>
    <style:style style:name="MailMergeTable2020-03-06T14_3a_25_3a_59Z128" style:display-name="MailMergeTable2020-03-06T14:25:59Z128" style:family="table">
      <style:table-properties style:width="10.059cm" table:align="margins"/>
    </style:style>
    <style:style style:name="MailMergeTable2020-03-06T14_3a_25_3a_59Z128.A" style:display-name="MailMergeTable2020-03-06T14:25:59Z128.A" style:family="table-column">
      <style:table-column-properties style:column-width="1.438cm" style:rel-column-width="9362*"/>
    </style:style>
    <style:style style:name="MailMergeTable2020-03-06T14_3a_25_3a_59Z128.G" style:display-name="MailMergeTable2020-03-06T14:25:59Z128.G" style:family="table-column">
      <style:table-column-properties style:column-width="1.438cm" style:rel-column-width="9363*"/>
    </style:style>
    <style:style style:name="MailMergeTable2020-03-06T14_3a_25_3a_59Z128.1" style:display-name="MailMergeTable2020-03-06T14:25:59Z128.1" style:family="table-row">
      <style:table-row-properties style:min-row-height="0.688cm"/>
    </style:style>
    <style:style style:name="MailMergeTable2020-03-06T14_3a_25_3a_59Z128.A1" style:display-name="MailMergeTable2020-03-06T14:25:59Z128.A1" style:family="table-cell">
      <style:table-cell-properties fo:padding="0.097cm" fo:border="0.05pt solid #000000"/>
    </style:style>
    <style:style style:name="MailMergeTable2020-03-06T14_3a_25_3a_59Z128.A2" style:display-name="MailMergeTable2020-03-06T14:25:59Z12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28.A3" style:display-name="MailMergeTable2020-03-06T14:25:59Z12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28.4" style:display-name="MailMergeTable2020-03-06T14:25:59Z128.4" style:family="table-row">
      <style:table-row-properties style:min-row-height="0.349cm"/>
    </style:style>
    <style:style style:name="MailMergeTable2020-03-06T14_3a_25_3a_59Z129" style:display-name="MailMergeTable2020-03-06T14:25:59Z129" style:family="table">
      <style:table-properties style:width="10.059cm" table:align="margins"/>
    </style:style>
    <style:style style:name="MailMergeTable2020-03-06T14_3a_25_3a_59Z129.A" style:display-name="MailMergeTable2020-03-06T14:25:59Z129.A" style:family="table-column">
      <style:table-column-properties style:column-width="1.438cm" style:rel-column-width="9362*"/>
    </style:style>
    <style:style style:name="MailMergeTable2020-03-06T14_3a_25_3a_59Z129.G" style:display-name="MailMergeTable2020-03-06T14:25:59Z129.G" style:family="table-column">
      <style:table-column-properties style:column-width="1.438cm" style:rel-column-width="9363*"/>
    </style:style>
    <style:style style:name="MailMergeTable2020-03-06T14_3a_25_3a_59Z129.1" style:display-name="MailMergeTable2020-03-06T14:25:59Z129.1" style:family="table-row">
      <style:table-row-properties style:min-row-height="0.688cm"/>
    </style:style>
    <style:style style:name="MailMergeTable2020-03-06T14_3a_25_3a_59Z129.A1" style:display-name="MailMergeTable2020-03-06T14:25:59Z129.A1" style:family="table-cell">
      <style:table-cell-properties fo:padding="0.097cm" fo:border="0.05pt solid #000000"/>
    </style:style>
    <style:style style:name="MailMergeTable2020-03-06T14_3a_25_3a_59Z129.A2" style:display-name="MailMergeTable2020-03-06T14:25:59Z12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29.A3" style:display-name="MailMergeTable2020-03-06T14:25:59Z12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29.4" style:display-name="MailMergeTable2020-03-06T14:25:59Z129.4" style:family="table-row">
      <style:table-row-properties style:min-row-height="0.349cm"/>
    </style:style>
    <style:style style:name="MailMergeTable2020-03-06T14_3a_25_3a_59Z130" style:display-name="MailMergeTable2020-03-06T14:25:59Z130" style:family="table">
      <style:table-properties style:width="10.059cm" table:align="margins"/>
    </style:style>
    <style:style style:name="MailMergeTable2020-03-06T14_3a_25_3a_59Z130.A" style:display-name="MailMergeTable2020-03-06T14:25:59Z130.A" style:family="table-column">
      <style:table-column-properties style:column-width="1.438cm" style:rel-column-width="9362*"/>
    </style:style>
    <style:style style:name="MailMergeTable2020-03-06T14_3a_25_3a_59Z130.G" style:display-name="MailMergeTable2020-03-06T14:25:59Z130.G" style:family="table-column">
      <style:table-column-properties style:column-width="1.438cm" style:rel-column-width="9363*"/>
    </style:style>
    <style:style style:name="MailMergeTable2020-03-06T14_3a_25_3a_59Z130.1" style:display-name="MailMergeTable2020-03-06T14:25:59Z130.1" style:family="table-row">
      <style:table-row-properties style:min-row-height="0.688cm"/>
    </style:style>
    <style:style style:name="MailMergeTable2020-03-06T14_3a_25_3a_59Z130.A1" style:display-name="MailMergeTable2020-03-06T14:25:59Z130.A1" style:family="table-cell">
      <style:table-cell-properties fo:padding="0.097cm" fo:border="0.05pt solid #000000"/>
    </style:style>
    <style:style style:name="MailMergeTable2020-03-06T14_3a_25_3a_59Z130.A2" style:display-name="MailMergeTable2020-03-06T14:25:59Z13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30.A3" style:display-name="MailMergeTable2020-03-06T14:25:59Z13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30.4" style:display-name="MailMergeTable2020-03-06T14:25:59Z130.4" style:family="table-row">
      <style:table-row-properties style:min-row-height="0.349cm"/>
    </style:style>
    <style:style style:name="MailMergeTable2020-03-06T14_3a_25_3a_59Z131" style:display-name="MailMergeTable2020-03-06T14:25:59Z131" style:family="table">
      <style:table-properties style:width="10.059cm" table:align="margins"/>
    </style:style>
    <style:style style:name="MailMergeTable2020-03-06T14_3a_25_3a_59Z131.A" style:display-name="MailMergeTable2020-03-06T14:25:59Z131.A" style:family="table-column">
      <style:table-column-properties style:column-width="1.438cm" style:rel-column-width="9362*"/>
    </style:style>
    <style:style style:name="MailMergeTable2020-03-06T14_3a_25_3a_59Z131.G" style:display-name="MailMergeTable2020-03-06T14:25:59Z131.G" style:family="table-column">
      <style:table-column-properties style:column-width="1.438cm" style:rel-column-width="9363*"/>
    </style:style>
    <style:style style:name="MailMergeTable2020-03-06T14_3a_25_3a_59Z131.1" style:display-name="MailMergeTable2020-03-06T14:25:59Z131.1" style:family="table-row">
      <style:table-row-properties style:min-row-height="0.688cm"/>
    </style:style>
    <style:style style:name="MailMergeTable2020-03-06T14_3a_25_3a_59Z131.A1" style:display-name="MailMergeTable2020-03-06T14:25:59Z131.A1" style:family="table-cell">
      <style:table-cell-properties fo:padding="0.097cm" fo:border="0.05pt solid #000000"/>
    </style:style>
    <style:style style:name="MailMergeTable2020-03-06T14_3a_25_3a_59Z131.A2" style:display-name="MailMergeTable2020-03-06T14:25:59Z13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31.A3" style:display-name="MailMergeTable2020-03-06T14:25:59Z13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31.4" style:display-name="MailMergeTable2020-03-06T14:25:59Z131.4" style:family="table-row">
      <style:table-row-properties style:min-row-height="0.349cm"/>
    </style:style>
    <style:style style:name="MailMergeTable2020-03-06T14_3a_25_3a_59Z132" style:display-name="MailMergeTable2020-03-06T14:25:59Z132" style:family="table">
      <style:table-properties style:width="10.059cm" table:align="margins"/>
    </style:style>
    <style:style style:name="MailMergeTable2020-03-06T14_3a_25_3a_59Z132.A" style:display-name="MailMergeTable2020-03-06T14:25:59Z132.A" style:family="table-column">
      <style:table-column-properties style:column-width="1.438cm" style:rel-column-width="9362*"/>
    </style:style>
    <style:style style:name="MailMergeTable2020-03-06T14_3a_25_3a_59Z132.G" style:display-name="MailMergeTable2020-03-06T14:25:59Z132.G" style:family="table-column">
      <style:table-column-properties style:column-width="1.438cm" style:rel-column-width="9363*"/>
    </style:style>
    <style:style style:name="MailMergeTable2020-03-06T14_3a_25_3a_59Z132.1" style:display-name="MailMergeTable2020-03-06T14:25:59Z132.1" style:family="table-row">
      <style:table-row-properties style:min-row-height="0.688cm"/>
    </style:style>
    <style:style style:name="MailMergeTable2020-03-06T14_3a_25_3a_59Z132.A1" style:display-name="MailMergeTable2020-03-06T14:25:59Z132.A1" style:family="table-cell">
      <style:table-cell-properties fo:padding="0.097cm" fo:border="0.05pt solid #000000"/>
    </style:style>
    <style:style style:name="MailMergeTable2020-03-06T14_3a_25_3a_59Z132.A2" style:display-name="MailMergeTable2020-03-06T14:25:59Z13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32.A3" style:display-name="MailMergeTable2020-03-06T14:25:59Z13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32.4" style:display-name="MailMergeTable2020-03-06T14:25:59Z132.4" style:family="table-row">
      <style:table-row-properties style:min-row-height="0.349cm"/>
    </style:style>
    <style:style style:name="MailMergeTable2020-03-06T14_3a_25_3a_59Z133" style:display-name="MailMergeTable2020-03-06T14:25:59Z133" style:family="table">
      <style:table-properties style:width="10.059cm" table:align="margins"/>
    </style:style>
    <style:style style:name="MailMergeTable2020-03-06T14_3a_25_3a_59Z133.A" style:display-name="MailMergeTable2020-03-06T14:25:59Z133.A" style:family="table-column">
      <style:table-column-properties style:column-width="1.438cm" style:rel-column-width="9362*"/>
    </style:style>
    <style:style style:name="MailMergeTable2020-03-06T14_3a_25_3a_59Z133.G" style:display-name="MailMergeTable2020-03-06T14:25:59Z133.G" style:family="table-column">
      <style:table-column-properties style:column-width="1.438cm" style:rel-column-width="9363*"/>
    </style:style>
    <style:style style:name="MailMergeTable2020-03-06T14_3a_25_3a_59Z133.1" style:display-name="MailMergeTable2020-03-06T14:25:59Z133.1" style:family="table-row">
      <style:table-row-properties style:min-row-height="0.688cm"/>
    </style:style>
    <style:style style:name="MailMergeTable2020-03-06T14_3a_25_3a_59Z133.A1" style:display-name="MailMergeTable2020-03-06T14:25:59Z133.A1" style:family="table-cell">
      <style:table-cell-properties fo:padding="0.097cm" fo:border="0.05pt solid #000000"/>
    </style:style>
    <style:style style:name="MailMergeTable2020-03-06T14_3a_25_3a_59Z133.A2" style:display-name="MailMergeTable2020-03-06T14:25:59Z13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33.A3" style:display-name="MailMergeTable2020-03-06T14:25:59Z13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33.4" style:display-name="MailMergeTable2020-03-06T14:25:59Z133.4" style:family="table-row">
      <style:table-row-properties style:min-row-height="0.349cm"/>
    </style:style>
    <style:style style:name="MailMergeTable2020-03-06T14_3a_25_3a_59Z134" style:display-name="MailMergeTable2020-03-06T14:25:59Z134" style:family="table">
      <style:table-properties style:width="10.059cm" table:align="margins"/>
    </style:style>
    <style:style style:name="MailMergeTable2020-03-06T14_3a_25_3a_59Z134.A" style:display-name="MailMergeTable2020-03-06T14:25:59Z134.A" style:family="table-column">
      <style:table-column-properties style:column-width="1.438cm" style:rel-column-width="9362*"/>
    </style:style>
    <style:style style:name="MailMergeTable2020-03-06T14_3a_25_3a_59Z134.G" style:display-name="MailMergeTable2020-03-06T14:25:59Z134.G" style:family="table-column">
      <style:table-column-properties style:column-width="1.438cm" style:rel-column-width="9363*"/>
    </style:style>
    <style:style style:name="MailMergeTable2020-03-06T14_3a_25_3a_59Z134.1" style:display-name="MailMergeTable2020-03-06T14:25:59Z134.1" style:family="table-row">
      <style:table-row-properties style:min-row-height="0.688cm"/>
    </style:style>
    <style:style style:name="MailMergeTable2020-03-06T14_3a_25_3a_59Z134.A1" style:display-name="MailMergeTable2020-03-06T14:25:59Z134.A1" style:family="table-cell">
      <style:table-cell-properties fo:padding="0.097cm" fo:border="0.05pt solid #000000"/>
    </style:style>
    <style:style style:name="MailMergeTable2020-03-06T14_3a_25_3a_59Z134.A2" style:display-name="MailMergeTable2020-03-06T14:25:59Z13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34.A3" style:display-name="MailMergeTable2020-03-06T14:25:59Z13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34.4" style:display-name="MailMergeTable2020-03-06T14:25:59Z134.4" style:family="table-row">
      <style:table-row-properties style:min-row-height="0.349cm"/>
    </style:style>
    <style:style style:name="MailMergeTable2020-03-06T14_3a_25_3a_59Z135" style:display-name="MailMergeTable2020-03-06T14:25:59Z135" style:family="table">
      <style:table-properties style:width="10.059cm" table:align="margins"/>
    </style:style>
    <style:style style:name="MailMergeTable2020-03-06T14_3a_25_3a_59Z135.A" style:display-name="MailMergeTable2020-03-06T14:25:59Z135.A" style:family="table-column">
      <style:table-column-properties style:column-width="1.438cm" style:rel-column-width="9362*"/>
    </style:style>
    <style:style style:name="MailMergeTable2020-03-06T14_3a_25_3a_59Z135.G" style:display-name="MailMergeTable2020-03-06T14:25:59Z135.G" style:family="table-column">
      <style:table-column-properties style:column-width="1.438cm" style:rel-column-width="9363*"/>
    </style:style>
    <style:style style:name="MailMergeTable2020-03-06T14_3a_25_3a_59Z135.1" style:display-name="MailMergeTable2020-03-06T14:25:59Z135.1" style:family="table-row">
      <style:table-row-properties style:min-row-height="0.688cm"/>
    </style:style>
    <style:style style:name="MailMergeTable2020-03-06T14_3a_25_3a_59Z135.A1" style:display-name="MailMergeTable2020-03-06T14:25:59Z135.A1" style:family="table-cell">
      <style:table-cell-properties fo:padding="0.097cm" fo:border="0.05pt solid #000000"/>
    </style:style>
    <style:style style:name="MailMergeTable2020-03-06T14_3a_25_3a_59Z135.A2" style:display-name="MailMergeTable2020-03-06T14:25:59Z13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35.A3" style:display-name="MailMergeTable2020-03-06T14:25:59Z13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35.4" style:display-name="MailMergeTable2020-03-06T14:25:59Z135.4" style:family="table-row">
      <style:table-row-properties style:min-row-height="0.349cm"/>
    </style:style>
    <style:style style:name="MailMergeTable2020-03-06T14_3a_25_3a_59Z136" style:display-name="MailMergeTable2020-03-06T14:25:59Z136" style:family="table">
      <style:table-properties style:width="10.059cm" table:align="margins"/>
    </style:style>
    <style:style style:name="MailMergeTable2020-03-06T14_3a_25_3a_59Z136.A" style:display-name="MailMergeTable2020-03-06T14:25:59Z136.A" style:family="table-column">
      <style:table-column-properties style:column-width="1.438cm" style:rel-column-width="9362*"/>
    </style:style>
    <style:style style:name="MailMergeTable2020-03-06T14_3a_25_3a_59Z136.G" style:display-name="MailMergeTable2020-03-06T14:25:59Z136.G" style:family="table-column">
      <style:table-column-properties style:column-width="1.438cm" style:rel-column-width="9363*"/>
    </style:style>
    <style:style style:name="MailMergeTable2020-03-06T14_3a_25_3a_59Z136.1" style:display-name="MailMergeTable2020-03-06T14:25:59Z136.1" style:family="table-row">
      <style:table-row-properties style:min-row-height="0.688cm"/>
    </style:style>
    <style:style style:name="MailMergeTable2020-03-06T14_3a_25_3a_59Z136.A1" style:display-name="MailMergeTable2020-03-06T14:25:59Z136.A1" style:family="table-cell">
      <style:table-cell-properties fo:padding="0.097cm" fo:border="0.05pt solid #000000"/>
    </style:style>
    <style:style style:name="MailMergeTable2020-03-06T14_3a_25_3a_59Z136.A2" style:display-name="MailMergeTable2020-03-06T14:25:59Z13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36.A3" style:display-name="MailMergeTable2020-03-06T14:25:59Z13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36.4" style:display-name="MailMergeTable2020-03-06T14:25:59Z136.4" style:family="table-row">
      <style:table-row-properties style:min-row-height="0.349cm"/>
    </style:style>
    <style:style style:name="MailMergeTable2020-03-06T14_3a_25_3a_59Z137" style:display-name="MailMergeTable2020-03-06T14:25:59Z137" style:family="table">
      <style:table-properties style:width="10.059cm" table:align="margins"/>
    </style:style>
    <style:style style:name="MailMergeTable2020-03-06T14_3a_25_3a_59Z137.A" style:display-name="MailMergeTable2020-03-06T14:25:59Z137.A" style:family="table-column">
      <style:table-column-properties style:column-width="1.438cm" style:rel-column-width="9362*"/>
    </style:style>
    <style:style style:name="MailMergeTable2020-03-06T14_3a_25_3a_59Z137.G" style:display-name="MailMergeTable2020-03-06T14:25:59Z137.G" style:family="table-column">
      <style:table-column-properties style:column-width="1.438cm" style:rel-column-width="9363*"/>
    </style:style>
    <style:style style:name="MailMergeTable2020-03-06T14_3a_25_3a_59Z137.1" style:display-name="MailMergeTable2020-03-06T14:25:59Z137.1" style:family="table-row">
      <style:table-row-properties style:min-row-height="0.688cm"/>
    </style:style>
    <style:style style:name="MailMergeTable2020-03-06T14_3a_25_3a_59Z137.A1" style:display-name="MailMergeTable2020-03-06T14:25:59Z137.A1" style:family="table-cell">
      <style:table-cell-properties fo:padding="0.097cm" fo:border="0.05pt solid #000000"/>
    </style:style>
    <style:style style:name="MailMergeTable2020-03-06T14_3a_25_3a_59Z137.A2" style:display-name="MailMergeTable2020-03-06T14:25:59Z13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37.A3" style:display-name="MailMergeTable2020-03-06T14:25:59Z13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37.4" style:display-name="MailMergeTable2020-03-06T14:25:59Z137.4" style:family="table-row">
      <style:table-row-properties style:min-row-height="0.349cm"/>
    </style:style>
    <style:style style:name="MailMergeTable2020-03-06T14_3a_25_3a_59Z138" style:display-name="MailMergeTable2020-03-06T14:25:59Z138" style:family="table">
      <style:table-properties style:width="10.059cm" table:align="margins"/>
    </style:style>
    <style:style style:name="MailMergeTable2020-03-06T14_3a_25_3a_59Z138.A" style:display-name="MailMergeTable2020-03-06T14:25:59Z138.A" style:family="table-column">
      <style:table-column-properties style:column-width="1.438cm" style:rel-column-width="9362*"/>
    </style:style>
    <style:style style:name="MailMergeTable2020-03-06T14_3a_25_3a_59Z138.G" style:display-name="MailMergeTable2020-03-06T14:25:59Z138.G" style:family="table-column">
      <style:table-column-properties style:column-width="1.438cm" style:rel-column-width="9363*"/>
    </style:style>
    <style:style style:name="MailMergeTable2020-03-06T14_3a_25_3a_59Z138.1" style:display-name="MailMergeTable2020-03-06T14:25:59Z138.1" style:family="table-row">
      <style:table-row-properties style:min-row-height="0.688cm"/>
    </style:style>
    <style:style style:name="MailMergeTable2020-03-06T14_3a_25_3a_59Z138.A1" style:display-name="MailMergeTable2020-03-06T14:25:59Z138.A1" style:family="table-cell">
      <style:table-cell-properties fo:padding="0.097cm" fo:border="0.05pt solid #000000"/>
    </style:style>
    <style:style style:name="MailMergeTable2020-03-06T14_3a_25_3a_59Z138.A2" style:display-name="MailMergeTable2020-03-06T14:25:59Z13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38.A3" style:display-name="MailMergeTable2020-03-06T14:25:59Z13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38.4" style:display-name="MailMergeTable2020-03-06T14:25:59Z138.4" style:family="table-row">
      <style:table-row-properties style:min-row-height="0.349cm"/>
    </style:style>
    <style:style style:name="MailMergeTable2020-03-06T14_3a_25_3a_59Z139" style:display-name="MailMergeTable2020-03-06T14:25:59Z139" style:family="table">
      <style:table-properties style:width="10.059cm" table:align="margins"/>
    </style:style>
    <style:style style:name="MailMergeTable2020-03-06T14_3a_25_3a_59Z139.A" style:display-name="MailMergeTable2020-03-06T14:25:59Z139.A" style:family="table-column">
      <style:table-column-properties style:column-width="1.438cm" style:rel-column-width="9362*"/>
    </style:style>
    <style:style style:name="MailMergeTable2020-03-06T14_3a_25_3a_59Z139.G" style:display-name="MailMergeTable2020-03-06T14:25:59Z139.G" style:family="table-column">
      <style:table-column-properties style:column-width="1.438cm" style:rel-column-width="9363*"/>
    </style:style>
    <style:style style:name="MailMergeTable2020-03-06T14_3a_25_3a_59Z139.1" style:display-name="MailMergeTable2020-03-06T14:25:59Z139.1" style:family="table-row">
      <style:table-row-properties style:min-row-height="0.688cm"/>
    </style:style>
    <style:style style:name="MailMergeTable2020-03-06T14_3a_25_3a_59Z139.A1" style:display-name="MailMergeTable2020-03-06T14:25:59Z139.A1" style:family="table-cell">
      <style:table-cell-properties fo:padding="0.097cm" fo:border="0.05pt solid #000000"/>
    </style:style>
    <style:style style:name="MailMergeTable2020-03-06T14_3a_25_3a_59Z139.A2" style:display-name="MailMergeTable2020-03-06T14:25:59Z13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39.A3" style:display-name="MailMergeTable2020-03-06T14:25:59Z13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39.4" style:display-name="MailMergeTable2020-03-06T14:25:59Z139.4" style:family="table-row">
      <style:table-row-properties style:min-row-height="0.349cm"/>
    </style:style>
    <style:style style:name="MailMergeTable2020-03-06T14_3a_25_3a_59Z140" style:display-name="MailMergeTable2020-03-06T14:25:59Z140" style:family="table">
      <style:table-properties style:width="10.059cm" table:align="margins"/>
    </style:style>
    <style:style style:name="MailMergeTable2020-03-06T14_3a_25_3a_59Z140.A" style:display-name="MailMergeTable2020-03-06T14:25:59Z140.A" style:family="table-column">
      <style:table-column-properties style:column-width="1.438cm" style:rel-column-width="9362*"/>
    </style:style>
    <style:style style:name="MailMergeTable2020-03-06T14_3a_25_3a_59Z140.G" style:display-name="MailMergeTable2020-03-06T14:25:59Z140.G" style:family="table-column">
      <style:table-column-properties style:column-width="1.438cm" style:rel-column-width="9363*"/>
    </style:style>
    <style:style style:name="MailMergeTable2020-03-06T14_3a_25_3a_59Z140.1" style:display-name="MailMergeTable2020-03-06T14:25:59Z140.1" style:family="table-row">
      <style:table-row-properties style:min-row-height="0.688cm"/>
    </style:style>
    <style:style style:name="MailMergeTable2020-03-06T14_3a_25_3a_59Z140.A1" style:display-name="MailMergeTable2020-03-06T14:25:59Z140.A1" style:family="table-cell">
      <style:table-cell-properties fo:padding="0.097cm" fo:border="0.05pt solid #000000"/>
    </style:style>
    <style:style style:name="MailMergeTable2020-03-06T14_3a_25_3a_59Z140.A2" style:display-name="MailMergeTable2020-03-06T14:25:59Z14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40.A3" style:display-name="MailMergeTable2020-03-06T14:25:59Z14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40.4" style:display-name="MailMergeTable2020-03-06T14:25:59Z140.4" style:family="table-row">
      <style:table-row-properties style:min-row-height="0.349cm"/>
    </style:style>
    <style:style style:name="MailMergeTable2020-03-06T14_3a_25_3a_59Z141" style:display-name="MailMergeTable2020-03-06T14:25:59Z141" style:family="table">
      <style:table-properties style:width="10.059cm" table:align="margins"/>
    </style:style>
    <style:style style:name="MailMergeTable2020-03-06T14_3a_25_3a_59Z141.A" style:display-name="MailMergeTable2020-03-06T14:25:59Z141.A" style:family="table-column">
      <style:table-column-properties style:column-width="1.438cm" style:rel-column-width="9362*"/>
    </style:style>
    <style:style style:name="MailMergeTable2020-03-06T14_3a_25_3a_59Z141.G" style:display-name="MailMergeTable2020-03-06T14:25:59Z141.G" style:family="table-column">
      <style:table-column-properties style:column-width="1.438cm" style:rel-column-width="9363*"/>
    </style:style>
    <style:style style:name="MailMergeTable2020-03-06T14_3a_25_3a_59Z141.1" style:display-name="MailMergeTable2020-03-06T14:25:59Z141.1" style:family="table-row">
      <style:table-row-properties style:min-row-height="0.688cm"/>
    </style:style>
    <style:style style:name="MailMergeTable2020-03-06T14_3a_25_3a_59Z141.A1" style:display-name="MailMergeTable2020-03-06T14:25:59Z141.A1" style:family="table-cell">
      <style:table-cell-properties fo:padding="0.097cm" fo:border="0.05pt solid #000000"/>
    </style:style>
    <style:style style:name="MailMergeTable2020-03-06T14_3a_25_3a_59Z141.A2" style:display-name="MailMergeTable2020-03-06T14:25:59Z14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41.A3" style:display-name="MailMergeTable2020-03-06T14:25:59Z14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41.4" style:display-name="MailMergeTable2020-03-06T14:25:59Z141.4" style:family="table-row">
      <style:table-row-properties style:min-row-height="0.349cm"/>
    </style:style>
    <style:style style:name="MailMergeTable2020-03-06T14_3a_25_3a_59Z142" style:display-name="MailMergeTable2020-03-06T14:25:59Z142" style:family="table">
      <style:table-properties style:width="10.059cm" table:align="margins"/>
    </style:style>
    <style:style style:name="MailMergeTable2020-03-06T14_3a_25_3a_59Z142.A" style:display-name="MailMergeTable2020-03-06T14:25:59Z142.A" style:family="table-column">
      <style:table-column-properties style:column-width="1.438cm" style:rel-column-width="9362*"/>
    </style:style>
    <style:style style:name="MailMergeTable2020-03-06T14_3a_25_3a_59Z142.G" style:display-name="MailMergeTable2020-03-06T14:25:59Z142.G" style:family="table-column">
      <style:table-column-properties style:column-width="1.438cm" style:rel-column-width="9363*"/>
    </style:style>
    <style:style style:name="MailMergeTable2020-03-06T14_3a_25_3a_59Z142.1" style:display-name="MailMergeTable2020-03-06T14:25:59Z142.1" style:family="table-row">
      <style:table-row-properties style:min-row-height="0.688cm"/>
    </style:style>
    <style:style style:name="MailMergeTable2020-03-06T14_3a_25_3a_59Z142.A1" style:display-name="MailMergeTable2020-03-06T14:25:59Z142.A1" style:family="table-cell">
      <style:table-cell-properties fo:padding="0.097cm" fo:border="0.05pt solid #000000"/>
    </style:style>
    <style:style style:name="MailMergeTable2020-03-06T14_3a_25_3a_59Z142.A2" style:display-name="MailMergeTable2020-03-06T14:25:59Z14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42.A3" style:display-name="MailMergeTable2020-03-06T14:25:59Z14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42.4" style:display-name="MailMergeTable2020-03-06T14:25:59Z142.4" style:family="table-row">
      <style:table-row-properties style:min-row-height="0.349cm"/>
    </style:style>
    <style:style style:name="MailMergeTable2020-03-06T14_3a_25_3a_59Z143" style:display-name="MailMergeTable2020-03-06T14:25:59Z143" style:family="table">
      <style:table-properties style:width="10.059cm" table:align="margins"/>
    </style:style>
    <style:style style:name="MailMergeTable2020-03-06T14_3a_25_3a_59Z143.A" style:display-name="MailMergeTable2020-03-06T14:25:59Z143.A" style:family="table-column">
      <style:table-column-properties style:column-width="1.438cm" style:rel-column-width="9362*"/>
    </style:style>
    <style:style style:name="MailMergeTable2020-03-06T14_3a_25_3a_59Z143.G" style:display-name="MailMergeTable2020-03-06T14:25:59Z143.G" style:family="table-column">
      <style:table-column-properties style:column-width="1.438cm" style:rel-column-width="9363*"/>
    </style:style>
    <style:style style:name="MailMergeTable2020-03-06T14_3a_25_3a_59Z143.1" style:display-name="MailMergeTable2020-03-06T14:25:59Z143.1" style:family="table-row">
      <style:table-row-properties style:min-row-height="0.688cm"/>
    </style:style>
    <style:style style:name="MailMergeTable2020-03-06T14_3a_25_3a_59Z143.A1" style:display-name="MailMergeTable2020-03-06T14:25:59Z143.A1" style:family="table-cell">
      <style:table-cell-properties fo:padding="0.097cm" fo:border="0.05pt solid #000000"/>
    </style:style>
    <style:style style:name="MailMergeTable2020-03-06T14_3a_25_3a_59Z143.A2" style:display-name="MailMergeTable2020-03-06T14:25:59Z14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43.A3" style:display-name="MailMergeTable2020-03-06T14:25:59Z14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43.4" style:display-name="MailMergeTable2020-03-06T14:25:59Z143.4" style:family="table-row">
      <style:table-row-properties style:min-row-height="0.349cm"/>
    </style:style>
    <style:style style:name="MailMergeTable2020-03-06T14_3a_25_3a_59Z144" style:display-name="MailMergeTable2020-03-06T14:25:59Z144" style:family="table">
      <style:table-properties style:width="10.059cm" table:align="margins"/>
    </style:style>
    <style:style style:name="MailMergeTable2020-03-06T14_3a_25_3a_59Z144.A" style:display-name="MailMergeTable2020-03-06T14:25:59Z144.A" style:family="table-column">
      <style:table-column-properties style:column-width="1.438cm" style:rel-column-width="9362*"/>
    </style:style>
    <style:style style:name="MailMergeTable2020-03-06T14_3a_25_3a_59Z144.G" style:display-name="MailMergeTable2020-03-06T14:25:59Z144.G" style:family="table-column">
      <style:table-column-properties style:column-width="1.438cm" style:rel-column-width="9363*"/>
    </style:style>
    <style:style style:name="MailMergeTable2020-03-06T14_3a_25_3a_59Z144.1" style:display-name="MailMergeTable2020-03-06T14:25:59Z144.1" style:family="table-row">
      <style:table-row-properties style:min-row-height="0.688cm"/>
    </style:style>
    <style:style style:name="MailMergeTable2020-03-06T14_3a_25_3a_59Z144.A1" style:display-name="MailMergeTable2020-03-06T14:25:59Z144.A1" style:family="table-cell">
      <style:table-cell-properties fo:padding="0.097cm" fo:border="0.05pt solid #000000"/>
    </style:style>
    <style:style style:name="MailMergeTable2020-03-06T14_3a_25_3a_59Z144.A2" style:display-name="MailMergeTable2020-03-06T14:25:59Z14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44.A3" style:display-name="MailMergeTable2020-03-06T14:25:59Z14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44.4" style:display-name="MailMergeTable2020-03-06T14:25:59Z144.4" style:family="table-row">
      <style:table-row-properties style:min-row-height="0.349cm"/>
    </style:style>
    <style:style style:name="MailMergeTable2020-03-06T14_3a_25_3a_59Z145" style:display-name="MailMergeTable2020-03-06T14:25:59Z145" style:family="table">
      <style:table-properties style:width="10.059cm" table:align="margins"/>
    </style:style>
    <style:style style:name="MailMergeTable2020-03-06T14_3a_25_3a_59Z145.A" style:display-name="MailMergeTable2020-03-06T14:25:59Z145.A" style:family="table-column">
      <style:table-column-properties style:column-width="1.438cm" style:rel-column-width="9362*"/>
    </style:style>
    <style:style style:name="MailMergeTable2020-03-06T14_3a_25_3a_59Z145.G" style:display-name="MailMergeTable2020-03-06T14:25:59Z145.G" style:family="table-column">
      <style:table-column-properties style:column-width="1.438cm" style:rel-column-width="9363*"/>
    </style:style>
    <style:style style:name="MailMergeTable2020-03-06T14_3a_25_3a_59Z145.1" style:display-name="MailMergeTable2020-03-06T14:25:59Z145.1" style:family="table-row">
      <style:table-row-properties style:min-row-height="0.688cm"/>
    </style:style>
    <style:style style:name="MailMergeTable2020-03-06T14_3a_25_3a_59Z145.A1" style:display-name="MailMergeTable2020-03-06T14:25:59Z145.A1" style:family="table-cell">
      <style:table-cell-properties fo:padding="0.097cm" fo:border="0.05pt solid #000000"/>
    </style:style>
    <style:style style:name="MailMergeTable2020-03-06T14_3a_25_3a_59Z145.A2" style:display-name="MailMergeTable2020-03-06T14:25:59Z14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45.A3" style:display-name="MailMergeTable2020-03-06T14:25:59Z14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45.4" style:display-name="MailMergeTable2020-03-06T14:25:59Z145.4" style:family="table-row">
      <style:table-row-properties style:min-row-height="0.349cm"/>
    </style:style>
    <style:style style:name="MailMergeTable2020-03-06T14_3a_25_3a_59Z146" style:display-name="MailMergeTable2020-03-06T14:25:59Z146" style:family="table">
      <style:table-properties style:width="10.059cm" table:align="margins"/>
    </style:style>
    <style:style style:name="MailMergeTable2020-03-06T14_3a_25_3a_59Z146.A" style:display-name="MailMergeTable2020-03-06T14:25:59Z146.A" style:family="table-column">
      <style:table-column-properties style:column-width="1.438cm" style:rel-column-width="9362*"/>
    </style:style>
    <style:style style:name="MailMergeTable2020-03-06T14_3a_25_3a_59Z146.G" style:display-name="MailMergeTable2020-03-06T14:25:59Z146.G" style:family="table-column">
      <style:table-column-properties style:column-width="1.438cm" style:rel-column-width="9363*"/>
    </style:style>
    <style:style style:name="MailMergeTable2020-03-06T14_3a_25_3a_59Z146.1" style:display-name="MailMergeTable2020-03-06T14:25:59Z146.1" style:family="table-row">
      <style:table-row-properties style:min-row-height="0.688cm"/>
    </style:style>
    <style:style style:name="MailMergeTable2020-03-06T14_3a_25_3a_59Z146.A1" style:display-name="MailMergeTable2020-03-06T14:25:59Z146.A1" style:family="table-cell">
      <style:table-cell-properties fo:padding="0.097cm" fo:border="0.05pt solid #000000"/>
    </style:style>
    <style:style style:name="MailMergeTable2020-03-06T14_3a_25_3a_59Z146.A2" style:display-name="MailMergeTable2020-03-06T14:25:59Z14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46.A3" style:display-name="MailMergeTable2020-03-06T14:25:59Z14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46.4" style:display-name="MailMergeTable2020-03-06T14:25:59Z146.4" style:family="table-row">
      <style:table-row-properties style:min-row-height="0.349cm"/>
    </style:style>
    <style:style style:name="MailMergeTable2020-03-06T14_3a_25_3a_59Z147" style:display-name="MailMergeTable2020-03-06T14:25:59Z147" style:family="table">
      <style:table-properties style:width="10.059cm" table:align="margins"/>
    </style:style>
    <style:style style:name="MailMergeTable2020-03-06T14_3a_25_3a_59Z147.A" style:display-name="MailMergeTable2020-03-06T14:25:59Z147.A" style:family="table-column">
      <style:table-column-properties style:column-width="1.438cm" style:rel-column-width="9362*"/>
    </style:style>
    <style:style style:name="MailMergeTable2020-03-06T14_3a_25_3a_59Z147.G" style:display-name="MailMergeTable2020-03-06T14:25:59Z147.G" style:family="table-column">
      <style:table-column-properties style:column-width="1.438cm" style:rel-column-width="9363*"/>
    </style:style>
    <style:style style:name="MailMergeTable2020-03-06T14_3a_25_3a_59Z147.1" style:display-name="MailMergeTable2020-03-06T14:25:59Z147.1" style:family="table-row">
      <style:table-row-properties style:min-row-height="0.688cm"/>
    </style:style>
    <style:style style:name="MailMergeTable2020-03-06T14_3a_25_3a_59Z147.A1" style:display-name="MailMergeTable2020-03-06T14:25:59Z147.A1" style:family="table-cell">
      <style:table-cell-properties fo:padding="0.097cm" fo:border="0.05pt solid #000000"/>
    </style:style>
    <style:style style:name="MailMergeTable2020-03-06T14_3a_25_3a_59Z147.A2" style:display-name="MailMergeTable2020-03-06T14:25:59Z14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47.A3" style:display-name="MailMergeTable2020-03-06T14:25:59Z14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47.4" style:display-name="MailMergeTable2020-03-06T14:25:59Z147.4" style:family="table-row">
      <style:table-row-properties style:min-row-height="0.349cm"/>
    </style:style>
    <style:style style:name="MailMergeTable2020-03-06T14_3a_25_3a_59Z148" style:display-name="MailMergeTable2020-03-06T14:25:59Z148" style:family="table">
      <style:table-properties style:width="10.059cm" table:align="margins"/>
    </style:style>
    <style:style style:name="MailMergeTable2020-03-06T14_3a_25_3a_59Z148.A" style:display-name="MailMergeTable2020-03-06T14:25:59Z148.A" style:family="table-column">
      <style:table-column-properties style:column-width="1.438cm" style:rel-column-width="9362*"/>
    </style:style>
    <style:style style:name="MailMergeTable2020-03-06T14_3a_25_3a_59Z148.G" style:display-name="MailMergeTable2020-03-06T14:25:59Z148.G" style:family="table-column">
      <style:table-column-properties style:column-width="1.438cm" style:rel-column-width="9363*"/>
    </style:style>
    <style:style style:name="MailMergeTable2020-03-06T14_3a_25_3a_59Z148.1" style:display-name="MailMergeTable2020-03-06T14:25:59Z148.1" style:family="table-row">
      <style:table-row-properties style:min-row-height="0.688cm"/>
    </style:style>
    <style:style style:name="MailMergeTable2020-03-06T14_3a_25_3a_59Z148.A1" style:display-name="MailMergeTable2020-03-06T14:25:59Z148.A1" style:family="table-cell">
      <style:table-cell-properties fo:padding="0.097cm" fo:border="0.05pt solid #000000"/>
    </style:style>
    <style:style style:name="MailMergeTable2020-03-06T14_3a_25_3a_59Z148.A2" style:display-name="MailMergeTable2020-03-06T14:25:59Z14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48.A3" style:display-name="MailMergeTable2020-03-06T14:25:59Z14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48.4" style:display-name="MailMergeTable2020-03-06T14:25:59Z148.4" style:family="table-row">
      <style:table-row-properties style:min-row-height="0.349cm"/>
    </style:style>
    <style:style style:name="MailMergeTable2020-03-06T14_3a_25_3a_59Z149" style:display-name="MailMergeTable2020-03-06T14:25:59Z149" style:family="table">
      <style:table-properties style:width="10.059cm" table:align="margins"/>
    </style:style>
    <style:style style:name="MailMergeTable2020-03-06T14_3a_25_3a_59Z149.A" style:display-name="MailMergeTable2020-03-06T14:25:59Z149.A" style:family="table-column">
      <style:table-column-properties style:column-width="1.438cm" style:rel-column-width="9362*"/>
    </style:style>
    <style:style style:name="MailMergeTable2020-03-06T14_3a_25_3a_59Z149.G" style:display-name="MailMergeTable2020-03-06T14:25:59Z149.G" style:family="table-column">
      <style:table-column-properties style:column-width="1.438cm" style:rel-column-width="9363*"/>
    </style:style>
    <style:style style:name="MailMergeTable2020-03-06T14_3a_25_3a_59Z149.1" style:display-name="MailMergeTable2020-03-06T14:25:59Z149.1" style:family="table-row">
      <style:table-row-properties style:min-row-height="0.688cm"/>
    </style:style>
    <style:style style:name="MailMergeTable2020-03-06T14_3a_25_3a_59Z149.A1" style:display-name="MailMergeTable2020-03-06T14:25:59Z149.A1" style:family="table-cell">
      <style:table-cell-properties fo:padding="0.097cm" fo:border="0.05pt solid #000000"/>
    </style:style>
    <style:style style:name="MailMergeTable2020-03-06T14_3a_25_3a_59Z149.A2" style:display-name="MailMergeTable2020-03-06T14:25:59Z14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49.A3" style:display-name="MailMergeTable2020-03-06T14:25:59Z14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49.4" style:display-name="MailMergeTable2020-03-06T14:25:59Z149.4" style:family="table-row">
      <style:table-row-properties style:min-row-height="0.349cm"/>
    </style:style>
    <style:style style:name="MailMergeTable2020-03-06T14_3a_25_3a_59Z150" style:display-name="MailMergeTable2020-03-06T14:25:59Z150" style:family="table">
      <style:table-properties style:width="10.059cm" table:align="margins"/>
    </style:style>
    <style:style style:name="MailMergeTable2020-03-06T14_3a_25_3a_59Z150.A" style:display-name="MailMergeTable2020-03-06T14:25:59Z150.A" style:family="table-column">
      <style:table-column-properties style:column-width="1.438cm" style:rel-column-width="9362*"/>
    </style:style>
    <style:style style:name="MailMergeTable2020-03-06T14_3a_25_3a_59Z150.G" style:display-name="MailMergeTable2020-03-06T14:25:59Z150.G" style:family="table-column">
      <style:table-column-properties style:column-width="1.438cm" style:rel-column-width="9363*"/>
    </style:style>
    <style:style style:name="MailMergeTable2020-03-06T14_3a_25_3a_59Z150.1" style:display-name="MailMergeTable2020-03-06T14:25:59Z150.1" style:family="table-row">
      <style:table-row-properties style:min-row-height="0.688cm"/>
    </style:style>
    <style:style style:name="MailMergeTable2020-03-06T14_3a_25_3a_59Z150.A1" style:display-name="MailMergeTable2020-03-06T14:25:59Z150.A1" style:family="table-cell">
      <style:table-cell-properties fo:padding="0.097cm" fo:border="0.05pt solid #000000"/>
    </style:style>
    <style:style style:name="MailMergeTable2020-03-06T14_3a_25_3a_59Z150.A2" style:display-name="MailMergeTable2020-03-06T14:25:59Z15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50.A3" style:display-name="MailMergeTable2020-03-06T14:25:59Z15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50.4" style:display-name="MailMergeTable2020-03-06T14:25:59Z150.4" style:family="table-row">
      <style:table-row-properties style:min-row-height="0.349cm"/>
    </style:style>
    <style:style style:name="MailMergeTable2020-03-06T14_3a_25_3a_59Z151" style:display-name="MailMergeTable2020-03-06T14:25:59Z151" style:family="table">
      <style:table-properties style:width="10.059cm" table:align="margins"/>
    </style:style>
    <style:style style:name="MailMergeTable2020-03-06T14_3a_25_3a_59Z151.A" style:display-name="MailMergeTable2020-03-06T14:25:59Z151.A" style:family="table-column">
      <style:table-column-properties style:column-width="1.438cm" style:rel-column-width="9362*"/>
    </style:style>
    <style:style style:name="MailMergeTable2020-03-06T14_3a_25_3a_59Z151.G" style:display-name="MailMergeTable2020-03-06T14:25:59Z151.G" style:family="table-column">
      <style:table-column-properties style:column-width="1.438cm" style:rel-column-width="9363*"/>
    </style:style>
    <style:style style:name="MailMergeTable2020-03-06T14_3a_25_3a_59Z151.1" style:display-name="MailMergeTable2020-03-06T14:25:59Z151.1" style:family="table-row">
      <style:table-row-properties style:min-row-height="0.688cm"/>
    </style:style>
    <style:style style:name="MailMergeTable2020-03-06T14_3a_25_3a_59Z151.A1" style:display-name="MailMergeTable2020-03-06T14:25:59Z151.A1" style:family="table-cell">
      <style:table-cell-properties fo:padding="0.097cm" fo:border="0.05pt solid #000000"/>
    </style:style>
    <style:style style:name="MailMergeTable2020-03-06T14_3a_25_3a_59Z151.A2" style:display-name="MailMergeTable2020-03-06T14:25:59Z15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51.A3" style:display-name="MailMergeTable2020-03-06T14:25:59Z15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51.4" style:display-name="MailMergeTable2020-03-06T14:25:59Z151.4" style:family="table-row">
      <style:table-row-properties style:min-row-height="0.349cm"/>
    </style:style>
    <style:style style:name="MailMergeTable2020-03-06T14_3a_25_3a_59Z152" style:display-name="MailMergeTable2020-03-06T14:25:59Z152" style:family="table">
      <style:table-properties style:width="10.059cm" table:align="margins"/>
    </style:style>
    <style:style style:name="MailMergeTable2020-03-06T14_3a_25_3a_59Z152.A" style:display-name="MailMergeTable2020-03-06T14:25:59Z152.A" style:family="table-column">
      <style:table-column-properties style:column-width="1.438cm" style:rel-column-width="9362*"/>
    </style:style>
    <style:style style:name="MailMergeTable2020-03-06T14_3a_25_3a_59Z152.G" style:display-name="MailMergeTable2020-03-06T14:25:59Z152.G" style:family="table-column">
      <style:table-column-properties style:column-width="1.438cm" style:rel-column-width="9363*"/>
    </style:style>
    <style:style style:name="MailMergeTable2020-03-06T14_3a_25_3a_59Z152.1" style:display-name="MailMergeTable2020-03-06T14:25:59Z152.1" style:family="table-row">
      <style:table-row-properties style:min-row-height="0.688cm"/>
    </style:style>
    <style:style style:name="MailMergeTable2020-03-06T14_3a_25_3a_59Z152.A1" style:display-name="MailMergeTable2020-03-06T14:25:59Z152.A1" style:family="table-cell">
      <style:table-cell-properties fo:padding="0.097cm" fo:border="0.05pt solid #000000"/>
    </style:style>
    <style:style style:name="MailMergeTable2020-03-06T14_3a_25_3a_59Z152.A2" style:display-name="MailMergeTable2020-03-06T14:25:59Z15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52.A3" style:display-name="MailMergeTable2020-03-06T14:25:59Z15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52.4" style:display-name="MailMergeTable2020-03-06T14:25:59Z152.4" style:family="table-row">
      <style:table-row-properties style:min-row-height="0.349cm"/>
    </style:style>
    <style:style style:name="MailMergeTable2020-03-06T14_3a_25_3a_59Z153" style:display-name="MailMergeTable2020-03-06T14:25:59Z153" style:family="table">
      <style:table-properties style:width="10.059cm" table:align="margins"/>
    </style:style>
    <style:style style:name="MailMergeTable2020-03-06T14_3a_25_3a_59Z153.A" style:display-name="MailMergeTable2020-03-06T14:25:59Z153.A" style:family="table-column">
      <style:table-column-properties style:column-width="1.438cm" style:rel-column-width="9362*"/>
    </style:style>
    <style:style style:name="MailMergeTable2020-03-06T14_3a_25_3a_59Z153.G" style:display-name="MailMergeTable2020-03-06T14:25:59Z153.G" style:family="table-column">
      <style:table-column-properties style:column-width="1.438cm" style:rel-column-width="9363*"/>
    </style:style>
    <style:style style:name="MailMergeTable2020-03-06T14_3a_25_3a_59Z153.1" style:display-name="MailMergeTable2020-03-06T14:25:59Z153.1" style:family="table-row">
      <style:table-row-properties style:min-row-height="0.688cm"/>
    </style:style>
    <style:style style:name="MailMergeTable2020-03-06T14_3a_25_3a_59Z153.A1" style:display-name="MailMergeTable2020-03-06T14:25:59Z153.A1" style:family="table-cell">
      <style:table-cell-properties fo:padding="0.097cm" fo:border="0.05pt solid #000000"/>
    </style:style>
    <style:style style:name="MailMergeTable2020-03-06T14_3a_25_3a_59Z153.A2" style:display-name="MailMergeTable2020-03-06T14:25:59Z15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53.A3" style:display-name="MailMergeTable2020-03-06T14:25:59Z15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53.4" style:display-name="MailMergeTable2020-03-06T14:25:59Z153.4" style:family="table-row">
      <style:table-row-properties style:min-row-height="0.349cm"/>
    </style:style>
    <style:style style:name="MailMergeTable2020-03-06T14_3a_25_3a_59Z154" style:display-name="MailMergeTable2020-03-06T14:25:59Z154" style:family="table">
      <style:table-properties style:width="10.059cm" table:align="margins"/>
    </style:style>
    <style:style style:name="MailMergeTable2020-03-06T14_3a_25_3a_59Z154.A" style:display-name="MailMergeTable2020-03-06T14:25:59Z154.A" style:family="table-column">
      <style:table-column-properties style:column-width="1.438cm" style:rel-column-width="9362*"/>
    </style:style>
    <style:style style:name="MailMergeTable2020-03-06T14_3a_25_3a_59Z154.G" style:display-name="MailMergeTable2020-03-06T14:25:59Z154.G" style:family="table-column">
      <style:table-column-properties style:column-width="1.438cm" style:rel-column-width="9363*"/>
    </style:style>
    <style:style style:name="MailMergeTable2020-03-06T14_3a_25_3a_59Z154.1" style:display-name="MailMergeTable2020-03-06T14:25:59Z154.1" style:family="table-row">
      <style:table-row-properties style:min-row-height="0.688cm"/>
    </style:style>
    <style:style style:name="MailMergeTable2020-03-06T14_3a_25_3a_59Z154.A1" style:display-name="MailMergeTable2020-03-06T14:25:59Z154.A1" style:family="table-cell">
      <style:table-cell-properties fo:padding="0.097cm" fo:border="0.05pt solid #000000"/>
    </style:style>
    <style:style style:name="MailMergeTable2020-03-06T14_3a_25_3a_59Z154.A2" style:display-name="MailMergeTable2020-03-06T14:25:59Z15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54.A3" style:display-name="MailMergeTable2020-03-06T14:25:59Z15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54.4" style:display-name="MailMergeTable2020-03-06T14:25:59Z154.4" style:family="table-row">
      <style:table-row-properties style:min-row-height="0.349cm"/>
    </style:style>
    <style:style style:name="MailMergeTable2020-03-06T14_3a_25_3a_59Z155" style:display-name="MailMergeTable2020-03-06T14:25:59Z155" style:family="table">
      <style:table-properties style:width="10.059cm" table:align="margins"/>
    </style:style>
    <style:style style:name="MailMergeTable2020-03-06T14_3a_25_3a_59Z155.A" style:display-name="MailMergeTable2020-03-06T14:25:59Z155.A" style:family="table-column">
      <style:table-column-properties style:column-width="1.438cm" style:rel-column-width="9362*"/>
    </style:style>
    <style:style style:name="MailMergeTable2020-03-06T14_3a_25_3a_59Z155.G" style:display-name="MailMergeTable2020-03-06T14:25:59Z155.G" style:family="table-column">
      <style:table-column-properties style:column-width="1.438cm" style:rel-column-width="9363*"/>
    </style:style>
    <style:style style:name="MailMergeTable2020-03-06T14_3a_25_3a_59Z155.1" style:display-name="MailMergeTable2020-03-06T14:25:59Z155.1" style:family="table-row">
      <style:table-row-properties style:min-row-height="0.688cm"/>
    </style:style>
    <style:style style:name="MailMergeTable2020-03-06T14_3a_25_3a_59Z155.A1" style:display-name="MailMergeTable2020-03-06T14:25:59Z155.A1" style:family="table-cell">
      <style:table-cell-properties fo:padding="0.097cm" fo:border="0.05pt solid #000000"/>
    </style:style>
    <style:style style:name="MailMergeTable2020-03-06T14_3a_25_3a_59Z155.A2" style:display-name="MailMergeTable2020-03-06T14:25:59Z15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55.A3" style:display-name="MailMergeTable2020-03-06T14:25:59Z15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55.4" style:display-name="MailMergeTable2020-03-06T14:25:59Z155.4" style:family="table-row">
      <style:table-row-properties style:min-row-height="0.349cm"/>
    </style:style>
    <style:style style:name="MailMergeTable2020-03-06T14_3a_25_3a_59Z156" style:display-name="MailMergeTable2020-03-06T14:25:59Z156" style:family="table">
      <style:table-properties style:width="10.059cm" table:align="margins"/>
    </style:style>
    <style:style style:name="MailMergeTable2020-03-06T14_3a_25_3a_59Z156.A" style:display-name="MailMergeTable2020-03-06T14:25:59Z156.A" style:family="table-column">
      <style:table-column-properties style:column-width="1.438cm" style:rel-column-width="9362*"/>
    </style:style>
    <style:style style:name="MailMergeTable2020-03-06T14_3a_25_3a_59Z156.G" style:display-name="MailMergeTable2020-03-06T14:25:59Z156.G" style:family="table-column">
      <style:table-column-properties style:column-width="1.438cm" style:rel-column-width="9363*"/>
    </style:style>
    <style:style style:name="MailMergeTable2020-03-06T14_3a_25_3a_59Z156.1" style:display-name="MailMergeTable2020-03-06T14:25:59Z156.1" style:family="table-row">
      <style:table-row-properties style:min-row-height="0.688cm"/>
    </style:style>
    <style:style style:name="MailMergeTable2020-03-06T14_3a_25_3a_59Z156.A1" style:display-name="MailMergeTable2020-03-06T14:25:59Z156.A1" style:family="table-cell">
      <style:table-cell-properties fo:padding="0.097cm" fo:border="0.05pt solid #000000"/>
    </style:style>
    <style:style style:name="MailMergeTable2020-03-06T14_3a_25_3a_59Z156.A2" style:display-name="MailMergeTable2020-03-06T14:25:59Z15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56.A3" style:display-name="MailMergeTable2020-03-06T14:25:59Z15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56.4" style:display-name="MailMergeTable2020-03-06T14:25:59Z156.4" style:family="table-row">
      <style:table-row-properties style:min-row-height="0.349cm"/>
    </style:style>
    <style:style style:name="MailMergeTable2020-03-06T14_3a_25_3a_59Z157" style:display-name="MailMergeTable2020-03-06T14:25:59Z157" style:family="table">
      <style:table-properties style:width="10.059cm" table:align="margins"/>
    </style:style>
    <style:style style:name="MailMergeTable2020-03-06T14_3a_25_3a_59Z157.A" style:display-name="MailMergeTable2020-03-06T14:25:59Z157.A" style:family="table-column">
      <style:table-column-properties style:column-width="1.438cm" style:rel-column-width="9362*"/>
    </style:style>
    <style:style style:name="MailMergeTable2020-03-06T14_3a_25_3a_59Z157.G" style:display-name="MailMergeTable2020-03-06T14:25:59Z157.G" style:family="table-column">
      <style:table-column-properties style:column-width="1.438cm" style:rel-column-width="9363*"/>
    </style:style>
    <style:style style:name="MailMergeTable2020-03-06T14_3a_25_3a_59Z157.1" style:display-name="MailMergeTable2020-03-06T14:25:59Z157.1" style:family="table-row">
      <style:table-row-properties style:min-row-height="0.688cm"/>
    </style:style>
    <style:style style:name="MailMergeTable2020-03-06T14_3a_25_3a_59Z157.A1" style:display-name="MailMergeTable2020-03-06T14:25:59Z157.A1" style:family="table-cell">
      <style:table-cell-properties fo:padding="0.097cm" fo:border="0.05pt solid #000000"/>
    </style:style>
    <style:style style:name="MailMergeTable2020-03-06T14_3a_25_3a_59Z157.A2" style:display-name="MailMergeTable2020-03-06T14:25:59Z15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57.A3" style:display-name="MailMergeTable2020-03-06T14:25:59Z15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57.4" style:display-name="MailMergeTable2020-03-06T14:25:59Z157.4" style:family="table-row">
      <style:table-row-properties style:min-row-height="0.349cm"/>
    </style:style>
    <style:style style:name="MailMergeTable2020-03-06T14_3a_25_3a_59Z158" style:display-name="MailMergeTable2020-03-06T14:25:59Z158" style:family="table">
      <style:table-properties style:width="10.059cm" table:align="margins"/>
    </style:style>
    <style:style style:name="MailMergeTable2020-03-06T14_3a_25_3a_59Z158.A" style:display-name="MailMergeTable2020-03-06T14:25:59Z158.A" style:family="table-column">
      <style:table-column-properties style:column-width="1.438cm" style:rel-column-width="9362*"/>
    </style:style>
    <style:style style:name="MailMergeTable2020-03-06T14_3a_25_3a_59Z158.G" style:display-name="MailMergeTable2020-03-06T14:25:59Z158.G" style:family="table-column">
      <style:table-column-properties style:column-width="1.438cm" style:rel-column-width="9363*"/>
    </style:style>
    <style:style style:name="MailMergeTable2020-03-06T14_3a_25_3a_59Z158.1" style:display-name="MailMergeTable2020-03-06T14:25:59Z158.1" style:family="table-row">
      <style:table-row-properties style:min-row-height="0.688cm"/>
    </style:style>
    <style:style style:name="MailMergeTable2020-03-06T14_3a_25_3a_59Z158.A1" style:display-name="MailMergeTable2020-03-06T14:25:59Z158.A1" style:family="table-cell">
      <style:table-cell-properties fo:padding="0.097cm" fo:border="0.05pt solid #000000"/>
    </style:style>
    <style:style style:name="MailMergeTable2020-03-06T14_3a_25_3a_59Z158.A2" style:display-name="MailMergeTable2020-03-06T14:25:59Z15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58.A3" style:display-name="MailMergeTable2020-03-06T14:25:59Z15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58.4" style:display-name="MailMergeTable2020-03-06T14:25:59Z158.4" style:family="table-row">
      <style:table-row-properties style:min-row-height="0.349cm"/>
    </style:style>
    <style:style style:name="MailMergeTable2020-03-06T14_3a_25_3a_59Z159" style:display-name="MailMergeTable2020-03-06T14:25:59Z159" style:family="table">
      <style:table-properties style:width="10.059cm" table:align="margins"/>
    </style:style>
    <style:style style:name="MailMergeTable2020-03-06T14_3a_25_3a_59Z159.A" style:display-name="MailMergeTable2020-03-06T14:25:59Z159.A" style:family="table-column">
      <style:table-column-properties style:column-width="1.438cm" style:rel-column-width="9362*"/>
    </style:style>
    <style:style style:name="MailMergeTable2020-03-06T14_3a_25_3a_59Z159.G" style:display-name="MailMergeTable2020-03-06T14:25:59Z159.G" style:family="table-column">
      <style:table-column-properties style:column-width="1.438cm" style:rel-column-width="9363*"/>
    </style:style>
    <style:style style:name="MailMergeTable2020-03-06T14_3a_25_3a_59Z159.1" style:display-name="MailMergeTable2020-03-06T14:25:59Z159.1" style:family="table-row">
      <style:table-row-properties style:min-row-height="0.688cm"/>
    </style:style>
    <style:style style:name="MailMergeTable2020-03-06T14_3a_25_3a_59Z159.A1" style:display-name="MailMergeTable2020-03-06T14:25:59Z159.A1" style:family="table-cell">
      <style:table-cell-properties fo:padding="0.097cm" fo:border="0.05pt solid #000000"/>
    </style:style>
    <style:style style:name="MailMergeTable2020-03-06T14_3a_25_3a_59Z159.A2" style:display-name="MailMergeTable2020-03-06T14:25:59Z15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59.A3" style:display-name="MailMergeTable2020-03-06T14:25:59Z15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59.4" style:display-name="MailMergeTable2020-03-06T14:25:59Z159.4" style:family="table-row">
      <style:table-row-properties style:min-row-height="0.349cm"/>
    </style:style>
    <style:style style:name="MailMergeTable2020-03-06T14_3a_25_3a_59Z160" style:display-name="MailMergeTable2020-03-06T14:25:59Z160" style:family="table">
      <style:table-properties style:width="10.059cm" table:align="margins"/>
    </style:style>
    <style:style style:name="MailMergeTable2020-03-06T14_3a_25_3a_59Z160.A" style:display-name="MailMergeTable2020-03-06T14:25:59Z160.A" style:family="table-column">
      <style:table-column-properties style:column-width="1.438cm" style:rel-column-width="9362*"/>
    </style:style>
    <style:style style:name="MailMergeTable2020-03-06T14_3a_25_3a_59Z160.G" style:display-name="MailMergeTable2020-03-06T14:25:59Z160.G" style:family="table-column">
      <style:table-column-properties style:column-width="1.438cm" style:rel-column-width="9363*"/>
    </style:style>
    <style:style style:name="MailMergeTable2020-03-06T14_3a_25_3a_59Z160.1" style:display-name="MailMergeTable2020-03-06T14:25:59Z160.1" style:family="table-row">
      <style:table-row-properties style:min-row-height="0.688cm"/>
    </style:style>
    <style:style style:name="MailMergeTable2020-03-06T14_3a_25_3a_59Z160.A1" style:display-name="MailMergeTable2020-03-06T14:25:59Z160.A1" style:family="table-cell">
      <style:table-cell-properties fo:padding="0.097cm" fo:border="0.05pt solid #000000"/>
    </style:style>
    <style:style style:name="MailMergeTable2020-03-06T14_3a_25_3a_59Z160.A2" style:display-name="MailMergeTable2020-03-06T14:25:59Z16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60.A3" style:display-name="MailMergeTable2020-03-06T14:25:59Z16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60.4" style:display-name="MailMergeTable2020-03-06T14:25:59Z160.4" style:family="table-row">
      <style:table-row-properties style:min-row-height="0.349cm"/>
    </style:style>
    <style:style style:name="MailMergeTable2020-03-06T14_3a_25_3a_59Z161" style:display-name="MailMergeTable2020-03-06T14:25:59Z161" style:family="table">
      <style:table-properties style:width="10.059cm" table:align="margins"/>
    </style:style>
    <style:style style:name="MailMergeTable2020-03-06T14_3a_25_3a_59Z161.A" style:display-name="MailMergeTable2020-03-06T14:25:59Z161.A" style:family="table-column">
      <style:table-column-properties style:column-width="1.438cm" style:rel-column-width="9362*"/>
    </style:style>
    <style:style style:name="MailMergeTable2020-03-06T14_3a_25_3a_59Z161.G" style:display-name="MailMergeTable2020-03-06T14:25:59Z161.G" style:family="table-column">
      <style:table-column-properties style:column-width="1.438cm" style:rel-column-width="9363*"/>
    </style:style>
    <style:style style:name="MailMergeTable2020-03-06T14_3a_25_3a_59Z161.1" style:display-name="MailMergeTable2020-03-06T14:25:59Z161.1" style:family="table-row">
      <style:table-row-properties style:min-row-height="0.688cm"/>
    </style:style>
    <style:style style:name="MailMergeTable2020-03-06T14_3a_25_3a_59Z161.A1" style:display-name="MailMergeTable2020-03-06T14:25:59Z161.A1" style:family="table-cell">
      <style:table-cell-properties fo:padding="0.097cm" fo:border="0.05pt solid #000000"/>
    </style:style>
    <style:style style:name="MailMergeTable2020-03-06T14_3a_25_3a_59Z161.A2" style:display-name="MailMergeTable2020-03-06T14:25:59Z16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61.A3" style:display-name="MailMergeTable2020-03-06T14:25:59Z16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61.4" style:display-name="MailMergeTable2020-03-06T14:25:59Z161.4" style:family="table-row">
      <style:table-row-properties style:min-row-height="0.349cm"/>
    </style:style>
    <style:style style:name="MailMergeTable2020-03-06T14_3a_25_3a_59Z162" style:display-name="MailMergeTable2020-03-06T14:25:59Z162" style:family="table">
      <style:table-properties style:width="10.059cm" table:align="margins"/>
    </style:style>
    <style:style style:name="MailMergeTable2020-03-06T14_3a_25_3a_59Z162.A" style:display-name="MailMergeTable2020-03-06T14:25:59Z162.A" style:family="table-column">
      <style:table-column-properties style:column-width="1.438cm" style:rel-column-width="9362*"/>
    </style:style>
    <style:style style:name="MailMergeTable2020-03-06T14_3a_25_3a_59Z162.G" style:display-name="MailMergeTable2020-03-06T14:25:59Z162.G" style:family="table-column">
      <style:table-column-properties style:column-width="1.438cm" style:rel-column-width="9363*"/>
    </style:style>
    <style:style style:name="MailMergeTable2020-03-06T14_3a_25_3a_59Z162.1" style:display-name="MailMergeTable2020-03-06T14:25:59Z162.1" style:family="table-row">
      <style:table-row-properties style:min-row-height="0.688cm"/>
    </style:style>
    <style:style style:name="MailMergeTable2020-03-06T14_3a_25_3a_59Z162.A1" style:display-name="MailMergeTable2020-03-06T14:25:59Z162.A1" style:family="table-cell">
      <style:table-cell-properties fo:padding="0.097cm" fo:border="0.05pt solid #000000"/>
    </style:style>
    <style:style style:name="MailMergeTable2020-03-06T14_3a_25_3a_59Z162.A2" style:display-name="MailMergeTable2020-03-06T14:25:59Z16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62.A3" style:display-name="MailMergeTable2020-03-06T14:25:59Z16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62.4" style:display-name="MailMergeTable2020-03-06T14:25:59Z162.4" style:family="table-row">
      <style:table-row-properties style:min-row-height="0.349cm"/>
    </style:style>
    <style:style style:name="MailMergeTable2020-03-06T14_3a_25_3a_59Z163" style:display-name="MailMergeTable2020-03-06T14:25:59Z163" style:family="table">
      <style:table-properties style:width="10.059cm" table:align="margins"/>
    </style:style>
    <style:style style:name="MailMergeTable2020-03-06T14_3a_25_3a_59Z163.A" style:display-name="MailMergeTable2020-03-06T14:25:59Z163.A" style:family="table-column">
      <style:table-column-properties style:column-width="1.438cm" style:rel-column-width="9362*"/>
    </style:style>
    <style:style style:name="MailMergeTable2020-03-06T14_3a_25_3a_59Z163.G" style:display-name="MailMergeTable2020-03-06T14:25:59Z163.G" style:family="table-column">
      <style:table-column-properties style:column-width="1.438cm" style:rel-column-width="9363*"/>
    </style:style>
    <style:style style:name="MailMergeTable2020-03-06T14_3a_25_3a_59Z163.1" style:display-name="MailMergeTable2020-03-06T14:25:59Z163.1" style:family="table-row">
      <style:table-row-properties style:min-row-height="0.688cm"/>
    </style:style>
    <style:style style:name="MailMergeTable2020-03-06T14_3a_25_3a_59Z163.A1" style:display-name="MailMergeTable2020-03-06T14:25:59Z163.A1" style:family="table-cell">
      <style:table-cell-properties fo:padding="0.097cm" fo:border="0.05pt solid #000000"/>
    </style:style>
    <style:style style:name="MailMergeTable2020-03-06T14_3a_25_3a_59Z163.A2" style:display-name="MailMergeTable2020-03-06T14:25:59Z16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63.A3" style:display-name="MailMergeTable2020-03-06T14:25:59Z16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63.4" style:display-name="MailMergeTable2020-03-06T14:25:59Z163.4" style:family="table-row">
      <style:table-row-properties style:min-row-height="0.349cm"/>
    </style:style>
    <style:style style:name="MailMergeTable2020-03-06T14_3a_25_3a_59Z164" style:display-name="MailMergeTable2020-03-06T14:25:59Z164" style:family="table">
      <style:table-properties style:width="10.059cm" table:align="margins"/>
    </style:style>
    <style:style style:name="MailMergeTable2020-03-06T14_3a_25_3a_59Z164.A" style:display-name="MailMergeTable2020-03-06T14:25:59Z164.A" style:family="table-column">
      <style:table-column-properties style:column-width="1.438cm" style:rel-column-width="9362*"/>
    </style:style>
    <style:style style:name="MailMergeTable2020-03-06T14_3a_25_3a_59Z164.G" style:display-name="MailMergeTable2020-03-06T14:25:59Z164.G" style:family="table-column">
      <style:table-column-properties style:column-width="1.438cm" style:rel-column-width="9363*"/>
    </style:style>
    <style:style style:name="MailMergeTable2020-03-06T14_3a_25_3a_59Z164.1" style:display-name="MailMergeTable2020-03-06T14:25:59Z164.1" style:family="table-row">
      <style:table-row-properties style:min-row-height="0.688cm"/>
    </style:style>
    <style:style style:name="MailMergeTable2020-03-06T14_3a_25_3a_59Z164.A1" style:display-name="MailMergeTable2020-03-06T14:25:59Z164.A1" style:family="table-cell">
      <style:table-cell-properties fo:padding="0.097cm" fo:border="0.05pt solid #000000"/>
    </style:style>
    <style:style style:name="MailMergeTable2020-03-06T14_3a_25_3a_59Z164.A2" style:display-name="MailMergeTable2020-03-06T14:25:59Z16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64.A3" style:display-name="MailMergeTable2020-03-06T14:25:59Z16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64.4" style:display-name="MailMergeTable2020-03-06T14:25:59Z164.4" style:family="table-row">
      <style:table-row-properties style:min-row-height="0.349cm"/>
    </style:style>
    <style:style style:name="MailMergeTable2020-03-06T14_3a_25_3a_59Z165" style:display-name="MailMergeTable2020-03-06T14:25:59Z165" style:family="table">
      <style:table-properties style:width="10.059cm" table:align="margins"/>
    </style:style>
    <style:style style:name="MailMergeTable2020-03-06T14_3a_25_3a_59Z165.A" style:display-name="MailMergeTable2020-03-06T14:25:59Z165.A" style:family="table-column">
      <style:table-column-properties style:column-width="1.438cm" style:rel-column-width="9362*"/>
    </style:style>
    <style:style style:name="MailMergeTable2020-03-06T14_3a_25_3a_59Z165.G" style:display-name="MailMergeTable2020-03-06T14:25:59Z165.G" style:family="table-column">
      <style:table-column-properties style:column-width="1.438cm" style:rel-column-width="9363*"/>
    </style:style>
    <style:style style:name="MailMergeTable2020-03-06T14_3a_25_3a_59Z165.1" style:display-name="MailMergeTable2020-03-06T14:25:59Z165.1" style:family="table-row">
      <style:table-row-properties style:min-row-height="0.688cm"/>
    </style:style>
    <style:style style:name="MailMergeTable2020-03-06T14_3a_25_3a_59Z165.A1" style:display-name="MailMergeTable2020-03-06T14:25:59Z165.A1" style:family="table-cell">
      <style:table-cell-properties fo:padding="0.097cm" fo:border="0.05pt solid #000000"/>
    </style:style>
    <style:style style:name="MailMergeTable2020-03-06T14_3a_25_3a_59Z165.A2" style:display-name="MailMergeTable2020-03-06T14:25:59Z16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65.A3" style:display-name="MailMergeTable2020-03-06T14:25:59Z16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65.4" style:display-name="MailMergeTable2020-03-06T14:25:59Z165.4" style:family="table-row">
      <style:table-row-properties style:min-row-height="0.349cm"/>
    </style:style>
    <style:style style:name="MailMergeTable2020-03-06T14_3a_25_3a_59Z166" style:display-name="MailMergeTable2020-03-06T14:25:59Z166" style:family="table">
      <style:table-properties style:width="10.059cm" table:align="margins"/>
    </style:style>
    <style:style style:name="MailMergeTable2020-03-06T14_3a_25_3a_59Z166.A" style:display-name="MailMergeTable2020-03-06T14:25:59Z166.A" style:family="table-column">
      <style:table-column-properties style:column-width="1.438cm" style:rel-column-width="9362*"/>
    </style:style>
    <style:style style:name="MailMergeTable2020-03-06T14_3a_25_3a_59Z166.G" style:display-name="MailMergeTable2020-03-06T14:25:59Z166.G" style:family="table-column">
      <style:table-column-properties style:column-width="1.438cm" style:rel-column-width="9363*"/>
    </style:style>
    <style:style style:name="MailMergeTable2020-03-06T14_3a_25_3a_59Z166.1" style:display-name="MailMergeTable2020-03-06T14:25:59Z166.1" style:family="table-row">
      <style:table-row-properties style:min-row-height="0.688cm"/>
    </style:style>
    <style:style style:name="MailMergeTable2020-03-06T14_3a_25_3a_59Z166.A1" style:display-name="MailMergeTable2020-03-06T14:25:59Z166.A1" style:family="table-cell">
      <style:table-cell-properties fo:padding="0.097cm" fo:border="0.05pt solid #000000"/>
    </style:style>
    <style:style style:name="MailMergeTable2020-03-06T14_3a_25_3a_59Z166.A2" style:display-name="MailMergeTable2020-03-06T14:25:59Z16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66.A3" style:display-name="MailMergeTable2020-03-06T14:25:59Z16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66.4" style:display-name="MailMergeTable2020-03-06T14:25:59Z166.4" style:family="table-row">
      <style:table-row-properties style:min-row-height="0.349cm"/>
    </style:style>
    <style:style style:name="MailMergeTable2020-03-06T14_3a_25_3a_59Z167" style:display-name="MailMergeTable2020-03-06T14:25:59Z167" style:family="table">
      <style:table-properties style:width="10.059cm" table:align="margins"/>
    </style:style>
    <style:style style:name="MailMergeTable2020-03-06T14_3a_25_3a_59Z167.A" style:display-name="MailMergeTable2020-03-06T14:25:59Z167.A" style:family="table-column">
      <style:table-column-properties style:column-width="1.438cm" style:rel-column-width="9362*"/>
    </style:style>
    <style:style style:name="MailMergeTable2020-03-06T14_3a_25_3a_59Z167.G" style:display-name="MailMergeTable2020-03-06T14:25:59Z167.G" style:family="table-column">
      <style:table-column-properties style:column-width="1.438cm" style:rel-column-width="9363*"/>
    </style:style>
    <style:style style:name="MailMergeTable2020-03-06T14_3a_25_3a_59Z167.1" style:display-name="MailMergeTable2020-03-06T14:25:59Z167.1" style:family="table-row">
      <style:table-row-properties style:min-row-height="0.688cm"/>
    </style:style>
    <style:style style:name="MailMergeTable2020-03-06T14_3a_25_3a_59Z167.A1" style:display-name="MailMergeTable2020-03-06T14:25:59Z167.A1" style:family="table-cell">
      <style:table-cell-properties fo:padding="0.097cm" fo:border="0.05pt solid #000000"/>
    </style:style>
    <style:style style:name="MailMergeTable2020-03-06T14_3a_25_3a_59Z167.A2" style:display-name="MailMergeTable2020-03-06T14:25:59Z16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67.A3" style:display-name="MailMergeTable2020-03-06T14:25:59Z16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67.4" style:display-name="MailMergeTable2020-03-06T14:25:59Z167.4" style:family="table-row">
      <style:table-row-properties style:min-row-height="0.349cm"/>
    </style:style>
    <style:style style:name="MailMergeTable2020-03-06T14_3a_25_3a_59Z168" style:display-name="MailMergeTable2020-03-06T14:25:59Z168" style:family="table">
      <style:table-properties style:width="10.059cm" table:align="margins"/>
    </style:style>
    <style:style style:name="MailMergeTable2020-03-06T14_3a_25_3a_59Z168.A" style:display-name="MailMergeTable2020-03-06T14:25:59Z168.A" style:family="table-column">
      <style:table-column-properties style:column-width="1.438cm" style:rel-column-width="9362*"/>
    </style:style>
    <style:style style:name="MailMergeTable2020-03-06T14_3a_25_3a_59Z168.G" style:display-name="MailMergeTable2020-03-06T14:25:59Z168.G" style:family="table-column">
      <style:table-column-properties style:column-width="1.438cm" style:rel-column-width="9363*"/>
    </style:style>
    <style:style style:name="MailMergeTable2020-03-06T14_3a_25_3a_59Z168.1" style:display-name="MailMergeTable2020-03-06T14:25:59Z168.1" style:family="table-row">
      <style:table-row-properties style:min-row-height="0.688cm"/>
    </style:style>
    <style:style style:name="MailMergeTable2020-03-06T14_3a_25_3a_59Z168.A1" style:display-name="MailMergeTable2020-03-06T14:25:59Z168.A1" style:family="table-cell">
      <style:table-cell-properties fo:padding="0.097cm" fo:border="0.05pt solid #000000"/>
    </style:style>
    <style:style style:name="MailMergeTable2020-03-06T14_3a_25_3a_59Z168.A2" style:display-name="MailMergeTable2020-03-06T14:25:59Z16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68.A3" style:display-name="MailMergeTable2020-03-06T14:25:59Z16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68.4" style:display-name="MailMergeTable2020-03-06T14:25:59Z168.4" style:family="table-row">
      <style:table-row-properties style:min-row-height="0.349cm"/>
    </style:style>
    <style:style style:name="MailMergeTable2020-03-06T14_3a_25_3a_59Z169" style:display-name="MailMergeTable2020-03-06T14:25:59Z169" style:family="table">
      <style:table-properties style:width="10.059cm" table:align="margins"/>
    </style:style>
    <style:style style:name="MailMergeTable2020-03-06T14_3a_25_3a_59Z169.A" style:display-name="MailMergeTable2020-03-06T14:25:59Z169.A" style:family="table-column">
      <style:table-column-properties style:column-width="1.438cm" style:rel-column-width="9362*"/>
    </style:style>
    <style:style style:name="MailMergeTable2020-03-06T14_3a_25_3a_59Z169.G" style:display-name="MailMergeTable2020-03-06T14:25:59Z169.G" style:family="table-column">
      <style:table-column-properties style:column-width="1.438cm" style:rel-column-width="9363*"/>
    </style:style>
    <style:style style:name="MailMergeTable2020-03-06T14_3a_25_3a_59Z169.1" style:display-name="MailMergeTable2020-03-06T14:25:59Z169.1" style:family="table-row">
      <style:table-row-properties style:min-row-height="0.688cm"/>
    </style:style>
    <style:style style:name="MailMergeTable2020-03-06T14_3a_25_3a_59Z169.A1" style:display-name="MailMergeTable2020-03-06T14:25:59Z169.A1" style:family="table-cell">
      <style:table-cell-properties fo:padding="0.097cm" fo:border="0.05pt solid #000000"/>
    </style:style>
    <style:style style:name="MailMergeTable2020-03-06T14_3a_25_3a_59Z169.A2" style:display-name="MailMergeTable2020-03-06T14:25:59Z16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69.A3" style:display-name="MailMergeTable2020-03-06T14:25:59Z16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69.4" style:display-name="MailMergeTable2020-03-06T14:25:59Z169.4" style:family="table-row">
      <style:table-row-properties style:min-row-height="0.349cm"/>
    </style:style>
    <style:style style:name="MailMergeTable2020-03-06T14_3a_25_3a_59Z170" style:display-name="MailMergeTable2020-03-06T14:25:59Z170" style:family="table">
      <style:table-properties style:width="10.059cm" table:align="margins"/>
    </style:style>
    <style:style style:name="MailMergeTable2020-03-06T14_3a_25_3a_59Z170.A" style:display-name="MailMergeTable2020-03-06T14:25:59Z170.A" style:family="table-column">
      <style:table-column-properties style:column-width="1.438cm" style:rel-column-width="9362*"/>
    </style:style>
    <style:style style:name="MailMergeTable2020-03-06T14_3a_25_3a_59Z170.G" style:display-name="MailMergeTable2020-03-06T14:25:59Z170.G" style:family="table-column">
      <style:table-column-properties style:column-width="1.438cm" style:rel-column-width="9363*"/>
    </style:style>
    <style:style style:name="MailMergeTable2020-03-06T14_3a_25_3a_59Z170.1" style:display-name="MailMergeTable2020-03-06T14:25:59Z170.1" style:family="table-row">
      <style:table-row-properties style:min-row-height="0.688cm"/>
    </style:style>
    <style:style style:name="MailMergeTable2020-03-06T14_3a_25_3a_59Z170.A1" style:display-name="MailMergeTable2020-03-06T14:25:59Z170.A1" style:family="table-cell">
      <style:table-cell-properties fo:padding="0.097cm" fo:border="0.05pt solid #000000"/>
    </style:style>
    <style:style style:name="MailMergeTable2020-03-06T14_3a_25_3a_59Z170.A2" style:display-name="MailMergeTable2020-03-06T14:25:59Z17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70.A3" style:display-name="MailMergeTable2020-03-06T14:25:59Z17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70.4" style:display-name="MailMergeTable2020-03-06T14:25:59Z170.4" style:family="table-row">
      <style:table-row-properties style:min-row-height="0.349cm"/>
    </style:style>
    <style:style style:name="MailMergeTable2020-03-06T14_3a_25_3a_59Z171" style:display-name="MailMergeTable2020-03-06T14:25:59Z171" style:family="table">
      <style:table-properties style:width="10.059cm" table:align="margins"/>
    </style:style>
    <style:style style:name="MailMergeTable2020-03-06T14_3a_25_3a_59Z171.A" style:display-name="MailMergeTable2020-03-06T14:25:59Z171.A" style:family="table-column">
      <style:table-column-properties style:column-width="1.438cm" style:rel-column-width="9362*"/>
    </style:style>
    <style:style style:name="MailMergeTable2020-03-06T14_3a_25_3a_59Z171.G" style:display-name="MailMergeTable2020-03-06T14:25:59Z171.G" style:family="table-column">
      <style:table-column-properties style:column-width="1.438cm" style:rel-column-width="9363*"/>
    </style:style>
    <style:style style:name="MailMergeTable2020-03-06T14_3a_25_3a_59Z171.1" style:display-name="MailMergeTable2020-03-06T14:25:59Z171.1" style:family="table-row">
      <style:table-row-properties style:min-row-height="0.688cm"/>
    </style:style>
    <style:style style:name="MailMergeTable2020-03-06T14_3a_25_3a_59Z171.A1" style:display-name="MailMergeTable2020-03-06T14:25:59Z171.A1" style:family="table-cell">
      <style:table-cell-properties fo:padding="0.097cm" fo:border="0.05pt solid #000000"/>
    </style:style>
    <style:style style:name="MailMergeTable2020-03-06T14_3a_25_3a_59Z171.A2" style:display-name="MailMergeTable2020-03-06T14:25:59Z17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71.A3" style:display-name="MailMergeTable2020-03-06T14:25:59Z17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71.4" style:display-name="MailMergeTable2020-03-06T14:25:59Z171.4" style:family="table-row">
      <style:table-row-properties style:min-row-height="0.349cm"/>
    </style:style>
    <style:style style:name="MailMergeTable2020-03-06T14_3a_25_3a_59Z172" style:display-name="MailMergeTable2020-03-06T14:25:59Z172" style:family="table">
      <style:table-properties style:width="10.059cm" table:align="margins"/>
    </style:style>
    <style:style style:name="MailMergeTable2020-03-06T14_3a_25_3a_59Z172.A" style:display-name="MailMergeTable2020-03-06T14:25:59Z172.A" style:family="table-column">
      <style:table-column-properties style:column-width="1.438cm" style:rel-column-width="9362*"/>
    </style:style>
    <style:style style:name="MailMergeTable2020-03-06T14_3a_25_3a_59Z172.G" style:display-name="MailMergeTable2020-03-06T14:25:59Z172.G" style:family="table-column">
      <style:table-column-properties style:column-width="1.438cm" style:rel-column-width="9363*"/>
    </style:style>
    <style:style style:name="MailMergeTable2020-03-06T14_3a_25_3a_59Z172.1" style:display-name="MailMergeTable2020-03-06T14:25:59Z172.1" style:family="table-row">
      <style:table-row-properties style:min-row-height="0.688cm"/>
    </style:style>
    <style:style style:name="MailMergeTable2020-03-06T14_3a_25_3a_59Z172.A1" style:display-name="MailMergeTable2020-03-06T14:25:59Z172.A1" style:family="table-cell">
      <style:table-cell-properties fo:padding="0.097cm" fo:border="0.05pt solid #000000"/>
    </style:style>
    <style:style style:name="MailMergeTable2020-03-06T14_3a_25_3a_59Z172.A2" style:display-name="MailMergeTable2020-03-06T14:25:59Z17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72.A3" style:display-name="MailMergeTable2020-03-06T14:25:59Z17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72.4" style:display-name="MailMergeTable2020-03-06T14:25:59Z172.4" style:family="table-row">
      <style:table-row-properties style:min-row-height="0.349cm"/>
    </style:style>
    <style:style style:name="MailMergeTable2020-03-06T14_3a_25_3a_59Z173" style:display-name="MailMergeTable2020-03-06T14:25:59Z173" style:family="table">
      <style:table-properties style:width="10.059cm" table:align="margins"/>
    </style:style>
    <style:style style:name="MailMergeTable2020-03-06T14_3a_25_3a_59Z173.A" style:display-name="MailMergeTable2020-03-06T14:25:59Z173.A" style:family="table-column">
      <style:table-column-properties style:column-width="1.438cm" style:rel-column-width="9362*"/>
    </style:style>
    <style:style style:name="MailMergeTable2020-03-06T14_3a_25_3a_59Z173.G" style:display-name="MailMergeTable2020-03-06T14:25:59Z173.G" style:family="table-column">
      <style:table-column-properties style:column-width="1.438cm" style:rel-column-width="9363*"/>
    </style:style>
    <style:style style:name="MailMergeTable2020-03-06T14_3a_25_3a_59Z173.1" style:display-name="MailMergeTable2020-03-06T14:25:59Z173.1" style:family="table-row">
      <style:table-row-properties style:min-row-height="0.688cm"/>
    </style:style>
    <style:style style:name="MailMergeTable2020-03-06T14_3a_25_3a_59Z173.A1" style:display-name="MailMergeTable2020-03-06T14:25:59Z173.A1" style:family="table-cell">
      <style:table-cell-properties fo:padding="0.097cm" fo:border="0.05pt solid #000000"/>
    </style:style>
    <style:style style:name="MailMergeTable2020-03-06T14_3a_25_3a_59Z173.A2" style:display-name="MailMergeTable2020-03-06T14:25:59Z17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73.A3" style:display-name="MailMergeTable2020-03-06T14:25:59Z17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73.4" style:display-name="MailMergeTable2020-03-06T14:25:59Z173.4" style:family="table-row">
      <style:table-row-properties style:min-row-height="0.349cm"/>
    </style:style>
    <style:style style:name="MailMergeTable2020-03-06T14_3a_25_3a_59Z174" style:display-name="MailMergeTable2020-03-06T14:25:59Z174" style:family="table">
      <style:table-properties style:width="10.059cm" table:align="margins"/>
    </style:style>
    <style:style style:name="MailMergeTable2020-03-06T14_3a_25_3a_59Z174.A" style:display-name="MailMergeTable2020-03-06T14:25:59Z174.A" style:family="table-column">
      <style:table-column-properties style:column-width="1.438cm" style:rel-column-width="9362*"/>
    </style:style>
    <style:style style:name="MailMergeTable2020-03-06T14_3a_25_3a_59Z174.G" style:display-name="MailMergeTable2020-03-06T14:25:59Z174.G" style:family="table-column">
      <style:table-column-properties style:column-width="1.438cm" style:rel-column-width="9363*"/>
    </style:style>
    <style:style style:name="MailMergeTable2020-03-06T14_3a_25_3a_59Z174.1" style:display-name="MailMergeTable2020-03-06T14:25:59Z174.1" style:family="table-row">
      <style:table-row-properties style:min-row-height="0.688cm"/>
    </style:style>
    <style:style style:name="MailMergeTable2020-03-06T14_3a_25_3a_59Z174.A1" style:display-name="MailMergeTable2020-03-06T14:25:59Z174.A1" style:family="table-cell">
      <style:table-cell-properties fo:padding="0.097cm" fo:border="0.05pt solid #000000"/>
    </style:style>
    <style:style style:name="MailMergeTable2020-03-06T14_3a_25_3a_59Z174.A2" style:display-name="MailMergeTable2020-03-06T14:25:59Z17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74.A3" style:display-name="MailMergeTable2020-03-06T14:25:59Z17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74.4" style:display-name="MailMergeTable2020-03-06T14:25:59Z174.4" style:family="table-row">
      <style:table-row-properties style:min-row-height="0.349cm"/>
    </style:style>
    <style:style style:name="MailMergeTable2020-03-06T14_3a_25_3a_59Z175" style:display-name="MailMergeTable2020-03-06T14:25:59Z175" style:family="table">
      <style:table-properties style:width="10.059cm" table:align="margins"/>
    </style:style>
    <style:style style:name="MailMergeTable2020-03-06T14_3a_25_3a_59Z175.A" style:display-name="MailMergeTable2020-03-06T14:25:59Z175.A" style:family="table-column">
      <style:table-column-properties style:column-width="1.438cm" style:rel-column-width="9362*"/>
    </style:style>
    <style:style style:name="MailMergeTable2020-03-06T14_3a_25_3a_59Z175.G" style:display-name="MailMergeTable2020-03-06T14:25:59Z175.G" style:family="table-column">
      <style:table-column-properties style:column-width="1.438cm" style:rel-column-width="9363*"/>
    </style:style>
    <style:style style:name="MailMergeTable2020-03-06T14_3a_25_3a_59Z175.1" style:display-name="MailMergeTable2020-03-06T14:25:59Z175.1" style:family="table-row">
      <style:table-row-properties style:min-row-height="0.688cm"/>
    </style:style>
    <style:style style:name="MailMergeTable2020-03-06T14_3a_25_3a_59Z175.A1" style:display-name="MailMergeTable2020-03-06T14:25:59Z175.A1" style:family="table-cell">
      <style:table-cell-properties fo:padding="0.097cm" fo:border="0.05pt solid #000000"/>
    </style:style>
    <style:style style:name="MailMergeTable2020-03-06T14_3a_25_3a_59Z175.A2" style:display-name="MailMergeTable2020-03-06T14:25:59Z17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75.A3" style:display-name="MailMergeTable2020-03-06T14:25:59Z17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75.4" style:display-name="MailMergeTable2020-03-06T14:25:59Z175.4" style:family="table-row">
      <style:table-row-properties style:min-row-height="0.349cm"/>
    </style:style>
    <style:style style:name="MailMergeTable2020-03-06T14_3a_25_3a_59Z176" style:display-name="MailMergeTable2020-03-06T14:25:59Z176" style:family="table">
      <style:table-properties style:width="10.059cm" table:align="margins"/>
    </style:style>
    <style:style style:name="MailMergeTable2020-03-06T14_3a_25_3a_59Z176.A" style:display-name="MailMergeTable2020-03-06T14:25:59Z176.A" style:family="table-column">
      <style:table-column-properties style:column-width="1.438cm" style:rel-column-width="9362*"/>
    </style:style>
    <style:style style:name="MailMergeTable2020-03-06T14_3a_25_3a_59Z176.G" style:display-name="MailMergeTable2020-03-06T14:25:59Z176.G" style:family="table-column">
      <style:table-column-properties style:column-width="1.438cm" style:rel-column-width="9363*"/>
    </style:style>
    <style:style style:name="MailMergeTable2020-03-06T14_3a_25_3a_59Z176.1" style:display-name="MailMergeTable2020-03-06T14:25:59Z176.1" style:family="table-row">
      <style:table-row-properties style:min-row-height="0.688cm"/>
    </style:style>
    <style:style style:name="MailMergeTable2020-03-06T14_3a_25_3a_59Z176.A1" style:display-name="MailMergeTable2020-03-06T14:25:59Z176.A1" style:family="table-cell">
      <style:table-cell-properties fo:padding="0.097cm" fo:border="0.05pt solid #000000"/>
    </style:style>
    <style:style style:name="MailMergeTable2020-03-06T14_3a_25_3a_59Z176.A2" style:display-name="MailMergeTable2020-03-06T14:25:59Z17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76.A3" style:display-name="MailMergeTable2020-03-06T14:25:59Z17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76.4" style:display-name="MailMergeTable2020-03-06T14:25:59Z176.4" style:family="table-row">
      <style:table-row-properties style:min-row-height="0.349cm"/>
    </style:style>
    <style:style style:name="MailMergeTable2020-03-06T14_3a_25_3a_59Z177" style:display-name="MailMergeTable2020-03-06T14:25:59Z177" style:family="table">
      <style:table-properties style:width="10.059cm" table:align="margins"/>
    </style:style>
    <style:style style:name="MailMergeTable2020-03-06T14_3a_25_3a_59Z177.A" style:display-name="MailMergeTable2020-03-06T14:25:59Z177.A" style:family="table-column">
      <style:table-column-properties style:column-width="1.438cm" style:rel-column-width="9362*"/>
    </style:style>
    <style:style style:name="MailMergeTable2020-03-06T14_3a_25_3a_59Z177.G" style:display-name="MailMergeTable2020-03-06T14:25:59Z177.G" style:family="table-column">
      <style:table-column-properties style:column-width="1.438cm" style:rel-column-width="9363*"/>
    </style:style>
    <style:style style:name="MailMergeTable2020-03-06T14_3a_25_3a_59Z177.1" style:display-name="MailMergeTable2020-03-06T14:25:59Z177.1" style:family="table-row">
      <style:table-row-properties style:min-row-height="0.688cm"/>
    </style:style>
    <style:style style:name="MailMergeTable2020-03-06T14_3a_25_3a_59Z177.A1" style:display-name="MailMergeTable2020-03-06T14:25:59Z177.A1" style:family="table-cell">
      <style:table-cell-properties fo:padding="0.097cm" fo:border="0.05pt solid #000000"/>
    </style:style>
    <style:style style:name="MailMergeTable2020-03-06T14_3a_25_3a_59Z177.A2" style:display-name="MailMergeTable2020-03-06T14:25:59Z17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77.A3" style:display-name="MailMergeTable2020-03-06T14:25:59Z17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77.4" style:display-name="MailMergeTable2020-03-06T14:25:59Z177.4" style:family="table-row">
      <style:table-row-properties style:min-row-height="0.349cm"/>
    </style:style>
    <style:style style:name="MailMergeTable2020-03-06T14_3a_25_3a_59Z178" style:display-name="MailMergeTable2020-03-06T14:25:59Z178" style:family="table">
      <style:table-properties style:width="10.059cm" table:align="margins"/>
    </style:style>
    <style:style style:name="MailMergeTable2020-03-06T14_3a_25_3a_59Z178.A" style:display-name="MailMergeTable2020-03-06T14:25:59Z178.A" style:family="table-column">
      <style:table-column-properties style:column-width="1.438cm" style:rel-column-width="9362*"/>
    </style:style>
    <style:style style:name="MailMergeTable2020-03-06T14_3a_25_3a_59Z178.G" style:display-name="MailMergeTable2020-03-06T14:25:59Z178.G" style:family="table-column">
      <style:table-column-properties style:column-width="1.438cm" style:rel-column-width="9363*"/>
    </style:style>
    <style:style style:name="MailMergeTable2020-03-06T14_3a_25_3a_59Z178.1" style:display-name="MailMergeTable2020-03-06T14:25:59Z178.1" style:family="table-row">
      <style:table-row-properties style:min-row-height="0.688cm"/>
    </style:style>
    <style:style style:name="MailMergeTable2020-03-06T14_3a_25_3a_59Z178.A1" style:display-name="MailMergeTable2020-03-06T14:25:59Z178.A1" style:family="table-cell">
      <style:table-cell-properties fo:padding="0.097cm" fo:border="0.05pt solid #000000"/>
    </style:style>
    <style:style style:name="MailMergeTable2020-03-06T14_3a_25_3a_59Z178.A2" style:display-name="MailMergeTable2020-03-06T14:25:59Z17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78.A3" style:display-name="MailMergeTable2020-03-06T14:25:59Z17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78.4" style:display-name="MailMergeTable2020-03-06T14:25:59Z178.4" style:family="table-row">
      <style:table-row-properties style:min-row-height="0.349cm"/>
    </style:style>
    <style:style style:name="MailMergeTable2020-03-06T14_3a_25_3a_59Z179" style:display-name="MailMergeTable2020-03-06T14:25:59Z179" style:family="table">
      <style:table-properties style:width="10.059cm" table:align="margins"/>
    </style:style>
    <style:style style:name="MailMergeTable2020-03-06T14_3a_25_3a_59Z179.A" style:display-name="MailMergeTable2020-03-06T14:25:59Z179.A" style:family="table-column">
      <style:table-column-properties style:column-width="1.438cm" style:rel-column-width="9362*"/>
    </style:style>
    <style:style style:name="MailMergeTable2020-03-06T14_3a_25_3a_59Z179.G" style:display-name="MailMergeTable2020-03-06T14:25:59Z179.G" style:family="table-column">
      <style:table-column-properties style:column-width="1.438cm" style:rel-column-width="9363*"/>
    </style:style>
    <style:style style:name="MailMergeTable2020-03-06T14_3a_25_3a_59Z179.1" style:display-name="MailMergeTable2020-03-06T14:25:59Z179.1" style:family="table-row">
      <style:table-row-properties style:min-row-height="0.688cm"/>
    </style:style>
    <style:style style:name="MailMergeTable2020-03-06T14_3a_25_3a_59Z179.A1" style:display-name="MailMergeTable2020-03-06T14:25:59Z179.A1" style:family="table-cell">
      <style:table-cell-properties fo:padding="0.097cm" fo:border="0.05pt solid #000000"/>
    </style:style>
    <style:style style:name="MailMergeTable2020-03-06T14_3a_25_3a_59Z179.A2" style:display-name="MailMergeTable2020-03-06T14:25:59Z17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79.A3" style:display-name="MailMergeTable2020-03-06T14:25:59Z17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79.4" style:display-name="MailMergeTable2020-03-06T14:25:59Z179.4" style:family="table-row">
      <style:table-row-properties style:min-row-height="0.349cm"/>
    </style:style>
    <style:style style:name="MailMergeTable2020-03-06T14_3a_25_3a_59Z180" style:display-name="MailMergeTable2020-03-06T14:25:59Z180" style:family="table">
      <style:table-properties style:width="10.059cm" table:align="margins"/>
    </style:style>
    <style:style style:name="MailMergeTable2020-03-06T14_3a_25_3a_59Z180.A" style:display-name="MailMergeTable2020-03-06T14:25:59Z180.A" style:family="table-column">
      <style:table-column-properties style:column-width="1.438cm" style:rel-column-width="9362*"/>
    </style:style>
    <style:style style:name="MailMergeTable2020-03-06T14_3a_25_3a_59Z180.G" style:display-name="MailMergeTable2020-03-06T14:25:59Z180.G" style:family="table-column">
      <style:table-column-properties style:column-width="1.438cm" style:rel-column-width="9363*"/>
    </style:style>
    <style:style style:name="MailMergeTable2020-03-06T14_3a_25_3a_59Z180.1" style:display-name="MailMergeTable2020-03-06T14:25:59Z180.1" style:family="table-row">
      <style:table-row-properties style:min-row-height="0.688cm"/>
    </style:style>
    <style:style style:name="MailMergeTable2020-03-06T14_3a_25_3a_59Z180.A1" style:display-name="MailMergeTable2020-03-06T14:25:59Z180.A1" style:family="table-cell">
      <style:table-cell-properties fo:padding="0.097cm" fo:border="0.05pt solid #000000"/>
    </style:style>
    <style:style style:name="MailMergeTable2020-03-06T14_3a_25_3a_59Z180.A2" style:display-name="MailMergeTable2020-03-06T14:25:59Z18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80.A3" style:display-name="MailMergeTable2020-03-06T14:25:59Z18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80.4" style:display-name="MailMergeTable2020-03-06T14:25:59Z180.4" style:family="table-row">
      <style:table-row-properties style:min-row-height="0.349cm"/>
    </style:style>
    <style:style style:name="MailMergeTable2020-03-06T14_3a_25_3a_59Z181" style:display-name="MailMergeTable2020-03-06T14:25:59Z181" style:family="table">
      <style:table-properties style:width="10.059cm" table:align="margins"/>
    </style:style>
    <style:style style:name="MailMergeTable2020-03-06T14_3a_25_3a_59Z181.A" style:display-name="MailMergeTable2020-03-06T14:25:59Z181.A" style:family="table-column">
      <style:table-column-properties style:column-width="1.438cm" style:rel-column-width="9362*"/>
    </style:style>
    <style:style style:name="MailMergeTable2020-03-06T14_3a_25_3a_59Z181.G" style:display-name="MailMergeTable2020-03-06T14:25:59Z181.G" style:family="table-column">
      <style:table-column-properties style:column-width="1.438cm" style:rel-column-width="9363*"/>
    </style:style>
    <style:style style:name="MailMergeTable2020-03-06T14_3a_25_3a_59Z181.1" style:display-name="MailMergeTable2020-03-06T14:25:59Z181.1" style:family="table-row">
      <style:table-row-properties style:min-row-height="0.688cm"/>
    </style:style>
    <style:style style:name="MailMergeTable2020-03-06T14_3a_25_3a_59Z181.A1" style:display-name="MailMergeTable2020-03-06T14:25:59Z181.A1" style:family="table-cell">
      <style:table-cell-properties fo:padding="0.097cm" fo:border="0.05pt solid #000000"/>
    </style:style>
    <style:style style:name="MailMergeTable2020-03-06T14_3a_25_3a_59Z181.A2" style:display-name="MailMergeTable2020-03-06T14:25:59Z18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81.A3" style:display-name="MailMergeTable2020-03-06T14:25:59Z18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81.4" style:display-name="MailMergeTable2020-03-06T14:25:59Z181.4" style:family="table-row">
      <style:table-row-properties style:min-row-height="0.349cm"/>
    </style:style>
    <style:style style:name="MailMergeTable2020-03-06T14_3a_25_3a_59Z182" style:display-name="MailMergeTable2020-03-06T14:25:59Z182" style:family="table">
      <style:table-properties style:width="10.059cm" table:align="margins"/>
    </style:style>
    <style:style style:name="MailMergeTable2020-03-06T14_3a_25_3a_59Z182.A" style:display-name="MailMergeTable2020-03-06T14:25:59Z182.A" style:family="table-column">
      <style:table-column-properties style:column-width="1.438cm" style:rel-column-width="9362*"/>
    </style:style>
    <style:style style:name="MailMergeTable2020-03-06T14_3a_25_3a_59Z182.G" style:display-name="MailMergeTable2020-03-06T14:25:59Z182.G" style:family="table-column">
      <style:table-column-properties style:column-width="1.438cm" style:rel-column-width="9363*"/>
    </style:style>
    <style:style style:name="MailMergeTable2020-03-06T14_3a_25_3a_59Z182.1" style:display-name="MailMergeTable2020-03-06T14:25:59Z182.1" style:family="table-row">
      <style:table-row-properties style:min-row-height="0.688cm"/>
    </style:style>
    <style:style style:name="MailMergeTable2020-03-06T14_3a_25_3a_59Z182.A1" style:display-name="MailMergeTable2020-03-06T14:25:59Z182.A1" style:family="table-cell">
      <style:table-cell-properties fo:padding="0.097cm" fo:border="0.05pt solid #000000"/>
    </style:style>
    <style:style style:name="MailMergeTable2020-03-06T14_3a_25_3a_59Z182.A2" style:display-name="MailMergeTable2020-03-06T14:25:59Z18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82.A3" style:display-name="MailMergeTable2020-03-06T14:25:59Z18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82.4" style:display-name="MailMergeTable2020-03-06T14:25:59Z182.4" style:family="table-row">
      <style:table-row-properties style:min-row-height="0.349cm"/>
    </style:style>
    <style:style style:name="MailMergeTable2020-03-06T14_3a_25_3a_59Z183" style:display-name="MailMergeTable2020-03-06T14:25:59Z183" style:family="table">
      <style:table-properties style:width="10.059cm" table:align="margins"/>
    </style:style>
    <style:style style:name="MailMergeTable2020-03-06T14_3a_25_3a_59Z183.A" style:display-name="MailMergeTable2020-03-06T14:25:59Z183.A" style:family="table-column">
      <style:table-column-properties style:column-width="1.438cm" style:rel-column-width="9362*"/>
    </style:style>
    <style:style style:name="MailMergeTable2020-03-06T14_3a_25_3a_59Z183.G" style:display-name="MailMergeTable2020-03-06T14:25:59Z183.G" style:family="table-column">
      <style:table-column-properties style:column-width="1.438cm" style:rel-column-width="9363*"/>
    </style:style>
    <style:style style:name="MailMergeTable2020-03-06T14_3a_25_3a_59Z183.1" style:display-name="MailMergeTable2020-03-06T14:25:59Z183.1" style:family="table-row">
      <style:table-row-properties style:min-row-height="0.688cm"/>
    </style:style>
    <style:style style:name="MailMergeTable2020-03-06T14_3a_25_3a_59Z183.A1" style:display-name="MailMergeTable2020-03-06T14:25:59Z183.A1" style:family="table-cell">
      <style:table-cell-properties fo:padding="0.097cm" fo:border="0.05pt solid #000000"/>
    </style:style>
    <style:style style:name="MailMergeTable2020-03-06T14_3a_25_3a_59Z183.A2" style:display-name="MailMergeTable2020-03-06T14:25:59Z18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83.A3" style:display-name="MailMergeTable2020-03-06T14:25:59Z18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83.4" style:display-name="MailMergeTable2020-03-06T14:25:59Z183.4" style:family="table-row">
      <style:table-row-properties style:min-row-height="0.349cm"/>
    </style:style>
    <style:style style:name="MailMergeTable2020-03-06T14_3a_25_3a_59Z184" style:display-name="MailMergeTable2020-03-06T14:25:59Z184" style:family="table">
      <style:table-properties style:width="10.059cm" table:align="margins"/>
    </style:style>
    <style:style style:name="MailMergeTable2020-03-06T14_3a_25_3a_59Z184.A" style:display-name="MailMergeTable2020-03-06T14:25:59Z184.A" style:family="table-column">
      <style:table-column-properties style:column-width="1.438cm" style:rel-column-width="9362*"/>
    </style:style>
    <style:style style:name="MailMergeTable2020-03-06T14_3a_25_3a_59Z184.G" style:display-name="MailMergeTable2020-03-06T14:25:59Z184.G" style:family="table-column">
      <style:table-column-properties style:column-width="1.438cm" style:rel-column-width="9363*"/>
    </style:style>
    <style:style style:name="MailMergeTable2020-03-06T14_3a_25_3a_59Z184.1" style:display-name="MailMergeTable2020-03-06T14:25:59Z184.1" style:family="table-row">
      <style:table-row-properties style:min-row-height="0.688cm"/>
    </style:style>
    <style:style style:name="MailMergeTable2020-03-06T14_3a_25_3a_59Z184.A1" style:display-name="MailMergeTable2020-03-06T14:25:59Z184.A1" style:family="table-cell">
      <style:table-cell-properties fo:padding="0.097cm" fo:border="0.05pt solid #000000"/>
    </style:style>
    <style:style style:name="MailMergeTable2020-03-06T14_3a_25_3a_59Z184.A2" style:display-name="MailMergeTable2020-03-06T14:25:59Z18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84.A3" style:display-name="MailMergeTable2020-03-06T14:25:59Z18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84.4" style:display-name="MailMergeTable2020-03-06T14:25:59Z184.4" style:family="table-row">
      <style:table-row-properties style:min-row-height="0.349cm"/>
    </style:style>
    <style:style style:name="MailMergeTable2020-03-06T14_3a_25_3a_59Z185" style:display-name="MailMergeTable2020-03-06T14:25:59Z185" style:family="table">
      <style:table-properties style:width="10.059cm" table:align="margins"/>
    </style:style>
    <style:style style:name="MailMergeTable2020-03-06T14_3a_25_3a_59Z185.A" style:display-name="MailMergeTable2020-03-06T14:25:59Z185.A" style:family="table-column">
      <style:table-column-properties style:column-width="1.438cm" style:rel-column-width="9362*"/>
    </style:style>
    <style:style style:name="MailMergeTable2020-03-06T14_3a_25_3a_59Z185.G" style:display-name="MailMergeTable2020-03-06T14:25:59Z185.G" style:family="table-column">
      <style:table-column-properties style:column-width="1.438cm" style:rel-column-width="9363*"/>
    </style:style>
    <style:style style:name="MailMergeTable2020-03-06T14_3a_25_3a_59Z185.1" style:display-name="MailMergeTable2020-03-06T14:25:59Z185.1" style:family="table-row">
      <style:table-row-properties style:min-row-height="0.688cm"/>
    </style:style>
    <style:style style:name="MailMergeTable2020-03-06T14_3a_25_3a_59Z185.A1" style:display-name="MailMergeTable2020-03-06T14:25:59Z185.A1" style:family="table-cell">
      <style:table-cell-properties fo:padding="0.097cm" fo:border="0.05pt solid #000000"/>
    </style:style>
    <style:style style:name="MailMergeTable2020-03-06T14_3a_25_3a_59Z185.A2" style:display-name="MailMergeTable2020-03-06T14:25:59Z18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85.A3" style:display-name="MailMergeTable2020-03-06T14:25:59Z18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85.4" style:display-name="MailMergeTable2020-03-06T14:25:59Z185.4" style:family="table-row">
      <style:table-row-properties style:min-row-height="0.349cm"/>
    </style:style>
    <style:style style:name="MailMergeTable2020-03-06T14_3a_25_3a_59Z186" style:display-name="MailMergeTable2020-03-06T14:25:59Z186" style:family="table">
      <style:table-properties style:width="10.059cm" table:align="margins"/>
    </style:style>
    <style:style style:name="MailMergeTable2020-03-06T14_3a_25_3a_59Z186.A" style:display-name="MailMergeTable2020-03-06T14:25:59Z186.A" style:family="table-column">
      <style:table-column-properties style:column-width="1.438cm" style:rel-column-width="9362*"/>
    </style:style>
    <style:style style:name="MailMergeTable2020-03-06T14_3a_25_3a_59Z186.G" style:display-name="MailMergeTable2020-03-06T14:25:59Z186.G" style:family="table-column">
      <style:table-column-properties style:column-width="1.438cm" style:rel-column-width="9363*"/>
    </style:style>
    <style:style style:name="MailMergeTable2020-03-06T14_3a_25_3a_59Z186.1" style:display-name="MailMergeTable2020-03-06T14:25:59Z186.1" style:family="table-row">
      <style:table-row-properties style:min-row-height="0.688cm"/>
    </style:style>
    <style:style style:name="MailMergeTable2020-03-06T14_3a_25_3a_59Z186.A1" style:display-name="MailMergeTable2020-03-06T14:25:59Z186.A1" style:family="table-cell">
      <style:table-cell-properties fo:padding="0.097cm" fo:border="0.05pt solid #000000"/>
    </style:style>
    <style:style style:name="MailMergeTable2020-03-06T14_3a_25_3a_59Z186.A2" style:display-name="MailMergeTable2020-03-06T14:25:59Z18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86.A3" style:display-name="MailMergeTable2020-03-06T14:25:59Z18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86.4" style:display-name="MailMergeTable2020-03-06T14:25:59Z186.4" style:family="table-row">
      <style:table-row-properties style:min-row-height="0.349cm"/>
    </style:style>
    <style:style style:name="MailMergeTable2020-03-06T14_3a_25_3a_59Z187" style:display-name="MailMergeTable2020-03-06T14:25:59Z187" style:family="table">
      <style:table-properties style:width="10.059cm" table:align="margins"/>
    </style:style>
    <style:style style:name="MailMergeTable2020-03-06T14_3a_25_3a_59Z187.A" style:display-name="MailMergeTable2020-03-06T14:25:59Z187.A" style:family="table-column">
      <style:table-column-properties style:column-width="1.438cm" style:rel-column-width="9362*"/>
    </style:style>
    <style:style style:name="MailMergeTable2020-03-06T14_3a_25_3a_59Z187.G" style:display-name="MailMergeTable2020-03-06T14:25:59Z187.G" style:family="table-column">
      <style:table-column-properties style:column-width="1.438cm" style:rel-column-width="9363*"/>
    </style:style>
    <style:style style:name="MailMergeTable2020-03-06T14_3a_25_3a_59Z187.1" style:display-name="MailMergeTable2020-03-06T14:25:59Z187.1" style:family="table-row">
      <style:table-row-properties style:min-row-height="0.688cm"/>
    </style:style>
    <style:style style:name="MailMergeTable2020-03-06T14_3a_25_3a_59Z187.A1" style:display-name="MailMergeTable2020-03-06T14:25:59Z187.A1" style:family="table-cell">
      <style:table-cell-properties fo:padding="0.097cm" fo:border="0.05pt solid #000000"/>
    </style:style>
    <style:style style:name="MailMergeTable2020-03-06T14_3a_25_3a_59Z187.A2" style:display-name="MailMergeTable2020-03-06T14:25:59Z18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87.A3" style:display-name="MailMergeTable2020-03-06T14:25:59Z18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87.4" style:display-name="MailMergeTable2020-03-06T14:25:59Z187.4" style:family="table-row">
      <style:table-row-properties style:min-row-height="0.349cm"/>
    </style:style>
    <style:style style:name="MailMergeTable2020-03-06T14_3a_25_3a_59Z188" style:display-name="MailMergeTable2020-03-06T14:25:59Z188" style:family="table">
      <style:table-properties style:width="10.059cm" table:align="margins"/>
    </style:style>
    <style:style style:name="MailMergeTable2020-03-06T14_3a_25_3a_59Z188.A" style:display-name="MailMergeTable2020-03-06T14:25:59Z188.A" style:family="table-column">
      <style:table-column-properties style:column-width="1.438cm" style:rel-column-width="9362*"/>
    </style:style>
    <style:style style:name="MailMergeTable2020-03-06T14_3a_25_3a_59Z188.G" style:display-name="MailMergeTable2020-03-06T14:25:59Z188.G" style:family="table-column">
      <style:table-column-properties style:column-width="1.438cm" style:rel-column-width="9363*"/>
    </style:style>
    <style:style style:name="MailMergeTable2020-03-06T14_3a_25_3a_59Z188.1" style:display-name="MailMergeTable2020-03-06T14:25:59Z188.1" style:family="table-row">
      <style:table-row-properties style:min-row-height="0.688cm"/>
    </style:style>
    <style:style style:name="MailMergeTable2020-03-06T14_3a_25_3a_59Z188.A1" style:display-name="MailMergeTable2020-03-06T14:25:59Z188.A1" style:family="table-cell">
      <style:table-cell-properties fo:padding="0.097cm" fo:border="0.05pt solid #000000"/>
    </style:style>
    <style:style style:name="MailMergeTable2020-03-06T14_3a_25_3a_59Z188.A2" style:display-name="MailMergeTable2020-03-06T14:25:59Z18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88.A3" style:display-name="MailMergeTable2020-03-06T14:25:59Z18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88.4" style:display-name="MailMergeTable2020-03-06T14:25:59Z188.4" style:family="table-row">
      <style:table-row-properties style:min-row-height="0.349cm"/>
    </style:style>
    <style:style style:name="MailMergeTable2020-03-06T14_3a_25_3a_59Z189" style:display-name="MailMergeTable2020-03-06T14:25:59Z189" style:family="table">
      <style:table-properties style:width="10.059cm" table:align="margins"/>
    </style:style>
    <style:style style:name="MailMergeTable2020-03-06T14_3a_25_3a_59Z189.A" style:display-name="MailMergeTable2020-03-06T14:25:59Z189.A" style:family="table-column">
      <style:table-column-properties style:column-width="1.438cm" style:rel-column-width="9362*"/>
    </style:style>
    <style:style style:name="MailMergeTable2020-03-06T14_3a_25_3a_59Z189.G" style:display-name="MailMergeTable2020-03-06T14:25:59Z189.G" style:family="table-column">
      <style:table-column-properties style:column-width="1.438cm" style:rel-column-width="9363*"/>
    </style:style>
    <style:style style:name="MailMergeTable2020-03-06T14_3a_25_3a_59Z189.1" style:display-name="MailMergeTable2020-03-06T14:25:59Z189.1" style:family="table-row">
      <style:table-row-properties style:min-row-height="0.688cm"/>
    </style:style>
    <style:style style:name="MailMergeTable2020-03-06T14_3a_25_3a_59Z189.A1" style:display-name="MailMergeTable2020-03-06T14:25:59Z189.A1" style:family="table-cell">
      <style:table-cell-properties fo:padding="0.097cm" fo:border="0.05pt solid #000000"/>
    </style:style>
    <style:style style:name="MailMergeTable2020-03-06T14_3a_25_3a_59Z189.A2" style:display-name="MailMergeTable2020-03-06T14:25:59Z18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89.A3" style:display-name="MailMergeTable2020-03-06T14:25:59Z18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89.4" style:display-name="MailMergeTable2020-03-06T14:25:59Z189.4" style:family="table-row">
      <style:table-row-properties style:min-row-height="0.349cm"/>
    </style:style>
    <style:style style:name="MailMergeTable2020-03-06T14_3a_25_3a_59Z190" style:display-name="MailMergeTable2020-03-06T14:25:59Z190" style:family="table">
      <style:table-properties style:width="10.059cm" table:align="margins"/>
    </style:style>
    <style:style style:name="MailMergeTable2020-03-06T14_3a_25_3a_59Z190.A" style:display-name="MailMergeTable2020-03-06T14:25:59Z190.A" style:family="table-column">
      <style:table-column-properties style:column-width="1.438cm" style:rel-column-width="9362*"/>
    </style:style>
    <style:style style:name="MailMergeTable2020-03-06T14_3a_25_3a_59Z190.G" style:display-name="MailMergeTable2020-03-06T14:25:59Z190.G" style:family="table-column">
      <style:table-column-properties style:column-width="1.438cm" style:rel-column-width="9363*"/>
    </style:style>
    <style:style style:name="MailMergeTable2020-03-06T14_3a_25_3a_59Z190.1" style:display-name="MailMergeTable2020-03-06T14:25:59Z190.1" style:family="table-row">
      <style:table-row-properties style:min-row-height="0.688cm"/>
    </style:style>
    <style:style style:name="MailMergeTable2020-03-06T14_3a_25_3a_59Z190.A1" style:display-name="MailMergeTable2020-03-06T14:25:59Z190.A1" style:family="table-cell">
      <style:table-cell-properties fo:padding="0.097cm" fo:border="0.05pt solid #000000"/>
    </style:style>
    <style:style style:name="MailMergeTable2020-03-06T14_3a_25_3a_59Z190.A2" style:display-name="MailMergeTable2020-03-06T14:25:59Z19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90.A3" style:display-name="MailMergeTable2020-03-06T14:25:59Z19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90.4" style:display-name="MailMergeTable2020-03-06T14:25:59Z190.4" style:family="table-row">
      <style:table-row-properties style:min-row-height="0.349cm"/>
    </style:style>
    <style:style style:name="MailMergeTable2020-03-06T14_3a_25_3a_59Z191" style:display-name="MailMergeTable2020-03-06T14:25:59Z191" style:family="table">
      <style:table-properties style:width="10.059cm" table:align="margins"/>
    </style:style>
    <style:style style:name="MailMergeTable2020-03-06T14_3a_25_3a_59Z191.A" style:display-name="MailMergeTable2020-03-06T14:25:59Z191.A" style:family="table-column">
      <style:table-column-properties style:column-width="1.438cm" style:rel-column-width="9362*"/>
    </style:style>
    <style:style style:name="MailMergeTable2020-03-06T14_3a_25_3a_59Z191.G" style:display-name="MailMergeTable2020-03-06T14:25:59Z191.G" style:family="table-column">
      <style:table-column-properties style:column-width="1.438cm" style:rel-column-width="9363*"/>
    </style:style>
    <style:style style:name="MailMergeTable2020-03-06T14_3a_25_3a_59Z191.1" style:display-name="MailMergeTable2020-03-06T14:25:59Z191.1" style:family="table-row">
      <style:table-row-properties style:min-row-height="0.688cm"/>
    </style:style>
    <style:style style:name="MailMergeTable2020-03-06T14_3a_25_3a_59Z191.A1" style:display-name="MailMergeTable2020-03-06T14:25:59Z191.A1" style:family="table-cell">
      <style:table-cell-properties fo:padding="0.097cm" fo:border="0.05pt solid #000000"/>
    </style:style>
    <style:style style:name="MailMergeTable2020-03-06T14_3a_25_3a_59Z191.A2" style:display-name="MailMergeTable2020-03-06T14:25:59Z19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91.A3" style:display-name="MailMergeTable2020-03-06T14:25:59Z19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91.4" style:display-name="MailMergeTable2020-03-06T14:25:59Z191.4" style:family="table-row">
      <style:table-row-properties style:min-row-height="0.349cm"/>
    </style:style>
    <style:style style:name="MailMergeTable2020-03-06T14_3a_25_3a_59Z192" style:display-name="MailMergeTable2020-03-06T14:25:59Z192" style:family="table">
      <style:table-properties style:width="10.059cm" table:align="margins"/>
    </style:style>
    <style:style style:name="MailMergeTable2020-03-06T14_3a_25_3a_59Z192.A" style:display-name="MailMergeTable2020-03-06T14:25:59Z192.A" style:family="table-column">
      <style:table-column-properties style:column-width="1.438cm" style:rel-column-width="9362*"/>
    </style:style>
    <style:style style:name="MailMergeTable2020-03-06T14_3a_25_3a_59Z192.G" style:display-name="MailMergeTable2020-03-06T14:25:59Z192.G" style:family="table-column">
      <style:table-column-properties style:column-width="1.438cm" style:rel-column-width="9363*"/>
    </style:style>
    <style:style style:name="MailMergeTable2020-03-06T14_3a_25_3a_59Z192.1" style:display-name="MailMergeTable2020-03-06T14:25:59Z192.1" style:family="table-row">
      <style:table-row-properties style:min-row-height="0.688cm"/>
    </style:style>
    <style:style style:name="MailMergeTable2020-03-06T14_3a_25_3a_59Z192.A1" style:display-name="MailMergeTable2020-03-06T14:25:59Z192.A1" style:family="table-cell">
      <style:table-cell-properties fo:padding="0.097cm" fo:border="0.05pt solid #000000"/>
    </style:style>
    <style:style style:name="MailMergeTable2020-03-06T14_3a_25_3a_59Z192.A2" style:display-name="MailMergeTable2020-03-06T14:25:59Z19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92.A3" style:display-name="MailMergeTable2020-03-06T14:25:59Z19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92.4" style:display-name="MailMergeTable2020-03-06T14:25:59Z192.4" style:family="table-row">
      <style:table-row-properties style:min-row-height="0.349cm"/>
    </style:style>
    <style:style style:name="MailMergeTable2020-03-06T14_3a_25_3a_59Z193" style:display-name="MailMergeTable2020-03-06T14:25:59Z193" style:family="table">
      <style:table-properties style:width="10.059cm" table:align="margins"/>
    </style:style>
    <style:style style:name="MailMergeTable2020-03-06T14_3a_25_3a_59Z193.A" style:display-name="MailMergeTable2020-03-06T14:25:59Z193.A" style:family="table-column">
      <style:table-column-properties style:column-width="1.438cm" style:rel-column-width="9362*"/>
    </style:style>
    <style:style style:name="MailMergeTable2020-03-06T14_3a_25_3a_59Z193.G" style:display-name="MailMergeTable2020-03-06T14:25:59Z193.G" style:family="table-column">
      <style:table-column-properties style:column-width="1.438cm" style:rel-column-width="9363*"/>
    </style:style>
    <style:style style:name="MailMergeTable2020-03-06T14_3a_25_3a_59Z193.1" style:display-name="MailMergeTable2020-03-06T14:25:59Z193.1" style:family="table-row">
      <style:table-row-properties style:min-row-height="0.688cm"/>
    </style:style>
    <style:style style:name="MailMergeTable2020-03-06T14_3a_25_3a_59Z193.A1" style:display-name="MailMergeTable2020-03-06T14:25:59Z193.A1" style:family="table-cell">
      <style:table-cell-properties fo:padding="0.097cm" fo:border="0.05pt solid #000000"/>
    </style:style>
    <style:style style:name="MailMergeTable2020-03-06T14_3a_25_3a_59Z193.A2" style:display-name="MailMergeTable2020-03-06T14:25:59Z19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93.A3" style:display-name="MailMergeTable2020-03-06T14:25:59Z19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93.4" style:display-name="MailMergeTable2020-03-06T14:25:59Z193.4" style:family="table-row">
      <style:table-row-properties style:min-row-height="0.349cm"/>
    </style:style>
    <style:style style:name="MailMergeTable2020-03-06T14_3a_25_3a_59Z194" style:display-name="MailMergeTable2020-03-06T14:25:59Z194" style:family="table">
      <style:table-properties style:width="10.059cm" table:align="margins"/>
    </style:style>
    <style:style style:name="MailMergeTable2020-03-06T14_3a_25_3a_59Z194.A" style:display-name="MailMergeTable2020-03-06T14:25:59Z194.A" style:family="table-column">
      <style:table-column-properties style:column-width="1.438cm" style:rel-column-width="9362*"/>
    </style:style>
    <style:style style:name="MailMergeTable2020-03-06T14_3a_25_3a_59Z194.G" style:display-name="MailMergeTable2020-03-06T14:25:59Z194.G" style:family="table-column">
      <style:table-column-properties style:column-width="1.438cm" style:rel-column-width="9363*"/>
    </style:style>
    <style:style style:name="MailMergeTable2020-03-06T14_3a_25_3a_59Z194.1" style:display-name="MailMergeTable2020-03-06T14:25:59Z194.1" style:family="table-row">
      <style:table-row-properties style:min-row-height="0.688cm"/>
    </style:style>
    <style:style style:name="MailMergeTable2020-03-06T14_3a_25_3a_59Z194.A1" style:display-name="MailMergeTable2020-03-06T14:25:59Z194.A1" style:family="table-cell">
      <style:table-cell-properties fo:padding="0.097cm" fo:border="0.05pt solid #000000"/>
    </style:style>
    <style:style style:name="MailMergeTable2020-03-06T14_3a_25_3a_59Z194.A2" style:display-name="MailMergeTable2020-03-06T14:25:59Z19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94.A3" style:display-name="MailMergeTable2020-03-06T14:25:59Z19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94.4" style:display-name="MailMergeTable2020-03-06T14:25:59Z194.4" style:family="table-row">
      <style:table-row-properties style:min-row-height="0.349cm"/>
    </style:style>
    <style:style style:name="MailMergeTable2020-03-06T14_3a_25_3a_59Z195" style:display-name="MailMergeTable2020-03-06T14:25:59Z195" style:family="table">
      <style:table-properties style:width="10.059cm" table:align="margins"/>
    </style:style>
    <style:style style:name="MailMergeTable2020-03-06T14_3a_25_3a_59Z195.A" style:display-name="MailMergeTable2020-03-06T14:25:59Z195.A" style:family="table-column">
      <style:table-column-properties style:column-width="1.438cm" style:rel-column-width="9362*"/>
    </style:style>
    <style:style style:name="MailMergeTable2020-03-06T14_3a_25_3a_59Z195.G" style:display-name="MailMergeTable2020-03-06T14:25:59Z195.G" style:family="table-column">
      <style:table-column-properties style:column-width="1.438cm" style:rel-column-width="9363*"/>
    </style:style>
    <style:style style:name="MailMergeTable2020-03-06T14_3a_25_3a_59Z195.1" style:display-name="MailMergeTable2020-03-06T14:25:59Z195.1" style:family="table-row">
      <style:table-row-properties style:min-row-height="0.688cm"/>
    </style:style>
    <style:style style:name="MailMergeTable2020-03-06T14_3a_25_3a_59Z195.A1" style:display-name="MailMergeTable2020-03-06T14:25:59Z195.A1" style:family="table-cell">
      <style:table-cell-properties fo:padding="0.097cm" fo:border="0.05pt solid #000000"/>
    </style:style>
    <style:style style:name="MailMergeTable2020-03-06T14_3a_25_3a_59Z195.A2" style:display-name="MailMergeTable2020-03-06T14:25:59Z19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95.A3" style:display-name="MailMergeTable2020-03-06T14:25:59Z19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95.4" style:display-name="MailMergeTable2020-03-06T14:25:59Z195.4" style:family="table-row">
      <style:table-row-properties style:min-row-height="0.349cm"/>
    </style:style>
    <style:style style:name="MailMergeTable2020-03-06T14_3a_25_3a_59Z196" style:display-name="MailMergeTable2020-03-06T14:25:59Z196" style:family="table">
      <style:table-properties style:width="10.059cm" table:align="margins"/>
    </style:style>
    <style:style style:name="MailMergeTable2020-03-06T14_3a_25_3a_59Z196.A" style:display-name="MailMergeTable2020-03-06T14:25:59Z196.A" style:family="table-column">
      <style:table-column-properties style:column-width="1.438cm" style:rel-column-width="9362*"/>
    </style:style>
    <style:style style:name="MailMergeTable2020-03-06T14_3a_25_3a_59Z196.G" style:display-name="MailMergeTable2020-03-06T14:25:59Z196.G" style:family="table-column">
      <style:table-column-properties style:column-width="1.438cm" style:rel-column-width="9363*"/>
    </style:style>
    <style:style style:name="MailMergeTable2020-03-06T14_3a_25_3a_59Z196.1" style:display-name="MailMergeTable2020-03-06T14:25:59Z196.1" style:family="table-row">
      <style:table-row-properties style:min-row-height="0.688cm"/>
    </style:style>
    <style:style style:name="MailMergeTable2020-03-06T14_3a_25_3a_59Z196.A1" style:display-name="MailMergeTable2020-03-06T14:25:59Z196.A1" style:family="table-cell">
      <style:table-cell-properties fo:padding="0.097cm" fo:border="0.05pt solid #000000"/>
    </style:style>
    <style:style style:name="MailMergeTable2020-03-06T14_3a_25_3a_59Z196.A2" style:display-name="MailMergeTable2020-03-06T14:25:59Z19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96.A3" style:display-name="MailMergeTable2020-03-06T14:25:59Z19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96.4" style:display-name="MailMergeTable2020-03-06T14:25:59Z196.4" style:family="table-row">
      <style:table-row-properties style:min-row-height="0.349cm"/>
    </style:style>
    <style:style style:name="MailMergeTable2020-03-06T14_3a_25_3a_59Z197" style:display-name="MailMergeTable2020-03-06T14:25:59Z197" style:family="table">
      <style:table-properties style:width="10.059cm" table:align="margins"/>
    </style:style>
    <style:style style:name="MailMergeTable2020-03-06T14_3a_25_3a_59Z197.A" style:display-name="MailMergeTable2020-03-06T14:25:59Z197.A" style:family="table-column">
      <style:table-column-properties style:column-width="1.438cm" style:rel-column-width="9362*"/>
    </style:style>
    <style:style style:name="MailMergeTable2020-03-06T14_3a_25_3a_59Z197.G" style:display-name="MailMergeTable2020-03-06T14:25:59Z197.G" style:family="table-column">
      <style:table-column-properties style:column-width="1.438cm" style:rel-column-width="9363*"/>
    </style:style>
    <style:style style:name="MailMergeTable2020-03-06T14_3a_25_3a_59Z197.1" style:display-name="MailMergeTable2020-03-06T14:25:59Z197.1" style:family="table-row">
      <style:table-row-properties style:min-row-height="0.688cm"/>
    </style:style>
    <style:style style:name="MailMergeTable2020-03-06T14_3a_25_3a_59Z197.A1" style:display-name="MailMergeTable2020-03-06T14:25:59Z197.A1" style:family="table-cell">
      <style:table-cell-properties fo:padding="0.097cm" fo:border="0.05pt solid #000000"/>
    </style:style>
    <style:style style:name="MailMergeTable2020-03-06T14_3a_25_3a_59Z197.A2" style:display-name="MailMergeTable2020-03-06T14:25:59Z19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97.A3" style:display-name="MailMergeTable2020-03-06T14:25:59Z19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97.4" style:display-name="MailMergeTable2020-03-06T14:25:59Z197.4" style:family="table-row">
      <style:table-row-properties style:min-row-height="0.349cm"/>
    </style:style>
    <style:style style:name="MailMergeTable2020-03-06T14_3a_25_3a_59Z198" style:display-name="MailMergeTable2020-03-06T14:25:59Z198" style:family="table">
      <style:table-properties style:width="10.059cm" table:align="margins"/>
    </style:style>
    <style:style style:name="MailMergeTable2020-03-06T14_3a_25_3a_59Z198.A" style:display-name="MailMergeTable2020-03-06T14:25:59Z198.A" style:family="table-column">
      <style:table-column-properties style:column-width="1.438cm" style:rel-column-width="9362*"/>
    </style:style>
    <style:style style:name="MailMergeTable2020-03-06T14_3a_25_3a_59Z198.G" style:display-name="MailMergeTable2020-03-06T14:25:59Z198.G" style:family="table-column">
      <style:table-column-properties style:column-width="1.438cm" style:rel-column-width="9363*"/>
    </style:style>
    <style:style style:name="MailMergeTable2020-03-06T14_3a_25_3a_59Z198.1" style:display-name="MailMergeTable2020-03-06T14:25:59Z198.1" style:family="table-row">
      <style:table-row-properties style:min-row-height="0.688cm"/>
    </style:style>
    <style:style style:name="MailMergeTable2020-03-06T14_3a_25_3a_59Z198.A1" style:display-name="MailMergeTable2020-03-06T14:25:59Z198.A1" style:family="table-cell">
      <style:table-cell-properties fo:padding="0.097cm" fo:border="0.05pt solid #000000"/>
    </style:style>
    <style:style style:name="MailMergeTable2020-03-06T14_3a_25_3a_59Z198.A2" style:display-name="MailMergeTable2020-03-06T14:25:59Z19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98.A3" style:display-name="MailMergeTable2020-03-06T14:25:59Z19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98.4" style:display-name="MailMergeTable2020-03-06T14:25:59Z198.4" style:family="table-row">
      <style:table-row-properties style:min-row-height="0.349cm"/>
    </style:style>
    <style:style style:name="MailMergeTable2020-03-06T14_3a_25_3a_59Z199" style:display-name="MailMergeTable2020-03-06T14:25:59Z199" style:family="table">
      <style:table-properties style:width="10.059cm" table:align="margins"/>
    </style:style>
    <style:style style:name="MailMergeTable2020-03-06T14_3a_25_3a_59Z199.A" style:display-name="MailMergeTable2020-03-06T14:25:59Z199.A" style:family="table-column">
      <style:table-column-properties style:column-width="1.438cm" style:rel-column-width="9362*"/>
    </style:style>
    <style:style style:name="MailMergeTable2020-03-06T14_3a_25_3a_59Z199.G" style:display-name="MailMergeTable2020-03-06T14:25:59Z199.G" style:family="table-column">
      <style:table-column-properties style:column-width="1.438cm" style:rel-column-width="9363*"/>
    </style:style>
    <style:style style:name="MailMergeTable2020-03-06T14_3a_25_3a_59Z199.1" style:display-name="MailMergeTable2020-03-06T14:25:59Z199.1" style:family="table-row">
      <style:table-row-properties style:min-row-height="0.688cm"/>
    </style:style>
    <style:style style:name="MailMergeTable2020-03-06T14_3a_25_3a_59Z199.A1" style:display-name="MailMergeTable2020-03-06T14:25:59Z199.A1" style:family="table-cell">
      <style:table-cell-properties fo:padding="0.097cm" fo:border="0.05pt solid #000000"/>
    </style:style>
    <style:style style:name="MailMergeTable2020-03-06T14_3a_25_3a_59Z199.A2" style:display-name="MailMergeTable2020-03-06T14:25:59Z19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199.A3" style:display-name="MailMergeTable2020-03-06T14:25:59Z19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199.4" style:display-name="MailMergeTable2020-03-06T14:25:59Z199.4" style:family="table-row">
      <style:table-row-properties style:min-row-height="0.349cm"/>
    </style:style>
    <style:style style:name="MailMergeTable2020-03-06T14_3a_25_3a_59Z200" style:display-name="MailMergeTable2020-03-06T14:25:59Z200" style:family="table">
      <style:table-properties style:width="10.059cm" table:align="margins"/>
    </style:style>
    <style:style style:name="MailMergeTable2020-03-06T14_3a_25_3a_59Z200.A" style:display-name="MailMergeTable2020-03-06T14:25:59Z200.A" style:family="table-column">
      <style:table-column-properties style:column-width="1.438cm" style:rel-column-width="9362*"/>
    </style:style>
    <style:style style:name="MailMergeTable2020-03-06T14_3a_25_3a_59Z200.G" style:display-name="MailMergeTable2020-03-06T14:25:59Z200.G" style:family="table-column">
      <style:table-column-properties style:column-width="1.438cm" style:rel-column-width="9363*"/>
    </style:style>
    <style:style style:name="MailMergeTable2020-03-06T14_3a_25_3a_59Z200.1" style:display-name="MailMergeTable2020-03-06T14:25:59Z200.1" style:family="table-row">
      <style:table-row-properties style:min-row-height="0.688cm"/>
    </style:style>
    <style:style style:name="MailMergeTable2020-03-06T14_3a_25_3a_59Z200.A1" style:display-name="MailMergeTable2020-03-06T14:25:59Z200.A1" style:family="table-cell">
      <style:table-cell-properties fo:padding="0.097cm" fo:border="0.05pt solid #000000"/>
    </style:style>
    <style:style style:name="MailMergeTable2020-03-06T14_3a_25_3a_59Z200.A2" style:display-name="MailMergeTable2020-03-06T14:25:59Z20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200.A3" style:display-name="MailMergeTable2020-03-06T14:25:59Z20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200.4" style:display-name="MailMergeTable2020-03-06T14:25:59Z200.4" style:family="table-row">
      <style:table-row-properties style:min-row-height="0.349cm"/>
    </style:style>
    <style:style style:name="MailMergeTable2020-03-06T14_3a_25_3a_59Z201" style:display-name="MailMergeTable2020-03-06T14:25:59Z201" style:family="table">
      <style:table-properties style:width="10.059cm" table:align="margins"/>
    </style:style>
    <style:style style:name="MailMergeTable2020-03-06T14_3a_25_3a_59Z201.A" style:display-name="MailMergeTable2020-03-06T14:25:59Z201.A" style:family="table-column">
      <style:table-column-properties style:column-width="1.438cm" style:rel-column-width="9362*"/>
    </style:style>
    <style:style style:name="MailMergeTable2020-03-06T14_3a_25_3a_59Z201.G" style:display-name="MailMergeTable2020-03-06T14:25:59Z201.G" style:family="table-column">
      <style:table-column-properties style:column-width="1.438cm" style:rel-column-width="9363*"/>
    </style:style>
    <style:style style:name="MailMergeTable2020-03-06T14_3a_25_3a_59Z201.1" style:display-name="MailMergeTable2020-03-06T14:25:59Z201.1" style:family="table-row">
      <style:table-row-properties style:min-row-height="0.688cm"/>
    </style:style>
    <style:style style:name="MailMergeTable2020-03-06T14_3a_25_3a_59Z201.A1" style:display-name="MailMergeTable2020-03-06T14:25:59Z201.A1" style:family="table-cell">
      <style:table-cell-properties fo:padding="0.097cm" fo:border="0.05pt solid #000000"/>
    </style:style>
    <style:style style:name="MailMergeTable2020-03-06T14_3a_25_3a_59Z201.A2" style:display-name="MailMergeTable2020-03-06T14:25:59Z20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201.A3" style:display-name="MailMergeTable2020-03-06T14:25:59Z20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201.4" style:display-name="MailMergeTable2020-03-06T14:25:59Z201.4" style:family="table-row">
      <style:table-row-properties style:min-row-height="0.349cm"/>
    </style:style>
    <style:style style:name="MailMergeTable2020-03-06T14_3a_25_3a_59Z202" style:display-name="MailMergeTable2020-03-06T14:25:59Z202" style:family="table">
      <style:table-properties style:width="10.059cm" table:align="margins"/>
    </style:style>
    <style:style style:name="MailMergeTable2020-03-06T14_3a_25_3a_59Z202.A" style:display-name="MailMergeTable2020-03-06T14:25:59Z202.A" style:family="table-column">
      <style:table-column-properties style:column-width="1.438cm" style:rel-column-width="9362*"/>
    </style:style>
    <style:style style:name="MailMergeTable2020-03-06T14_3a_25_3a_59Z202.G" style:display-name="MailMergeTable2020-03-06T14:25:59Z202.G" style:family="table-column">
      <style:table-column-properties style:column-width="1.438cm" style:rel-column-width="9363*"/>
    </style:style>
    <style:style style:name="MailMergeTable2020-03-06T14_3a_25_3a_59Z202.1" style:display-name="MailMergeTable2020-03-06T14:25:59Z202.1" style:family="table-row">
      <style:table-row-properties style:min-row-height="0.688cm"/>
    </style:style>
    <style:style style:name="MailMergeTable2020-03-06T14_3a_25_3a_59Z202.A1" style:display-name="MailMergeTable2020-03-06T14:25:59Z202.A1" style:family="table-cell">
      <style:table-cell-properties fo:padding="0.097cm" fo:border="0.05pt solid #000000"/>
    </style:style>
    <style:style style:name="MailMergeTable2020-03-06T14_3a_25_3a_59Z202.A2" style:display-name="MailMergeTable2020-03-06T14:25:59Z20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202.A3" style:display-name="MailMergeTable2020-03-06T14:25:59Z20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202.4" style:display-name="MailMergeTable2020-03-06T14:25:59Z202.4" style:family="table-row">
      <style:table-row-properties style:min-row-height="0.349cm"/>
    </style:style>
    <style:style style:name="MailMergeTable2020-03-06T14_3a_25_3a_59Z203" style:display-name="MailMergeTable2020-03-06T14:25:59Z203" style:family="table">
      <style:table-properties style:width="10.059cm" table:align="margins"/>
    </style:style>
    <style:style style:name="MailMergeTable2020-03-06T14_3a_25_3a_59Z203.A" style:display-name="MailMergeTable2020-03-06T14:25:59Z203.A" style:family="table-column">
      <style:table-column-properties style:column-width="1.438cm" style:rel-column-width="9362*"/>
    </style:style>
    <style:style style:name="MailMergeTable2020-03-06T14_3a_25_3a_59Z203.G" style:display-name="MailMergeTable2020-03-06T14:25:59Z203.G" style:family="table-column">
      <style:table-column-properties style:column-width="1.438cm" style:rel-column-width="9363*"/>
    </style:style>
    <style:style style:name="MailMergeTable2020-03-06T14_3a_25_3a_59Z203.1" style:display-name="MailMergeTable2020-03-06T14:25:59Z203.1" style:family="table-row">
      <style:table-row-properties style:min-row-height="0.688cm"/>
    </style:style>
    <style:style style:name="MailMergeTable2020-03-06T14_3a_25_3a_59Z203.A1" style:display-name="MailMergeTable2020-03-06T14:25:59Z203.A1" style:family="table-cell">
      <style:table-cell-properties fo:padding="0.097cm" fo:border="0.05pt solid #000000"/>
    </style:style>
    <style:style style:name="MailMergeTable2020-03-06T14_3a_25_3a_59Z203.A2" style:display-name="MailMergeTable2020-03-06T14:25:59Z20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203.A3" style:display-name="MailMergeTable2020-03-06T14:25:59Z20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203.4" style:display-name="MailMergeTable2020-03-06T14:25:59Z203.4" style:family="table-row">
      <style:table-row-properties style:min-row-height="0.349cm"/>
    </style:style>
    <style:style style:name="MailMergeTable2020-03-06T14_3a_25_3a_59Z204" style:display-name="MailMergeTable2020-03-06T14:25:59Z204" style:family="table">
      <style:table-properties style:width="10.059cm" table:align="margins"/>
    </style:style>
    <style:style style:name="MailMergeTable2020-03-06T14_3a_25_3a_59Z204.A" style:display-name="MailMergeTable2020-03-06T14:25:59Z204.A" style:family="table-column">
      <style:table-column-properties style:column-width="1.438cm" style:rel-column-width="9362*"/>
    </style:style>
    <style:style style:name="MailMergeTable2020-03-06T14_3a_25_3a_59Z204.G" style:display-name="MailMergeTable2020-03-06T14:25:59Z204.G" style:family="table-column">
      <style:table-column-properties style:column-width="1.438cm" style:rel-column-width="9363*"/>
    </style:style>
    <style:style style:name="MailMergeTable2020-03-06T14_3a_25_3a_59Z204.1" style:display-name="MailMergeTable2020-03-06T14:25:59Z204.1" style:family="table-row">
      <style:table-row-properties style:min-row-height="0.688cm"/>
    </style:style>
    <style:style style:name="MailMergeTable2020-03-06T14_3a_25_3a_59Z204.A1" style:display-name="MailMergeTable2020-03-06T14:25:59Z204.A1" style:family="table-cell">
      <style:table-cell-properties fo:padding="0.097cm" fo:border="0.05pt solid #000000"/>
    </style:style>
    <style:style style:name="MailMergeTable2020-03-06T14_3a_25_3a_59Z204.A2" style:display-name="MailMergeTable2020-03-06T14:25:59Z20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204.A3" style:display-name="MailMergeTable2020-03-06T14:25:59Z20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204.4" style:display-name="MailMergeTable2020-03-06T14:25:59Z204.4" style:family="table-row">
      <style:table-row-properties style:min-row-height="0.349cm"/>
    </style:style>
    <style:style style:name="MailMergeTable2020-03-06T14_3a_25_3a_59Z205" style:display-name="MailMergeTable2020-03-06T14:25:59Z205" style:family="table">
      <style:table-properties style:width="10.059cm" table:align="margins"/>
    </style:style>
    <style:style style:name="MailMergeTable2020-03-06T14_3a_25_3a_59Z205.A" style:display-name="MailMergeTable2020-03-06T14:25:59Z205.A" style:family="table-column">
      <style:table-column-properties style:column-width="1.438cm" style:rel-column-width="9362*"/>
    </style:style>
    <style:style style:name="MailMergeTable2020-03-06T14_3a_25_3a_59Z205.G" style:display-name="MailMergeTable2020-03-06T14:25:59Z205.G" style:family="table-column">
      <style:table-column-properties style:column-width="1.438cm" style:rel-column-width="9363*"/>
    </style:style>
    <style:style style:name="MailMergeTable2020-03-06T14_3a_25_3a_59Z205.1" style:display-name="MailMergeTable2020-03-06T14:25:59Z205.1" style:family="table-row">
      <style:table-row-properties style:min-row-height="0.688cm"/>
    </style:style>
    <style:style style:name="MailMergeTable2020-03-06T14_3a_25_3a_59Z205.A1" style:display-name="MailMergeTable2020-03-06T14:25:59Z205.A1" style:family="table-cell">
      <style:table-cell-properties fo:padding="0.097cm" fo:border="0.05pt solid #000000"/>
    </style:style>
    <style:style style:name="MailMergeTable2020-03-06T14_3a_25_3a_59Z205.A2" style:display-name="MailMergeTable2020-03-06T14:25:59Z20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205.A3" style:display-name="MailMergeTable2020-03-06T14:25:59Z20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205.4" style:display-name="MailMergeTable2020-03-06T14:25:59Z205.4" style:family="table-row">
      <style:table-row-properties style:min-row-height="0.349cm"/>
    </style:style>
    <style:style style:name="MailMergeTable2020-03-06T14_3a_25_3a_59Z206" style:display-name="MailMergeTable2020-03-06T14:25:59Z206" style:family="table">
      <style:table-properties style:width="10.059cm" table:align="margins"/>
    </style:style>
    <style:style style:name="MailMergeTable2020-03-06T14_3a_25_3a_59Z206.A" style:display-name="MailMergeTable2020-03-06T14:25:59Z206.A" style:family="table-column">
      <style:table-column-properties style:column-width="1.438cm" style:rel-column-width="9362*"/>
    </style:style>
    <style:style style:name="MailMergeTable2020-03-06T14_3a_25_3a_59Z206.G" style:display-name="MailMergeTable2020-03-06T14:25:59Z206.G" style:family="table-column">
      <style:table-column-properties style:column-width="1.438cm" style:rel-column-width="9363*"/>
    </style:style>
    <style:style style:name="MailMergeTable2020-03-06T14_3a_25_3a_59Z206.1" style:display-name="MailMergeTable2020-03-06T14:25:59Z206.1" style:family="table-row">
      <style:table-row-properties style:min-row-height="0.688cm"/>
    </style:style>
    <style:style style:name="MailMergeTable2020-03-06T14_3a_25_3a_59Z206.A1" style:display-name="MailMergeTable2020-03-06T14:25:59Z206.A1" style:family="table-cell">
      <style:table-cell-properties fo:padding="0.097cm" fo:border="0.05pt solid #000000"/>
    </style:style>
    <style:style style:name="MailMergeTable2020-03-06T14_3a_25_3a_59Z206.A2" style:display-name="MailMergeTable2020-03-06T14:25:59Z20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206.A3" style:display-name="MailMergeTable2020-03-06T14:25:59Z20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206.4" style:display-name="MailMergeTable2020-03-06T14:25:59Z206.4" style:family="table-row">
      <style:table-row-properties style:min-row-height="0.349cm"/>
    </style:style>
    <style:style style:name="MailMergeTable2020-03-06T14_3a_25_3a_59Z207" style:display-name="MailMergeTable2020-03-06T14:25:59Z207" style:family="table">
      <style:table-properties style:width="10.059cm" table:align="margins"/>
    </style:style>
    <style:style style:name="MailMergeTable2020-03-06T14_3a_25_3a_59Z207.A" style:display-name="MailMergeTable2020-03-06T14:25:59Z207.A" style:family="table-column">
      <style:table-column-properties style:column-width="1.438cm" style:rel-column-width="9362*"/>
    </style:style>
    <style:style style:name="MailMergeTable2020-03-06T14_3a_25_3a_59Z207.G" style:display-name="MailMergeTable2020-03-06T14:25:59Z207.G" style:family="table-column">
      <style:table-column-properties style:column-width="1.438cm" style:rel-column-width="9363*"/>
    </style:style>
    <style:style style:name="MailMergeTable2020-03-06T14_3a_25_3a_59Z207.1" style:display-name="MailMergeTable2020-03-06T14:25:59Z207.1" style:family="table-row">
      <style:table-row-properties style:min-row-height="0.688cm"/>
    </style:style>
    <style:style style:name="MailMergeTable2020-03-06T14_3a_25_3a_59Z207.A1" style:display-name="MailMergeTable2020-03-06T14:25:59Z207.A1" style:family="table-cell">
      <style:table-cell-properties fo:padding="0.097cm" fo:border="0.05pt solid #000000"/>
    </style:style>
    <style:style style:name="MailMergeTable2020-03-06T14_3a_25_3a_59Z207.A2" style:display-name="MailMergeTable2020-03-06T14:25:59Z20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207.A3" style:display-name="MailMergeTable2020-03-06T14:25:59Z20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207.4" style:display-name="MailMergeTable2020-03-06T14:25:59Z207.4" style:family="table-row">
      <style:table-row-properties style:min-row-height="0.349cm"/>
    </style:style>
    <style:style style:name="MailMergeTable2020-03-06T14_3a_25_3a_59Z208" style:display-name="MailMergeTable2020-03-06T14:25:59Z208" style:family="table">
      <style:table-properties style:width="10.059cm" table:align="margins"/>
    </style:style>
    <style:style style:name="MailMergeTable2020-03-06T14_3a_25_3a_59Z208.A" style:display-name="MailMergeTable2020-03-06T14:25:59Z208.A" style:family="table-column">
      <style:table-column-properties style:column-width="1.438cm" style:rel-column-width="9362*"/>
    </style:style>
    <style:style style:name="MailMergeTable2020-03-06T14_3a_25_3a_59Z208.G" style:display-name="MailMergeTable2020-03-06T14:25:59Z208.G" style:family="table-column">
      <style:table-column-properties style:column-width="1.438cm" style:rel-column-width="9363*"/>
    </style:style>
    <style:style style:name="MailMergeTable2020-03-06T14_3a_25_3a_59Z208.1" style:display-name="MailMergeTable2020-03-06T14:25:59Z208.1" style:family="table-row">
      <style:table-row-properties style:min-row-height="0.688cm"/>
    </style:style>
    <style:style style:name="MailMergeTable2020-03-06T14_3a_25_3a_59Z208.A1" style:display-name="MailMergeTable2020-03-06T14:25:59Z208.A1" style:family="table-cell">
      <style:table-cell-properties fo:padding="0.097cm" fo:border="0.05pt solid #000000"/>
    </style:style>
    <style:style style:name="MailMergeTable2020-03-06T14_3a_25_3a_59Z208.A2" style:display-name="MailMergeTable2020-03-06T14:25:59Z20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208.A3" style:display-name="MailMergeTable2020-03-06T14:25:59Z20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208.4" style:display-name="MailMergeTable2020-03-06T14:25:59Z208.4" style:family="table-row">
      <style:table-row-properties style:min-row-height="0.349cm"/>
    </style:style>
    <style:style style:name="MailMergeTable2020-03-06T14_3a_25_3a_59Z209" style:display-name="MailMergeTable2020-03-06T14:25:59Z209" style:family="table">
      <style:table-properties style:width="10.059cm" table:align="margins"/>
    </style:style>
    <style:style style:name="MailMergeTable2020-03-06T14_3a_25_3a_59Z209.A" style:display-name="MailMergeTable2020-03-06T14:25:59Z209.A" style:family="table-column">
      <style:table-column-properties style:column-width="1.438cm" style:rel-column-width="9362*"/>
    </style:style>
    <style:style style:name="MailMergeTable2020-03-06T14_3a_25_3a_59Z209.G" style:display-name="MailMergeTable2020-03-06T14:25:59Z209.G" style:family="table-column">
      <style:table-column-properties style:column-width="1.438cm" style:rel-column-width="9363*"/>
    </style:style>
    <style:style style:name="MailMergeTable2020-03-06T14_3a_25_3a_59Z209.1" style:display-name="MailMergeTable2020-03-06T14:25:59Z209.1" style:family="table-row">
      <style:table-row-properties style:min-row-height="0.688cm"/>
    </style:style>
    <style:style style:name="MailMergeTable2020-03-06T14_3a_25_3a_59Z209.A1" style:display-name="MailMergeTable2020-03-06T14:25:59Z209.A1" style:family="table-cell">
      <style:table-cell-properties fo:padding="0.097cm" fo:border="0.05pt solid #000000"/>
    </style:style>
    <style:style style:name="MailMergeTable2020-03-06T14_3a_25_3a_59Z209.A2" style:display-name="MailMergeTable2020-03-06T14:25:59Z20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209.A3" style:display-name="MailMergeTable2020-03-06T14:25:59Z20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209.4" style:display-name="MailMergeTable2020-03-06T14:25:59Z209.4" style:family="table-row">
      <style:table-row-properties style:min-row-height="0.349cm"/>
    </style:style>
    <style:style style:name="MailMergeTable2020-03-06T14_3a_25_3a_59Z210" style:display-name="MailMergeTable2020-03-06T14:25:59Z210" style:family="table">
      <style:table-properties style:width="10.059cm" table:align="margins"/>
    </style:style>
    <style:style style:name="MailMergeTable2020-03-06T14_3a_25_3a_59Z210.A" style:display-name="MailMergeTable2020-03-06T14:25:59Z210.A" style:family="table-column">
      <style:table-column-properties style:column-width="1.438cm" style:rel-column-width="9362*"/>
    </style:style>
    <style:style style:name="MailMergeTable2020-03-06T14_3a_25_3a_59Z210.G" style:display-name="MailMergeTable2020-03-06T14:25:59Z210.G" style:family="table-column">
      <style:table-column-properties style:column-width="1.438cm" style:rel-column-width="9363*"/>
    </style:style>
    <style:style style:name="MailMergeTable2020-03-06T14_3a_25_3a_59Z210.1" style:display-name="MailMergeTable2020-03-06T14:25:59Z210.1" style:family="table-row">
      <style:table-row-properties style:min-row-height="0.688cm"/>
    </style:style>
    <style:style style:name="MailMergeTable2020-03-06T14_3a_25_3a_59Z210.A1" style:display-name="MailMergeTable2020-03-06T14:25:59Z210.A1" style:family="table-cell">
      <style:table-cell-properties fo:padding="0.097cm" fo:border="0.05pt solid #000000"/>
    </style:style>
    <style:style style:name="MailMergeTable2020-03-06T14_3a_25_3a_59Z210.A2" style:display-name="MailMergeTable2020-03-06T14:25:59Z21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210.A3" style:display-name="MailMergeTable2020-03-06T14:25:59Z21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210.4" style:display-name="MailMergeTable2020-03-06T14:25:59Z210.4" style:family="table-row">
      <style:table-row-properties style:min-row-height="0.349cm"/>
    </style:style>
    <style:style style:name="MailMergeTable2020-03-06T14_3a_25_3a_59Z211" style:display-name="MailMergeTable2020-03-06T14:25:59Z211" style:family="table">
      <style:table-properties style:width="10.059cm" table:align="margins"/>
    </style:style>
    <style:style style:name="MailMergeTable2020-03-06T14_3a_25_3a_59Z211.A" style:display-name="MailMergeTable2020-03-06T14:25:59Z211.A" style:family="table-column">
      <style:table-column-properties style:column-width="1.438cm" style:rel-column-width="9362*"/>
    </style:style>
    <style:style style:name="MailMergeTable2020-03-06T14_3a_25_3a_59Z211.G" style:display-name="MailMergeTable2020-03-06T14:25:59Z211.G" style:family="table-column">
      <style:table-column-properties style:column-width="1.438cm" style:rel-column-width="9363*"/>
    </style:style>
    <style:style style:name="MailMergeTable2020-03-06T14_3a_25_3a_59Z211.1" style:display-name="MailMergeTable2020-03-06T14:25:59Z211.1" style:family="table-row">
      <style:table-row-properties style:min-row-height="0.688cm"/>
    </style:style>
    <style:style style:name="MailMergeTable2020-03-06T14_3a_25_3a_59Z211.A1" style:display-name="MailMergeTable2020-03-06T14:25:59Z211.A1" style:family="table-cell">
      <style:table-cell-properties fo:padding="0.097cm" fo:border="0.05pt solid #000000"/>
    </style:style>
    <style:style style:name="MailMergeTable2020-03-06T14_3a_25_3a_59Z211.A2" style:display-name="MailMergeTable2020-03-06T14:25:59Z21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211.A3" style:display-name="MailMergeTable2020-03-06T14:25:59Z21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211.4" style:display-name="MailMergeTable2020-03-06T14:25:59Z211.4" style:family="table-row">
      <style:table-row-properties style:min-row-height="0.349cm"/>
    </style:style>
    <style:style style:name="MailMergeTable2020-03-06T14_3a_25_3a_59Z212" style:display-name="MailMergeTable2020-03-06T14:25:59Z212" style:family="table">
      <style:table-properties style:width="10.059cm" table:align="margins"/>
    </style:style>
    <style:style style:name="MailMergeTable2020-03-06T14_3a_25_3a_59Z212.A" style:display-name="MailMergeTable2020-03-06T14:25:59Z212.A" style:family="table-column">
      <style:table-column-properties style:column-width="1.438cm" style:rel-column-width="9362*"/>
    </style:style>
    <style:style style:name="MailMergeTable2020-03-06T14_3a_25_3a_59Z212.G" style:display-name="MailMergeTable2020-03-06T14:25:59Z212.G" style:family="table-column">
      <style:table-column-properties style:column-width="1.438cm" style:rel-column-width="9363*"/>
    </style:style>
    <style:style style:name="MailMergeTable2020-03-06T14_3a_25_3a_59Z212.1" style:display-name="MailMergeTable2020-03-06T14:25:59Z212.1" style:family="table-row">
      <style:table-row-properties style:min-row-height="0.688cm"/>
    </style:style>
    <style:style style:name="MailMergeTable2020-03-06T14_3a_25_3a_59Z212.A1" style:display-name="MailMergeTable2020-03-06T14:25:59Z212.A1" style:family="table-cell">
      <style:table-cell-properties fo:padding="0.097cm" fo:border="0.05pt solid #000000"/>
    </style:style>
    <style:style style:name="MailMergeTable2020-03-06T14_3a_25_3a_59Z212.A2" style:display-name="MailMergeTable2020-03-06T14:25:59Z21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212.A3" style:display-name="MailMergeTable2020-03-06T14:25:59Z21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212.4" style:display-name="MailMergeTable2020-03-06T14:25:59Z212.4" style:family="table-row">
      <style:table-row-properties style:min-row-height="0.349cm"/>
    </style:style>
    <style:style style:name="MailMergeTable2020-03-06T14_3a_25_3a_59Z213" style:display-name="MailMergeTable2020-03-06T14:25:59Z213" style:family="table">
      <style:table-properties style:width="10.059cm" table:align="margins"/>
    </style:style>
    <style:style style:name="MailMergeTable2020-03-06T14_3a_25_3a_59Z213.A" style:display-name="MailMergeTable2020-03-06T14:25:59Z213.A" style:family="table-column">
      <style:table-column-properties style:column-width="1.438cm" style:rel-column-width="9362*"/>
    </style:style>
    <style:style style:name="MailMergeTable2020-03-06T14_3a_25_3a_59Z213.G" style:display-name="MailMergeTable2020-03-06T14:25:59Z213.G" style:family="table-column">
      <style:table-column-properties style:column-width="1.438cm" style:rel-column-width="9363*"/>
    </style:style>
    <style:style style:name="MailMergeTable2020-03-06T14_3a_25_3a_59Z213.1" style:display-name="MailMergeTable2020-03-06T14:25:59Z213.1" style:family="table-row">
      <style:table-row-properties style:min-row-height="0.688cm"/>
    </style:style>
    <style:style style:name="MailMergeTable2020-03-06T14_3a_25_3a_59Z213.A1" style:display-name="MailMergeTable2020-03-06T14:25:59Z213.A1" style:family="table-cell">
      <style:table-cell-properties fo:padding="0.097cm" fo:border="0.05pt solid #000000"/>
    </style:style>
    <style:style style:name="MailMergeTable2020-03-06T14_3a_25_3a_59Z213.A2" style:display-name="MailMergeTable2020-03-06T14:25:59Z21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213.A3" style:display-name="MailMergeTable2020-03-06T14:25:59Z21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213.4" style:display-name="MailMergeTable2020-03-06T14:25:59Z213.4" style:family="table-row">
      <style:table-row-properties style:min-row-height="0.349cm"/>
    </style:style>
    <style:style style:name="MailMergeTable2020-03-06T14_3a_25_3a_59Z214" style:display-name="MailMergeTable2020-03-06T14:25:59Z214" style:family="table">
      <style:table-properties style:width="10.059cm" table:align="margins"/>
    </style:style>
    <style:style style:name="MailMergeTable2020-03-06T14_3a_25_3a_59Z214.A" style:display-name="MailMergeTable2020-03-06T14:25:59Z214.A" style:family="table-column">
      <style:table-column-properties style:column-width="1.438cm" style:rel-column-width="9362*"/>
    </style:style>
    <style:style style:name="MailMergeTable2020-03-06T14_3a_25_3a_59Z214.G" style:display-name="MailMergeTable2020-03-06T14:25:59Z214.G" style:family="table-column">
      <style:table-column-properties style:column-width="1.438cm" style:rel-column-width="9363*"/>
    </style:style>
    <style:style style:name="MailMergeTable2020-03-06T14_3a_25_3a_59Z214.1" style:display-name="MailMergeTable2020-03-06T14:25:59Z214.1" style:family="table-row">
      <style:table-row-properties style:min-row-height="0.688cm"/>
    </style:style>
    <style:style style:name="MailMergeTable2020-03-06T14_3a_25_3a_59Z214.A1" style:display-name="MailMergeTable2020-03-06T14:25:59Z214.A1" style:family="table-cell">
      <style:table-cell-properties fo:padding="0.097cm" fo:border="0.05pt solid #000000"/>
    </style:style>
    <style:style style:name="MailMergeTable2020-03-06T14_3a_25_3a_59Z214.A2" style:display-name="MailMergeTable2020-03-06T14:25:59Z21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214.A3" style:display-name="MailMergeTable2020-03-06T14:25:59Z21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214.4" style:display-name="MailMergeTable2020-03-06T14:25:59Z214.4" style:family="table-row">
      <style:table-row-properties style:min-row-height="0.349cm"/>
    </style:style>
    <style:style style:name="MailMergeTable2020-03-06T14_3a_25_3a_59Z215" style:display-name="MailMergeTable2020-03-06T14:25:59Z215" style:family="table">
      <style:table-properties style:width="10.059cm" table:align="margins"/>
    </style:style>
    <style:style style:name="MailMergeTable2020-03-06T14_3a_25_3a_59Z215.A" style:display-name="MailMergeTable2020-03-06T14:25:59Z215.A" style:family="table-column">
      <style:table-column-properties style:column-width="1.438cm" style:rel-column-width="9362*"/>
    </style:style>
    <style:style style:name="MailMergeTable2020-03-06T14_3a_25_3a_59Z215.G" style:display-name="MailMergeTable2020-03-06T14:25:59Z215.G" style:family="table-column">
      <style:table-column-properties style:column-width="1.438cm" style:rel-column-width="9363*"/>
    </style:style>
    <style:style style:name="MailMergeTable2020-03-06T14_3a_25_3a_59Z215.1" style:display-name="MailMergeTable2020-03-06T14:25:59Z215.1" style:family="table-row">
      <style:table-row-properties style:min-row-height="0.688cm"/>
    </style:style>
    <style:style style:name="MailMergeTable2020-03-06T14_3a_25_3a_59Z215.A1" style:display-name="MailMergeTable2020-03-06T14:25:59Z215.A1" style:family="table-cell">
      <style:table-cell-properties fo:padding="0.097cm" fo:border="0.05pt solid #000000"/>
    </style:style>
    <style:style style:name="MailMergeTable2020-03-06T14_3a_25_3a_59Z215.A2" style:display-name="MailMergeTable2020-03-06T14:25:59Z21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215.A3" style:display-name="MailMergeTable2020-03-06T14:25:59Z21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215.4" style:display-name="MailMergeTable2020-03-06T14:25:59Z215.4" style:family="table-row">
      <style:table-row-properties style:min-row-height="0.349cm"/>
    </style:style>
    <style:style style:name="MailMergeTable2020-03-06T14_3a_25_3a_59Z216" style:display-name="MailMergeTable2020-03-06T14:25:59Z216" style:family="table">
      <style:table-properties style:width="10.059cm" table:align="margins"/>
    </style:style>
    <style:style style:name="MailMergeTable2020-03-06T14_3a_25_3a_59Z216.A" style:display-name="MailMergeTable2020-03-06T14:25:59Z216.A" style:family="table-column">
      <style:table-column-properties style:column-width="1.438cm" style:rel-column-width="9362*"/>
    </style:style>
    <style:style style:name="MailMergeTable2020-03-06T14_3a_25_3a_59Z216.G" style:display-name="MailMergeTable2020-03-06T14:25:59Z216.G" style:family="table-column">
      <style:table-column-properties style:column-width="1.438cm" style:rel-column-width="9363*"/>
    </style:style>
    <style:style style:name="MailMergeTable2020-03-06T14_3a_25_3a_59Z216.1" style:display-name="MailMergeTable2020-03-06T14:25:59Z216.1" style:family="table-row">
      <style:table-row-properties style:min-row-height="0.688cm"/>
    </style:style>
    <style:style style:name="MailMergeTable2020-03-06T14_3a_25_3a_59Z216.A1" style:display-name="MailMergeTable2020-03-06T14:25:59Z216.A1" style:family="table-cell">
      <style:table-cell-properties fo:padding="0.097cm" fo:border="0.05pt solid #000000"/>
    </style:style>
    <style:style style:name="MailMergeTable2020-03-06T14_3a_25_3a_59Z216.A2" style:display-name="MailMergeTable2020-03-06T14:25:59Z21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5_3a_59Z216.A3" style:display-name="MailMergeTable2020-03-06T14:25:59Z21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5_3a_59Z216.4" style:display-name="MailMergeTable2020-03-06T14:25:59Z216.4" style:family="table-row">
      <style:table-row-properties style:min-row-height="0.349cm"/>
    </style:style>
    <style:style style:name="MailMergeTable2020-03-06T14_3a_26_3a_00Z217" style:display-name="MailMergeTable2020-03-06T14:26:00Z217" style:family="table">
      <style:table-properties style:width="10.059cm" table:align="margins"/>
    </style:style>
    <style:style style:name="MailMergeTable2020-03-06T14_3a_26_3a_00Z217.A" style:display-name="MailMergeTable2020-03-06T14:26:00Z217.A" style:family="table-column">
      <style:table-column-properties style:column-width="1.438cm" style:rel-column-width="9362*"/>
    </style:style>
    <style:style style:name="MailMergeTable2020-03-06T14_3a_26_3a_00Z217.G" style:display-name="MailMergeTable2020-03-06T14:26:00Z217.G" style:family="table-column">
      <style:table-column-properties style:column-width="1.438cm" style:rel-column-width="9363*"/>
    </style:style>
    <style:style style:name="MailMergeTable2020-03-06T14_3a_26_3a_00Z217.1" style:display-name="MailMergeTable2020-03-06T14:26:00Z217.1" style:family="table-row">
      <style:table-row-properties style:min-row-height="0.688cm"/>
    </style:style>
    <style:style style:name="MailMergeTable2020-03-06T14_3a_26_3a_00Z217.A1" style:display-name="MailMergeTable2020-03-06T14:26:00Z217.A1" style:family="table-cell">
      <style:table-cell-properties fo:padding="0.097cm" fo:border="0.05pt solid #000000"/>
    </style:style>
    <style:style style:name="MailMergeTable2020-03-06T14_3a_26_3a_00Z217.A2" style:display-name="MailMergeTable2020-03-06T14:26:00Z21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17.A3" style:display-name="MailMergeTable2020-03-06T14:26:00Z21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17.4" style:display-name="MailMergeTable2020-03-06T14:26:00Z217.4" style:family="table-row">
      <style:table-row-properties style:min-row-height="0.349cm"/>
    </style:style>
    <style:style style:name="MailMergeTable2020-03-06T14_3a_26_3a_00Z218" style:display-name="MailMergeTable2020-03-06T14:26:00Z218" style:family="table">
      <style:table-properties style:width="10.059cm" table:align="margins"/>
    </style:style>
    <style:style style:name="MailMergeTable2020-03-06T14_3a_26_3a_00Z218.A" style:display-name="MailMergeTable2020-03-06T14:26:00Z218.A" style:family="table-column">
      <style:table-column-properties style:column-width="1.438cm" style:rel-column-width="9362*"/>
    </style:style>
    <style:style style:name="MailMergeTable2020-03-06T14_3a_26_3a_00Z218.G" style:display-name="MailMergeTable2020-03-06T14:26:00Z218.G" style:family="table-column">
      <style:table-column-properties style:column-width="1.438cm" style:rel-column-width="9363*"/>
    </style:style>
    <style:style style:name="MailMergeTable2020-03-06T14_3a_26_3a_00Z218.1" style:display-name="MailMergeTable2020-03-06T14:26:00Z218.1" style:family="table-row">
      <style:table-row-properties style:min-row-height="0.688cm"/>
    </style:style>
    <style:style style:name="MailMergeTable2020-03-06T14_3a_26_3a_00Z218.A1" style:display-name="MailMergeTable2020-03-06T14:26:00Z218.A1" style:family="table-cell">
      <style:table-cell-properties fo:padding="0.097cm" fo:border="0.05pt solid #000000"/>
    </style:style>
    <style:style style:name="MailMergeTable2020-03-06T14_3a_26_3a_00Z218.A2" style:display-name="MailMergeTable2020-03-06T14:26:00Z21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18.A3" style:display-name="MailMergeTable2020-03-06T14:26:00Z21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18.4" style:display-name="MailMergeTable2020-03-06T14:26:00Z218.4" style:family="table-row">
      <style:table-row-properties style:min-row-height="0.349cm"/>
    </style:style>
    <style:style style:name="MailMergeTable2020-03-06T14_3a_26_3a_00Z219" style:display-name="MailMergeTable2020-03-06T14:26:00Z219" style:family="table">
      <style:table-properties style:width="10.059cm" table:align="margins"/>
    </style:style>
    <style:style style:name="MailMergeTable2020-03-06T14_3a_26_3a_00Z219.A" style:display-name="MailMergeTable2020-03-06T14:26:00Z219.A" style:family="table-column">
      <style:table-column-properties style:column-width="1.438cm" style:rel-column-width="9362*"/>
    </style:style>
    <style:style style:name="MailMergeTable2020-03-06T14_3a_26_3a_00Z219.G" style:display-name="MailMergeTable2020-03-06T14:26:00Z219.G" style:family="table-column">
      <style:table-column-properties style:column-width="1.438cm" style:rel-column-width="9363*"/>
    </style:style>
    <style:style style:name="MailMergeTable2020-03-06T14_3a_26_3a_00Z219.1" style:display-name="MailMergeTable2020-03-06T14:26:00Z219.1" style:family="table-row">
      <style:table-row-properties style:min-row-height="0.688cm"/>
    </style:style>
    <style:style style:name="MailMergeTable2020-03-06T14_3a_26_3a_00Z219.A1" style:display-name="MailMergeTable2020-03-06T14:26:00Z219.A1" style:family="table-cell">
      <style:table-cell-properties fo:padding="0.097cm" fo:border="0.05pt solid #000000"/>
    </style:style>
    <style:style style:name="MailMergeTable2020-03-06T14_3a_26_3a_00Z219.A2" style:display-name="MailMergeTable2020-03-06T14:26:00Z21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19.A3" style:display-name="MailMergeTable2020-03-06T14:26:00Z21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19.4" style:display-name="MailMergeTable2020-03-06T14:26:00Z219.4" style:family="table-row">
      <style:table-row-properties style:min-row-height="0.349cm"/>
    </style:style>
    <style:style style:name="MailMergeTable2020-03-06T14_3a_26_3a_00Z220" style:display-name="MailMergeTable2020-03-06T14:26:00Z220" style:family="table">
      <style:table-properties style:width="10.059cm" table:align="margins"/>
    </style:style>
    <style:style style:name="MailMergeTable2020-03-06T14_3a_26_3a_00Z220.A" style:display-name="MailMergeTable2020-03-06T14:26:00Z220.A" style:family="table-column">
      <style:table-column-properties style:column-width="1.438cm" style:rel-column-width="9362*"/>
    </style:style>
    <style:style style:name="MailMergeTable2020-03-06T14_3a_26_3a_00Z220.G" style:display-name="MailMergeTable2020-03-06T14:26:00Z220.G" style:family="table-column">
      <style:table-column-properties style:column-width="1.438cm" style:rel-column-width="9363*"/>
    </style:style>
    <style:style style:name="MailMergeTable2020-03-06T14_3a_26_3a_00Z220.1" style:display-name="MailMergeTable2020-03-06T14:26:00Z220.1" style:family="table-row">
      <style:table-row-properties style:min-row-height="0.688cm"/>
    </style:style>
    <style:style style:name="MailMergeTable2020-03-06T14_3a_26_3a_00Z220.A1" style:display-name="MailMergeTable2020-03-06T14:26:00Z220.A1" style:family="table-cell">
      <style:table-cell-properties fo:padding="0.097cm" fo:border="0.05pt solid #000000"/>
    </style:style>
    <style:style style:name="MailMergeTable2020-03-06T14_3a_26_3a_00Z220.A2" style:display-name="MailMergeTable2020-03-06T14:26:00Z22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20.A3" style:display-name="MailMergeTable2020-03-06T14:26:00Z22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20.4" style:display-name="MailMergeTable2020-03-06T14:26:00Z220.4" style:family="table-row">
      <style:table-row-properties style:min-row-height="0.349cm"/>
    </style:style>
    <style:style style:name="MailMergeTable2020-03-06T14_3a_26_3a_00Z221" style:display-name="MailMergeTable2020-03-06T14:26:00Z221" style:family="table">
      <style:table-properties style:width="10.059cm" table:align="margins"/>
    </style:style>
    <style:style style:name="MailMergeTable2020-03-06T14_3a_26_3a_00Z221.A" style:display-name="MailMergeTable2020-03-06T14:26:00Z221.A" style:family="table-column">
      <style:table-column-properties style:column-width="1.438cm" style:rel-column-width="9362*"/>
    </style:style>
    <style:style style:name="MailMergeTable2020-03-06T14_3a_26_3a_00Z221.G" style:display-name="MailMergeTable2020-03-06T14:26:00Z221.G" style:family="table-column">
      <style:table-column-properties style:column-width="1.438cm" style:rel-column-width="9363*"/>
    </style:style>
    <style:style style:name="MailMergeTable2020-03-06T14_3a_26_3a_00Z221.1" style:display-name="MailMergeTable2020-03-06T14:26:00Z221.1" style:family="table-row">
      <style:table-row-properties style:min-row-height="0.688cm"/>
    </style:style>
    <style:style style:name="MailMergeTable2020-03-06T14_3a_26_3a_00Z221.A1" style:display-name="MailMergeTable2020-03-06T14:26:00Z221.A1" style:family="table-cell">
      <style:table-cell-properties fo:padding="0.097cm" fo:border="0.05pt solid #000000"/>
    </style:style>
    <style:style style:name="MailMergeTable2020-03-06T14_3a_26_3a_00Z221.A2" style:display-name="MailMergeTable2020-03-06T14:26:00Z22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21.A3" style:display-name="MailMergeTable2020-03-06T14:26:00Z22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21.4" style:display-name="MailMergeTable2020-03-06T14:26:00Z221.4" style:family="table-row">
      <style:table-row-properties style:min-row-height="0.349cm"/>
    </style:style>
    <style:style style:name="MailMergeTable2020-03-06T14_3a_26_3a_00Z222" style:display-name="MailMergeTable2020-03-06T14:26:00Z222" style:family="table">
      <style:table-properties style:width="10.059cm" table:align="margins"/>
    </style:style>
    <style:style style:name="MailMergeTable2020-03-06T14_3a_26_3a_00Z222.A" style:display-name="MailMergeTable2020-03-06T14:26:00Z222.A" style:family="table-column">
      <style:table-column-properties style:column-width="1.438cm" style:rel-column-width="9362*"/>
    </style:style>
    <style:style style:name="MailMergeTable2020-03-06T14_3a_26_3a_00Z222.G" style:display-name="MailMergeTable2020-03-06T14:26:00Z222.G" style:family="table-column">
      <style:table-column-properties style:column-width="1.438cm" style:rel-column-width="9363*"/>
    </style:style>
    <style:style style:name="MailMergeTable2020-03-06T14_3a_26_3a_00Z222.1" style:display-name="MailMergeTable2020-03-06T14:26:00Z222.1" style:family="table-row">
      <style:table-row-properties style:min-row-height="0.688cm"/>
    </style:style>
    <style:style style:name="MailMergeTable2020-03-06T14_3a_26_3a_00Z222.A1" style:display-name="MailMergeTable2020-03-06T14:26:00Z222.A1" style:family="table-cell">
      <style:table-cell-properties fo:padding="0.097cm" fo:border="0.05pt solid #000000"/>
    </style:style>
    <style:style style:name="MailMergeTable2020-03-06T14_3a_26_3a_00Z222.A2" style:display-name="MailMergeTable2020-03-06T14:26:00Z22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22.A3" style:display-name="MailMergeTable2020-03-06T14:26:00Z22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22.4" style:display-name="MailMergeTable2020-03-06T14:26:00Z222.4" style:family="table-row">
      <style:table-row-properties style:min-row-height="0.349cm"/>
    </style:style>
    <style:style style:name="MailMergeTable2020-03-06T14_3a_26_3a_00Z223" style:display-name="MailMergeTable2020-03-06T14:26:00Z223" style:family="table">
      <style:table-properties style:width="10.059cm" table:align="margins"/>
    </style:style>
    <style:style style:name="MailMergeTable2020-03-06T14_3a_26_3a_00Z223.A" style:display-name="MailMergeTable2020-03-06T14:26:00Z223.A" style:family="table-column">
      <style:table-column-properties style:column-width="1.438cm" style:rel-column-width="9362*"/>
    </style:style>
    <style:style style:name="MailMergeTable2020-03-06T14_3a_26_3a_00Z223.G" style:display-name="MailMergeTable2020-03-06T14:26:00Z223.G" style:family="table-column">
      <style:table-column-properties style:column-width="1.438cm" style:rel-column-width="9363*"/>
    </style:style>
    <style:style style:name="MailMergeTable2020-03-06T14_3a_26_3a_00Z223.1" style:display-name="MailMergeTable2020-03-06T14:26:00Z223.1" style:family="table-row">
      <style:table-row-properties style:min-row-height="0.688cm"/>
    </style:style>
    <style:style style:name="MailMergeTable2020-03-06T14_3a_26_3a_00Z223.A1" style:display-name="MailMergeTable2020-03-06T14:26:00Z223.A1" style:family="table-cell">
      <style:table-cell-properties fo:padding="0.097cm" fo:border="0.05pt solid #000000"/>
    </style:style>
    <style:style style:name="MailMergeTable2020-03-06T14_3a_26_3a_00Z223.A2" style:display-name="MailMergeTable2020-03-06T14:26:00Z22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23.A3" style:display-name="MailMergeTable2020-03-06T14:26:00Z22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23.4" style:display-name="MailMergeTable2020-03-06T14:26:00Z223.4" style:family="table-row">
      <style:table-row-properties style:min-row-height="0.349cm"/>
    </style:style>
    <style:style style:name="MailMergeTable2020-03-06T14_3a_26_3a_00Z224" style:display-name="MailMergeTable2020-03-06T14:26:00Z224" style:family="table">
      <style:table-properties style:width="10.059cm" table:align="margins"/>
    </style:style>
    <style:style style:name="MailMergeTable2020-03-06T14_3a_26_3a_00Z224.A" style:display-name="MailMergeTable2020-03-06T14:26:00Z224.A" style:family="table-column">
      <style:table-column-properties style:column-width="1.438cm" style:rel-column-width="9362*"/>
    </style:style>
    <style:style style:name="MailMergeTable2020-03-06T14_3a_26_3a_00Z224.G" style:display-name="MailMergeTable2020-03-06T14:26:00Z224.G" style:family="table-column">
      <style:table-column-properties style:column-width="1.438cm" style:rel-column-width="9363*"/>
    </style:style>
    <style:style style:name="MailMergeTable2020-03-06T14_3a_26_3a_00Z224.1" style:display-name="MailMergeTable2020-03-06T14:26:00Z224.1" style:family="table-row">
      <style:table-row-properties style:min-row-height="0.688cm"/>
    </style:style>
    <style:style style:name="MailMergeTable2020-03-06T14_3a_26_3a_00Z224.A1" style:display-name="MailMergeTable2020-03-06T14:26:00Z224.A1" style:family="table-cell">
      <style:table-cell-properties fo:padding="0.097cm" fo:border="0.05pt solid #000000"/>
    </style:style>
    <style:style style:name="MailMergeTable2020-03-06T14_3a_26_3a_00Z224.A2" style:display-name="MailMergeTable2020-03-06T14:26:00Z22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24.A3" style:display-name="MailMergeTable2020-03-06T14:26:00Z22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24.4" style:display-name="MailMergeTable2020-03-06T14:26:00Z224.4" style:family="table-row">
      <style:table-row-properties style:min-row-height="0.349cm"/>
    </style:style>
    <style:style style:name="MailMergeTable2020-03-06T14_3a_26_3a_00Z225" style:display-name="MailMergeTable2020-03-06T14:26:00Z225" style:family="table">
      <style:table-properties style:width="10.059cm" table:align="margins"/>
    </style:style>
    <style:style style:name="MailMergeTable2020-03-06T14_3a_26_3a_00Z225.A" style:display-name="MailMergeTable2020-03-06T14:26:00Z225.A" style:family="table-column">
      <style:table-column-properties style:column-width="1.438cm" style:rel-column-width="9362*"/>
    </style:style>
    <style:style style:name="MailMergeTable2020-03-06T14_3a_26_3a_00Z225.G" style:display-name="MailMergeTable2020-03-06T14:26:00Z225.G" style:family="table-column">
      <style:table-column-properties style:column-width="1.438cm" style:rel-column-width="9363*"/>
    </style:style>
    <style:style style:name="MailMergeTable2020-03-06T14_3a_26_3a_00Z225.1" style:display-name="MailMergeTable2020-03-06T14:26:00Z225.1" style:family="table-row">
      <style:table-row-properties style:min-row-height="0.688cm"/>
    </style:style>
    <style:style style:name="MailMergeTable2020-03-06T14_3a_26_3a_00Z225.A1" style:display-name="MailMergeTable2020-03-06T14:26:00Z225.A1" style:family="table-cell">
      <style:table-cell-properties fo:padding="0.097cm" fo:border="0.05pt solid #000000"/>
    </style:style>
    <style:style style:name="MailMergeTable2020-03-06T14_3a_26_3a_00Z225.A2" style:display-name="MailMergeTable2020-03-06T14:26:00Z22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25.A3" style:display-name="MailMergeTable2020-03-06T14:26:00Z22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25.4" style:display-name="MailMergeTable2020-03-06T14:26:00Z225.4" style:family="table-row">
      <style:table-row-properties style:min-row-height="0.349cm"/>
    </style:style>
    <style:style style:name="MailMergeTable2020-03-06T14_3a_26_3a_00Z226" style:display-name="MailMergeTable2020-03-06T14:26:00Z226" style:family="table">
      <style:table-properties style:width="10.059cm" table:align="margins"/>
    </style:style>
    <style:style style:name="MailMergeTable2020-03-06T14_3a_26_3a_00Z226.A" style:display-name="MailMergeTable2020-03-06T14:26:00Z226.A" style:family="table-column">
      <style:table-column-properties style:column-width="1.438cm" style:rel-column-width="9362*"/>
    </style:style>
    <style:style style:name="MailMergeTable2020-03-06T14_3a_26_3a_00Z226.G" style:display-name="MailMergeTable2020-03-06T14:26:00Z226.G" style:family="table-column">
      <style:table-column-properties style:column-width="1.438cm" style:rel-column-width="9363*"/>
    </style:style>
    <style:style style:name="MailMergeTable2020-03-06T14_3a_26_3a_00Z226.1" style:display-name="MailMergeTable2020-03-06T14:26:00Z226.1" style:family="table-row">
      <style:table-row-properties style:min-row-height="0.688cm"/>
    </style:style>
    <style:style style:name="MailMergeTable2020-03-06T14_3a_26_3a_00Z226.A1" style:display-name="MailMergeTable2020-03-06T14:26:00Z226.A1" style:family="table-cell">
      <style:table-cell-properties fo:padding="0.097cm" fo:border="0.05pt solid #000000"/>
    </style:style>
    <style:style style:name="MailMergeTable2020-03-06T14_3a_26_3a_00Z226.A2" style:display-name="MailMergeTable2020-03-06T14:26:00Z22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26.A3" style:display-name="MailMergeTable2020-03-06T14:26:00Z22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26.4" style:display-name="MailMergeTable2020-03-06T14:26:00Z226.4" style:family="table-row">
      <style:table-row-properties style:min-row-height="0.349cm"/>
    </style:style>
    <style:style style:name="MailMergeTable2020-03-06T14_3a_26_3a_00Z227" style:display-name="MailMergeTable2020-03-06T14:26:00Z227" style:family="table">
      <style:table-properties style:width="10.059cm" table:align="margins"/>
    </style:style>
    <style:style style:name="MailMergeTable2020-03-06T14_3a_26_3a_00Z227.A" style:display-name="MailMergeTable2020-03-06T14:26:00Z227.A" style:family="table-column">
      <style:table-column-properties style:column-width="1.438cm" style:rel-column-width="9362*"/>
    </style:style>
    <style:style style:name="MailMergeTable2020-03-06T14_3a_26_3a_00Z227.G" style:display-name="MailMergeTable2020-03-06T14:26:00Z227.G" style:family="table-column">
      <style:table-column-properties style:column-width="1.438cm" style:rel-column-width="9363*"/>
    </style:style>
    <style:style style:name="MailMergeTable2020-03-06T14_3a_26_3a_00Z227.1" style:display-name="MailMergeTable2020-03-06T14:26:00Z227.1" style:family="table-row">
      <style:table-row-properties style:min-row-height="0.688cm"/>
    </style:style>
    <style:style style:name="MailMergeTable2020-03-06T14_3a_26_3a_00Z227.A1" style:display-name="MailMergeTable2020-03-06T14:26:00Z227.A1" style:family="table-cell">
      <style:table-cell-properties fo:padding="0.097cm" fo:border="0.05pt solid #000000"/>
    </style:style>
    <style:style style:name="MailMergeTable2020-03-06T14_3a_26_3a_00Z227.A2" style:display-name="MailMergeTable2020-03-06T14:26:00Z22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27.A3" style:display-name="MailMergeTable2020-03-06T14:26:00Z22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27.4" style:display-name="MailMergeTable2020-03-06T14:26:00Z227.4" style:family="table-row">
      <style:table-row-properties style:min-row-height="0.349cm"/>
    </style:style>
    <style:style style:name="MailMergeTable2020-03-06T14_3a_26_3a_00Z228" style:display-name="MailMergeTable2020-03-06T14:26:00Z228" style:family="table">
      <style:table-properties style:width="10.059cm" table:align="margins"/>
    </style:style>
    <style:style style:name="MailMergeTable2020-03-06T14_3a_26_3a_00Z228.A" style:display-name="MailMergeTable2020-03-06T14:26:00Z228.A" style:family="table-column">
      <style:table-column-properties style:column-width="1.438cm" style:rel-column-width="9362*"/>
    </style:style>
    <style:style style:name="MailMergeTable2020-03-06T14_3a_26_3a_00Z228.G" style:display-name="MailMergeTable2020-03-06T14:26:00Z228.G" style:family="table-column">
      <style:table-column-properties style:column-width="1.438cm" style:rel-column-width="9363*"/>
    </style:style>
    <style:style style:name="MailMergeTable2020-03-06T14_3a_26_3a_00Z228.1" style:display-name="MailMergeTable2020-03-06T14:26:00Z228.1" style:family="table-row">
      <style:table-row-properties style:min-row-height="0.688cm"/>
    </style:style>
    <style:style style:name="MailMergeTable2020-03-06T14_3a_26_3a_00Z228.A1" style:display-name="MailMergeTable2020-03-06T14:26:00Z228.A1" style:family="table-cell">
      <style:table-cell-properties fo:padding="0.097cm" fo:border="0.05pt solid #000000"/>
    </style:style>
    <style:style style:name="MailMergeTable2020-03-06T14_3a_26_3a_00Z228.A2" style:display-name="MailMergeTable2020-03-06T14:26:00Z22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28.A3" style:display-name="MailMergeTable2020-03-06T14:26:00Z22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28.4" style:display-name="MailMergeTable2020-03-06T14:26:00Z228.4" style:family="table-row">
      <style:table-row-properties style:min-row-height="0.349cm"/>
    </style:style>
    <style:style style:name="MailMergeTable2020-03-06T14_3a_26_3a_00Z229" style:display-name="MailMergeTable2020-03-06T14:26:00Z229" style:family="table">
      <style:table-properties style:width="10.059cm" table:align="margins"/>
    </style:style>
    <style:style style:name="MailMergeTable2020-03-06T14_3a_26_3a_00Z229.A" style:display-name="MailMergeTable2020-03-06T14:26:00Z229.A" style:family="table-column">
      <style:table-column-properties style:column-width="1.438cm" style:rel-column-width="9362*"/>
    </style:style>
    <style:style style:name="MailMergeTable2020-03-06T14_3a_26_3a_00Z229.G" style:display-name="MailMergeTable2020-03-06T14:26:00Z229.G" style:family="table-column">
      <style:table-column-properties style:column-width="1.438cm" style:rel-column-width="9363*"/>
    </style:style>
    <style:style style:name="MailMergeTable2020-03-06T14_3a_26_3a_00Z229.1" style:display-name="MailMergeTable2020-03-06T14:26:00Z229.1" style:family="table-row">
      <style:table-row-properties style:min-row-height="0.688cm"/>
    </style:style>
    <style:style style:name="MailMergeTable2020-03-06T14_3a_26_3a_00Z229.A1" style:display-name="MailMergeTable2020-03-06T14:26:00Z229.A1" style:family="table-cell">
      <style:table-cell-properties fo:padding="0.097cm" fo:border="0.05pt solid #000000"/>
    </style:style>
    <style:style style:name="MailMergeTable2020-03-06T14_3a_26_3a_00Z229.A2" style:display-name="MailMergeTable2020-03-06T14:26:00Z22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29.A3" style:display-name="MailMergeTable2020-03-06T14:26:00Z22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29.4" style:display-name="MailMergeTable2020-03-06T14:26:00Z229.4" style:family="table-row">
      <style:table-row-properties style:min-row-height="0.349cm"/>
    </style:style>
    <style:style style:name="MailMergeTable2020-03-06T14_3a_26_3a_00Z230" style:display-name="MailMergeTable2020-03-06T14:26:00Z230" style:family="table">
      <style:table-properties style:width="10.059cm" table:align="margins"/>
    </style:style>
    <style:style style:name="MailMergeTable2020-03-06T14_3a_26_3a_00Z230.A" style:display-name="MailMergeTable2020-03-06T14:26:00Z230.A" style:family="table-column">
      <style:table-column-properties style:column-width="1.438cm" style:rel-column-width="9362*"/>
    </style:style>
    <style:style style:name="MailMergeTable2020-03-06T14_3a_26_3a_00Z230.G" style:display-name="MailMergeTable2020-03-06T14:26:00Z230.G" style:family="table-column">
      <style:table-column-properties style:column-width="1.438cm" style:rel-column-width="9363*"/>
    </style:style>
    <style:style style:name="MailMergeTable2020-03-06T14_3a_26_3a_00Z230.1" style:display-name="MailMergeTable2020-03-06T14:26:00Z230.1" style:family="table-row">
      <style:table-row-properties style:min-row-height="0.688cm"/>
    </style:style>
    <style:style style:name="MailMergeTable2020-03-06T14_3a_26_3a_00Z230.A1" style:display-name="MailMergeTable2020-03-06T14:26:00Z230.A1" style:family="table-cell">
      <style:table-cell-properties fo:padding="0.097cm" fo:border="0.05pt solid #000000"/>
    </style:style>
    <style:style style:name="MailMergeTable2020-03-06T14_3a_26_3a_00Z230.A2" style:display-name="MailMergeTable2020-03-06T14:26:00Z23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30.A3" style:display-name="MailMergeTable2020-03-06T14:26:00Z23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30.4" style:display-name="MailMergeTable2020-03-06T14:26:00Z230.4" style:family="table-row">
      <style:table-row-properties style:min-row-height="0.349cm"/>
    </style:style>
    <style:style style:name="MailMergeTable2020-03-06T14_3a_26_3a_00Z231" style:display-name="MailMergeTable2020-03-06T14:26:00Z231" style:family="table">
      <style:table-properties style:width="10.059cm" table:align="margins"/>
    </style:style>
    <style:style style:name="MailMergeTable2020-03-06T14_3a_26_3a_00Z231.A" style:display-name="MailMergeTable2020-03-06T14:26:00Z231.A" style:family="table-column">
      <style:table-column-properties style:column-width="1.438cm" style:rel-column-width="9362*"/>
    </style:style>
    <style:style style:name="MailMergeTable2020-03-06T14_3a_26_3a_00Z231.G" style:display-name="MailMergeTable2020-03-06T14:26:00Z231.G" style:family="table-column">
      <style:table-column-properties style:column-width="1.438cm" style:rel-column-width="9363*"/>
    </style:style>
    <style:style style:name="MailMergeTable2020-03-06T14_3a_26_3a_00Z231.1" style:display-name="MailMergeTable2020-03-06T14:26:00Z231.1" style:family="table-row">
      <style:table-row-properties style:min-row-height="0.688cm"/>
    </style:style>
    <style:style style:name="MailMergeTable2020-03-06T14_3a_26_3a_00Z231.A1" style:display-name="MailMergeTable2020-03-06T14:26:00Z231.A1" style:family="table-cell">
      <style:table-cell-properties fo:padding="0.097cm" fo:border="0.05pt solid #000000"/>
    </style:style>
    <style:style style:name="MailMergeTable2020-03-06T14_3a_26_3a_00Z231.A2" style:display-name="MailMergeTable2020-03-06T14:26:00Z231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31.A3" style:display-name="MailMergeTable2020-03-06T14:26:00Z23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31.4" style:display-name="MailMergeTable2020-03-06T14:26:00Z231.4" style:family="table-row">
      <style:table-row-properties style:min-row-height="0.349cm"/>
    </style:style>
    <style:style style:name="MailMergeTable2020-03-06T14_3a_26_3a_00Z232" style:display-name="MailMergeTable2020-03-06T14:26:00Z232" style:family="table">
      <style:table-properties style:width="10.059cm" table:align="margins"/>
    </style:style>
    <style:style style:name="MailMergeTable2020-03-06T14_3a_26_3a_00Z232.A" style:display-name="MailMergeTable2020-03-06T14:26:00Z232.A" style:family="table-column">
      <style:table-column-properties style:column-width="1.438cm" style:rel-column-width="9362*"/>
    </style:style>
    <style:style style:name="MailMergeTable2020-03-06T14_3a_26_3a_00Z232.G" style:display-name="MailMergeTable2020-03-06T14:26:00Z232.G" style:family="table-column">
      <style:table-column-properties style:column-width="1.438cm" style:rel-column-width="9363*"/>
    </style:style>
    <style:style style:name="MailMergeTable2020-03-06T14_3a_26_3a_00Z232.1" style:display-name="MailMergeTable2020-03-06T14:26:00Z232.1" style:family="table-row">
      <style:table-row-properties style:min-row-height="0.688cm"/>
    </style:style>
    <style:style style:name="MailMergeTable2020-03-06T14_3a_26_3a_00Z232.A1" style:display-name="MailMergeTable2020-03-06T14:26:00Z232.A1" style:family="table-cell">
      <style:table-cell-properties fo:padding="0.097cm" fo:border="0.05pt solid #000000"/>
    </style:style>
    <style:style style:name="MailMergeTable2020-03-06T14_3a_26_3a_00Z232.A2" style:display-name="MailMergeTable2020-03-06T14:26:00Z232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32.A3" style:display-name="MailMergeTable2020-03-06T14:26:00Z23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32.4" style:display-name="MailMergeTable2020-03-06T14:26:00Z232.4" style:family="table-row">
      <style:table-row-properties style:min-row-height="0.349cm"/>
    </style:style>
    <style:style style:name="MailMergeTable2020-03-06T14_3a_26_3a_00Z233" style:display-name="MailMergeTable2020-03-06T14:26:00Z233" style:family="table">
      <style:table-properties style:width="10.059cm" table:align="margins"/>
    </style:style>
    <style:style style:name="MailMergeTable2020-03-06T14_3a_26_3a_00Z233.A" style:display-name="MailMergeTable2020-03-06T14:26:00Z233.A" style:family="table-column">
      <style:table-column-properties style:column-width="1.438cm" style:rel-column-width="9362*"/>
    </style:style>
    <style:style style:name="MailMergeTable2020-03-06T14_3a_26_3a_00Z233.G" style:display-name="MailMergeTable2020-03-06T14:26:00Z233.G" style:family="table-column">
      <style:table-column-properties style:column-width="1.438cm" style:rel-column-width="9363*"/>
    </style:style>
    <style:style style:name="MailMergeTable2020-03-06T14_3a_26_3a_00Z233.1" style:display-name="MailMergeTable2020-03-06T14:26:00Z233.1" style:family="table-row">
      <style:table-row-properties style:min-row-height="0.688cm"/>
    </style:style>
    <style:style style:name="MailMergeTable2020-03-06T14_3a_26_3a_00Z233.A1" style:display-name="MailMergeTable2020-03-06T14:26:00Z233.A1" style:family="table-cell">
      <style:table-cell-properties fo:padding="0.097cm" fo:border="0.05pt solid #000000"/>
    </style:style>
    <style:style style:name="MailMergeTable2020-03-06T14_3a_26_3a_00Z233.A2" style:display-name="MailMergeTable2020-03-06T14:26:00Z233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33.A3" style:display-name="MailMergeTable2020-03-06T14:26:00Z23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33.4" style:display-name="MailMergeTable2020-03-06T14:26:00Z233.4" style:family="table-row">
      <style:table-row-properties style:min-row-height="0.349cm"/>
    </style:style>
    <style:style style:name="MailMergeTable2020-03-06T14_3a_26_3a_00Z234" style:display-name="MailMergeTable2020-03-06T14:26:00Z234" style:family="table">
      <style:table-properties style:width="10.059cm" table:align="margins"/>
    </style:style>
    <style:style style:name="MailMergeTable2020-03-06T14_3a_26_3a_00Z234.A" style:display-name="MailMergeTable2020-03-06T14:26:00Z234.A" style:family="table-column">
      <style:table-column-properties style:column-width="1.438cm" style:rel-column-width="9362*"/>
    </style:style>
    <style:style style:name="MailMergeTable2020-03-06T14_3a_26_3a_00Z234.G" style:display-name="MailMergeTable2020-03-06T14:26:00Z234.G" style:family="table-column">
      <style:table-column-properties style:column-width="1.438cm" style:rel-column-width="9363*"/>
    </style:style>
    <style:style style:name="MailMergeTable2020-03-06T14_3a_26_3a_00Z234.1" style:display-name="MailMergeTable2020-03-06T14:26:00Z234.1" style:family="table-row">
      <style:table-row-properties style:min-row-height="0.688cm"/>
    </style:style>
    <style:style style:name="MailMergeTable2020-03-06T14_3a_26_3a_00Z234.A1" style:display-name="MailMergeTable2020-03-06T14:26:00Z234.A1" style:family="table-cell">
      <style:table-cell-properties fo:padding="0.097cm" fo:border="0.05pt solid #000000"/>
    </style:style>
    <style:style style:name="MailMergeTable2020-03-06T14_3a_26_3a_00Z234.A2" style:display-name="MailMergeTable2020-03-06T14:26:00Z234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34.A3" style:display-name="MailMergeTable2020-03-06T14:26:00Z23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34.4" style:display-name="MailMergeTable2020-03-06T14:26:00Z234.4" style:family="table-row">
      <style:table-row-properties style:min-row-height="0.349cm"/>
    </style:style>
    <style:style style:name="MailMergeTable2020-03-06T14_3a_26_3a_00Z235" style:display-name="MailMergeTable2020-03-06T14:26:00Z235" style:family="table">
      <style:table-properties style:width="10.059cm" table:align="margins"/>
    </style:style>
    <style:style style:name="MailMergeTable2020-03-06T14_3a_26_3a_00Z235.A" style:display-name="MailMergeTable2020-03-06T14:26:00Z235.A" style:family="table-column">
      <style:table-column-properties style:column-width="1.438cm" style:rel-column-width="9362*"/>
    </style:style>
    <style:style style:name="MailMergeTable2020-03-06T14_3a_26_3a_00Z235.G" style:display-name="MailMergeTable2020-03-06T14:26:00Z235.G" style:family="table-column">
      <style:table-column-properties style:column-width="1.438cm" style:rel-column-width="9363*"/>
    </style:style>
    <style:style style:name="MailMergeTable2020-03-06T14_3a_26_3a_00Z235.1" style:display-name="MailMergeTable2020-03-06T14:26:00Z235.1" style:family="table-row">
      <style:table-row-properties style:min-row-height="0.688cm"/>
    </style:style>
    <style:style style:name="MailMergeTable2020-03-06T14_3a_26_3a_00Z235.A1" style:display-name="MailMergeTable2020-03-06T14:26:00Z235.A1" style:family="table-cell">
      <style:table-cell-properties fo:padding="0.097cm" fo:border="0.05pt solid #000000"/>
    </style:style>
    <style:style style:name="MailMergeTable2020-03-06T14_3a_26_3a_00Z235.A2" style:display-name="MailMergeTable2020-03-06T14:26:00Z235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35.A3" style:display-name="MailMergeTable2020-03-06T14:26:00Z23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35.4" style:display-name="MailMergeTable2020-03-06T14:26:00Z235.4" style:family="table-row">
      <style:table-row-properties style:min-row-height="0.349cm"/>
    </style:style>
    <style:style style:name="MailMergeTable2020-03-06T14_3a_26_3a_00Z236" style:display-name="MailMergeTable2020-03-06T14:26:00Z236" style:family="table">
      <style:table-properties style:width="10.059cm" table:align="margins"/>
    </style:style>
    <style:style style:name="MailMergeTable2020-03-06T14_3a_26_3a_00Z236.A" style:display-name="MailMergeTable2020-03-06T14:26:00Z236.A" style:family="table-column">
      <style:table-column-properties style:column-width="1.438cm" style:rel-column-width="9362*"/>
    </style:style>
    <style:style style:name="MailMergeTable2020-03-06T14_3a_26_3a_00Z236.G" style:display-name="MailMergeTable2020-03-06T14:26:00Z236.G" style:family="table-column">
      <style:table-column-properties style:column-width="1.438cm" style:rel-column-width="9363*"/>
    </style:style>
    <style:style style:name="MailMergeTable2020-03-06T14_3a_26_3a_00Z236.1" style:display-name="MailMergeTable2020-03-06T14:26:00Z236.1" style:family="table-row">
      <style:table-row-properties style:min-row-height="0.688cm"/>
    </style:style>
    <style:style style:name="MailMergeTable2020-03-06T14_3a_26_3a_00Z236.A1" style:display-name="MailMergeTable2020-03-06T14:26:00Z236.A1" style:family="table-cell">
      <style:table-cell-properties fo:padding="0.097cm" fo:border="0.05pt solid #000000"/>
    </style:style>
    <style:style style:name="MailMergeTable2020-03-06T14_3a_26_3a_00Z236.A2" style:display-name="MailMergeTable2020-03-06T14:26:00Z236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36.A3" style:display-name="MailMergeTable2020-03-06T14:26:00Z23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36.4" style:display-name="MailMergeTable2020-03-06T14:26:00Z236.4" style:family="table-row">
      <style:table-row-properties style:min-row-height="0.349cm"/>
    </style:style>
    <style:style style:name="MailMergeTable2020-03-06T14_3a_26_3a_00Z237" style:display-name="MailMergeTable2020-03-06T14:26:00Z237" style:family="table">
      <style:table-properties style:width="10.059cm" table:align="margins"/>
    </style:style>
    <style:style style:name="MailMergeTable2020-03-06T14_3a_26_3a_00Z237.A" style:display-name="MailMergeTable2020-03-06T14:26:00Z237.A" style:family="table-column">
      <style:table-column-properties style:column-width="1.438cm" style:rel-column-width="9362*"/>
    </style:style>
    <style:style style:name="MailMergeTable2020-03-06T14_3a_26_3a_00Z237.G" style:display-name="MailMergeTable2020-03-06T14:26:00Z237.G" style:family="table-column">
      <style:table-column-properties style:column-width="1.438cm" style:rel-column-width="9363*"/>
    </style:style>
    <style:style style:name="MailMergeTable2020-03-06T14_3a_26_3a_00Z237.1" style:display-name="MailMergeTable2020-03-06T14:26:00Z237.1" style:family="table-row">
      <style:table-row-properties style:min-row-height="0.688cm"/>
    </style:style>
    <style:style style:name="MailMergeTable2020-03-06T14_3a_26_3a_00Z237.A1" style:display-name="MailMergeTable2020-03-06T14:26:00Z237.A1" style:family="table-cell">
      <style:table-cell-properties fo:padding="0.097cm" fo:border="0.05pt solid #000000"/>
    </style:style>
    <style:style style:name="MailMergeTable2020-03-06T14_3a_26_3a_00Z237.A2" style:display-name="MailMergeTable2020-03-06T14:26:00Z237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37.A3" style:display-name="MailMergeTable2020-03-06T14:26:00Z23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37.4" style:display-name="MailMergeTable2020-03-06T14:26:00Z237.4" style:family="table-row">
      <style:table-row-properties style:min-row-height="0.349cm"/>
    </style:style>
    <style:style style:name="MailMergeTable2020-03-06T14_3a_26_3a_00Z238" style:display-name="MailMergeTable2020-03-06T14:26:00Z238" style:family="table">
      <style:table-properties style:width="10.059cm" table:align="margins"/>
    </style:style>
    <style:style style:name="MailMergeTable2020-03-06T14_3a_26_3a_00Z238.A" style:display-name="MailMergeTable2020-03-06T14:26:00Z238.A" style:family="table-column">
      <style:table-column-properties style:column-width="1.438cm" style:rel-column-width="9362*"/>
    </style:style>
    <style:style style:name="MailMergeTable2020-03-06T14_3a_26_3a_00Z238.G" style:display-name="MailMergeTable2020-03-06T14:26:00Z238.G" style:family="table-column">
      <style:table-column-properties style:column-width="1.438cm" style:rel-column-width="9363*"/>
    </style:style>
    <style:style style:name="MailMergeTable2020-03-06T14_3a_26_3a_00Z238.1" style:display-name="MailMergeTable2020-03-06T14:26:00Z238.1" style:family="table-row">
      <style:table-row-properties style:min-row-height="0.688cm"/>
    </style:style>
    <style:style style:name="MailMergeTable2020-03-06T14_3a_26_3a_00Z238.A1" style:display-name="MailMergeTable2020-03-06T14:26:00Z238.A1" style:family="table-cell">
      <style:table-cell-properties fo:padding="0.097cm" fo:border="0.05pt solid #000000"/>
    </style:style>
    <style:style style:name="MailMergeTable2020-03-06T14_3a_26_3a_00Z238.A2" style:display-name="MailMergeTable2020-03-06T14:26:00Z238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38.A3" style:display-name="MailMergeTable2020-03-06T14:26:00Z23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38.4" style:display-name="MailMergeTable2020-03-06T14:26:00Z238.4" style:family="table-row">
      <style:table-row-properties style:min-row-height="0.349cm"/>
    </style:style>
    <style:style style:name="MailMergeTable2020-03-06T14_3a_26_3a_00Z239" style:display-name="MailMergeTable2020-03-06T14:26:00Z239" style:family="table">
      <style:table-properties style:width="10.059cm" table:align="margins"/>
    </style:style>
    <style:style style:name="MailMergeTable2020-03-06T14_3a_26_3a_00Z239.A" style:display-name="MailMergeTable2020-03-06T14:26:00Z239.A" style:family="table-column">
      <style:table-column-properties style:column-width="1.438cm" style:rel-column-width="9362*"/>
    </style:style>
    <style:style style:name="MailMergeTable2020-03-06T14_3a_26_3a_00Z239.G" style:display-name="MailMergeTable2020-03-06T14:26:00Z239.G" style:family="table-column">
      <style:table-column-properties style:column-width="1.438cm" style:rel-column-width="9363*"/>
    </style:style>
    <style:style style:name="MailMergeTable2020-03-06T14_3a_26_3a_00Z239.1" style:display-name="MailMergeTable2020-03-06T14:26:00Z239.1" style:family="table-row">
      <style:table-row-properties style:min-row-height="0.688cm"/>
    </style:style>
    <style:style style:name="MailMergeTable2020-03-06T14_3a_26_3a_00Z239.A1" style:display-name="MailMergeTable2020-03-06T14:26:00Z239.A1" style:family="table-cell">
      <style:table-cell-properties fo:padding="0.097cm" fo:border="0.05pt solid #000000"/>
    </style:style>
    <style:style style:name="MailMergeTable2020-03-06T14_3a_26_3a_00Z239.A2" style:display-name="MailMergeTable2020-03-06T14:26:00Z239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39.A3" style:display-name="MailMergeTable2020-03-06T14:26:00Z23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39.4" style:display-name="MailMergeTable2020-03-06T14:26:00Z239.4" style:family="table-row">
      <style:table-row-properties style:min-row-height="0.349cm"/>
    </style:style>
    <style:style style:name="MailMergeTable2020-03-06T14_3a_26_3a_00Z240" style:display-name="MailMergeTable2020-03-06T14:26:00Z240" style:family="table">
      <style:table-properties style:width="10.059cm" table:align="margins"/>
    </style:style>
    <style:style style:name="MailMergeTable2020-03-06T14_3a_26_3a_00Z240.A" style:display-name="MailMergeTable2020-03-06T14:26:00Z240.A" style:family="table-column">
      <style:table-column-properties style:column-width="1.438cm" style:rel-column-width="9362*"/>
    </style:style>
    <style:style style:name="MailMergeTable2020-03-06T14_3a_26_3a_00Z240.G" style:display-name="MailMergeTable2020-03-06T14:26:00Z240.G" style:family="table-column">
      <style:table-column-properties style:column-width="1.438cm" style:rel-column-width="9363*"/>
    </style:style>
    <style:style style:name="MailMergeTable2020-03-06T14_3a_26_3a_00Z240.1" style:display-name="MailMergeTable2020-03-06T14:26:00Z240.1" style:family="table-row">
      <style:table-row-properties style:min-row-height="0.688cm"/>
    </style:style>
    <style:style style:name="MailMergeTable2020-03-06T14_3a_26_3a_00Z240.A1" style:display-name="MailMergeTable2020-03-06T14:26:00Z240.A1" style:family="table-cell">
      <style:table-cell-properties fo:padding="0.097cm" fo:border="0.05pt solid #000000"/>
    </style:style>
    <style:style style:name="MailMergeTable2020-03-06T14_3a_26_3a_00Z240.A2" style:display-name="MailMergeTable2020-03-06T14:26:00Z240.A2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4_3a_26_3a_00Z240.A3" style:display-name="MailMergeTable2020-03-06T14:26:00Z24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4_3a_26_3a_00Z240.4" style:display-name="MailMergeTable2020-03-06T14:26:00Z240.4" style:family="table-row">
      <style:table-row-properties style:min-row-height="0.349cm"/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style:font-name="Proxima Nova" fo:font-size="6pt" officeooo:rsid="000a7edd" officeooo:paragraph-rsid="000a7edd" style:font-size-asian="6pt" style:font-size-complex="6pt"/>
    </style:style>
    <style:style style:name="P3" style:family="paragraph" style:parent-style-name="Standard" style:master-page-name="Standard">
      <style:paragraph-properties style:page-number="1"/>
      <style:text-properties officeooo:paragraph-rsid="0001f0db"/>
    </style:style>
    <style:style style:name="P4" style:family="paragraph" style:parent-style-name="Table_20_Contents">
      <style:text-properties style:font-name="Liberation Sans" fo:font-size="10pt" style:font-size-asian="10pt" style:font-size-complex="10pt"/>
    </style:style>
    <style:style style:name="P5" style:family="paragraph" style:parent-style-name="Table_20_Contents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Proxima Nova" fo:font-size="6pt" style:font-size-asian="6pt" style:font-size-complex="6pt"/>
    </style:style>
    <style:style style:name="P7" style:family="paragraph" style:parent-style-name="Table_20_Contents">
      <style:text-properties style:font-name="Proxima Nova" fo:font-size="6pt" officeooo:rsid="000a7edd" officeooo:paragraph-rsid="000a7edd" style:font-size-asian="6pt" style:font-size-complex="6pt"/>
    </style:style>
    <style:style style:name="T1" style:family="text">
      <style:text-properties officeooo:rsid="000a7edd"/>
    </style:style>
    <style:style style:name="T2" style:family="text">
      <style:text-properties officeooo:rsid="002493b4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240" text:anchor-type="page" text:anchor-page-number="59" svg:x="10.959cm" svg:y="22.729cm" svg:width="10.059cm" svg:height="7.01cm" draw:z-index="239">
        <draw:text-box>
          <text:section text:style-name="Sect1" text:name="MailMergeSection2020-03-06T14:26:00Z241Bereich7" text:protected="true">
            <table:table table:name="MailMergeTable2020-03-06T14:26:00Z240" table:style-name="MailMergeTable2020-03-06T14_3a_26_3a_00Z240">
              <table:table-column table:style-name="MailMergeTable2020-03-06T14_3a_26_3a_00Z240.A" table:number-columns-repeated="6"/>
              <table:table-column table:style-name="MailMergeTable2020-03-06T14_3a_26_3a_00Z240.G"/>
              <table:table-row table:style-name="MailMergeTable2020-03-06T14_3a_26_3a_00Z240.1">
                <table:table-cell table:style-name="MailMergeTable2020-03-06T14_3a_26_3a_00Z240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40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40.A3" office:value-type="string">
                  <text:p text:style-name="P4"><text:span text:style-name="T1">)</text:span></text:p>
                </table:table-cell>
                <table:table-cell table:style-name="MailMergeTable2020-03-06T14_3a_26_3a_00Z240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40.4">
                <table:table-cell table:style-name="MailMergeTable2020-03-06T14_3a_26_3a_00Z24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4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40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40.A3" office:value-type="string">
                  <text:p text:style-name="P6"/>
                </table:table-cell>
                <table:table-cell table:style-name="MailMergeTable2020-03-06T14_3a_26_3a_00Z240.A3" office:value-type="string">
                  <text:p text:style-name="P6"/>
                </table:table-cell>
                <table:table-cell table:style-name="MailMergeTable2020-03-06T14_3a_26_3a_00Z240.A3" office:value-type="string">
                  <text:p text:style-name="P6"/>
                </table:table-cell>
                <table:table-cell table:style-name="MailMergeTable2020-03-06T14_3a_26_3a_00Z240.A3" office:value-type="string">
                  <text:p text:style-name="P6"/>
                </table:table-cell>
                <table:table-cell table:style-name="MailMergeTable2020-03-06T14_3a_26_3a_00Z240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39" text:anchor-type="page" text:anchor-page-number="59" svg:x="0.499cm" svg:y="22.729cm" svg:width="10.059cm" svg:height="7.01cm" draw:z-index="238">
        <draw:text-box>
          <text:section text:style-name="Sect1" text:name="MailMergeSection2020-03-06T14:26:00Z240Bereich6" text:protected="true">
            <table:table table:name="MailMergeTable2020-03-06T14:26:00Z239" table:style-name="MailMergeTable2020-03-06T14_3a_26_3a_00Z239">
              <table:table-column table:style-name="MailMergeTable2020-03-06T14_3a_26_3a_00Z239.A" table:number-columns-repeated="6"/>
              <table:table-column table:style-name="MailMergeTable2020-03-06T14_3a_26_3a_00Z239.G"/>
              <table:table-row table:style-name="MailMergeTable2020-03-06T14_3a_26_3a_00Z239.1">
                <table:table-cell table:style-name="MailMergeTable2020-03-06T14_3a_26_3a_00Z239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9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9.A3" office:value-type="string">
                  <text:p text:style-name="P4"><text:span text:style-name="T1">)</text:span></text:p>
                </table:table-cell>
                <table:table-cell table:style-name="MailMergeTable2020-03-06T14_3a_26_3a_00Z239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39.4">
                <table:table-cell table:style-name="MailMergeTable2020-03-06T14_3a_26_3a_00Z23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9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39.A3" office:value-type="string">
                  <text:p text:style-name="P6"/>
                </table:table-cell>
                <table:table-cell table:style-name="MailMergeTable2020-03-06T14_3a_26_3a_00Z239.A3" office:value-type="string">
                  <text:p text:style-name="P6"/>
                </table:table-cell>
                <table:table-cell table:style-name="MailMergeTable2020-03-06T14_3a_26_3a_00Z239.A3" office:value-type="string">
                  <text:p text:style-name="P6"/>
                </table:table-cell>
                <table:table-cell table:style-name="MailMergeTable2020-03-06T14_3a_26_3a_00Z239.A3" office:value-type="string">
                  <text:p text:style-name="P6"/>
                </table:table-cell>
                <table:table-cell table:style-name="MailMergeTable2020-03-06T14_3a_26_3a_00Z239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38" text:anchor-type="page" text:anchor-page-number="59" svg:x="10.959cm" svg:y="15.319cm" svg:width="10.059cm" svg:height="7.01cm" draw:z-index="237">
        <draw:text-box>
          <text:section text:style-name="Sect1" text:name="MailMergeSection2020-03-06T14:26:00Z239Bereich5" text:protected="true">
            <table:table table:name="MailMergeTable2020-03-06T14:26:00Z238" table:style-name="MailMergeTable2020-03-06T14_3a_26_3a_00Z238">
              <table:table-column table:style-name="MailMergeTable2020-03-06T14_3a_26_3a_00Z238.A" table:number-columns-repeated="6"/>
              <table:table-column table:style-name="MailMergeTable2020-03-06T14_3a_26_3a_00Z238.G"/>
              <table:table-row table:style-name="MailMergeTable2020-03-06T14_3a_26_3a_00Z238.1">
                <table:table-cell table:style-name="MailMergeTable2020-03-06T14_3a_26_3a_00Z238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8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8.A3" office:value-type="string">
                  <text:p text:style-name="P4"><text:span text:style-name="T1">)</text:span></text:p>
                </table:table-cell>
                <table:table-cell table:style-name="MailMergeTable2020-03-06T14_3a_26_3a_00Z238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38.4">
                <table:table-cell table:style-name="MailMergeTable2020-03-06T14_3a_26_3a_00Z23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8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38.A3" office:value-type="string">
                  <text:p text:style-name="P6"/>
                </table:table-cell>
                <table:table-cell table:style-name="MailMergeTable2020-03-06T14_3a_26_3a_00Z238.A3" office:value-type="string">
                  <text:p text:style-name="P6"/>
                </table:table-cell>
                <table:table-cell table:style-name="MailMergeTable2020-03-06T14_3a_26_3a_00Z238.A3" office:value-type="string">
                  <text:p text:style-name="P6"/>
                </table:table-cell>
                <table:table-cell table:style-name="MailMergeTable2020-03-06T14_3a_26_3a_00Z238.A3" office:value-type="string">
                  <text:p text:style-name="P6"/>
                </table:table-cell>
                <table:table-cell table:style-name="MailMergeTable2020-03-06T14_3a_26_3a_00Z238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37" text:anchor-type="page" text:anchor-page-number="59" svg:x="0.499cm" svg:y="15.319cm" svg:width="10.059cm" svg:height="7.01cm" draw:z-index="236">
        <draw:text-box>
          <text:section text:style-name="Sect1" text:name="MailMergeSection2020-03-06T14:26:00Z238Bereich4" text:protected="true">
            <table:table table:name="MailMergeTable2020-03-06T14:26:00Z237" table:style-name="MailMergeTable2020-03-06T14_3a_26_3a_00Z237">
              <table:table-column table:style-name="MailMergeTable2020-03-06T14_3a_26_3a_00Z237.A" table:number-columns-repeated="6"/>
              <table:table-column table:style-name="MailMergeTable2020-03-06T14_3a_26_3a_00Z237.G"/>
              <table:table-row table:style-name="MailMergeTable2020-03-06T14_3a_26_3a_00Z237.1">
                <table:table-cell table:style-name="MailMergeTable2020-03-06T14_3a_26_3a_00Z237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7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7.A3" office:value-type="string">
                  <text:p text:style-name="P4"><text:span text:style-name="T1">)</text:span></text:p>
                </table:table-cell>
                <table:table-cell table:style-name="MailMergeTable2020-03-06T14_3a_26_3a_00Z237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37.4">
                <table:table-cell table:style-name="MailMergeTable2020-03-06T14_3a_26_3a_00Z23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7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37.A3" office:value-type="string">
                  <text:p text:style-name="P6"/>
                </table:table-cell>
                <table:table-cell table:style-name="MailMergeTable2020-03-06T14_3a_26_3a_00Z237.A3" office:value-type="string">
                  <text:p text:style-name="P6"/>
                </table:table-cell>
                <table:table-cell table:style-name="MailMergeTable2020-03-06T14_3a_26_3a_00Z237.A3" office:value-type="string">
                  <text:p text:style-name="P6"/>
                </table:table-cell>
                <table:table-cell table:style-name="MailMergeTable2020-03-06T14_3a_26_3a_00Z237.A3" office:value-type="string">
                  <text:p text:style-name="P6"/>
                </table:table-cell>
                <table:table-cell table:style-name="MailMergeTable2020-03-06T14_3a_26_3a_00Z237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36" text:anchor-type="page" text:anchor-page-number="59" svg:x="10.959cm" svg:y="7.909cm" svg:width="10.059cm" svg:height="7.01cm" draw:z-index="235">
        <draw:text-box>
          <text:section text:style-name="Sect1" text:name="MailMergeSection2020-03-06T14:26:00Z237Bereich3" text:protected="true">
            <table:table table:name="MailMergeTable2020-03-06T14:26:00Z236" table:style-name="MailMergeTable2020-03-06T14_3a_26_3a_00Z236">
              <table:table-column table:style-name="MailMergeTable2020-03-06T14_3a_26_3a_00Z236.A" table:number-columns-repeated="6"/>
              <table:table-column table:style-name="MailMergeTable2020-03-06T14_3a_26_3a_00Z236.G"/>
              <table:table-row table:style-name="MailMergeTable2020-03-06T14_3a_26_3a_00Z236.1">
                <table:table-cell table:style-name="MailMergeTable2020-03-06T14_3a_26_3a_00Z236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6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6.A3" office:value-type="string">
                  <text:p text:style-name="P4"><text:span text:style-name="T1">)</text:span></text:p>
                </table:table-cell>
                <table:table-cell table:style-name="MailMergeTable2020-03-06T14_3a_26_3a_00Z236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36.4">
                <table:table-cell table:style-name="MailMergeTable2020-03-06T14_3a_26_3a_00Z23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6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36.A3" office:value-type="string">
                  <text:p text:style-name="P6"/>
                </table:table-cell>
                <table:table-cell table:style-name="MailMergeTable2020-03-06T14_3a_26_3a_00Z236.A3" office:value-type="string">
                  <text:p text:style-name="P6"/>
                </table:table-cell>
                <table:table-cell table:style-name="MailMergeTable2020-03-06T14_3a_26_3a_00Z236.A3" office:value-type="string">
                  <text:p text:style-name="P6"/>
                </table:table-cell>
                <table:table-cell table:style-name="MailMergeTable2020-03-06T14_3a_26_3a_00Z236.A3" office:value-type="string">
                  <text:p text:style-name="P6"/>
                </table:table-cell>
                <table:table-cell table:style-name="MailMergeTable2020-03-06T14_3a_26_3a_00Z236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35" text:anchor-type="page" text:anchor-page-number="59" svg:x="0.499cm" svg:y="7.909cm" svg:width="10.059cm" svg:height="7.01cm" draw:z-index="234">
        <draw:text-box>
          <text:section text:style-name="Sect1" text:name="MailMergeSection2020-03-06T14:26:00Z236Bereich2" text:protected="true">
            <table:table table:name="MailMergeTable2020-03-06T14:26:00Z235" table:style-name="MailMergeTable2020-03-06T14_3a_26_3a_00Z235">
              <table:table-column table:style-name="MailMergeTable2020-03-06T14_3a_26_3a_00Z235.A" table:number-columns-repeated="6"/>
              <table:table-column table:style-name="MailMergeTable2020-03-06T14_3a_26_3a_00Z235.G"/>
              <table:table-row table:style-name="MailMergeTable2020-03-06T14_3a_26_3a_00Z235.1">
                <table:table-cell table:style-name="MailMergeTable2020-03-06T14_3a_26_3a_00Z235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5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5.A3" office:value-type="string">
                  <text:p text:style-name="P4"><text:span text:style-name="T1">)</text:span></text:p>
                </table:table-cell>
                <table:table-cell table:style-name="MailMergeTable2020-03-06T14_3a_26_3a_00Z235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35.4">
                <table:table-cell table:style-name="MailMergeTable2020-03-06T14_3a_26_3a_00Z23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5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35.A3" office:value-type="string">
                  <text:p text:style-name="P6"/>
                </table:table-cell>
                <table:table-cell table:style-name="MailMergeTable2020-03-06T14_3a_26_3a_00Z235.A3" office:value-type="string">
                  <text:p text:style-name="P6"/>
                </table:table-cell>
                <table:table-cell table:style-name="MailMergeTable2020-03-06T14_3a_26_3a_00Z235.A3" office:value-type="string">
                  <text:p text:style-name="P6"/>
                </table:table-cell>
                <table:table-cell table:style-name="MailMergeTable2020-03-06T14_3a_26_3a_00Z235.A3" office:value-type="string">
                  <text:p text:style-name="P6"/>
                </table:table-cell>
                <table:table-cell table:style-name="MailMergeTable2020-03-06T14_3a_26_3a_00Z235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34" text:anchor-type="page" text:anchor-page-number="59" svg:x="10.959cm" svg:y="0.499cm" svg:width="10.059cm" svg:height="7.01cm" draw:z-index="233">
        <draw:text-box>
          <text:section text:style-name="Sect1" text:name="MailMergeSection2020-03-06T14:26:00Z235Bereich1" text:protected="true">
            <table:table table:name="MailMergeTable2020-03-06T14:26:00Z234" table:style-name="MailMergeTable2020-03-06T14_3a_26_3a_00Z234">
              <table:table-column table:style-name="MailMergeTable2020-03-06T14_3a_26_3a_00Z234.A" table:number-columns-repeated="6"/>
              <table:table-column table:style-name="MailMergeTable2020-03-06T14_3a_26_3a_00Z234.G"/>
              <table:table-row table:style-name="MailMergeTable2020-03-06T14_3a_26_3a_00Z234.1">
                <table:table-cell table:style-name="MailMergeTable2020-03-06T14_3a_26_3a_00Z234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4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4.A3" office:value-type="string">
                  <text:p text:style-name="P4"><text:span text:style-name="T1">)</text:span></text:p>
                </table:table-cell>
                <table:table-cell table:style-name="MailMergeTable2020-03-06T14_3a_26_3a_00Z234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34.4">
                <table:table-cell table:style-name="MailMergeTable2020-03-06T14_3a_26_3a_00Z23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4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34.A3" office:value-type="string">
                  <text:p text:style-name="P6"/>
                </table:table-cell>
                <table:table-cell table:style-name="MailMergeTable2020-03-06T14_3a_26_3a_00Z234.A3" office:value-type="string">
                  <text:p text:style-name="P6"/>
                </table:table-cell>
                <table:table-cell table:style-name="MailMergeTable2020-03-06T14_3a_26_3a_00Z234.A3" office:value-type="string">
                  <text:p text:style-name="P6"/>
                </table:table-cell>
                <table:table-cell table:style-name="MailMergeTable2020-03-06T14_3a_26_3a_00Z234.A3" office:value-type="string">
                  <text:p text:style-name="P6"/>
                </table:table-cell>
                <table:table-cell table:style-name="MailMergeTable2020-03-06T14_3a_26_3a_00Z234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33" text:anchor-type="page" text:anchor-page-number="59" svg:x="0.499cm" svg:y="0.499cm" svg:width="10.059cm" svg:height="7.01cm" draw:z-index="232">
        <draw:text-box>
          <text:section text:style-name="Sect1" text:name="MailMergeSection2020-03-06T14:26:00Z234MasterLabel">
            <table:table table:name="MailMergeTable2020-03-06T14:26:00Z233" table:style-name="MailMergeTable2020-03-06T14_3a_26_3a_00Z233">
              <table:table-column table:style-name="MailMergeTable2020-03-06T14_3a_26_3a_00Z233.A" table:number-columns-repeated="6"/>
              <table:table-column table:style-name="MailMergeTable2020-03-06T14_3a_26_3a_00Z233.G"/>
              <table:table-row table:style-name="MailMergeTable2020-03-06T14_3a_26_3a_00Z233.1">
                <table:table-cell table:style-name="MailMergeTable2020-03-06T14_3a_26_3a_00Z233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3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3.A3" office:value-type="string">
                  <text:p text:style-name="P4"><text:span text:style-name="T1">)</text:span></text:p>
                </table:table-cell>
                <table:table-cell table:style-name="MailMergeTable2020-03-06T14_3a_26_3a_00Z233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33.4">
                <table:table-cell table:style-name="MailMergeTable2020-03-06T14_3a_26_3a_00Z23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3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33.A3" office:value-type="string">
                  <text:p text:style-name="P6"/>
                </table:table-cell>
                <table:table-cell table:style-name="MailMergeTable2020-03-06T14_3a_26_3a_00Z233.A3" office:value-type="string">
                  <text:p text:style-name="P6"/>
                </table:table-cell>
                <table:table-cell table:style-name="MailMergeTable2020-03-06T14_3a_26_3a_00Z233.A3" office:value-type="string">
                  <text:p text:style-name="P6"/>
                </table:table-cell>
                <table:table-cell table:style-name="MailMergeTable2020-03-06T14_3a_26_3a_00Z233.A3" office:value-type="string">
                  <text:p text:style-name="P6"/>
                </table:table-cell>
                <table:table-cell table:style-name="MailMergeTable2020-03-06T14_3a_26_3a_00Z233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32" text:anchor-type="page" text:anchor-page-number="57" svg:x="10.959cm" svg:y="22.729cm" svg:width="10.059cm" svg:height="7.01cm" draw:z-index="231">
        <draw:text-box>
          <text:section text:style-name="Sect1" text:name="MailMergeSection2020-03-06T14:26:00Z233Bereich7" text:protected="true">
            <table:table table:name="MailMergeTable2020-03-06T14:26:00Z232" table:style-name="MailMergeTable2020-03-06T14_3a_26_3a_00Z232">
              <table:table-column table:style-name="MailMergeTable2020-03-06T14_3a_26_3a_00Z232.A" table:number-columns-repeated="6"/>
              <table:table-column table:style-name="MailMergeTable2020-03-06T14_3a_26_3a_00Z232.G"/>
              <table:table-row table:style-name="MailMergeTable2020-03-06T14_3a_26_3a_00Z232.1">
                <table:table-cell table:style-name="MailMergeTable2020-03-06T14_3a_26_3a_00Z232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2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2.A3" office:value-type="string">
                  <text:p text:style-name="P4"><text:span text:style-name="T1">)</text:span></text:p>
                </table:table-cell>
                <table:table-cell table:style-name="MailMergeTable2020-03-06T14_3a_26_3a_00Z232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32.4">
                <table:table-cell table:style-name="MailMergeTable2020-03-06T14_3a_26_3a_00Z23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2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32.A3" office:value-type="string">
                  <text:p text:style-name="P6"/>
                </table:table-cell>
                <table:table-cell table:style-name="MailMergeTable2020-03-06T14_3a_26_3a_00Z232.A3" office:value-type="string">
                  <text:p text:style-name="P6"/>
                </table:table-cell>
                <table:table-cell table:style-name="MailMergeTable2020-03-06T14_3a_26_3a_00Z232.A3" office:value-type="string">
                  <text:p text:style-name="P6"/>
                </table:table-cell>
                <table:table-cell table:style-name="MailMergeTable2020-03-06T14_3a_26_3a_00Z232.A3" office:value-type="string">
                  <text:p text:style-name="P6"/>
                </table:table-cell>
                <table:table-cell table:style-name="MailMergeTable2020-03-06T14_3a_26_3a_00Z232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31" text:anchor-type="page" text:anchor-page-number="57" svg:x="0.499cm" svg:y="22.729cm" svg:width="10.059cm" svg:height="7.01cm" draw:z-index="230">
        <draw:text-box>
          <text:section text:style-name="Sect1" text:name="MailMergeSection2020-03-06T14:26:00Z232Bereich6" text:protected="true">
            <table:table table:name="MailMergeTable2020-03-06T14:26:00Z231" table:style-name="MailMergeTable2020-03-06T14_3a_26_3a_00Z231">
              <table:table-column table:style-name="MailMergeTable2020-03-06T14_3a_26_3a_00Z231.A" table:number-columns-repeated="6"/>
              <table:table-column table:style-name="MailMergeTable2020-03-06T14_3a_26_3a_00Z231.G"/>
              <table:table-row table:style-name="MailMergeTable2020-03-06T14_3a_26_3a_00Z231.1">
                <table:table-cell table:style-name="MailMergeTable2020-03-06T14_3a_26_3a_00Z231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1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1.A3" office:value-type="string">
                  <text:p text:style-name="P4"><text:span text:style-name="T1">)</text:span></text:p>
                </table:table-cell>
                <table:table-cell table:style-name="MailMergeTable2020-03-06T14_3a_26_3a_00Z231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31.4">
                <table:table-cell table:style-name="MailMergeTable2020-03-06T14_3a_26_3a_00Z23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1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31.A3" office:value-type="string">
                  <text:p text:style-name="P6"/>
                </table:table-cell>
                <table:table-cell table:style-name="MailMergeTable2020-03-06T14_3a_26_3a_00Z231.A3" office:value-type="string">
                  <text:p text:style-name="P6"/>
                </table:table-cell>
                <table:table-cell table:style-name="MailMergeTable2020-03-06T14_3a_26_3a_00Z231.A3" office:value-type="string">
                  <text:p text:style-name="P6"/>
                </table:table-cell>
                <table:table-cell table:style-name="MailMergeTable2020-03-06T14_3a_26_3a_00Z231.A3" office:value-type="string">
                  <text:p text:style-name="P6"/>
                </table:table-cell>
                <table:table-cell table:style-name="MailMergeTable2020-03-06T14_3a_26_3a_00Z231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30" text:anchor-type="page" text:anchor-page-number="57" svg:x="10.959cm" svg:y="15.319cm" svg:width="10.059cm" svg:height="7.01cm" draw:z-index="229">
        <draw:text-box>
          <text:section text:style-name="Sect1" text:name="MailMergeSection2020-03-06T14:26:00Z231Bereich5" text:protected="true">
            <table:table table:name="MailMergeTable2020-03-06T14:26:00Z230" table:style-name="MailMergeTable2020-03-06T14_3a_26_3a_00Z230">
              <table:table-column table:style-name="MailMergeTable2020-03-06T14_3a_26_3a_00Z230.A" table:number-columns-repeated="6"/>
              <table:table-column table:style-name="MailMergeTable2020-03-06T14_3a_26_3a_00Z230.G"/>
              <table:table-row table:style-name="MailMergeTable2020-03-06T14_3a_26_3a_00Z230.1">
                <table:table-cell table:style-name="MailMergeTable2020-03-06T14_3a_26_3a_00Z230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0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0.A3" office:value-type="string">
                  <text:p text:style-name="P4"><text:span text:style-name="T1">)</text:span></text:p>
                </table:table-cell>
                <table:table-cell table:style-name="MailMergeTable2020-03-06T14_3a_26_3a_00Z230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30.4">
                <table:table-cell table:style-name="MailMergeTable2020-03-06T14_3a_26_3a_00Z23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30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30.A3" office:value-type="string">
                  <text:p text:style-name="P6"/>
                </table:table-cell>
                <table:table-cell table:style-name="MailMergeTable2020-03-06T14_3a_26_3a_00Z230.A3" office:value-type="string">
                  <text:p text:style-name="P6"/>
                </table:table-cell>
                <table:table-cell table:style-name="MailMergeTable2020-03-06T14_3a_26_3a_00Z230.A3" office:value-type="string">
                  <text:p text:style-name="P6"/>
                </table:table-cell>
                <table:table-cell table:style-name="MailMergeTable2020-03-06T14_3a_26_3a_00Z230.A3" office:value-type="string">
                  <text:p text:style-name="P6"/>
                </table:table-cell>
                <table:table-cell table:style-name="MailMergeTable2020-03-06T14_3a_26_3a_00Z230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29" text:anchor-type="page" text:anchor-page-number="57" svg:x="0.499cm" svg:y="15.319cm" svg:width="10.059cm" svg:height="7.01cm" draw:z-index="228">
        <draw:text-box>
          <text:section text:style-name="Sect1" text:name="MailMergeSection2020-03-06T14:26:00Z230Bereich4" text:protected="true">
            <table:table table:name="MailMergeTable2020-03-06T14:26:00Z229" table:style-name="MailMergeTable2020-03-06T14_3a_26_3a_00Z229">
              <table:table-column table:style-name="MailMergeTable2020-03-06T14_3a_26_3a_00Z229.A" table:number-columns-repeated="6"/>
              <table:table-column table:style-name="MailMergeTable2020-03-06T14_3a_26_3a_00Z229.G"/>
              <table:table-row table:style-name="MailMergeTable2020-03-06T14_3a_26_3a_00Z229.1">
                <table:table-cell table:style-name="MailMergeTable2020-03-06T14_3a_26_3a_00Z229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9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9.A3" office:value-type="string">
                  <text:p text:style-name="P4"><text:span text:style-name="T1">)</text:span></text:p>
                </table:table-cell>
                <table:table-cell table:style-name="MailMergeTable2020-03-06T14_3a_26_3a_00Z229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29.4">
                <table:table-cell table:style-name="MailMergeTable2020-03-06T14_3a_26_3a_00Z22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9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29.A3" office:value-type="string">
                  <text:p text:style-name="P6"/>
                </table:table-cell>
                <table:table-cell table:style-name="MailMergeTable2020-03-06T14_3a_26_3a_00Z229.A3" office:value-type="string">
                  <text:p text:style-name="P6"/>
                </table:table-cell>
                <table:table-cell table:style-name="MailMergeTable2020-03-06T14_3a_26_3a_00Z229.A3" office:value-type="string">
                  <text:p text:style-name="P6"/>
                </table:table-cell>
                <table:table-cell table:style-name="MailMergeTable2020-03-06T14_3a_26_3a_00Z229.A3" office:value-type="string">
                  <text:p text:style-name="P6"/>
                </table:table-cell>
                <table:table-cell table:style-name="MailMergeTable2020-03-06T14_3a_26_3a_00Z229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28" text:anchor-type="page" text:anchor-page-number="57" svg:x="10.959cm" svg:y="7.909cm" svg:width="10.059cm" svg:height="7.01cm" draw:z-index="227">
        <draw:text-box>
          <text:section text:style-name="Sect1" text:name="MailMergeSection2020-03-06T14:26:00Z229Bereich3" text:protected="true">
            <table:table table:name="MailMergeTable2020-03-06T14:26:00Z228" table:style-name="MailMergeTable2020-03-06T14_3a_26_3a_00Z228">
              <table:table-column table:style-name="MailMergeTable2020-03-06T14_3a_26_3a_00Z228.A" table:number-columns-repeated="6"/>
              <table:table-column table:style-name="MailMergeTable2020-03-06T14_3a_26_3a_00Z228.G"/>
              <table:table-row table:style-name="MailMergeTable2020-03-06T14_3a_26_3a_00Z228.1">
                <table:table-cell table:style-name="MailMergeTable2020-03-06T14_3a_26_3a_00Z228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8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8.A3" office:value-type="string">
                  <text:p text:style-name="P4"><text:span text:style-name="T1">)</text:span></text:p>
                </table:table-cell>
                <table:table-cell table:style-name="MailMergeTable2020-03-06T14_3a_26_3a_00Z228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28.4">
                <table:table-cell table:style-name="MailMergeTable2020-03-06T14_3a_26_3a_00Z22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8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28.A3" office:value-type="string">
                  <text:p text:style-name="P6"/>
                </table:table-cell>
                <table:table-cell table:style-name="MailMergeTable2020-03-06T14_3a_26_3a_00Z228.A3" office:value-type="string">
                  <text:p text:style-name="P6"/>
                </table:table-cell>
                <table:table-cell table:style-name="MailMergeTable2020-03-06T14_3a_26_3a_00Z228.A3" office:value-type="string">
                  <text:p text:style-name="P6"/>
                </table:table-cell>
                <table:table-cell table:style-name="MailMergeTable2020-03-06T14_3a_26_3a_00Z228.A3" office:value-type="string">
                  <text:p text:style-name="P6"/>
                </table:table-cell>
                <table:table-cell table:style-name="MailMergeTable2020-03-06T14_3a_26_3a_00Z228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27" text:anchor-type="page" text:anchor-page-number="57" svg:x="0.499cm" svg:y="7.909cm" svg:width="10.059cm" svg:height="7.01cm" draw:z-index="226">
        <draw:text-box>
          <text:section text:style-name="Sect1" text:name="MailMergeSection2020-03-06T14:26:00Z228Bereich2" text:protected="true">
            <table:table table:name="MailMergeTable2020-03-06T14:26:00Z227" table:style-name="MailMergeTable2020-03-06T14_3a_26_3a_00Z227">
              <table:table-column table:style-name="MailMergeTable2020-03-06T14_3a_26_3a_00Z227.A" table:number-columns-repeated="6"/>
              <table:table-column table:style-name="MailMergeTable2020-03-06T14_3a_26_3a_00Z227.G"/>
              <table:table-row table:style-name="MailMergeTable2020-03-06T14_3a_26_3a_00Z227.1">
                <table:table-cell table:style-name="MailMergeTable2020-03-06T14_3a_26_3a_00Z227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7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7.A3" office:value-type="string">
                  <text:p text:style-name="P4"><text:span text:style-name="T1">)</text:span></text:p>
                </table:table-cell>
                <table:table-cell table:style-name="MailMergeTable2020-03-06T14_3a_26_3a_00Z227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27.4">
                <table:table-cell table:style-name="MailMergeTable2020-03-06T14_3a_26_3a_00Z22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7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27.A3" office:value-type="string">
                  <text:p text:style-name="P6"/>
                </table:table-cell>
                <table:table-cell table:style-name="MailMergeTable2020-03-06T14_3a_26_3a_00Z227.A3" office:value-type="string">
                  <text:p text:style-name="P6"/>
                </table:table-cell>
                <table:table-cell table:style-name="MailMergeTable2020-03-06T14_3a_26_3a_00Z227.A3" office:value-type="string">
                  <text:p text:style-name="P6"/>
                </table:table-cell>
                <table:table-cell table:style-name="MailMergeTable2020-03-06T14_3a_26_3a_00Z227.A3" office:value-type="string">
                  <text:p text:style-name="P6"/>
                </table:table-cell>
                <table:table-cell table:style-name="MailMergeTable2020-03-06T14_3a_26_3a_00Z227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26" text:anchor-type="page" text:anchor-page-number="57" svg:x="10.959cm" svg:y="0.499cm" svg:width="10.059cm" svg:height="7.01cm" draw:z-index="225">
        <draw:text-box>
          <text:section text:style-name="Sect1" text:name="MailMergeSection2020-03-06T14:26:00Z227Bereich1" text:protected="true">
            <table:table table:name="MailMergeTable2020-03-06T14:26:00Z226" table:style-name="MailMergeTable2020-03-06T14_3a_26_3a_00Z226">
              <table:table-column table:style-name="MailMergeTable2020-03-06T14_3a_26_3a_00Z226.A" table:number-columns-repeated="6"/>
              <table:table-column table:style-name="MailMergeTable2020-03-06T14_3a_26_3a_00Z226.G"/>
              <table:table-row table:style-name="MailMergeTable2020-03-06T14_3a_26_3a_00Z226.1">
                <table:table-cell table:style-name="MailMergeTable2020-03-06T14_3a_26_3a_00Z226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6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6.A3" office:value-type="string">
                  <text:p text:style-name="P4"><text:span text:style-name="T1">)</text:span></text:p>
                </table:table-cell>
                <table:table-cell table:style-name="MailMergeTable2020-03-06T14_3a_26_3a_00Z226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26.4">
                <table:table-cell table:style-name="MailMergeTable2020-03-06T14_3a_26_3a_00Z22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6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26.A3" office:value-type="string">
                  <text:p text:style-name="P6"/>
                </table:table-cell>
                <table:table-cell table:style-name="MailMergeTable2020-03-06T14_3a_26_3a_00Z226.A3" office:value-type="string">
                  <text:p text:style-name="P6"/>
                </table:table-cell>
                <table:table-cell table:style-name="MailMergeTable2020-03-06T14_3a_26_3a_00Z226.A3" office:value-type="string">
                  <text:p text:style-name="P6"/>
                </table:table-cell>
                <table:table-cell table:style-name="MailMergeTable2020-03-06T14_3a_26_3a_00Z226.A3" office:value-type="string">
                  <text:p text:style-name="P6"/>
                </table:table-cell>
                <table:table-cell table:style-name="MailMergeTable2020-03-06T14_3a_26_3a_00Z226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25" text:anchor-type="page" text:anchor-page-number="57" svg:x="0.499cm" svg:y="0.499cm" svg:width="10.059cm" svg:height="7.01cm" draw:z-index="224">
        <draw:text-box>
          <text:section text:style-name="Sect1" text:name="MailMergeSection2020-03-06T14:26:00Z226MasterLabel">
            <table:table table:name="MailMergeTable2020-03-06T14:26:00Z225" table:style-name="MailMergeTable2020-03-06T14_3a_26_3a_00Z225">
              <table:table-column table:style-name="MailMergeTable2020-03-06T14_3a_26_3a_00Z225.A" table:number-columns-repeated="6"/>
              <table:table-column table:style-name="MailMergeTable2020-03-06T14_3a_26_3a_00Z225.G"/>
              <table:table-row table:style-name="MailMergeTable2020-03-06T14_3a_26_3a_00Z225.1">
                <table:table-cell table:style-name="MailMergeTable2020-03-06T14_3a_26_3a_00Z225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5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5.A3" office:value-type="string">
                  <text:p text:style-name="P4"><text:span text:style-name="T1">)</text:span></text:p>
                </table:table-cell>
                <table:table-cell table:style-name="MailMergeTable2020-03-06T14_3a_26_3a_00Z225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25.4">
                <table:table-cell table:style-name="MailMergeTable2020-03-06T14_3a_26_3a_00Z22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5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25.A3" office:value-type="string">
                  <text:p text:style-name="P6"/>
                </table:table-cell>
                <table:table-cell table:style-name="MailMergeTable2020-03-06T14_3a_26_3a_00Z225.A3" office:value-type="string">
                  <text:p text:style-name="P6"/>
                </table:table-cell>
                <table:table-cell table:style-name="MailMergeTable2020-03-06T14_3a_26_3a_00Z225.A3" office:value-type="string">
                  <text:p text:style-name="P6"/>
                </table:table-cell>
                <table:table-cell table:style-name="MailMergeTable2020-03-06T14_3a_26_3a_00Z225.A3" office:value-type="string">
                  <text:p text:style-name="P6"/>
                </table:table-cell>
                <table:table-cell table:style-name="MailMergeTable2020-03-06T14_3a_26_3a_00Z225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24" text:anchor-type="page" text:anchor-page-number="55" svg:x="10.959cm" svg:y="22.729cm" svg:width="10.059cm" svg:height="7.01cm" draw:z-index="223">
        <draw:text-box>
          <text:section text:style-name="Sect1" text:name="MailMergeSection2020-03-06T14:26:00Z225Bereich7" text:protected="true">
            <table:table table:name="MailMergeTable2020-03-06T14:26:00Z224" table:style-name="MailMergeTable2020-03-06T14_3a_26_3a_00Z224">
              <table:table-column table:style-name="MailMergeTable2020-03-06T14_3a_26_3a_00Z224.A" table:number-columns-repeated="6"/>
              <table:table-column table:style-name="MailMergeTable2020-03-06T14_3a_26_3a_00Z224.G"/>
              <table:table-row table:style-name="MailMergeTable2020-03-06T14_3a_26_3a_00Z224.1">
                <table:table-cell table:style-name="MailMergeTable2020-03-06T14_3a_26_3a_00Z224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4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4.A3" office:value-type="string">
                  <text:p text:style-name="P4"><text:span text:style-name="T1">)</text:span></text:p>
                </table:table-cell>
                <table:table-cell table:style-name="MailMergeTable2020-03-06T14_3a_26_3a_00Z224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24.4">
                <table:table-cell table:style-name="MailMergeTable2020-03-06T14_3a_26_3a_00Z22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4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24.A3" office:value-type="string">
                  <text:p text:style-name="P6"/>
                </table:table-cell>
                <table:table-cell table:style-name="MailMergeTable2020-03-06T14_3a_26_3a_00Z224.A3" office:value-type="string">
                  <text:p text:style-name="P6"/>
                </table:table-cell>
                <table:table-cell table:style-name="MailMergeTable2020-03-06T14_3a_26_3a_00Z224.A3" office:value-type="string">
                  <text:p text:style-name="P6"/>
                </table:table-cell>
                <table:table-cell table:style-name="MailMergeTable2020-03-06T14_3a_26_3a_00Z224.A3" office:value-type="string">
                  <text:p text:style-name="P6"/>
                </table:table-cell>
                <table:table-cell table:style-name="MailMergeTable2020-03-06T14_3a_26_3a_00Z224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23" text:anchor-type="page" text:anchor-page-number="55" svg:x="0.499cm" svg:y="22.729cm" svg:width="10.059cm" svg:height="7.01cm" draw:z-index="222">
        <draw:text-box>
          <text:section text:style-name="Sect1" text:name="MailMergeSection2020-03-06T14:26:00Z224Bereich6" text:protected="true">
            <table:table table:name="MailMergeTable2020-03-06T14:26:00Z223" table:style-name="MailMergeTable2020-03-06T14_3a_26_3a_00Z223">
              <table:table-column table:style-name="MailMergeTable2020-03-06T14_3a_26_3a_00Z223.A" table:number-columns-repeated="6"/>
              <table:table-column table:style-name="MailMergeTable2020-03-06T14_3a_26_3a_00Z223.G"/>
              <table:table-row table:style-name="MailMergeTable2020-03-06T14_3a_26_3a_00Z223.1">
                <table:table-cell table:style-name="MailMergeTable2020-03-06T14_3a_26_3a_00Z223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3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3.A3" office:value-type="string">
                  <text:p text:style-name="P4"><text:span text:style-name="T1">)</text:span></text:p>
                </table:table-cell>
                <table:table-cell table:style-name="MailMergeTable2020-03-06T14_3a_26_3a_00Z223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23.4">
                <table:table-cell table:style-name="MailMergeTable2020-03-06T14_3a_26_3a_00Z22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3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23.A3" office:value-type="string">
                  <text:p text:style-name="P6"/>
                </table:table-cell>
                <table:table-cell table:style-name="MailMergeTable2020-03-06T14_3a_26_3a_00Z223.A3" office:value-type="string">
                  <text:p text:style-name="P6"/>
                </table:table-cell>
                <table:table-cell table:style-name="MailMergeTable2020-03-06T14_3a_26_3a_00Z223.A3" office:value-type="string">
                  <text:p text:style-name="P6"/>
                </table:table-cell>
                <table:table-cell table:style-name="MailMergeTable2020-03-06T14_3a_26_3a_00Z223.A3" office:value-type="string">
                  <text:p text:style-name="P6"/>
                </table:table-cell>
                <table:table-cell table:style-name="MailMergeTable2020-03-06T14_3a_26_3a_00Z223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22" text:anchor-type="page" text:anchor-page-number="55" svg:x="10.959cm" svg:y="15.319cm" svg:width="10.059cm" svg:height="7.01cm" draw:z-index="221">
        <draw:text-box>
          <text:section text:style-name="Sect1" text:name="MailMergeSection2020-03-06T14:26:00Z223Bereich5" text:protected="true">
            <table:table table:name="MailMergeTable2020-03-06T14:26:00Z222" table:style-name="MailMergeTable2020-03-06T14_3a_26_3a_00Z222">
              <table:table-column table:style-name="MailMergeTable2020-03-06T14_3a_26_3a_00Z222.A" table:number-columns-repeated="6"/>
              <table:table-column table:style-name="MailMergeTable2020-03-06T14_3a_26_3a_00Z222.G"/>
              <table:table-row table:style-name="MailMergeTable2020-03-06T14_3a_26_3a_00Z222.1">
                <table:table-cell table:style-name="MailMergeTable2020-03-06T14_3a_26_3a_00Z222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2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2.A3" office:value-type="string">
                  <text:p text:style-name="P4"><text:span text:style-name="T1">)</text:span></text:p>
                </table:table-cell>
                <table:table-cell table:style-name="MailMergeTable2020-03-06T14_3a_26_3a_00Z222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22.4">
                <table:table-cell table:style-name="MailMergeTable2020-03-06T14_3a_26_3a_00Z22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2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22.A3" office:value-type="string">
                  <text:p text:style-name="P6"/>
                </table:table-cell>
                <table:table-cell table:style-name="MailMergeTable2020-03-06T14_3a_26_3a_00Z222.A3" office:value-type="string">
                  <text:p text:style-name="P6"/>
                </table:table-cell>
                <table:table-cell table:style-name="MailMergeTable2020-03-06T14_3a_26_3a_00Z222.A3" office:value-type="string">
                  <text:p text:style-name="P6"/>
                </table:table-cell>
                <table:table-cell table:style-name="MailMergeTable2020-03-06T14_3a_26_3a_00Z222.A3" office:value-type="string">
                  <text:p text:style-name="P6"/>
                </table:table-cell>
                <table:table-cell table:style-name="MailMergeTable2020-03-06T14_3a_26_3a_00Z222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21" text:anchor-type="page" text:anchor-page-number="55" svg:x="0.499cm" svg:y="15.319cm" svg:width="10.059cm" svg:height="7.01cm" draw:z-index="220">
        <draw:text-box>
          <text:section text:style-name="Sect1" text:name="MailMergeSection2020-03-06T14:26:00Z222Bereich4" text:protected="true">
            <table:table table:name="MailMergeTable2020-03-06T14:26:00Z221" table:style-name="MailMergeTable2020-03-06T14_3a_26_3a_00Z221">
              <table:table-column table:style-name="MailMergeTable2020-03-06T14_3a_26_3a_00Z221.A" table:number-columns-repeated="6"/>
              <table:table-column table:style-name="MailMergeTable2020-03-06T14_3a_26_3a_00Z221.G"/>
              <table:table-row table:style-name="MailMergeTable2020-03-06T14_3a_26_3a_00Z221.1">
                <table:table-cell table:style-name="MailMergeTable2020-03-06T14_3a_26_3a_00Z221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1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1.A3" office:value-type="string">
                  <text:p text:style-name="P4"><text:span text:style-name="T1">)</text:span></text:p>
                </table:table-cell>
                <table:table-cell table:style-name="MailMergeTable2020-03-06T14_3a_26_3a_00Z221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21.4">
                <table:table-cell table:style-name="MailMergeTable2020-03-06T14_3a_26_3a_00Z22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1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21.A3" office:value-type="string">
                  <text:p text:style-name="P6"/>
                </table:table-cell>
                <table:table-cell table:style-name="MailMergeTable2020-03-06T14_3a_26_3a_00Z221.A3" office:value-type="string">
                  <text:p text:style-name="P6"/>
                </table:table-cell>
                <table:table-cell table:style-name="MailMergeTable2020-03-06T14_3a_26_3a_00Z221.A3" office:value-type="string">
                  <text:p text:style-name="P6"/>
                </table:table-cell>
                <table:table-cell table:style-name="MailMergeTable2020-03-06T14_3a_26_3a_00Z221.A3" office:value-type="string">
                  <text:p text:style-name="P6"/>
                </table:table-cell>
                <table:table-cell table:style-name="MailMergeTable2020-03-06T14_3a_26_3a_00Z221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20" text:anchor-type="page" text:anchor-page-number="55" svg:x="10.959cm" svg:y="7.909cm" svg:width="10.059cm" svg:height="7.01cm" draw:z-index="219">
        <draw:text-box>
          <text:section text:style-name="Sect1" text:name="MailMergeSection2020-03-06T14:26:00Z221Bereich3" text:protected="true">
            <table:table table:name="MailMergeTable2020-03-06T14:26:00Z220" table:style-name="MailMergeTable2020-03-06T14_3a_26_3a_00Z220">
              <table:table-column table:style-name="MailMergeTable2020-03-06T14_3a_26_3a_00Z220.A" table:number-columns-repeated="6"/>
              <table:table-column table:style-name="MailMergeTable2020-03-06T14_3a_26_3a_00Z220.G"/>
              <table:table-row table:style-name="MailMergeTable2020-03-06T14_3a_26_3a_00Z220.1">
                <table:table-cell table:style-name="MailMergeTable2020-03-06T14_3a_26_3a_00Z220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0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0.A3" office:value-type="string">
                  <text:p text:style-name="P4"><text:span text:style-name="T1">)</text:span></text:p>
                </table:table-cell>
                <table:table-cell table:style-name="MailMergeTable2020-03-06T14_3a_26_3a_00Z220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20.4">
                <table:table-cell table:style-name="MailMergeTable2020-03-06T14_3a_26_3a_00Z22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20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20.A3" office:value-type="string">
                  <text:p text:style-name="P6"/>
                </table:table-cell>
                <table:table-cell table:style-name="MailMergeTable2020-03-06T14_3a_26_3a_00Z220.A3" office:value-type="string">
                  <text:p text:style-name="P6"/>
                </table:table-cell>
                <table:table-cell table:style-name="MailMergeTable2020-03-06T14_3a_26_3a_00Z220.A3" office:value-type="string">
                  <text:p text:style-name="P6"/>
                </table:table-cell>
                <table:table-cell table:style-name="MailMergeTable2020-03-06T14_3a_26_3a_00Z220.A3" office:value-type="string">
                  <text:p text:style-name="P6"/>
                </table:table-cell>
                <table:table-cell table:style-name="MailMergeTable2020-03-06T14_3a_26_3a_00Z220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19" text:anchor-type="page" text:anchor-page-number="55" svg:x="0.499cm" svg:y="7.909cm" svg:width="10.059cm" svg:height="7.01cm" draw:z-index="218">
        <draw:text-box>
          <text:section text:style-name="Sect1" text:name="MailMergeSection2020-03-06T14:26:00Z220Bereich2" text:protected="true">
            <table:table table:name="MailMergeTable2020-03-06T14:26:00Z219" table:style-name="MailMergeTable2020-03-06T14_3a_26_3a_00Z219">
              <table:table-column table:style-name="MailMergeTable2020-03-06T14_3a_26_3a_00Z219.A" table:number-columns-repeated="6"/>
              <table:table-column table:style-name="MailMergeTable2020-03-06T14_3a_26_3a_00Z219.G"/>
              <table:table-row table:style-name="MailMergeTable2020-03-06T14_3a_26_3a_00Z219.1">
                <table:table-cell table:style-name="MailMergeTable2020-03-06T14_3a_26_3a_00Z219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19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19.A3" office:value-type="string">
                  <text:p text:style-name="P4"><text:span text:style-name="T1">)</text:span></text:p>
                </table:table-cell>
                <table:table-cell table:style-name="MailMergeTable2020-03-06T14_3a_26_3a_00Z219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19.4">
                <table:table-cell table:style-name="MailMergeTable2020-03-06T14_3a_26_3a_00Z21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1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19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19.A3" office:value-type="string">
                  <text:p text:style-name="P6"/>
                </table:table-cell>
                <table:table-cell table:style-name="MailMergeTable2020-03-06T14_3a_26_3a_00Z219.A3" office:value-type="string">
                  <text:p text:style-name="P6"/>
                </table:table-cell>
                <table:table-cell table:style-name="MailMergeTable2020-03-06T14_3a_26_3a_00Z219.A3" office:value-type="string">
                  <text:p text:style-name="P6"/>
                </table:table-cell>
                <table:table-cell table:style-name="MailMergeTable2020-03-06T14_3a_26_3a_00Z219.A3" office:value-type="string">
                  <text:p text:style-name="P6"/>
                </table:table-cell>
                <table:table-cell table:style-name="MailMergeTable2020-03-06T14_3a_26_3a_00Z219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18" text:anchor-type="page" text:anchor-page-number="55" svg:x="10.959cm" svg:y="0.499cm" svg:width="10.059cm" svg:height="7.01cm" draw:z-index="217">
        <draw:text-box>
          <text:section text:style-name="Sect1" text:name="MailMergeSection2020-03-06T14:26:00Z219Bereich1" text:protected="true">
            <table:table table:name="MailMergeTable2020-03-06T14:26:00Z218" table:style-name="MailMergeTable2020-03-06T14_3a_26_3a_00Z218">
              <table:table-column table:style-name="MailMergeTable2020-03-06T14_3a_26_3a_00Z218.A" table:number-columns-repeated="6"/>
              <table:table-column table:style-name="MailMergeTable2020-03-06T14_3a_26_3a_00Z218.G"/>
              <table:table-row table:style-name="MailMergeTable2020-03-06T14_3a_26_3a_00Z218.1">
                <table:table-cell table:style-name="MailMergeTable2020-03-06T14_3a_26_3a_00Z218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18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18.A3" office:value-type="string">
                  <text:p text:style-name="P4"><text:span text:style-name="T1">)</text:span></text:p>
                </table:table-cell>
                <table:table-cell table:style-name="MailMergeTable2020-03-06T14_3a_26_3a_00Z218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18.4">
                <table:table-cell table:style-name="MailMergeTable2020-03-06T14_3a_26_3a_00Z21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1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18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18.A3" office:value-type="string">
                  <text:p text:style-name="P6"/>
                </table:table-cell>
                <table:table-cell table:style-name="MailMergeTable2020-03-06T14_3a_26_3a_00Z218.A3" office:value-type="string">
                  <text:p text:style-name="P6"/>
                </table:table-cell>
                <table:table-cell table:style-name="MailMergeTable2020-03-06T14_3a_26_3a_00Z218.A3" office:value-type="string">
                  <text:p text:style-name="P6"/>
                </table:table-cell>
                <table:table-cell table:style-name="MailMergeTable2020-03-06T14_3a_26_3a_00Z218.A3" office:value-type="string">
                  <text:p text:style-name="P6"/>
                </table:table-cell>
                <table:table-cell table:style-name="MailMergeTable2020-03-06T14_3a_26_3a_00Z218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17" text:anchor-type="page" text:anchor-page-number="55" svg:x="0.499cm" svg:y="0.499cm" svg:width="10.059cm" svg:height="7.01cm" draw:z-index="216">
        <draw:text-box>
          <text:section text:style-name="Sect1" text:name="MailMergeSection2020-03-06T14:26:00Z218MasterLabel">
            <table:table table:name="MailMergeTable2020-03-06T14:26:00Z217" table:style-name="MailMergeTable2020-03-06T14_3a_26_3a_00Z217">
              <table:table-column table:style-name="MailMergeTable2020-03-06T14_3a_26_3a_00Z217.A" table:number-columns-repeated="6"/>
              <table:table-column table:style-name="MailMergeTable2020-03-06T14_3a_26_3a_00Z217.G"/>
              <table:table-row table:style-name="MailMergeTable2020-03-06T14_3a_26_3a_00Z217.1">
                <table:table-cell table:style-name="MailMergeTable2020-03-06T14_3a_26_3a_00Z217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17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17.A3" office:value-type="string">
                  <text:p text:style-name="P4"><text:span text:style-name="T1">)</text:span></text:p>
                </table:table-cell>
                <table:table-cell table:style-name="MailMergeTable2020-03-06T14_3a_26_3a_00Z217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6_3a_00Z217.4">
                <table:table-cell table:style-name="MailMergeTable2020-03-06T14_3a_26_3a_00Z21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1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6_3a_00Z217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6_3a_00Z217.A3" office:value-type="string">
                  <text:p text:style-name="P6"/>
                </table:table-cell>
                <table:table-cell table:style-name="MailMergeTable2020-03-06T14_3a_26_3a_00Z217.A3" office:value-type="string">
                  <text:p text:style-name="P6"/>
                </table:table-cell>
                <table:table-cell table:style-name="MailMergeTable2020-03-06T14_3a_26_3a_00Z217.A3" office:value-type="string">
                  <text:p text:style-name="P6"/>
                </table:table-cell>
                <table:table-cell table:style-name="MailMergeTable2020-03-06T14_3a_26_3a_00Z217.A3" office:value-type="string">
                  <text:p text:style-name="P6"/>
                </table:table-cell>
                <table:table-cell table:style-name="MailMergeTable2020-03-06T14_3a_26_3a_00Z217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16" text:anchor-type="page" text:anchor-page-number="53" svg:x="10.959cm" svg:y="22.729cm" svg:width="10.059cm" svg:height="7.01cm" draw:z-index="215">
        <draw:text-box>
          <text:section text:style-name="Sect1" text:name="MailMergeSection2020-03-06T14:25:59Z217Bereich7" text:protected="true">
            <table:table table:name="MailMergeTable2020-03-06T14:25:59Z216" table:style-name="MailMergeTable2020-03-06T14_3a_25_3a_59Z216">
              <table:table-column table:style-name="MailMergeTable2020-03-06T14_3a_25_3a_59Z216.A" table:number-columns-repeated="6"/>
              <table:table-column table:style-name="MailMergeTable2020-03-06T14_3a_25_3a_59Z216.G"/>
              <table:table-row table:style-name="MailMergeTable2020-03-06T14_3a_25_3a_59Z216.1">
                <table:table-cell table:style-name="MailMergeTable2020-03-06T14_3a_25_3a_59Z216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6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6.A3" office:value-type="string">
                  <text:p text:style-name="P4"><text:span text:style-name="T1">)</text:span></text:p>
                </table:table-cell>
                <table:table-cell table:style-name="MailMergeTable2020-03-06T14_3a_25_3a_59Z216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216.4">
                <table:table-cell table:style-name="MailMergeTable2020-03-06T14_3a_25_3a_59Z21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6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216.A3" office:value-type="string">
                  <text:p text:style-name="P6"/>
                </table:table-cell>
                <table:table-cell table:style-name="MailMergeTable2020-03-06T14_3a_25_3a_59Z216.A3" office:value-type="string">
                  <text:p text:style-name="P6"/>
                </table:table-cell>
                <table:table-cell table:style-name="MailMergeTable2020-03-06T14_3a_25_3a_59Z216.A3" office:value-type="string">
                  <text:p text:style-name="P6"/>
                </table:table-cell>
                <table:table-cell table:style-name="MailMergeTable2020-03-06T14_3a_25_3a_59Z216.A3" office:value-type="string">
                  <text:p text:style-name="P6"/>
                </table:table-cell>
                <table:table-cell table:style-name="MailMergeTable2020-03-06T14_3a_25_3a_59Z216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15" text:anchor-type="page" text:anchor-page-number="53" svg:x="0.499cm" svg:y="22.729cm" svg:width="10.059cm" svg:height="7.01cm" draw:z-index="214">
        <draw:text-box>
          <text:section text:style-name="Sect1" text:name="MailMergeSection2020-03-06T14:25:59Z216Bereich6" text:protected="true">
            <table:table table:name="MailMergeTable2020-03-06T14:25:59Z215" table:style-name="MailMergeTable2020-03-06T14_3a_25_3a_59Z215">
              <table:table-column table:style-name="MailMergeTable2020-03-06T14_3a_25_3a_59Z215.A" table:number-columns-repeated="6"/>
              <table:table-column table:style-name="MailMergeTable2020-03-06T14_3a_25_3a_59Z215.G"/>
              <table:table-row table:style-name="MailMergeTable2020-03-06T14_3a_25_3a_59Z215.1">
                <table:table-cell table:style-name="MailMergeTable2020-03-06T14_3a_25_3a_59Z215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5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5.A3" office:value-type="string">
                  <text:p text:style-name="P4"><text:span text:style-name="T1">)</text:span></text:p>
                </table:table-cell>
                <table:table-cell table:style-name="MailMergeTable2020-03-06T14_3a_25_3a_59Z215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215.4">
                <table:table-cell table:style-name="MailMergeTable2020-03-06T14_3a_25_3a_59Z21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5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215.A3" office:value-type="string">
                  <text:p text:style-name="P6"/>
                </table:table-cell>
                <table:table-cell table:style-name="MailMergeTable2020-03-06T14_3a_25_3a_59Z215.A3" office:value-type="string">
                  <text:p text:style-name="P6"/>
                </table:table-cell>
                <table:table-cell table:style-name="MailMergeTable2020-03-06T14_3a_25_3a_59Z215.A3" office:value-type="string">
                  <text:p text:style-name="P6"/>
                </table:table-cell>
                <table:table-cell table:style-name="MailMergeTable2020-03-06T14_3a_25_3a_59Z215.A3" office:value-type="string">
                  <text:p text:style-name="P6"/>
                </table:table-cell>
                <table:table-cell table:style-name="MailMergeTable2020-03-06T14_3a_25_3a_59Z215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14" text:anchor-type="page" text:anchor-page-number="53" svg:x="10.959cm" svg:y="15.319cm" svg:width="10.059cm" svg:height="7.01cm" draw:z-index="213">
        <draw:text-box>
          <text:section text:style-name="Sect1" text:name="MailMergeSection2020-03-06T14:25:59Z215Bereich5" text:protected="true">
            <table:table table:name="MailMergeTable2020-03-06T14:25:59Z214" table:style-name="MailMergeTable2020-03-06T14_3a_25_3a_59Z214">
              <table:table-column table:style-name="MailMergeTable2020-03-06T14_3a_25_3a_59Z214.A" table:number-columns-repeated="6"/>
              <table:table-column table:style-name="MailMergeTable2020-03-06T14_3a_25_3a_59Z214.G"/>
              <table:table-row table:style-name="MailMergeTable2020-03-06T14_3a_25_3a_59Z214.1">
                <table:table-cell table:style-name="MailMergeTable2020-03-06T14_3a_25_3a_59Z214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4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4.A3" office:value-type="string">
                  <text:p text:style-name="P4"><text:span text:style-name="T1">)</text:span></text:p>
                </table:table-cell>
                <table:table-cell table:style-name="MailMergeTable2020-03-06T14_3a_25_3a_59Z214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214.4">
                <table:table-cell table:style-name="MailMergeTable2020-03-06T14_3a_25_3a_59Z21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4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214.A3" office:value-type="string">
                  <text:p text:style-name="P6"/>
                </table:table-cell>
                <table:table-cell table:style-name="MailMergeTable2020-03-06T14_3a_25_3a_59Z214.A3" office:value-type="string">
                  <text:p text:style-name="P6"/>
                </table:table-cell>
                <table:table-cell table:style-name="MailMergeTable2020-03-06T14_3a_25_3a_59Z214.A3" office:value-type="string">
                  <text:p text:style-name="P6"/>
                </table:table-cell>
                <table:table-cell table:style-name="MailMergeTable2020-03-06T14_3a_25_3a_59Z214.A3" office:value-type="string">
                  <text:p text:style-name="P6"/>
                </table:table-cell>
                <table:table-cell table:style-name="MailMergeTable2020-03-06T14_3a_25_3a_59Z214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13" text:anchor-type="page" text:anchor-page-number="53" svg:x="0.499cm" svg:y="15.319cm" svg:width="10.059cm" svg:height="7.01cm" draw:z-index="212">
        <draw:text-box>
          <text:section text:style-name="Sect1" text:name="MailMergeSection2020-03-06T14:25:59Z214Bereich4" text:protected="true">
            <table:table table:name="MailMergeTable2020-03-06T14:25:59Z213" table:style-name="MailMergeTable2020-03-06T14_3a_25_3a_59Z213">
              <table:table-column table:style-name="MailMergeTable2020-03-06T14_3a_25_3a_59Z213.A" table:number-columns-repeated="6"/>
              <table:table-column table:style-name="MailMergeTable2020-03-06T14_3a_25_3a_59Z213.G"/>
              <table:table-row table:style-name="MailMergeTable2020-03-06T14_3a_25_3a_59Z213.1">
                <table:table-cell table:style-name="MailMergeTable2020-03-06T14_3a_25_3a_59Z213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3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3.A3" office:value-type="string">
                  <text:p text:style-name="P4"><text:span text:style-name="T1">)</text:span></text:p>
                </table:table-cell>
                <table:table-cell table:style-name="MailMergeTable2020-03-06T14_3a_25_3a_59Z213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213.4">
                <table:table-cell table:style-name="MailMergeTable2020-03-06T14_3a_25_3a_59Z21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3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213.A3" office:value-type="string">
                  <text:p text:style-name="P6"/>
                </table:table-cell>
                <table:table-cell table:style-name="MailMergeTable2020-03-06T14_3a_25_3a_59Z213.A3" office:value-type="string">
                  <text:p text:style-name="P6"/>
                </table:table-cell>
                <table:table-cell table:style-name="MailMergeTable2020-03-06T14_3a_25_3a_59Z213.A3" office:value-type="string">
                  <text:p text:style-name="P6"/>
                </table:table-cell>
                <table:table-cell table:style-name="MailMergeTable2020-03-06T14_3a_25_3a_59Z213.A3" office:value-type="string">
                  <text:p text:style-name="P6"/>
                </table:table-cell>
                <table:table-cell table:style-name="MailMergeTable2020-03-06T14_3a_25_3a_59Z213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12" text:anchor-type="page" text:anchor-page-number="53" svg:x="10.959cm" svg:y="7.909cm" svg:width="10.059cm" svg:height="7.01cm" draw:z-index="211">
        <draw:text-box>
          <text:section text:style-name="Sect1" text:name="MailMergeSection2020-03-06T14:25:59Z213Bereich3" text:protected="true">
            <table:table table:name="MailMergeTable2020-03-06T14:25:59Z212" table:style-name="MailMergeTable2020-03-06T14_3a_25_3a_59Z212">
              <table:table-column table:style-name="MailMergeTable2020-03-06T14_3a_25_3a_59Z212.A" table:number-columns-repeated="6"/>
              <table:table-column table:style-name="MailMergeTable2020-03-06T14_3a_25_3a_59Z212.G"/>
              <table:table-row table:style-name="MailMergeTable2020-03-06T14_3a_25_3a_59Z212.1">
                <table:table-cell table:style-name="MailMergeTable2020-03-06T14_3a_25_3a_59Z212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2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2.A3" office:value-type="string">
                  <text:p text:style-name="P4"><text:span text:style-name="T1">)</text:span></text:p>
                </table:table-cell>
                <table:table-cell table:style-name="MailMergeTable2020-03-06T14_3a_25_3a_59Z212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212.4">
                <table:table-cell table:style-name="MailMergeTable2020-03-06T14_3a_25_3a_59Z21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2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212.A3" office:value-type="string">
                  <text:p text:style-name="P6"/>
                </table:table-cell>
                <table:table-cell table:style-name="MailMergeTable2020-03-06T14_3a_25_3a_59Z212.A3" office:value-type="string">
                  <text:p text:style-name="P6"/>
                </table:table-cell>
                <table:table-cell table:style-name="MailMergeTable2020-03-06T14_3a_25_3a_59Z212.A3" office:value-type="string">
                  <text:p text:style-name="P6"/>
                </table:table-cell>
                <table:table-cell table:style-name="MailMergeTable2020-03-06T14_3a_25_3a_59Z212.A3" office:value-type="string">
                  <text:p text:style-name="P6"/>
                </table:table-cell>
                <table:table-cell table:style-name="MailMergeTable2020-03-06T14_3a_25_3a_59Z212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11" text:anchor-type="page" text:anchor-page-number="53" svg:x="0.499cm" svg:y="7.909cm" svg:width="10.059cm" svg:height="7.01cm" draw:z-index="210">
        <draw:text-box>
          <text:section text:style-name="Sect1" text:name="MailMergeSection2020-03-06T14:25:59Z212Bereich2" text:protected="true">
            <table:table table:name="MailMergeTable2020-03-06T14:25:59Z211" table:style-name="MailMergeTable2020-03-06T14_3a_25_3a_59Z211">
              <table:table-column table:style-name="MailMergeTable2020-03-06T14_3a_25_3a_59Z211.A" table:number-columns-repeated="6"/>
              <table:table-column table:style-name="MailMergeTable2020-03-06T14_3a_25_3a_59Z211.G"/>
              <table:table-row table:style-name="MailMergeTable2020-03-06T14_3a_25_3a_59Z211.1">
                <table:table-cell table:style-name="MailMergeTable2020-03-06T14_3a_25_3a_59Z211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1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1.A3" office:value-type="string">
                  <text:p text:style-name="P4"><text:span text:style-name="T1">)</text:span></text:p>
                </table:table-cell>
                <table:table-cell table:style-name="MailMergeTable2020-03-06T14_3a_25_3a_59Z211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211.4">
                <table:table-cell table:style-name="MailMergeTable2020-03-06T14_3a_25_3a_59Z21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1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211.A3" office:value-type="string">
                  <text:p text:style-name="P6"/>
                </table:table-cell>
                <table:table-cell table:style-name="MailMergeTable2020-03-06T14_3a_25_3a_59Z211.A3" office:value-type="string">
                  <text:p text:style-name="P6"/>
                </table:table-cell>
                <table:table-cell table:style-name="MailMergeTable2020-03-06T14_3a_25_3a_59Z211.A3" office:value-type="string">
                  <text:p text:style-name="P6"/>
                </table:table-cell>
                <table:table-cell table:style-name="MailMergeTable2020-03-06T14_3a_25_3a_59Z211.A3" office:value-type="string">
                  <text:p text:style-name="P6"/>
                </table:table-cell>
                <table:table-cell table:style-name="MailMergeTable2020-03-06T14_3a_25_3a_59Z211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10" text:anchor-type="page" text:anchor-page-number="53" svg:x="10.959cm" svg:y="0.499cm" svg:width="10.059cm" svg:height="7.01cm" draw:z-index="209">
        <draw:text-box>
          <text:section text:style-name="Sect1" text:name="MailMergeSection2020-03-06T14:25:59Z211Bereich1" text:protected="true">
            <table:table table:name="MailMergeTable2020-03-06T14:25:59Z210" table:style-name="MailMergeTable2020-03-06T14_3a_25_3a_59Z210">
              <table:table-column table:style-name="MailMergeTable2020-03-06T14_3a_25_3a_59Z210.A" table:number-columns-repeated="6"/>
              <table:table-column table:style-name="MailMergeTable2020-03-06T14_3a_25_3a_59Z210.G"/>
              <table:table-row table:style-name="MailMergeTable2020-03-06T14_3a_25_3a_59Z210.1">
                <table:table-cell table:style-name="MailMergeTable2020-03-06T14_3a_25_3a_59Z210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0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0.A3" office:value-type="string">
                  <text:p text:style-name="P4"><text:span text:style-name="T1">)</text:span></text:p>
                </table:table-cell>
                <table:table-cell table:style-name="MailMergeTable2020-03-06T14_3a_25_3a_59Z210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210.4">
                <table:table-cell table:style-name="MailMergeTable2020-03-06T14_3a_25_3a_59Z21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10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210.A3" office:value-type="string">
                  <text:p text:style-name="P6"/>
                </table:table-cell>
                <table:table-cell table:style-name="MailMergeTable2020-03-06T14_3a_25_3a_59Z210.A3" office:value-type="string">
                  <text:p text:style-name="P6"/>
                </table:table-cell>
                <table:table-cell table:style-name="MailMergeTable2020-03-06T14_3a_25_3a_59Z210.A3" office:value-type="string">
                  <text:p text:style-name="P6"/>
                </table:table-cell>
                <table:table-cell table:style-name="MailMergeTable2020-03-06T14_3a_25_3a_59Z210.A3" office:value-type="string">
                  <text:p text:style-name="P6"/>
                </table:table-cell>
                <table:table-cell table:style-name="MailMergeTable2020-03-06T14_3a_25_3a_59Z210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09" text:anchor-type="page" text:anchor-page-number="53" svg:x="0.499cm" svg:y="0.499cm" svg:width="10.059cm" svg:height="7.01cm" draw:z-index="208">
        <draw:text-box>
          <text:section text:style-name="Sect1" text:name="MailMergeSection2020-03-06T14:25:59Z210MasterLabel">
            <table:table table:name="MailMergeTable2020-03-06T14:25:59Z209" table:style-name="MailMergeTable2020-03-06T14_3a_25_3a_59Z209">
              <table:table-column table:style-name="MailMergeTable2020-03-06T14_3a_25_3a_59Z209.A" table:number-columns-repeated="6"/>
              <table:table-column table:style-name="MailMergeTable2020-03-06T14_3a_25_3a_59Z209.G"/>
              <table:table-row table:style-name="MailMergeTable2020-03-06T14_3a_25_3a_59Z209.1">
                <table:table-cell table:style-name="MailMergeTable2020-03-06T14_3a_25_3a_59Z209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9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9.A3" office:value-type="string">
                  <text:p text:style-name="P4"><text:span text:style-name="T1">)</text:span></text:p>
                </table:table-cell>
                <table:table-cell table:style-name="MailMergeTable2020-03-06T14_3a_25_3a_59Z209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209.4">
                <table:table-cell table:style-name="MailMergeTable2020-03-06T14_3a_25_3a_59Z20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9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209.A3" office:value-type="string">
                  <text:p text:style-name="P6"/>
                </table:table-cell>
                <table:table-cell table:style-name="MailMergeTable2020-03-06T14_3a_25_3a_59Z209.A3" office:value-type="string">
                  <text:p text:style-name="P6"/>
                </table:table-cell>
                <table:table-cell table:style-name="MailMergeTable2020-03-06T14_3a_25_3a_59Z209.A3" office:value-type="string">
                  <text:p text:style-name="P6"/>
                </table:table-cell>
                <table:table-cell table:style-name="MailMergeTable2020-03-06T14_3a_25_3a_59Z209.A3" office:value-type="string">
                  <text:p text:style-name="P6"/>
                </table:table-cell>
                <table:table-cell table:style-name="MailMergeTable2020-03-06T14_3a_25_3a_59Z209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08" text:anchor-type="page" text:anchor-page-number="51" svg:x="10.959cm" svg:y="22.729cm" svg:width="10.059cm" svg:height="7.01cm" draw:z-index="207">
        <draw:text-box>
          <text:section text:style-name="Sect1" text:name="MailMergeSection2020-03-06T14:25:59Z209Bereich7" text:protected="true">
            <table:table table:name="MailMergeTable2020-03-06T14:25:59Z208" table:style-name="MailMergeTable2020-03-06T14_3a_25_3a_59Z208">
              <table:table-column table:style-name="MailMergeTable2020-03-06T14_3a_25_3a_59Z208.A" table:number-columns-repeated="6"/>
              <table:table-column table:style-name="MailMergeTable2020-03-06T14_3a_25_3a_59Z208.G"/>
              <table:table-row table:style-name="MailMergeTable2020-03-06T14_3a_25_3a_59Z208.1">
                <table:table-cell table:style-name="MailMergeTable2020-03-06T14_3a_25_3a_59Z208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8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8.A3" office:value-type="string">
                  <text:p text:style-name="P4"><text:span text:style-name="T1">)</text:span></text:p>
                </table:table-cell>
                <table:table-cell table:style-name="MailMergeTable2020-03-06T14_3a_25_3a_59Z208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208.4">
                <table:table-cell table:style-name="MailMergeTable2020-03-06T14_3a_25_3a_59Z20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8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208.A3" office:value-type="string">
                  <text:p text:style-name="P6"/>
                </table:table-cell>
                <table:table-cell table:style-name="MailMergeTable2020-03-06T14_3a_25_3a_59Z208.A3" office:value-type="string">
                  <text:p text:style-name="P6"/>
                </table:table-cell>
                <table:table-cell table:style-name="MailMergeTable2020-03-06T14_3a_25_3a_59Z208.A3" office:value-type="string">
                  <text:p text:style-name="P6"/>
                </table:table-cell>
                <table:table-cell table:style-name="MailMergeTable2020-03-06T14_3a_25_3a_59Z208.A3" office:value-type="string">
                  <text:p text:style-name="P6"/>
                </table:table-cell>
                <table:table-cell table:style-name="MailMergeTable2020-03-06T14_3a_25_3a_59Z208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07" text:anchor-type="page" text:anchor-page-number="51" svg:x="0.499cm" svg:y="22.729cm" svg:width="10.059cm" svg:height="7.01cm" draw:z-index="206">
        <draw:text-box>
          <text:section text:style-name="Sect1" text:name="MailMergeSection2020-03-06T14:25:59Z208Bereich6" text:protected="true">
            <table:table table:name="MailMergeTable2020-03-06T14:25:59Z207" table:style-name="MailMergeTable2020-03-06T14_3a_25_3a_59Z207">
              <table:table-column table:style-name="MailMergeTable2020-03-06T14_3a_25_3a_59Z207.A" table:number-columns-repeated="6"/>
              <table:table-column table:style-name="MailMergeTable2020-03-06T14_3a_25_3a_59Z207.G"/>
              <table:table-row table:style-name="MailMergeTable2020-03-06T14_3a_25_3a_59Z207.1">
                <table:table-cell table:style-name="MailMergeTable2020-03-06T14_3a_25_3a_59Z207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7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7.A3" office:value-type="string">
                  <text:p text:style-name="P4"><text:span text:style-name="T1">)</text:span></text:p>
                </table:table-cell>
                <table:table-cell table:style-name="MailMergeTable2020-03-06T14_3a_25_3a_59Z207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207.4">
                <table:table-cell table:style-name="MailMergeTable2020-03-06T14_3a_25_3a_59Z20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7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207.A3" office:value-type="string">
                  <text:p text:style-name="P6"/>
                </table:table-cell>
                <table:table-cell table:style-name="MailMergeTable2020-03-06T14_3a_25_3a_59Z207.A3" office:value-type="string">
                  <text:p text:style-name="P6"/>
                </table:table-cell>
                <table:table-cell table:style-name="MailMergeTable2020-03-06T14_3a_25_3a_59Z207.A3" office:value-type="string">
                  <text:p text:style-name="P6"/>
                </table:table-cell>
                <table:table-cell table:style-name="MailMergeTable2020-03-06T14_3a_25_3a_59Z207.A3" office:value-type="string">
                  <text:p text:style-name="P6"/>
                </table:table-cell>
                <table:table-cell table:style-name="MailMergeTable2020-03-06T14_3a_25_3a_59Z207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06" text:anchor-type="page" text:anchor-page-number="51" svg:x="10.959cm" svg:y="15.319cm" svg:width="10.059cm" svg:height="7.01cm" draw:z-index="205">
        <draw:text-box>
          <text:section text:style-name="Sect1" text:name="MailMergeSection2020-03-06T14:25:59Z207Bereich5" text:protected="true">
            <table:table table:name="MailMergeTable2020-03-06T14:25:59Z206" table:style-name="MailMergeTable2020-03-06T14_3a_25_3a_59Z206">
              <table:table-column table:style-name="MailMergeTable2020-03-06T14_3a_25_3a_59Z206.A" table:number-columns-repeated="6"/>
              <table:table-column table:style-name="MailMergeTable2020-03-06T14_3a_25_3a_59Z206.G"/>
              <table:table-row table:style-name="MailMergeTable2020-03-06T14_3a_25_3a_59Z206.1">
                <table:table-cell table:style-name="MailMergeTable2020-03-06T14_3a_25_3a_59Z206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6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6.A3" office:value-type="string">
                  <text:p text:style-name="P4"><text:span text:style-name="T1">)</text:span></text:p>
                </table:table-cell>
                <table:table-cell table:style-name="MailMergeTable2020-03-06T14_3a_25_3a_59Z206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206.4">
                <table:table-cell table:style-name="MailMergeTable2020-03-06T14_3a_25_3a_59Z20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6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206.A3" office:value-type="string">
                  <text:p text:style-name="P6"/>
                </table:table-cell>
                <table:table-cell table:style-name="MailMergeTable2020-03-06T14_3a_25_3a_59Z206.A3" office:value-type="string">
                  <text:p text:style-name="P6"/>
                </table:table-cell>
                <table:table-cell table:style-name="MailMergeTable2020-03-06T14_3a_25_3a_59Z206.A3" office:value-type="string">
                  <text:p text:style-name="P6"/>
                </table:table-cell>
                <table:table-cell table:style-name="MailMergeTable2020-03-06T14_3a_25_3a_59Z206.A3" office:value-type="string">
                  <text:p text:style-name="P6"/>
                </table:table-cell>
                <table:table-cell table:style-name="MailMergeTable2020-03-06T14_3a_25_3a_59Z206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05" text:anchor-type="page" text:anchor-page-number="51" svg:x="0.499cm" svg:y="15.319cm" svg:width="10.059cm" svg:height="7.01cm" draw:z-index="204">
        <draw:text-box>
          <text:section text:style-name="Sect1" text:name="MailMergeSection2020-03-06T14:25:59Z206Bereich4" text:protected="true">
            <table:table table:name="MailMergeTable2020-03-06T14:25:59Z205" table:style-name="MailMergeTable2020-03-06T14_3a_25_3a_59Z205">
              <table:table-column table:style-name="MailMergeTable2020-03-06T14_3a_25_3a_59Z205.A" table:number-columns-repeated="6"/>
              <table:table-column table:style-name="MailMergeTable2020-03-06T14_3a_25_3a_59Z205.G"/>
              <table:table-row table:style-name="MailMergeTable2020-03-06T14_3a_25_3a_59Z205.1">
                <table:table-cell table:style-name="MailMergeTable2020-03-06T14_3a_25_3a_59Z205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5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5.A3" office:value-type="string">
                  <text:p text:style-name="P4"><text:span text:style-name="T1">)</text:span></text:p>
                </table:table-cell>
                <table:table-cell table:style-name="MailMergeTable2020-03-06T14_3a_25_3a_59Z205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205.4">
                <table:table-cell table:style-name="MailMergeTable2020-03-06T14_3a_25_3a_59Z20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5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205.A3" office:value-type="string">
                  <text:p text:style-name="P6"/>
                </table:table-cell>
                <table:table-cell table:style-name="MailMergeTable2020-03-06T14_3a_25_3a_59Z205.A3" office:value-type="string">
                  <text:p text:style-name="P6"/>
                </table:table-cell>
                <table:table-cell table:style-name="MailMergeTable2020-03-06T14_3a_25_3a_59Z205.A3" office:value-type="string">
                  <text:p text:style-name="P6"/>
                </table:table-cell>
                <table:table-cell table:style-name="MailMergeTable2020-03-06T14_3a_25_3a_59Z205.A3" office:value-type="string">
                  <text:p text:style-name="P6"/>
                </table:table-cell>
                <table:table-cell table:style-name="MailMergeTable2020-03-06T14_3a_25_3a_59Z205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04" text:anchor-type="page" text:anchor-page-number="51" svg:x="10.959cm" svg:y="7.909cm" svg:width="10.059cm" svg:height="7.01cm" draw:z-index="203">
        <draw:text-box>
          <text:section text:style-name="Sect1" text:name="MailMergeSection2020-03-06T14:25:59Z205Bereich3" text:protected="true">
            <table:table table:name="MailMergeTable2020-03-06T14:25:59Z204" table:style-name="MailMergeTable2020-03-06T14_3a_25_3a_59Z204">
              <table:table-column table:style-name="MailMergeTable2020-03-06T14_3a_25_3a_59Z204.A" table:number-columns-repeated="6"/>
              <table:table-column table:style-name="MailMergeTable2020-03-06T14_3a_25_3a_59Z204.G"/>
              <table:table-row table:style-name="MailMergeTable2020-03-06T14_3a_25_3a_59Z204.1">
                <table:table-cell table:style-name="MailMergeTable2020-03-06T14_3a_25_3a_59Z204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4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4.A3" office:value-type="string">
                  <text:p text:style-name="P4"><text:span text:style-name="T1">)</text:span></text:p>
                </table:table-cell>
                <table:table-cell table:style-name="MailMergeTable2020-03-06T14_3a_25_3a_59Z204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204.4">
                <table:table-cell table:style-name="MailMergeTable2020-03-06T14_3a_25_3a_59Z20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4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204.A3" office:value-type="string">
                  <text:p text:style-name="P6"/>
                </table:table-cell>
                <table:table-cell table:style-name="MailMergeTable2020-03-06T14_3a_25_3a_59Z204.A3" office:value-type="string">
                  <text:p text:style-name="P6"/>
                </table:table-cell>
                <table:table-cell table:style-name="MailMergeTable2020-03-06T14_3a_25_3a_59Z204.A3" office:value-type="string">
                  <text:p text:style-name="P6"/>
                </table:table-cell>
                <table:table-cell table:style-name="MailMergeTable2020-03-06T14_3a_25_3a_59Z204.A3" office:value-type="string">
                  <text:p text:style-name="P6"/>
                </table:table-cell>
                <table:table-cell table:style-name="MailMergeTable2020-03-06T14_3a_25_3a_59Z204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03" text:anchor-type="page" text:anchor-page-number="51" svg:x="0.499cm" svg:y="7.909cm" svg:width="10.059cm" svg:height="7.01cm" draw:z-index="202">
        <draw:text-box>
          <text:section text:style-name="Sect1" text:name="MailMergeSection2020-03-06T14:25:59Z204Bereich2" text:protected="true">
            <table:table table:name="MailMergeTable2020-03-06T14:25:59Z203" table:style-name="MailMergeTable2020-03-06T14_3a_25_3a_59Z203">
              <table:table-column table:style-name="MailMergeTable2020-03-06T14_3a_25_3a_59Z203.A" table:number-columns-repeated="6"/>
              <table:table-column table:style-name="MailMergeTable2020-03-06T14_3a_25_3a_59Z203.G"/>
              <table:table-row table:style-name="MailMergeTable2020-03-06T14_3a_25_3a_59Z203.1">
                <table:table-cell table:style-name="MailMergeTable2020-03-06T14_3a_25_3a_59Z203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3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3.A3" office:value-type="string">
                  <text:p text:style-name="P4"><text:span text:style-name="T1">)</text:span></text:p>
                </table:table-cell>
                <table:table-cell table:style-name="MailMergeTable2020-03-06T14_3a_25_3a_59Z203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203.4">
                <table:table-cell table:style-name="MailMergeTable2020-03-06T14_3a_25_3a_59Z20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3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203.A3" office:value-type="string">
                  <text:p text:style-name="P6"/>
                </table:table-cell>
                <table:table-cell table:style-name="MailMergeTable2020-03-06T14_3a_25_3a_59Z203.A3" office:value-type="string">
                  <text:p text:style-name="P6"/>
                </table:table-cell>
                <table:table-cell table:style-name="MailMergeTable2020-03-06T14_3a_25_3a_59Z203.A3" office:value-type="string">
                  <text:p text:style-name="P6"/>
                </table:table-cell>
                <table:table-cell table:style-name="MailMergeTable2020-03-06T14_3a_25_3a_59Z203.A3" office:value-type="string">
                  <text:p text:style-name="P6"/>
                </table:table-cell>
                <table:table-cell table:style-name="MailMergeTable2020-03-06T14_3a_25_3a_59Z203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02" text:anchor-type="page" text:anchor-page-number="51" svg:x="10.959cm" svg:y="0.499cm" svg:width="10.059cm" svg:height="7.01cm" draw:z-index="201">
        <draw:text-box>
          <text:section text:style-name="Sect1" text:name="MailMergeSection2020-03-06T14:25:59Z203Bereich1" text:protected="true">
            <table:table table:name="MailMergeTable2020-03-06T14:25:59Z202" table:style-name="MailMergeTable2020-03-06T14_3a_25_3a_59Z202">
              <table:table-column table:style-name="MailMergeTable2020-03-06T14_3a_25_3a_59Z202.A" table:number-columns-repeated="6"/>
              <table:table-column table:style-name="MailMergeTable2020-03-06T14_3a_25_3a_59Z202.G"/>
              <table:table-row table:style-name="MailMergeTable2020-03-06T14_3a_25_3a_59Z202.1">
                <table:table-cell table:style-name="MailMergeTable2020-03-06T14_3a_25_3a_59Z202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2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2.A3" office:value-type="string">
                  <text:p text:style-name="P4"><text:span text:style-name="T1">)</text:span></text:p>
                </table:table-cell>
                <table:table-cell table:style-name="MailMergeTable2020-03-06T14_3a_25_3a_59Z202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202.4">
                <table:table-cell table:style-name="MailMergeTable2020-03-06T14_3a_25_3a_59Z20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2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202.A3" office:value-type="string">
                  <text:p text:style-name="P6"/>
                </table:table-cell>
                <table:table-cell table:style-name="MailMergeTable2020-03-06T14_3a_25_3a_59Z202.A3" office:value-type="string">
                  <text:p text:style-name="P6"/>
                </table:table-cell>
                <table:table-cell table:style-name="MailMergeTable2020-03-06T14_3a_25_3a_59Z202.A3" office:value-type="string">
                  <text:p text:style-name="P6"/>
                </table:table-cell>
                <table:table-cell table:style-name="MailMergeTable2020-03-06T14_3a_25_3a_59Z202.A3" office:value-type="string">
                  <text:p text:style-name="P6"/>
                </table:table-cell>
                <table:table-cell table:style-name="MailMergeTable2020-03-06T14_3a_25_3a_59Z202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01" text:anchor-type="page" text:anchor-page-number="51" svg:x="0.499cm" svg:y="0.499cm" svg:width="10.059cm" svg:height="7.01cm" draw:z-index="200">
        <draw:text-box>
          <text:section text:style-name="Sect1" text:name="MailMergeSection2020-03-06T14:25:59Z202MasterLabel">
            <table:table table:name="MailMergeTable2020-03-06T14:25:59Z201" table:style-name="MailMergeTable2020-03-06T14_3a_25_3a_59Z201">
              <table:table-column table:style-name="MailMergeTable2020-03-06T14_3a_25_3a_59Z201.A" table:number-columns-repeated="6"/>
              <table:table-column table:style-name="MailMergeTable2020-03-06T14_3a_25_3a_59Z201.G"/>
              <table:table-row table:style-name="MailMergeTable2020-03-06T14_3a_25_3a_59Z201.1">
                <table:table-cell table:style-name="MailMergeTable2020-03-06T14_3a_25_3a_59Z201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1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1.A3" office:value-type="string">
                  <text:p text:style-name="P4"><text:span text:style-name="T1">)</text:span></text:p>
                </table:table-cell>
                <table:table-cell table:style-name="MailMergeTable2020-03-06T14_3a_25_3a_59Z201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201.4">
                <table:table-cell table:style-name="MailMergeTable2020-03-06T14_3a_25_3a_59Z20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1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201.A3" office:value-type="string">
                  <text:p text:style-name="P6"/>
                </table:table-cell>
                <table:table-cell table:style-name="MailMergeTable2020-03-06T14_3a_25_3a_59Z201.A3" office:value-type="string">
                  <text:p text:style-name="P6"/>
                </table:table-cell>
                <table:table-cell table:style-name="MailMergeTable2020-03-06T14_3a_25_3a_59Z201.A3" office:value-type="string">
                  <text:p text:style-name="P6"/>
                </table:table-cell>
                <table:table-cell table:style-name="MailMergeTable2020-03-06T14_3a_25_3a_59Z201.A3" office:value-type="string">
                  <text:p text:style-name="P6"/>
                </table:table-cell>
                <table:table-cell table:style-name="MailMergeTable2020-03-06T14_3a_25_3a_59Z201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00" text:anchor-type="page" text:anchor-page-number="49" svg:x="10.959cm" svg:y="22.729cm" svg:width="10.059cm" svg:height="7.01cm" draw:z-index="199">
        <draw:text-box>
          <text:section text:style-name="Sect1" text:name="MailMergeSection2020-03-06T14:25:59Z201Bereich7" text:protected="true">
            <table:table table:name="MailMergeTable2020-03-06T14:25:59Z200" table:style-name="MailMergeTable2020-03-06T14_3a_25_3a_59Z200">
              <table:table-column table:style-name="MailMergeTable2020-03-06T14_3a_25_3a_59Z200.A" table:number-columns-repeated="6"/>
              <table:table-column table:style-name="MailMergeTable2020-03-06T14_3a_25_3a_59Z200.G"/>
              <table:table-row table:style-name="MailMergeTable2020-03-06T14_3a_25_3a_59Z200.1">
                <table:table-cell table:style-name="MailMergeTable2020-03-06T14_3a_25_3a_59Z200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0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0.A3" office:value-type="string">
                  <text:p text:style-name="P4"><text:span text:style-name="T1">)</text:span></text:p>
                </table:table-cell>
                <table:table-cell table:style-name="MailMergeTable2020-03-06T14_3a_25_3a_59Z200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200.4">
                <table:table-cell table:style-name="MailMergeTable2020-03-06T14_3a_25_3a_59Z20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200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200.A3" office:value-type="string">
                  <text:p text:style-name="P6"/>
                </table:table-cell>
                <table:table-cell table:style-name="MailMergeTable2020-03-06T14_3a_25_3a_59Z200.A3" office:value-type="string">
                  <text:p text:style-name="P6"/>
                </table:table-cell>
                <table:table-cell table:style-name="MailMergeTable2020-03-06T14_3a_25_3a_59Z200.A3" office:value-type="string">
                  <text:p text:style-name="P6"/>
                </table:table-cell>
                <table:table-cell table:style-name="MailMergeTable2020-03-06T14_3a_25_3a_59Z200.A3" office:value-type="string">
                  <text:p text:style-name="P6"/>
                </table:table-cell>
                <table:table-cell table:style-name="MailMergeTable2020-03-06T14_3a_25_3a_59Z200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99" text:anchor-type="page" text:anchor-page-number="49" svg:x="0.499cm" svg:y="22.729cm" svg:width="10.059cm" svg:height="7.01cm" draw:z-index="198">
        <draw:text-box>
          <text:section text:style-name="Sect1" text:name="MailMergeSection2020-03-06T14:25:59Z200Bereich6" text:protected="true">
            <table:table table:name="MailMergeTable2020-03-06T14:25:59Z199" table:style-name="MailMergeTable2020-03-06T14_3a_25_3a_59Z199">
              <table:table-column table:style-name="MailMergeTable2020-03-06T14_3a_25_3a_59Z199.A" table:number-columns-repeated="6"/>
              <table:table-column table:style-name="MailMergeTable2020-03-06T14_3a_25_3a_59Z199.G"/>
              <table:table-row table:style-name="MailMergeTable2020-03-06T14_3a_25_3a_59Z199.1">
                <table:table-cell table:style-name="MailMergeTable2020-03-06T14_3a_25_3a_59Z199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9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9.A3" office:value-type="string">
                  <text:p text:style-name="P4"><text:span text:style-name="T1">)</text:span></text:p>
                </table:table-cell>
                <table:table-cell table:style-name="MailMergeTable2020-03-06T14_3a_25_3a_59Z199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99.4">
                <table:table-cell table:style-name="MailMergeTable2020-03-06T14_3a_25_3a_59Z19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9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99.A3" office:value-type="string">
                  <text:p text:style-name="P6"/>
                </table:table-cell>
                <table:table-cell table:style-name="MailMergeTable2020-03-06T14_3a_25_3a_59Z199.A3" office:value-type="string">
                  <text:p text:style-name="P6"/>
                </table:table-cell>
                <table:table-cell table:style-name="MailMergeTable2020-03-06T14_3a_25_3a_59Z199.A3" office:value-type="string">
                  <text:p text:style-name="P6"/>
                </table:table-cell>
                <table:table-cell table:style-name="MailMergeTable2020-03-06T14_3a_25_3a_59Z199.A3" office:value-type="string">
                  <text:p text:style-name="P6"/>
                </table:table-cell>
                <table:table-cell table:style-name="MailMergeTable2020-03-06T14_3a_25_3a_59Z199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98" text:anchor-type="page" text:anchor-page-number="49" svg:x="10.959cm" svg:y="15.319cm" svg:width="10.059cm" svg:height="7.01cm" draw:z-index="197">
        <draw:text-box>
          <text:section text:style-name="Sect1" text:name="MailMergeSection2020-03-06T14:25:59Z199Bereich5" text:protected="true">
            <table:table table:name="MailMergeTable2020-03-06T14:25:59Z198" table:style-name="MailMergeTable2020-03-06T14_3a_25_3a_59Z198">
              <table:table-column table:style-name="MailMergeTable2020-03-06T14_3a_25_3a_59Z198.A" table:number-columns-repeated="6"/>
              <table:table-column table:style-name="MailMergeTable2020-03-06T14_3a_25_3a_59Z198.G"/>
              <table:table-row table:style-name="MailMergeTable2020-03-06T14_3a_25_3a_59Z198.1">
                <table:table-cell table:style-name="MailMergeTable2020-03-06T14_3a_25_3a_59Z198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8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8.A3" office:value-type="string">
                  <text:p text:style-name="P4"><text:span text:style-name="T1">)</text:span></text:p>
                </table:table-cell>
                <table:table-cell table:style-name="MailMergeTable2020-03-06T14_3a_25_3a_59Z198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98.4">
                <table:table-cell table:style-name="MailMergeTable2020-03-06T14_3a_25_3a_59Z19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8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98.A3" office:value-type="string">
                  <text:p text:style-name="P6"/>
                </table:table-cell>
                <table:table-cell table:style-name="MailMergeTable2020-03-06T14_3a_25_3a_59Z198.A3" office:value-type="string">
                  <text:p text:style-name="P6"/>
                </table:table-cell>
                <table:table-cell table:style-name="MailMergeTable2020-03-06T14_3a_25_3a_59Z198.A3" office:value-type="string">
                  <text:p text:style-name="P6"/>
                </table:table-cell>
                <table:table-cell table:style-name="MailMergeTable2020-03-06T14_3a_25_3a_59Z198.A3" office:value-type="string">
                  <text:p text:style-name="P6"/>
                </table:table-cell>
                <table:table-cell table:style-name="MailMergeTable2020-03-06T14_3a_25_3a_59Z198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97" text:anchor-type="page" text:anchor-page-number="49" svg:x="0.499cm" svg:y="15.319cm" svg:width="10.059cm" svg:height="7.01cm" draw:z-index="196">
        <draw:text-box>
          <text:section text:style-name="Sect1" text:name="MailMergeSection2020-03-06T14:25:59Z198Bereich4" text:protected="true">
            <table:table table:name="MailMergeTable2020-03-06T14:25:59Z197" table:style-name="MailMergeTable2020-03-06T14_3a_25_3a_59Z197">
              <table:table-column table:style-name="MailMergeTable2020-03-06T14_3a_25_3a_59Z197.A" table:number-columns-repeated="6"/>
              <table:table-column table:style-name="MailMergeTable2020-03-06T14_3a_25_3a_59Z197.G"/>
              <table:table-row table:style-name="MailMergeTable2020-03-06T14_3a_25_3a_59Z197.1">
                <table:table-cell table:style-name="MailMergeTable2020-03-06T14_3a_25_3a_59Z197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7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7.A3" office:value-type="string">
                  <text:p text:style-name="P4"><text:span text:style-name="T1">)</text:span></text:p>
                </table:table-cell>
                <table:table-cell table:style-name="MailMergeTable2020-03-06T14_3a_25_3a_59Z197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97.4">
                <table:table-cell table:style-name="MailMergeTable2020-03-06T14_3a_25_3a_59Z19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7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97.A3" office:value-type="string">
                  <text:p text:style-name="P6"/>
                </table:table-cell>
                <table:table-cell table:style-name="MailMergeTable2020-03-06T14_3a_25_3a_59Z197.A3" office:value-type="string">
                  <text:p text:style-name="P6"/>
                </table:table-cell>
                <table:table-cell table:style-name="MailMergeTable2020-03-06T14_3a_25_3a_59Z197.A3" office:value-type="string">
                  <text:p text:style-name="P6"/>
                </table:table-cell>
                <table:table-cell table:style-name="MailMergeTable2020-03-06T14_3a_25_3a_59Z197.A3" office:value-type="string">
                  <text:p text:style-name="P6"/>
                </table:table-cell>
                <table:table-cell table:style-name="MailMergeTable2020-03-06T14_3a_25_3a_59Z197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96" text:anchor-type="page" text:anchor-page-number="49" svg:x="10.959cm" svg:y="7.909cm" svg:width="10.059cm" svg:height="7.01cm" draw:z-index="195">
        <draw:text-box>
          <text:section text:style-name="Sect1" text:name="MailMergeSection2020-03-06T14:25:59Z197Bereich3" text:protected="true">
            <table:table table:name="MailMergeTable2020-03-06T14:25:59Z196" table:style-name="MailMergeTable2020-03-06T14_3a_25_3a_59Z196">
              <table:table-column table:style-name="MailMergeTable2020-03-06T14_3a_25_3a_59Z196.A" table:number-columns-repeated="6"/>
              <table:table-column table:style-name="MailMergeTable2020-03-06T14_3a_25_3a_59Z196.G"/>
              <table:table-row table:style-name="MailMergeTable2020-03-06T14_3a_25_3a_59Z196.1">
                <table:table-cell table:style-name="MailMergeTable2020-03-06T14_3a_25_3a_59Z196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6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6.A3" office:value-type="string">
                  <text:p text:style-name="P4"><text:span text:style-name="T1">)</text:span></text:p>
                </table:table-cell>
                <table:table-cell table:style-name="MailMergeTable2020-03-06T14_3a_25_3a_59Z196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96.4">
                <table:table-cell table:style-name="MailMergeTable2020-03-06T14_3a_25_3a_59Z19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6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96.A3" office:value-type="string">
                  <text:p text:style-name="P6"/>
                </table:table-cell>
                <table:table-cell table:style-name="MailMergeTable2020-03-06T14_3a_25_3a_59Z196.A3" office:value-type="string">
                  <text:p text:style-name="P6"/>
                </table:table-cell>
                <table:table-cell table:style-name="MailMergeTable2020-03-06T14_3a_25_3a_59Z196.A3" office:value-type="string">
                  <text:p text:style-name="P6"/>
                </table:table-cell>
                <table:table-cell table:style-name="MailMergeTable2020-03-06T14_3a_25_3a_59Z196.A3" office:value-type="string">
                  <text:p text:style-name="P6"/>
                </table:table-cell>
                <table:table-cell table:style-name="MailMergeTable2020-03-06T14_3a_25_3a_59Z196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95" text:anchor-type="page" text:anchor-page-number="49" svg:x="0.499cm" svg:y="7.909cm" svg:width="10.059cm" svg:height="7.01cm" draw:z-index="194">
        <draw:text-box>
          <text:section text:style-name="Sect1" text:name="MailMergeSection2020-03-06T14:25:59Z196Bereich2" text:protected="true">
            <table:table table:name="MailMergeTable2020-03-06T14:25:59Z195" table:style-name="MailMergeTable2020-03-06T14_3a_25_3a_59Z195">
              <table:table-column table:style-name="MailMergeTable2020-03-06T14_3a_25_3a_59Z195.A" table:number-columns-repeated="6"/>
              <table:table-column table:style-name="MailMergeTable2020-03-06T14_3a_25_3a_59Z195.G"/>
              <table:table-row table:style-name="MailMergeTable2020-03-06T14_3a_25_3a_59Z195.1">
                <table:table-cell table:style-name="MailMergeTable2020-03-06T14_3a_25_3a_59Z195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5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5.A3" office:value-type="string">
                  <text:p text:style-name="P4"><text:span text:style-name="T1">)</text:span></text:p>
                </table:table-cell>
                <table:table-cell table:style-name="MailMergeTable2020-03-06T14_3a_25_3a_59Z195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95.4">
                <table:table-cell table:style-name="MailMergeTable2020-03-06T14_3a_25_3a_59Z19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5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95.A3" office:value-type="string">
                  <text:p text:style-name="P6"/>
                </table:table-cell>
                <table:table-cell table:style-name="MailMergeTable2020-03-06T14_3a_25_3a_59Z195.A3" office:value-type="string">
                  <text:p text:style-name="P6"/>
                </table:table-cell>
                <table:table-cell table:style-name="MailMergeTable2020-03-06T14_3a_25_3a_59Z195.A3" office:value-type="string">
                  <text:p text:style-name="P6"/>
                </table:table-cell>
                <table:table-cell table:style-name="MailMergeTable2020-03-06T14_3a_25_3a_59Z195.A3" office:value-type="string">
                  <text:p text:style-name="P6"/>
                </table:table-cell>
                <table:table-cell table:style-name="MailMergeTable2020-03-06T14_3a_25_3a_59Z195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94" text:anchor-type="page" text:anchor-page-number="49" svg:x="10.959cm" svg:y="0.499cm" svg:width="10.059cm" svg:height="7.01cm" draw:z-index="193">
        <draw:text-box>
          <text:section text:style-name="Sect1" text:name="MailMergeSection2020-03-06T14:25:59Z195Bereich1" text:protected="true">
            <table:table table:name="MailMergeTable2020-03-06T14:25:59Z194" table:style-name="MailMergeTable2020-03-06T14_3a_25_3a_59Z194">
              <table:table-column table:style-name="MailMergeTable2020-03-06T14_3a_25_3a_59Z194.A" table:number-columns-repeated="6"/>
              <table:table-column table:style-name="MailMergeTable2020-03-06T14_3a_25_3a_59Z194.G"/>
              <table:table-row table:style-name="MailMergeTable2020-03-06T14_3a_25_3a_59Z194.1">
                <table:table-cell table:style-name="MailMergeTable2020-03-06T14_3a_25_3a_59Z194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4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4.A3" office:value-type="string">
                  <text:p text:style-name="P4"><text:span text:style-name="T1">)</text:span></text:p>
                </table:table-cell>
                <table:table-cell table:style-name="MailMergeTable2020-03-06T14_3a_25_3a_59Z194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94.4">
                <table:table-cell table:style-name="MailMergeTable2020-03-06T14_3a_25_3a_59Z19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4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94.A3" office:value-type="string">
                  <text:p text:style-name="P6"/>
                </table:table-cell>
                <table:table-cell table:style-name="MailMergeTable2020-03-06T14_3a_25_3a_59Z194.A3" office:value-type="string">
                  <text:p text:style-name="P6"/>
                </table:table-cell>
                <table:table-cell table:style-name="MailMergeTable2020-03-06T14_3a_25_3a_59Z194.A3" office:value-type="string">
                  <text:p text:style-name="P6"/>
                </table:table-cell>
                <table:table-cell table:style-name="MailMergeTable2020-03-06T14_3a_25_3a_59Z194.A3" office:value-type="string">
                  <text:p text:style-name="P6"/>
                </table:table-cell>
                <table:table-cell table:style-name="MailMergeTable2020-03-06T14_3a_25_3a_59Z194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93" text:anchor-type="page" text:anchor-page-number="49" svg:x="0.499cm" svg:y="0.499cm" svg:width="10.059cm" svg:height="7.01cm" draw:z-index="192">
        <draw:text-box>
          <text:section text:style-name="Sect1" text:name="MailMergeSection2020-03-06T14:25:59Z194MasterLabel">
            <table:table table:name="MailMergeTable2020-03-06T14:25:59Z193" table:style-name="MailMergeTable2020-03-06T14_3a_25_3a_59Z193">
              <table:table-column table:style-name="MailMergeTable2020-03-06T14_3a_25_3a_59Z193.A" table:number-columns-repeated="6"/>
              <table:table-column table:style-name="MailMergeTable2020-03-06T14_3a_25_3a_59Z193.G"/>
              <table:table-row table:style-name="MailMergeTable2020-03-06T14_3a_25_3a_59Z193.1">
                <table:table-cell table:style-name="MailMergeTable2020-03-06T14_3a_25_3a_59Z193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3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3.A3" office:value-type="string">
                  <text:p text:style-name="P4"><text:span text:style-name="T1">)</text:span></text:p>
                </table:table-cell>
                <table:table-cell table:style-name="MailMergeTable2020-03-06T14_3a_25_3a_59Z193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93.4">
                <table:table-cell table:style-name="MailMergeTable2020-03-06T14_3a_25_3a_59Z19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3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93.A3" office:value-type="string">
                  <text:p text:style-name="P6"/>
                </table:table-cell>
                <table:table-cell table:style-name="MailMergeTable2020-03-06T14_3a_25_3a_59Z193.A3" office:value-type="string">
                  <text:p text:style-name="P6"/>
                </table:table-cell>
                <table:table-cell table:style-name="MailMergeTable2020-03-06T14_3a_25_3a_59Z193.A3" office:value-type="string">
                  <text:p text:style-name="P6"/>
                </table:table-cell>
                <table:table-cell table:style-name="MailMergeTable2020-03-06T14_3a_25_3a_59Z193.A3" office:value-type="string">
                  <text:p text:style-name="P6"/>
                </table:table-cell>
                <table:table-cell table:style-name="MailMergeTable2020-03-06T14_3a_25_3a_59Z193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92" text:anchor-type="page" text:anchor-page-number="47" svg:x="10.959cm" svg:y="22.729cm" svg:width="10.059cm" svg:height="7.01cm" draw:z-index="191">
        <draw:text-box>
          <text:section text:style-name="Sect1" text:name="MailMergeSection2020-03-06T14:25:59Z193Bereich7" text:protected="true">
            <table:table table:name="MailMergeTable2020-03-06T14:25:59Z192" table:style-name="MailMergeTable2020-03-06T14_3a_25_3a_59Z192">
              <table:table-column table:style-name="MailMergeTable2020-03-06T14_3a_25_3a_59Z192.A" table:number-columns-repeated="6"/>
              <table:table-column table:style-name="MailMergeTable2020-03-06T14_3a_25_3a_59Z192.G"/>
              <table:table-row table:style-name="MailMergeTable2020-03-06T14_3a_25_3a_59Z192.1">
                <table:table-cell table:style-name="MailMergeTable2020-03-06T14_3a_25_3a_59Z192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2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2.A3" office:value-type="string">
                  <text:p text:style-name="P4"><text:span text:style-name="T1">)</text:span></text:p>
                </table:table-cell>
                <table:table-cell table:style-name="MailMergeTable2020-03-06T14_3a_25_3a_59Z192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92.4">
                <table:table-cell table:style-name="MailMergeTable2020-03-06T14_3a_25_3a_59Z19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2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92.A3" office:value-type="string">
                  <text:p text:style-name="P6"/>
                </table:table-cell>
                <table:table-cell table:style-name="MailMergeTable2020-03-06T14_3a_25_3a_59Z192.A3" office:value-type="string">
                  <text:p text:style-name="P6"/>
                </table:table-cell>
                <table:table-cell table:style-name="MailMergeTable2020-03-06T14_3a_25_3a_59Z192.A3" office:value-type="string">
                  <text:p text:style-name="P6"/>
                </table:table-cell>
                <table:table-cell table:style-name="MailMergeTable2020-03-06T14_3a_25_3a_59Z192.A3" office:value-type="string">
                  <text:p text:style-name="P6"/>
                </table:table-cell>
                <table:table-cell table:style-name="MailMergeTable2020-03-06T14_3a_25_3a_59Z192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91" text:anchor-type="page" text:anchor-page-number="47" svg:x="0.499cm" svg:y="22.729cm" svg:width="10.059cm" svg:height="7.01cm" draw:z-index="190">
        <draw:text-box>
          <text:section text:style-name="Sect1" text:name="MailMergeSection2020-03-06T14:25:59Z192Bereich6" text:protected="true">
            <table:table table:name="MailMergeTable2020-03-06T14:25:59Z191" table:style-name="MailMergeTable2020-03-06T14_3a_25_3a_59Z191">
              <table:table-column table:style-name="MailMergeTable2020-03-06T14_3a_25_3a_59Z191.A" table:number-columns-repeated="6"/>
              <table:table-column table:style-name="MailMergeTable2020-03-06T14_3a_25_3a_59Z191.G"/>
              <table:table-row table:style-name="MailMergeTable2020-03-06T14_3a_25_3a_59Z191.1">
                <table:table-cell table:style-name="MailMergeTable2020-03-06T14_3a_25_3a_59Z191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1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1.A3" office:value-type="string">
                  <text:p text:style-name="P4"><text:span text:style-name="T1">)</text:span></text:p>
                </table:table-cell>
                <table:table-cell table:style-name="MailMergeTable2020-03-06T14_3a_25_3a_59Z191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91.4">
                <table:table-cell table:style-name="MailMergeTable2020-03-06T14_3a_25_3a_59Z19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1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91.A3" office:value-type="string">
                  <text:p text:style-name="P6"/>
                </table:table-cell>
                <table:table-cell table:style-name="MailMergeTable2020-03-06T14_3a_25_3a_59Z191.A3" office:value-type="string">
                  <text:p text:style-name="P6"/>
                </table:table-cell>
                <table:table-cell table:style-name="MailMergeTable2020-03-06T14_3a_25_3a_59Z191.A3" office:value-type="string">
                  <text:p text:style-name="P6"/>
                </table:table-cell>
                <table:table-cell table:style-name="MailMergeTable2020-03-06T14_3a_25_3a_59Z191.A3" office:value-type="string">
                  <text:p text:style-name="P6"/>
                </table:table-cell>
                <table:table-cell table:style-name="MailMergeTable2020-03-06T14_3a_25_3a_59Z191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90" text:anchor-type="page" text:anchor-page-number="47" svg:x="10.959cm" svg:y="15.319cm" svg:width="10.059cm" svg:height="7.01cm" draw:z-index="189">
        <draw:text-box>
          <text:section text:style-name="Sect1" text:name="MailMergeSection2020-03-06T14:25:59Z191Bereich5" text:protected="true">
            <table:table table:name="MailMergeTable2020-03-06T14:25:59Z190" table:style-name="MailMergeTable2020-03-06T14_3a_25_3a_59Z190">
              <table:table-column table:style-name="MailMergeTable2020-03-06T14_3a_25_3a_59Z190.A" table:number-columns-repeated="6"/>
              <table:table-column table:style-name="MailMergeTable2020-03-06T14_3a_25_3a_59Z190.G"/>
              <table:table-row table:style-name="MailMergeTable2020-03-06T14_3a_25_3a_59Z190.1">
                <table:table-cell table:style-name="MailMergeTable2020-03-06T14_3a_25_3a_59Z190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0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0.A3" office:value-type="string">
                  <text:p text:style-name="P4"><text:span text:style-name="T1">)</text:span></text:p>
                </table:table-cell>
                <table:table-cell table:style-name="MailMergeTable2020-03-06T14_3a_25_3a_59Z190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90.4">
                <table:table-cell table:style-name="MailMergeTable2020-03-06T14_3a_25_3a_59Z19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90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90.A3" office:value-type="string">
                  <text:p text:style-name="P6"/>
                </table:table-cell>
                <table:table-cell table:style-name="MailMergeTable2020-03-06T14_3a_25_3a_59Z190.A3" office:value-type="string">
                  <text:p text:style-name="P6"/>
                </table:table-cell>
                <table:table-cell table:style-name="MailMergeTable2020-03-06T14_3a_25_3a_59Z190.A3" office:value-type="string">
                  <text:p text:style-name="P6"/>
                </table:table-cell>
                <table:table-cell table:style-name="MailMergeTable2020-03-06T14_3a_25_3a_59Z190.A3" office:value-type="string">
                  <text:p text:style-name="P6"/>
                </table:table-cell>
                <table:table-cell table:style-name="MailMergeTable2020-03-06T14_3a_25_3a_59Z190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89" text:anchor-type="page" text:anchor-page-number="47" svg:x="0.499cm" svg:y="15.319cm" svg:width="10.059cm" svg:height="7.01cm" draw:z-index="188">
        <draw:text-box>
          <text:section text:style-name="Sect1" text:name="MailMergeSection2020-03-06T14:25:59Z190Bereich4" text:protected="true">
            <table:table table:name="MailMergeTable2020-03-06T14:25:59Z189" table:style-name="MailMergeTable2020-03-06T14_3a_25_3a_59Z189">
              <table:table-column table:style-name="MailMergeTable2020-03-06T14_3a_25_3a_59Z189.A" table:number-columns-repeated="6"/>
              <table:table-column table:style-name="MailMergeTable2020-03-06T14_3a_25_3a_59Z189.G"/>
              <table:table-row table:style-name="MailMergeTable2020-03-06T14_3a_25_3a_59Z189.1">
                <table:table-cell table:style-name="MailMergeTable2020-03-06T14_3a_25_3a_59Z189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9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9.A3" office:value-type="string">
                  <text:p text:style-name="P4"><text:span text:style-name="T1">)</text:span></text:p>
                </table:table-cell>
                <table:table-cell table:style-name="MailMergeTable2020-03-06T14_3a_25_3a_59Z189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89.4">
                <table:table-cell table:style-name="MailMergeTable2020-03-06T14_3a_25_3a_59Z18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9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89.A3" office:value-type="string">
                  <text:p text:style-name="P6"/>
                </table:table-cell>
                <table:table-cell table:style-name="MailMergeTable2020-03-06T14_3a_25_3a_59Z189.A3" office:value-type="string">
                  <text:p text:style-name="P6"/>
                </table:table-cell>
                <table:table-cell table:style-name="MailMergeTable2020-03-06T14_3a_25_3a_59Z189.A3" office:value-type="string">
                  <text:p text:style-name="P6"/>
                </table:table-cell>
                <table:table-cell table:style-name="MailMergeTable2020-03-06T14_3a_25_3a_59Z189.A3" office:value-type="string">
                  <text:p text:style-name="P6"/>
                </table:table-cell>
                <table:table-cell table:style-name="MailMergeTable2020-03-06T14_3a_25_3a_59Z189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88" text:anchor-type="page" text:anchor-page-number="47" svg:x="10.959cm" svg:y="7.909cm" svg:width="10.059cm" svg:height="7.01cm" draw:z-index="187">
        <draw:text-box>
          <text:section text:style-name="Sect1" text:name="MailMergeSection2020-03-06T14:25:59Z189Bereich3" text:protected="true">
            <table:table table:name="MailMergeTable2020-03-06T14:25:59Z188" table:style-name="MailMergeTable2020-03-06T14_3a_25_3a_59Z188">
              <table:table-column table:style-name="MailMergeTable2020-03-06T14_3a_25_3a_59Z188.A" table:number-columns-repeated="6"/>
              <table:table-column table:style-name="MailMergeTable2020-03-06T14_3a_25_3a_59Z188.G"/>
              <table:table-row table:style-name="MailMergeTable2020-03-06T14_3a_25_3a_59Z188.1">
                <table:table-cell table:style-name="MailMergeTable2020-03-06T14_3a_25_3a_59Z188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8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8.A3" office:value-type="string">
                  <text:p text:style-name="P4"><text:span text:style-name="T1">)</text:span></text:p>
                </table:table-cell>
                <table:table-cell table:style-name="MailMergeTable2020-03-06T14_3a_25_3a_59Z188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88.4">
                <table:table-cell table:style-name="MailMergeTable2020-03-06T14_3a_25_3a_59Z18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8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88.A3" office:value-type="string">
                  <text:p text:style-name="P6"/>
                </table:table-cell>
                <table:table-cell table:style-name="MailMergeTable2020-03-06T14_3a_25_3a_59Z188.A3" office:value-type="string">
                  <text:p text:style-name="P6"/>
                </table:table-cell>
                <table:table-cell table:style-name="MailMergeTable2020-03-06T14_3a_25_3a_59Z188.A3" office:value-type="string">
                  <text:p text:style-name="P6"/>
                </table:table-cell>
                <table:table-cell table:style-name="MailMergeTable2020-03-06T14_3a_25_3a_59Z188.A3" office:value-type="string">
                  <text:p text:style-name="P6"/>
                </table:table-cell>
                <table:table-cell table:style-name="MailMergeTable2020-03-06T14_3a_25_3a_59Z188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87" text:anchor-type="page" text:anchor-page-number="47" svg:x="0.499cm" svg:y="7.909cm" svg:width="10.059cm" svg:height="7.01cm" draw:z-index="186">
        <draw:text-box>
          <text:section text:style-name="Sect1" text:name="MailMergeSection2020-03-06T14:25:59Z188Bereich2" text:protected="true">
            <table:table table:name="MailMergeTable2020-03-06T14:25:59Z187" table:style-name="MailMergeTable2020-03-06T14_3a_25_3a_59Z187">
              <table:table-column table:style-name="MailMergeTable2020-03-06T14_3a_25_3a_59Z187.A" table:number-columns-repeated="6"/>
              <table:table-column table:style-name="MailMergeTable2020-03-06T14_3a_25_3a_59Z187.G"/>
              <table:table-row table:style-name="MailMergeTable2020-03-06T14_3a_25_3a_59Z187.1">
                <table:table-cell table:style-name="MailMergeTable2020-03-06T14_3a_25_3a_59Z187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7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7.A3" office:value-type="string">
                  <text:p text:style-name="P4"><text:span text:style-name="T1">)</text:span></text:p>
                </table:table-cell>
                <table:table-cell table:style-name="MailMergeTable2020-03-06T14_3a_25_3a_59Z187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87.4">
                <table:table-cell table:style-name="MailMergeTable2020-03-06T14_3a_25_3a_59Z18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7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87.A3" office:value-type="string">
                  <text:p text:style-name="P6"/>
                </table:table-cell>
                <table:table-cell table:style-name="MailMergeTable2020-03-06T14_3a_25_3a_59Z187.A3" office:value-type="string">
                  <text:p text:style-name="P6"/>
                </table:table-cell>
                <table:table-cell table:style-name="MailMergeTable2020-03-06T14_3a_25_3a_59Z187.A3" office:value-type="string">
                  <text:p text:style-name="P6"/>
                </table:table-cell>
                <table:table-cell table:style-name="MailMergeTable2020-03-06T14_3a_25_3a_59Z187.A3" office:value-type="string">
                  <text:p text:style-name="P6"/>
                </table:table-cell>
                <table:table-cell table:style-name="MailMergeTable2020-03-06T14_3a_25_3a_59Z187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86" text:anchor-type="page" text:anchor-page-number="47" svg:x="10.959cm" svg:y="0.499cm" svg:width="10.059cm" svg:height="7.01cm" draw:z-index="185">
        <draw:text-box>
          <text:section text:style-name="Sect1" text:name="MailMergeSection2020-03-06T14:25:59Z187Bereich1" text:protected="true">
            <table:table table:name="MailMergeTable2020-03-06T14:25:59Z186" table:style-name="MailMergeTable2020-03-06T14_3a_25_3a_59Z186">
              <table:table-column table:style-name="MailMergeTable2020-03-06T14_3a_25_3a_59Z186.A" table:number-columns-repeated="6"/>
              <table:table-column table:style-name="MailMergeTable2020-03-06T14_3a_25_3a_59Z186.G"/>
              <table:table-row table:style-name="MailMergeTable2020-03-06T14_3a_25_3a_59Z186.1">
                <table:table-cell table:style-name="MailMergeTable2020-03-06T14_3a_25_3a_59Z186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6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6.A3" office:value-type="string">
                  <text:p text:style-name="P4"><text:span text:style-name="T1">)</text:span></text:p>
                </table:table-cell>
                <table:table-cell table:style-name="MailMergeTable2020-03-06T14_3a_25_3a_59Z186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86.4">
                <table:table-cell table:style-name="MailMergeTable2020-03-06T14_3a_25_3a_59Z18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6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86.A3" office:value-type="string">
                  <text:p text:style-name="P6"/>
                </table:table-cell>
                <table:table-cell table:style-name="MailMergeTable2020-03-06T14_3a_25_3a_59Z186.A3" office:value-type="string">
                  <text:p text:style-name="P6"/>
                </table:table-cell>
                <table:table-cell table:style-name="MailMergeTable2020-03-06T14_3a_25_3a_59Z186.A3" office:value-type="string">
                  <text:p text:style-name="P6"/>
                </table:table-cell>
                <table:table-cell table:style-name="MailMergeTable2020-03-06T14_3a_25_3a_59Z186.A3" office:value-type="string">
                  <text:p text:style-name="P6"/>
                </table:table-cell>
                <table:table-cell table:style-name="MailMergeTable2020-03-06T14_3a_25_3a_59Z186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85" text:anchor-type="page" text:anchor-page-number="47" svg:x="0.499cm" svg:y="0.499cm" svg:width="10.059cm" svg:height="7.01cm" draw:z-index="184">
        <draw:text-box>
          <text:section text:style-name="Sect1" text:name="MailMergeSection2020-03-06T14:25:59Z186MasterLabel">
            <table:table table:name="MailMergeTable2020-03-06T14:25:59Z185" table:style-name="MailMergeTable2020-03-06T14_3a_25_3a_59Z185">
              <table:table-column table:style-name="MailMergeTable2020-03-06T14_3a_25_3a_59Z185.A" table:number-columns-repeated="6"/>
              <table:table-column table:style-name="MailMergeTable2020-03-06T14_3a_25_3a_59Z185.G"/>
              <table:table-row table:style-name="MailMergeTable2020-03-06T14_3a_25_3a_59Z185.1">
                <table:table-cell table:style-name="MailMergeTable2020-03-06T14_3a_25_3a_59Z185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5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5.A3" office:value-type="string">
                  <text:p text:style-name="P4"><text:span text:style-name="T1">)</text:span></text:p>
                </table:table-cell>
                <table:table-cell table:style-name="MailMergeTable2020-03-06T14_3a_25_3a_59Z185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85.4">
                <table:table-cell table:style-name="MailMergeTable2020-03-06T14_3a_25_3a_59Z18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5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85.A3" office:value-type="string">
                  <text:p text:style-name="P6"/>
                </table:table-cell>
                <table:table-cell table:style-name="MailMergeTable2020-03-06T14_3a_25_3a_59Z185.A3" office:value-type="string">
                  <text:p text:style-name="P6"/>
                </table:table-cell>
                <table:table-cell table:style-name="MailMergeTable2020-03-06T14_3a_25_3a_59Z185.A3" office:value-type="string">
                  <text:p text:style-name="P6"/>
                </table:table-cell>
                <table:table-cell table:style-name="MailMergeTable2020-03-06T14_3a_25_3a_59Z185.A3" office:value-type="string">
                  <text:p text:style-name="P6"/>
                </table:table-cell>
                <table:table-cell table:style-name="MailMergeTable2020-03-06T14_3a_25_3a_59Z185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84" text:anchor-type="page" text:anchor-page-number="45" svg:x="10.959cm" svg:y="22.729cm" svg:width="10.059cm" svg:height="7.01cm" draw:z-index="183">
        <draw:text-box>
          <text:section text:style-name="Sect1" text:name="MailMergeSection2020-03-06T14:25:59Z185Bereich7" text:protected="true">
            <table:table table:name="MailMergeTable2020-03-06T14:25:59Z184" table:style-name="MailMergeTable2020-03-06T14_3a_25_3a_59Z184">
              <table:table-column table:style-name="MailMergeTable2020-03-06T14_3a_25_3a_59Z184.A" table:number-columns-repeated="6"/>
              <table:table-column table:style-name="MailMergeTable2020-03-06T14_3a_25_3a_59Z184.G"/>
              <table:table-row table:style-name="MailMergeTable2020-03-06T14_3a_25_3a_59Z184.1">
                <table:table-cell table:style-name="MailMergeTable2020-03-06T14_3a_25_3a_59Z184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4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4.A3" office:value-type="string">
                  <text:p text:style-name="P4"><text:span text:style-name="T1">)</text:span></text:p>
                </table:table-cell>
                <table:table-cell table:style-name="MailMergeTable2020-03-06T14_3a_25_3a_59Z184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84.4">
                <table:table-cell table:style-name="MailMergeTable2020-03-06T14_3a_25_3a_59Z18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4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84.A3" office:value-type="string">
                  <text:p text:style-name="P6"/>
                </table:table-cell>
                <table:table-cell table:style-name="MailMergeTable2020-03-06T14_3a_25_3a_59Z184.A3" office:value-type="string">
                  <text:p text:style-name="P6"/>
                </table:table-cell>
                <table:table-cell table:style-name="MailMergeTable2020-03-06T14_3a_25_3a_59Z184.A3" office:value-type="string">
                  <text:p text:style-name="P6"/>
                </table:table-cell>
                <table:table-cell table:style-name="MailMergeTable2020-03-06T14_3a_25_3a_59Z184.A3" office:value-type="string">
                  <text:p text:style-name="P6"/>
                </table:table-cell>
                <table:table-cell table:style-name="MailMergeTable2020-03-06T14_3a_25_3a_59Z184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83" text:anchor-type="page" text:anchor-page-number="45" svg:x="0.499cm" svg:y="22.729cm" svg:width="10.059cm" svg:height="7.01cm" draw:z-index="182">
        <draw:text-box>
          <text:section text:style-name="Sect1" text:name="MailMergeSection2020-03-06T14:25:59Z184Bereich6" text:protected="true">
            <table:table table:name="MailMergeTable2020-03-06T14:25:59Z183" table:style-name="MailMergeTable2020-03-06T14_3a_25_3a_59Z183">
              <table:table-column table:style-name="MailMergeTable2020-03-06T14_3a_25_3a_59Z183.A" table:number-columns-repeated="6"/>
              <table:table-column table:style-name="MailMergeTable2020-03-06T14_3a_25_3a_59Z183.G"/>
              <table:table-row table:style-name="MailMergeTable2020-03-06T14_3a_25_3a_59Z183.1">
                <table:table-cell table:style-name="MailMergeTable2020-03-06T14_3a_25_3a_59Z183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3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3.A3" office:value-type="string">
                  <text:p text:style-name="P4"><text:span text:style-name="T1">)</text:span></text:p>
                </table:table-cell>
                <table:table-cell table:style-name="MailMergeTable2020-03-06T14_3a_25_3a_59Z183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83.4">
                <table:table-cell table:style-name="MailMergeTable2020-03-06T14_3a_25_3a_59Z18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3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83.A3" office:value-type="string">
                  <text:p text:style-name="P6"/>
                </table:table-cell>
                <table:table-cell table:style-name="MailMergeTable2020-03-06T14_3a_25_3a_59Z183.A3" office:value-type="string">
                  <text:p text:style-name="P6"/>
                </table:table-cell>
                <table:table-cell table:style-name="MailMergeTable2020-03-06T14_3a_25_3a_59Z183.A3" office:value-type="string">
                  <text:p text:style-name="P6"/>
                </table:table-cell>
                <table:table-cell table:style-name="MailMergeTable2020-03-06T14_3a_25_3a_59Z183.A3" office:value-type="string">
                  <text:p text:style-name="P6"/>
                </table:table-cell>
                <table:table-cell table:style-name="MailMergeTable2020-03-06T14_3a_25_3a_59Z183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82" text:anchor-type="page" text:anchor-page-number="45" svg:x="10.959cm" svg:y="15.319cm" svg:width="10.059cm" svg:height="7.01cm" draw:z-index="181">
        <draw:text-box>
          <text:section text:style-name="Sect1" text:name="MailMergeSection2020-03-06T14:25:59Z183Bereich5" text:protected="true">
            <table:table table:name="MailMergeTable2020-03-06T14:25:59Z182" table:style-name="MailMergeTable2020-03-06T14_3a_25_3a_59Z182">
              <table:table-column table:style-name="MailMergeTable2020-03-06T14_3a_25_3a_59Z182.A" table:number-columns-repeated="6"/>
              <table:table-column table:style-name="MailMergeTable2020-03-06T14_3a_25_3a_59Z182.G"/>
              <table:table-row table:style-name="MailMergeTable2020-03-06T14_3a_25_3a_59Z182.1">
                <table:table-cell table:style-name="MailMergeTable2020-03-06T14_3a_25_3a_59Z182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2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2.A3" office:value-type="string">
                  <text:p text:style-name="P4"><text:span text:style-name="T1">)</text:span></text:p>
                </table:table-cell>
                <table:table-cell table:style-name="MailMergeTable2020-03-06T14_3a_25_3a_59Z182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82.4">
                <table:table-cell table:style-name="MailMergeTable2020-03-06T14_3a_25_3a_59Z18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2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82.A3" office:value-type="string">
                  <text:p text:style-name="P6"/>
                </table:table-cell>
                <table:table-cell table:style-name="MailMergeTable2020-03-06T14_3a_25_3a_59Z182.A3" office:value-type="string">
                  <text:p text:style-name="P6"/>
                </table:table-cell>
                <table:table-cell table:style-name="MailMergeTable2020-03-06T14_3a_25_3a_59Z182.A3" office:value-type="string">
                  <text:p text:style-name="P6"/>
                </table:table-cell>
                <table:table-cell table:style-name="MailMergeTable2020-03-06T14_3a_25_3a_59Z182.A3" office:value-type="string">
                  <text:p text:style-name="P6"/>
                </table:table-cell>
                <table:table-cell table:style-name="MailMergeTable2020-03-06T14_3a_25_3a_59Z182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81" text:anchor-type="page" text:anchor-page-number="45" svg:x="0.499cm" svg:y="15.319cm" svg:width="10.059cm" svg:height="7.01cm" draw:z-index="180">
        <draw:text-box>
          <text:section text:style-name="Sect1" text:name="MailMergeSection2020-03-06T14:25:59Z182Bereich4" text:protected="true">
            <table:table table:name="MailMergeTable2020-03-06T14:25:59Z181" table:style-name="MailMergeTable2020-03-06T14_3a_25_3a_59Z181">
              <table:table-column table:style-name="MailMergeTable2020-03-06T14_3a_25_3a_59Z181.A" table:number-columns-repeated="6"/>
              <table:table-column table:style-name="MailMergeTable2020-03-06T14_3a_25_3a_59Z181.G"/>
              <table:table-row table:style-name="MailMergeTable2020-03-06T14_3a_25_3a_59Z181.1">
                <table:table-cell table:style-name="MailMergeTable2020-03-06T14_3a_25_3a_59Z181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1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1.A3" office:value-type="string">
                  <text:p text:style-name="P4"><text:span text:style-name="T1">)</text:span></text:p>
                </table:table-cell>
                <table:table-cell table:style-name="MailMergeTable2020-03-06T14_3a_25_3a_59Z181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81.4">
                <table:table-cell table:style-name="MailMergeTable2020-03-06T14_3a_25_3a_59Z18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1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81.A3" office:value-type="string">
                  <text:p text:style-name="P6"/>
                </table:table-cell>
                <table:table-cell table:style-name="MailMergeTable2020-03-06T14_3a_25_3a_59Z181.A3" office:value-type="string">
                  <text:p text:style-name="P6"/>
                </table:table-cell>
                <table:table-cell table:style-name="MailMergeTable2020-03-06T14_3a_25_3a_59Z181.A3" office:value-type="string">
                  <text:p text:style-name="P6"/>
                </table:table-cell>
                <table:table-cell table:style-name="MailMergeTable2020-03-06T14_3a_25_3a_59Z181.A3" office:value-type="string">
                  <text:p text:style-name="P6"/>
                </table:table-cell>
                <table:table-cell table:style-name="MailMergeTable2020-03-06T14_3a_25_3a_59Z181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80" text:anchor-type="page" text:anchor-page-number="45" svg:x="10.959cm" svg:y="7.909cm" svg:width="10.059cm" svg:height="7.01cm" draw:z-index="179">
        <draw:text-box>
          <text:section text:style-name="Sect1" text:name="MailMergeSection2020-03-06T14:25:59Z181Bereich3" text:protected="true">
            <table:table table:name="MailMergeTable2020-03-06T14:25:59Z180" table:style-name="MailMergeTable2020-03-06T14_3a_25_3a_59Z180">
              <table:table-column table:style-name="MailMergeTable2020-03-06T14_3a_25_3a_59Z180.A" table:number-columns-repeated="6"/>
              <table:table-column table:style-name="MailMergeTable2020-03-06T14_3a_25_3a_59Z180.G"/>
              <table:table-row table:style-name="MailMergeTable2020-03-06T14_3a_25_3a_59Z180.1">
                <table:table-cell table:style-name="MailMergeTable2020-03-06T14_3a_25_3a_59Z180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0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0.A3" office:value-type="string">
                  <text:p text:style-name="P4"><text:span text:style-name="T1">)</text:span></text:p>
                </table:table-cell>
                <table:table-cell table:style-name="MailMergeTable2020-03-06T14_3a_25_3a_59Z180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80.4">
                <table:table-cell table:style-name="MailMergeTable2020-03-06T14_3a_25_3a_59Z18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80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80.A3" office:value-type="string">
                  <text:p text:style-name="P6"/>
                </table:table-cell>
                <table:table-cell table:style-name="MailMergeTable2020-03-06T14_3a_25_3a_59Z180.A3" office:value-type="string">
                  <text:p text:style-name="P6"/>
                </table:table-cell>
                <table:table-cell table:style-name="MailMergeTable2020-03-06T14_3a_25_3a_59Z180.A3" office:value-type="string">
                  <text:p text:style-name="P6"/>
                </table:table-cell>
                <table:table-cell table:style-name="MailMergeTable2020-03-06T14_3a_25_3a_59Z180.A3" office:value-type="string">
                  <text:p text:style-name="P6"/>
                </table:table-cell>
                <table:table-cell table:style-name="MailMergeTable2020-03-06T14_3a_25_3a_59Z180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79" text:anchor-type="page" text:anchor-page-number="45" svg:x="0.499cm" svg:y="7.909cm" svg:width="10.059cm" svg:height="7.01cm" draw:z-index="178">
        <draw:text-box>
          <text:section text:style-name="Sect1" text:name="MailMergeSection2020-03-06T14:25:59Z180Bereich2" text:protected="true">
            <table:table table:name="MailMergeTable2020-03-06T14:25:59Z179" table:style-name="MailMergeTable2020-03-06T14_3a_25_3a_59Z179">
              <table:table-column table:style-name="MailMergeTable2020-03-06T14_3a_25_3a_59Z179.A" table:number-columns-repeated="6"/>
              <table:table-column table:style-name="MailMergeTable2020-03-06T14_3a_25_3a_59Z179.G"/>
              <table:table-row table:style-name="MailMergeTable2020-03-06T14_3a_25_3a_59Z179.1">
                <table:table-cell table:style-name="MailMergeTable2020-03-06T14_3a_25_3a_59Z179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9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9.A3" office:value-type="string">
                  <text:p text:style-name="P4"><text:span text:style-name="T1">)</text:span></text:p>
                </table:table-cell>
                <table:table-cell table:style-name="MailMergeTable2020-03-06T14_3a_25_3a_59Z179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79.4">
                <table:table-cell table:style-name="MailMergeTable2020-03-06T14_3a_25_3a_59Z17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9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79.A3" office:value-type="string">
                  <text:p text:style-name="P6"/>
                </table:table-cell>
                <table:table-cell table:style-name="MailMergeTable2020-03-06T14_3a_25_3a_59Z179.A3" office:value-type="string">
                  <text:p text:style-name="P6"/>
                </table:table-cell>
                <table:table-cell table:style-name="MailMergeTable2020-03-06T14_3a_25_3a_59Z179.A3" office:value-type="string">
                  <text:p text:style-name="P6"/>
                </table:table-cell>
                <table:table-cell table:style-name="MailMergeTable2020-03-06T14_3a_25_3a_59Z179.A3" office:value-type="string">
                  <text:p text:style-name="P6"/>
                </table:table-cell>
                <table:table-cell table:style-name="MailMergeTable2020-03-06T14_3a_25_3a_59Z179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78" text:anchor-type="page" text:anchor-page-number="45" svg:x="10.959cm" svg:y="0.499cm" svg:width="10.059cm" svg:height="7.01cm" draw:z-index="177">
        <draw:text-box>
          <text:section text:style-name="Sect1" text:name="MailMergeSection2020-03-06T14:25:59Z179Bereich1" text:protected="true">
            <table:table table:name="MailMergeTable2020-03-06T14:25:59Z178" table:style-name="MailMergeTable2020-03-06T14_3a_25_3a_59Z178">
              <table:table-column table:style-name="MailMergeTable2020-03-06T14_3a_25_3a_59Z178.A" table:number-columns-repeated="6"/>
              <table:table-column table:style-name="MailMergeTable2020-03-06T14_3a_25_3a_59Z178.G"/>
              <table:table-row table:style-name="MailMergeTable2020-03-06T14_3a_25_3a_59Z178.1">
                <table:table-cell table:style-name="MailMergeTable2020-03-06T14_3a_25_3a_59Z178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8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8.A3" office:value-type="string">
                  <text:p text:style-name="P4"><text:span text:style-name="T1">)</text:span></text:p>
                </table:table-cell>
                <table:table-cell table:style-name="MailMergeTable2020-03-06T14_3a_25_3a_59Z178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78.4">
                <table:table-cell table:style-name="MailMergeTable2020-03-06T14_3a_25_3a_59Z17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8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78.A3" office:value-type="string">
                  <text:p text:style-name="P6"/>
                </table:table-cell>
                <table:table-cell table:style-name="MailMergeTable2020-03-06T14_3a_25_3a_59Z178.A3" office:value-type="string">
                  <text:p text:style-name="P6"/>
                </table:table-cell>
                <table:table-cell table:style-name="MailMergeTable2020-03-06T14_3a_25_3a_59Z178.A3" office:value-type="string">
                  <text:p text:style-name="P6"/>
                </table:table-cell>
                <table:table-cell table:style-name="MailMergeTable2020-03-06T14_3a_25_3a_59Z178.A3" office:value-type="string">
                  <text:p text:style-name="P6"/>
                </table:table-cell>
                <table:table-cell table:style-name="MailMergeTable2020-03-06T14_3a_25_3a_59Z178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77" text:anchor-type="page" text:anchor-page-number="45" svg:x="0.499cm" svg:y="0.499cm" svg:width="10.059cm" svg:height="7.01cm" draw:z-index="176">
        <draw:text-box>
          <text:section text:style-name="Sect1" text:name="MailMergeSection2020-03-06T14:25:59Z178MasterLabel">
            <table:table table:name="MailMergeTable2020-03-06T14:25:59Z177" table:style-name="MailMergeTable2020-03-06T14_3a_25_3a_59Z177">
              <table:table-column table:style-name="MailMergeTable2020-03-06T14_3a_25_3a_59Z177.A" table:number-columns-repeated="6"/>
              <table:table-column table:style-name="MailMergeTable2020-03-06T14_3a_25_3a_59Z177.G"/>
              <table:table-row table:style-name="MailMergeTable2020-03-06T14_3a_25_3a_59Z177.1">
                <table:table-cell table:style-name="MailMergeTable2020-03-06T14_3a_25_3a_59Z177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7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7.A3" office:value-type="string">
                  <text:p text:style-name="P4"><text:span text:style-name="T1">)</text:span></text:p>
                </table:table-cell>
                <table:table-cell table:style-name="MailMergeTable2020-03-06T14_3a_25_3a_59Z177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77.4">
                <table:table-cell table:style-name="MailMergeTable2020-03-06T14_3a_25_3a_59Z17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7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77.A3" office:value-type="string">
                  <text:p text:style-name="P6"/>
                </table:table-cell>
                <table:table-cell table:style-name="MailMergeTable2020-03-06T14_3a_25_3a_59Z177.A3" office:value-type="string">
                  <text:p text:style-name="P6"/>
                </table:table-cell>
                <table:table-cell table:style-name="MailMergeTable2020-03-06T14_3a_25_3a_59Z177.A3" office:value-type="string">
                  <text:p text:style-name="P6"/>
                </table:table-cell>
                <table:table-cell table:style-name="MailMergeTable2020-03-06T14_3a_25_3a_59Z177.A3" office:value-type="string">
                  <text:p text:style-name="P6"/>
                </table:table-cell>
                <table:table-cell table:style-name="MailMergeTable2020-03-06T14_3a_25_3a_59Z177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76" text:anchor-type="page" text:anchor-page-number="43" svg:x="10.959cm" svg:y="22.729cm" svg:width="10.059cm" svg:height="7.01cm" draw:z-index="175">
        <draw:text-box>
          <text:section text:style-name="Sect1" text:name="MailMergeSection2020-03-06T14:25:59Z177Bereich7" text:protected="true">
            <table:table table:name="MailMergeTable2020-03-06T14:25:59Z176" table:style-name="MailMergeTable2020-03-06T14_3a_25_3a_59Z176">
              <table:table-column table:style-name="MailMergeTable2020-03-06T14_3a_25_3a_59Z176.A" table:number-columns-repeated="6"/>
              <table:table-column table:style-name="MailMergeTable2020-03-06T14_3a_25_3a_59Z176.G"/>
              <table:table-row table:style-name="MailMergeTable2020-03-06T14_3a_25_3a_59Z176.1">
                <table:table-cell table:style-name="MailMergeTable2020-03-06T14_3a_25_3a_59Z176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6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6.A3" office:value-type="string">
                  <text:p text:style-name="P4"><text:span text:style-name="T1">)</text:span></text:p>
                </table:table-cell>
                <table:table-cell table:style-name="MailMergeTable2020-03-06T14_3a_25_3a_59Z176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76.4">
                <table:table-cell table:style-name="MailMergeTable2020-03-06T14_3a_25_3a_59Z17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6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9Z176.A3" office:value-type="string">
                  <text:p text:style-name="P6"/>
                </table:table-cell>
                <table:table-cell table:style-name="MailMergeTable2020-03-06T14_3a_25_3a_59Z176.A3" office:value-type="string">
                  <text:p text:style-name="P6"/>
                </table:table-cell>
                <table:table-cell table:style-name="MailMergeTable2020-03-06T14_3a_25_3a_59Z176.A3" office:value-type="string">
                  <text:p text:style-name="P6"/>
                </table:table-cell>
                <table:table-cell table:style-name="MailMergeTable2020-03-06T14_3a_25_3a_59Z176.A3" office:value-type="string">
                  <text:p text:style-name="P6"/>
                </table:table-cell>
                <table:table-cell table:style-name="MailMergeTable2020-03-06T14_3a_25_3a_59Z176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75" text:anchor-type="page" text:anchor-page-number="43" svg:x="0.499cm" svg:y="22.729cm" svg:width="10.059cm" svg:height="7.01cm" draw:z-index="174">
        <draw:text-box>
          <text:section text:style-name="Sect1" text:name="MailMergeSection2020-03-06T14:25:59Z176Bereich6" text:protected="true">
            <table:table table:name="MailMergeTable2020-03-06T14:25:59Z175" table:style-name="MailMergeTable2020-03-06T14_3a_25_3a_59Z175">
              <table:table-column table:style-name="MailMergeTable2020-03-06T14_3a_25_3a_59Z175.A" table:number-columns-repeated="6"/>
              <table:table-column table:style-name="MailMergeTable2020-03-06T14_3a_25_3a_59Z175.G"/>
              <table:table-row table:style-name="MailMergeTable2020-03-06T14_3a_25_3a_59Z175.1">
                <table:table-cell table:style-name="MailMergeTable2020-03-06T14_3a_25_3a_59Z175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5.A2" table:number-columns-spanned="7" office:value-type="string">
                  <text:p text:style-name="P5">Projektkontrolle, Qualitätssiche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5.A3" office:value-type="string">
                  <text:p text:style-name="P4">e<text:span text:style-name="T1">)</text:span></text:p>
                </table:table-cell>
                <table:table-cell table:style-name="MailMergeTable2020-03-06T14_3a_25_3a_59Z175.A2" table:number-rows-spanned="3" table:number-columns-spanned="6" office:value-type="string">
                  <text:p text:style-name="P4">Speichermedien, Systemkomponenten und Ein- und Ausgabegeräte auswäh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75.4">
                <table:table-cell table:style-name="MailMergeTable2020-03-06T14_3a_25_3a_59Z17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5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75.A3" office:value-type="string">
                  <text:p text:style-name="P6"/>
                </table:table-cell>
                <table:table-cell table:style-name="MailMergeTable2020-03-06T14_3a_25_3a_59Z175.A3" office:value-type="string">
                  <text:p text:style-name="P6"/>
                </table:table-cell>
                <table:table-cell table:style-name="MailMergeTable2020-03-06T14_3a_25_3a_59Z175.A3" office:value-type="string">
                  <text:p text:style-name="P6"/>
                </table:table-cell>
                <table:table-cell table:style-name="MailMergeTable2020-03-06T14_3a_25_3a_59Z175.A3" office:value-type="string">
                  <text:p text:style-name="P6"/>
                </table:table-cell>
                <table:table-cell table:style-name="MailMergeTable2020-03-06T14_3a_25_3a_59Z175.A2" office:value-type="string">
                  <text:p text:style-name="P7">10.4.e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74" text:anchor-type="page" text:anchor-page-number="43" svg:x="10.959cm" svg:y="15.319cm" svg:width="10.059cm" svg:height="7.01cm" draw:z-index="173">
        <draw:text-box>
          <text:section text:style-name="Sect1" text:name="MailMergeSection2020-03-06T14:25:59Z175Bereich5" text:protected="true">
            <table:table table:name="MailMergeTable2020-03-06T14:25:59Z174" table:style-name="MailMergeTable2020-03-06T14_3a_25_3a_59Z174">
              <table:table-column table:style-name="MailMergeTable2020-03-06T14_3a_25_3a_59Z174.A" table:number-columns-repeated="6"/>
              <table:table-column table:style-name="MailMergeTable2020-03-06T14_3a_25_3a_59Z174.G"/>
              <table:table-row table:style-name="MailMergeTable2020-03-06T14_3a_25_3a_59Z174.1">
                <table:table-cell table:style-name="MailMergeTable2020-03-06T14_3a_25_3a_59Z174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4.A2" table:number-columns-spanned="7" office:value-type="string">
                  <text:p text:style-name="P5">Projektkontrolle, Qualitätssiche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4.A3" office:value-type="string">
                  <text:p text:style-name="P4">d<text:span text:style-name="T1">)</text:span></text:p>
                </table:table-cell>
                <table:table-cell table:style-name="MailMergeTable2020-03-06T14_3a_25_3a_59Z174.A2" table:number-rows-spanned="3" table:number-columns-spanned="6" office:value-type="string">
                  <text:p text:style-name="P4">Betriebssystemsteuersprach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74.4">
                <table:table-cell table:style-name="MailMergeTable2020-03-06T14_3a_25_3a_59Z17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4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74.A3" office:value-type="string">
                  <text:p text:style-name="P6"/>
                </table:table-cell>
                <table:table-cell table:style-name="MailMergeTable2020-03-06T14_3a_25_3a_59Z174.A3" office:value-type="string">
                  <text:p text:style-name="P6"/>
                </table:table-cell>
                <table:table-cell table:style-name="MailMergeTable2020-03-06T14_3a_25_3a_59Z174.A3" office:value-type="string">
                  <text:p text:style-name="P6"/>
                </table:table-cell>
                <table:table-cell table:style-name="MailMergeTable2020-03-06T14_3a_25_3a_59Z174.A3" office:value-type="string">
                  <text:p text:style-name="P6"/>
                </table:table-cell>
                <table:table-cell table:style-name="MailMergeTable2020-03-06T14_3a_25_3a_59Z174.A2" office:value-type="string">
                  <text:p text:style-name="P7">10.4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73" text:anchor-type="page" text:anchor-page-number="43" svg:x="0.499cm" svg:y="15.319cm" svg:width="10.059cm" svg:height="7.01cm" draw:z-index="172">
        <draw:text-box>
          <text:section text:style-name="Sect1" text:name="MailMergeSection2020-03-06T14:25:59Z174Bereich4" text:protected="true">
            <table:table table:name="MailMergeTable2020-03-06T14:25:59Z173" table:style-name="MailMergeTable2020-03-06T14_3a_25_3a_59Z173">
              <table:table-column table:style-name="MailMergeTable2020-03-06T14_3a_25_3a_59Z173.A" table:number-columns-repeated="6"/>
              <table:table-column table:style-name="MailMergeTable2020-03-06T14_3a_25_3a_59Z173.G"/>
              <table:table-row table:style-name="MailMergeTable2020-03-06T14_3a_25_3a_59Z173.1">
                <table:table-cell table:style-name="MailMergeTable2020-03-06T14_3a_25_3a_59Z173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3.A2" table:number-columns-spanned="7" office:value-type="string">
                  <text:p text:style-name="P5">Projektkontrolle, Qualitätssiche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3.A3" office:value-type="string">
                  <text:p text:style-name="P4">c<text:span text:style-name="T1">)</text:span></text:p>
                </table:table-cell>
                <table:table-cell table:style-name="MailMergeTable2020-03-06T14_3a_25_3a_59Z173.A2" table:number-rows-spanned="3" table:number-columns-spanned="6" office:value-type="string">
                  <text:p text:style-name="P4">Betriebssysteme unter Berücksichtigung ihrer Vor- und Nachteile für bestimmte Anwendungsbereiche auswähl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73.4">
                <table:table-cell table:style-name="MailMergeTable2020-03-06T14_3a_25_3a_59Z17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3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73.A3" office:value-type="string">
                  <text:p text:style-name="P6"/>
                </table:table-cell>
                <table:table-cell table:style-name="MailMergeTable2020-03-06T14_3a_25_3a_59Z173.A3" office:value-type="string">
                  <text:p text:style-name="P6"/>
                </table:table-cell>
                <table:table-cell table:style-name="MailMergeTable2020-03-06T14_3a_25_3a_59Z173.A3" office:value-type="string">
                  <text:p text:style-name="P6"/>
                </table:table-cell>
                <table:table-cell table:style-name="MailMergeTable2020-03-06T14_3a_25_3a_59Z173.A3" office:value-type="string">
                  <text:p text:style-name="P6"/>
                </table:table-cell>
                <table:table-cell table:style-name="MailMergeTable2020-03-06T14_3a_25_3a_59Z173.A2" office:value-type="string">
                  <text:p text:style-name="P7">10.4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72" text:anchor-type="page" text:anchor-page-number="43" svg:x="10.959cm" svg:y="7.909cm" svg:width="10.059cm" svg:height="7.01cm" draw:z-index="171">
        <draw:text-box>
          <text:section text:style-name="Sect1" text:name="MailMergeSection2020-03-06T14:25:59Z173Bereich3" text:protected="true">
            <table:table table:name="MailMergeTable2020-03-06T14:25:59Z172" table:style-name="MailMergeTable2020-03-06T14_3a_25_3a_59Z172">
              <table:table-column table:style-name="MailMergeTable2020-03-06T14_3a_25_3a_59Z172.A" table:number-columns-repeated="6"/>
              <table:table-column table:style-name="MailMergeTable2020-03-06T14_3a_25_3a_59Z172.G"/>
              <table:table-row table:style-name="MailMergeTable2020-03-06T14_3a_25_3a_59Z172.1">
                <table:table-cell table:style-name="MailMergeTable2020-03-06T14_3a_25_3a_59Z172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2.A2" table:number-columns-spanned="7" office:value-type="string">
                  <text:p text:style-name="P5">Projektkontrolle, Qualitätssiche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2.A3" office:value-type="string">
                  <text:p text:style-name="P4">b<text:span text:style-name="T1">)</text:span></text:p>
                </table:table-cell>
                <table:table-cell table:style-name="MailMergeTable2020-03-06T14_3a_25_3a_59Z172.A2" table:number-rows-spanned="3" table:number-columns-spanned="6" office:value-type="string">
                  <text:p text:style-name="P4">Rechner- und Systemarchitekturen sowie Betriebssysteme beurteilen und einordn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72.4">
                <table:table-cell table:style-name="MailMergeTable2020-03-06T14_3a_25_3a_59Z17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2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72.A3" office:value-type="string">
                  <text:p text:style-name="P6"/>
                </table:table-cell>
                <table:table-cell table:style-name="MailMergeTable2020-03-06T14_3a_25_3a_59Z172.A3" office:value-type="string">
                  <text:p text:style-name="P6"/>
                </table:table-cell>
                <table:table-cell table:style-name="MailMergeTable2020-03-06T14_3a_25_3a_59Z172.A3" office:value-type="string">
                  <text:p text:style-name="P6"/>
                </table:table-cell>
                <table:table-cell table:style-name="MailMergeTable2020-03-06T14_3a_25_3a_59Z172.A3" office:value-type="string">
                  <text:p text:style-name="P6"/>
                </table:table-cell>
                <table:table-cell table:style-name="MailMergeTable2020-03-06T14_3a_25_3a_59Z172.A2" office:value-type="string">
                  <text:p text:style-name="P7">10.4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71" text:anchor-type="page" text:anchor-page-number="43" svg:x="0.499cm" svg:y="7.909cm" svg:width="10.059cm" svg:height="7.01cm" draw:z-index="170">
        <draw:text-box>
          <text:section text:style-name="Sect1" text:name="MailMergeSection2020-03-06T14:25:59Z172Bereich2" text:protected="true">
            <table:table table:name="MailMergeTable2020-03-06T14:25:59Z171" table:style-name="MailMergeTable2020-03-06T14_3a_25_3a_59Z171">
              <table:table-column table:style-name="MailMergeTable2020-03-06T14_3a_25_3a_59Z171.A" table:number-columns-repeated="6"/>
              <table:table-column table:style-name="MailMergeTable2020-03-06T14_3a_25_3a_59Z171.G"/>
              <table:table-row table:style-name="MailMergeTable2020-03-06T14_3a_25_3a_59Z171.1">
                <table:table-cell table:style-name="MailMergeTable2020-03-06T14_3a_25_3a_59Z171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1.A2" table:number-columns-spanned="7" office:value-type="string">
                  <text:p text:style-name="P5">Projektkontrolle, Qualitätssiche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1.A3" office:value-type="string">
                  <text:p text:style-name="P4">a<text:span text:style-name="T1">)</text:span></text:p>
                </table:table-cell>
                <table:table-cell table:style-name="MailMergeTable2020-03-06T14_3a_25_3a_59Z171.A2" table:number-rows-spanned="3" table:number-columns-spanned="6" office:value-type="string">
                  <text:p text:style-name="P4">Leistungen abrechnen, Nachkalkulation durchführen, abrechnungsrelevante Daten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71.4">
                <table:table-cell table:style-name="MailMergeTable2020-03-06T14_3a_25_3a_59Z17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1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71.A3" office:value-type="string">
                  <text:p text:style-name="P6"/>
                </table:table-cell>
                <table:table-cell table:style-name="MailMergeTable2020-03-06T14_3a_25_3a_59Z171.A3" office:value-type="string">
                  <text:p text:style-name="P6"/>
                </table:table-cell>
                <table:table-cell table:style-name="MailMergeTable2020-03-06T14_3a_25_3a_59Z171.A3" office:value-type="string">
                  <text:p text:style-name="P6"/>
                </table:table-cell>
                <table:table-cell table:style-name="MailMergeTable2020-03-06T14_3a_25_3a_59Z171.A3" office:value-type="string">
                  <text:p text:style-name="P6"/>
                </table:table-cell>
                <table:table-cell table:style-name="MailMergeTable2020-03-06T14_3a_25_3a_59Z171.A2" office:value-type="string">
                  <text:p text:style-name="P7">10.4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70" text:anchor-type="page" text:anchor-page-number="43" svg:x="10.959cm" svg:y="0.499cm" svg:width="10.059cm" svg:height="7.01cm" draw:z-index="169">
        <draw:text-box>
          <text:section text:style-name="Sect1" text:name="MailMergeSection2020-03-06T14:25:59Z171Bereich1" text:protected="true">
            <table:table table:name="MailMergeTable2020-03-06T14:25:59Z170" table:style-name="MailMergeTable2020-03-06T14_3a_25_3a_59Z170">
              <table:table-column table:style-name="MailMergeTable2020-03-06T14_3a_25_3a_59Z170.A" table:number-columns-repeated="6"/>
              <table:table-column table:style-name="MailMergeTable2020-03-06T14_3a_25_3a_59Z170.G"/>
              <table:table-row table:style-name="MailMergeTable2020-03-06T14_3a_25_3a_59Z170.1">
                <table:table-cell table:style-name="MailMergeTable2020-03-06T14_3a_25_3a_59Z170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0.A2" table:number-columns-spanned="7" office:value-type="string">
                  <text:p text:style-name="P5">Projektdurchfüh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0.A3" office:value-type="string">
                  <text:p text:style-name="P4">e<text:span text:style-name="T1">)</text:span></text:p>
                </table:table-cell>
                <table:table-cell table:style-name="MailMergeTable2020-03-06T14_3a_25_3a_59Z170.A2" table:number-rows-spanned="3" table:number-columns-spanned="6" office:value-type="string">
                  <text:p text:style-name="P4">bei Störungen im Projektablauf Kunden informieren und Lösungsalternativen aufzei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70.4">
                <table:table-cell table:style-name="MailMergeTable2020-03-06T14_3a_25_3a_59Z17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70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70.A3" office:value-type="string">
                  <text:p text:style-name="P6"/>
                </table:table-cell>
                <table:table-cell table:style-name="MailMergeTable2020-03-06T14_3a_25_3a_59Z170.A3" office:value-type="string">
                  <text:p text:style-name="P6"/>
                </table:table-cell>
                <table:table-cell table:style-name="MailMergeTable2020-03-06T14_3a_25_3a_59Z170.A3" office:value-type="string">
                  <text:p text:style-name="P6"/>
                </table:table-cell>
                <table:table-cell table:style-name="MailMergeTable2020-03-06T14_3a_25_3a_59Z170.A3" office:value-type="string">
                  <text:p text:style-name="P6"/>
                </table:table-cell>
                <table:table-cell table:style-name="MailMergeTable2020-03-06T14_3a_25_3a_59Z170.A2" office:value-type="string">
                  <text:p text:style-name="P7">10.3.e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69" text:anchor-type="page" text:anchor-page-number="43" svg:x="0.499cm" svg:y="0.499cm" svg:width="10.059cm" svg:height="7.01cm" draw:z-index="168">
        <draw:text-box>
          <text:section text:style-name="Sect1" text:name="MailMergeSection2020-03-06T14:25:59Z170MasterLabel">
            <table:table table:name="MailMergeTable2020-03-06T14:25:59Z169" table:style-name="MailMergeTable2020-03-06T14_3a_25_3a_59Z169">
              <table:table-column table:style-name="MailMergeTable2020-03-06T14_3a_25_3a_59Z169.A" table:number-columns-repeated="6"/>
              <table:table-column table:style-name="MailMergeTable2020-03-06T14_3a_25_3a_59Z169.G"/>
              <table:table-row table:style-name="MailMergeTable2020-03-06T14_3a_25_3a_59Z169.1">
                <table:table-cell table:style-name="MailMergeTable2020-03-06T14_3a_25_3a_59Z169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9.A2" table:number-columns-spanned="7" office:value-type="string">
                  <text:p text:style-name="P5">Projektdurchfüh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9.A3" office:value-type="string">
                  <text:p text:style-name="P4">d<text:span text:style-name="T1">)</text:span></text:p>
                </table:table-cell>
                <table:table-cell table:style-name="MailMergeTable2020-03-06T14_3a_25_3a_59Z169.A2" table:number-rows-spanned="3" table:number-columns-spanned="6" office:value-type="string">
                  <text:p text:style-name="P4">Projektablauf sowie Qualitätskontrollen und durchgeführte Testläufe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69.4">
                <table:table-cell table:style-name="MailMergeTable2020-03-06T14_3a_25_3a_59Z16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9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69.A3" office:value-type="string">
                  <text:p text:style-name="P6"/>
                </table:table-cell>
                <table:table-cell table:style-name="MailMergeTable2020-03-06T14_3a_25_3a_59Z169.A3" office:value-type="string">
                  <text:p text:style-name="P6"/>
                </table:table-cell>
                <table:table-cell table:style-name="MailMergeTable2020-03-06T14_3a_25_3a_59Z169.A3" office:value-type="string">
                  <text:p text:style-name="P6"/>
                </table:table-cell>
                <table:table-cell table:style-name="MailMergeTable2020-03-06T14_3a_25_3a_59Z169.A3" office:value-type="string">
                  <text:p text:style-name="P6"/>
                </table:table-cell>
                <table:table-cell table:style-name="MailMergeTable2020-03-06T14_3a_25_3a_59Z169.A2" office:value-type="string">
                  <text:p text:style-name="P7">10.3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68" text:anchor-type="page" text:anchor-page-number="41" svg:x="10.959cm" svg:y="22.729cm" svg:width="10.059cm" svg:height="7.01cm" draw:z-index="167">
        <draw:text-box>
          <text:section text:style-name="Sect1" text:name="MailMergeSection2020-03-06T14:25:59Z169Bereich7" text:protected="true">
            <table:table table:name="MailMergeTable2020-03-06T14:25:59Z168" table:style-name="MailMergeTable2020-03-06T14_3a_25_3a_59Z168">
              <table:table-column table:style-name="MailMergeTable2020-03-06T14_3a_25_3a_59Z168.A" table:number-columns-repeated="6"/>
              <table:table-column table:style-name="MailMergeTable2020-03-06T14_3a_25_3a_59Z168.G"/>
              <table:table-row table:style-name="MailMergeTable2020-03-06T14_3a_25_3a_59Z168.1">
                <table:table-cell table:style-name="MailMergeTable2020-03-06T14_3a_25_3a_59Z168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8.A2" table:number-columns-spanned="7" office:value-type="string">
                  <text:p text:style-name="P5">Projektdurchfüh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8.A3" office:value-type="string">
                  <text:p text:style-name="P4">c<text:span text:style-name="T1">)</text:span></text:p>
                </table:table-cell>
                <table:table-cell table:style-name="MailMergeTable2020-03-06T14_3a_25_3a_59Z168.A2" table:number-rows-spanned="3" table:number-columns-spanned="6" office:value-type="string">
                  <text:p text:style-name="P4">Qualitätssicherungsmaßnahmen projektbegleitend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68.4">
                <table:table-cell table:style-name="MailMergeTable2020-03-06T14_3a_25_3a_59Z16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8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68.A3" office:value-type="string">
                  <text:p text:style-name="P6"/>
                </table:table-cell>
                <table:table-cell table:style-name="MailMergeTable2020-03-06T14_3a_25_3a_59Z168.A3" office:value-type="string">
                  <text:p text:style-name="P6"/>
                </table:table-cell>
                <table:table-cell table:style-name="MailMergeTable2020-03-06T14_3a_25_3a_59Z168.A3" office:value-type="string">
                  <text:p text:style-name="P6"/>
                </table:table-cell>
                <table:table-cell table:style-name="MailMergeTable2020-03-06T14_3a_25_3a_59Z168.A3" office:value-type="string">
                  <text:p text:style-name="P6"/>
                </table:table-cell>
                <table:table-cell table:style-name="MailMergeTable2020-03-06T14_3a_25_3a_59Z168.A2" office:value-type="string">
                  <text:p text:style-name="P7">10.3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67" text:anchor-type="page" text:anchor-page-number="41" svg:x="0.499cm" svg:y="22.729cm" svg:width="10.059cm" svg:height="7.01cm" draw:z-index="166">
        <draw:text-box>
          <text:section text:style-name="Sect1" text:name="MailMergeSection2020-03-06T14:25:59Z168Bereich6" text:protected="true">
            <table:table table:name="MailMergeTable2020-03-06T14:25:59Z167" table:style-name="MailMergeTable2020-03-06T14_3a_25_3a_59Z167">
              <table:table-column table:style-name="MailMergeTable2020-03-06T14_3a_25_3a_59Z167.A" table:number-columns-repeated="6"/>
              <table:table-column table:style-name="MailMergeTable2020-03-06T14_3a_25_3a_59Z167.G"/>
              <table:table-row table:style-name="MailMergeTable2020-03-06T14_3a_25_3a_59Z167.1">
                <table:table-cell table:style-name="MailMergeTable2020-03-06T14_3a_25_3a_59Z167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7.A2" table:number-columns-spanned="7" office:value-type="string">
                  <text:p text:style-name="P5">Projektdurchfüh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7.A3" office:value-type="string">
                  <text:p text:style-name="P4">b<text:span text:style-name="T1">)</text:span></text:p>
                </table:table-cell>
                <table:table-cell table:style-name="MailMergeTable2020-03-06T14_3a_25_3a_59Z167.A2" table:number-rows-spanned="3" table:number-columns-spanned="6" office:value-type="string">
                  <text:p text:style-name="P4">Zielerreichung kontrollieren, insbesondere Soll-Ist-Vergleich aufgrund der Planungsdaten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67.4">
                <table:table-cell table:style-name="MailMergeTable2020-03-06T14_3a_25_3a_59Z16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7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67.A3" office:value-type="string">
                  <text:p text:style-name="P6"/>
                </table:table-cell>
                <table:table-cell table:style-name="MailMergeTable2020-03-06T14_3a_25_3a_59Z167.A3" office:value-type="string">
                  <text:p text:style-name="P6"/>
                </table:table-cell>
                <table:table-cell table:style-name="MailMergeTable2020-03-06T14_3a_25_3a_59Z167.A3" office:value-type="string">
                  <text:p text:style-name="P6"/>
                </table:table-cell>
                <table:table-cell table:style-name="MailMergeTable2020-03-06T14_3a_25_3a_59Z167.A3" office:value-type="string">
                  <text:p text:style-name="P6"/>
                </table:table-cell>
                <table:table-cell table:style-name="MailMergeTable2020-03-06T14_3a_25_3a_59Z167.A2" office:value-type="string">
                  <text:p text:style-name="P7">10.3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66" text:anchor-type="page" text:anchor-page-number="41" svg:x="10.959cm" svg:y="15.319cm" svg:width="10.059cm" svg:height="7.01cm" draw:z-index="165">
        <draw:text-box>
          <text:section text:style-name="Sect1" text:name="MailMergeSection2020-03-06T14:25:59Z167Bereich5" text:protected="true">
            <table:table table:name="MailMergeTable2020-03-06T14:25:59Z166" table:style-name="MailMergeTable2020-03-06T14_3a_25_3a_59Z166">
              <table:table-column table:style-name="MailMergeTable2020-03-06T14_3a_25_3a_59Z166.A" table:number-columns-repeated="6"/>
              <table:table-column table:style-name="MailMergeTable2020-03-06T14_3a_25_3a_59Z166.G"/>
              <table:table-row table:style-name="MailMergeTable2020-03-06T14_3a_25_3a_59Z166.1">
                <table:table-cell table:style-name="MailMergeTable2020-03-06T14_3a_25_3a_59Z166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6.A2" table:number-columns-spanned="7" office:value-type="string">
                  <text:p text:style-name="P5">Projektdurchfüh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6.A3" office:value-type="string">
                  <text:p text:style-name="P4">a<text:span text:style-name="T1">)</text:span></text:p>
                </table:table-cell>
                <table:table-cell table:style-name="MailMergeTable2020-03-06T14_3a_25_3a_59Z166.A2" table:number-rows-spanned="3" table:number-columns-spanned="6" office:value-type="string">
                  <text:p text:style-name="P4">Einführung von Anwendungslösungen unter Berücksichtigung der organisatorischen und terminlichen Vorgaben mit den Kunden abstimmen und kontroll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66.4">
                <table:table-cell table:style-name="MailMergeTable2020-03-06T14_3a_25_3a_59Z16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6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66.A3" office:value-type="string">
                  <text:p text:style-name="P6"/>
                </table:table-cell>
                <table:table-cell table:style-name="MailMergeTable2020-03-06T14_3a_25_3a_59Z166.A3" office:value-type="string">
                  <text:p text:style-name="P6"/>
                </table:table-cell>
                <table:table-cell table:style-name="MailMergeTable2020-03-06T14_3a_25_3a_59Z166.A3" office:value-type="string">
                  <text:p text:style-name="P6"/>
                </table:table-cell>
                <table:table-cell table:style-name="MailMergeTable2020-03-06T14_3a_25_3a_59Z166.A3" office:value-type="string">
                  <text:p text:style-name="P6"/>
                </table:table-cell>
                <table:table-cell table:style-name="MailMergeTable2020-03-06T14_3a_25_3a_59Z166.A2" office:value-type="string">
                  <text:p text:style-name="P7">10.3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65" text:anchor-type="page" text:anchor-page-number="41" svg:x="0.499cm" svg:y="15.319cm" svg:width="10.059cm" svg:height="7.01cm" draw:z-index="164">
        <draw:text-box>
          <text:section text:style-name="Sect1" text:name="MailMergeSection2020-03-06T14:25:59Z166Bereich4" text:protected="true">
            <table:table table:name="MailMergeTable2020-03-06T14:25:59Z165" table:style-name="MailMergeTable2020-03-06T14_3a_25_3a_59Z165">
              <table:table-column table:style-name="MailMergeTable2020-03-06T14_3a_25_3a_59Z165.A" table:number-columns-repeated="6"/>
              <table:table-column table:style-name="MailMergeTable2020-03-06T14_3a_25_3a_59Z165.G"/>
              <table:table-row table:style-name="MailMergeTable2020-03-06T14_3a_25_3a_59Z165.1">
                <table:table-cell table:style-name="MailMergeTable2020-03-06T14_3a_25_3a_59Z165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5.A2" table:number-columns-spanned="7" office:value-type="string">
                  <text:p text:style-name="P5">Projektplan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5.A3" office:value-type="string">
                  <text:p text:style-name="P4">d<text:span text:style-name="T1">)</text:span></text:p>
                </table:table-cell>
                <table:table-cell table:style-name="MailMergeTable2020-03-06T14_3a_25_3a_59Z165.A2" table:number-rows-spanned="3" table:number-columns-spanned="6" office:value-type="string">
                  <text:p text:style-name="P4">Anwendungslösungen an Kunden übergeben, Abnahmeprotokolle anferti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65.4">
                <table:table-cell table:style-name="MailMergeTable2020-03-06T14_3a_25_3a_59Z16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5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65.A3" office:value-type="string">
                  <text:p text:style-name="P6"/>
                </table:table-cell>
                <table:table-cell table:style-name="MailMergeTable2020-03-06T14_3a_25_3a_59Z165.A3" office:value-type="string">
                  <text:p text:style-name="P6"/>
                </table:table-cell>
                <table:table-cell table:style-name="MailMergeTable2020-03-06T14_3a_25_3a_59Z165.A3" office:value-type="string">
                  <text:p text:style-name="P6"/>
                </table:table-cell>
                <table:table-cell table:style-name="MailMergeTable2020-03-06T14_3a_25_3a_59Z165.A3" office:value-type="string">
                  <text:p text:style-name="P6"/>
                </table:table-cell>
                <table:table-cell table:style-name="MailMergeTable2020-03-06T14_3a_25_3a_59Z165.A2" office:value-type="string">
                  <text:p text:style-name="P7">10.2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64" text:anchor-type="page" text:anchor-page-number="41" svg:x="10.959cm" svg:y="7.909cm" svg:width="10.059cm" svg:height="7.01cm" draw:z-index="163">
        <draw:text-box>
          <text:section text:style-name="Sect1" text:name="MailMergeSection2020-03-06T14:25:59Z165Bereich3" text:protected="true">
            <table:table table:name="MailMergeTable2020-03-06T14:25:59Z164" table:style-name="MailMergeTable2020-03-06T14_3a_25_3a_59Z164">
              <table:table-column table:style-name="MailMergeTable2020-03-06T14_3a_25_3a_59Z164.A" table:number-columns-repeated="6"/>
              <table:table-column table:style-name="MailMergeTable2020-03-06T14_3a_25_3a_59Z164.G"/>
              <table:table-row table:style-name="MailMergeTable2020-03-06T14_3a_25_3a_59Z164.1">
                <table:table-cell table:style-name="MailMergeTable2020-03-06T14_3a_25_3a_59Z164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4.A2" table:number-columns-spanned="7" office:value-type="string">
                  <text:p text:style-name="P5">Projektplan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4.A3" office:value-type="string">
                  <text:p text:style-name="P4">c<text:span text:style-name="T1">)</text:span></text:p>
                </table:table-cell>
                <table:table-cell table:style-name="MailMergeTable2020-03-06T14_3a_25_3a_59Z164.A2" table:number-rows-spanned="3" table:number-columns-spanned="6" office:value-type="string">
                  <text:p text:style-name="P4">bei der Auftragsbearbeitung mit Kunden, internen Stellen und externen Dienstleistern zusammenarbei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64.4">
                <table:table-cell table:style-name="MailMergeTable2020-03-06T14_3a_25_3a_59Z16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4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64.A3" office:value-type="string">
                  <text:p text:style-name="P6"/>
                </table:table-cell>
                <table:table-cell table:style-name="MailMergeTable2020-03-06T14_3a_25_3a_59Z164.A3" office:value-type="string">
                  <text:p text:style-name="P6"/>
                </table:table-cell>
                <table:table-cell table:style-name="MailMergeTable2020-03-06T14_3a_25_3a_59Z164.A3" office:value-type="string">
                  <text:p text:style-name="P6"/>
                </table:table-cell>
                <table:table-cell table:style-name="MailMergeTable2020-03-06T14_3a_25_3a_59Z164.A3" office:value-type="string">
                  <text:p text:style-name="P6"/>
                </table:table-cell>
                <table:table-cell table:style-name="MailMergeTable2020-03-06T14_3a_25_3a_59Z164.A2" office:value-type="string">
                  <text:p text:style-name="P7">10.2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63" text:anchor-type="page" text:anchor-page-number="41" svg:x="0.499cm" svg:y="7.909cm" svg:width="10.059cm" svg:height="7.01cm" draw:z-index="162">
        <draw:text-box>
          <text:section text:style-name="Sect1" text:name="MailMergeSection2020-03-06T14:25:59Z164Bereich2" text:protected="true">
            <table:table table:name="MailMergeTable2020-03-06T14:25:59Z163" table:style-name="MailMergeTable2020-03-06T14_3a_25_3a_59Z163">
              <table:table-column table:style-name="MailMergeTable2020-03-06T14_3a_25_3a_59Z163.A" table:number-columns-repeated="6"/>
              <table:table-column table:style-name="MailMergeTable2020-03-06T14_3a_25_3a_59Z163.G"/>
              <table:table-row table:style-name="MailMergeTable2020-03-06T14_3a_25_3a_59Z163.1">
                <table:table-cell table:style-name="MailMergeTable2020-03-06T14_3a_25_3a_59Z163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3.A2" table:number-columns-spanned="7" office:value-type="string">
                  <text:p text:style-name="P5">Projektplan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3.A3" office:value-type="string">
                  <text:p text:style-name="P4">b<text:span text:style-name="T1">)</text:span></text:p>
                </table:table-cell>
                <table:table-cell table:style-name="MailMergeTable2020-03-06T14_3a_25_3a_59Z163.A2" table:number-rows-spanned="3" table:number-columns-spanned="6" office:value-type="string">
                  <text:p text:style-name="P4">die im Einsatzgebiet typischen Programmbibliotheken, Programmmodule, Prozeduren, Algorithmen und Optimierungsverfahr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63.4">
                <table:table-cell table:style-name="MailMergeTable2020-03-06T14_3a_25_3a_59Z16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3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63.A3" office:value-type="string">
                  <text:p text:style-name="P6"/>
                </table:table-cell>
                <table:table-cell table:style-name="MailMergeTable2020-03-06T14_3a_25_3a_59Z163.A3" office:value-type="string">
                  <text:p text:style-name="P6"/>
                </table:table-cell>
                <table:table-cell table:style-name="MailMergeTable2020-03-06T14_3a_25_3a_59Z163.A3" office:value-type="string">
                  <text:p text:style-name="P6"/>
                </table:table-cell>
                <table:table-cell table:style-name="MailMergeTable2020-03-06T14_3a_25_3a_59Z163.A3" office:value-type="string">
                  <text:p text:style-name="P6"/>
                </table:table-cell>
                <table:table-cell table:style-name="MailMergeTable2020-03-06T14_3a_25_3a_59Z163.A2" office:value-type="string">
                  <text:p text:style-name="P7">10.2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62" text:anchor-type="page" text:anchor-page-number="41" svg:x="10.959cm" svg:y="0.499cm" svg:width="10.059cm" svg:height="7.01cm" draw:z-index="161">
        <draw:text-box>
          <text:section text:style-name="Sect1" text:name="MailMergeSection2020-03-06T14:25:59Z163Bereich1" text:protected="true">
            <table:table table:name="MailMergeTable2020-03-06T14:25:59Z162" table:style-name="MailMergeTable2020-03-06T14_3a_25_3a_59Z162">
              <table:table-column table:style-name="MailMergeTable2020-03-06T14_3a_25_3a_59Z162.A" table:number-columns-repeated="6"/>
              <table:table-column table:style-name="MailMergeTable2020-03-06T14_3a_25_3a_59Z162.G"/>
              <table:table-row table:style-name="MailMergeTable2020-03-06T14_3a_25_3a_59Z162.1">
                <table:table-cell table:style-name="MailMergeTable2020-03-06T14_3a_25_3a_59Z162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2.A2" table:number-columns-spanned="7" office:value-type="string">
                  <text:p text:style-name="P5">Projektplan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2.A3" office:value-type="string">
                  <text:p text:style-name="P4">a<text:span text:style-name="T1">)</text:span></text:p>
                </table:table-cell>
                <table:table-cell table:style-name="MailMergeTable2020-03-06T14_3a_25_3a_59Z162.A2" table:number-rows-spanned="3" table:number-columns-spanned="6" office:value-type="string">
                  <text:p text:style-name="P4">einsatzgebietsspezifische Anwendungslösungen unter Beachtung wirtschaftlicher und terminlicher Vorgaben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62.4">
                <table:table-cell table:style-name="MailMergeTable2020-03-06T14_3a_25_3a_59Z16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2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62.A3" office:value-type="string">
                  <text:p text:style-name="P6"/>
                </table:table-cell>
                <table:table-cell table:style-name="MailMergeTable2020-03-06T14_3a_25_3a_59Z162.A3" office:value-type="string">
                  <text:p text:style-name="P6"/>
                </table:table-cell>
                <table:table-cell table:style-name="MailMergeTable2020-03-06T14_3a_25_3a_59Z162.A3" office:value-type="string">
                  <text:p text:style-name="P6"/>
                </table:table-cell>
                <table:table-cell table:style-name="MailMergeTable2020-03-06T14_3a_25_3a_59Z162.A3" office:value-type="string">
                  <text:p text:style-name="P6"/>
                </table:table-cell>
                <table:table-cell table:style-name="MailMergeTable2020-03-06T14_3a_25_3a_59Z162.A2" office:value-type="string">
                  <text:p text:style-name="P7">10.2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61" text:anchor-type="page" text:anchor-page-number="41" svg:x="0.499cm" svg:y="0.499cm" svg:width="10.059cm" svg:height="7.01cm" draw:z-index="160">
        <draw:text-box>
          <text:section text:style-name="Sect1" text:name="MailMergeSection2020-03-06T14:25:59Z162MasterLabel">
            <table:table table:name="MailMergeTable2020-03-06T14:25:59Z161" table:style-name="MailMergeTable2020-03-06T14_3a_25_3a_59Z161">
              <table:table-column table:style-name="MailMergeTable2020-03-06T14_3a_25_3a_59Z161.A" table:number-columns-repeated="6"/>
              <table:table-column table:style-name="MailMergeTable2020-03-06T14_3a_25_3a_59Z161.G"/>
              <table:table-row table:style-name="MailMergeTable2020-03-06T14_3a_25_3a_59Z161.1">
                <table:table-cell table:style-name="MailMergeTable2020-03-06T14_3a_25_3a_59Z161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1.A2" table:number-columns-spanned="7" office:value-type="string">
                  <text:p text:style-name="P5">Produkte, Prozesse und 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1.A3" office:value-type="string">
                  <text:p text:style-name="P4">d<text:span text:style-name="T1">)</text:span></text:p>
                </table:table-cell>
                <table:table-cell table:style-name="MailMergeTable2020-03-06T14_3a_25_3a_59Z161.A2" table:number-rows-spanned="3" table:number-columns-spanned="6" office:value-type="string">
                  <text:p text:style-name="P4">Projektplanungswerkzeuge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61.4">
                <table:table-cell table:style-name="MailMergeTable2020-03-06T14_3a_25_3a_59Z16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1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61.A3" office:value-type="string">
                  <text:p text:style-name="P6"/>
                </table:table-cell>
                <table:table-cell table:style-name="MailMergeTable2020-03-06T14_3a_25_3a_59Z161.A3" office:value-type="string">
                  <text:p text:style-name="P6"/>
                </table:table-cell>
                <table:table-cell table:style-name="MailMergeTable2020-03-06T14_3a_25_3a_59Z161.A3" office:value-type="string">
                  <text:p text:style-name="P6"/>
                </table:table-cell>
                <table:table-cell table:style-name="MailMergeTable2020-03-06T14_3a_25_3a_59Z161.A3" office:value-type="string">
                  <text:p text:style-name="P6"/>
                </table:table-cell>
                <table:table-cell table:style-name="MailMergeTable2020-03-06T14_3a_25_3a_59Z161.A2" office:value-type="string">
                  <text:p text:style-name="P7">10.1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60" text:anchor-type="page" text:anchor-page-number="39" svg:x="10.959cm" svg:y="22.729cm" svg:width="10.059cm" svg:height="7.01cm" draw:z-index="159">
        <draw:text-box>
          <text:section text:style-name="Sect1" text:name="MailMergeSection2020-03-06T14:25:59Z161Bereich7" text:protected="true">
            <table:table table:name="MailMergeTable2020-03-06T14:25:59Z160" table:style-name="MailMergeTable2020-03-06T14_3a_25_3a_59Z160">
              <table:table-column table:style-name="MailMergeTable2020-03-06T14_3a_25_3a_59Z160.A" table:number-columns-repeated="6"/>
              <table:table-column table:style-name="MailMergeTable2020-03-06T14_3a_25_3a_59Z160.G"/>
              <table:table-row table:style-name="MailMergeTable2020-03-06T14_3a_25_3a_59Z160.1">
                <table:table-cell table:style-name="MailMergeTable2020-03-06T14_3a_25_3a_59Z160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0.A2" table:number-columns-spanned="7" office:value-type="string">
                  <text:p text:style-name="P5">Produkte, Prozesse und 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0.A3" office:value-type="string">
                  <text:p text:style-name="P4">c<text:span text:style-name="T1">)</text:span></text:p>
                </table:table-cell>
                <table:table-cell table:style-name="MailMergeTable2020-03-06T14_3a_25_3a_59Z160.A2" table:number-rows-spanned="3" table:number-columns-spanned="6" office:value-type="string">
                  <text:p text:style-name="P4">einsatzgebietstypische Designverfahr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60.4">
                <table:table-cell table:style-name="MailMergeTable2020-03-06T14_3a_25_3a_59Z16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60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60.A3" office:value-type="string">
                  <text:p text:style-name="P6"/>
                </table:table-cell>
                <table:table-cell table:style-name="MailMergeTable2020-03-06T14_3a_25_3a_59Z160.A3" office:value-type="string">
                  <text:p text:style-name="P6"/>
                </table:table-cell>
                <table:table-cell table:style-name="MailMergeTable2020-03-06T14_3a_25_3a_59Z160.A3" office:value-type="string">
                  <text:p text:style-name="P6"/>
                </table:table-cell>
                <table:table-cell table:style-name="MailMergeTable2020-03-06T14_3a_25_3a_59Z160.A3" office:value-type="string">
                  <text:p text:style-name="P6"/>
                </table:table-cell>
                <table:table-cell table:style-name="MailMergeTable2020-03-06T14_3a_25_3a_59Z160.A2" office:value-type="string">
                  <text:p text:style-name="P7">10.1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59" text:anchor-type="page" text:anchor-page-number="39" svg:x="0.499cm" svg:y="22.729cm" svg:width="10.059cm" svg:height="7.01cm" draw:z-index="158">
        <draw:text-box>
          <text:section text:style-name="Sect1" text:name="MailMergeSection2020-03-06T14:25:59Z160Bereich6" text:protected="true">
            <table:table table:name="MailMergeTable2020-03-06T14:25:59Z159" table:style-name="MailMergeTable2020-03-06T14_3a_25_3a_59Z159">
              <table:table-column table:style-name="MailMergeTable2020-03-06T14_3a_25_3a_59Z159.A" table:number-columns-repeated="6"/>
              <table:table-column table:style-name="MailMergeTable2020-03-06T14_3a_25_3a_59Z159.G"/>
              <table:table-row table:style-name="MailMergeTable2020-03-06T14_3a_25_3a_59Z159.1">
                <table:table-cell table:style-name="MailMergeTable2020-03-06T14_3a_25_3a_59Z159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9.A2" table:number-columns-spanned="7" office:value-type="string">
                  <text:p text:style-name="P5">Produkte, Prozesse und 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9.A3" office:value-type="string">
                  <text:p text:style-name="P4">b<text:span text:style-name="T1">)</text:span></text:p>
                </table:table-cell>
                <table:table-cell table:style-name="MailMergeTable2020-03-06T14_3a_25_3a_59Z159.A2" table:number-rows-spanned="3" table:number-columns-spanned="6" office:value-type="string">
                  <text:p text:style-name="P4">Teilaufgaben unter Beachtung arbeitsorganisatorischer, sicherheitstechnischer und wirtschaftlicher Gesichtspunkte planen, insbesondere Personalplanung, Sachmittelplanung, Terminplanung und Kostenplanung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59.4">
                <table:table-cell table:style-name="MailMergeTable2020-03-06T14_3a_25_3a_59Z15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9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59.A3" office:value-type="string">
                  <text:p text:style-name="P6"/>
                </table:table-cell>
                <table:table-cell table:style-name="MailMergeTable2020-03-06T14_3a_25_3a_59Z159.A3" office:value-type="string">
                  <text:p text:style-name="P6"/>
                </table:table-cell>
                <table:table-cell table:style-name="MailMergeTable2020-03-06T14_3a_25_3a_59Z159.A3" office:value-type="string">
                  <text:p text:style-name="P6"/>
                </table:table-cell>
                <table:table-cell table:style-name="MailMergeTable2020-03-06T14_3a_25_3a_59Z159.A3" office:value-type="string">
                  <text:p text:style-name="P6"/>
                </table:table-cell>
                <table:table-cell table:style-name="MailMergeTable2020-03-06T14_3a_25_3a_59Z159.A2" office:value-type="string">
                  <text:p text:style-name="P7">10.1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58" text:anchor-type="page" text:anchor-page-number="39" svg:x="10.959cm" svg:y="15.319cm" svg:width="10.059cm" svg:height="7.01cm" draw:z-index="157">
        <draw:text-box>
          <text:section text:style-name="Sect1" text:name="MailMergeSection2020-03-06T14:25:59Z159Bereich5" text:protected="true">
            <table:table table:name="MailMergeTable2020-03-06T14:25:59Z158" table:style-name="MailMergeTable2020-03-06T14_3a_25_3a_59Z158">
              <table:table-column table:style-name="MailMergeTable2020-03-06T14_3a_25_3a_59Z158.A" table:number-columns-repeated="6"/>
              <table:table-column table:style-name="MailMergeTable2020-03-06T14_3a_25_3a_59Z158.G"/>
              <table:table-row table:style-name="MailMergeTable2020-03-06T14_3a_25_3a_59Z158.1">
                <table:table-cell table:style-name="MailMergeTable2020-03-06T14_3a_25_3a_59Z158.A1" table:number-columns-spanned="7" office:value-type="string">
                  <text:p text:style-name="P4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8.A2" table:number-columns-spanned="7" office:value-type="string">
                  <text:p text:style-name="P5">Produkte, Prozesse und 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8.A3" office:value-type="string">
                  <text:p text:style-name="P4">a<text:span text:style-name="T1">)</text:span></text:p>
                </table:table-cell>
                <table:table-cell table:style-name="MailMergeTable2020-03-06T14_3a_25_3a_59Z158.A2" table:number-rows-spanned="3" table:number-columns-spanned="6" office:value-type="string">
                  <text:p text:style-name="P4">Projektziele festlegen und Teilaufgaben defin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58.4">
                <table:table-cell table:style-name="MailMergeTable2020-03-06T14_3a_25_3a_59Z15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8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58.A3" office:value-type="string">
                  <text:p text:style-name="P6"/>
                </table:table-cell>
                <table:table-cell table:style-name="MailMergeTable2020-03-06T14_3a_25_3a_59Z158.A3" office:value-type="string">
                  <text:p text:style-name="P6"/>
                </table:table-cell>
                <table:table-cell table:style-name="MailMergeTable2020-03-06T14_3a_25_3a_59Z158.A3" office:value-type="string">
                  <text:p text:style-name="P6"/>
                </table:table-cell>
                <table:table-cell table:style-name="MailMergeTable2020-03-06T14_3a_25_3a_59Z158.A3" office:value-type="string">
                  <text:p text:style-name="P6"/>
                </table:table-cell>
                <table:table-cell table:style-name="MailMergeTable2020-03-06T14_3a_25_3a_59Z158.A2" office:value-type="string">
                  <text:p text:style-name="P7">10.1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57" text:anchor-type="page" text:anchor-page-number="39" svg:x="0.499cm" svg:y="15.319cm" svg:width="10.059cm" svg:height="7.01cm" draw:z-index="156">
        <draw:text-box>
          <text:section text:style-name="Sect1" text:name="MailMergeSection2020-03-06T14:25:59Z158Bereich4" text:protected="true">
            <table:table table:name="MailMergeTable2020-03-06T14:25:59Z157" table:style-name="MailMergeTable2020-03-06T14_3a_25_3a_59Z157">
              <table:table-column table:style-name="MailMergeTable2020-03-06T14_3a_25_3a_59Z157.A" table:number-columns-repeated="6"/>
              <table:table-column table:style-name="MailMergeTable2020-03-06T14_3a_25_3a_59Z157.G"/>
              <table:table-row table:style-name="MailMergeTable2020-03-06T14_3a_25_3a_59Z157.1">
                <table:table-cell table:style-name="MailMergeTable2020-03-06T14_3a_25_3a_59Z157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7.A2" table:number-columns-spanned="7" office:value-type="string">
                  <text:p text:style-name="P5">System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7.A3" office:value-type="string">
                  <text:p text:style-name="P4">e<text:span text:style-name="T1">)</text:span></text:p>
                </table:table-cell>
                <table:table-cell table:style-name="MailMergeTable2020-03-06T14_3a_25_3a_59Z157.A2" table:number-rows-spanned="3" table:number-columns-spanned="6" office:value-type="string">
                  <text:p text:style-name="P4">vorhandene Anwendungslösungen im Einsatzgebiet erfassen und nach Maßgabe ihrer Leistungsfähigkeit, Funktionalität, Wirtschaftlichkeit und Erweiterbarkeit bewer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57.4">
                <table:table-cell table:style-name="MailMergeTable2020-03-06T14_3a_25_3a_59Z15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7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57.A3" office:value-type="string">
                  <text:p text:style-name="P6"/>
                </table:table-cell>
                <table:table-cell table:style-name="MailMergeTable2020-03-06T14_3a_25_3a_59Z157.A3" office:value-type="string">
                  <text:p text:style-name="P6"/>
                </table:table-cell>
                <table:table-cell table:style-name="MailMergeTable2020-03-06T14_3a_25_3a_59Z157.A3" office:value-type="string">
                  <text:p text:style-name="P6"/>
                </table:table-cell>
                <table:table-cell table:style-name="MailMergeTable2020-03-06T14_3a_25_3a_59Z157.A3" office:value-type="string">
                  <text:p text:style-name="P6"/>
                </table:table-cell>
                <table:table-cell table:style-name="MailMergeTable2020-03-06T14_3a_25_3a_59Z157.A2" office:value-type="string">
                  <text:p text:style-name="P7">9.3.e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56" text:anchor-type="page" text:anchor-page-number="39" svg:x="10.959cm" svg:y="7.909cm" svg:width="10.059cm" svg:height="7.01cm" draw:z-index="155">
        <draw:text-box>
          <text:section text:style-name="Sect1" text:name="MailMergeSection2020-03-06T14:25:59Z157Bereich3" text:protected="true">
            <table:table table:name="MailMergeTable2020-03-06T14:25:59Z156" table:style-name="MailMergeTable2020-03-06T14_3a_25_3a_59Z156">
              <table:table-column table:style-name="MailMergeTable2020-03-06T14_3a_25_3a_59Z156.A" table:number-columns-repeated="6"/>
              <table:table-column table:style-name="MailMergeTable2020-03-06T14_3a_25_3a_59Z156.G"/>
              <table:table-row table:style-name="MailMergeTable2020-03-06T14_3a_25_3a_59Z156.1">
                <table:table-cell table:style-name="MailMergeTable2020-03-06T14_3a_25_3a_59Z156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6.A2" table:number-columns-spanned="7" office:value-type="string">
                  <text:p text:style-name="P5">System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6.A3" office:value-type="string">
                  <text:p text:style-name="P4">d<text:span text:style-name="T1">)</text:span></text:p>
                </table:table-cell>
                <table:table-cell table:style-name="MailMergeTable2020-03-06T14_3a_25_3a_59Z156.A2" table:number-rows-spanned="3" table:number-columns-spanned="6" office:value-type="string">
                  <text:p text:style-name="P4">Informationswege, -strukturen und -verarbeitung sowie Schnittstellen zwischen verschiedenen Funktionsbereichen des Einsatzgebietes analy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56.4">
                <table:table-cell table:style-name="MailMergeTable2020-03-06T14_3a_25_3a_59Z15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6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56.A3" office:value-type="string">
                  <text:p text:style-name="P6"/>
                </table:table-cell>
                <table:table-cell table:style-name="MailMergeTable2020-03-06T14_3a_25_3a_59Z156.A3" office:value-type="string">
                  <text:p text:style-name="P6"/>
                </table:table-cell>
                <table:table-cell table:style-name="MailMergeTable2020-03-06T14_3a_25_3a_59Z156.A3" office:value-type="string">
                  <text:p text:style-name="P6"/>
                </table:table-cell>
                <table:table-cell table:style-name="MailMergeTable2020-03-06T14_3a_25_3a_59Z156.A3" office:value-type="string">
                  <text:p text:style-name="P6"/>
                </table:table-cell>
                <table:table-cell table:style-name="MailMergeTable2020-03-06T14_3a_25_3a_59Z156.A2" office:value-type="string">
                  <text:p text:style-name="P7">9.3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55" text:anchor-type="page" text:anchor-page-number="39" svg:x="0.499cm" svg:y="7.909cm" svg:width="10.059cm" svg:height="7.01cm" draw:z-index="154">
        <draw:text-box>
          <text:section text:style-name="Sect1" text:name="MailMergeSection2020-03-06T14:25:59Z156Bereich2" text:protected="true">
            <table:table table:name="MailMergeTable2020-03-06T14:25:59Z155" table:style-name="MailMergeTable2020-03-06T14_3a_25_3a_59Z155">
              <table:table-column table:style-name="MailMergeTable2020-03-06T14_3a_25_3a_59Z155.A" table:number-columns-repeated="6"/>
              <table:table-column table:style-name="MailMergeTable2020-03-06T14_3a_25_3a_59Z155.G"/>
              <table:table-row table:style-name="MailMergeTable2020-03-06T14_3a_25_3a_59Z155.1">
                <table:table-cell table:style-name="MailMergeTable2020-03-06T14_3a_25_3a_59Z155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5.A2" table:number-columns-spanned="7" office:value-type="string">
                  <text:p text:style-name="P5">System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5.A3" office:value-type="string">
                  <text:p text:style-name="P4">c<text:span text:style-name="T1">)</text:span></text:p>
                </table:table-cell>
                <table:table-cell table:style-name="MailMergeTable2020-03-06T14_3a_25_3a_59Z155.A2" table:number-rows-spanned="3" table:number-columns-spanned="6" office:value-type="string">
                  <text:p text:style-name="P4">die für das Einsatzgebiet spezifischen Plattform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55.4">
                <table:table-cell table:style-name="MailMergeTable2020-03-06T14_3a_25_3a_59Z15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5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55.A3" office:value-type="string">
                  <text:p text:style-name="P6"/>
                </table:table-cell>
                <table:table-cell table:style-name="MailMergeTable2020-03-06T14_3a_25_3a_59Z155.A3" office:value-type="string">
                  <text:p text:style-name="P6"/>
                </table:table-cell>
                <table:table-cell table:style-name="MailMergeTable2020-03-06T14_3a_25_3a_59Z155.A3" office:value-type="string">
                  <text:p text:style-name="P6"/>
                </table:table-cell>
                <table:table-cell table:style-name="MailMergeTable2020-03-06T14_3a_25_3a_59Z155.A3" office:value-type="string">
                  <text:p text:style-name="P6"/>
                </table:table-cell>
                <table:table-cell table:style-name="MailMergeTable2020-03-06T14_3a_25_3a_59Z155.A2" office:value-type="string">
                  <text:p text:style-name="P7">9.3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54" text:anchor-type="page" text:anchor-page-number="39" svg:x="10.959cm" svg:y="0.499cm" svg:width="10.059cm" svg:height="7.01cm" draw:z-index="153">
        <draw:text-box>
          <text:section text:style-name="Sect1" text:name="MailMergeSection2020-03-06T14:25:59Z155Bereich1" text:protected="true">
            <table:table table:name="MailMergeTable2020-03-06T14:25:59Z154" table:style-name="MailMergeTable2020-03-06T14_3a_25_3a_59Z154">
              <table:table-column table:style-name="MailMergeTable2020-03-06T14_3a_25_3a_59Z154.A" table:number-columns-repeated="6"/>
              <table:table-column table:style-name="MailMergeTable2020-03-06T14_3a_25_3a_59Z154.G"/>
              <table:table-row table:style-name="MailMergeTable2020-03-06T14_3a_25_3a_59Z154.1">
                <table:table-cell table:style-name="MailMergeTable2020-03-06T14_3a_25_3a_59Z154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4.A2" table:number-columns-spanned="7" office:value-type="string">
                  <text:p text:style-name="P5">System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4.A3" office:value-type="string">
                  <text:p text:style-name="P4">b<text:span text:style-name="T1">)</text:span></text:p>
                </table:table-cell>
                <table:table-cell table:style-name="MailMergeTable2020-03-06T14_3a_25_3a_59Z154.A2" table:number-rows-spanned="3" table:number-columns-spanned="6" office:value-type="string">
                  <text:p text:style-name="P4">die für das Einsatzgebiet typischen Produkte, Prozesse und Verfahren im Hinblick auf die Anforderungen an komplexe Systemlösungen analysieren und in ein Lösungskonzept umsetz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54.4">
                <table:table-cell table:style-name="MailMergeTable2020-03-06T14_3a_25_3a_59Z15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4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54.A3" office:value-type="string">
                  <text:p text:style-name="P6"/>
                </table:table-cell>
                <table:table-cell table:style-name="MailMergeTable2020-03-06T14_3a_25_3a_59Z154.A3" office:value-type="string">
                  <text:p text:style-name="P6"/>
                </table:table-cell>
                <table:table-cell table:style-name="MailMergeTable2020-03-06T14_3a_25_3a_59Z154.A3" office:value-type="string">
                  <text:p text:style-name="P6"/>
                </table:table-cell>
                <table:table-cell table:style-name="MailMergeTable2020-03-06T14_3a_25_3a_59Z154.A3" office:value-type="string">
                  <text:p text:style-name="P6"/>
                </table:table-cell>
                <table:table-cell table:style-name="MailMergeTable2020-03-06T14_3a_25_3a_59Z154.A2" office:value-type="string">
                  <text:p text:style-name="P7">9.3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53" text:anchor-type="page" text:anchor-page-number="39" svg:x="0.499cm" svg:y="0.499cm" svg:width="10.059cm" svg:height="7.01cm" draw:z-index="152">
        <draw:text-box>
          <text:section text:style-name="Sect1" text:name="MailMergeSection2020-03-06T14:25:59Z154MasterLabel">
            <table:table table:name="MailMergeTable2020-03-06T14:25:59Z153" table:style-name="MailMergeTable2020-03-06T14_3a_25_3a_59Z153">
              <table:table-column table:style-name="MailMergeTable2020-03-06T14_3a_25_3a_59Z153.A" table:number-columns-repeated="6"/>
              <table:table-column table:style-name="MailMergeTable2020-03-06T14_3a_25_3a_59Z153.G"/>
              <table:table-row table:style-name="MailMergeTable2020-03-06T14_3a_25_3a_59Z153.1">
                <table:table-cell table:style-name="MailMergeTable2020-03-06T14_3a_25_3a_59Z153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3.A2" table:number-columns-spanned="7" office:value-type="string">
                  <text:p text:style-name="P5">System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3.A3" office:value-type="string">
                  <text:p text:style-name="P4">a_aa<text:span text:style-name="T1">)</text:span></text:p>
                </table:table-cell>
                <table:table-cell table:style-name="MailMergeTable2020-03-06T14_3a_25_3a_59Z153.A2" table:number-rows-spanned="3" table:number-columns-spanned="6" office:value-type="string">
                  <text:p text:style-name="P4">bereichs- und produktspezifische Informationen nutz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53.4">
                <table:table-cell table:style-name="MailMergeTable2020-03-06T14_3a_25_3a_59Z15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3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53.A3" office:value-type="string">
                  <text:p text:style-name="P6"/>
                </table:table-cell>
                <table:table-cell table:style-name="MailMergeTable2020-03-06T14_3a_25_3a_59Z153.A3" office:value-type="string">
                  <text:p text:style-name="P6"/>
                </table:table-cell>
                <table:table-cell table:style-name="MailMergeTable2020-03-06T14_3a_25_3a_59Z153.A3" office:value-type="string">
                  <text:p text:style-name="P6"/>
                </table:table-cell>
                <table:table-cell table:style-name="MailMergeTable2020-03-06T14_3a_25_3a_59Z153.A3" office:value-type="string">
                  <text:p text:style-name="P6"/>
                </table:table-cell>
                <table:table-cell table:style-name="MailMergeTable2020-03-06T14_3a_25_3a_59Z153.A2" office:value-type="string">
                  <text:p text:style-name="P7">9.3.a_a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52" text:anchor-type="page" text:anchor-page-number="37" svg:x="10.959cm" svg:y="22.729cm" svg:width="10.059cm" svg:height="7.01cm" draw:z-index="151">
        <draw:text-box>
          <text:section text:style-name="Sect1" text:name="MailMergeSection2020-03-06T14:25:59Z153Bereich7" text:protected="true">
            <table:table table:name="MailMergeTable2020-03-06T14:25:59Z152" table:style-name="MailMergeTable2020-03-06T14_3a_25_3a_59Z152">
              <table:table-column table:style-name="MailMergeTable2020-03-06T14_3a_25_3a_59Z152.A" table:number-columns-repeated="6"/>
              <table:table-column table:style-name="MailMergeTable2020-03-06T14_3a_25_3a_59Z152.G"/>
              <table:table-row table:style-name="MailMergeTable2020-03-06T14_3a_25_3a_59Z152.1">
                <table:table-cell table:style-name="MailMergeTable2020-03-06T14_3a_25_3a_59Z152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2.A2" table:number-columns-spanned="7" office:value-type="string">
                  <text:p text:style-name="P5">Fehleranalyse, Störungsbeseitig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2.A3" office:value-type="string">
                  <text:p text:style-name="P4">c<text:span text:style-name="T1">)</text:span></text:p>
                </table:table-cell>
                <table:table-cell table:style-name="MailMergeTable2020-03-06T14_3a_25_3a_59Z152.A2" table:number-rows-spanned="3" table:number-columns-spanned="6" office:value-type="string">
                  <text:p text:style-name="P4">auf Benutzerprobleme eingehen, Vorschläge zur Problembeseitigung unterbrei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52.4">
                <table:table-cell table:style-name="MailMergeTable2020-03-06T14_3a_25_3a_59Z15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2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52.A3" office:value-type="string">
                  <text:p text:style-name="P6"/>
                </table:table-cell>
                <table:table-cell table:style-name="MailMergeTable2020-03-06T14_3a_25_3a_59Z152.A3" office:value-type="string">
                  <text:p text:style-name="P6"/>
                </table:table-cell>
                <table:table-cell table:style-name="MailMergeTable2020-03-06T14_3a_25_3a_59Z152.A3" office:value-type="string">
                  <text:p text:style-name="P6"/>
                </table:table-cell>
                <table:table-cell table:style-name="MailMergeTable2020-03-06T14_3a_25_3a_59Z152.A3" office:value-type="string">
                  <text:p text:style-name="P6"/>
                </table:table-cell>
                <table:table-cell table:style-name="MailMergeTable2020-03-06T14_3a_25_3a_59Z152.A2" office:value-type="string">
                  <text:p text:style-name="P7">9.2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51" text:anchor-type="page" text:anchor-page-number="37" svg:x="0.499cm" svg:y="22.729cm" svg:width="10.059cm" svg:height="7.01cm" draw:z-index="150">
        <draw:text-box>
          <text:section text:style-name="Sect1" text:name="MailMergeSection2020-03-06T14:25:59Z152Bereich6" text:protected="true">
            <table:table table:name="MailMergeTable2020-03-06T14:25:59Z151" table:style-name="MailMergeTable2020-03-06T14_3a_25_3a_59Z151">
              <table:table-column table:style-name="MailMergeTable2020-03-06T14_3a_25_3a_59Z151.A" table:number-columns-repeated="6"/>
              <table:table-column table:style-name="MailMergeTable2020-03-06T14_3a_25_3a_59Z151.G"/>
              <table:table-row table:style-name="MailMergeTable2020-03-06T14_3a_25_3a_59Z151.1">
                <table:table-cell table:style-name="MailMergeTable2020-03-06T14_3a_25_3a_59Z151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1.A2" table:number-columns-spanned="7" office:value-type="string">
                  <text:p text:style-name="P5">Fehleranalyse, Störungsbeseitig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1.A3" office:value-type="string">
                  <text:p text:style-name="P4">b<text:span text:style-name="T1">)</text:span></text:p>
                </table:table-cell>
                <table:table-cell table:style-name="MailMergeTable2020-03-06T14_3a_25_3a_59Z151.A2" table:number-rows-spanned="3" table:number-columns-spanned="6" office:value-type="string">
                  <text:p text:style-name="P4">Bedienungsunterlagen und Hilfe-Programme zur Benutzerunterstützung bereitstellen sowie Systeme zur interaktiven Benutzerunterstützung einrich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51.4">
                <table:table-cell table:style-name="MailMergeTable2020-03-06T14_3a_25_3a_59Z15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1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51.A3" office:value-type="string">
                  <text:p text:style-name="P6"/>
                </table:table-cell>
                <table:table-cell table:style-name="MailMergeTable2020-03-06T14_3a_25_3a_59Z151.A3" office:value-type="string">
                  <text:p text:style-name="P6"/>
                </table:table-cell>
                <table:table-cell table:style-name="MailMergeTable2020-03-06T14_3a_25_3a_59Z151.A3" office:value-type="string">
                  <text:p text:style-name="P6"/>
                </table:table-cell>
                <table:table-cell table:style-name="MailMergeTable2020-03-06T14_3a_25_3a_59Z151.A3" office:value-type="string">
                  <text:p text:style-name="P6"/>
                </table:table-cell>
                <table:table-cell table:style-name="MailMergeTable2020-03-06T14_3a_25_3a_59Z151.A2" office:value-type="string">
                  <text:p text:style-name="P7">9.2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50" text:anchor-type="page" text:anchor-page-number="37" svg:x="10.959cm" svg:y="15.319cm" svg:width="10.059cm" svg:height="7.01cm" draw:z-index="149">
        <draw:text-box>
          <text:section text:style-name="Sect1" text:name="MailMergeSection2020-03-06T14:25:59Z151Bereich5" text:protected="true">
            <table:table table:name="MailMergeTable2020-03-06T14:25:59Z150" table:style-name="MailMergeTable2020-03-06T14_3a_25_3a_59Z150">
              <table:table-column table:style-name="MailMergeTable2020-03-06T14_3a_25_3a_59Z150.A" table:number-columns-repeated="6"/>
              <table:table-column table:style-name="MailMergeTable2020-03-06T14_3a_25_3a_59Z150.G"/>
              <table:table-row table:style-name="MailMergeTable2020-03-06T14_3a_25_3a_59Z150.1">
                <table:table-cell table:style-name="MailMergeTable2020-03-06T14_3a_25_3a_59Z150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0.A2" table:number-columns-spanned="7" office:value-type="string">
                  <text:p text:style-name="P5">Fehleranalyse, Störungsbeseitig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0.A3" office:value-type="string">
                  <text:p text:style-name="P4">a<text:span text:style-name="T1">)</text:span></text:p>
                </table:table-cell>
                <table:table-cell table:style-name="MailMergeTable2020-03-06T14_3a_25_3a_59Z150.A2" table:number-rows-spanned="3" table:number-columns-spanned="6" office:value-type="string">
                  <text:p text:style-name="P4">Anwendungslösungen präs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50.4">
                <table:table-cell table:style-name="MailMergeTable2020-03-06T14_3a_25_3a_59Z15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50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50.A3" office:value-type="string">
                  <text:p text:style-name="P6"/>
                </table:table-cell>
                <table:table-cell table:style-name="MailMergeTable2020-03-06T14_3a_25_3a_59Z150.A3" office:value-type="string">
                  <text:p text:style-name="P6"/>
                </table:table-cell>
                <table:table-cell table:style-name="MailMergeTable2020-03-06T14_3a_25_3a_59Z150.A3" office:value-type="string">
                  <text:p text:style-name="P6"/>
                </table:table-cell>
                <table:table-cell table:style-name="MailMergeTable2020-03-06T14_3a_25_3a_59Z150.A3" office:value-type="string">
                  <text:p text:style-name="P6"/>
                </table:table-cell>
                <table:table-cell table:style-name="MailMergeTable2020-03-06T14_3a_25_3a_59Z150.A2" office:value-type="string">
                  <text:p text:style-name="P7">9.2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49" text:anchor-type="page" text:anchor-page-number="37" svg:x="0.499cm" svg:y="15.319cm" svg:width="10.059cm" svg:height="7.01cm" draw:z-index="148">
        <draw:text-box>
          <text:section text:style-name="Sect1" text:name="MailMergeSection2020-03-06T14:25:59Z150Bereich4" text:protected="true">
            <table:table table:name="MailMergeTable2020-03-06T14:25:59Z149" table:style-name="MailMergeTable2020-03-06T14_3a_25_3a_59Z149">
              <table:table-column table:style-name="MailMergeTable2020-03-06T14_3a_25_3a_59Z149.A" table:number-columns-repeated="6"/>
              <table:table-column table:style-name="MailMergeTable2020-03-06T14_3a_25_3a_59Z149.G"/>
              <table:table-row table:style-name="MailMergeTable2020-03-06T14_3a_25_3a_59Z149.1">
                <table:table-cell table:style-name="MailMergeTable2020-03-06T14_3a_25_3a_59Z149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9.A2" table:number-columns-spanned="7" office:value-type="string">
                  <text:p text:style-name="P5">Benutzer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9.A3" office:value-type="string">
                  <text:p text:style-name="P4">c<text:span text:style-name="T1">)</text:span></text:p>
                </table:table-cell>
                <table:table-cell table:style-name="MailMergeTable2020-03-06T14_3a_25_3a_59Z149.A2" table:number-rows-spanned="3" table:number-columns-spanned="6" office:value-type="string">
                  <text:p text:style-name="P4">Anwendungslösungen und Dokumentationen für den Vertrieb bereit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49.4">
                <table:table-cell table:style-name="MailMergeTable2020-03-06T14_3a_25_3a_59Z14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9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49.A3" office:value-type="string">
                  <text:p text:style-name="P6"/>
                </table:table-cell>
                <table:table-cell table:style-name="MailMergeTable2020-03-06T14_3a_25_3a_59Z149.A3" office:value-type="string">
                  <text:p text:style-name="P6"/>
                </table:table-cell>
                <table:table-cell table:style-name="MailMergeTable2020-03-06T14_3a_25_3a_59Z149.A3" office:value-type="string">
                  <text:p text:style-name="P6"/>
                </table:table-cell>
                <table:table-cell table:style-name="MailMergeTable2020-03-06T14_3a_25_3a_59Z149.A3" office:value-type="string">
                  <text:p text:style-name="P6"/>
                </table:table-cell>
                <table:table-cell table:style-name="MailMergeTable2020-03-06T14_3a_25_3a_59Z149.A2" office:value-type="string">
                  <text:p text:style-name="P7">9.1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48" text:anchor-type="page" text:anchor-page-number="37" svg:x="10.959cm" svg:y="7.909cm" svg:width="10.059cm" svg:height="7.01cm" draw:z-index="147">
        <draw:text-box>
          <text:section text:style-name="Sect1" text:name="MailMergeSection2020-03-06T14:25:59Z149Bereich3" text:protected="true">
            <table:table table:name="MailMergeTable2020-03-06T14:25:59Z148" table:style-name="MailMergeTable2020-03-06T14_3a_25_3a_59Z148">
              <table:table-column table:style-name="MailMergeTable2020-03-06T14_3a_25_3a_59Z148.A" table:number-columns-repeated="6"/>
              <table:table-column table:style-name="MailMergeTable2020-03-06T14_3a_25_3a_59Z148.G"/>
              <table:table-row table:style-name="MailMergeTable2020-03-06T14_3a_25_3a_59Z148.1">
                <table:table-cell table:style-name="MailMergeTable2020-03-06T14_3a_25_3a_59Z148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8.A2" table:number-columns-spanned="7" office:value-type="string">
                  <text:p text:style-name="P5">Benutzer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8.A3" office:value-type="string">
                  <text:p text:style-name="P4">b<text:span text:style-name="T1">)</text:span></text:p>
                </table:table-cell>
                <table:table-cell table:style-name="MailMergeTable2020-03-06T14_3a_25_3a_59Z148.A2" table:number-rows-spanned="3" table:number-columns-spanned="6" office:value-type="string">
                  <text:p text:style-name="P4">Leistungsumfang und Spezifikationen erstellter Anwendungslösungen kundengerecht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48.4">
                <table:table-cell table:style-name="MailMergeTable2020-03-06T14_3a_25_3a_59Z14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8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48.A3" office:value-type="string">
                  <text:p text:style-name="P6"/>
                </table:table-cell>
                <table:table-cell table:style-name="MailMergeTable2020-03-06T14_3a_25_3a_59Z148.A3" office:value-type="string">
                  <text:p text:style-name="P6"/>
                </table:table-cell>
                <table:table-cell table:style-name="MailMergeTable2020-03-06T14_3a_25_3a_59Z148.A3" office:value-type="string">
                  <text:p text:style-name="P6"/>
                </table:table-cell>
                <table:table-cell table:style-name="MailMergeTable2020-03-06T14_3a_25_3a_59Z148.A3" office:value-type="string">
                  <text:p text:style-name="P6"/>
                </table:table-cell>
                <table:table-cell table:style-name="MailMergeTable2020-03-06T14_3a_25_3a_59Z148.A2" office:value-type="string">
                  <text:p text:style-name="P7">9.1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47" text:anchor-type="page" text:anchor-page-number="37" svg:x="0.499cm" svg:y="7.909cm" svg:width="10.059cm" svg:height="7.01cm" draw:z-index="146">
        <draw:text-box>
          <text:section text:style-name="Sect1" text:name="MailMergeSection2020-03-06T14:25:59Z148Bereich2" text:protected="true">
            <table:table table:name="MailMergeTable2020-03-06T14:25:59Z147" table:style-name="MailMergeTable2020-03-06T14_3a_25_3a_59Z147">
              <table:table-column table:style-name="MailMergeTable2020-03-06T14_3a_25_3a_59Z147.A" table:number-columns-repeated="6"/>
              <table:table-column table:style-name="MailMergeTable2020-03-06T14_3a_25_3a_59Z147.G"/>
              <table:table-row table:style-name="MailMergeTable2020-03-06T14_3a_25_3a_59Z147.1">
                <table:table-cell table:style-name="MailMergeTable2020-03-06T14_3a_25_3a_59Z147.A1" table:number-columns-spanned="7" office:value-type="string">
                  <text:p text:style-name="P4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7.A2" table:number-columns-spanned="7" office:value-type="string">
                  <text:p text:style-name="P5">Benutzer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7.A3" office:value-type="string">
                  <text:p text:style-name="P4">a<text:span text:style-name="T1">)</text:span></text:p>
                </table:table-cell>
                <table:table-cell table:style-name="MailMergeTable2020-03-06T14_3a_25_3a_59Z147.A2" table:number-rows-spanned="3" table:number-columns-spanned="6" office:value-type="string">
                  <text:p text:style-name="P4">Präsentationen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47.4">
                <table:table-cell table:style-name="MailMergeTable2020-03-06T14_3a_25_3a_59Z14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7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47.A3" office:value-type="string">
                  <text:p text:style-name="P6"/>
                </table:table-cell>
                <table:table-cell table:style-name="MailMergeTable2020-03-06T14_3a_25_3a_59Z147.A3" office:value-type="string">
                  <text:p text:style-name="P6"/>
                </table:table-cell>
                <table:table-cell table:style-name="MailMergeTable2020-03-06T14_3a_25_3a_59Z147.A3" office:value-type="string">
                  <text:p text:style-name="P6"/>
                </table:table-cell>
                <table:table-cell table:style-name="MailMergeTable2020-03-06T14_3a_25_3a_59Z147.A3" office:value-type="string">
                  <text:p text:style-name="P6"/>
                </table:table-cell>
                <table:table-cell table:style-name="MailMergeTable2020-03-06T14_3a_25_3a_59Z147.A2" office:value-type="string">
                  <text:p text:style-name="P7">9.1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46" text:anchor-type="page" text:anchor-page-number="37" svg:x="10.959cm" svg:y="0.499cm" svg:width="10.059cm" svg:height="7.01cm" draw:z-index="145">
        <draw:text-box>
          <text:section text:style-name="Sect1" text:name="MailMergeSection2020-03-06T14:25:59Z147Bereich1" text:protected="true">
            <table:table table:name="MailMergeTable2020-03-06T14:25:59Z146" table:style-name="MailMergeTable2020-03-06T14_3a_25_3a_59Z146">
              <table:table-column table:style-name="MailMergeTable2020-03-06T14_3a_25_3a_59Z146.A" table:number-columns-repeated="6"/>
              <table:table-column table:style-name="MailMergeTable2020-03-06T14_3a_25_3a_59Z146.G"/>
              <table:table-row table:style-name="MailMergeTable2020-03-06T14_3a_25_3a_59Z146.1">
                <table:table-cell table:style-name="MailMergeTable2020-03-06T14_3a_25_3a_59Z146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6.A2" table:number-columns-spanned="7" office:value-type="string">
                  <text:p text:style-name="P5">Einführung von Syste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6.A3" office:value-type="string">
                  <text:p text:style-name="P4">e<text:span text:style-name="T1">)</text:span></text:p>
                </table:table-cell>
                <table:table-cell table:style-name="MailMergeTable2020-03-06T14_3a_25_3a_59Z146.A2" table:number-rows-spanned="3" table:number-columns-spanned="6" office:value-type="string">
                  <text:p text:style-name="P4">Ton, Bild und Text in eine Präsentation integ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46.4">
                <table:table-cell table:style-name="MailMergeTable2020-03-06T14_3a_25_3a_59Z14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6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46.A3" office:value-type="string">
                  <text:p text:style-name="P6"/>
                </table:table-cell>
                <table:table-cell table:style-name="MailMergeTable2020-03-06T14_3a_25_3a_59Z146.A3" office:value-type="string">
                  <text:p text:style-name="P6"/>
                </table:table-cell>
                <table:table-cell table:style-name="MailMergeTable2020-03-06T14_3a_25_3a_59Z146.A3" office:value-type="string">
                  <text:p text:style-name="P6"/>
                </table:table-cell>
                <table:table-cell table:style-name="MailMergeTable2020-03-06T14_3a_25_3a_59Z146.A3" office:value-type="string">
                  <text:p text:style-name="P6"/>
                </table:table-cell>
                <table:table-cell table:style-name="MailMergeTable2020-03-06T14_3a_25_3a_59Z146.A2" office:value-type="string">
                  <text:p text:style-name="P7">8.4.e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45" text:anchor-type="page" text:anchor-page-number="37" svg:x="0.499cm" svg:y="0.499cm" svg:width="10.059cm" svg:height="7.01cm" draw:z-index="144">
        <draw:text-box>
          <text:section text:style-name="Sect1" text:name="MailMergeSection2020-03-06T14:25:59Z146MasterLabel">
            <table:table table:name="MailMergeTable2020-03-06T14:25:59Z145" table:style-name="MailMergeTable2020-03-06T14_3a_25_3a_59Z145">
              <table:table-column table:style-name="MailMergeTable2020-03-06T14_3a_25_3a_59Z145.A" table:number-columns-repeated="6"/>
              <table:table-column table:style-name="MailMergeTable2020-03-06T14_3a_25_3a_59Z145.G"/>
              <table:table-row table:style-name="MailMergeTable2020-03-06T14_3a_25_3a_59Z145.1">
                <table:table-cell table:style-name="MailMergeTable2020-03-06T14_3a_25_3a_59Z145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5.A2" table:number-columns-spanned="7" office:value-type="string">
                  <text:p text:style-name="P5">Einführung von Syste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5.A3" office:value-type="string">
                  <text:p text:style-name="P4">d<text:span text:style-name="T1">)</text:span></text:p>
                </table:table-cell>
                <table:table-cell table:style-name="MailMergeTable2020-03-06T14_3a_25_3a_59Z145.A2" table:number-rows-spanned="3" table:number-columns-spanned="6" office:value-type="string">
                  <text:p text:style-name="P4">Konzepte für softwarebasierte Präsentationen erstellen, insbesondere Abläufe festlegen sowie Ton, Bild und Text auswäh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45.4">
                <table:table-cell table:style-name="MailMergeTable2020-03-06T14_3a_25_3a_59Z14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5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45.A3" office:value-type="string">
                  <text:p text:style-name="P6"/>
                </table:table-cell>
                <table:table-cell table:style-name="MailMergeTable2020-03-06T14_3a_25_3a_59Z145.A3" office:value-type="string">
                  <text:p text:style-name="P6"/>
                </table:table-cell>
                <table:table-cell table:style-name="MailMergeTable2020-03-06T14_3a_25_3a_59Z145.A3" office:value-type="string">
                  <text:p text:style-name="P6"/>
                </table:table-cell>
                <table:table-cell table:style-name="MailMergeTable2020-03-06T14_3a_25_3a_59Z145.A3" office:value-type="string">
                  <text:p text:style-name="P6"/>
                </table:table-cell>
                <table:table-cell table:style-name="MailMergeTable2020-03-06T14_3a_25_3a_59Z145.A2" office:value-type="string">
                  <text:p text:style-name="P7">8.4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44" text:anchor-type="page" text:anchor-page-number="35" svg:x="10.959cm" svg:y="22.729cm" svg:width="10.059cm" svg:height="7.01cm" draw:z-index="143">
        <draw:text-box>
          <text:section text:style-name="Sect1" text:name="MailMergeSection2020-03-06T14:25:59Z145Bereich7" text:protected="true">
            <table:table table:name="MailMergeTable2020-03-06T14:25:59Z144" table:style-name="MailMergeTable2020-03-06T14_3a_25_3a_59Z144">
              <table:table-column table:style-name="MailMergeTable2020-03-06T14_3a_25_3a_59Z144.A" table:number-columns-repeated="6"/>
              <table:table-column table:style-name="MailMergeTable2020-03-06T14_3a_25_3a_59Z144.G"/>
              <table:table-row table:style-name="MailMergeTable2020-03-06T14_3a_25_3a_59Z144.1">
                <table:table-cell table:style-name="MailMergeTable2020-03-06T14_3a_25_3a_59Z144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4.A2" table:number-columns-spanned="7" office:value-type="string">
                  <text:p text:style-name="P5">Einführung von Syste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4.A3" office:value-type="string">
                  <text:p text:style-name="P4">c<text:span text:style-name="T1">)</text:span></text:p>
                </table:table-cell>
                <table:table-cell table:style-name="MailMergeTable2020-03-06T14_3a_25_3a_59Z144.A2" table:number-rows-spanned="3" table:number-columns-spanned="6" office:value-type="string">
                  <text:p text:style-name="P4">interaktive Applikationen unter Berücksichtigung fach- und benutzergerechter Dialoggestaltung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44.4">
                <table:table-cell table:style-name="MailMergeTable2020-03-06T14_3a_25_3a_59Z14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4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44.A3" office:value-type="string">
                  <text:p text:style-name="P6"/>
                </table:table-cell>
                <table:table-cell table:style-name="MailMergeTable2020-03-06T14_3a_25_3a_59Z144.A3" office:value-type="string">
                  <text:p text:style-name="P6"/>
                </table:table-cell>
                <table:table-cell table:style-name="MailMergeTable2020-03-06T14_3a_25_3a_59Z144.A3" office:value-type="string">
                  <text:p text:style-name="P6"/>
                </table:table-cell>
                <table:table-cell table:style-name="MailMergeTable2020-03-06T14_3a_25_3a_59Z144.A3" office:value-type="string">
                  <text:p text:style-name="P6"/>
                </table:table-cell>
                <table:table-cell table:style-name="MailMergeTable2020-03-06T14_3a_25_3a_59Z144.A2" office:value-type="string">
                  <text:p text:style-name="P7">8.4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43" text:anchor-type="page" text:anchor-page-number="35" svg:x="0.499cm" svg:y="22.729cm" svg:width="10.059cm" svg:height="7.01cm" draw:z-index="142">
        <draw:text-box>
          <text:section text:style-name="Sect1" text:name="MailMergeSection2020-03-06T14:25:59Z144Bereich6" text:protected="true">
            <table:table table:name="MailMergeTable2020-03-06T14:25:59Z143" table:style-name="MailMergeTable2020-03-06T14_3a_25_3a_59Z143">
              <table:table-column table:style-name="MailMergeTable2020-03-06T14_3a_25_3a_59Z143.A" table:number-columns-repeated="6"/>
              <table:table-column table:style-name="MailMergeTable2020-03-06T14_3a_25_3a_59Z143.G"/>
              <table:table-row table:style-name="MailMergeTable2020-03-06T14_3a_25_3a_59Z143.1">
                <table:table-cell table:style-name="MailMergeTable2020-03-06T14_3a_25_3a_59Z143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3.A2" table:number-columns-spanned="7" office:value-type="string">
                  <text:p text:style-name="P5">Einführung von Syste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3.A3" office:value-type="string">
                  <text:p text:style-name="P4">b<text:span text:style-name="T1">)</text:span></text:p>
                </table:table-cell>
                <table:table-cell table:style-name="MailMergeTable2020-03-06T14_3a_25_3a_59Z143.A2" table:number-rows-spanned="3" table:number-columns-spanned="6" office:value-type="string">
                  <text:p text:style-name="P4">Bedienoberflächen an die betrieblichen Erfordernisse anpass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43.4">
                <table:table-cell table:style-name="MailMergeTable2020-03-06T14_3a_25_3a_59Z14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3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43.A3" office:value-type="string">
                  <text:p text:style-name="P6"/>
                </table:table-cell>
                <table:table-cell table:style-name="MailMergeTable2020-03-06T14_3a_25_3a_59Z143.A3" office:value-type="string">
                  <text:p text:style-name="P6"/>
                </table:table-cell>
                <table:table-cell table:style-name="MailMergeTable2020-03-06T14_3a_25_3a_59Z143.A3" office:value-type="string">
                  <text:p text:style-name="P6"/>
                </table:table-cell>
                <table:table-cell table:style-name="MailMergeTable2020-03-06T14_3a_25_3a_59Z143.A3" office:value-type="string">
                  <text:p text:style-name="P6"/>
                </table:table-cell>
                <table:table-cell table:style-name="MailMergeTable2020-03-06T14_3a_25_3a_59Z143.A2" office:value-type="string">
                  <text:p text:style-name="P7">8.4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42" text:anchor-type="page" text:anchor-page-number="35" svg:x="10.959cm" svg:y="15.319cm" svg:width="10.059cm" svg:height="7.01cm" draw:z-index="141">
        <draw:text-box>
          <text:section text:style-name="Sect1" text:name="MailMergeSection2020-03-06T14:25:59Z143Bereich5" text:protected="true">
            <table:table table:name="MailMergeTable2020-03-06T14:25:59Z142" table:style-name="MailMergeTable2020-03-06T14_3a_25_3a_59Z142">
              <table:table-column table:style-name="MailMergeTable2020-03-06T14_3a_25_3a_59Z142.A" table:number-columns-repeated="6"/>
              <table:table-column table:style-name="MailMergeTable2020-03-06T14_3a_25_3a_59Z142.G"/>
              <table:table-row table:style-name="MailMergeTable2020-03-06T14_3a_25_3a_59Z142.1">
                <table:table-cell table:style-name="MailMergeTable2020-03-06T14_3a_25_3a_59Z142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2.A2" table:number-columns-spanned="7" office:value-type="string">
                  <text:p text:style-name="P5">Einführung von Syste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2.A3" office:value-type="string">
                  <text:p text:style-name="P4">a<text:span text:style-name="T1">)</text:span></text:p>
                </table:table-cell>
                <table:table-cell table:style-name="MailMergeTable2020-03-06T14_3a_25_3a_59Z142.A2" table:number-rows-spanned="3" table:number-columns-spanned="6" office:value-type="string">
                  <text:p text:style-name="P4">menügesteuerte und grafische Bedienoberflächen ergonomisch gestal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42.4">
                <table:table-cell table:style-name="MailMergeTable2020-03-06T14_3a_25_3a_59Z14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2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42.A3" office:value-type="string">
                  <text:p text:style-name="P6"/>
                </table:table-cell>
                <table:table-cell table:style-name="MailMergeTable2020-03-06T14_3a_25_3a_59Z142.A3" office:value-type="string">
                  <text:p text:style-name="P6"/>
                </table:table-cell>
                <table:table-cell table:style-name="MailMergeTable2020-03-06T14_3a_25_3a_59Z142.A3" office:value-type="string">
                  <text:p text:style-name="P6"/>
                </table:table-cell>
                <table:table-cell table:style-name="MailMergeTable2020-03-06T14_3a_25_3a_59Z142.A3" office:value-type="string">
                  <text:p text:style-name="P6"/>
                </table:table-cell>
                <table:table-cell table:style-name="MailMergeTable2020-03-06T14_3a_25_3a_59Z142.A2" office:value-type="string">
                  <text:p text:style-name="P7">8.4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41" text:anchor-type="page" text:anchor-page-number="35" svg:x="0.499cm" svg:y="15.319cm" svg:width="10.059cm" svg:height="7.01cm" draw:z-index="140">
        <draw:text-box>
          <text:section text:style-name="Sect1" text:name="MailMergeSection2020-03-06T14:25:59Z142Bereich4" text:protected="true">
            <table:table table:name="MailMergeTable2020-03-06T14:25:59Z141" table:style-name="MailMergeTable2020-03-06T14_3a_25_3a_59Z141">
              <table:table-column table:style-name="MailMergeTable2020-03-06T14_3a_25_3a_59Z141.A" table:number-columns-repeated="6"/>
              <table:table-column table:style-name="MailMergeTable2020-03-06T14_3a_25_3a_59Z141.G"/>
              <table:table-row table:style-name="MailMergeTable2020-03-06T14_3a_25_3a_59Z141.1">
                <table:table-cell table:style-name="MailMergeTable2020-03-06T14_3a_25_3a_59Z141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1.A2" table:number-columns-spanned="7" office:value-type="string">
                  <text:p text:style-name="P5">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1.A3" office:value-type="string">
                  <text:p text:style-name="P4">g<text:span text:style-name="T1">)</text:span></text:p>
                </table:table-cell>
                <table:table-cell table:style-name="MailMergeTable2020-03-06T14_3a_25_3a_59Z141.A2" table:number-rows-spanned="3" table:number-columns-spanned="6" office:value-type="string">
                  <text:p text:style-name="P4">Konfigurationen verwal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41.4">
                <table:table-cell table:style-name="MailMergeTable2020-03-06T14_3a_25_3a_59Z14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1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41.A3" office:value-type="string">
                  <text:p text:style-name="P6"/>
                </table:table-cell>
                <table:table-cell table:style-name="MailMergeTable2020-03-06T14_3a_25_3a_59Z141.A3" office:value-type="string">
                  <text:p text:style-name="P6"/>
                </table:table-cell>
                <table:table-cell table:style-name="MailMergeTable2020-03-06T14_3a_25_3a_59Z141.A3" office:value-type="string">
                  <text:p text:style-name="P6"/>
                </table:table-cell>
                <table:table-cell table:style-name="MailMergeTable2020-03-06T14_3a_25_3a_59Z141.A3" office:value-type="string">
                  <text:p text:style-name="P6"/>
                </table:table-cell>
                <table:table-cell table:style-name="MailMergeTable2020-03-06T14_3a_25_3a_59Z141.A2" office:value-type="string">
                  <text:p text:style-name="P7">8.3.g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40" text:anchor-type="page" text:anchor-page-number="35" svg:x="10.959cm" svg:y="7.909cm" svg:width="10.059cm" svg:height="7.01cm" draw:z-index="139">
        <draw:text-box>
          <text:section text:style-name="Sect1" text:name="MailMergeSection2020-03-06T14:25:59Z141Bereich3" text:protected="true">
            <table:table table:name="MailMergeTable2020-03-06T14:25:59Z140" table:style-name="MailMergeTable2020-03-06T14_3a_25_3a_59Z140">
              <table:table-column table:style-name="MailMergeTable2020-03-06T14_3a_25_3a_59Z140.A" table:number-columns-repeated="6"/>
              <table:table-column table:style-name="MailMergeTable2020-03-06T14_3a_25_3a_59Z140.G"/>
              <table:table-row table:style-name="MailMergeTable2020-03-06T14_3a_25_3a_59Z140.1">
                <table:table-cell table:style-name="MailMergeTable2020-03-06T14_3a_25_3a_59Z140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0.A2" table:number-columns-spanned="7" office:value-type="string">
                  <text:p text:style-name="P5">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0.A3" office:value-type="string">
                  <text:p text:style-name="P4">f<text:span text:style-name="T1">)</text:span></text:p>
                </table:table-cell>
                <table:table-cell table:style-name="MailMergeTable2020-03-06T14_3a_25_3a_59Z140.A2" table:number-rows-spanned="3" table:number-columns-spanned="6" office:value-type="string">
                  <text:p text:style-name="P4">Fehler beseiti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40.4">
                <table:table-cell table:style-name="MailMergeTable2020-03-06T14_3a_25_3a_59Z14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40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40.A3" office:value-type="string">
                  <text:p text:style-name="P6"/>
                </table:table-cell>
                <table:table-cell table:style-name="MailMergeTable2020-03-06T14_3a_25_3a_59Z140.A3" office:value-type="string">
                  <text:p text:style-name="P6"/>
                </table:table-cell>
                <table:table-cell table:style-name="MailMergeTable2020-03-06T14_3a_25_3a_59Z140.A3" office:value-type="string">
                  <text:p text:style-name="P6"/>
                </table:table-cell>
                <table:table-cell table:style-name="MailMergeTable2020-03-06T14_3a_25_3a_59Z140.A3" office:value-type="string">
                  <text:p text:style-name="P6"/>
                </table:table-cell>
                <table:table-cell table:style-name="MailMergeTable2020-03-06T14_3a_25_3a_59Z140.A2" office:value-type="string">
                  <text:p text:style-name="P7">8.3.f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39" text:anchor-type="page" text:anchor-page-number="35" svg:x="0.499cm" svg:y="7.909cm" svg:width="10.059cm" svg:height="7.01cm" draw:z-index="138">
        <draw:text-box>
          <text:section text:style-name="Sect1" text:name="MailMergeSection2020-03-06T14:25:59Z140Bereich2" text:protected="true">
            <table:table table:name="MailMergeTable2020-03-06T14:25:59Z139" table:style-name="MailMergeTable2020-03-06T14_3a_25_3a_59Z139">
              <table:table-column table:style-name="MailMergeTable2020-03-06T14_3a_25_3a_59Z139.A" table:number-columns-repeated="6"/>
              <table:table-column table:style-name="MailMergeTable2020-03-06T14_3a_25_3a_59Z139.G"/>
              <table:table-row table:style-name="MailMergeTable2020-03-06T14_3a_25_3a_59Z139.1">
                <table:table-cell table:style-name="MailMergeTable2020-03-06T14_3a_25_3a_59Z139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9.A2" table:number-columns-spanned="7" office:value-type="string">
                  <text:p text:style-name="P5">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9.A3" office:value-type="string">
                  <text:p text:style-name="P4">e<text:span text:style-name="T1">)</text:span></text:p>
                </table:table-cell>
                <table:table-cell table:style-name="MailMergeTable2020-03-06T14_3a_25_3a_59Z139.A2" table:number-rows-spanned="3" table:number-columns-spanned="6" office:value-type="string">
                  <text:p text:style-name="P4">Anwendungslösungen mit Hilfe von Applikationssprachen erweiter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39.4">
                <table:table-cell table:style-name="MailMergeTable2020-03-06T14_3a_25_3a_59Z13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9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39.A3" office:value-type="string">
                  <text:p text:style-name="P6"/>
                </table:table-cell>
                <table:table-cell table:style-name="MailMergeTable2020-03-06T14_3a_25_3a_59Z139.A3" office:value-type="string">
                  <text:p text:style-name="P6"/>
                </table:table-cell>
                <table:table-cell table:style-name="MailMergeTable2020-03-06T14_3a_25_3a_59Z139.A3" office:value-type="string">
                  <text:p text:style-name="P6"/>
                </table:table-cell>
                <table:table-cell table:style-name="MailMergeTable2020-03-06T14_3a_25_3a_59Z139.A3" office:value-type="string">
                  <text:p text:style-name="P6"/>
                </table:table-cell>
                <table:table-cell table:style-name="MailMergeTable2020-03-06T14_3a_25_3a_59Z139.A2" office:value-type="string">
                  <text:p text:style-name="P7">8.3.e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38" text:anchor-type="page" text:anchor-page-number="35" svg:x="10.959cm" svg:y="0.499cm" svg:width="10.059cm" svg:height="7.01cm" draw:z-index="137">
        <draw:text-box>
          <text:section text:style-name="Sect1" text:name="MailMergeSection2020-03-06T14:25:59Z139Bereich1" text:protected="true">
            <table:table table:name="MailMergeTable2020-03-06T14:25:59Z138" table:style-name="MailMergeTable2020-03-06T14_3a_25_3a_59Z138">
              <table:table-column table:style-name="MailMergeTable2020-03-06T14_3a_25_3a_59Z138.A" table:number-columns-repeated="6"/>
              <table:table-column table:style-name="MailMergeTable2020-03-06T14_3a_25_3a_59Z138.G"/>
              <table:table-row table:style-name="MailMergeTable2020-03-06T14_3a_25_3a_59Z138.1">
                <table:table-cell table:style-name="MailMergeTable2020-03-06T14_3a_25_3a_59Z138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8.A2" table:number-columns-spanned="7" office:value-type="string">
                  <text:p text:style-name="P5">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8.A3" office:value-type="string">
                  <text:p text:style-name="P4">d<text:span text:style-name="T1">)</text:span></text:p>
                </table:table-cell>
                <table:table-cell table:style-name="MailMergeTable2020-03-06T14_3a_25_3a_59Z138.A2" table:number-rows-spanned="3" table:number-columns-spanned="6" office:value-type="string">
                  <text:p text:style-name="P4">Software an eine veränderte Umgebung anpassen und weiterentwickel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38.4">
                <table:table-cell table:style-name="MailMergeTable2020-03-06T14_3a_25_3a_59Z13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8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38.A3" office:value-type="string">
                  <text:p text:style-name="P6"/>
                </table:table-cell>
                <table:table-cell table:style-name="MailMergeTable2020-03-06T14_3a_25_3a_59Z138.A3" office:value-type="string">
                  <text:p text:style-name="P6"/>
                </table:table-cell>
                <table:table-cell table:style-name="MailMergeTable2020-03-06T14_3a_25_3a_59Z138.A3" office:value-type="string">
                  <text:p text:style-name="P6"/>
                </table:table-cell>
                <table:table-cell table:style-name="MailMergeTable2020-03-06T14_3a_25_3a_59Z138.A3" office:value-type="string">
                  <text:p text:style-name="P6"/>
                </table:table-cell>
                <table:table-cell table:style-name="MailMergeTable2020-03-06T14_3a_25_3a_59Z138.A2" office:value-type="string">
                  <text:p text:style-name="P7">8.3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37" text:anchor-type="page" text:anchor-page-number="35" svg:x="0.499cm" svg:y="0.499cm" svg:width="10.059cm" svg:height="7.01cm" draw:z-index="136">
        <draw:text-box>
          <text:section text:style-name="Sect1" text:name="MailMergeSection2020-03-06T14:25:59Z138MasterLabel">
            <table:table table:name="MailMergeTable2020-03-06T14:25:59Z137" table:style-name="MailMergeTable2020-03-06T14_3a_25_3a_59Z137">
              <table:table-column table:style-name="MailMergeTable2020-03-06T14_3a_25_3a_59Z137.A" table:number-columns-repeated="6"/>
              <table:table-column table:style-name="MailMergeTable2020-03-06T14_3a_25_3a_59Z137.G"/>
              <table:table-row table:style-name="MailMergeTable2020-03-06T14_3a_25_3a_59Z137.1">
                <table:table-cell table:style-name="MailMergeTable2020-03-06T14_3a_25_3a_59Z137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7.A2" table:number-columns-spanned="7" office:value-type="string">
                  <text:p text:style-name="P5">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7.A3" office:value-type="string">
                  <text:p text:style-name="P4">c<text:span text:style-name="T1">)</text:span></text:p>
                </table:table-cell>
                <table:table-cell table:style-name="MailMergeTable2020-03-06T14_3a_25_3a_59Z137.A2" table:number-rows-spanned="3" table:number-columns-spanned="6" office:value-type="string">
                  <text:p text:style-name="P4">Anwendungslösungen entsprechend den kundenspezifischen Anforderungen einrichten, konfigurieren und anpass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37.4">
                <table:table-cell table:style-name="MailMergeTable2020-03-06T14_3a_25_3a_59Z13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7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37.A3" office:value-type="string">
                  <text:p text:style-name="P6"/>
                </table:table-cell>
                <table:table-cell table:style-name="MailMergeTable2020-03-06T14_3a_25_3a_59Z137.A3" office:value-type="string">
                  <text:p text:style-name="P6"/>
                </table:table-cell>
                <table:table-cell table:style-name="MailMergeTable2020-03-06T14_3a_25_3a_59Z137.A3" office:value-type="string">
                  <text:p text:style-name="P6"/>
                </table:table-cell>
                <table:table-cell table:style-name="MailMergeTable2020-03-06T14_3a_25_3a_59Z137.A3" office:value-type="string">
                  <text:p text:style-name="P6"/>
                </table:table-cell>
                <table:table-cell table:style-name="MailMergeTable2020-03-06T14_3a_25_3a_59Z137.A2" office:value-type="string">
                  <text:p text:style-name="P7">8.3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36" text:anchor-type="page" text:anchor-page-number="33" svg:x="10.959cm" svg:y="22.729cm" svg:width="10.059cm" svg:height="7.01cm" draw:z-index="135">
        <draw:text-box>
          <text:section text:style-name="Sect1" text:name="MailMergeSection2020-03-06T14:25:59Z137Bereich7" text:protected="true">
            <table:table table:name="MailMergeTable2020-03-06T14:25:59Z136" table:style-name="MailMergeTable2020-03-06T14_3a_25_3a_59Z136">
              <table:table-column table:style-name="MailMergeTable2020-03-06T14_3a_25_3a_59Z136.A" table:number-columns-repeated="6"/>
              <table:table-column table:style-name="MailMergeTable2020-03-06T14_3a_25_3a_59Z136.G"/>
              <table:table-row table:style-name="MailMergeTable2020-03-06T14_3a_25_3a_59Z136.1">
                <table:table-cell table:style-name="MailMergeTable2020-03-06T14_3a_25_3a_59Z136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6.A2" table:number-columns-spanned="7" office:value-type="string">
                  <text:p text:style-name="P5">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6.A3" office:value-type="string">
                  <text:p text:style-name="P4">b<text:span text:style-name="T1">)</text:span></text:p>
                </table:table-cell>
                <table:table-cell table:style-name="MailMergeTable2020-03-06T14_3a_25_3a_59Z136.A2" table:number-rows-spanned="3" table:number-columns-spanned="6" office:value-type="string">
                  <text:p text:style-name="P4">Schnittstellenprogramme in einer Datenbankprogrammiersprache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36.4">
                <table:table-cell table:style-name="MailMergeTable2020-03-06T14_3a_25_3a_59Z13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6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36.A3" office:value-type="string">
                  <text:p text:style-name="P6"/>
                </table:table-cell>
                <table:table-cell table:style-name="MailMergeTable2020-03-06T14_3a_25_3a_59Z136.A3" office:value-type="string">
                  <text:p text:style-name="P6"/>
                </table:table-cell>
                <table:table-cell table:style-name="MailMergeTable2020-03-06T14_3a_25_3a_59Z136.A3" office:value-type="string">
                  <text:p text:style-name="P6"/>
                </table:table-cell>
                <table:table-cell table:style-name="MailMergeTable2020-03-06T14_3a_25_3a_59Z136.A3" office:value-type="string">
                  <text:p text:style-name="P6"/>
                </table:table-cell>
                <table:table-cell table:style-name="MailMergeTable2020-03-06T14_3a_25_3a_59Z136.A2" office:value-type="string">
                  <text:p text:style-name="P7">8.3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35" text:anchor-type="page" text:anchor-page-number="33" svg:x="0.499cm" svg:y="22.729cm" svg:width="10.059cm" svg:height="7.01cm" draw:z-index="134">
        <draw:text-box>
          <text:section text:style-name="Sect1" text:name="MailMergeSection2020-03-06T14:25:59Z136Bereich6" text:protected="true">
            <table:table table:name="MailMergeTable2020-03-06T14:25:59Z135" table:style-name="MailMergeTable2020-03-06T14_3a_25_3a_59Z135">
              <table:table-column table:style-name="MailMergeTable2020-03-06T14_3a_25_3a_59Z135.A" table:number-columns-repeated="6"/>
              <table:table-column table:style-name="MailMergeTable2020-03-06T14_3a_25_3a_59Z135.G"/>
              <table:table-row table:style-name="MailMergeTable2020-03-06T14_3a_25_3a_59Z135.1">
                <table:table-cell table:style-name="MailMergeTable2020-03-06T14_3a_25_3a_59Z135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5.A2" table:number-columns-spanned="7" office:value-type="string">
                  <text:p text:style-name="P5">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5.A3" office:value-type="string">
                  <text:p text:style-name="P4">a<text:span text:style-name="T1">)</text:span></text:p>
                </table:table-cell>
                <table:table-cell table:style-name="MailMergeTable2020-03-06T14_3a_25_3a_59Z135.A2" table:number-rows-spanned="3" table:number-columns-spanned="6" office:value-type="string">
                  <text:p text:style-name="P4">Abfragen und Berichte von Datenbeständen unter Nutzung einer Abfragesprache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35.4">
                <table:table-cell table:style-name="MailMergeTable2020-03-06T14_3a_25_3a_59Z13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5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35.A3" office:value-type="string">
                  <text:p text:style-name="P6"/>
                </table:table-cell>
                <table:table-cell table:style-name="MailMergeTable2020-03-06T14_3a_25_3a_59Z135.A3" office:value-type="string">
                  <text:p text:style-name="P6"/>
                </table:table-cell>
                <table:table-cell table:style-name="MailMergeTable2020-03-06T14_3a_25_3a_59Z135.A3" office:value-type="string">
                  <text:p text:style-name="P6"/>
                </table:table-cell>
                <table:table-cell table:style-name="MailMergeTable2020-03-06T14_3a_25_3a_59Z135.A3" office:value-type="string">
                  <text:p text:style-name="P6"/>
                </table:table-cell>
                <table:table-cell table:style-name="MailMergeTable2020-03-06T14_3a_25_3a_59Z135.A2" office:value-type="string">
                  <text:p text:style-name="P7">8.3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34" text:anchor-type="page" text:anchor-page-number="33" svg:x="10.959cm" svg:y="15.319cm" svg:width="10.059cm" svg:height="7.01cm" draw:z-index="133">
        <draw:text-box>
          <text:section text:style-name="Sect1" text:name="MailMergeSection2020-03-06T14:25:59Z135Bereich5" text:protected="true">
            <table:table table:name="MailMergeTable2020-03-06T14:25:59Z134" table:style-name="MailMergeTable2020-03-06T14_3a_25_3a_59Z134">
              <table:table-column table:style-name="MailMergeTable2020-03-06T14_3a_25_3a_59Z134.A" table:number-columns-repeated="6"/>
              <table:table-column table:style-name="MailMergeTable2020-03-06T14_3a_25_3a_59Z134.G"/>
              <table:table-row table:style-name="MailMergeTable2020-03-06T14_3a_25_3a_59Z134.1">
                <table:table-cell table:style-name="MailMergeTable2020-03-06T14_3a_25_3a_59Z134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4.A2" table:number-columns-spanned="7" office:value-type="string">
                  <text:p text:style-name="P5">Netzwerk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4.A3" office:value-type="string">
                  <text:p text:style-name="P4">d<text:span text:style-name="T1">)</text:span></text:p>
                </table:table-cell>
                <table:table-cell table:style-name="MailMergeTable2020-03-06T14_3a_25_3a_59Z134.A2" table:number-rows-spanned="3" table:number-columns-spanned="6" office:value-type="string">
                  <text:p text:style-name="P4">Datenbestände strukturieren und in eine Datenbank überneh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34.4">
                <table:table-cell table:style-name="MailMergeTable2020-03-06T14_3a_25_3a_59Z13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4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34.A3" office:value-type="string">
                  <text:p text:style-name="P6"/>
                </table:table-cell>
                <table:table-cell table:style-name="MailMergeTable2020-03-06T14_3a_25_3a_59Z134.A3" office:value-type="string">
                  <text:p text:style-name="P6"/>
                </table:table-cell>
                <table:table-cell table:style-name="MailMergeTable2020-03-06T14_3a_25_3a_59Z134.A3" office:value-type="string">
                  <text:p text:style-name="P6"/>
                </table:table-cell>
                <table:table-cell table:style-name="MailMergeTable2020-03-06T14_3a_25_3a_59Z134.A3" office:value-type="string">
                  <text:p text:style-name="P6"/>
                </table:table-cell>
                <table:table-cell table:style-name="MailMergeTable2020-03-06T14_3a_25_3a_59Z134.A2" office:value-type="string">
                  <text:p text:style-name="P7">8.2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33" text:anchor-type="page" text:anchor-page-number="33" svg:x="0.499cm" svg:y="15.319cm" svg:width="10.059cm" svg:height="7.01cm" draw:z-index="132">
        <draw:text-box>
          <text:section text:style-name="Sect1" text:name="MailMergeSection2020-03-06T14:25:59Z134Bereich4" text:protected="true">
            <table:table table:name="MailMergeTable2020-03-06T14:25:59Z133" table:style-name="MailMergeTable2020-03-06T14_3a_25_3a_59Z133">
              <table:table-column table:style-name="MailMergeTable2020-03-06T14_3a_25_3a_59Z133.A" table:number-columns-repeated="6"/>
              <table:table-column table:style-name="MailMergeTable2020-03-06T14_3a_25_3a_59Z133.G"/>
              <table:table-row table:style-name="MailMergeTable2020-03-06T14_3a_25_3a_59Z133.1">
                <table:table-cell table:style-name="MailMergeTable2020-03-06T14_3a_25_3a_59Z133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3.A2" table:number-columns-spanned="7" office:value-type="string">
                  <text:p text:style-name="P5">Netzwerk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3.A3" office:value-type="string">
                  <text:p text:style-name="P4">c<text:span text:style-name="T1">)</text:span></text:p>
                </table:table-cell>
                <table:table-cell table:style-name="MailMergeTable2020-03-06T14_3a_25_3a_59Z133.A2" table:number-rows-spanned="3" table:number-columns-spanned="6" office:value-type="string">
                  <text:p text:style-name="P4">Datenbanksysteme testen und optim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33.4">
                <table:table-cell table:style-name="MailMergeTable2020-03-06T14_3a_25_3a_59Z13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3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33.A3" office:value-type="string">
                  <text:p text:style-name="P6"/>
                </table:table-cell>
                <table:table-cell table:style-name="MailMergeTable2020-03-06T14_3a_25_3a_59Z133.A3" office:value-type="string">
                  <text:p text:style-name="P6"/>
                </table:table-cell>
                <table:table-cell table:style-name="MailMergeTable2020-03-06T14_3a_25_3a_59Z133.A3" office:value-type="string">
                  <text:p text:style-name="P6"/>
                </table:table-cell>
                <table:table-cell table:style-name="MailMergeTable2020-03-06T14_3a_25_3a_59Z133.A3" office:value-type="string">
                  <text:p text:style-name="P6"/>
                </table:table-cell>
                <table:table-cell table:style-name="MailMergeTable2020-03-06T14_3a_25_3a_59Z133.A2" office:value-type="string">
                  <text:p text:style-name="P7">8.2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32" text:anchor-type="page" text:anchor-page-number="33" svg:x="10.959cm" svg:y="7.909cm" svg:width="10.059cm" svg:height="7.01cm" draw:z-index="131">
        <draw:text-box>
          <text:section text:style-name="Sect1" text:name="MailMergeSection2020-03-06T14:25:59Z133Bereich3" text:protected="true">
            <table:table table:name="MailMergeTable2020-03-06T14:25:59Z132" table:style-name="MailMergeTable2020-03-06T14_3a_25_3a_59Z132">
              <table:table-column table:style-name="MailMergeTable2020-03-06T14_3a_25_3a_59Z132.A" table:number-columns-repeated="6"/>
              <table:table-column table:style-name="MailMergeTable2020-03-06T14_3a_25_3a_59Z132.G"/>
              <table:table-row table:style-name="MailMergeTable2020-03-06T14_3a_25_3a_59Z132.1">
                <table:table-cell table:style-name="MailMergeTable2020-03-06T14_3a_25_3a_59Z132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2.A2" table:number-columns-spanned="7" office:value-type="string">
                  <text:p text:style-name="P5">Netzwerk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2.A3" office:value-type="string">
                  <text:p text:style-name="P4">b<text:span text:style-name="T1">)</text:span></text:p>
                </table:table-cell>
                <table:table-cell table:style-name="MailMergeTable2020-03-06T14_3a_25_3a_59Z132.A2" table:number-rows-spanned="3" table:number-columns-spanned="6" office:value-type="string">
                  <text:p text:style-name="P4">Werkzeuge zur Sicherstellung der Datenintegrität imple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32.4">
                <table:table-cell table:style-name="MailMergeTable2020-03-06T14_3a_25_3a_59Z13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2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32.A3" office:value-type="string">
                  <text:p text:style-name="P6"/>
                </table:table-cell>
                <table:table-cell table:style-name="MailMergeTable2020-03-06T14_3a_25_3a_59Z132.A3" office:value-type="string">
                  <text:p text:style-name="P6"/>
                </table:table-cell>
                <table:table-cell table:style-name="MailMergeTable2020-03-06T14_3a_25_3a_59Z132.A3" office:value-type="string">
                  <text:p text:style-name="P6"/>
                </table:table-cell>
                <table:table-cell table:style-name="MailMergeTable2020-03-06T14_3a_25_3a_59Z132.A3" office:value-type="string">
                  <text:p text:style-name="P6"/>
                </table:table-cell>
                <table:table-cell table:style-name="MailMergeTable2020-03-06T14_3a_25_3a_59Z132.A2" office:value-type="string">
                  <text:p text:style-name="P7">8.2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31" text:anchor-type="page" text:anchor-page-number="33" svg:x="0.499cm" svg:y="7.909cm" svg:width="10.059cm" svg:height="7.01cm" draw:z-index="130">
        <draw:text-box>
          <text:section text:style-name="Sect1" text:name="MailMergeSection2020-03-06T14:25:59Z132Bereich2" text:protected="true">
            <table:table table:name="MailMergeTable2020-03-06T14:25:59Z131" table:style-name="MailMergeTable2020-03-06T14_3a_25_3a_59Z131">
              <table:table-column table:style-name="MailMergeTable2020-03-06T14_3a_25_3a_59Z131.A" table:number-columns-repeated="6"/>
              <table:table-column table:style-name="MailMergeTable2020-03-06T14_3a_25_3a_59Z131.G"/>
              <table:table-row table:style-name="MailMergeTable2020-03-06T14_3a_25_3a_59Z131.1">
                <table:table-cell table:style-name="MailMergeTable2020-03-06T14_3a_25_3a_59Z131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1.A2" table:number-columns-spanned="7" office:value-type="string">
                  <text:p text:style-name="P5">Netzwerk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1.A3" office:value-type="string">
                  <text:p text:style-name="P4">a<text:span text:style-name="T1">)</text:span></text:p>
                </table:table-cell>
                <table:table-cell table:style-name="MailMergeTable2020-03-06T14_3a_25_3a_59Z131.A2" table:number-rows-spanned="3" table:number-columns-spanned="6" office:value-type="string">
                  <text:p text:style-name="P4">Sicherheitsmechanismen, insbesondere Zugriffsmöglichkeiten und -rechte, festlegen und imple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31.4">
                <table:table-cell table:style-name="MailMergeTable2020-03-06T14_3a_25_3a_59Z13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1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31.A3" office:value-type="string">
                  <text:p text:style-name="P6"/>
                </table:table-cell>
                <table:table-cell table:style-name="MailMergeTable2020-03-06T14_3a_25_3a_59Z131.A3" office:value-type="string">
                  <text:p text:style-name="P6"/>
                </table:table-cell>
                <table:table-cell table:style-name="MailMergeTable2020-03-06T14_3a_25_3a_59Z131.A3" office:value-type="string">
                  <text:p text:style-name="P6"/>
                </table:table-cell>
                <table:table-cell table:style-name="MailMergeTable2020-03-06T14_3a_25_3a_59Z131.A3" office:value-type="string">
                  <text:p text:style-name="P6"/>
                </table:table-cell>
                <table:table-cell table:style-name="MailMergeTable2020-03-06T14_3a_25_3a_59Z131.A2" office:value-type="string">
                  <text:p text:style-name="P7">8.2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30" text:anchor-type="page" text:anchor-page-number="33" svg:x="10.959cm" svg:y="0.499cm" svg:width="10.059cm" svg:height="7.01cm" draw:z-index="129">
        <draw:text-box>
          <text:section text:style-name="Sect1" text:name="MailMergeSection2020-03-06T14:25:59Z131Bereich1" text:protected="true">
            <table:table table:name="MailMergeTable2020-03-06T14:25:59Z130" table:style-name="MailMergeTable2020-03-06T14_3a_25_3a_59Z130">
              <table:table-column table:style-name="MailMergeTable2020-03-06T14_3a_25_3a_59Z130.A" table:number-columns-repeated="6"/>
              <table:table-column table:style-name="MailMergeTable2020-03-06T14_3a_25_3a_59Z130.G"/>
              <table:table-row table:style-name="MailMergeTable2020-03-06T14_3a_25_3a_59Z130.1">
                <table:table-cell table:style-name="MailMergeTable2020-03-06T14_3a_25_3a_59Z130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0.A2" table:number-columns-spanned="7" office:value-type="string">
                  <text:p text:style-name="P5">Systemkonfigu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0.A3" office:value-type="string">
                  <text:p text:style-name="P4">g<text:span text:style-name="T1">)</text:span></text:p>
                </table:table-cell>
                <table:table-cell table:style-name="MailMergeTable2020-03-06T14_3a_25_3a_59Z130.A2" table:number-rows-spanned="3" table:number-columns-spanned="6" office:value-type="string">
                  <text:p text:style-name="P4">Datenbankstrukturen, insbesondere logische Struktur der Daten, Objekte, Attribute, Relationen und Zugriffsmethoden, festlegen sowie Schlüssel defin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30.4">
                <table:table-cell table:style-name="MailMergeTable2020-03-06T14_3a_25_3a_59Z13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30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30.A3" office:value-type="string">
                  <text:p text:style-name="P6"/>
                </table:table-cell>
                <table:table-cell table:style-name="MailMergeTable2020-03-06T14_3a_25_3a_59Z130.A3" office:value-type="string">
                  <text:p text:style-name="P6"/>
                </table:table-cell>
                <table:table-cell table:style-name="MailMergeTable2020-03-06T14_3a_25_3a_59Z130.A3" office:value-type="string">
                  <text:p text:style-name="P6"/>
                </table:table-cell>
                <table:table-cell table:style-name="MailMergeTable2020-03-06T14_3a_25_3a_59Z130.A3" office:value-type="string">
                  <text:p text:style-name="P6"/>
                </table:table-cell>
                <table:table-cell table:style-name="MailMergeTable2020-03-06T14_3a_25_3a_59Z130.A2" office:value-type="string">
                  <text:p text:style-name="P7">8.1.g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29" text:anchor-type="page" text:anchor-page-number="33" svg:x="0.499cm" svg:y="0.499cm" svg:width="10.059cm" svg:height="7.01cm" draw:z-index="128">
        <draw:text-box>
          <text:section text:style-name="Sect1" text:name="MailMergeSection2020-03-06T14:25:59Z130MasterLabel">
            <table:table table:name="MailMergeTable2020-03-06T14:25:59Z129" table:style-name="MailMergeTable2020-03-06T14_3a_25_3a_59Z129">
              <table:table-column table:style-name="MailMergeTable2020-03-06T14_3a_25_3a_59Z129.A" table:number-columns-repeated="6"/>
              <table:table-column table:style-name="MailMergeTable2020-03-06T14_3a_25_3a_59Z129.G"/>
              <table:table-row table:style-name="MailMergeTable2020-03-06T14_3a_25_3a_59Z129.1">
                <table:table-cell table:style-name="MailMergeTable2020-03-06T14_3a_25_3a_59Z129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9.A2" table:number-columns-spanned="7" office:value-type="string">
                  <text:p text:style-name="P5">Systemkonfigu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9.A3" office:value-type="string">
                  <text:p text:style-name="P4">f<text:span text:style-name="T1">)</text:span></text:p>
                </table:table-cell>
                <table:table-cell table:style-name="MailMergeTable2020-03-06T14_3a_25_3a_59Z129.A2" table:number-rows-spanned="3" table:number-columns-spanned="6" office:value-type="string">
                  <text:p text:style-name="P4">Datenbankprodukte aufgabengerecht auswäh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29.4">
                <table:table-cell table:style-name="MailMergeTable2020-03-06T14_3a_25_3a_59Z12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9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29.A3" office:value-type="string">
                  <text:p text:style-name="P6"/>
                </table:table-cell>
                <table:table-cell table:style-name="MailMergeTable2020-03-06T14_3a_25_3a_59Z129.A3" office:value-type="string">
                  <text:p text:style-name="P6"/>
                </table:table-cell>
                <table:table-cell table:style-name="MailMergeTable2020-03-06T14_3a_25_3a_59Z129.A3" office:value-type="string">
                  <text:p text:style-name="P6"/>
                </table:table-cell>
                <table:table-cell table:style-name="MailMergeTable2020-03-06T14_3a_25_3a_59Z129.A3" office:value-type="string">
                  <text:p text:style-name="P6"/>
                </table:table-cell>
                <table:table-cell table:style-name="MailMergeTable2020-03-06T14_3a_25_3a_59Z129.A2" office:value-type="string">
                  <text:p text:style-name="P7">8.1.f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28" text:anchor-type="page" text:anchor-page-number="31" svg:x="10.959cm" svg:y="22.729cm" svg:width="10.059cm" svg:height="7.01cm" draw:z-index="127">
        <draw:text-box>
          <text:section text:style-name="Sect1" text:name="MailMergeSection2020-03-06T14:25:59Z129Bereich7" text:protected="true">
            <table:table table:name="MailMergeTable2020-03-06T14:25:59Z128" table:style-name="MailMergeTable2020-03-06T14_3a_25_3a_59Z128">
              <table:table-column table:style-name="MailMergeTable2020-03-06T14_3a_25_3a_59Z128.A" table:number-columns-repeated="6"/>
              <table:table-column table:style-name="MailMergeTable2020-03-06T14_3a_25_3a_59Z128.G"/>
              <table:table-row table:style-name="MailMergeTable2020-03-06T14_3a_25_3a_59Z128.1">
                <table:table-cell table:style-name="MailMergeTable2020-03-06T14_3a_25_3a_59Z128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8.A2" table:number-columns-spanned="7" office:value-type="string">
                  <text:p text:style-name="P5">Systemkonfigu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8.A3" office:value-type="string">
                  <text:p text:style-name="P4">e<text:span text:style-name="T1">)</text:span></text:p>
                </table:table-cell>
                <table:table-cell table:style-name="MailMergeTable2020-03-06T14_3a_25_3a_59Z128.A2" table:number-rows-spanned="3" table:number-columns-spanned="6" office:value-type="string">
                  <text:p text:style-name="P4">Betriebssysteme anpass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28.4">
                <table:table-cell table:style-name="MailMergeTable2020-03-06T14_3a_25_3a_59Z12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8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28.A3" office:value-type="string">
                  <text:p text:style-name="P6"/>
                </table:table-cell>
                <table:table-cell table:style-name="MailMergeTable2020-03-06T14_3a_25_3a_59Z128.A3" office:value-type="string">
                  <text:p text:style-name="P6"/>
                </table:table-cell>
                <table:table-cell table:style-name="MailMergeTable2020-03-06T14_3a_25_3a_59Z128.A3" office:value-type="string">
                  <text:p text:style-name="P6"/>
                </table:table-cell>
                <table:table-cell table:style-name="MailMergeTable2020-03-06T14_3a_25_3a_59Z128.A3" office:value-type="string">
                  <text:p text:style-name="P6"/>
                </table:table-cell>
                <table:table-cell table:style-name="MailMergeTable2020-03-06T14_3a_25_3a_59Z128.A2" office:value-type="string">
                  <text:p text:style-name="P7">8.1.e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27" text:anchor-type="page" text:anchor-page-number="31" svg:x="0.499cm" svg:y="22.729cm" svg:width="10.059cm" svg:height="7.01cm" draw:z-index="126">
        <draw:text-box>
          <text:section text:style-name="Sect1" text:name="MailMergeSection2020-03-06T14:25:59Z128Bereich6" text:protected="true">
            <table:table table:name="MailMergeTable2020-03-06T14:25:59Z127" table:style-name="MailMergeTable2020-03-06T14_3a_25_3a_59Z127">
              <table:table-column table:style-name="MailMergeTable2020-03-06T14_3a_25_3a_59Z127.A" table:number-columns-repeated="6"/>
              <table:table-column table:style-name="MailMergeTable2020-03-06T14_3a_25_3a_59Z127.G"/>
              <table:table-row table:style-name="MailMergeTable2020-03-06T14_3a_25_3a_59Z127.1">
                <table:table-cell table:style-name="MailMergeTable2020-03-06T14_3a_25_3a_59Z127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7.A2" table:number-columns-spanned="7" office:value-type="string">
                  <text:p text:style-name="P5">Systemkonfigu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7.A3" office:value-type="string">
                  <text:p text:style-name="P4">d<text:span text:style-name="T1">)</text:span></text:p>
                </table:table-cell>
                <table:table-cell table:style-name="MailMergeTable2020-03-06T14_3a_25_3a_59Z127.A2" table:number-rows-spanned="3" table:number-columns-spanned="6" office:value-type="string">
                  <text:p text:style-name="P4">Softwarearchitekturen in Netze integ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27.4">
                <table:table-cell table:style-name="MailMergeTable2020-03-06T14_3a_25_3a_59Z12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7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27.A3" office:value-type="string">
                  <text:p text:style-name="P6"/>
                </table:table-cell>
                <table:table-cell table:style-name="MailMergeTable2020-03-06T14_3a_25_3a_59Z127.A3" office:value-type="string">
                  <text:p text:style-name="P6"/>
                </table:table-cell>
                <table:table-cell table:style-name="MailMergeTable2020-03-06T14_3a_25_3a_59Z127.A3" office:value-type="string">
                  <text:p text:style-name="P6"/>
                </table:table-cell>
                <table:table-cell table:style-name="MailMergeTable2020-03-06T14_3a_25_3a_59Z127.A3" office:value-type="string">
                  <text:p text:style-name="P6"/>
                </table:table-cell>
                <table:table-cell table:style-name="MailMergeTable2020-03-06T14_3a_25_3a_59Z127.A2" office:value-type="string">
                  <text:p text:style-name="P7">8.1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26" text:anchor-type="page" text:anchor-page-number="31" svg:x="10.959cm" svg:y="15.319cm" svg:width="10.059cm" svg:height="7.01cm" draw:z-index="125">
        <draw:text-box>
          <text:section text:style-name="Sect1" text:name="MailMergeSection2020-03-06T14:25:59Z127Bereich5" text:protected="true">
            <table:table table:name="MailMergeTable2020-03-06T14:25:59Z126" table:style-name="MailMergeTable2020-03-06T14_3a_25_3a_59Z126">
              <table:table-column table:style-name="MailMergeTable2020-03-06T14_3a_25_3a_59Z126.A" table:number-columns-repeated="6"/>
              <table:table-column table:style-name="MailMergeTable2020-03-06T14_3a_25_3a_59Z126.G"/>
              <table:table-row table:style-name="MailMergeTable2020-03-06T14_3a_25_3a_59Z126.1">
                <table:table-cell table:style-name="MailMergeTable2020-03-06T14_3a_25_3a_59Z126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6.A2" table:number-columns-spanned="7" office:value-type="string">
                  <text:p text:style-name="P5">Systemkonfigu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6.A3" office:value-type="string">
                  <text:p text:style-name="P4">c<text:span text:style-name="T1">)</text:span></text:p>
                </table:table-cell>
                <table:table-cell table:style-name="MailMergeTable2020-03-06T14_3a_25_3a_59Z126.A2" table:number-rows-spanned="3" table:number-columns-spanned="6" office:value-type="string">
                  <text:p text:style-name="P4">Softwarearchitekturen an Betriebssystemen anpass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26.4">
                <table:table-cell table:style-name="MailMergeTable2020-03-06T14_3a_25_3a_59Z12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6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26.A3" office:value-type="string">
                  <text:p text:style-name="P6"/>
                </table:table-cell>
                <table:table-cell table:style-name="MailMergeTable2020-03-06T14_3a_25_3a_59Z126.A3" office:value-type="string">
                  <text:p text:style-name="P6"/>
                </table:table-cell>
                <table:table-cell table:style-name="MailMergeTable2020-03-06T14_3a_25_3a_59Z126.A3" office:value-type="string">
                  <text:p text:style-name="P6"/>
                </table:table-cell>
                <table:table-cell table:style-name="MailMergeTable2020-03-06T14_3a_25_3a_59Z126.A3" office:value-type="string">
                  <text:p text:style-name="P6"/>
                </table:table-cell>
                <table:table-cell table:style-name="MailMergeTable2020-03-06T14_3a_25_3a_59Z126.A2" office:value-type="string">
                  <text:p text:style-name="P7">8.1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25" text:anchor-type="page" text:anchor-page-number="31" svg:x="0.499cm" svg:y="15.319cm" svg:width="10.059cm" svg:height="7.01cm" draw:z-index="124">
        <draw:text-box>
          <text:section text:style-name="Sect1" text:name="MailMergeSection2020-03-06T14:25:59Z126Bereich4" text:protected="true">
            <table:table table:name="MailMergeTable2020-03-06T14:25:59Z125" table:style-name="MailMergeTable2020-03-06T14_3a_25_3a_59Z125">
              <table:table-column table:style-name="MailMergeTable2020-03-06T14_3a_25_3a_59Z125.A" table:number-columns-repeated="6"/>
              <table:table-column table:style-name="MailMergeTable2020-03-06T14_3a_25_3a_59Z125.G"/>
              <table:table-row table:style-name="MailMergeTable2020-03-06T14_3a_25_3a_59Z125.1">
                <table:table-cell table:style-name="MailMergeTable2020-03-06T14_3a_25_3a_59Z125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5.A2" table:number-columns-spanned="7" office:value-type="string">
                  <text:p text:style-name="P5">Systemkonfigu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5.A3" office:value-type="string">
                  <text:p text:style-name="P4">b<text:span text:style-name="T1">)</text:span></text:p>
                </table:table-cell>
                <table:table-cell table:style-name="MailMergeTable2020-03-06T14_3a_25_3a_59Z125.A2" table:number-rows-spanned="3" table:number-columns-spanned="6" office:value-type="string">
                  <text:p text:style-name="P4">Softwarearchitekturen aufgabenbezogen entwickel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25.4">
                <table:table-cell table:style-name="MailMergeTable2020-03-06T14_3a_25_3a_59Z12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5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25.A3" office:value-type="string">
                  <text:p text:style-name="P6"/>
                </table:table-cell>
                <table:table-cell table:style-name="MailMergeTable2020-03-06T14_3a_25_3a_59Z125.A3" office:value-type="string">
                  <text:p text:style-name="P6"/>
                </table:table-cell>
                <table:table-cell table:style-name="MailMergeTable2020-03-06T14_3a_25_3a_59Z125.A3" office:value-type="string">
                  <text:p text:style-name="P6"/>
                </table:table-cell>
                <table:table-cell table:style-name="MailMergeTable2020-03-06T14_3a_25_3a_59Z125.A3" office:value-type="string">
                  <text:p text:style-name="P6"/>
                </table:table-cell>
                <table:table-cell table:style-name="MailMergeTable2020-03-06T14_3a_25_3a_59Z125.A2" office:value-type="string">
                  <text:p text:style-name="P7">8.1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24" text:anchor-type="page" text:anchor-page-number="31" svg:x="10.959cm" svg:y="7.909cm" svg:width="10.059cm" svg:height="7.01cm" draw:z-index="123">
        <draw:text-box>
          <text:section text:style-name="Sect1" text:name="MailMergeSection2020-03-06T14:25:59Z125Bereich3" text:protected="true">
            <table:table table:name="MailMergeTable2020-03-06T14:25:59Z124" table:style-name="MailMergeTable2020-03-06T14_3a_25_3a_59Z124">
              <table:table-column table:style-name="MailMergeTable2020-03-06T14_3a_25_3a_59Z124.A" table:number-columns-repeated="6"/>
              <table:table-column table:style-name="MailMergeTable2020-03-06T14_3a_25_3a_59Z124.G"/>
              <table:table-row table:style-name="MailMergeTable2020-03-06T14_3a_25_3a_59Z124.1">
                <table:table-cell table:style-name="MailMergeTable2020-03-06T14_3a_25_3a_59Z124.A1" table:number-columns-spanned="7" office:value-type="string">
                  <text:p text:style-name="P4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4.A2" table:number-columns-spanned="7" office:value-type="string">
                  <text:p text:style-name="P5">Systemkonfigu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4.A3" office:value-type="string">
                  <text:p text:style-name="P4">a<text:span text:style-name="T1">)</text:span></text:p>
                </table:table-cell>
                <table:table-cell table:style-name="MailMergeTable2020-03-06T14_3a_25_3a_59Z124.A2" table:number-rows-spanned="3" table:number-columns-spanned="6" office:value-type="string">
                  <text:p text:style-name="P4">Rechnerarchitekturen beurteilen und einordn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24.4">
                <table:table-cell table:style-name="MailMergeTable2020-03-06T14_3a_25_3a_59Z12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4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24.A3" office:value-type="string">
                  <text:p text:style-name="P6"/>
                </table:table-cell>
                <table:table-cell table:style-name="MailMergeTable2020-03-06T14_3a_25_3a_59Z124.A3" office:value-type="string">
                  <text:p text:style-name="P6"/>
                </table:table-cell>
                <table:table-cell table:style-name="MailMergeTable2020-03-06T14_3a_25_3a_59Z124.A3" office:value-type="string">
                  <text:p text:style-name="P6"/>
                </table:table-cell>
                <table:table-cell table:style-name="MailMergeTable2020-03-06T14_3a_25_3a_59Z124.A3" office:value-type="string">
                  <text:p text:style-name="P6"/>
                </table:table-cell>
                <table:table-cell table:style-name="MailMergeTable2020-03-06T14_3a_25_3a_59Z124.A2" office:value-type="string">
                  <text:p text:style-name="P7">8.1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23" text:anchor-type="page" text:anchor-page-number="31" svg:x="0.499cm" svg:y="7.909cm" svg:width="10.059cm" svg:height="7.01cm" draw:z-index="122">
        <draw:text-box>
          <text:section text:style-name="Sect1" text:name="MailMergeSection2020-03-06T14:25:59Z124Bereich2" text:protected="true">
            <table:table table:name="MailMergeTable2020-03-06T14:25:59Z123" table:style-name="MailMergeTable2020-03-06T14_3a_25_3a_59Z123">
              <table:table-column table:style-name="MailMergeTable2020-03-06T14_3a_25_3a_59Z123.A" table:number-columns-repeated="6"/>
              <table:table-column table:style-name="MailMergeTable2020-03-06T14_3a_25_3a_59Z123.G"/>
              <table:table-row table:style-name="MailMergeTable2020-03-06T14_3a_25_3a_59Z123.1">
                <table:table-cell table:style-name="MailMergeTable2020-03-06T14_3a_25_3a_59Z123.A1" table:number-columns-spanned="7" office:value-type="string">
                  <text:p text:style-name="P4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3.A2" table:number-columns-spanned="7" office:value-type="string">
                  <text:p text:style-name="P5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3.A3" office:value-type="string">
                  <text:p text:style-name="P4">e<text:span text:style-name="T1">)</text:span></text:p>
                </table:table-cell>
                <table:table-cell table:style-name="MailMergeTable2020-03-06T14_3a_25_3a_59Z123.A2" table:number-rows-spanned="3" table:number-columns-spanned="6" office:value-type="string">
                  <text:p text:style-name="P4">Anwenderschulung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23.4">
                <table:table-cell table:style-name="MailMergeTable2020-03-06T14_3a_25_3a_59Z12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3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23.A3" office:value-type="string">
                  <text:p text:style-name="P6"/>
                </table:table-cell>
                <table:table-cell table:style-name="MailMergeTable2020-03-06T14_3a_25_3a_59Z123.A3" office:value-type="string">
                  <text:p text:style-name="P6"/>
                </table:table-cell>
                <table:table-cell table:style-name="MailMergeTable2020-03-06T14_3a_25_3a_59Z123.A3" office:value-type="string">
                  <text:p text:style-name="P6"/>
                </table:table-cell>
                <table:table-cell table:style-name="MailMergeTable2020-03-06T14_3a_25_3a_59Z123.A3" office:value-type="string">
                  <text:p text:style-name="P6"/>
                </table:table-cell>
                <table:table-cell table:style-name="MailMergeTable2020-03-06T14_3a_25_3a_59Z123.A2" office:value-type="string">
                  <text:p text:style-name="P7">7.1.e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22" text:anchor-type="page" text:anchor-page-number="31" svg:x="10.959cm" svg:y="0.499cm" svg:width="10.059cm" svg:height="7.01cm" draw:z-index="121">
        <draw:text-box>
          <text:section text:style-name="Sect1" text:name="MailMergeSection2020-03-06T14:25:59Z123Bereich1" text:protected="true">
            <table:table table:name="MailMergeTable2020-03-06T14:25:59Z122" table:style-name="MailMergeTable2020-03-06T14_3a_25_3a_59Z122">
              <table:table-column table:style-name="MailMergeTable2020-03-06T14_3a_25_3a_59Z122.A" table:number-columns-repeated="6"/>
              <table:table-column table:style-name="MailMergeTable2020-03-06T14_3a_25_3a_59Z122.G"/>
              <table:table-row table:style-name="MailMergeTable2020-03-06T14_3a_25_3a_59Z122.1">
                <table:table-cell table:style-name="MailMergeTable2020-03-06T14_3a_25_3a_59Z122.A1" table:number-columns-spanned="7" office:value-type="string">
                  <text:p text:style-name="P4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2.A2" table:number-columns-spanned="7" office:value-type="string">
                  <text:p text:style-name="P5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2.A3" office:value-type="string">
                  <text:p text:style-name="P4">d<text:span text:style-name="T1">)</text:span></text:p>
                </table:table-cell>
                <table:table-cell table:style-name="MailMergeTable2020-03-06T14_3a_25_3a_59Z122.A2" table:number-rows-spanned="3" table:number-columns-spanned="6" office:value-type="string">
                  <text:p text:style-name="P4">Schulungsinhalte strukturieren und aufberei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22.4">
                <table:table-cell table:style-name="MailMergeTable2020-03-06T14_3a_25_3a_59Z12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2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22.A3" office:value-type="string">
                  <text:p text:style-name="P6"/>
                </table:table-cell>
                <table:table-cell table:style-name="MailMergeTable2020-03-06T14_3a_25_3a_59Z122.A3" office:value-type="string">
                  <text:p text:style-name="P6"/>
                </table:table-cell>
                <table:table-cell table:style-name="MailMergeTable2020-03-06T14_3a_25_3a_59Z122.A3" office:value-type="string">
                  <text:p text:style-name="P6"/>
                </table:table-cell>
                <table:table-cell table:style-name="MailMergeTable2020-03-06T14_3a_25_3a_59Z122.A3" office:value-type="string">
                  <text:p text:style-name="P6"/>
                </table:table-cell>
                <table:table-cell table:style-name="MailMergeTable2020-03-06T14_3a_25_3a_59Z122.A2" office:value-type="string">
                  <text:p text:style-name="P7">7.1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21" text:anchor-type="page" text:anchor-page-number="31" svg:x="0.499cm" svg:y="0.499cm" svg:width="10.059cm" svg:height="7.01cm" draw:z-index="120">
        <draw:text-box>
          <text:section text:style-name="Sect1" text:name="MailMergeSection2020-03-06T14:25:59Z122MasterLabel">
            <table:table table:name="MailMergeTable2020-03-06T14:25:59Z121" table:style-name="MailMergeTable2020-03-06T14_3a_25_3a_59Z121">
              <table:table-column table:style-name="MailMergeTable2020-03-06T14_3a_25_3a_59Z121.A" table:number-columns-repeated="6"/>
              <table:table-column table:style-name="MailMergeTable2020-03-06T14_3a_25_3a_59Z121.G"/>
              <table:table-row table:style-name="MailMergeTable2020-03-06T14_3a_25_3a_59Z121.1">
                <table:table-cell table:style-name="MailMergeTable2020-03-06T14_3a_25_3a_59Z121.A1" table:number-columns-spanned="7" office:value-type="string">
                  <text:p text:style-name="P4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1.A2" table:number-columns-spanned="7" office:value-type="string">
                  <text:p text:style-name="P5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1.A3" office:value-type="string">
                  <text:p text:style-name="P4">c<text:span text:style-name="T1">)</text:span></text:p>
                </table:table-cell>
                <table:table-cell table:style-name="MailMergeTable2020-03-06T14_3a_25_3a_59Z121.A2" table:number-rows-spanned="3" table:number-columns-spanned="6" office:value-type="string">
                  <text:p text:style-name="P4">Schulungsveranstaltungen organisatorisch vorberei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21.4">
                <table:table-cell table:style-name="MailMergeTable2020-03-06T14_3a_25_3a_59Z12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1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21.A3" office:value-type="string">
                  <text:p text:style-name="P6"/>
                </table:table-cell>
                <table:table-cell table:style-name="MailMergeTable2020-03-06T14_3a_25_3a_59Z121.A3" office:value-type="string">
                  <text:p text:style-name="P6"/>
                </table:table-cell>
                <table:table-cell table:style-name="MailMergeTable2020-03-06T14_3a_25_3a_59Z121.A3" office:value-type="string">
                  <text:p text:style-name="P6"/>
                </table:table-cell>
                <table:table-cell table:style-name="MailMergeTable2020-03-06T14_3a_25_3a_59Z121.A3" office:value-type="string">
                  <text:p text:style-name="P6"/>
                </table:table-cell>
                <table:table-cell table:style-name="MailMergeTable2020-03-06T14_3a_25_3a_59Z121.A2" office:value-type="string">
                  <text:p text:style-name="P7">7.1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20" text:anchor-type="page" text:anchor-page-number="29" svg:x="10.959cm" svg:y="22.729cm" svg:width="10.059cm" svg:height="7.01cm" draw:z-index="119">
        <draw:text-box>
          <text:section text:style-name="Sect1" text:name="MailMergeSection2020-03-06T14:25:59Z121Bereich7" text:protected="true">
            <table:table table:name="MailMergeTable2020-03-06T14:25:59Z120" table:style-name="MailMergeTable2020-03-06T14_3a_25_3a_59Z120">
              <table:table-column table:style-name="MailMergeTable2020-03-06T14_3a_25_3a_59Z120.A" table:number-columns-repeated="6"/>
              <table:table-column table:style-name="MailMergeTable2020-03-06T14_3a_25_3a_59Z120.G"/>
              <table:table-row table:style-name="MailMergeTable2020-03-06T14_3a_25_3a_59Z120.1">
                <table:table-cell table:style-name="MailMergeTable2020-03-06T14_3a_25_3a_59Z120.A1" table:number-columns-spanned="7" office:value-type="string">
                  <text:p text:style-name="P4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0.A2" table:number-columns-spanned="7" office:value-type="string">
                  <text:p text:style-name="P5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0.A3" office:value-type="string">
                  <text:p text:style-name="P4">b<text:span text:style-name="T1">)</text:span></text:p>
                </table:table-cell>
                <table:table-cell table:style-name="MailMergeTable2020-03-06T14_3a_25_3a_59Z120.A2" table:number-rows-spanned="3" table:number-columns-spanned="6" office:value-type="string">
                  <text:p text:style-name="P4">Schulungsmaßnahmen, insbesondere Termine, Sachmittel und Personaleinsatz, planen und mit Kunden abstim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20.4">
                <table:table-cell table:style-name="MailMergeTable2020-03-06T14_3a_25_3a_59Z12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20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20.A3" office:value-type="string">
                  <text:p text:style-name="P6"/>
                </table:table-cell>
                <table:table-cell table:style-name="MailMergeTable2020-03-06T14_3a_25_3a_59Z120.A3" office:value-type="string">
                  <text:p text:style-name="P6"/>
                </table:table-cell>
                <table:table-cell table:style-name="MailMergeTable2020-03-06T14_3a_25_3a_59Z120.A3" office:value-type="string">
                  <text:p text:style-name="P6"/>
                </table:table-cell>
                <table:table-cell table:style-name="MailMergeTable2020-03-06T14_3a_25_3a_59Z120.A3" office:value-type="string">
                  <text:p text:style-name="P6"/>
                </table:table-cell>
                <table:table-cell table:style-name="MailMergeTable2020-03-06T14_3a_25_3a_59Z120.A2" office:value-type="string">
                  <text:p text:style-name="P7">7.1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19" text:anchor-type="page" text:anchor-page-number="29" svg:x="0.499cm" svg:y="22.729cm" svg:width="10.059cm" svg:height="7.01cm" draw:z-index="118">
        <draw:text-box>
          <text:section text:style-name="Sect1" text:name="MailMergeSection2020-03-06T14:25:59Z120Bereich6" text:protected="true">
            <table:table table:name="MailMergeTable2020-03-06T14:25:59Z119" table:style-name="MailMergeTable2020-03-06T14_3a_25_3a_59Z119">
              <table:table-column table:style-name="MailMergeTable2020-03-06T14_3a_25_3a_59Z119.A" table:number-columns-repeated="6"/>
              <table:table-column table:style-name="MailMergeTable2020-03-06T14_3a_25_3a_59Z119.G"/>
              <table:table-row table:style-name="MailMergeTable2020-03-06T14_3a_25_3a_59Z119.1">
                <table:table-cell table:style-name="MailMergeTable2020-03-06T14_3a_25_3a_59Z119.A1" table:number-columns-spanned="7" office:value-type="string">
                  <text:p text:style-name="P4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9.A2" table:number-columns-spanned="7" office:value-type="string">
                  <text:p text:style-name="P5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9.A3" office:value-type="string">
                  <text:p text:style-name="P4">a<text:span text:style-name="T1">)</text:span></text:p>
                </table:table-cell>
                <table:table-cell table:style-name="MailMergeTable2020-03-06T14_3a_25_3a_59Z119.A2" table:number-rows-spanned="3" table:number-columns-spanned="6" office:value-type="string">
                  <text:p text:style-name="P4">Schulungsziele und -methoden festle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19.4">
                <table:table-cell table:style-name="MailMergeTable2020-03-06T14_3a_25_3a_59Z11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9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9Z119.A3" office:value-type="string">
                  <text:p text:style-name="P6"/>
                </table:table-cell>
                <table:table-cell table:style-name="MailMergeTable2020-03-06T14_3a_25_3a_59Z119.A3" office:value-type="string">
                  <text:p text:style-name="P6"/>
                </table:table-cell>
                <table:table-cell table:style-name="MailMergeTable2020-03-06T14_3a_25_3a_59Z119.A3" office:value-type="string">
                  <text:p text:style-name="P6"/>
                </table:table-cell>
                <table:table-cell table:style-name="MailMergeTable2020-03-06T14_3a_25_3a_59Z119.A3" office:value-type="string">
                  <text:p text:style-name="P6"/>
                </table:table-cell>
                <table:table-cell table:style-name="MailMergeTable2020-03-06T14_3a_25_3a_59Z119.A2" office:value-type="string">
                  <text:p text:style-name="P7">7.1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18" text:anchor-type="page" text:anchor-page-number="29" svg:x="10.959cm" svg:y="15.319cm" svg:width="10.059cm" svg:height="7.01cm" draw:z-index="117">
        <draw:text-box>
          <text:section text:style-name="Sect1" text:name="MailMergeSection2020-03-06T14:25:59Z119Bereich5" text:protected="true">
            <table:table table:name="MailMergeTable2020-03-06T14:25:59Z118" table:style-name="MailMergeTable2020-03-06T14_3a_25_3a_59Z118">
              <table:table-column table:style-name="MailMergeTable2020-03-06T14_3a_25_3a_59Z118.A" table:number-columns-repeated="6"/>
              <table:table-column table:style-name="MailMergeTable2020-03-06T14_3a_25_3a_59Z118.G"/>
              <table:table-row table:style-name="MailMergeTable2020-03-06T14_3a_25_3a_59Z118.1">
                <table:table-cell table:style-name="MailMergeTable2020-03-06T14_3a_25_3a_59Z118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8.A2" table:number-columns-spanned="7" office:value-type="string">
                  <text:p text:style-name="P5">Test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8.A3" office:value-type="string">
                  <text:p text:style-name="P4">d<text:span text:style-name="T1">)</text:span></text:p>
                </table:table-cell>
                <table:table-cell table:style-name="MailMergeTable2020-03-06T14_3a_25_3a_59Z118.A2" table:number-rows-spanned="3" table:number-columns-spanned="6" office:value-type="string">
                  <text:p text:style-name="P4">Testergebnisse auswerten und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18.4">
                <table:table-cell table:style-name="MailMergeTable2020-03-06T14_3a_25_3a_59Z11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8.A3" table:number-columns-spanned="2" office:value-type="string">
                  <text:p text:style-name="P7"><text:span text:style-name="T2">Ausbildungsj</text:span>ahr <text:s/>1,2,3 <text:s/></text:p>
                </table:table-cell>
                <table:covered-table-cell/>
                <table:table-cell table:style-name="MailMergeTable2020-03-06T14_3a_25_3a_59Z118.A3" office:value-type="string">
                  <text:p text:style-name="P6"/>
                </table:table-cell>
                <table:table-cell table:style-name="MailMergeTable2020-03-06T14_3a_25_3a_59Z118.A3" office:value-type="string">
                  <text:p text:style-name="P6"/>
                </table:table-cell>
                <table:table-cell table:style-name="MailMergeTable2020-03-06T14_3a_25_3a_59Z118.A3" office:value-type="string">
                  <text:p text:style-name="P6"/>
                </table:table-cell>
                <table:table-cell table:style-name="MailMergeTable2020-03-06T14_3a_25_3a_59Z118.A3" office:value-type="string">
                  <text:p text:style-name="P6"/>
                </table:table-cell>
                <table:table-cell table:style-name="MailMergeTable2020-03-06T14_3a_25_3a_59Z118.A2" office:value-type="string">
                  <text:p text:style-name="P7">6.4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17" text:anchor-type="page" text:anchor-page-number="29" svg:x="0.499cm" svg:y="15.319cm" svg:width="10.059cm" svg:height="7.01cm" draw:z-index="116">
        <draw:text-box>
          <text:section text:style-name="Sect1" text:name="MailMergeSection2020-03-06T14:25:59Z118Bereich4" text:protected="true">
            <table:table table:name="MailMergeTable2020-03-06T14:25:59Z117" table:style-name="MailMergeTable2020-03-06T14_3a_25_3a_59Z117">
              <table:table-column table:style-name="MailMergeTable2020-03-06T14_3a_25_3a_59Z117.A" table:number-columns-repeated="6"/>
              <table:table-column table:style-name="MailMergeTable2020-03-06T14_3a_25_3a_59Z117.G"/>
              <table:table-row table:style-name="MailMergeTable2020-03-06T14_3a_25_3a_59Z117.1">
                <table:table-cell table:style-name="MailMergeTable2020-03-06T14_3a_25_3a_59Z117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7.A2" table:number-columns-spanned="7" office:value-type="string">
                  <text:p text:style-name="P5">Test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7.A3" office:value-type="string">
                  <text:p text:style-name="P4">c<text:span text:style-name="T1">)</text:span></text:p>
                </table:table-cell>
                <table:table-cell table:style-name="MailMergeTable2020-03-06T14_3a_25_3a_59Z117.A2" table:number-rows-spanned="3" table:number-columns-spanned="6" office:value-type="string">
                  <text:p text:style-name="P4">informations- und telekommunikationstechnische Systeme tes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17.4">
                <table:table-cell table:style-name="MailMergeTable2020-03-06T14_3a_25_3a_59Z11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7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17.A3" office:value-type="string">
                  <text:p text:style-name="P6"/>
                </table:table-cell>
                <table:table-cell table:style-name="MailMergeTable2020-03-06T14_3a_25_3a_59Z117.A3" office:value-type="string">
                  <text:p text:style-name="P6"/>
                </table:table-cell>
                <table:table-cell table:style-name="MailMergeTable2020-03-06T14_3a_25_3a_59Z117.A3" office:value-type="string">
                  <text:p text:style-name="P6"/>
                </table:table-cell>
                <table:table-cell table:style-name="MailMergeTable2020-03-06T14_3a_25_3a_59Z117.A3" office:value-type="string">
                  <text:p text:style-name="P6"/>
                </table:table-cell>
                <table:table-cell table:style-name="MailMergeTable2020-03-06T14_3a_25_3a_59Z117.A2" office:value-type="string">
                  <text:p text:style-name="P7">6.4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16" text:anchor-type="page" text:anchor-page-number="29" svg:x="10.959cm" svg:y="7.909cm" svg:width="10.059cm" svg:height="7.01cm" draw:z-index="115">
        <draw:text-box>
          <text:section text:style-name="Sect1" text:name="MailMergeSection2020-03-06T14:25:59Z117Bereich3" text:protected="true">
            <table:table table:name="MailMergeTable2020-03-06T14:25:59Z116" table:style-name="MailMergeTable2020-03-06T14_3a_25_3a_59Z116">
              <table:table-column table:style-name="MailMergeTable2020-03-06T14_3a_25_3a_59Z116.A" table:number-columns-repeated="6"/>
              <table:table-column table:style-name="MailMergeTable2020-03-06T14_3a_25_3a_59Z116.G"/>
              <table:table-row table:style-name="MailMergeTable2020-03-06T14_3a_25_3a_59Z116.1">
                <table:table-cell table:style-name="MailMergeTable2020-03-06T14_3a_25_3a_59Z116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6.A2" table:number-columns-spanned="7" office:value-type="string">
                  <text:p text:style-name="P5">Test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6.A3" office:value-type="string">
                  <text:p text:style-name="P4">b<text:span text:style-name="T1">)</text:span></text:p>
                </table:table-cell>
                <table:table-cell table:style-name="MailMergeTable2020-03-06T14_3a_25_3a_59Z116.A2" table:number-rows-spanned="3" table:number-columns-spanned="6" office:value-type="string">
                  <text:p text:style-name="P4">Testumfang festlegen, Testdaten generieren und auswäh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16.4">
                <table:table-cell table:style-name="MailMergeTable2020-03-06T14_3a_25_3a_59Z11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6.A3" table:number-columns-spanned="2" office:value-type="string">
                  <text:p text:style-name="P7"><text:span text:style-name="T2">Ausbildungsj</text:span>ahr <text:s/>1,2,3 <text:s/></text:p>
                </table:table-cell>
                <table:covered-table-cell/>
                <table:table-cell table:style-name="MailMergeTable2020-03-06T14_3a_25_3a_59Z116.A3" office:value-type="string">
                  <text:p text:style-name="P6"/>
                </table:table-cell>
                <table:table-cell table:style-name="MailMergeTable2020-03-06T14_3a_25_3a_59Z116.A3" office:value-type="string">
                  <text:p text:style-name="P6"/>
                </table:table-cell>
                <table:table-cell table:style-name="MailMergeTable2020-03-06T14_3a_25_3a_59Z116.A3" office:value-type="string">
                  <text:p text:style-name="P6"/>
                </table:table-cell>
                <table:table-cell table:style-name="MailMergeTable2020-03-06T14_3a_25_3a_59Z116.A3" office:value-type="string">
                  <text:p text:style-name="P6"/>
                </table:table-cell>
                <table:table-cell table:style-name="MailMergeTable2020-03-06T14_3a_25_3a_59Z116.A2" office:value-type="string">
                  <text:p text:style-name="P7">6.4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15" text:anchor-type="page" text:anchor-page-number="29" svg:x="0.499cm" svg:y="7.909cm" svg:width="10.059cm" svg:height="7.01cm" draw:z-index="114">
        <draw:text-box>
          <text:section text:style-name="Sect1" text:name="MailMergeSection2020-03-06T14:25:59Z116Bereich2" text:protected="true">
            <table:table table:name="MailMergeTable2020-03-06T14:25:59Z115" table:style-name="MailMergeTable2020-03-06T14_3a_25_3a_59Z115">
              <table:table-column table:style-name="MailMergeTable2020-03-06T14_3a_25_3a_59Z115.A" table:number-columns-repeated="6"/>
              <table:table-column table:style-name="MailMergeTable2020-03-06T14_3a_25_3a_59Z115.G"/>
              <table:table-row table:style-name="MailMergeTable2020-03-06T14_3a_25_3a_59Z115.1">
                <table:table-cell table:style-name="MailMergeTable2020-03-06T14_3a_25_3a_59Z115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5.A2" table:number-columns-spanned="7" office:value-type="string">
                  <text:p text:style-name="P5">Test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5.A3" office:value-type="string">
                  <text:p text:style-name="P4">a<text:span text:style-name="T1">)</text:span></text:p>
                </table:table-cell>
                <table:table-cell table:style-name="MailMergeTable2020-03-06T14_3a_25_3a_59Z115.A2" table:number-rows-spanned="3" table:number-columns-spanned="6" office:value-type="string">
                  <text:p text:style-name="P4">Testkonzept und Testplan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15.4">
                <table:table-cell table:style-name="MailMergeTable2020-03-06T14_3a_25_3a_59Z11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5.A3" table:number-columns-spanned="2" office:value-type="string">
                  <text:p text:style-name="P7"><text:span text:style-name="T2">Ausbildungsj</text:span>ahr <text:s/>1,2,3 <text:s/></text:p>
                </table:table-cell>
                <table:covered-table-cell/>
                <table:table-cell table:style-name="MailMergeTable2020-03-06T14_3a_25_3a_59Z115.A3" office:value-type="string">
                  <text:p text:style-name="P6"/>
                </table:table-cell>
                <table:table-cell table:style-name="MailMergeTable2020-03-06T14_3a_25_3a_59Z115.A3" office:value-type="string">
                  <text:p text:style-name="P6"/>
                </table:table-cell>
                <table:table-cell table:style-name="MailMergeTable2020-03-06T14_3a_25_3a_59Z115.A3" office:value-type="string">
                  <text:p text:style-name="P6"/>
                </table:table-cell>
                <table:table-cell table:style-name="MailMergeTable2020-03-06T14_3a_25_3a_59Z115.A3" office:value-type="string">
                  <text:p text:style-name="P6"/>
                </table:table-cell>
                <table:table-cell table:style-name="MailMergeTable2020-03-06T14_3a_25_3a_59Z115.A2" office:value-type="string">
                  <text:p text:style-name="P7">6.4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14" text:anchor-type="page" text:anchor-page-number="29" svg:x="10.959cm" svg:y="0.499cm" svg:width="10.059cm" svg:height="7.01cm" draw:z-index="113">
        <draw:text-box>
          <text:section text:style-name="Sect1" text:name="MailMergeSection2020-03-06T14:25:59Z115Bereich1" text:protected="true">
            <table:table table:name="MailMergeTable2020-03-06T14:25:59Z114" table:style-name="MailMergeTable2020-03-06T14_3a_25_3a_59Z114">
              <table:table-column table:style-name="MailMergeTable2020-03-06T14_3a_25_3a_59Z114.A" table:number-columns-repeated="6"/>
              <table:table-column table:style-name="MailMergeTable2020-03-06T14_3a_25_3a_59Z114.G"/>
              <table:table-row table:style-name="MailMergeTable2020-03-06T14_3a_25_3a_59Z114.1">
                <table:table-cell table:style-name="MailMergeTable2020-03-06T14_3a_25_3a_59Z114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4.A2" table:number-columns-spanned="7" office:value-type="string">
                  <text:p text:style-name="P5">Schnittstellenkonzep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4.A3" office:value-type="string">
                  <text:p text:style-name="P4">b<text:span text:style-name="T1">)</text:span></text:p>
                </table:table-cell>
                <table:table-cell table:style-name="MailMergeTable2020-03-06T14_3a_25_3a_59Z114.A2" table:number-rows-spanned="3" table:number-columns-spanned="6" office:value-type="string">
                  <text:p text:style-name="P4">Datenfelder mit Hilfe von Werkzeugen inhaltlich und strukturell abgleich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14.4">
                <table:table-cell table:style-name="MailMergeTable2020-03-06T14_3a_25_3a_59Z11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4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14.A3" office:value-type="string">
                  <text:p text:style-name="P6"/>
                </table:table-cell>
                <table:table-cell table:style-name="MailMergeTable2020-03-06T14_3a_25_3a_59Z114.A3" office:value-type="string">
                  <text:p text:style-name="P6"/>
                </table:table-cell>
                <table:table-cell table:style-name="MailMergeTable2020-03-06T14_3a_25_3a_59Z114.A3" office:value-type="string">
                  <text:p text:style-name="P6"/>
                </table:table-cell>
                <table:table-cell table:style-name="MailMergeTable2020-03-06T14_3a_25_3a_59Z114.A3" office:value-type="string">
                  <text:p text:style-name="P6"/>
                </table:table-cell>
                <table:table-cell table:style-name="MailMergeTable2020-03-06T14_3a_25_3a_59Z114.A2" office:value-type="string">
                  <text:p text:style-name="P7">6.3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13" text:anchor-type="page" text:anchor-page-number="29" svg:x="0.499cm" svg:y="0.499cm" svg:width="10.059cm" svg:height="7.01cm" draw:z-index="112">
        <draw:text-box>
          <text:section text:style-name="Sect1" text:name="MailMergeSection2020-03-06T14:25:59Z114MasterLabel">
            <table:table table:name="MailMergeTable2020-03-06T14:25:59Z113" table:style-name="MailMergeTable2020-03-06T14_3a_25_3a_59Z113">
              <table:table-column table:style-name="MailMergeTable2020-03-06T14_3a_25_3a_59Z113.A" table:number-columns-repeated="6"/>
              <table:table-column table:style-name="MailMergeTable2020-03-06T14_3a_25_3a_59Z113.G"/>
              <table:table-row table:style-name="MailMergeTable2020-03-06T14_3a_25_3a_59Z113.1">
                <table:table-cell table:style-name="MailMergeTable2020-03-06T14_3a_25_3a_59Z113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3.A2" table:number-columns-spanned="7" office:value-type="string">
                  <text:p text:style-name="P5">Schnittstellenkonzep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3.A3" office:value-type="string">
                  <text:p text:style-name="P4">a<text:span text:style-name="T1">)</text:span></text:p>
                </table:table-cell>
                <table:table-cell table:style-name="MailMergeTable2020-03-06T14_3a_25_3a_59Z113.A2" table:number-rows-spanned="3" table:number-columns-spanned="6" office:value-type="string">
                  <text:p text:style-name="P4">Verfahren des Datenaustausches anwenden, Produkte zum Datenaustausch einsetz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13.4">
                <table:table-cell table:style-name="MailMergeTable2020-03-06T14_3a_25_3a_59Z11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3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13.A3" office:value-type="string">
                  <text:p text:style-name="P6"/>
                </table:table-cell>
                <table:table-cell table:style-name="MailMergeTable2020-03-06T14_3a_25_3a_59Z113.A3" office:value-type="string">
                  <text:p text:style-name="P6"/>
                </table:table-cell>
                <table:table-cell table:style-name="MailMergeTable2020-03-06T14_3a_25_3a_59Z113.A3" office:value-type="string">
                  <text:p text:style-name="P6"/>
                </table:table-cell>
                <table:table-cell table:style-name="MailMergeTable2020-03-06T14_3a_25_3a_59Z113.A3" office:value-type="string">
                  <text:p text:style-name="P6"/>
                </table:table-cell>
                <table:table-cell table:style-name="MailMergeTable2020-03-06T14_3a_25_3a_59Z113.A2" office:value-type="string">
                  <text:p text:style-name="P7">6.3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12" text:anchor-type="page" text:anchor-page-number="27" svg:x="10.959cm" svg:y="22.729cm" svg:width="10.059cm" svg:height="7.01cm" draw:z-index="111">
        <draw:text-box>
          <text:section text:style-name="Sect1" text:name="MailMergeSection2020-03-06T14:25:59Z113Bereich7" text:protected="true">
            <table:table table:name="MailMergeTable2020-03-06T14:25:59Z112" table:style-name="MailMergeTable2020-03-06T14_3a_25_3a_59Z112">
              <table:table-column table:style-name="MailMergeTable2020-03-06T14_3a_25_3a_59Z112.A" table:number-columns-repeated="6"/>
              <table:table-column table:style-name="MailMergeTable2020-03-06T14_3a_25_3a_59Z112.G"/>
              <table:table-row table:style-name="MailMergeTable2020-03-06T14_3a_25_3a_59Z112.1">
                <table:table-cell table:style-name="MailMergeTable2020-03-06T14_3a_25_3a_59Z112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2.A2" table:number-columns-spanned="7" office:value-type="string">
                  <text:p text:style-name="P5">Programmerstellung und -dokument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2.A3" office:value-type="string">
                  <text:p text:style-name="P4">g<text:span text:style-name="T1">)</text:span></text:p>
                </table:table-cell>
                <table:table-cell table:style-name="MailMergeTable2020-03-06T14_3a_25_3a_59Z112.A2" table:number-rows-spanned="3" table:number-columns-spanned="6" office:value-type="string">
                  <text:p text:style-name="P4">Softwarekonfiguration verwalten, insbesondere Konfigurationsmanagement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12.4">
                <table:table-cell table:style-name="MailMergeTable2020-03-06T14_3a_25_3a_59Z11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2.A3" table:number-columns-spanned="2" office:value-type="string">
                  <text:p text:style-name="P7"><text:span text:style-name="T2">Ausbildungsj</text:span>ahr <text:s/>1,2,3 <text:s/></text:p>
                </table:table-cell>
                <table:covered-table-cell/>
                <table:table-cell table:style-name="MailMergeTable2020-03-06T14_3a_25_3a_59Z112.A3" office:value-type="string">
                  <text:p text:style-name="P6"/>
                </table:table-cell>
                <table:table-cell table:style-name="MailMergeTable2020-03-06T14_3a_25_3a_59Z112.A3" office:value-type="string">
                  <text:p text:style-name="P6"/>
                </table:table-cell>
                <table:table-cell table:style-name="MailMergeTable2020-03-06T14_3a_25_3a_59Z112.A3" office:value-type="string">
                  <text:p text:style-name="P6"/>
                </table:table-cell>
                <table:table-cell table:style-name="MailMergeTable2020-03-06T14_3a_25_3a_59Z112.A3" office:value-type="string">
                  <text:p text:style-name="P6"/>
                </table:table-cell>
                <table:table-cell table:style-name="MailMergeTable2020-03-06T14_3a_25_3a_59Z112.A2" office:value-type="string">
                  <text:p text:style-name="P7">6.2.g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11" text:anchor-type="page" text:anchor-page-number="27" svg:x="0.499cm" svg:y="22.729cm" svg:width="10.059cm" svg:height="7.01cm" draw:z-index="110">
        <draw:text-box>
          <text:section text:style-name="Sect1" text:name="MailMergeSection2020-03-06T14:25:59Z112Bereich6" text:protected="true">
            <table:table table:name="MailMergeTable2020-03-06T14:25:59Z111" table:style-name="MailMergeTable2020-03-06T14_3a_25_3a_59Z111">
              <table:table-column table:style-name="MailMergeTable2020-03-06T14_3a_25_3a_59Z111.A" table:number-columns-repeated="6"/>
              <table:table-column table:style-name="MailMergeTable2020-03-06T14_3a_25_3a_59Z111.G"/>
              <table:table-row table:style-name="MailMergeTable2020-03-06T14_3a_25_3a_59Z111.1">
                <table:table-cell table:style-name="MailMergeTable2020-03-06T14_3a_25_3a_59Z111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1.A2" table:number-columns-spanned="7" office:value-type="string">
                  <text:p text:style-name="P5">Programmerstellung und -dokument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1.A3" office:value-type="string">
                  <text:p text:style-name="P4">f<text:span text:style-name="T1">)</text:span></text:p>
                </table:table-cell>
                <table:table-cell table:style-name="MailMergeTable2020-03-06T14_3a_25_3a_59Z111.A2" table:number-rows-spanned="3" table:number-columns-spanned="6" office:value-type="string">
                  <text:p text:style-name="P4">Software-Entwicklungswerkzeuge aufgabenbezog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11.4">
                <table:table-cell table:style-name="MailMergeTable2020-03-06T14_3a_25_3a_59Z11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1.A3" table:number-columns-spanned="2" office:value-type="string">
                  <text:p text:style-name="P7"><text:span text:style-name="T2">Ausbildungsj</text:span>ahr <text:s/>1,2,3 <text:s/></text:p>
                </table:table-cell>
                <table:covered-table-cell/>
                <table:table-cell table:style-name="MailMergeTable2020-03-06T14_3a_25_3a_59Z111.A3" office:value-type="string">
                  <text:p text:style-name="P6"/>
                </table:table-cell>
                <table:table-cell table:style-name="MailMergeTable2020-03-06T14_3a_25_3a_59Z111.A3" office:value-type="string">
                  <text:p text:style-name="P6"/>
                </table:table-cell>
                <table:table-cell table:style-name="MailMergeTable2020-03-06T14_3a_25_3a_59Z111.A3" office:value-type="string">
                  <text:p text:style-name="P6"/>
                </table:table-cell>
                <table:table-cell table:style-name="MailMergeTable2020-03-06T14_3a_25_3a_59Z111.A3" office:value-type="string">
                  <text:p text:style-name="P6"/>
                </table:table-cell>
                <table:table-cell table:style-name="MailMergeTable2020-03-06T14_3a_25_3a_59Z111.A2" office:value-type="string">
                  <text:p text:style-name="P7">6.2.f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10" text:anchor-type="page" text:anchor-page-number="27" svg:x="10.959cm" svg:y="15.319cm" svg:width="10.059cm" svg:height="7.01cm" draw:z-index="109">
        <draw:text-box>
          <text:section text:style-name="Sect1" text:name="MailMergeSection2020-03-06T14:25:59Z111Bereich5" text:protected="true">
            <table:table table:name="MailMergeTable2020-03-06T14:25:59Z110" table:style-name="MailMergeTable2020-03-06T14_3a_25_3a_59Z110">
              <table:table-column table:style-name="MailMergeTable2020-03-06T14_3a_25_3a_59Z110.A" table:number-columns-repeated="6"/>
              <table:table-column table:style-name="MailMergeTable2020-03-06T14_3a_25_3a_59Z110.G"/>
              <table:table-row table:style-name="MailMergeTable2020-03-06T14_3a_25_3a_59Z110.1">
                <table:table-cell table:style-name="MailMergeTable2020-03-06T14_3a_25_3a_59Z110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0.A2" table:number-columns-spanned="7" office:value-type="string">
                  <text:p text:style-name="P5">Programmerstellung und -dokument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0.A3" office:value-type="string">
                  <text:p text:style-name="P4">e<text:span text:style-name="T1">)</text:span></text:p>
                </table:table-cell>
                <table:table-cell table:style-name="MailMergeTable2020-03-06T14_3a_25_3a_59Z110.A2" table:number-rows-spanned="3" table:number-columns-spanned="6" office:value-type="string">
                  <text:p text:style-name="P4">Programme unter Berücksichtigung der Wartbarkeit und Wiederverwendbarkeit und Sicherheit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10.4">
                <table:table-cell table:style-name="MailMergeTable2020-03-06T14_3a_25_3a_59Z11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10.A3" table:number-columns-spanned="2" office:value-type="string">
                  <text:p text:style-name="P7"><text:span text:style-name="T2">Ausbildungsj</text:span>ahr <text:s/>1,2,3 <text:s/></text:p>
                </table:table-cell>
                <table:covered-table-cell/>
                <table:table-cell table:style-name="MailMergeTable2020-03-06T14_3a_25_3a_59Z110.A3" office:value-type="string">
                  <text:p text:style-name="P6"/>
                </table:table-cell>
                <table:table-cell table:style-name="MailMergeTable2020-03-06T14_3a_25_3a_59Z110.A3" office:value-type="string">
                  <text:p text:style-name="P6"/>
                </table:table-cell>
                <table:table-cell table:style-name="MailMergeTable2020-03-06T14_3a_25_3a_59Z110.A3" office:value-type="string">
                  <text:p text:style-name="P6"/>
                </table:table-cell>
                <table:table-cell table:style-name="MailMergeTable2020-03-06T14_3a_25_3a_59Z110.A3" office:value-type="string">
                  <text:p text:style-name="P6"/>
                </table:table-cell>
                <table:table-cell table:style-name="MailMergeTable2020-03-06T14_3a_25_3a_59Z110.A2" office:value-type="string">
                  <text:p text:style-name="P7">6.2.e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09" text:anchor-type="page" text:anchor-page-number="27" svg:x="0.499cm" svg:y="15.319cm" svg:width="10.059cm" svg:height="7.01cm" draw:z-index="108">
        <draw:text-box>
          <text:section text:style-name="Sect1" text:name="MailMergeSection2020-03-06T14:25:59Z110Bereich4" text:protected="true">
            <table:table table:name="MailMergeTable2020-03-06T14:25:59Z109" table:style-name="MailMergeTable2020-03-06T14_3a_25_3a_59Z109">
              <table:table-column table:style-name="MailMergeTable2020-03-06T14_3a_25_3a_59Z109.A" table:number-columns-repeated="6"/>
              <table:table-column table:style-name="MailMergeTable2020-03-06T14_3a_25_3a_59Z109.G"/>
              <table:table-row table:style-name="MailMergeTable2020-03-06T14_3a_25_3a_59Z109.1">
                <table:table-cell table:style-name="MailMergeTable2020-03-06T14_3a_25_3a_59Z109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9.A2" table:number-columns-spanned="7" office:value-type="string">
                  <text:p text:style-name="P5">Programmerstellung und -dokument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9.A3" office:value-type="string">
                  <text:p text:style-name="P4">d<text:span text:style-name="T1">)</text:span></text:p>
                </table:table-cell>
                <table:table-cell table:style-name="MailMergeTable2020-03-06T14_3a_25_3a_59Z109.A2" table:number-rows-spanned="3" table:number-columns-spanned="6" office:value-type="string">
                  <text:p text:style-name="P4">Programme entsprechend der fachlichen Funktionen modular aufbau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09.4">
                <table:table-cell table:style-name="MailMergeTable2020-03-06T14_3a_25_3a_59Z10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9.A3" table:number-columns-spanned="2" office:value-type="string">
                  <text:p text:style-name="P7"><text:span text:style-name="T2">Ausbildungsj</text:span>ahr <text:s/>1,2,3 <text:s/></text:p>
                </table:table-cell>
                <table:covered-table-cell/>
                <table:table-cell table:style-name="MailMergeTable2020-03-06T14_3a_25_3a_59Z109.A3" office:value-type="string">
                  <text:p text:style-name="P6"/>
                </table:table-cell>
                <table:table-cell table:style-name="MailMergeTable2020-03-06T14_3a_25_3a_59Z109.A3" office:value-type="string">
                  <text:p text:style-name="P6"/>
                </table:table-cell>
                <table:table-cell table:style-name="MailMergeTable2020-03-06T14_3a_25_3a_59Z109.A3" office:value-type="string">
                  <text:p text:style-name="P6"/>
                </table:table-cell>
                <table:table-cell table:style-name="MailMergeTable2020-03-06T14_3a_25_3a_59Z109.A3" office:value-type="string">
                  <text:p text:style-name="P6"/>
                </table:table-cell>
                <table:table-cell table:style-name="MailMergeTable2020-03-06T14_3a_25_3a_59Z109.A2" office:value-type="string">
                  <text:p text:style-name="P7">6.2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08" text:anchor-type="page" text:anchor-page-number="27" svg:x="10.959cm" svg:y="7.909cm" svg:width="10.059cm" svg:height="7.01cm" draw:z-index="107">
        <draw:text-box>
          <text:section text:style-name="Sect1" text:name="MailMergeSection2020-03-06T14:25:59Z109Bereich3" text:protected="true">
            <table:table table:name="MailMergeTable2020-03-06T14:25:59Z108" table:style-name="MailMergeTable2020-03-06T14_3a_25_3a_59Z108">
              <table:table-column table:style-name="MailMergeTable2020-03-06T14_3a_25_3a_59Z108.A" table:number-columns-repeated="6"/>
              <table:table-column table:style-name="MailMergeTable2020-03-06T14_3a_25_3a_59Z108.G"/>
              <table:table-row table:style-name="MailMergeTable2020-03-06T14_3a_25_3a_59Z108.1">
                <table:table-cell table:style-name="MailMergeTable2020-03-06T14_3a_25_3a_59Z108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8.A2" table:number-columns-spanned="7" office:value-type="string">
                  <text:p text:style-name="P5">Programmerstellung und -dokument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8.A3" office:value-type="string">
                  <text:p text:style-name="P4">c<text:span text:style-name="T1">)</text:span></text:p>
                </table:table-cell>
                <table:table-cell table:style-name="MailMergeTable2020-03-06T14_3a_25_3a_59Z108.A2" table:number-rows-spanned="3" table:number-columns-spanned="6" office:value-type="string">
                  <text:p text:style-name="P4">Schnittstellen, insbesondere zum Betriebssystem, zu graphischen Oberflächen und zu Datenbanken, aus Programmen ansprech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08.4">
                <table:table-cell table:style-name="MailMergeTable2020-03-06T14_3a_25_3a_59Z10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8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08.A3" office:value-type="string">
                  <text:p text:style-name="P6"/>
                </table:table-cell>
                <table:table-cell table:style-name="MailMergeTable2020-03-06T14_3a_25_3a_59Z108.A3" office:value-type="string">
                  <text:p text:style-name="P6"/>
                </table:table-cell>
                <table:table-cell table:style-name="MailMergeTable2020-03-06T14_3a_25_3a_59Z108.A3" office:value-type="string">
                  <text:p text:style-name="P6"/>
                </table:table-cell>
                <table:table-cell table:style-name="MailMergeTable2020-03-06T14_3a_25_3a_59Z108.A3" office:value-type="string">
                  <text:p text:style-name="P6"/>
                </table:table-cell>
                <table:table-cell table:style-name="MailMergeTable2020-03-06T14_3a_25_3a_59Z108.A2" office:value-type="string">
                  <text:p text:style-name="P7">6.2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07" text:anchor-type="page" text:anchor-page-number="27" svg:x="0.499cm" svg:y="7.909cm" svg:width="10.059cm" svg:height="7.01cm" draw:z-index="106">
        <draw:text-box>
          <text:section text:style-name="Sect1" text:name="MailMergeSection2020-03-06T14:25:59Z108Bereich2" text:protected="true">
            <table:table table:name="MailMergeTable2020-03-06T14:25:59Z107" table:style-name="MailMergeTable2020-03-06T14_3a_25_3a_59Z107">
              <table:table-column table:style-name="MailMergeTable2020-03-06T14_3a_25_3a_59Z107.A" table:number-columns-repeated="6"/>
              <table:table-column table:style-name="MailMergeTable2020-03-06T14_3a_25_3a_59Z107.G"/>
              <table:table-row table:style-name="MailMergeTable2020-03-06T14_3a_25_3a_59Z107.1">
                <table:table-cell table:style-name="MailMergeTable2020-03-06T14_3a_25_3a_59Z107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7.A2" table:number-columns-spanned="7" office:value-type="string">
                  <text:p text:style-name="P5">Programmerstellung und -dokument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7.A3" office:value-type="string">
                  <text:p text:style-name="P4">b<text:span text:style-name="T1">)</text:span></text:p>
                </table:table-cell>
                <table:table-cell table:style-name="MailMergeTable2020-03-06T14_3a_25_3a_59Z107.A2" table:number-rows-spanned="3" table:number-columns-spanned="6" office:value-type="string">
                  <text:p text:style-name="P4">Softwareentwicklungsumgebungen an das Systemumfeld anpass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07.4">
                <table:table-cell table:style-name="MailMergeTable2020-03-06T14_3a_25_3a_59Z10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7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07.A3" office:value-type="string">
                  <text:p text:style-name="P6"/>
                </table:table-cell>
                <table:table-cell table:style-name="MailMergeTable2020-03-06T14_3a_25_3a_59Z107.A3" office:value-type="string">
                  <text:p text:style-name="P6"/>
                </table:table-cell>
                <table:table-cell table:style-name="MailMergeTable2020-03-06T14_3a_25_3a_59Z107.A3" office:value-type="string">
                  <text:p text:style-name="P6"/>
                </table:table-cell>
                <table:table-cell table:style-name="MailMergeTable2020-03-06T14_3a_25_3a_59Z107.A3" office:value-type="string">
                  <text:p text:style-name="P6"/>
                </table:table-cell>
                <table:table-cell table:style-name="MailMergeTable2020-03-06T14_3a_25_3a_59Z107.A2" office:value-type="string">
                  <text:p text:style-name="P7">6.2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06" text:anchor-type="page" text:anchor-page-number="27" svg:x="10.959cm" svg:y="0.499cm" svg:width="10.059cm" svg:height="7.01cm" draw:z-index="105">
        <draw:text-box>
          <text:section text:style-name="Sect1" text:name="MailMergeSection2020-03-06T14:25:59Z107Bereich1" text:protected="true">
            <table:table table:name="MailMergeTable2020-03-06T14:25:59Z106" table:style-name="MailMergeTable2020-03-06T14_3a_25_3a_59Z106">
              <table:table-column table:style-name="MailMergeTable2020-03-06T14_3a_25_3a_59Z106.A" table:number-columns-repeated="6"/>
              <table:table-column table:style-name="MailMergeTable2020-03-06T14_3a_25_3a_59Z106.G"/>
              <table:table-row table:style-name="MailMergeTable2020-03-06T14_3a_25_3a_59Z106.1">
                <table:table-cell table:style-name="MailMergeTable2020-03-06T14_3a_25_3a_59Z106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6.A2" table:number-columns-spanned="7" office:value-type="string">
                  <text:p text:style-name="P5">Programmerstellung und -dokument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6.A3" office:value-type="string">
                  <text:p text:style-name="P4">a<text:span text:style-name="T1">)</text:span></text:p>
                </table:table-cell>
                <table:table-cell table:style-name="MailMergeTable2020-03-06T14_3a_25_3a_59Z106.A2" table:number-rows-spanned="3" table:number-columns-spanned="6" office:value-type="string">
                  <text:p text:style-name="P4">Programmiersprachen auswählen, unterschiedliche Programmiersprach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06.4">
                <table:table-cell table:style-name="MailMergeTable2020-03-06T14_3a_25_3a_59Z10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6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06.A3" office:value-type="string">
                  <text:p text:style-name="P6"/>
                </table:table-cell>
                <table:table-cell table:style-name="MailMergeTable2020-03-06T14_3a_25_3a_59Z106.A3" office:value-type="string">
                  <text:p text:style-name="P6"/>
                </table:table-cell>
                <table:table-cell table:style-name="MailMergeTable2020-03-06T14_3a_25_3a_59Z106.A3" office:value-type="string">
                  <text:p text:style-name="P6"/>
                </table:table-cell>
                <table:table-cell table:style-name="MailMergeTable2020-03-06T14_3a_25_3a_59Z106.A3" office:value-type="string">
                  <text:p text:style-name="P6"/>
                </table:table-cell>
                <table:table-cell table:style-name="MailMergeTable2020-03-06T14_3a_25_3a_59Z106.A2" office:value-type="string">
                  <text:p text:style-name="P7">6.2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05" text:anchor-type="page" text:anchor-page-number="27" svg:x="0.499cm" svg:y="0.499cm" svg:width="10.059cm" svg:height="7.01cm" draw:z-index="104">
        <draw:text-box>
          <text:section text:style-name="Sect1" text:name="MailMergeSection2020-03-06T14:25:59Z106MasterLabel">
            <table:table table:name="MailMergeTable2020-03-06T14:25:59Z105" table:style-name="MailMergeTable2020-03-06T14_3a_25_3a_59Z105">
              <table:table-column table:style-name="MailMergeTable2020-03-06T14_3a_25_3a_59Z105.A" table:number-columns-repeated="6"/>
              <table:table-column table:style-name="MailMergeTable2020-03-06T14_3a_25_3a_59Z105.G"/>
              <table:table-row table:style-name="MailMergeTable2020-03-06T14_3a_25_3a_59Z105.1">
                <table:table-cell table:style-name="MailMergeTable2020-03-06T14_3a_25_3a_59Z105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5.A2" table:number-columns-spanned="7" office:value-type="string">
                  <text:p text:style-name="P5">Analyse und Desig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5.A3" office:value-type="string">
                  <text:p text:style-name="P4">e<text:span text:style-name="T1">)</text:span></text:p>
                </table:table-cell>
                <table:table-cell table:style-name="MailMergeTable2020-03-06T14_3a_25_3a_59Z105.A2" table:number-rows-spanned="3" table:number-columns-spanned="6" office:value-type="string">
                  <text:p text:style-name="P4">Daten und Funktionen zu Objekten zusammenfassen, Klassen definieren und Hierarchiediagramme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05.4">
                <table:table-cell table:style-name="MailMergeTable2020-03-06T14_3a_25_3a_59Z10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5.A3" table:number-columns-spanned="2" office:value-type="string">
                  <text:p text:style-name="P7"><text:span text:style-name="T2">Ausbildungsj</text:span>ahr <text:s/>1,2,3 <text:s/></text:p>
                </table:table-cell>
                <table:covered-table-cell/>
                <table:table-cell table:style-name="MailMergeTable2020-03-06T14_3a_25_3a_59Z105.A3" office:value-type="string">
                  <text:p text:style-name="P6"/>
                </table:table-cell>
                <table:table-cell table:style-name="MailMergeTable2020-03-06T14_3a_25_3a_59Z105.A3" office:value-type="string">
                  <text:p text:style-name="P6"/>
                </table:table-cell>
                <table:table-cell table:style-name="MailMergeTable2020-03-06T14_3a_25_3a_59Z105.A3" office:value-type="string">
                  <text:p text:style-name="P6"/>
                </table:table-cell>
                <table:table-cell table:style-name="MailMergeTable2020-03-06T14_3a_25_3a_59Z105.A3" office:value-type="string">
                  <text:p text:style-name="P6"/>
                </table:table-cell>
                <table:table-cell table:style-name="MailMergeTable2020-03-06T14_3a_25_3a_59Z105.A2" office:value-type="string">
                  <text:p text:style-name="P7">6.1.e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04" text:anchor-type="page" text:anchor-page-number="25" svg:x="10.959cm" svg:y="22.729cm" svg:width="10.059cm" svg:height="7.01cm" draw:z-index="103">
        <draw:text-box>
          <text:section text:style-name="Sect1" text:name="MailMergeSection2020-03-06T14:25:59Z105Bereich7" text:protected="true">
            <table:table table:name="MailMergeTable2020-03-06T14:25:59Z104" table:style-name="MailMergeTable2020-03-06T14_3a_25_3a_59Z104">
              <table:table-column table:style-name="MailMergeTable2020-03-06T14_3a_25_3a_59Z104.A" table:number-columns-repeated="6"/>
              <table:table-column table:style-name="MailMergeTable2020-03-06T14_3a_25_3a_59Z104.G"/>
              <table:table-row table:style-name="MailMergeTable2020-03-06T14_3a_25_3a_59Z104.1">
                <table:table-cell table:style-name="MailMergeTable2020-03-06T14_3a_25_3a_59Z104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4.A2" table:number-columns-spanned="7" office:value-type="string">
                  <text:p text:style-name="P5">Analyse und Desig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4.A3" office:value-type="string">
                  <text:p text:style-name="P4">d<text:span text:style-name="T1">)</text:span></text:p>
                </table:table-cell>
                <table:table-cell table:style-name="MailMergeTable2020-03-06T14_3a_25_3a_59Z104.A2" table:number-rows-spanned="3" table:number-columns-spanned="6" office:value-type="string">
                  <text:p text:style-name="P4">Methoden zur Strukturierung von Daten und Programm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04.4">
                <table:table-cell table:style-name="MailMergeTable2020-03-06T14_3a_25_3a_59Z10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4.A3" table:number-columns-spanned="2" office:value-type="string">
                  <text:p text:style-name="P7"><text:span text:style-name="T2">Ausbildungsj</text:span>ahr <text:s/>1,2,3 <text:s/></text:p>
                </table:table-cell>
                <table:covered-table-cell/>
                <table:table-cell table:style-name="MailMergeTable2020-03-06T14_3a_25_3a_59Z104.A3" office:value-type="string">
                  <text:p text:style-name="P6"/>
                </table:table-cell>
                <table:table-cell table:style-name="MailMergeTable2020-03-06T14_3a_25_3a_59Z104.A3" office:value-type="string">
                  <text:p text:style-name="P6"/>
                </table:table-cell>
                <table:table-cell table:style-name="MailMergeTable2020-03-06T14_3a_25_3a_59Z104.A3" office:value-type="string">
                  <text:p text:style-name="P6"/>
                </table:table-cell>
                <table:table-cell table:style-name="MailMergeTable2020-03-06T14_3a_25_3a_59Z104.A3" office:value-type="string">
                  <text:p text:style-name="P6"/>
                </table:table-cell>
                <table:table-cell table:style-name="MailMergeTable2020-03-06T14_3a_25_3a_59Z104.A2" office:value-type="string">
                  <text:p text:style-name="P7">6.1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03" text:anchor-type="page" text:anchor-page-number="25" svg:x="0.499cm" svg:y="22.729cm" svg:width="10.059cm" svg:height="7.01cm" draw:z-index="102">
        <draw:text-box>
          <text:section text:style-name="Sect1" text:name="MailMergeSection2020-03-06T14:25:59Z104Bereich6" text:protected="true">
            <table:table table:name="MailMergeTable2020-03-06T14:25:59Z103" table:style-name="MailMergeTable2020-03-06T14_3a_25_3a_59Z103">
              <table:table-column table:style-name="MailMergeTable2020-03-06T14_3a_25_3a_59Z103.A" table:number-columns-repeated="6"/>
              <table:table-column table:style-name="MailMergeTable2020-03-06T14_3a_25_3a_59Z103.G"/>
              <table:table-row table:style-name="MailMergeTable2020-03-06T14_3a_25_3a_59Z103.1">
                <table:table-cell table:style-name="MailMergeTable2020-03-06T14_3a_25_3a_59Z103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3.A2" table:number-columns-spanned="7" office:value-type="string">
                  <text:p text:style-name="P5">Analyse und Desig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3.A3" office:value-type="string">
                  <text:p text:style-name="P4">c<text:span text:style-name="T1">)</text:span></text:p>
                </table:table-cell>
                <table:table-cell table:style-name="MailMergeTable2020-03-06T14_3a_25_3a_59Z103.A2" table:number-rows-spanned="3" table:number-columns-spanned="6" office:value-type="string">
                  <text:p text:style-name="P4">Programmspezifikationen festlegen, Datenmodelle und Strukturen aus fachlichen Anforderungen ableiten, Schnittstellen festle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03.4">
                <table:table-cell table:style-name="MailMergeTable2020-03-06T14_3a_25_3a_59Z10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3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03.A3" office:value-type="string">
                  <text:p text:style-name="P6"/>
                </table:table-cell>
                <table:table-cell table:style-name="MailMergeTable2020-03-06T14_3a_25_3a_59Z103.A3" office:value-type="string">
                  <text:p text:style-name="P6"/>
                </table:table-cell>
                <table:table-cell table:style-name="MailMergeTable2020-03-06T14_3a_25_3a_59Z103.A3" office:value-type="string">
                  <text:p text:style-name="P6"/>
                </table:table-cell>
                <table:table-cell table:style-name="MailMergeTable2020-03-06T14_3a_25_3a_59Z103.A3" office:value-type="string">
                  <text:p text:style-name="P6"/>
                </table:table-cell>
                <table:table-cell table:style-name="MailMergeTable2020-03-06T14_3a_25_3a_59Z103.A2" office:value-type="string">
                  <text:p text:style-name="P7">6.1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02" text:anchor-type="page" text:anchor-page-number="25" svg:x="10.959cm" svg:y="15.319cm" svg:width="10.059cm" svg:height="7.01cm" draw:z-index="101">
        <draw:text-box>
          <text:section text:style-name="Sect1" text:name="MailMergeSection2020-03-06T14:25:59Z103Bereich5" text:protected="true">
            <table:table table:name="MailMergeTable2020-03-06T14:25:59Z102" table:style-name="MailMergeTable2020-03-06T14_3a_25_3a_59Z102">
              <table:table-column table:style-name="MailMergeTable2020-03-06T14_3a_25_3a_59Z102.A" table:number-columns-repeated="6"/>
              <table:table-column table:style-name="MailMergeTable2020-03-06T14_3a_25_3a_59Z102.G"/>
              <table:table-row table:style-name="MailMergeTable2020-03-06T14_3a_25_3a_59Z102.1">
                <table:table-cell table:style-name="MailMergeTable2020-03-06T14_3a_25_3a_59Z102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2.A2" table:number-columns-spanned="7" office:value-type="string">
                  <text:p text:style-name="P5">Analyse und Desig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2.A3" office:value-type="string">
                  <text:p text:style-name="P4">b<text:span text:style-name="T1">)</text:span></text:p>
                </table:table-cell>
                <table:table-cell table:style-name="MailMergeTable2020-03-06T14_3a_25_3a_59Z102.A2" table:number-rows-spanned="3" table:number-columns-spanned="6" office:value-type="string">
                  <text:p text:style-name="P4">strukturierte und objektorientierte Analyse- und Designverfahr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02.4">
                <table:table-cell table:style-name="MailMergeTable2020-03-06T14_3a_25_3a_59Z10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2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02.A3" office:value-type="string">
                  <text:p text:style-name="P6"/>
                </table:table-cell>
                <table:table-cell table:style-name="MailMergeTable2020-03-06T14_3a_25_3a_59Z102.A3" office:value-type="string">
                  <text:p text:style-name="P6"/>
                </table:table-cell>
                <table:table-cell table:style-name="MailMergeTable2020-03-06T14_3a_25_3a_59Z102.A3" office:value-type="string">
                  <text:p text:style-name="P6"/>
                </table:table-cell>
                <table:table-cell table:style-name="MailMergeTable2020-03-06T14_3a_25_3a_59Z102.A3" office:value-type="string">
                  <text:p text:style-name="P6"/>
                </table:table-cell>
                <table:table-cell table:style-name="MailMergeTable2020-03-06T14_3a_25_3a_59Z102.A2" office:value-type="string">
                  <text:p text:style-name="P7">6.1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01" text:anchor-type="page" text:anchor-page-number="25" svg:x="0.499cm" svg:y="15.319cm" svg:width="10.059cm" svg:height="7.01cm" draw:z-index="100">
        <draw:text-box>
          <text:section text:style-name="Sect1" text:name="MailMergeSection2020-03-06T14:25:59Z102Bereich4" text:protected="true">
            <table:table table:name="MailMergeTable2020-03-06T14:25:59Z101" table:style-name="MailMergeTable2020-03-06T14_3a_25_3a_59Z101">
              <table:table-column table:style-name="MailMergeTable2020-03-06T14_3a_25_3a_59Z101.A" table:number-columns-repeated="6"/>
              <table:table-column table:style-name="MailMergeTable2020-03-06T14_3a_25_3a_59Z101.G"/>
              <table:table-row table:style-name="MailMergeTable2020-03-06T14_3a_25_3a_59Z101.1">
                <table:table-cell table:style-name="MailMergeTable2020-03-06T14_3a_25_3a_59Z101.A1" table:number-columns-spanned="7" office:value-type="string">
                  <text:p text:style-name="P4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1.A2" table:number-columns-spanned="7" office:value-type="string">
                  <text:p text:style-name="P5">Analyse und Desig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1.A3" office:value-type="string">
                  <text:p text:style-name="P4">a<text:span text:style-name="T1">)</text:span></text:p>
                </table:table-cell>
                <table:table-cell table:style-name="MailMergeTable2020-03-06T14_3a_25_3a_59Z101.A2" table:number-rows-spanned="3" table:number-columns-spanned="6" office:value-type="string">
                  <text:p text:style-name="P4">Vorgehensmodelle und -methoden sowie Entwicklungsumgebungen aufgabenbezogen auswählen und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01.4">
                <table:table-cell table:style-name="MailMergeTable2020-03-06T14_3a_25_3a_59Z10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1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9Z101.A3" office:value-type="string">
                  <text:p text:style-name="P6"/>
                </table:table-cell>
                <table:table-cell table:style-name="MailMergeTable2020-03-06T14_3a_25_3a_59Z101.A3" office:value-type="string">
                  <text:p text:style-name="P6"/>
                </table:table-cell>
                <table:table-cell table:style-name="MailMergeTable2020-03-06T14_3a_25_3a_59Z101.A3" office:value-type="string">
                  <text:p text:style-name="P6"/>
                </table:table-cell>
                <table:table-cell table:style-name="MailMergeTable2020-03-06T14_3a_25_3a_59Z101.A3" office:value-type="string">
                  <text:p text:style-name="P6"/>
                </table:table-cell>
                <table:table-cell table:style-name="MailMergeTable2020-03-06T14_3a_25_3a_59Z101.A2" office:value-type="string">
                  <text:p text:style-name="P7">6.1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00" text:anchor-type="page" text:anchor-page-number="25" svg:x="10.959cm" svg:y="7.909cm" svg:width="10.059cm" svg:height="7.01cm" draw:z-index="99">
        <draw:text-box>
          <text:section text:style-name="Sect1" text:name="MailMergeSection2020-03-06T14:25:59Z101Bereich3" text:protected="true">
            <table:table table:name="MailMergeTable2020-03-06T14:25:59Z100" table:style-name="MailMergeTable2020-03-06T14_3a_25_3a_59Z100">
              <table:table-column table:style-name="MailMergeTable2020-03-06T14_3a_25_3a_59Z100.A" table:number-columns-repeated="6"/>
              <table:table-column table:style-name="MailMergeTable2020-03-06T14_3a_25_3a_59Z100.G"/>
              <table:table-row table:style-name="MailMergeTable2020-03-06T14_3a_25_3a_59Z100.1">
                <table:table-cell table:style-name="MailMergeTable2020-03-06T14_3a_25_3a_59Z100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0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0.A3" office:value-type="string">
                  <text:p text:style-name="P4">k<text:span text:style-name="T1">)</text:span></text:p>
                </table:table-cell>
                <table:table-cell table:style-name="MailMergeTable2020-03-06T14_3a_25_3a_59Z100.A2" table:number-rows-spanned="3" table:number-columns-spanned="6" office:value-type="string">
                  <text:p text:style-name="P4">Serviceleistungen dokumentieren, kalkulieren und abrechn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100.4">
                <table:table-cell table:style-name="MailMergeTable2020-03-06T14_3a_25_3a_59Z10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100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9Z100.A3" office:value-type="string">
                  <text:p text:style-name="P6"/>
                </table:table-cell>
                <table:table-cell table:style-name="MailMergeTable2020-03-06T14_3a_25_3a_59Z100.A3" office:value-type="string">
                  <text:p text:style-name="P6"/>
                </table:table-cell>
                <table:table-cell table:style-name="MailMergeTable2020-03-06T14_3a_25_3a_59Z100.A3" office:value-type="string">
                  <text:p text:style-name="P6"/>
                </table:table-cell>
                <table:table-cell table:style-name="MailMergeTable2020-03-06T14_3a_25_3a_59Z100.A3" office:value-type="string">
                  <text:p text:style-name="P6"/>
                </table:table-cell>
                <table:table-cell table:style-name="MailMergeTable2020-03-06T14_3a_25_3a_59Z100.A2" office:value-type="string">
                  <text:p text:style-name="P7">5.5.k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99" text:anchor-type="page" text:anchor-page-number="25" svg:x="0.499cm" svg:y="7.909cm" svg:width="10.059cm" svg:height="7.01cm" draw:z-index="98">
        <draw:text-box>
          <text:section text:style-name="Sect1" text:name="MailMergeSection2020-03-06T14:25:59Z100Bereich2" text:protected="true">
            <table:table table:name="MailMergeTable2020-03-06T14:25:59Z99" table:style-name="MailMergeTable2020-03-06T14_3a_25_3a_59Z99">
              <table:table-column table:style-name="MailMergeTable2020-03-06T14_3a_25_3a_59Z99.A" table:number-columns-repeated="6"/>
              <table:table-column table:style-name="MailMergeTable2020-03-06T14_3a_25_3a_59Z99.G"/>
              <table:table-row table:style-name="MailMergeTable2020-03-06T14_3a_25_3a_59Z99.1">
                <table:table-cell table:style-name="MailMergeTable2020-03-06T14_3a_25_3a_59Z99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9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9.A3" office:value-type="string">
                  <text:p text:style-name="P4">i<text:span text:style-name="T1">)</text:span></text:p>
                </table:table-cell>
                <table:table-cell table:style-name="MailMergeTable2020-03-06T14_3a_25_3a_59Z99.A2" table:number-rows-spanned="3" table:number-columns-spanned="6" office:value-type="string">
                  <text:p text:style-name="P4">Wartungsmaßnahmen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99.4">
                <table:table-cell table:style-name="MailMergeTable2020-03-06T14_3a_25_3a_59Z9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9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9Z99.A3" office:value-type="string">
                  <text:p text:style-name="P6"/>
                </table:table-cell>
                <table:table-cell table:style-name="MailMergeTable2020-03-06T14_3a_25_3a_59Z99.A3" office:value-type="string">
                  <text:p text:style-name="P6"/>
                </table:table-cell>
                <table:table-cell table:style-name="MailMergeTable2020-03-06T14_3a_25_3a_59Z99.A3" office:value-type="string">
                  <text:p text:style-name="P6"/>
                </table:table-cell>
                <table:table-cell table:style-name="MailMergeTable2020-03-06T14_3a_25_3a_59Z99.A3" office:value-type="string">
                  <text:p text:style-name="P6"/>
                </table:table-cell>
                <table:table-cell table:style-name="MailMergeTable2020-03-06T14_3a_25_3a_59Z99.A2" office:value-type="string">
                  <text:p text:style-name="P7">5.5.i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98" text:anchor-type="page" text:anchor-page-number="25" svg:x="10.959cm" svg:y="0.499cm" svg:width="10.059cm" svg:height="7.01cm" draw:z-index="97">
        <draw:text-box>
          <text:section text:style-name="Sect1" text:name="MailMergeSection2020-03-06T14:25:59Z99Bereich1" text:protected="true">
            <table:table table:name="MailMergeTable2020-03-06T14:25:59Z98" table:style-name="MailMergeTable2020-03-06T14_3a_25_3a_59Z98">
              <table:table-column table:style-name="MailMergeTable2020-03-06T14_3a_25_3a_59Z98.A" table:number-columns-repeated="6"/>
              <table:table-column table:style-name="MailMergeTable2020-03-06T14_3a_25_3a_59Z98.G"/>
              <table:table-row table:style-name="MailMergeTable2020-03-06T14_3a_25_3a_59Z98.1">
                <table:table-cell table:style-name="MailMergeTable2020-03-06T14_3a_25_3a_59Z98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8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8.A3" office:value-type="string">
                  <text:p text:style-name="P4">h<text:span text:style-name="T1">)</text:span></text:p>
                </table:table-cell>
                <table:table-cell table:style-name="MailMergeTable2020-03-06T14_3a_25_3a_59Z98.A2" table:number-rows-spanned="3" table:number-columns-spanned="6" office:value-type="string">
                  <text:p text:style-name="P4">Störungen unter Einsatz von Diagnosewerkzeugen analysieren und beheben, Fehlertypologie und Fehlerhäufigkeiten ermittel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98.4">
                <table:table-cell table:style-name="MailMergeTable2020-03-06T14_3a_25_3a_59Z9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8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9Z98.A3" office:value-type="string">
                  <text:p text:style-name="P6"/>
                </table:table-cell>
                <table:table-cell table:style-name="MailMergeTable2020-03-06T14_3a_25_3a_59Z98.A3" office:value-type="string">
                  <text:p text:style-name="P6"/>
                </table:table-cell>
                <table:table-cell table:style-name="MailMergeTable2020-03-06T14_3a_25_3a_59Z98.A3" office:value-type="string">
                  <text:p text:style-name="P6"/>
                </table:table-cell>
                <table:table-cell table:style-name="MailMergeTable2020-03-06T14_3a_25_3a_59Z98.A3" office:value-type="string">
                  <text:p text:style-name="P6"/>
                </table:table-cell>
                <table:table-cell table:style-name="MailMergeTable2020-03-06T14_3a_25_3a_59Z98.A2" office:value-type="string">
                  <text:p text:style-name="P7">5.5.h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97" text:anchor-type="page" text:anchor-page-number="25" svg:x="0.499cm" svg:y="0.499cm" svg:width="10.059cm" svg:height="7.01cm" draw:z-index="96">
        <draw:text-box>
          <text:section text:style-name="Sect1" text:name="MailMergeSection2020-03-06T14:25:59Z98MasterLabel">
            <table:table table:name="MailMergeTable2020-03-06T14:25:59Z97" table:style-name="MailMergeTable2020-03-06T14_3a_25_3a_59Z97">
              <table:table-column table:style-name="MailMergeTable2020-03-06T14_3a_25_3a_59Z97.A" table:number-columns-repeated="6"/>
              <table:table-column table:style-name="MailMergeTable2020-03-06T14_3a_25_3a_59Z97.G"/>
              <table:table-row table:style-name="MailMergeTable2020-03-06T14_3a_25_3a_59Z97.1">
                <table:table-cell table:style-name="MailMergeTable2020-03-06T14_3a_25_3a_59Z97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7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7.A3" office:value-type="string">
                  <text:p text:style-name="P4">g<text:span text:style-name="T1">)</text:span></text:p>
                </table:table-cell>
                <table:table-cell table:style-name="MailMergeTable2020-03-06T14_3a_25_3a_59Z97.A2" table:number-rows-spanned="3" table:number-columns-spanned="6" office:value-type="string">
                  <text:p text:style-name="P4">Versionswechsel von Betriebssystemen und Anwendungssoftware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97.4">
                <table:table-cell table:style-name="MailMergeTable2020-03-06T14_3a_25_3a_59Z9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7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9Z97.A3" office:value-type="string">
                  <text:p text:style-name="P6"/>
                </table:table-cell>
                <table:table-cell table:style-name="MailMergeTable2020-03-06T14_3a_25_3a_59Z97.A3" office:value-type="string">
                  <text:p text:style-name="P6"/>
                </table:table-cell>
                <table:table-cell table:style-name="MailMergeTable2020-03-06T14_3a_25_3a_59Z97.A3" office:value-type="string">
                  <text:p text:style-name="P6"/>
                </table:table-cell>
                <table:table-cell table:style-name="MailMergeTable2020-03-06T14_3a_25_3a_59Z97.A3" office:value-type="string">
                  <text:p text:style-name="P6"/>
                </table:table-cell>
                <table:table-cell table:style-name="MailMergeTable2020-03-06T14_3a_25_3a_59Z97.A2" office:value-type="string">
                  <text:p text:style-name="P7">5.5.g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96" text:anchor-type="page" text:anchor-page-number="23" svg:x="10.959cm" svg:y="22.729cm" svg:width="10.059cm" svg:height="7.01cm" draw:z-index="95">
        <draw:text-box>
          <text:section text:style-name="Sect1" text:name="MailMergeSection2020-03-06T14:25:59Z97Bereich7" text:protected="true">
            <table:table table:name="MailMergeTable2020-03-06T14:25:59Z96" table:style-name="MailMergeTable2020-03-06T14_3a_25_3a_59Z96">
              <table:table-column table:style-name="MailMergeTable2020-03-06T14_3a_25_3a_59Z96.A" table:number-columns-repeated="6"/>
              <table:table-column table:style-name="MailMergeTable2020-03-06T14_3a_25_3a_59Z96.G"/>
              <table:table-row table:style-name="MailMergeTable2020-03-06T14_3a_25_3a_59Z96.1">
                <table:table-cell table:style-name="MailMergeTable2020-03-06T14_3a_25_3a_59Z96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6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6.A3" office:value-type="string">
                  <text:p text:style-name="P4">f<text:span text:style-name="T1">)</text:span></text:p>
                </table:table-cell>
                <table:table-cell table:style-name="MailMergeTable2020-03-06T14_3a_25_3a_59Z96.A2" table:number-rows-spanned="3" table:number-columns-spanned="6" office:value-type="string">
                  <text:p text:style-name="P4">Methoden zur Wiederherstellung von Daten einschließlich Daten defekter Datenträger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96.4">
                <table:table-cell table:style-name="MailMergeTable2020-03-06T14_3a_25_3a_59Z9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6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9Z96.A3" office:value-type="string">
                  <text:p text:style-name="P6"/>
                </table:table-cell>
                <table:table-cell table:style-name="MailMergeTable2020-03-06T14_3a_25_3a_59Z96.A3" office:value-type="string">
                  <text:p text:style-name="P6"/>
                </table:table-cell>
                <table:table-cell table:style-name="MailMergeTable2020-03-06T14_3a_25_3a_59Z96.A3" office:value-type="string">
                  <text:p text:style-name="P6"/>
                </table:table-cell>
                <table:table-cell table:style-name="MailMergeTable2020-03-06T14_3a_25_3a_59Z96.A3" office:value-type="string">
                  <text:p text:style-name="P6"/>
                </table:table-cell>
                <table:table-cell table:style-name="MailMergeTable2020-03-06T14_3a_25_3a_59Z96.A2" office:value-type="string">
                  <text:p text:style-name="P7">5.5.f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95" text:anchor-type="page" text:anchor-page-number="23" svg:x="0.499cm" svg:y="22.729cm" svg:width="10.059cm" svg:height="7.01cm" draw:z-index="94">
        <draw:text-box>
          <text:section text:style-name="Sect1" text:name="MailMergeSection2020-03-06T14:25:59Z96Bereich6" text:protected="true">
            <table:table table:name="MailMergeTable2020-03-06T14:25:59Z95" table:style-name="MailMergeTable2020-03-06T14_3a_25_3a_59Z95">
              <table:table-column table:style-name="MailMergeTable2020-03-06T14_3a_25_3a_59Z95.A" table:number-columns-repeated="6"/>
              <table:table-column table:style-name="MailMergeTable2020-03-06T14_3a_25_3a_59Z95.G"/>
              <table:table-row table:style-name="MailMergeTable2020-03-06T14_3a_25_3a_59Z95.1">
                <table:table-cell table:style-name="MailMergeTable2020-03-06T14_3a_25_3a_59Z95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5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5.A3" office:value-type="string">
                  <text:p text:style-name="P4">e<text:span text:style-name="T1">)</text:span></text:p>
                </table:table-cell>
                <table:table-cell table:style-name="MailMergeTable2020-03-06T14_3a_25_3a_59Z95.A2" table:number-rows-spanned="3" table:number-columns-spanned="6" office:value-type="string">
                  <text:p text:style-name="P4">Datensicherung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95.4">
                <table:table-cell table:style-name="MailMergeTable2020-03-06T14_3a_25_3a_59Z9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5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9Z95.A3" office:value-type="string">
                  <text:p text:style-name="P6"/>
                </table:table-cell>
                <table:table-cell table:style-name="MailMergeTable2020-03-06T14_3a_25_3a_59Z95.A3" office:value-type="string">
                  <text:p text:style-name="P6"/>
                </table:table-cell>
                <table:table-cell table:style-name="MailMergeTable2020-03-06T14_3a_25_3a_59Z95.A3" office:value-type="string">
                  <text:p text:style-name="P6"/>
                </table:table-cell>
                <table:table-cell table:style-name="MailMergeTable2020-03-06T14_3a_25_3a_59Z95.A3" office:value-type="string">
                  <text:p text:style-name="P6"/>
                </table:table-cell>
                <table:table-cell table:style-name="MailMergeTable2020-03-06T14_3a_25_3a_59Z95.A2" office:value-type="string">
                  <text:p text:style-name="P7">5.5.e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94" text:anchor-type="page" text:anchor-page-number="23" svg:x="10.959cm" svg:y="15.319cm" svg:width="10.059cm" svg:height="7.01cm" draw:z-index="93">
        <draw:text-box>
          <text:section text:style-name="Sect1" text:name="MailMergeSection2020-03-06T14:25:59Z95Bereich5" text:protected="true">
            <table:table table:name="MailMergeTable2020-03-06T14:25:59Z94" table:style-name="MailMergeTable2020-03-06T14_3a_25_3a_59Z94">
              <table:table-column table:style-name="MailMergeTable2020-03-06T14_3a_25_3a_59Z94.A" table:number-columns-repeated="6"/>
              <table:table-column table:style-name="MailMergeTable2020-03-06T14_3a_25_3a_59Z94.G"/>
              <table:table-row table:style-name="MailMergeTable2020-03-06T14_3a_25_3a_59Z94.1">
                <table:table-cell table:style-name="MailMergeTable2020-03-06T14_3a_25_3a_59Z94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4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4.A3" office:value-type="string">
                  <text:p text:style-name="P4">d<text:span text:style-name="T1">)</text:span></text:p>
                </table:table-cell>
                <table:table-cell table:style-name="MailMergeTable2020-03-06T14_3a_25_3a_59Z94.A2" table:number-rows-spanned="3" table:number-columns-spanned="6" office:value-type="string">
                  <text:p text:style-name="P4">Daten für unterschiedliche Hard- und Softwaresysteme konver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94.4">
                <table:table-cell table:style-name="MailMergeTable2020-03-06T14_3a_25_3a_59Z9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4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9Z94.A3" office:value-type="string">
                  <text:p text:style-name="P6"/>
                </table:table-cell>
                <table:table-cell table:style-name="MailMergeTable2020-03-06T14_3a_25_3a_59Z94.A3" office:value-type="string">
                  <text:p text:style-name="P6"/>
                </table:table-cell>
                <table:table-cell table:style-name="MailMergeTable2020-03-06T14_3a_25_3a_59Z94.A3" office:value-type="string">
                  <text:p text:style-name="P6"/>
                </table:table-cell>
                <table:table-cell table:style-name="MailMergeTable2020-03-06T14_3a_25_3a_59Z94.A3" office:value-type="string">
                  <text:p text:style-name="P6"/>
                </table:table-cell>
                <table:table-cell table:style-name="MailMergeTable2020-03-06T14_3a_25_3a_59Z94.A2" office:value-type="string">
                  <text:p text:style-name="P7">5.5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93" text:anchor-type="page" text:anchor-page-number="23" svg:x="0.499cm" svg:y="15.319cm" svg:width="10.059cm" svg:height="7.01cm" draw:z-index="92">
        <draw:text-box>
          <text:section text:style-name="Sect1" text:name="MailMergeSection2020-03-06T14:25:59Z94Bereich4" text:protected="true">
            <table:table table:name="MailMergeTable2020-03-06T14:25:59Z93" table:style-name="MailMergeTable2020-03-06T14_3a_25_3a_59Z93">
              <table:table-column table:style-name="MailMergeTable2020-03-06T14_3a_25_3a_59Z93.A" table:number-columns-repeated="6"/>
              <table:table-column table:style-name="MailMergeTable2020-03-06T14_3a_25_3a_59Z93.G"/>
              <table:table-row table:style-name="MailMergeTable2020-03-06T14_3a_25_3a_59Z93.1">
                <table:table-cell table:style-name="MailMergeTable2020-03-06T14_3a_25_3a_59Z93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3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3.A3" office:value-type="string">
                  <text:p text:style-name="P4">c<text:span text:style-name="T1">)</text:span></text:p>
                </table:table-cell>
                <table:table-cell table:style-name="MailMergeTable2020-03-06T14_3a_25_3a_59Z93.A2" table:number-rows-spanned="3" table:number-columns-spanned="6" office:value-type="string">
                  <text:p text:style-name="P4">Daten unterschiedlicher Formate überneh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93.4">
                <table:table-cell table:style-name="MailMergeTable2020-03-06T14_3a_25_3a_59Z9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3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9Z93.A3" office:value-type="string">
                  <text:p text:style-name="P6"/>
                </table:table-cell>
                <table:table-cell table:style-name="MailMergeTable2020-03-06T14_3a_25_3a_59Z93.A3" office:value-type="string">
                  <text:p text:style-name="P6"/>
                </table:table-cell>
                <table:table-cell table:style-name="MailMergeTable2020-03-06T14_3a_25_3a_59Z93.A3" office:value-type="string">
                  <text:p text:style-name="P6"/>
                </table:table-cell>
                <table:table-cell table:style-name="MailMergeTable2020-03-06T14_3a_25_3a_59Z93.A3" office:value-type="string">
                  <text:p text:style-name="P6"/>
                </table:table-cell>
                <table:table-cell table:style-name="MailMergeTable2020-03-06T14_3a_25_3a_59Z93.A2" office:value-type="string">
                  <text:p text:style-name="P7">5.5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92" text:anchor-type="page" text:anchor-page-number="23" svg:x="10.959cm" svg:y="7.909cm" svg:width="10.059cm" svg:height="7.01cm" draw:z-index="91">
        <draw:text-box>
          <text:section text:style-name="Sect1" text:name="MailMergeSection2020-03-06T14:25:59Z93Bereich3" text:protected="true">
            <table:table table:name="MailMergeTable2020-03-06T14:25:59Z92" table:style-name="MailMergeTable2020-03-06T14_3a_25_3a_59Z92">
              <table:table-column table:style-name="MailMergeTable2020-03-06T14_3a_25_3a_59Z92.A" table:number-columns-repeated="6"/>
              <table:table-column table:style-name="MailMergeTable2020-03-06T14_3a_25_3a_59Z92.G"/>
              <table:table-row table:style-name="MailMergeTable2020-03-06T14_3a_25_3a_59Z92.1">
                <table:table-cell table:style-name="MailMergeTable2020-03-06T14_3a_25_3a_59Z92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2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2.A3" office:value-type="string">
                  <text:p text:style-name="P4">b<text:span text:style-name="T1">)</text:span></text:p>
                </table:table-cell>
                <table:table-cell table:style-name="MailMergeTable2020-03-06T14_3a_25_3a_59Z92.A2" table:number-rows-spanned="3" table:number-columns-spanned="6" office:value-type="string">
                  <text:p text:style-name="P4">Datenbanken einrichten und verwalten, Datenbankabfragen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92.4">
                <table:table-cell table:style-name="MailMergeTable2020-03-06T14_3a_25_3a_59Z9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2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9Z92.A3" office:value-type="string">
                  <text:p text:style-name="P6"/>
                </table:table-cell>
                <table:table-cell table:style-name="MailMergeTable2020-03-06T14_3a_25_3a_59Z92.A3" office:value-type="string">
                  <text:p text:style-name="P6"/>
                </table:table-cell>
                <table:table-cell table:style-name="MailMergeTable2020-03-06T14_3a_25_3a_59Z92.A3" office:value-type="string">
                  <text:p text:style-name="P6"/>
                </table:table-cell>
                <table:table-cell table:style-name="MailMergeTable2020-03-06T14_3a_25_3a_59Z92.A3" office:value-type="string">
                  <text:p text:style-name="P6"/>
                </table:table-cell>
                <table:table-cell table:style-name="MailMergeTable2020-03-06T14_3a_25_3a_59Z92.A2" office:value-type="string">
                  <text:p text:style-name="P7">5.5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91" text:anchor-type="page" text:anchor-page-number="23" svg:x="0.499cm" svg:y="7.909cm" svg:width="10.059cm" svg:height="7.01cm" draw:z-index="90">
        <draw:text-box>
          <text:section text:style-name="Sect1" text:name="MailMergeSection2020-03-06T14:25:59Z92Bereich2" text:protected="true">
            <table:table table:name="MailMergeTable2020-03-06T14:25:59Z91" table:style-name="MailMergeTable2020-03-06T14_3a_25_3a_59Z91">
              <table:table-column table:style-name="MailMergeTable2020-03-06T14_3a_25_3a_59Z91.A" table:number-columns-repeated="6"/>
              <table:table-column table:style-name="MailMergeTable2020-03-06T14_3a_25_3a_59Z91.G"/>
              <table:table-row table:style-name="MailMergeTable2020-03-06T14_3a_25_3a_59Z91.1">
                <table:table-cell table:style-name="MailMergeTable2020-03-06T14_3a_25_3a_59Z91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1.A2" table:number-columns-spanned="7" office:value-type="string">
                  <text:p text:style-name="P5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1.A3" office:value-type="string">
                  <text:p text:style-name="P4">a<text:span text:style-name="T1">)</text:span></text:p>
                </table:table-cell>
                <table:table-cell table:style-name="MailMergeTable2020-03-06T14_3a_25_3a_59Z91.A2" table:number-rows-spanned="3" table:number-columns-spanned="6" office:value-type="string">
                  <text:p text:style-name="P4">Datenbankmodelle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91.4">
                <table:table-cell table:style-name="MailMergeTable2020-03-06T14_3a_25_3a_59Z9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1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9Z91.A3" office:value-type="string">
                  <text:p text:style-name="P6"/>
                </table:table-cell>
                <table:table-cell table:style-name="MailMergeTable2020-03-06T14_3a_25_3a_59Z91.A3" office:value-type="string">
                  <text:p text:style-name="P6"/>
                </table:table-cell>
                <table:table-cell table:style-name="MailMergeTable2020-03-06T14_3a_25_3a_59Z91.A3" office:value-type="string">
                  <text:p text:style-name="P6"/>
                </table:table-cell>
                <table:table-cell table:style-name="MailMergeTable2020-03-06T14_3a_25_3a_59Z91.A3" office:value-type="string">
                  <text:p text:style-name="P6"/>
                </table:table-cell>
                <table:table-cell table:style-name="MailMergeTable2020-03-06T14_3a_25_3a_59Z91.A2" office:value-type="string">
                  <text:p text:style-name="P7">5.5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90" text:anchor-type="page" text:anchor-page-number="23" svg:x="10.959cm" svg:y="0.499cm" svg:width="10.059cm" svg:height="7.01cm" draw:z-index="89">
        <draw:text-box>
          <text:section text:style-name="Sect1" text:name="MailMergeSection2020-03-06T14:25:59Z91Bereich1" text:protected="true">
            <table:table table:name="MailMergeTable2020-03-06T14:25:59Z90" table:style-name="MailMergeTable2020-03-06T14_3a_25_3a_59Z90">
              <table:table-column table:style-name="MailMergeTable2020-03-06T14_3a_25_3a_59Z90.A" table:number-columns-repeated="6"/>
              <table:table-column table:style-name="MailMergeTable2020-03-06T14_3a_25_3a_59Z90.G"/>
              <table:table-row table:style-name="MailMergeTable2020-03-06T14_3a_25_3a_59Z90.1">
                <table:table-cell table:style-name="MailMergeTable2020-03-06T14_3a_25_3a_59Z90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0.A2" table:number-columns-spanned="7" office:value-type="string">
                  <text:p text:style-name="P5">IT-Sicherheit, Datenschutz und Urheber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0.A3" office:value-type="string">
                  <text:p text:style-name="P4">e<text:span text:style-name="T1">)</text:span></text:p>
                </table:table-cell>
                <table:table-cell table:style-name="MailMergeTable2020-03-06T14_3a_25_3a_59Z90.A2" table:number-rows-spanned="3" table:number-columns-spanned="6" office:value-type="string">
                  <text:p text:style-name="P4">Vorschriften zum Urheberrecht einhal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90.4">
                <table:table-cell table:style-name="MailMergeTable2020-03-06T14_3a_25_3a_59Z9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90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9Z90.A3" office:value-type="string">
                  <text:p text:style-name="P6"/>
                </table:table-cell>
                <table:table-cell table:style-name="MailMergeTable2020-03-06T14_3a_25_3a_59Z90.A3" office:value-type="string">
                  <text:p text:style-name="P6"/>
                </table:table-cell>
                <table:table-cell table:style-name="MailMergeTable2020-03-06T14_3a_25_3a_59Z90.A3" office:value-type="string">
                  <text:p text:style-name="P6"/>
                </table:table-cell>
                <table:table-cell table:style-name="MailMergeTable2020-03-06T14_3a_25_3a_59Z90.A3" office:value-type="string">
                  <text:p text:style-name="P6"/>
                </table:table-cell>
                <table:table-cell table:style-name="MailMergeTable2020-03-06T14_3a_25_3a_59Z90.A2" office:value-type="string">
                  <text:p text:style-name="P7">5.4.e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89" text:anchor-type="page" text:anchor-page-number="23" svg:x="0.499cm" svg:y="0.499cm" svg:width="10.059cm" svg:height="7.01cm" draw:z-index="88">
        <draw:text-box>
          <text:section text:style-name="Sect1" text:name="MailMergeSection2020-03-06T14:25:59Z90MasterLabel">
            <table:table table:name="MailMergeTable2020-03-06T14:25:59Z89" table:style-name="MailMergeTable2020-03-06T14_3a_25_3a_59Z89">
              <table:table-column table:style-name="MailMergeTable2020-03-06T14_3a_25_3a_59Z89.A" table:number-columns-repeated="6"/>
              <table:table-column table:style-name="MailMergeTable2020-03-06T14_3a_25_3a_59Z89.G"/>
              <table:table-row table:style-name="MailMergeTable2020-03-06T14_3a_25_3a_59Z89.1">
                <table:table-cell table:style-name="MailMergeTable2020-03-06T14_3a_25_3a_59Z89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89.A2" table:number-columns-spanned="7" office:value-type="string">
                  <text:p text:style-name="P5">IT-Sicherheit, Datenschutz und Urheber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89.A3" office:value-type="string">
                  <text:p text:style-name="P4">d<text:span text:style-name="T1">)</text:span></text:p>
                </table:table-cell>
                <table:table-cell table:style-name="MailMergeTable2020-03-06T14_3a_25_3a_59Z89.A2" table:number-rows-spanned="3" table:number-columns-spanned="6" office:value-type="string">
                  <text:p text:style-name="P4">Vorschriften zum Datenschutz eihal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9Z89.4">
                <table:table-cell table:style-name="MailMergeTable2020-03-06T14_3a_25_3a_59Z8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8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9Z89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9Z89.A3" office:value-type="string">
                  <text:p text:style-name="P6"/>
                </table:table-cell>
                <table:table-cell table:style-name="MailMergeTable2020-03-06T14_3a_25_3a_59Z89.A3" office:value-type="string">
                  <text:p text:style-name="P6"/>
                </table:table-cell>
                <table:table-cell table:style-name="MailMergeTable2020-03-06T14_3a_25_3a_59Z89.A3" office:value-type="string">
                  <text:p text:style-name="P6"/>
                </table:table-cell>
                <table:table-cell table:style-name="MailMergeTable2020-03-06T14_3a_25_3a_59Z89.A3" office:value-type="string">
                  <text:p text:style-name="P6"/>
                </table:table-cell>
                <table:table-cell table:style-name="MailMergeTable2020-03-06T14_3a_25_3a_59Z89.A2" office:value-type="string">
                  <text:p text:style-name="P7">5.4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88" text:anchor-type="page" text:anchor-page-number="21" svg:x="10.959cm" svg:y="22.729cm" svg:width="10.059cm" svg:height="7.01cm" draw:z-index="87">
        <draw:text-box>
          <text:section text:style-name="Sect1" text:name="MailMergeSection2020-03-06T14:25:58Z89Bereich7" text:protected="true">
            <table:table table:name="MailMergeTable2020-03-06T14:25:58Z88" table:style-name="MailMergeTable2020-03-06T14_3a_25_3a_58Z88">
              <table:table-column table:style-name="MailMergeTable2020-03-06T14_3a_25_3a_58Z88.A" table:number-columns-repeated="6"/>
              <table:table-column table:style-name="MailMergeTable2020-03-06T14_3a_25_3a_58Z88.G"/>
              <table:table-row table:style-name="MailMergeTable2020-03-06T14_3a_25_3a_58Z88.1">
                <table:table-cell table:style-name="MailMergeTable2020-03-06T14_3a_25_3a_58Z88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8.A2" table:number-columns-spanned="7" office:value-type="string">
                  <text:p text:style-name="P5">IT-Sicherheit, Datenschutz und Urheber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8.A3" office:value-type="string">
                  <text:p text:style-name="P4">c<text:span text:style-name="T1">)</text:span></text:p>
                </table:table-cell>
                <table:table-cell table:style-name="MailMergeTable2020-03-06T14_3a_25_3a_58Z88.A2" table:number-rows-spanned="3" table:number-columns-spanned="6" office:value-type="string">
                  <text:p text:style-name="P4">Schutzmechanismen für IT-Sicherheit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88.4">
                <table:table-cell table:style-name="MailMergeTable2020-03-06T14_3a_25_3a_58Z8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8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8Z88.A3" office:value-type="string">
                  <text:p text:style-name="P6"/>
                </table:table-cell>
                <table:table-cell table:style-name="MailMergeTable2020-03-06T14_3a_25_3a_58Z88.A3" office:value-type="string">
                  <text:p text:style-name="P6"/>
                </table:table-cell>
                <table:table-cell table:style-name="MailMergeTable2020-03-06T14_3a_25_3a_58Z88.A3" office:value-type="string">
                  <text:p text:style-name="P6"/>
                </table:table-cell>
                <table:table-cell table:style-name="MailMergeTable2020-03-06T14_3a_25_3a_58Z88.A3" office:value-type="string">
                  <text:p text:style-name="P6"/>
                </table:table-cell>
                <table:table-cell table:style-name="MailMergeTable2020-03-06T14_3a_25_3a_58Z88.A2" office:value-type="string">
                  <text:p text:style-name="P7">5.4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87" text:anchor-type="page" text:anchor-page-number="21" svg:x="0.499cm" svg:y="22.729cm" svg:width="10.059cm" svg:height="7.01cm" draw:z-index="86">
        <draw:text-box>
          <text:section text:style-name="Sect1" text:name="MailMergeSection2020-03-06T14:25:58Z88Bereich6" text:protected="true">
            <table:table table:name="MailMergeTable2020-03-06T14:25:58Z87" table:style-name="MailMergeTable2020-03-06T14_3a_25_3a_58Z87">
              <table:table-column table:style-name="MailMergeTable2020-03-06T14_3a_25_3a_58Z87.A" table:number-columns-repeated="6"/>
              <table:table-column table:style-name="MailMergeTable2020-03-06T14_3a_25_3a_58Z87.G"/>
              <table:table-row table:style-name="MailMergeTable2020-03-06T14_3a_25_3a_58Z87.1">
                <table:table-cell table:style-name="MailMergeTable2020-03-06T14_3a_25_3a_58Z87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7.A2" table:number-columns-spanned="7" office:value-type="string">
                  <text:p text:style-name="P5">IT-Sicherheit, Datenschutz und Urheber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7.A3" office:value-type="string">
                  <text:p text:style-name="P4">b<text:span text:style-name="T1">)</text:span></text:p>
                </table:table-cell>
                <table:table-cell table:style-name="MailMergeTable2020-03-06T14_3a_25_3a_58Z87.A2" table:number-rows-spanned="3" table:number-columns-spanned="6" office:value-type="string">
                  <text:p text:style-name="P4">Bedrohungsszenarien und Schadenspotentiale erkennen und bewer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87.4">
                <table:table-cell table:style-name="MailMergeTable2020-03-06T14_3a_25_3a_58Z8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7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8Z87.A3" office:value-type="string">
                  <text:p text:style-name="P6"/>
                </table:table-cell>
                <table:table-cell table:style-name="MailMergeTable2020-03-06T14_3a_25_3a_58Z87.A3" office:value-type="string">
                  <text:p text:style-name="P6"/>
                </table:table-cell>
                <table:table-cell table:style-name="MailMergeTable2020-03-06T14_3a_25_3a_58Z87.A3" office:value-type="string">
                  <text:p text:style-name="P6"/>
                </table:table-cell>
                <table:table-cell table:style-name="MailMergeTable2020-03-06T14_3a_25_3a_58Z87.A3" office:value-type="string">
                  <text:p text:style-name="P6"/>
                </table:table-cell>
                <table:table-cell table:style-name="MailMergeTable2020-03-06T14_3a_25_3a_58Z87.A2" office:value-type="string">
                  <text:p text:style-name="P7">5.4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86" text:anchor-type="page" text:anchor-page-number="21" svg:x="10.959cm" svg:y="15.319cm" svg:width="10.059cm" svg:height="7.01cm" draw:z-index="85">
        <draw:text-box>
          <text:section text:style-name="Sect1" text:name="MailMergeSection2020-03-06T14:25:58Z87Bereich5" text:protected="true">
            <table:table table:name="MailMergeTable2020-03-06T14:25:58Z86" table:style-name="MailMergeTable2020-03-06T14_3a_25_3a_58Z86">
              <table:table-column table:style-name="MailMergeTable2020-03-06T14_3a_25_3a_58Z86.A" table:number-columns-repeated="6"/>
              <table:table-column table:style-name="MailMergeTable2020-03-06T14_3a_25_3a_58Z86.G"/>
              <table:table-row table:style-name="MailMergeTable2020-03-06T14_3a_25_3a_58Z86.1">
                <table:table-cell table:style-name="MailMergeTable2020-03-06T14_3a_25_3a_58Z86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6.A2" table:number-columns-spanned="7" office:value-type="string">
                  <text:p text:style-name="P5">IT-Sicherheit, Datenschutz und Urheber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6.A3" office:value-type="string">
                  <text:p text:style-name="P4">a<text:span text:style-name="T1">)</text:span></text:p>
                </table:table-cell>
                <table:table-cell table:style-name="MailMergeTable2020-03-06T14_3a_25_3a_58Z86.A2" table:number-rows-spanned="3" table:number-columns-spanned="6" office:value-type="string">
                  <text:p text:style-name="P4">Rechtliche Regelungen und betriebliche Vorgaben zur IT-Sicherheit einhal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86.4">
                <table:table-cell table:style-name="MailMergeTable2020-03-06T14_3a_25_3a_58Z8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6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8Z86.A3" office:value-type="string">
                  <text:p text:style-name="P6"/>
                </table:table-cell>
                <table:table-cell table:style-name="MailMergeTable2020-03-06T14_3a_25_3a_58Z86.A3" office:value-type="string">
                  <text:p text:style-name="P6"/>
                </table:table-cell>
                <table:table-cell table:style-name="MailMergeTable2020-03-06T14_3a_25_3a_58Z86.A3" office:value-type="string">
                  <text:p text:style-name="P6"/>
                </table:table-cell>
                <table:table-cell table:style-name="MailMergeTable2020-03-06T14_3a_25_3a_58Z86.A3" office:value-type="string">
                  <text:p text:style-name="P6"/>
                </table:table-cell>
                <table:table-cell table:style-name="MailMergeTable2020-03-06T14_3a_25_3a_58Z86.A2" office:value-type="string">
                  <text:p text:style-name="P7">5.4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85" text:anchor-type="page" text:anchor-page-number="21" svg:x="0.499cm" svg:y="15.319cm" svg:width="10.059cm" svg:height="7.01cm" draw:z-index="84">
        <draw:text-box>
          <text:section text:style-name="Sect1" text:name="MailMergeSection2020-03-06T14:25:58Z86Bereich4" text:protected="true">
            <table:table table:name="MailMergeTable2020-03-06T14:25:58Z85" table:style-name="MailMergeTable2020-03-06T14_3a_25_3a_58Z85">
              <table:table-column table:style-name="MailMergeTable2020-03-06T14_3a_25_3a_58Z85.A" table:number-columns-repeated="6"/>
              <table:table-column table:style-name="MailMergeTable2020-03-06T14_3a_25_3a_58Z85.G"/>
              <table:table-row table:style-name="MailMergeTable2020-03-06T14_3a_25_3a_58Z85.1">
                <table:table-cell table:style-name="MailMergeTable2020-03-06T14_3a_25_3a_58Z85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5.A2" table:number-columns-spanned="7" office:value-type="string">
                  <text:p text:style-name="P5">Installier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5.A3" office:value-type="string">
                  <text:p text:style-name="P4">e<text:span text:style-name="T1">)</text:span></text:p>
                </table:table-cell>
                <table:table-cell table:style-name="MailMergeTable2020-03-06T14_3a_25_3a_58Z85.A2" table:number-rows-spanned="3" table:number-columns-spanned="6" office:value-type="string">
                  <text:p text:style-name="P4">Konfigurationsdaten festhalten sowie Systemdokumentation zusammen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85.4">
                <table:table-cell table:style-name="MailMergeTable2020-03-06T14_3a_25_3a_58Z8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5.A3" table:number-columns-spanned="2" office:value-type="string">
                  <text:p text:style-name="P7"><text:span text:style-name="T2">Ausbildungsj</text:span>ahr <text:s/>1 <text:s/></text:p>
                </table:table-cell>
                <table:covered-table-cell/>
                <table:table-cell table:style-name="MailMergeTable2020-03-06T14_3a_25_3a_58Z85.A3" office:value-type="string">
                  <text:p text:style-name="P6"/>
                </table:table-cell>
                <table:table-cell table:style-name="MailMergeTable2020-03-06T14_3a_25_3a_58Z85.A3" office:value-type="string">
                  <text:p text:style-name="P6"/>
                </table:table-cell>
                <table:table-cell table:style-name="MailMergeTable2020-03-06T14_3a_25_3a_58Z85.A3" office:value-type="string">
                  <text:p text:style-name="P6"/>
                </table:table-cell>
                <table:table-cell table:style-name="MailMergeTable2020-03-06T14_3a_25_3a_58Z85.A3" office:value-type="string">
                  <text:p text:style-name="P6"/>
                </table:table-cell>
                <table:table-cell table:style-name="MailMergeTable2020-03-06T14_3a_25_3a_58Z85.A2" office:value-type="string">
                  <text:p text:style-name="P7">5.3.e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84" text:anchor-type="page" text:anchor-page-number="21" svg:x="10.959cm" svg:y="7.909cm" svg:width="10.059cm" svg:height="7.01cm" draw:z-index="83">
        <draw:text-box>
          <text:section text:style-name="Sect1" text:name="MailMergeSection2020-03-06T14:25:58Z85Bereich3" text:protected="true">
            <table:table table:name="MailMergeTable2020-03-06T14:25:58Z84" table:style-name="MailMergeTable2020-03-06T14_3a_25_3a_58Z84">
              <table:table-column table:style-name="MailMergeTable2020-03-06T14_3a_25_3a_58Z84.A" table:number-columns-repeated="6"/>
              <table:table-column table:style-name="MailMergeTable2020-03-06T14_3a_25_3a_58Z84.G"/>
              <table:table-row table:style-name="MailMergeTable2020-03-06T14_3a_25_3a_58Z84.1">
                <table:table-cell table:style-name="MailMergeTable2020-03-06T14_3a_25_3a_58Z84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4.A2" table:number-columns-spanned="7" office:value-type="string">
                  <text:p text:style-name="P5">Installier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4.A3" office:value-type="string">
                  <text:p text:style-name="P4">d<text:span text:style-name="T1">)</text:span></text:p>
                </table:table-cell>
                <table:table-cell table:style-name="MailMergeTable2020-03-06T14_3a_25_3a_58Z84.A2" table:number-rows-spanned="3" table:number-columns-spanned="6" office:value-type="string">
                  <text:p text:style-name="P4">Systeme tes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84.4">
                <table:table-cell table:style-name="MailMergeTable2020-03-06T14_3a_25_3a_58Z8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4.A3" table:number-columns-spanned="2" office:value-type="string">
                  <text:p text:style-name="P7"><text:span text:style-name="T2">Ausbildungsj</text:span>ahr <text:s/>1 <text:s/></text:p>
                </table:table-cell>
                <table:covered-table-cell/>
                <table:table-cell table:style-name="MailMergeTable2020-03-06T14_3a_25_3a_58Z84.A3" office:value-type="string">
                  <text:p text:style-name="P6"/>
                </table:table-cell>
                <table:table-cell table:style-name="MailMergeTable2020-03-06T14_3a_25_3a_58Z84.A3" office:value-type="string">
                  <text:p text:style-name="P6"/>
                </table:table-cell>
                <table:table-cell table:style-name="MailMergeTable2020-03-06T14_3a_25_3a_58Z84.A3" office:value-type="string">
                  <text:p text:style-name="P6"/>
                </table:table-cell>
                <table:table-cell table:style-name="MailMergeTable2020-03-06T14_3a_25_3a_58Z84.A3" office:value-type="string">
                  <text:p text:style-name="P6"/>
                </table:table-cell>
                <table:table-cell table:style-name="MailMergeTable2020-03-06T14_3a_25_3a_58Z84.A2" office:value-type="string">
                  <text:p text:style-name="P7">5.3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83" text:anchor-type="page" text:anchor-page-number="21" svg:x="0.499cm" svg:y="7.909cm" svg:width="10.059cm" svg:height="7.01cm" draw:z-index="82">
        <draw:text-box>
          <text:section text:style-name="Sect1" text:name="MailMergeSection2020-03-06T14:25:58Z84Bereich2" text:protected="true">
            <table:table table:name="MailMergeTable2020-03-06T14:25:58Z83" table:style-name="MailMergeTable2020-03-06T14_3a_25_3a_58Z83">
              <table:table-column table:style-name="MailMergeTable2020-03-06T14_3a_25_3a_58Z83.A" table:number-columns-repeated="6"/>
              <table:table-column table:style-name="MailMergeTable2020-03-06T14_3a_25_3a_58Z83.G"/>
              <table:table-row table:style-name="MailMergeTable2020-03-06T14_3a_25_3a_58Z83.1">
                <table:table-cell table:style-name="MailMergeTable2020-03-06T14_3a_25_3a_58Z83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3.A2" table:number-columns-spanned="7" office:value-type="string">
                  <text:p text:style-name="P5">Installier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3.A3" office:value-type="string">
                  <text:p text:style-name="P4">c<text:span text:style-name="T1">)</text:span></text:p>
                </table:table-cell>
                <table:table-cell table:style-name="MailMergeTable2020-03-06T14_3a_25_3a_58Z83.A2" table:number-rows-spanned="3" table:number-columns-spanned="6" office:value-type="string">
                  <text:p text:style-name="P4">Anwendungsprogramme, insbesondere marktübliche Büroanwendungen, installier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83.4">
                <table:table-cell table:style-name="MailMergeTable2020-03-06T14_3a_25_3a_58Z8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3.A3" table:number-columns-spanned="2" office:value-type="string">
                  <text:p text:style-name="P7"><text:span text:style-name="T2">Ausbildungsj</text:span>ahr <text:s/>1 <text:s/></text:p>
                </table:table-cell>
                <table:covered-table-cell/>
                <table:table-cell table:style-name="MailMergeTable2020-03-06T14_3a_25_3a_58Z83.A3" office:value-type="string">
                  <text:p text:style-name="P6"/>
                </table:table-cell>
                <table:table-cell table:style-name="MailMergeTable2020-03-06T14_3a_25_3a_58Z83.A3" office:value-type="string">
                  <text:p text:style-name="P6"/>
                </table:table-cell>
                <table:table-cell table:style-name="MailMergeTable2020-03-06T14_3a_25_3a_58Z83.A3" office:value-type="string">
                  <text:p text:style-name="P6"/>
                </table:table-cell>
                <table:table-cell table:style-name="MailMergeTable2020-03-06T14_3a_25_3a_58Z83.A3" office:value-type="string">
                  <text:p text:style-name="P6"/>
                </table:table-cell>
                <table:table-cell table:style-name="MailMergeTable2020-03-06T14_3a_25_3a_58Z83.A2" office:value-type="string">
                  <text:p text:style-name="P7">5.3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82" text:anchor-type="page" text:anchor-page-number="21" svg:x="10.959cm" svg:y="0.499cm" svg:width="10.059cm" svg:height="7.01cm" draw:z-index="81">
        <draw:text-box>
          <text:section text:style-name="Sect1" text:name="MailMergeSection2020-03-06T14:25:58Z83Bereich1" text:protected="true">
            <table:table table:name="MailMergeTable2020-03-06T14:25:58Z82" table:style-name="MailMergeTable2020-03-06T14_3a_25_3a_58Z82">
              <table:table-column table:style-name="MailMergeTable2020-03-06T14_3a_25_3a_58Z82.A" table:number-columns-repeated="6"/>
              <table:table-column table:style-name="MailMergeTable2020-03-06T14_3a_25_3a_58Z82.G"/>
              <table:table-row table:style-name="MailMergeTable2020-03-06T14_3a_25_3a_58Z82.1">
                <table:table-cell table:style-name="MailMergeTable2020-03-06T14_3a_25_3a_58Z82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2.A2" table:number-columns-spanned="7" office:value-type="string">
                  <text:p text:style-name="P5">Installier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2.A3" office:value-type="string">
                  <text:p text:style-name="P4">b<text:span text:style-name="T1">)</text:span></text:p>
                </table:table-cell>
                <table:table-cell table:style-name="MailMergeTable2020-03-06T14_3a_25_3a_58Z82.A2" table:number-rows-spanned="3" table:number-columns-spanned="6" office:value-type="string">
                  <text:p text:style-name="P4">Hardware und Betriebssystem installier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82.4">
                <table:table-cell table:style-name="MailMergeTable2020-03-06T14_3a_25_3a_58Z8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2.A3" table:number-columns-spanned="2" office:value-type="string">
                  <text:p text:style-name="P7"><text:span text:style-name="T2">Ausbildungsj</text:span>ahr <text:s/>1 <text:s/></text:p>
                </table:table-cell>
                <table:covered-table-cell/>
                <table:table-cell table:style-name="MailMergeTable2020-03-06T14_3a_25_3a_58Z82.A3" office:value-type="string">
                  <text:p text:style-name="P6"/>
                </table:table-cell>
                <table:table-cell table:style-name="MailMergeTable2020-03-06T14_3a_25_3a_58Z82.A3" office:value-type="string">
                  <text:p text:style-name="P6"/>
                </table:table-cell>
                <table:table-cell table:style-name="MailMergeTable2020-03-06T14_3a_25_3a_58Z82.A3" office:value-type="string">
                  <text:p text:style-name="P6"/>
                </table:table-cell>
                <table:table-cell table:style-name="MailMergeTable2020-03-06T14_3a_25_3a_58Z82.A3" office:value-type="string">
                  <text:p text:style-name="P6"/>
                </table:table-cell>
                <table:table-cell table:style-name="MailMergeTable2020-03-06T14_3a_25_3a_58Z82.A2" office:value-type="string">
                  <text:p text:style-name="P7">5.3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81" text:anchor-type="page" text:anchor-page-number="21" svg:x="0.499cm" svg:y="0.499cm" svg:width="10.059cm" svg:height="7.01cm" draw:z-index="80">
        <draw:text-box>
          <text:section text:style-name="Sect1" text:name="MailMergeSection2020-03-06T14:25:58Z82MasterLabel">
            <table:table table:name="MailMergeTable2020-03-06T14:25:58Z81" table:style-name="MailMergeTable2020-03-06T14_3a_25_3a_58Z81">
              <table:table-column table:style-name="MailMergeTable2020-03-06T14_3a_25_3a_58Z81.A" table:number-columns-repeated="6"/>
              <table:table-column table:style-name="MailMergeTable2020-03-06T14_3a_25_3a_58Z81.G"/>
              <table:table-row table:style-name="MailMergeTable2020-03-06T14_3a_25_3a_58Z81.1">
                <table:table-cell table:style-name="MailMergeTable2020-03-06T14_3a_25_3a_58Z81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1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1.A3" office:value-type="string">
                  <text:p text:style-name="P4"><text:span text:style-name="T1">)</text:span></text:p>
                </table:table-cell>
                <table:table-cell table:style-name="MailMergeTable2020-03-06T14_3a_25_3a_58Z81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81.4">
                <table:table-cell table:style-name="MailMergeTable2020-03-06T14_3a_25_3a_58Z8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1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8Z81.A3" office:value-type="string">
                  <text:p text:style-name="P6"/>
                </table:table-cell>
                <table:table-cell table:style-name="MailMergeTable2020-03-06T14_3a_25_3a_58Z81.A3" office:value-type="string">
                  <text:p text:style-name="P6"/>
                </table:table-cell>
                <table:table-cell table:style-name="MailMergeTable2020-03-06T14_3a_25_3a_58Z81.A3" office:value-type="string">
                  <text:p text:style-name="P6"/>
                </table:table-cell>
                <table:table-cell table:style-name="MailMergeTable2020-03-06T14_3a_25_3a_58Z81.A3" office:value-type="string">
                  <text:p text:style-name="P6"/>
                </table:table-cell>
                <table:table-cell table:style-name="MailMergeTable2020-03-06T14_3a_25_3a_58Z81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80" text:anchor-type="page" text:anchor-page-number="19" svg:x="10.959cm" svg:y="22.729cm" svg:width="10.059cm" svg:height="7.01cm" draw:z-index="79">
        <draw:text-box>
          <text:section text:style-name="Sect1" text:name="MailMergeSection2020-03-06T14:25:58Z81Bereich7" text:protected="true">
            <table:table table:name="MailMergeTable2020-03-06T14:25:58Z80" table:style-name="MailMergeTable2020-03-06T14_3a_25_3a_58Z80">
              <table:table-column table:style-name="MailMergeTable2020-03-06T14_3a_25_3a_58Z80.A" table:number-columns-repeated="6"/>
              <table:table-column table:style-name="MailMergeTable2020-03-06T14_3a_25_3a_58Z80.G"/>
              <table:table-row table:style-name="MailMergeTable2020-03-06T14_3a_25_3a_58Z80.1">
                <table:table-cell table:style-name="MailMergeTable2020-03-06T14_3a_25_3a_58Z80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0.A2" table:number-columns-spanned="7" office:value-type="string">
                  <text:p text:style-name="P5">Programmier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0.A3" office:value-type="string">
                  <text:p text:style-name="P4">c<text:span text:style-name="T1">)</text:span></text:p>
                </table:table-cell>
                <table:table-cell table:style-name="MailMergeTable2020-03-06T14_3a_25_3a_58Z80.A2" table:number-rows-spanned="3" table:number-columns-spanned="6" office:value-type="string">
                  <text:p text:style-name="P4">Anwendungen in einer Makro- oder Programmiersprache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80.4">
                <table:table-cell table:style-name="MailMergeTable2020-03-06T14_3a_25_3a_58Z8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80.A3" table:number-columns-spanned="2" office:value-type="string">
                  <text:p text:style-name="P7"><text:span text:style-name="T2">Ausbildungsj</text:span>ahr <text:s/>1 <text:s/></text:p>
                </table:table-cell>
                <table:covered-table-cell/>
                <table:table-cell table:style-name="MailMergeTable2020-03-06T14_3a_25_3a_58Z80.A3" office:value-type="string">
                  <text:p text:style-name="P6"/>
                </table:table-cell>
                <table:table-cell table:style-name="MailMergeTable2020-03-06T14_3a_25_3a_58Z80.A3" office:value-type="string">
                  <text:p text:style-name="P6"/>
                </table:table-cell>
                <table:table-cell table:style-name="MailMergeTable2020-03-06T14_3a_25_3a_58Z80.A3" office:value-type="string">
                  <text:p text:style-name="P6"/>
                </table:table-cell>
                <table:table-cell table:style-name="MailMergeTable2020-03-06T14_3a_25_3a_58Z80.A3" office:value-type="string">
                  <text:p text:style-name="P6"/>
                </table:table-cell>
                <table:table-cell table:style-name="MailMergeTable2020-03-06T14_3a_25_3a_58Z80.A2" office:value-type="string">
                  <text:p text:style-name="P7">5.2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79" text:anchor-type="page" text:anchor-page-number="19" svg:x="0.499cm" svg:y="22.729cm" svg:width="10.059cm" svg:height="7.01cm" draw:z-index="78">
        <draw:text-box>
          <text:section text:style-name="Sect1" text:name="MailMergeSection2020-03-06T14:25:58Z80Bereich6" text:protected="true">
            <table:table table:name="MailMergeTable2020-03-06T14:25:58Z79" table:style-name="MailMergeTable2020-03-06T14_3a_25_3a_58Z79">
              <table:table-column table:style-name="MailMergeTable2020-03-06T14_3a_25_3a_58Z79.A" table:number-columns-repeated="6"/>
              <table:table-column table:style-name="MailMergeTable2020-03-06T14_3a_25_3a_58Z79.G"/>
              <table:table-row table:style-name="MailMergeTable2020-03-06T14_3a_25_3a_58Z79.1">
                <table:table-cell table:style-name="MailMergeTable2020-03-06T14_3a_25_3a_58Z79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9.A2" table:number-columns-spanned="7" office:value-type="string">
                  <text:p text:style-name="P5">Programmier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9.A3" office:value-type="string">
                  <text:p text:style-name="P4">b<text:span text:style-name="T1">)</text:span></text:p>
                </table:table-cell>
                <table:table-cell table:style-name="MailMergeTable2020-03-06T14_3a_25_3a_58Z79.A2" table:number-rows-spanned="3" table:number-columns-spanned="6" office:value-type="string">
                  <text:p text:style-name="P4">Programmierlogik und Programmiermethod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79.4">
                <table:table-cell table:style-name="MailMergeTable2020-03-06T14_3a_25_3a_58Z7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9.A3" table:number-columns-spanned="2" office:value-type="string">
                  <text:p text:style-name="P7"><text:span text:style-name="T2">Ausbildungsj</text:span>ahr <text:s/>1 <text:s/></text:p>
                </table:table-cell>
                <table:covered-table-cell/>
                <table:table-cell table:style-name="MailMergeTable2020-03-06T14_3a_25_3a_58Z79.A3" office:value-type="string">
                  <text:p text:style-name="P6"/>
                </table:table-cell>
                <table:table-cell table:style-name="MailMergeTable2020-03-06T14_3a_25_3a_58Z79.A3" office:value-type="string">
                  <text:p text:style-name="P6"/>
                </table:table-cell>
                <table:table-cell table:style-name="MailMergeTable2020-03-06T14_3a_25_3a_58Z79.A3" office:value-type="string">
                  <text:p text:style-name="P6"/>
                </table:table-cell>
                <table:table-cell table:style-name="MailMergeTable2020-03-06T14_3a_25_3a_58Z79.A3" office:value-type="string">
                  <text:p text:style-name="P6"/>
                </table:table-cell>
                <table:table-cell table:style-name="MailMergeTable2020-03-06T14_3a_25_3a_58Z79.A2" office:value-type="string">
                  <text:p text:style-name="P7">5.2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78" text:anchor-type="page" text:anchor-page-number="19" svg:x="10.959cm" svg:y="15.319cm" svg:width="10.059cm" svg:height="7.01cm" draw:z-index="77">
        <draw:text-box>
          <text:section text:style-name="Sect1" text:name="MailMergeSection2020-03-06T14:25:58Z79Bereich5" text:protected="true">
            <table:table table:name="MailMergeTable2020-03-06T14:25:58Z78" table:style-name="MailMergeTable2020-03-06T14_3a_25_3a_58Z78">
              <table:table-column table:style-name="MailMergeTable2020-03-06T14_3a_25_3a_58Z78.A" table:number-columns-repeated="6"/>
              <table:table-column table:style-name="MailMergeTable2020-03-06T14_3a_25_3a_58Z78.G"/>
              <table:table-row table:style-name="MailMergeTable2020-03-06T14_3a_25_3a_58Z78.1">
                <table:table-cell table:style-name="MailMergeTable2020-03-06T14_3a_25_3a_58Z78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8.A2" table:number-columns-spanned="7" office:value-type="string">
                  <text:p text:style-name="P5">Programmier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8.A3" office:value-type="string">
                  <text:p text:style-name="P4">a<text:span text:style-name="T1">)</text:span></text:p>
                </table:table-cell>
                <table:table-cell table:style-name="MailMergeTable2020-03-06T14_3a_25_3a_58Z78.A2" table:number-rows-spanned="3" table:number-columns-spanned="6" office:value-type="string">
                  <text:p text:style-name="P4">prozedurale und objektorientierte Programmiersprachen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78.4">
                <table:table-cell table:style-name="MailMergeTable2020-03-06T14_3a_25_3a_58Z7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8.A3" table:number-columns-spanned="2" office:value-type="string">
                  <text:p text:style-name="P7"><text:span text:style-name="T2">Ausbildungsj</text:span>ahr <text:s/>1 <text:s/></text:p>
                </table:table-cell>
                <table:covered-table-cell/>
                <table:table-cell table:style-name="MailMergeTable2020-03-06T14_3a_25_3a_58Z78.A3" office:value-type="string">
                  <text:p text:style-name="P6"/>
                </table:table-cell>
                <table:table-cell table:style-name="MailMergeTable2020-03-06T14_3a_25_3a_58Z78.A3" office:value-type="string">
                  <text:p text:style-name="P6"/>
                </table:table-cell>
                <table:table-cell table:style-name="MailMergeTable2020-03-06T14_3a_25_3a_58Z78.A3" office:value-type="string">
                  <text:p text:style-name="P6"/>
                </table:table-cell>
                <table:table-cell table:style-name="MailMergeTable2020-03-06T14_3a_25_3a_58Z78.A3" office:value-type="string">
                  <text:p text:style-name="P6"/>
                </table:table-cell>
                <table:table-cell table:style-name="MailMergeTable2020-03-06T14_3a_25_3a_58Z78.A2" office:value-type="string">
                  <text:p text:style-name="P7">5.2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77" text:anchor-type="page" text:anchor-page-number="19" svg:x="0.499cm" svg:y="15.319cm" svg:width="10.059cm" svg:height="7.01cm" draw:z-index="76">
        <draw:text-box>
          <text:section text:style-name="Sect1" text:name="MailMergeSection2020-03-06T14:25:58Z78Bereich4" text:protected="true">
            <table:table table:name="MailMergeTable2020-03-06T14:25:58Z77" table:style-name="MailMergeTable2020-03-06T14_3a_25_3a_58Z77">
              <table:table-column table:style-name="MailMergeTable2020-03-06T14_3a_25_3a_58Z77.A" table:number-columns-repeated="6"/>
              <table:table-column table:style-name="MailMergeTable2020-03-06T14_3a_25_3a_58Z77.G"/>
              <table:table-row table:style-name="MailMergeTable2020-03-06T14_3a_25_3a_58Z77.1">
                <table:table-cell table:style-name="MailMergeTable2020-03-06T14_3a_25_3a_58Z77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7.A2" table:number-columns-spanned="7" office:value-type="string">
                  <text:p text:style-name="P5">Ist-Analyse und Konzep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7.A3" office:value-type="string">
                  <text:p text:style-name="P4">e<text:span text:style-name="T1">)</text:span></text:p>
                </table:table-cell>
                <table:table-cell table:style-name="MailMergeTable2020-03-06T14_3a_25_3a_58Z77.A2" table:number-rows-spanned="3" table:number-columns-spanned="6" office:value-type="string">
                  <text:p text:style-name="P4">die zu erbringende Leistung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77.4">
                <table:table-cell table:style-name="MailMergeTable2020-03-06T14_3a_25_3a_58Z7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7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8Z77.A3" office:value-type="string">
                  <text:p text:style-name="P6"/>
                </table:table-cell>
                <table:table-cell table:style-name="MailMergeTable2020-03-06T14_3a_25_3a_58Z77.A3" office:value-type="string">
                  <text:p text:style-name="P6"/>
                </table:table-cell>
                <table:table-cell table:style-name="MailMergeTable2020-03-06T14_3a_25_3a_58Z77.A3" office:value-type="string">
                  <text:p text:style-name="P6"/>
                </table:table-cell>
                <table:table-cell table:style-name="MailMergeTable2020-03-06T14_3a_25_3a_58Z77.A3" office:value-type="string">
                  <text:p text:style-name="P6"/>
                </table:table-cell>
                <table:table-cell table:style-name="MailMergeTable2020-03-06T14_3a_25_3a_58Z77.A2" office:value-type="string">
                  <text:p text:style-name="P7">5.1.e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76" text:anchor-type="page" text:anchor-page-number="19" svg:x="10.959cm" svg:y="7.909cm" svg:width="10.059cm" svg:height="7.01cm" draw:z-index="75">
        <draw:text-box>
          <text:section text:style-name="Sect1" text:name="MailMergeSection2020-03-06T14:25:58Z77Bereich3" text:protected="true">
            <table:table table:name="MailMergeTable2020-03-06T14:25:58Z76" table:style-name="MailMergeTable2020-03-06T14_3a_25_3a_58Z76">
              <table:table-column table:style-name="MailMergeTable2020-03-06T14_3a_25_3a_58Z76.A" table:number-columns-repeated="6"/>
              <table:table-column table:style-name="MailMergeTable2020-03-06T14_3a_25_3a_58Z76.G"/>
              <table:table-row table:style-name="MailMergeTable2020-03-06T14_3a_25_3a_58Z76.1">
                <table:table-cell table:style-name="MailMergeTable2020-03-06T14_3a_25_3a_58Z76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6.A2" table:number-columns-spanned="7" office:value-type="string">
                  <text:p text:style-name="P5">Ist-Analyse und Konzep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6.A3" office:value-type="string">
                  <text:p text:style-name="P4">d<text:span text:style-name="T1">)</text:span></text:p>
                </table:table-cell>
                <table:table-cell table:style-name="MailMergeTable2020-03-06T14_3a_25_3a_58Z76.A2" table:number-rows-spanned="3" table:number-columns-spanned="6" office:value-type="string">
                  <text:p text:style-name="P4">Datenmodelle entwerf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76.4">
                <table:table-cell table:style-name="MailMergeTable2020-03-06T14_3a_25_3a_58Z7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6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8Z76.A3" office:value-type="string">
                  <text:p text:style-name="P6"/>
                </table:table-cell>
                <table:table-cell table:style-name="MailMergeTable2020-03-06T14_3a_25_3a_58Z76.A3" office:value-type="string">
                  <text:p text:style-name="P6"/>
                </table:table-cell>
                <table:table-cell table:style-name="MailMergeTable2020-03-06T14_3a_25_3a_58Z76.A3" office:value-type="string">
                  <text:p text:style-name="P6"/>
                </table:table-cell>
                <table:table-cell table:style-name="MailMergeTable2020-03-06T14_3a_25_3a_58Z76.A3" office:value-type="string">
                  <text:p text:style-name="P6"/>
                </table:table-cell>
                <table:table-cell table:style-name="MailMergeTable2020-03-06T14_3a_25_3a_58Z76.A2" office:value-type="string">
                  <text:p text:style-name="P7">5.1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75" text:anchor-type="page" text:anchor-page-number="19" svg:x="0.499cm" svg:y="7.909cm" svg:width="10.059cm" svg:height="7.01cm" draw:z-index="74">
        <draw:text-box>
          <text:section text:style-name="Sect1" text:name="MailMergeSection2020-03-06T14:25:58Z76Bereich2" text:protected="true">
            <table:table table:name="MailMergeTable2020-03-06T14:25:58Z75" table:style-name="MailMergeTable2020-03-06T14_3a_25_3a_58Z75">
              <table:table-column table:style-name="MailMergeTable2020-03-06T14_3a_25_3a_58Z75.A" table:number-columns-repeated="6"/>
              <table:table-column table:style-name="MailMergeTable2020-03-06T14_3a_25_3a_58Z75.G"/>
              <table:table-row table:style-name="MailMergeTable2020-03-06T14_3a_25_3a_58Z75.1">
                <table:table-cell table:style-name="MailMergeTable2020-03-06T14_3a_25_3a_58Z75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5.A2" table:number-columns-spanned="7" office:value-type="string">
                  <text:p text:style-name="P5">Ist-Analyse und Konzep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5.A3" office:value-type="string">
                  <text:p text:style-name="P4">c<text:span text:style-name="T1">)</text:span></text:p>
                </table:table-cell>
                <table:table-cell table:style-name="MailMergeTable2020-03-06T14_3a_25_3a_58Z75.A2" table:number-rows-spanned="3" table:number-columns-spanned="6" office:value-type="string">
                  <text:p text:style-name="P4">Hard- und Softwarekomponenten auswählen sowie Lösungsvarianten entwickeln und beurtei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75.4">
                <table:table-cell table:style-name="MailMergeTable2020-03-06T14_3a_25_3a_58Z7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5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8Z75.A3" office:value-type="string">
                  <text:p text:style-name="P6"/>
                </table:table-cell>
                <table:table-cell table:style-name="MailMergeTable2020-03-06T14_3a_25_3a_58Z75.A3" office:value-type="string">
                  <text:p text:style-name="P6"/>
                </table:table-cell>
                <table:table-cell table:style-name="MailMergeTable2020-03-06T14_3a_25_3a_58Z75.A3" office:value-type="string">
                  <text:p text:style-name="P6"/>
                </table:table-cell>
                <table:table-cell table:style-name="MailMergeTable2020-03-06T14_3a_25_3a_58Z75.A3" office:value-type="string">
                  <text:p text:style-name="P6"/>
                </table:table-cell>
                <table:table-cell table:style-name="MailMergeTable2020-03-06T14_3a_25_3a_58Z75.A2" office:value-type="string">
                  <text:p text:style-name="P7">5.1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74" text:anchor-type="page" text:anchor-page-number="19" svg:x="10.959cm" svg:y="0.499cm" svg:width="10.059cm" svg:height="7.01cm" draw:z-index="73">
        <draw:text-box>
          <text:section text:style-name="Sect1" text:name="MailMergeSection2020-03-06T14:25:58Z75Bereich1" text:protected="true">
            <table:table table:name="MailMergeTable2020-03-06T14:25:58Z74" table:style-name="MailMergeTable2020-03-06T14_3a_25_3a_58Z74">
              <table:table-column table:style-name="MailMergeTable2020-03-06T14_3a_25_3a_58Z74.A" table:number-columns-repeated="6"/>
              <table:table-column table:style-name="MailMergeTable2020-03-06T14_3a_25_3a_58Z74.G"/>
              <table:table-row table:style-name="MailMergeTable2020-03-06T14_3a_25_3a_58Z74.1">
                <table:table-cell table:style-name="MailMergeTable2020-03-06T14_3a_25_3a_58Z74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4.A2" table:number-columns-spanned="7" office:value-type="string">
                  <text:p text:style-name="P5">Ist-Analyse und Konzep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4.A3" office:value-type="string">
                  <text:p text:style-name="P4">b<text:span text:style-name="T1">)</text:span></text:p>
                </table:table-cell>
                <table:table-cell table:style-name="MailMergeTable2020-03-06T14_3a_25_3a_58Z74.A2" table:number-rows-spanned="3" table:number-columns-spanned="6" office:value-type="string">
                  <text:p text:style-name="P4">Anforderungen an ein Arbeitsplatzsystem unter Berücksichtigung der organisatorischen Abläufe und der Anforderungen der Benutzer fest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74.4">
                <table:table-cell table:style-name="MailMergeTable2020-03-06T14_3a_25_3a_58Z7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4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8Z74.A3" office:value-type="string">
                  <text:p text:style-name="P6"/>
                </table:table-cell>
                <table:table-cell table:style-name="MailMergeTable2020-03-06T14_3a_25_3a_58Z74.A3" office:value-type="string">
                  <text:p text:style-name="P6"/>
                </table:table-cell>
                <table:table-cell table:style-name="MailMergeTable2020-03-06T14_3a_25_3a_58Z74.A3" office:value-type="string">
                  <text:p text:style-name="P6"/>
                </table:table-cell>
                <table:table-cell table:style-name="MailMergeTable2020-03-06T14_3a_25_3a_58Z74.A3" office:value-type="string">
                  <text:p text:style-name="P6"/>
                </table:table-cell>
                <table:table-cell table:style-name="MailMergeTable2020-03-06T14_3a_25_3a_58Z74.A2" office:value-type="string">
                  <text:p text:style-name="P7">5.1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73" text:anchor-type="page" text:anchor-page-number="19" svg:x="0.499cm" svg:y="0.499cm" svg:width="10.059cm" svg:height="7.01cm" draw:z-index="72">
        <draw:text-box>
          <text:section text:style-name="Sect1" text:name="MailMergeSection2020-03-06T14:25:58Z74MasterLabel">
            <table:table table:name="MailMergeTable2020-03-06T14:25:58Z73" table:style-name="MailMergeTable2020-03-06T14_3a_25_3a_58Z73">
              <table:table-column table:style-name="MailMergeTable2020-03-06T14_3a_25_3a_58Z73.A" table:number-columns-repeated="6"/>
              <table:table-column table:style-name="MailMergeTable2020-03-06T14_3a_25_3a_58Z73.G"/>
              <table:table-row table:style-name="MailMergeTable2020-03-06T14_3a_25_3a_58Z73.1">
                <table:table-cell table:style-name="MailMergeTable2020-03-06T14_3a_25_3a_58Z73.A1" table:number-columns-spanned="7" office:value-type="string">
                  <text:p text:style-name="P4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3.A2" table:number-columns-spanned="7" office:value-type="string">
                  <text:p text:style-name="P5">Ist-Analyse und Konzep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3.A3" office:value-type="string">
                  <text:p text:style-name="P4">a<text:span text:style-name="T1">)</text:span></text:p>
                </table:table-cell>
                <table:table-cell table:style-name="MailMergeTable2020-03-06T14_3a_25_3a_58Z73.A2" table:number-rows-spanned="3" table:number-columns-spanned="6" office:value-type="string">
                  <text:p text:style-name="P4">Hard- und Software-Ausstattung eines Arbeitsplatzsystems zur Bearbeitung betrieblicher Fachaufgaben ermitteln sowie Arbeitsablauf, Datenflüsse und Schnittstellen analy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73.4">
                <table:table-cell table:style-name="MailMergeTable2020-03-06T14_3a_25_3a_58Z7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3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8Z73.A3" office:value-type="string">
                  <text:p text:style-name="P6"/>
                </table:table-cell>
                <table:table-cell table:style-name="MailMergeTable2020-03-06T14_3a_25_3a_58Z73.A3" office:value-type="string">
                  <text:p text:style-name="P6"/>
                </table:table-cell>
                <table:table-cell table:style-name="MailMergeTable2020-03-06T14_3a_25_3a_58Z73.A3" office:value-type="string">
                  <text:p text:style-name="P6"/>
                </table:table-cell>
                <table:table-cell table:style-name="MailMergeTable2020-03-06T14_3a_25_3a_58Z73.A3" office:value-type="string">
                  <text:p text:style-name="P6"/>
                </table:table-cell>
                <table:table-cell table:style-name="MailMergeTable2020-03-06T14_3a_25_3a_58Z73.A2" office:value-type="string">
                  <text:p text:style-name="P7">5.1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72" text:anchor-type="page" text:anchor-page-number="17" svg:x="10.959cm" svg:y="22.729cm" svg:width="10.059cm" svg:height="7.01cm" draw:z-index="71">
        <draw:text-box>
          <text:section text:style-name="Sect1" text:name="MailMergeSection2020-03-06T14:25:58Z73Bereich7" text:protected="true">
            <table:table table:name="MailMergeTable2020-03-06T14:25:58Z72" table:style-name="MailMergeTable2020-03-06T14_3a_25_3a_58Z72">
              <table:table-column table:style-name="MailMergeTable2020-03-06T14_3a_25_3a_58Z72.A" table:number-columns-repeated="6"/>
              <table:table-column table:style-name="MailMergeTable2020-03-06T14_3a_25_3a_58Z72.G"/>
              <table:table-row table:style-name="MailMergeTable2020-03-06T14_3a_25_3a_58Z72.1">
                <table:table-cell table:style-name="MailMergeTable2020-03-06T14_3a_25_3a_58Z72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2.A2" table:number-columns-spanned="7" office:value-type="string">
                  <text:p text:style-name="P5">Netze, Diens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2.A3" office:value-type="string">
                  <text:p text:style-name="P4">e<text:span text:style-name="T1">)</text:span></text:p>
                </table:table-cell>
                <table:table-cell table:style-name="MailMergeTable2020-03-06T14_3a_25_3a_58Z72.A2" table:number-rows-spanned="3" table:number-columns-spanned="6" office:value-type="string">
                  <text:p text:style-name="P4">systemtechnische Voraussetzungen für die Nutzung von Informations- und Telekommunikationsdiensten schaff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72.4">
                <table:table-cell table:style-name="MailMergeTable2020-03-06T14_3a_25_3a_58Z7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2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72.A3" office:value-type="string">
                  <text:p text:style-name="P6"/>
                </table:table-cell>
                <table:table-cell table:style-name="MailMergeTable2020-03-06T14_3a_25_3a_58Z72.A3" office:value-type="string">
                  <text:p text:style-name="P6"/>
                </table:table-cell>
                <table:table-cell table:style-name="MailMergeTable2020-03-06T14_3a_25_3a_58Z72.A3" office:value-type="string">
                  <text:p text:style-name="P6"/>
                </table:table-cell>
                <table:table-cell table:style-name="MailMergeTable2020-03-06T14_3a_25_3a_58Z72.A3" office:value-type="string">
                  <text:p text:style-name="P6"/>
                </table:table-cell>
                <table:table-cell table:style-name="MailMergeTable2020-03-06T14_3a_25_3a_58Z72.A2" office:value-type="string">
                  <text:p text:style-name="P7">4.4.e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71" text:anchor-type="page" text:anchor-page-number="17" svg:x="0.499cm" svg:y="22.729cm" svg:width="10.059cm" svg:height="7.01cm" draw:z-index="70">
        <draw:text-box>
          <text:section text:style-name="Sect1" text:name="MailMergeSection2020-03-06T14:25:58Z72Bereich6" text:protected="true">
            <table:table table:name="MailMergeTable2020-03-06T14:25:58Z71" table:style-name="MailMergeTable2020-03-06T14_3a_25_3a_58Z71">
              <table:table-column table:style-name="MailMergeTable2020-03-06T14_3a_25_3a_58Z71.A" table:number-columns-repeated="6"/>
              <table:table-column table:style-name="MailMergeTable2020-03-06T14_3a_25_3a_58Z71.G"/>
              <table:table-row table:style-name="MailMergeTable2020-03-06T14_3a_25_3a_58Z71.1">
                <table:table-cell table:style-name="MailMergeTable2020-03-06T14_3a_25_3a_58Z71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1.A2" table:number-columns-spanned="7" office:value-type="string">
                  <text:p text:style-name="P5">Netze, Diens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1.A3" office:value-type="string">
                  <text:p text:style-name="P4">d<text:span text:style-name="T1">)</text:span></text:p>
                </table:table-cell>
                <table:table-cell table:style-name="MailMergeTable2020-03-06T14_3a_25_3a_58Z71.A2" table:number-rows-spanned="3" table:number-columns-spanned="6" office:value-type="string">
                  <text:p text:style-name="P4">Angebote von Informations- und Telekommunikationsdiensten und Konditionen zur Nutzung vergleich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71.4">
                <table:table-cell table:style-name="MailMergeTable2020-03-06T14_3a_25_3a_58Z7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1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71.A3" office:value-type="string">
                  <text:p text:style-name="P6"/>
                </table:table-cell>
                <table:table-cell table:style-name="MailMergeTable2020-03-06T14_3a_25_3a_58Z71.A3" office:value-type="string">
                  <text:p text:style-name="P6"/>
                </table:table-cell>
                <table:table-cell table:style-name="MailMergeTable2020-03-06T14_3a_25_3a_58Z71.A3" office:value-type="string">
                  <text:p text:style-name="P6"/>
                </table:table-cell>
                <table:table-cell table:style-name="MailMergeTable2020-03-06T14_3a_25_3a_58Z71.A3" office:value-type="string">
                  <text:p text:style-name="P6"/>
                </table:table-cell>
                <table:table-cell table:style-name="MailMergeTable2020-03-06T14_3a_25_3a_58Z71.A2" office:value-type="string">
                  <text:p text:style-name="P7">4.4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70" text:anchor-type="page" text:anchor-page-number="17" svg:x="10.959cm" svg:y="15.319cm" svg:width="10.059cm" svg:height="7.01cm" draw:z-index="69">
        <draw:text-box>
          <text:section text:style-name="Sect1" text:name="MailMergeSection2020-03-06T14:25:58Z71Bereich5" text:protected="true">
            <table:table table:name="MailMergeTable2020-03-06T14:25:58Z70" table:style-name="MailMergeTable2020-03-06T14_3a_25_3a_58Z70">
              <table:table-column table:style-name="MailMergeTable2020-03-06T14_3a_25_3a_58Z70.A" table:number-columns-repeated="6"/>
              <table:table-column table:style-name="MailMergeTable2020-03-06T14_3a_25_3a_58Z70.G"/>
              <table:table-row table:style-name="MailMergeTable2020-03-06T14_3a_25_3a_58Z70.1">
                <table:table-cell table:style-name="MailMergeTable2020-03-06T14_3a_25_3a_58Z70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0.A2" table:number-columns-spanned="7" office:value-type="string">
                  <text:p text:style-name="P5">Netze, Diens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0.A3" office:value-type="string">
                  <text:p text:style-name="P4">c<text:span text:style-name="T1">)</text:span></text:p>
                </table:table-cell>
                <table:table-cell table:style-name="MailMergeTable2020-03-06T14_3a_25_3a_58Z70.A2" table:number-rows-spanned="3" table:number-columns-spanned="6" office:value-type="string">
                  <text:p text:style-name="P4">Netzwerkbetriebssysteme nach Leistungsfähigkeit und Einsatzbereichen beurtei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70.4">
                <table:table-cell table:style-name="MailMergeTable2020-03-06T14_3a_25_3a_58Z7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70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70.A3" office:value-type="string">
                  <text:p text:style-name="P6"/>
                </table:table-cell>
                <table:table-cell table:style-name="MailMergeTable2020-03-06T14_3a_25_3a_58Z70.A3" office:value-type="string">
                  <text:p text:style-name="P6"/>
                </table:table-cell>
                <table:table-cell table:style-name="MailMergeTable2020-03-06T14_3a_25_3a_58Z70.A3" office:value-type="string">
                  <text:p text:style-name="P6"/>
                </table:table-cell>
                <table:table-cell table:style-name="MailMergeTable2020-03-06T14_3a_25_3a_58Z70.A3" office:value-type="string">
                  <text:p text:style-name="P6"/>
                </table:table-cell>
                <table:table-cell table:style-name="MailMergeTable2020-03-06T14_3a_25_3a_58Z70.A2" office:value-type="string">
                  <text:p text:style-name="P7">4.4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69" text:anchor-type="page" text:anchor-page-number="17" svg:x="0.499cm" svg:y="15.319cm" svg:width="10.059cm" svg:height="7.01cm" draw:z-index="68">
        <draw:text-box>
          <text:section text:style-name="Sect1" text:name="MailMergeSection2020-03-06T14:25:58Z70Bereich4" text:protected="true">
            <table:table table:name="MailMergeTable2020-03-06T14:25:58Z69" table:style-name="MailMergeTable2020-03-06T14_3a_25_3a_58Z69">
              <table:table-column table:style-name="MailMergeTable2020-03-06T14_3a_25_3a_58Z69.A" table:number-columns-repeated="6"/>
              <table:table-column table:style-name="MailMergeTable2020-03-06T14_3a_25_3a_58Z69.G"/>
              <table:table-row table:style-name="MailMergeTable2020-03-06T14_3a_25_3a_58Z69.1">
                <table:table-cell table:style-name="MailMergeTable2020-03-06T14_3a_25_3a_58Z69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9.A2" table:number-columns-spanned="7" office:value-type="string">
                  <text:p text:style-name="P5">Netze, Diens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9.A3" office:value-type="string">
                  <text:p text:style-name="P4">b<text:span text:style-name="T1">)</text:span></text:p>
                </table:table-cell>
                <table:table-cell table:style-name="MailMergeTable2020-03-06T14_3a_25_3a_58Z69.A2" table:number-rows-spanned="3" table:number-columns-spanned="6" office:value-type="string">
                  <text:p text:style-name="P4">Netzwerkarchitekturen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69.4">
                <table:table-cell table:style-name="MailMergeTable2020-03-06T14_3a_25_3a_58Z6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9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69.A3" office:value-type="string">
                  <text:p text:style-name="P6"/>
                </table:table-cell>
                <table:table-cell table:style-name="MailMergeTable2020-03-06T14_3a_25_3a_58Z69.A3" office:value-type="string">
                  <text:p text:style-name="P6"/>
                </table:table-cell>
                <table:table-cell table:style-name="MailMergeTable2020-03-06T14_3a_25_3a_58Z69.A3" office:value-type="string">
                  <text:p text:style-name="P6"/>
                </table:table-cell>
                <table:table-cell table:style-name="MailMergeTable2020-03-06T14_3a_25_3a_58Z69.A3" office:value-type="string">
                  <text:p text:style-name="P6"/>
                </table:table-cell>
                <table:table-cell table:style-name="MailMergeTable2020-03-06T14_3a_25_3a_58Z69.A2" office:value-type="string">
                  <text:p text:style-name="P7">4.4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68" text:anchor-type="page" text:anchor-page-number="17" svg:x="10.959cm" svg:y="7.909cm" svg:width="10.059cm" svg:height="7.01cm" draw:z-index="67">
        <draw:text-box>
          <text:section text:style-name="Sect1" text:name="MailMergeSection2020-03-06T14:25:58Z69Bereich3" text:protected="true">
            <table:table table:name="MailMergeTable2020-03-06T14:25:58Z68" table:style-name="MailMergeTable2020-03-06T14_3a_25_3a_58Z68">
              <table:table-column table:style-name="MailMergeTable2020-03-06T14_3a_25_3a_58Z68.A" table:number-columns-repeated="6"/>
              <table:table-column table:style-name="MailMergeTable2020-03-06T14_3a_25_3a_58Z68.G"/>
              <table:table-row table:style-name="MailMergeTable2020-03-06T14_3a_25_3a_58Z68.1">
                <table:table-cell table:style-name="MailMergeTable2020-03-06T14_3a_25_3a_58Z68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8.A2" table:number-columns-spanned="7" office:value-type="string">
                  <text:p text:style-name="P5">Netze, Diens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8.A3" office:value-type="string">
                  <text:p text:style-name="P4">a<text:span text:style-name="T1">)</text:span></text:p>
                </table:table-cell>
                <table:table-cell table:style-name="MailMergeTable2020-03-06T14_3a_25_3a_58Z68.A2" table:number-rows-spanned="3" table:number-columns-spanned="6" office:value-type="string">
                  <text:p text:style-name="P4">Hard- und Softwaresysteme sowie gängige Datenformate zur Datenübertragung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68.4">
                <table:table-cell table:style-name="MailMergeTable2020-03-06T14_3a_25_3a_58Z6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8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68.A3" office:value-type="string">
                  <text:p text:style-name="P6"/>
                </table:table-cell>
                <table:table-cell table:style-name="MailMergeTable2020-03-06T14_3a_25_3a_58Z68.A3" office:value-type="string">
                  <text:p text:style-name="P6"/>
                </table:table-cell>
                <table:table-cell table:style-name="MailMergeTable2020-03-06T14_3a_25_3a_58Z68.A3" office:value-type="string">
                  <text:p text:style-name="P6"/>
                </table:table-cell>
                <table:table-cell table:style-name="MailMergeTable2020-03-06T14_3a_25_3a_58Z68.A3" office:value-type="string">
                  <text:p text:style-name="P6"/>
                </table:table-cell>
                <table:table-cell table:style-name="MailMergeTable2020-03-06T14_3a_25_3a_58Z68.A2" office:value-type="string">
                  <text:p text:style-name="P7">4.4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67" text:anchor-type="page" text:anchor-page-number="17" svg:x="0.499cm" svg:y="7.909cm" svg:width="10.059cm" svg:height="7.01cm" draw:z-index="66">
        <draw:text-box>
          <text:section text:style-name="Sect1" text:name="MailMergeSection2020-03-06T14:25:58Z68Bereich2" text:protected="true">
            <table:table table:name="MailMergeTable2020-03-06T14:25:58Z67" table:style-name="MailMergeTable2020-03-06T14_3a_25_3a_58Z67">
              <table:table-column table:style-name="MailMergeTable2020-03-06T14_3a_25_3a_58Z67.A" table:number-columns-repeated="6"/>
              <table:table-column table:style-name="MailMergeTable2020-03-06T14_3a_25_3a_58Z67.G"/>
              <table:table-row table:style-name="MailMergeTable2020-03-06T14_3a_25_3a_58Z67.1">
                <table:table-cell table:style-name="MailMergeTable2020-03-06T14_3a_25_3a_58Z67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7.A2" table:number-columns-spanned="7" office:value-type="string">
                  <text:p text:style-name="P5">Anwendungssoftwar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7.A3" office:value-type="string">
                  <text:p text:style-name="P4">c<text:span text:style-name="T1">)</text:span></text:p>
                </table:table-cell>
                <table:table-cell table:style-name="MailMergeTable2020-03-06T14_3a_25_3a_58Z67.A2" table:number-rows-spanned="3" table:number-columns-spanned="6" office:value-type="string">
                  <text:p text:style-name="P4">Leistungsfähigkeit und Erweiterbarkeit beurtei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67.4">
                <table:table-cell table:style-name="MailMergeTable2020-03-06T14_3a_25_3a_58Z6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7.A3" table:number-columns-spanned="2" office:value-type="string">
                  <text:p text:style-name="P7"><text:span text:style-name="T2">Ausbildungsj</text:span>ahr <text:s/>1,3 <text:s/></text:p>
                </table:table-cell>
                <table:covered-table-cell/>
                <table:table-cell table:style-name="MailMergeTable2020-03-06T14_3a_25_3a_58Z67.A3" office:value-type="string">
                  <text:p text:style-name="P6"/>
                </table:table-cell>
                <table:table-cell table:style-name="MailMergeTable2020-03-06T14_3a_25_3a_58Z67.A3" office:value-type="string">
                  <text:p text:style-name="P6"/>
                </table:table-cell>
                <table:table-cell table:style-name="MailMergeTable2020-03-06T14_3a_25_3a_58Z67.A3" office:value-type="string">
                  <text:p text:style-name="P6"/>
                </table:table-cell>
                <table:table-cell table:style-name="MailMergeTable2020-03-06T14_3a_25_3a_58Z67.A3" office:value-type="string">
                  <text:p text:style-name="P6"/>
                </table:table-cell>
                <table:table-cell table:style-name="MailMergeTable2020-03-06T14_3a_25_3a_58Z67.A2" office:value-type="string">
                  <text:p text:style-name="P7">4.3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66" text:anchor-type="page" text:anchor-page-number="17" svg:x="10.959cm" svg:y="0.499cm" svg:width="10.059cm" svg:height="7.01cm" draw:z-index="65">
        <draw:text-box>
          <text:section text:style-name="Sect1" text:name="MailMergeSection2020-03-06T14:25:58Z67Bereich1" text:protected="true">
            <table:table table:name="MailMergeTable2020-03-06T14:25:58Z66" table:style-name="MailMergeTable2020-03-06T14_3a_25_3a_58Z66">
              <table:table-column table:style-name="MailMergeTable2020-03-06T14_3a_25_3a_58Z66.A" table:number-columns-repeated="6"/>
              <table:table-column table:style-name="MailMergeTable2020-03-06T14_3a_25_3a_58Z66.G"/>
              <table:table-row table:style-name="MailMergeTable2020-03-06T14_3a_25_3a_58Z66.1">
                <table:table-cell table:style-name="MailMergeTable2020-03-06T14_3a_25_3a_58Z66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6.A2" table:number-columns-spanned="7" office:value-type="string">
                  <text:p text:style-name="P5">Anwendungssoftwar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6.A3" office:value-type="string">
                  <text:p text:style-name="P4">b<text:span text:style-name="T1">)</text:span></text:p>
                </table:table-cell>
                <table:table-cell table:style-name="MailMergeTable2020-03-06T14_3a_25_3a_58Z66.A2" table:number-rows-spanned="3" table:number-columns-spanned="6" office:value-type="string">
                  <text:p text:style-name="P4">Hardware- und Systemvoraussetzungen beurtei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66.4">
                <table:table-cell table:style-name="MailMergeTable2020-03-06T14_3a_25_3a_58Z6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6.A3" table:number-columns-spanned="2" office:value-type="string">
                  <text:p text:style-name="P7"><text:span text:style-name="T2">Ausbildungsj</text:span>ahr <text:s/>1,3 <text:s/></text:p>
                </table:table-cell>
                <table:covered-table-cell/>
                <table:table-cell table:style-name="MailMergeTable2020-03-06T14_3a_25_3a_58Z66.A3" office:value-type="string">
                  <text:p text:style-name="P6"/>
                </table:table-cell>
                <table:table-cell table:style-name="MailMergeTable2020-03-06T14_3a_25_3a_58Z66.A3" office:value-type="string">
                  <text:p text:style-name="P6"/>
                </table:table-cell>
                <table:table-cell table:style-name="MailMergeTable2020-03-06T14_3a_25_3a_58Z66.A3" office:value-type="string">
                  <text:p text:style-name="P6"/>
                </table:table-cell>
                <table:table-cell table:style-name="MailMergeTable2020-03-06T14_3a_25_3a_58Z66.A3" office:value-type="string">
                  <text:p text:style-name="P6"/>
                </table:table-cell>
                <table:table-cell table:style-name="MailMergeTable2020-03-06T14_3a_25_3a_58Z66.A2" office:value-type="string">
                  <text:p text:style-name="P7">4.3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65" text:anchor-type="page" text:anchor-page-number="17" svg:x="0.499cm" svg:y="0.499cm" svg:width="10.059cm" svg:height="7.01cm" draw:z-index="64">
        <draw:text-box>
          <text:section text:style-name="Sect1" text:name="MailMergeSection2020-03-06T14:25:58Z66MasterLabel">
            <table:table table:name="MailMergeTable2020-03-06T14:25:58Z65" table:style-name="MailMergeTable2020-03-06T14_3a_25_3a_58Z65">
              <table:table-column table:style-name="MailMergeTable2020-03-06T14_3a_25_3a_58Z65.A" table:number-columns-repeated="6"/>
              <table:table-column table:style-name="MailMergeTable2020-03-06T14_3a_25_3a_58Z65.G"/>
              <table:table-row table:style-name="MailMergeTable2020-03-06T14_3a_25_3a_58Z65.1">
                <table:table-cell table:style-name="MailMergeTable2020-03-06T14_3a_25_3a_58Z65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5.A2" table:number-columns-spanned="7" office:value-type="string">
                  <text:p text:style-name="P5">Anwendungssoftwar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5.A3" office:value-type="string">
                  <text:p text:style-name="P4">a<text:span text:style-name="T1">)</text:span></text:p>
                </table:table-cell>
                <table:table-cell table:style-name="MailMergeTable2020-03-06T14_3a_25_3a_58Z65.A2" table:number-rows-spanned="3" table:number-columns-spanned="6" office:value-type="string">
                  <text:p text:style-name="P4">Anwendungssoftware nach Einsatzbereichen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65.4">
                <table:table-cell table:style-name="MailMergeTable2020-03-06T14_3a_25_3a_58Z6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5.A3" table:number-columns-spanned="2" office:value-type="string">
                  <text:p text:style-name="P7"><text:span text:style-name="T2">Ausbildungsj</text:span>ahr <text:s/>1,3 <text:s/></text:p>
                </table:table-cell>
                <table:covered-table-cell/>
                <table:table-cell table:style-name="MailMergeTable2020-03-06T14_3a_25_3a_58Z65.A3" office:value-type="string">
                  <text:p text:style-name="P6"/>
                </table:table-cell>
                <table:table-cell table:style-name="MailMergeTable2020-03-06T14_3a_25_3a_58Z65.A3" office:value-type="string">
                  <text:p text:style-name="P6"/>
                </table:table-cell>
                <table:table-cell table:style-name="MailMergeTable2020-03-06T14_3a_25_3a_58Z65.A3" office:value-type="string">
                  <text:p text:style-name="P6"/>
                </table:table-cell>
                <table:table-cell table:style-name="MailMergeTable2020-03-06T14_3a_25_3a_58Z65.A3" office:value-type="string">
                  <text:p text:style-name="P6"/>
                </table:table-cell>
                <table:table-cell table:style-name="MailMergeTable2020-03-06T14_3a_25_3a_58Z65.A2" office:value-type="string">
                  <text:p text:style-name="P7">4.3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64" text:anchor-type="page" text:anchor-page-number="15" svg:x="10.959cm" svg:y="22.729cm" svg:width="10.059cm" svg:height="7.01cm" draw:z-index="63">
        <draw:text-box>
          <text:section text:style-name="Sect1" text:name="MailMergeSection2020-03-06T14:25:58Z65Bereich7" text:protected="true">
            <table:table table:name="MailMergeTable2020-03-06T14:25:58Z64" table:style-name="MailMergeTable2020-03-06T14_3a_25_3a_58Z64">
              <table:table-column table:style-name="MailMergeTable2020-03-06T14_3a_25_3a_58Z64.A" table:number-columns-repeated="6"/>
              <table:table-column table:style-name="MailMergeTable2020-03-06T14_3a_25_3a_58Z64.G"/>
              <table:table-row table:style-name="MailMergeTable2020-03-06T14_3a_25_3a_58Z64.1">
                <table:table-cell table:style-name="MailMergeTable2020-03-06T14_3a_25_3a_58Z64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4.A2" table:number-columns-spanned="7" office:value-type="string">
                  <text:p text:style-name="P5">Systemarchitektur, Hardware und Betriebssystem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4.A3" office:value-type="string">
                  <text:p text:style-name="P4">c<text:span text:style-name="T1">)</text:span></text:p>
                </table:table-cell>
                <table:table-cell table:style-name="MailMergeTable2020-03-06T14_3a_25_3a_58Z64.A2" table:number-rows-spanned="3" table:number-columns-spanned="6" office:value-type="string">
                  <text:p text:style-name="P4">marktgängige Betriebssysteme, ihre Komponenten und ihre Anwendungsbereiche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64.4">
                <table:table-cell table:style-name="MailMergeTable2020-03-06T14_3a_25_3a_58Z6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4.A3" table:number-columns-spanned="2" office:value-type="string">
                  <text:p text:style-name="P7"><text:span text:style-name="T2">Ausbildungsj</text:span>ahr <text:s/>1,3 <text:s/></text:p>
                </table:table-cell>
                <table:covered-table-cell/>
                <table:table-cell table:style-name="MailMergeTable2020-03-06T14_3a_25_3a_58Z64.A3" office:value-type="string">
                  <text:p text:style-name="P6"/>
                </table:table-cell>
                <table:table-cell table:style-name="MailMergeTable2020-03-06T14_3a_25_3a_58Z64.A3" office:value-type="string">
                  <text:p text:style-name="P6"/>
                </table:table-cell>
                <table:table-cell table:style-name="MailMergeTable2020-03-06T14_3a_25_3a_58Z64.A3" office:value-type="string">
                  <text:p text:style-name="P6"/>
                </table:table-cell>
                <table:table-cell table:style-name="MailMergeTable2020-03-06T14_3a_25_3a_58Z64.A3" office:value-type="string">
                  <text:p text:style-name="P6"/>
                </table:table-cell>
                <table:table-cell table:style-name="MailMergeTable2020-03-06T14_3a_25_3a_58Z64.A2" office:value-type="string">
                  <text:p text:style-name="P7">4.2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63" text:anchor-type="page" text:anchor-page-number="15" svg:x="0.499cm" svg:y="22.729cm" svg:width="10.059cm" svg:height="7.01cm" draw:z-index="62">
        <draw:text-box>
          <text:section text:style-name="Sect1" text:name="MailMergeSection2020-03-06T14:25:58Z64Bereich6" text:protected="true">
            <table:table table:name="MailMergeTable2020-03-06T14:25:58Z63" table:style-name="MailMergeTable2020-03-06T14_3a_25_3a_58Z63">
              <table:table-column table:style-name="MailMergeTable2020-03-06T14_3a_25_3a_58Z63.A" table:number-columns-repeated="6"/>
              <table:table-column table:style-name="MailMergeTable2020-03-06T14_3a_25_3a_58Z63.G"/>
              <table:table-row table:style-name="MailMergeTable2020-03-06T14_3a_25_3a_58Z63.1">
                <table:table-cell table:style-name="MailMergeTable2020-03-06T14_3a_25_3a_58Z63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3.A2" table:number-columns-spanned="7" office:value-type="string">
                  <text:p text:style-name="P5">Systemarchitektur, Hardware und Betriebssystem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3.A3" office:value-type="string">
                  <text:p text:style-name="P4">b<text:span text:style-name="T1">)</text:span></text:p>
                </table:table-cell>
                <table:table-cell table:style-name="MailMergeTable2020-03-06T14_3a_25_3a_58Z63.A2" table:number-rows-spanned="3" table:number-columns-spanned="6" office:value-type="string">
                  <text:p text:style-name="P4">verschiedene Speichermedien sowie Ein- und Ausgabegeräte nach Einsatzbereichen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63.4">
                <table:table-cell table:style-name="MailMergeTable2020-03-06T14_3a_25_3a_58Z6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3.A3" table:number-columns-spanned="2" office:value-type="string">
                  <text:p text:style-name="P7"><text:span text:style-name="T2">Ausbildungsj</text:span>ahr <text:s/>1,3 <text:s/></text:p>
                </table:table-cell>
                <table:covered-table-cell/>
                <table:table-cell table:style-name="MailMergeTable2020-03-06T14_3a_25_3a_58Z63.A3" office:value-type="string">
                  <text:p text:style-name="P6"/>
                </table:table-cell>
                <table:table-cell table:style-name="MailMergeTable2020-03-06T14_3a_25_3a_58Z63.A3" office:value-type="string">
                  <text:p text:style-name="P6"/>
                </table:table-cell>
                <table:table-cell table:style-name="MailMergeTable2020-03-06T14_3a_25_3a_58Z63.A3" office:value-type="string">
                  <text:p text:style-name="P6"/>
                </table:table-cell>
                <table:table-cell table:style-name="MailMergeTable2020-03-06T14_3a_25_3a_58Z63.A3" office:value-type="string">
                  <text:p text:style-name="P6"/>
                </table:table-cell>
                <table:table-cell table:style-name="MailMergeTable2020-03-06T14_3a_25_3a_58Z63.A2" office:value-type="string">
                  <text:p text:style-name="P7">4.2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62" text:anchor-type="page" text:anchor-page-number="15" svg:x="10.959cm" svg:y="15.319cm" svg:width="10.059cm" svg:height="7.01cm" draw:z-index="61">
        <draw:text-box>
          <text:section text:style-name="Sect1" text:name="MailMergeSection2020-03-06T14:25:58Z63Bereich5" text:protected="true">
            <table:table table:name="MailMergeTable2020-03-06T14:25:58Z62" table:style-name="MailMergeTable2020-03-06T14_3a_25_3a_58Z62">
              <table:table-column table:style-name="MailMergeTable2020-03-06T14_3a_25_3a_58Z62.A" table:number-columns-repeated="6"/>
              <table:table-column table:style-name="MailMergeTable2020-03-06T14_3a_25_3a_58Z62.G"/>
              <table:table-row table:style-name="MailMergeTable2020-03-06T14_3a_25_3a_58Z62.1">
                <table:table-cell table:style-name="MailMergeTable2020-03-06T14_3a_25_3a_58Z62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2.A2" table:number-columns-spanned="7" office:value-type="string">
                  <text:p text:style-name="P5">Systemarchitektur, Hardware und Betriebssystem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2.A3" office:value-type="string">
                  <text:p text:style-name="P4">a<text:span text:style-name="T1">)</text:span></text:p>
                </table:table-cell>
                <table:table-cell table:style-name="MailMergeTable2020-03-06T14_3a_25_3a_58Z62.A2" table:number-rows-spanned="3" table:number-columns-spanned="6" office:value-type="string">
                  <text:p text:style-name="P4">Systemarchitekturen und Hardwareschnittstellen marktgängiger informations- und telekommunikationstechnischer Systeme unterscheiden sowie Kompatibilität von Speicherbausteinen, Ein-/Ausgabekomponenten und Peripheriegeräten beurtei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62.4">
                <table:table-cell table:style-name="MailMergeTable2020-03-06T14_3a_25_3a_58Z6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2.A3" table:number-columns-spanned="2" office:value-type="string">
                  <text:p text:style-name="P7"><text:span text:style-name="T2">Ausbildungsj</text:span>ahr <text:s/>1,3 <text:s/></text:p>
                </table:table-cell>
                <table:covered-table-cell/>
                <table:table-cell table:style-name="MailMergeTable2020-03-06T14_3a_25_3a_58Z62.A3" office:value-type="string">
                  <text:p text:style-name="P6"/>
                </table:table-cell>
                <table:table-cell table:style-name="MailMergeTable2020-03-06T14_3a_25_3a_58Z62.A3" office:value-type="string">
                  <text:p text:style-name="P6"/>
                </table:table-cell>
                <table:table-cell table:style-name="MailMergeTable2020-03-06T14_3a_25_3a_58Z62.A3" office:value-type="string">
                  <text:p text:style-name="P6"/>
                </table:table-cell>
                <table:table-cell table:style-name="MailMergeTable2020-03-06T14_3a_25_3a_58Z62.A3" office:value-type="string">
                  <text:p text:style-name="P6"/>
                </table:table-cell>
                <table:table-cell table:style-name="MailMergeTable2020-03-06T14_3a_25_3a_58Z62.A2" office:value-type="string">
                  <text:p text:style-name="P7">4.2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61" text:anchor-type="page" text:anchor-page-number="15" svg:x="0.499cm" svg:y="15.319cm" svg:width="10.059cm" svg:height="7.01cm" draw:z-index="60">
        <draw:text-box>
          <text:section text:style-name="Sect1" text:name="MailMergeSection2020-03-06T14:25:58Z62Bereich4" text:protected="true">
            <table:table table:name="MailMergeTable2020-03-06T14:25:58Z61" table:style-name="MailMergeTable2020-03-06T14_3a_25_3a_58Z61">
              <table:table-column table:style-name="MailMergeTable2020-03-06T14_3a_25_3a_58Z61.A" table:number-columns-repeated="6"/>
              <table:table-column table:style-name="MailMergeTable2020-03-06T14_3a_25_3a_58Z61.G"/>
              <table:table-row table:style-name="MailMergeTable2020-03-06T14_3a_25_3a_58Z61.1">
                <table:table-cell table:style-name="MailMergeTable2020-03-06T14_3a_25_3a_58Z61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1.A2" table:number-columns-spanned="7" office:value-type="string">
                  <text:p text:style-name="P5">Einsatzfelder und Enwicklungstrend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1.A3" office:value-type="string">
                  <text:p text:style-name="P4">d<text:span text:style-name="T1">)</text:span></text:p>
                </table:table-cell>
                <table:table-cell table:style-name="MailMergeTable2020-03-06T14_3a_25_3a_58Z61.A2" table:number-rows-spanned="3" table:number-columns-spanned="6" office:value-type="string">
                  <text:p text:style-name="P4">Auswirkungen der technologischen Entwicklung auf Lösungskonzepte aktueller informations- und telekommunikationstechnischer Systeme da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61.4">
                <table:table-cell table:style-name="MailMergeTable2020-03-06T14_3a_25_3a_58Z6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1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61.A3" office:value-type="string">
                  <text:p text:style-name="P6"/>
                </table:table-cell>
                <table:table-cell table:style-name="MailMergeTable2020-03-06T14_3a_25_3a_58Z61.A3" office:value-type="string">
                  <text:p text:style-name="P6"/>
                </table:table-cell>
                <table:table-cell table:style-name="MailMergeTable2020-03-06T14_3a_25_3a_58Z61.A3" office:value-type="string">
                  <text:p text:style-name="P6"/>
                </table:table-cell>
                <table:table-cell table:style-name="MailMergeTable2020-03-06T14_3a_25_3a_58Z61.A3" office:value-type="string">
                  <text:p text:style-name="P6"/>
                </table:table-cell>
                <table:table-cell table:style-name="MailMergeTable2020-03-06T14_3a_25_3a_58Z61.A2" office:value-type="string">
                  <text:p text:style-name="P7">4.1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60" text:anchor-type="page" text:anchor-page-number="15" svg:x="10.959cm" svg:y="7.909cm" svg:width="10.059cm" svg:height="7.01cm" draw:z-index="59">
        <draw:text-box>
          <text:section text:style-name="Sect1" text:name="MailMergeSection2020-03-06T14:25:58Z61Bereich3" text:protected="true">
            <table:table table:name="MailMergeTable2020-03-06T14:25:58Z60" table:style-name="MailMergeTable2020-03-06T14_3a_25_3a_58Z60">
              <table:table-column table:style-name="MailMergeTable2020-03-06T14_3a_25_3a_58Z60.A" table:number-columns-repeated="6"/>
              <table:table-column table:style-name="MailMergeTable2020-03-06T14_3a_25_3a_58Z60.G"/>
              <table:table-row table:style-name="MailMergeTable2020-03-06T14_3a_25_3a_58Z60.1">
                <table:table-cell table:style-name="MailMergeTable2020-03-06T14_3a_25_3a_58Z60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0.A2" table:number-columns-spanned="7" office:value-type="string">
                  <text:p text:style-name="P5">Einsatzfelder und Enwicklungstrend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0.A3" office:value-type="string">
                  <text:p text:style-name="P4">c<text:span text:style-name="T1">)</text:span></text:p>
                </table:table-cell>
                <table:table-cell table:style-name="MailMergeTable2020-03-06T14_3a_25_3a_58Z60.A2" table:number-rows-spanned="3" table:number-columns-spanned="6" office:value-type="string">
                  <text:p text:style-name="P4">technologische Entwicklungstrends von Systemen der Informations- und Telekommunikationstechnik feststellen, sowie ihre wirtschaftlichen, sozialen und beruflichen Auswirkungen bewer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60.4">
                <table:table-cell table:style-name="MailMergeTable2020-03-06T14_3a_25_3a_58Z6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60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60.A3" office:value-type="string">
                  <text:p text:style-name="P6"/>
                </table:table-cell>
                <table:table-cell table:style-name="MailMergeTable2020-03-06T14_3a_25_3a_58Z60.A3" office:value-type="string">
                  <text:p text:style-name="P6"/>
                </table:table-cell>
                <table:table-cell table:style-name="MailMergeTable2020-03-06T14_3a_25_3a_58Z60.A3" office:value-type="string">
                  <text:p text:style-name="P6"/>
                </table:table-cell>
                <table:table-cell table:style-name="MailMergeTable2020-03-06T14_3a_25_3a_58Z60.A3" office:value-type="string">
                  <text:p text:style-name="P6"/>
                </table:table-cell>
                <table:table-cell table:style-name="MailMergeTable2020-03-06T14_3a_25_3a_58Z60.A2" office:value-type="string">
                  <text:p text:style-name="P7">4.1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59" text:anchor-type="page" text:anchor-page-number="15" svg:x="0.499cm" svg:y="7.909cm" svg:width="10.059cm" svg:height="7.01cm" draw:z-index="58">
        <draw:text-box>
          <text:section text:style-name="Sect1" text:name="MailMergeSection2020-03-06T14:25:58Z60Bereich2" text:protected="true">
            <table:table table:name="MailMergeTable2020-03-06T14:25:58Z59" table:style-name="MailMergeTable2020-03-06T14_3a_25_3a_58Z59">
              <table:table-column table:style-name="MailMergeTable2020-03-06T14_3a_25_3a_58Z59.A" table:number-columns-repeated="6"/>
              <table:table-column table:style-name="MailMergeTable2020-03-06T14_3a_25_3a_58Z59.G"/>
              <table:table-row table:style-name="MailMergeTable2020-03-06T14_3a_25_3a_58Z59.1">
                <table:table-cell table:style-name="MailMergeTable2020-03-06T14_3a_25_3a_58Z59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9.A2" table:number-columns-spanned="7" office:value-type="string">
                  <text:p text:style-name="P5">Einsatzfelder und Enwicklungstrend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9.A3" office:value-type="string">
                  <text:p text:style-name="P4">b<text:span text:style-name="T1">)</text:span></text:p>
                </table:table-cell>
                <table:table-cell table:style-name="MailMergeTable2020-03-06T14_3a_25_3a_58Z59.A2" table:number-rows-spanned="3" table:number-columns-spanned="6" office:value-type="string">
                  <text:p text:style-name="P4">Veränderungen von Einsatzfeldern für Systeme der Informations- und Telekommunikationstechnik aufgrund technischer, wirtschaftlicher und gesellschaftlicher Entwicklungen fest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59.4">
                <table:table-cell table:style-name="MailMergeTable2020-03-06T14_3a_25_3a_58Z5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9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59.A3" office:value-type="string">
                  <text:p text:style-name="P6"/>
                </table:table-cell>
                <table:table-cell table:style-name="MailMergeTable2020-03-06T14_3a_25_3a_58Z59.A3" office:value-type="string">
                  <text:p text:style-name="P6"/>
                </table:table-cell>
                <table:table-cell table:style-name="MailMergeTable2020-03-06T14_3a_25_3a_58Z59.A3" office:value-type="string">
                  <text:p text:style-name="P6"/>
                </table:table-cell>
                <table:table-cell table:style-name="MailMergeTable2020-03-06T14_3a_25_3a_58Z59.A3" office:value-type="string">
                  <text:p text:style-name="P6"/>
                </table:table-cell>
                <table:table-cell table:style-name="MailMergeTable2020-03-06T14_3a_25_3a_58Z59.A2" office:value-type="string">
                  <text:p text:style-name="P7">4.1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58" text:anchor-type="page" text:anchor-page-number="15" svg:x="10.959cm" svg:y="0.499cm" svg:width="10.059cm" svg:height="7.01cm" draw:z-index="57">
        <draw:text-box>
          <text:section text:style-name="Sect1" text:name="MailMergeSection2020-03-06T14:25:58Z59Bereich1" text:protected="true">
            <table:table table:name="MailMergeTable2020-03-06T14:25:58Z58" table:style-name="MailMergeTable2020-03-06T14_3a_25_3a_58Z58">
              <table:table-column table:style-name="MailMergeTable2020-03-06T14_3a_25_3a_58Z58.A" table:number-columns-repeated="6"/>
              <table:table-column table:style-name="MailMergeTable2020-03-06T14_3a_25_3a_58Z58.G"/>
              <table:table-row table:style-name="MailMergeTable2020-03-06T14_3a_25_3a_58Z58.1">
                <table:table-cell table:style-name="MailMergeTable2020-03-06T14_3a_25_3a_58Z58.A1" table:number-columns-spanned="7" office:value-type="string">
                  <text:p text:style-name="P4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8.A2" table:number-columns-spanned="7" office:value-type="string">
                  <text:p text:style-name="P5">Einsatzfelder und Enwicklungstrend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8.A3" office:value-type="string">
                  <text:p text:style-name="P4">a<text:span text:style-name="T1">)</text:span></text:p>
                </table:table-cell>
                <table:table-cell table:style-name="MailMergeTable2020-03-06T14_3a_25_3a_58Z58.A2" table:number-rows-spanned="3" table:number-columns-spanned="6" office:value-type="string">
                  <text:p text:style-name="P4">marktgängige Systeme der Informations- und Telekommunikationstechnik nach Einsatzbereichen, Leistungsfähigkeit und Wirtschaftlichkeit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58.4">
                <table:table-cell table:style-name="MailMergeTable2020-03-06T14_3a_25_3a_58Z5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8.A3" table:number-columns-spanned="2" office:value-type="string">
                  <text:p text:style-name="P7"><text:span text:style-name="T2">Ausbildungsj</text:span>ahr <text:s/>1,3 <text:s/></text:p>
                </table:table-cell>
                <table:covered-table-cell/>
                <table:table-cell table:style-name="MailMergeTable2020-03-06T14_3a_25_3a_58Z58.A3" office:value-type="string">
                  <text:p text:style-name="P6"/>
                </table:table-cell>
                <table:table-cell table:style-name="MailMergeTable2020-03-06T14_3a_25_3a_58Z58.A3" office:value-type="string">
                  <text:p text:style-name="P6"/>
                </table:table-cell>
                <table:table-cell table:style-name="MailMergeTable2020-03-06T14_3a_25_3a_58Z58.A3" office:value-type="string">
                  <text:p text:style-name="P6"/>
                </table:table-cell>
                <table:table-cell table:style-name="MailMergeTable2020-03-06T14_3a_25_3a_58Z58.A3" office:value-type="string">
                  <text:p text:style-name="P6"/>
                </table:table-cell>
                <table:table-cell table:style-name="MailMergeTable2020-03-06T14_3a_25_3a_58Z58.A2" office:value-type="string">
                  <text:p text:style-name="P7">4.1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57" text:anchor-type="page" text:anchor-page-number="15" svg:x="0.499cm" svg:y="0.499cm" svg:width="10.059cm" svg:height="7.01cm" draw:z-index="56">
        <draw:text-box>
          <text:section text:style-name="Sect1" text:name="MailMergeSection2020-03-06T14:25:58Z58MasterLabel">
            <table:table table:name="MailMergeTable2020-03-06T14:25:58Z57" table:style-name="MailMergeTable2020-03-06T14_3a_25_3a_58Z57">
              <table:table-column table:style-name="MailMergeTable2020-03-06T14_3a_25_3a_58Z57.A" table:number-columns-repeated="6"/>
              <table:table-column table:style-name="MailMergeTable2020-03-06T14_3a_25_3a_58Z57.G"/>
              <table:table-row table:style-name="MailMergeTable2020-03-06T14_3a_25_3a_58Z57.1">
                <table:table-cell table:style-name="MailMergeTable2020-03-06T14_3a_25_3a_58Z57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7.A2" table:number-columns-spanned="7" office:value-type="string">
                  <text:p text:style-name="P5">Team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7.A3" office:value-type="string">
                  <text:p text:style-name="P4">c<text:span text:style-name="T1">)</text:span></text:p>
                </table:table-cell>
                <table:table-cell table:style-name="MailMergeTable2020-03-06T14_3a_25_3a_58Z57.A2" table:number-rows-spanned="3" table:number-columns-spanned="6" office:value-type="string">
                  <text:p text:style-name="P4">Möglichkeiten zur Konfliktregelung im Interesse eines sachbezogenen Ergebnisses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57.4">
                <table:table-cell table:style-name="MailMergeTable2020-03-06T14_3a_25_3a_58Z5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7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8Z57.A3" office:value-type="string">
                  <text:p text:style-name="P6"/>
                </table:table-cell>
                <table:table-cell table:style-name="MailMergeTable2020-03-06T14_3a_25_3a_58Z57.A3" office:value-type="string">
                  <text:p text:style-name="P6"/>
                </table:table-cell>
                <table:table-cell table:style-name="MailMergeTable2020-03-06T14_3a_25_3a_58Z57.A3" office:value-type="string">
                  <text:p text:style-name="P6"/>
                </table:table-cell>
                <table:table-cell table:style-name="MailMergeTable2020-03-06T14_3a_25_3a_58Z57.A3" office:value-type="string">
                  <text:p text:style-name="P6"/>
                </table:table-cell>
                <table:table-cell table:style-name="MailMergeTable2020-03-06T14_3a_25_3a_58Z57.A2" office:value-type="string">
                  <text:p text:style-name="P7">3.3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56" text:anchor-type="page" text:anchor-page-number="13" svg:x="10.959cm" svg:y="22.729cm" svg:width="10.059cm" svg:height="7.01cm" draw:z-index="55">
        <draw:text-box>
          <text:section text:style-name="Sect1" text:name="MailMergeSection2020-03-06T14:25:58Z57Bereich7" text:protected="true">
            <table:table table:name="MailMergeTable2020-03-06T14:25:58Z56" table:style-name="MailMergeTable2020-03-06T14_3a_25_3a_58Z56">
              <table:table-column table:style-name="MailMergeTable2020-03-06T14_3a_25_3a_58Z56.A" table:number-columns-repeated="6"/>
              <table:table-column table:style-name="MailMergeTable2020-03-06T14_3a_25_3a_58Z56.G"/>
              <table:table-row table:style-name="MailMergeTable2020-03-06T14_3a_25_3a_58Z56.1">
                <table:table-cell table:style-name="MailMergeTable2020-03-06T14_3a_25_3a_58Z56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6.A2" table:number-columns-spanned="7" office:value-type="string">
                  <text:p text:style-name="P5">Team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6.A3" office:value-type="string">
                  <text:p text:style-name="P4">b<text:span text:style-name="T1">)</text:span></text:p>
                </table:table-cell>
                <table:table-cell table:style-name="MailMergeTable2020-03-06T14_3a_25_3a_58Z56.A2" table:number-rows-spanned="3" table:number-columns-spanned="6" office:value-type="string">
                  <text:p text:style-name="P4">Aufgaben im Team bearbeiten, Ergebnisse abstimmen und auswer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56.4">
                <table:table-cell table:style-name="MailMergeTable2020-03-06T14_3a_25_3a_58Z5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6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8Z56.A3" office:value-type="string">
                  <text:p text:style-name="P6"/>
                </table:table-cell>
                <table:table-cell table:style-name="MailMergeTable2020-03-06T14_3a_25_3a_58Z56.A3" office:value-type="string">
                  <text:p text:style-name="P6"/>
                </table:table-cell>
                <table:table-cell table:style-name="MailMergeTable2020-03-06T14_3a_25_3a_58Z56.A3" office:value-type="string">
                  <text:p text:style-name="P6"/>
                </table:table-cell>
                <table:table-cell table:style-name="MailMergeTable2020-03-06T14_3a_25_3a_58Z56.A3" office:value-type="string">
                  <text:p text:style-name="P6"/>
                </table:table-cell>
                <table:table-cell table:style-name="MailMergeTable2020-03-06T14_3a_25_3a_58Z56.A2" office:value-type="string">
                  <text:p text:style-name="P7">3.3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55" text:anchor-type="page" text:anchor-page-number="13" svg:x="0.499cm" svg:y="22.729cm" svg:width="10.059cm" svg:height="7.01cm" draw:z-index="54">
        <draw:text-box>
          <text:section text:style-name="Sect1" text:name="MailMergeSection2020-03-06T14:25:58Z56Bereich6" text:protected="true">
            <table:table table:name="MailMergeTable2020-03-06T14:25:58Z55" table:style-name="MailMergeTable2020-03-06T14_3a_25_3a_58Z55">
              <table:table-column table:style-name="MailMergeTable2020-03-06T14_3a_25_3a_58Z55.A" table:number-columns-repeated="6"/>
              <table:table-column table:style-name="MailMergeTable2020-03-06T14_3a_25_3a_58Z55.G"/>
              <table:table-row table:style-name="MailMergeTable2020-03-06T14_3a_25_3a_58Z55.1">
                <table:table-cell table:style-name="MailMergeTable2020-03-06T14_3a_25_3a_58Z55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5.A2" table:number-columns-spanned="7" office:value-type="string">
                  <text:p text:style-name="P5">Team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5.A3" office:value-type="string">
                  <text:p text:style-name="P4">a<text:span text:style-name="T1">)</text:span></text:p>
                </table:table-cell>
                <table:table-cell table:style-name="MailMergeTable2020-03-06T14_3a_25_3a_58Z55.A2" table:number-rows-spanned="3" table:number-columns-spanned="6" office:value-type="string">
                  <text:p text:style-name="P4">Aufgaben im Team planen, entsprechend den individuellen Fähigkeiten aufteilen, Zusammenarbeit aktiv gestal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55.4">
                <table:table-cell table:style-name="MailMergeTable2020-03-06T14_3a_25_3a_58Z5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5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8Z55.A3" office:value-type="string">
                  <text:p text:style-name="P6"/>
                </table:table-cell>
                <table:table-cell table:style-name="MailMergeTable2020-03-06T14_3a_25_3a_58Z55.A3" office:value-type="string">
                  <text:p text:style-name="P6"/>
                </table:table-cell>
                <table:table-cell table:style-name="MailMergeTable2020-03-06T14_3a_25_3a_58Z55.A3" office:value-type="string">
                  <text:p text:style-name="P6"/>
                </table:table-cell>
                <table:table-cell table:style-name="MailMergeTable2020-03-06T14_3a_25_3a_58Z55.A3" office:value-type="string">
                  <text:p text:style-name="P6"/>
                </table:table-cell>
                <table:table-cell table:style-name="MailMergeTable2020-03-06T14_3a_25_3a_58Z55.A2" office:value-type="string">
                  <text:p text:style-name="P7">3.3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54" text:anchor-type="page" text:anchor-page-number="13" svg:x="10.959cm" svg:y="15.319cm" svg:width="10.059cm" svg:height="7.01cm" draw:z-index="53">
        <draw:text-box>
          <text:section text:style-name="Sect1" text:name="MailMergeSection2020-03-06T14:25:58Z55Bereich5" text:protected="true">
            <table:table table:name="MailMergeTable2020-03-06T14:25:58Z54" table:style-name="MailMergeTable2020-03-06T14_3a_25_3a_58Z54">
              <table:table-column table:style-name="MailMergeTable2020-03-06T14_3a_25_3a_58Z54.A" table:number-columns-repeated="6"/>
              <table:table-column table:style-name="MailMergeTable2020-03-06T14_3a_25_3a_58Z54.G"/>
              <table:table-row table:style-name="MailMergeTable2020-03-06T14_3a_25_3a_58Z54.1">
                <table:table-cell table:style-name="MailMergeTable2020-03-06T14_3a_25_3a_58Z54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4.A2" table:number-columns-spanned="7" office:value-type="string">
                  <text:p text:style-name="P5">Planen und Organi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4.A3" office:value-type="string">
                  <text:p text:style-name="P4">g<text:span text:style-name="T1">)</text:span></text:p>
                </table:table-cell>
                <table:table-cell table:style-name="MailMergeTable2020-03-06T14_3a_25_3a_58Z54.A2" table:number-rows-spanned="3" table:number-columns-spanned="6" office:value-type="string">
                  <text:p text:style-name="P4">Arbeits- und Organisationsmittel wirtschaftlich und ökologisch einsetz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54.4">
                <table:table-cell table:style-name="MailMergeTable2020-03-06T14_3a_25_3a_58Z5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4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8Z54.A3" office:value-type="string">
                  <text:p text:style-name="P6"/>
                </table:table-cell>
                <table:table-cell table:style-name="MailMergeTable2020-03-06T14_3a_25_3a_58Z54.A3" office:value-type="string">
                  <text:p text:style-name="P6"/>
                </table:table-cell>
                <table:table-cell table:style-name="MailMergeTable2020-03-06T14_3a_25_3a_58Z54.A3" office:value-type="string">
                  <text:p text:style-name="P6"/>
                </table:table-cell>
                <table:table-cell table:style-name="MailMergeTable2020-03-06T14_3a_25_3a_58Z54.A3" office:value-type="string">
                  <text:p text:style-name="P6"/>
                </table:table-cell>
                <table:table-cell table:style-name="MailMergeTable2020-03-06T14_3a_25_3a_58Z54.A2" office:value-type="string">
                  <text:p text:style-name="P7">3.2.g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53" text:anchor-type="page" text:anchor-page-number="13" svg:x="0.499cm" svg:y="15.319cm" svg:width="10.059cm" svg:height="7.01cm" draw:z-index="52">
        <draw:text-box>
          <text:section text:style-name="Sect1" text:name="MailMergeSection2020-03-06T14:25:58Z54Bereich4" text:protected="true">
            <table:table table:name="MailMergeTable2020-03-06T14:25:58Z53" table:style-name="MailMergeTable2020-03-06T14_3a_25_3a_58Z53">
              <table:table-column table:style-name="MailMergeTable2020-03-06T14_3a_25_3a_58Z53.A" table:number-columns-repeated="6"/>
              <table:table-column table:style-name="MailMergeTable2020-03-06T14_3a_25_3a_58Z53.G"/>
              <table:table-row table:style-name="MailMergeTable2020-03-06T14_3a_25_3a_58Z53.1">
                <table:table-cell table:style-name="MailMergeTable2020-03-06T14_3a_25_3a_58Z53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3.A2" table:number-columns-spanned="7" office:value-type="string">
                  <text:p text:style-name="P5">Planen und Organi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3.A3" office:value-type="string">
                  <text:p text:style-name="P4">f<text:span text:style-name="T1">)</text:span></text:p>
                </table:table-cell>
                <table:table-cell table:style-name="MailMergeTable2020-03-06T14_3a_25_3a_58Z53.A2" table:number-rows-spanned="3" table:number-columns-spanned="6" office:value-type="string">
                  <text:p text:style-name="P4">Maßnahmen zur Verbesserung der Arbeitsorganisation und der Arbeitsgestaltung vorschla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53.4">
                <table:table-cell table:style-name="MailMergeTable2020-03-06T14_3a_25_3a_58Z5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3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53.A3" office:value-type="string">
                  <text:p text:style-name="P6"/>
                </table:table-cell>
                <table:table-cell table:style-name="MailMergeTable2020-03-06T14_3a_25_3a_58Z53.A3" office:value-type="string">
                  <text:p text:style-name="P6"/>
                </table:table-cell>
                <table:table-cell table:style-name="MailMergeTable2020-03-06T14_3a_25_3a_58Z53.A3" office:value-type="string">
                  <text:p text:style-name="P6"/>
                </table:table-cell>
                <table:table-cell table:style-name="MailMergeTable2020-03-06T14_3a_25_3a_58Z53.A3" office:value-type="string">
                  <text:p text:style-name="P6"/>
                </table:table-cell>
                <table:table-cell table:style-name="MailMergeTable2020-03-06T14_3a_25_3a_58Z53.A2" office:value-type="string">
                  <text:p text:style-name="P7">3.2.f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52" text:anchor-type="page" text:anchor-page-number="13" svg:x="10.959cm" svg:y="7.909cm" svg:width="10.059cm" svg:height="7.01cm" draw:z-index="51">
        <draw:text-box>
          <text:section text:style-name="Sect1" text:name="MailMergeSection2020-03-06T14:25:58Z53Bereich3" text:protected="true">
            <table:table table:name="MailMergeTable2020-03-06T14:25:58Z52" table:style-name="MailMergeTable2020-03-06T14_3a_25_3a_58Z52">
              <table:table-column table:style-name="MailMergeTable2020-03-06T14_3a_25_3a_58Z52.A" table:number-columns-repeated="6"/>
              <table:table-column table:style-name="MailMergeTable2020-03-06T14_3a_25_3a_58Z52.G"/>
              <table:table-row table:style-name="MailMergeTable2020-03-06T14_3a_25_3a_58Z52.1">
                <table:table-cell table:style-name="MailMergeTable2020-03-06T14_3a_25_3a_58Z52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2.A2" table:number-columns-spanned="7" office:value-type="string">
                  <text:p text:style-name="P5">Planen und Organi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2.A3" office:value-type="string">
                  <text:p text:style-name="P4">e<text:span text:style-name="T1">)</text:span></text:p>
                </table:table-cell>
                <table:table-cell table:style-name="MailMergeTable2020-03-06T14_3a_25_3a_58Z52.A2" table:number-rows-spanned="3" table:number-columns-spanned="6" office:value-type="string">
                  <text:p text:style-name="P4">unterschiedliche Lerntechnik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52.4">
                <table:table-cell table:style-name="MailMergeTable2020-03-06T14_3a_25_3a_58Z5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2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52.A3" office:value-type="string">
                  <text:p text:style-name="P6"/>
                </table:table-cell>
                <table:table-cell table:style-name="MailMergeTable2020-03-06T14_3a_25_3a_58Z52.A3" office:value-type="string">
                  <text:p text:style-name="P6"/>
                </table:table-cell>
                <table:table-cell table:style-name="MailMergeTable2020-03-06T14_3a_25_3a_58Z52.A3" office:value-type="string">
                  <text:p text:style-name="P6"/>
                </table:table-cell>
                <table:table-cell table:style-name="MailMergeTable2020-03-06T14_3a_25_3a_58Z52.A3" office:value-type="string">
                  <text:p text:style-name="P6"/>
                </table:table-cell>
                <table:table-cell table:style-name="MailMergeTable2020-03-06T14_3a_25_3a_58Z52.A2" office:value-type="string">
                  <text:p text:style-name="P7">3.2.e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51" text:anchor-type="page" text:anchor-page-number="13" svg:x="0.499cm" svg:y="7.909cm" svg:width="10.059cm" svg:height="7.01cm" draw:z-index="50">
        <draw:text-box>
          <text:section text:style-name="Sect1" text:name="MailMergeSection2020-03-06T14:25:58Z52Bereich2" text:protected="true">
            <table:table table:name="MailMergeTable2020-03-06T14:25:58Z51" table:style-name="MailMergeTable2020-03-06T14_3a_25_3a_58Z51">
              <table:table-column table:style-name="MailMergeTable2020-03-06T14_3a_25_3a_58Z51.A" table:number-columns-repeated="6"/>
              <table:table-column table:style-name="MailMergeTable2020-03-06T14_3a_25_3a_58Z51.G"/>
              <table:table-row table:style-name="MailMergeTable2020-03-06T14_3a_25_3a_58Z51.1">
                <table:table-cell table:style-name="MailMergeTable2020-03-06T14_3a_25_3a_58Z51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1.A2" table:number-columns-spanned="7" office:value-type="string">
                  <text:p text:style-name="P5">Planen und Organi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1.A3" office:value-type="string">
                  <text:p text:style-name="P4">d<text:span text:style-name="T1">)</text:span></text:p>
                </table:table-cell>
                <table:table-cell table:style-name="MailMergeTable2020-03-06T14_3a_25_3a_58Z51.A2" table:number-rows-spanned="3" table:number-columns-spanned="6" office:value-type="string">
                  <text:p text:style-name="P4">Probleme analysieren und als Aufgabe definieren, Lösungsalternativen entwickeln und beurtei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51.4">
                <table:table-cell table:style-name="MailMergeTable2020-03-06T14_3a_25_3a_58Z5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1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51.A3" office:value-type="string">
                  <text:p text:style-name="P6"/>
                </table:table-cell>
                <table:table-cell table:style-name="MailMergeTable2020-03-06T14_3a_25_3a_58Z51.A3" office:value-type="string">
                  <text:p text:style-name="P6"/>
                </table:table-cell>
                <table:table-cell table:style-name="MailMergeTable2020-03-06T14_3a_25_3a_58Z51.A3" office:value-type="string">
                  <text:p text:style-name="P6"/>
                </table:table-cell>
                <table:table-cell table:style-name="MailMergeTable2020-03-06T14_3a_25_3a_58Z51.A3" office:value-type="string">
                  <text:p text:style-name="P6"/>
                </table:table-cell>
                <table:table-cell table:style-name="MailMergeTable2020-03-06T14_3a_25_3a_58Z51.A2" office:value-type="string">
                  <text:p text:style-name="P7">3.2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50" text:anchor-type="page" text:anchor-page-number="13" svg:x="10.959cm" svg:y="0.499cm" svg:width="10.059cm" svg:height="7.01cm" draw:z-index="49">
        <draw:text-box>
          <text:section text:style-name="Sect1" text:name="MailMergeSection2020-03-06T14:25:58Z51Bereich1" text:protected="true">
            <table:table table:name="MailMergeTable2020-03-06T14:25:58Z50" table:style-name="MailMergeTable2020-03-06T14_3a_25_3a_58Z50">
              <table:table-column table:style-name="MailMergeTable2020-03-06T14_3a_25_3a_58Z50.A" table:number-columns-repeated="6"/>
              <table:table-column table:style-name="MailMergeTable2020-03-06T14_3a_25_3a_58Z50.G"/>
              <table:table-row table:style-name="MailMergeTable2020-03-06T14_3a_25_3a_58Z50.1">
                <table:table-cell table:style-name="MailMergeTable2020-03-06T14_3a_25_3a_58Z50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0.A2" table:number-columns-spanned="7" office:value-type="string">
                  <text:p text:style-name="P5">Planen und Organi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0.A3" office:value-type="string">
                  <text:p text:style-name="P4">c<text:span text:style-name="T1">)</text:span></text:p>
                </table:table-cell>
                <table:table-cell table:style-name="MailMergeTable2020-03-06T14_3a_25_3a_58Z50.A2" table:number-rows-spanned="3" table:number-columns-spanned="6" office:value-type="string">
                  <text:p text:style-name="P4">Termine planen und abstimmen, Terminüberwachung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50.4">
                <table:table-cell table:style-name="MailMergeTable2020-03-06T14_3a_25_3a_58Z5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50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8Z50.A3" office:value-type="string">
                  <text:p text:style-name="P6"/>
                </table:table-cell>
                <table:table-cell table:style-name="MailMergeTable2020-03-06T14_3a_25_3a_58Z50.A3" office:value-type="string">
                  <text:p text:style-name="P6"/>
                </table:table-cell>
                <table:table-cell table:style-name="MailMergeTable2020-03-06T14_3a_25_3a_58Z50.A3" office:value-type="string">
                  <text:p text:style-name="P6"/>
                </table:table-cell>
                <table:table-cell table:style-name="MailMergeTable2020-03-06T14_3a_25_3a_58Z50.A3" office:value-type="string">
                  <text:p text:style-name="P6"/>
                </table:table-cell>
                <table:table-cell table:style-name="MailMergeTable2020-03-06T14_3a_25_3a_58Z50.A2" office:value-type="string">
                  <text:p text:style-name="P7">3.2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49" text:anchor-type="page" text:anchor-page-number="13" svg:x="0.499cm" svg:y="0.499cm" svg:width="10.059cm" svg:height="7.01cm" draw:z-index="48">
        <draw:text-box>
          <text:section text:style-name="Sect1" text:name="MailMergeSection2020-03-06T14:25:58Z50MasterLabel">
            <table:table table:name="MailMergeTable2020-03-06T14:25:58Z49" table:style-name="MailMergeTable2020-03-06T14_3a_25_3a_58Z49">
              <table:table-column table:style-name="MailMergeTable2020-03-06T14_3a_25_3a_58Z49.A" table:number-columns-repeated="6"/>
              <table:table-column table:style-name="MailMergeTable2020-03-06T14_3a_25_3a_58Z49.G"/>
              <table:table-row table:style-name="MailMergeTable2020-03-06T14_3a_25_3a_58Z49.1">
                <table:table-cell table:style-name="MailMergeTable2020-03-06T14_3a_25_3a_58Z49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9.A2" table:number-columns-spanned="7" office:value-type="string">
                  <text:p text:style-name="P5">Planen und Organi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9.A3" office:value-type="string">
                  <text:p text:style-name="P4">b<text:span text:style-name="T1">)</text:span></text:p>
                </table:table-cell>
                <table:table-cell table:style-name="MailMergeTable2020-03-06T14_3a_25_3a_58Z49.A2" table:number-rows-spanned="3" table:number-columns-spanned="6" office:value-type="string">
                  <text:p text:style-name="P4">den eigenen Arbeitsplatz unter Berücksichtigung betrieblicher Vorgaben und ergonomischer Aspekte gestal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49.4">
                <table:table-cell table:style-name="MailMergeTable2020-03-06T14_3a_25_3a_58Z4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9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8Z49.A3" office:value-type="string">
                  <text:p text:style-name="P6"/>
                </table:table-cell>
                <table:table-cell table:style-name="MailMergeTable2020-03-06T14_3a_25_3a_58Z49.A3" office:value-type="string">
                  <text:p text:style-name="P6"/>
                </table:table-cell>
                <table:table-cell table:style-name="MailMergeTable2020-03-06T14_3a_25_3a_58Z49.A3" office:value-type="string">
                  <text:p text:style-name="P6"/>
                </table:table-cell>
                <table:table-cell table:style-name="MailMergeTable2020-03-06T14_3a_25_3a_58Z49.A3" office:value-type="string">
                  <text:p text:style-name="P6"/>
                </table:table-cell>
                <table:table-cell table:style-name="MailMergeTable2020-03-06T14_3a_25_3a_58Z49.A2" office:value-type="string">
                  <text:p text:style-name="P7">3.2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48" text:anchor-type="page" text:anchor-page-number="11" svg:x="10.959cm" svg:y="22.729cm" svg:width="10.059cm" svg:height="7.01cm" draw:z-index="47">
        <draw:text-box>
          <text:section text:style-name="Sect1" text:name="MailMergeSection2020-03-06T14:25:58Z49Bereich7" text:protected="true">
            <table:table table:name="MailMergeTable2020-03-06T14:25:58Z48" table:style-name="MailMergeTable2020-03-06T14_3a_25_3a_58Z48">
              <table:table-column table:style-name="MailMergeTable2020-03-06T14_3a_25_3a_58Z48.A" table:number-columns-repeated="6"/>
              <table:table-column table:style-name="MailMergeTable2020-03-06T14_3a_25_3a_58Z48.G"/>
              <table:table-row table:style-name="MailMergeTable2020-03-06T14_3a_25_3a_58Z48.1">
                <table:table-cell table:style-name="MailMergeTable2020-03-06T14_3a_25_3a_58Z48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8.A2" table:number-columns-spanned="7" office:value-type="string">
                  <text:p text:style-name="P5">Planen und Organi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8.A3" office:value-type="string">
                  <text:p text:style-name="P4">a<text:span text:style-name="T1">)</text:span></text:p>
                </table:table-cell>
                <table:table-cell table:style-name="MailMergeTable2020-03-06T14_3a_25_3a_58Z48.A2" table:number-rows-spanned="3" table:number-columns-spanned="6" office:value-type="string">
                  <text:p text:style-name="P4">Zeitplan und Reihenfolge der Arbeitsschritte für den eigenen Arbeitsbereich festle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48.4">
                <table:table-cell table:style-name="MailMergeTable2020-03-06T14_3a_25_3a_58Z4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8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8Z48.A3" office:value-type="string">
                  <text:p text:style-name="P6"/>
                </table:table-cell>
                <table:table-cell table:style-name="MailMergeTable2020-03-06T14_3a_25_3a_58Z48.A3" office:value-type="string">
                  <text:p text:style-name="P6"/>
                </table:table-cell>
                <table:table-cell table:style-name="MailMergeTable2020-03-06T14_3a_25_3a_58Z48.A3" office:value-type="string">
                  <text:p text:style-name="P6"/>
                </table:table-cell>
                <table:table-cell table:style-name="MailMergeTable2020-03-06T14_3a_25_3a_58Z48.A3" office:value-type="string">
                  <text:p text:style-name="P6"/>
                </table:table-cell>
                <table:table-cell table:style-name="MailMergeTable2020-03-06T14_3a_25_3a_58Z48.A2" office:value-type="string">
                  <text:p text:style-name="P7">3.2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47" text:anchor-type="page" text:anchor-page-number="11" svg:x="0.499cm" svg:y="22.729cm" svg:width="10.059cm" svg:height="7.01cm" draw:z-index="46">
        <draw:text-box>
          <text:section text:style-name="Sect1" text:name="MailMergeSection2020-03-06T14:25:58Z48Bereich6" text:protected="true">
            <table:table table:name="MailMergeTable2020-03-06T14:25:58Z47" table:style-name="MailMergeTable2020-03-06T14_3a_25_3a_58Z47">
              <table:table-column table:style-name="MailMergeTable2020-03-06T14_3a_25_3a_58Z47.A" table:number-columns-repeated="6"/>
              <table:table-column table:style-name="MailMergeTable2020-03-06T14_3a_25_3a_58Z47.G"/>
              <table:table-row table:style-name="MailMergeTable2020-03-06T14_3a_25_3a_58Z47.1">
                <table:table-cell table:style-name="MailMergeTable2020-03-06T14_3a_25_3a_58Z47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7.A2" table:number-columns-spanned="7" office:value-type="string">
                  <text:p text:style-name="P5">Informieren und Kommuniz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7.A3" office:value-type="string">
                  <text:p text:style-name="P4">f<text:span text:style-name="T1">)</text:span></text:p>
                </table:table-cell>
                <table:table-cell table:style-name="MailMergeTable2020-03-06T14_3a_25_3a_58Z47.A2" table:number-rows-spanned="3" table:number-columns-spanned="6" office:value-type="string">
                  <text:p text:style-name="P4">Daten und Sachverhalte visualisieren und Grafiken erstellen sowie Standardsoftware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47.4">
                <table:table-cell table:style-name="MailMergeTable2020-03-06T14_3a_25_3a_58Z4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7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47.A3" office:value-type="string">
                  <text:p text:style-name="P6"/>
                </table:table-cell>
                <table:table-cell table:style-name="MailMergeTable2020-03-06T14_3a_25_3a_58Z47.A3" office:value-type="string">
                  <text:p text:style-name="P6"/>
                </table:table-cell>
                <table:table-cell table:style-name="MailMergeTable2020-03-06T14_3a_25_3a_58Z47.A3" office:value-type="string">
                  <text:p text:style-name="P6"/>
                </table:table-cell>
                <table:table-cell table:style-name="MailMergeTable2020-03-06T14_3a_25_3a_58Z47.A3" office:value-type="string">
                  <text:p text:style-name="P6"/>
                </table:table-cell>
                <table:table-cell table:style-name="MailMergeTable2020-03-06T14_3a_25_3a_58Z47.A2" office:value-type="string">
                  <text:p text:style-name="P7">3.1.f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46" text:anchor-type="page" text:anchor-page-number="11" svg:x="10.959cm" svg:y="15.319cm" svg:width="10.059cm" svg:height="7.01cm" draw:z-index="45">
        <draw:text-box>
          <text:section text:style-name="Sect1" text:name="MailMergeSection2020-03-06T14:25:58Z47Bereich5" text:protected="true">
            <table:table table:name="MailMergeTable2020-03-06T14:25:58Z46" table:style-name="MailMergeTable2020-03-06T14_3a_25_3a_58Z46">
              <table:table-column table:style-name="MailMergeTable2020-03-06T14_3a_25_3a_58Z46.A" table:number-columns-repeated="6"/>
              <table:table-column table:style-name="MailMergeTable2020-03-06T14_3a_25_3a_58Z46.G"/>
              <table:table-row table:style-name="MailMergeTable2020-03-06T14_3a_25_3a_58Z46.1">
                <table:table-cell table:style-name="MailMergeTable2020-03-06T14_3a_25_3a_58Z46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6.A2" table:number-columns-spanned="7" office:value-type="string">
                  <text:p text:style-name="P5">Informieren und Kommuniz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6.A3" office:value-type="string">
                  <text:p text:style-name="P4">d<text:span text:style-name="T1">)</text:span></text:p>
                </table:table-cell>
                <table:table-cell table:style-name="MailMergeTable2020-03-06T14_3a_25_3a_58Z46.A2" table:number-rows-spanned="3" table:number-columns-spanned="6" office:value-type="string">
                  <text:p text:style-name="P4">Schriftverkehr durchführen und Protokolle anferti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46.4">
                <table:table-cell table:style-name="MailMergeTable2020-03-06T14_3a_25_3a_58Z4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6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46.A3" office:value-type="string">
                  <text:p text:style-name="P6"/>
                </table:table-cell>
                <table:table-cell table:style-name="MailMergeTable2020-03-06T14_3a_25_3a_58Z46.A3" office:value-type="string">
                  <text:p text:style-name="P6"/>
                </table:table-cell>
                <table:table-cell table:style-name="MailMergeTable2020-03-06T14_3a_25_3a_58Z46.A3" office:value-type="string">
                  <text:p text:style-name="P6"/>
                </table:table-cell>
                <table:table-cell table:style-name="MailMergeTable2020-03-06T14_3a_25_3a_58Z46.A3" office:value-type="string">
                  <text:p text:style-name="P6"/>
                </table:table-cell>
                <table:table-cell table:style-name="MailMergeTable2020-03-06T14_3a_25_3a_58Z46.A2" office:value-type="string">
                  <text:p text:style-name="P7">3.1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45" text:anchor-type="page" text:anchor-page-number="11" svg:x="0.499cm" svg:y="15.319cm" svg:width="10.059cm" svg:height="7.01cm" draw:z-index="44">
        <draw:text-box>
          <text:section text:style-name="Sect1" text:name="MailMergeSection2020-03-06T14:25:58Z46Bereich4" text:protected="true">
            <table:table table:name="MailMergeTable2020-03-06T14:25:58Z45" table:style-name="MailMergeTable2020-03-06T14_3a_25_3a_58Z45">
              <table:table-column table:style-name="MailMergeTable2020-03-06T14_3a_25_3a_58Z45.A" table:number-columns-repeated="6"/>
              <table:table-column table:style-name="MailMergeTable2020-03-06T14_3a_25_3a_58Z45.G"/>
              <table:table-row table:style-name="MailMergeTable2020-03-06T14_3a_25_3a_58Z45.1">
                <table:table-cell table:style-name="MailMergeTable2020-03-06T14_3a_25_3a_58Z45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5.A2" table:number-columns-spanned="7" office:value-type="string">
                  <text:p text:style-name="P5">Informieren und Kommuniz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5.A3" office:value-type="string">
                  <text:p text:style-name="P4">c<text:span text:style-name="T1">)</text:span></text:p>
                </table:table-cell>
                <table:table-cell table:style-name="MailMergeTable2020-03-06T14_3a_25_3a_58Z45.A2" table:number-rows-spanned="3" table:number-columns-spanned="6" office:value-type="string">
                  <text:p text:style-name="P4">Informationen aufgabenbezogen bewerten und auswäh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45.4">
                <table:table-cell table:style-name="MailMergeTable2020-03-06T14_3a_25_3a_58Z4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5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45.A3" office:value-type="string">
                  <text:p text:style-name="P6"/>
                </table:table-cell>
                <table:table-cell table:style-name="MailMergeTable2020-03-06T14_3a_25_3a_58Z45.A3" office:value-type="string">
                  <text:p text:style-name="P6"/>
                </table:table-cell>
                <table:table-cell table:style-name="MailMergeTable2020-03-06T14_3a_25_3a_58Z45.A3" office:value-type="string">
                  <text:p text:style-name="P6"/>
                </table:table-cell>
                <table:table-cell table:style-name="MailMergeTable2020-03-06T14_3a_25_3a_58Z45.A3" office:value-type="string">
                  <text:p text:style-name="P6"/>
                </table:table-cell>
                <table:table-cell table:style-name="MailMergeTable2020-03-06T14_3a_25_3a_58Z45.A2" office:value-type="string">
                  <text:p text:style-name="P7">3.1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44" text:anchor-type="page" text:anchor-page-number="11" svg:x="10.959cm" svg:y="7.909cm" svg:width="10.059cm" svg:height="7.01cm" draw:z-index="43">
        <draw:text-box>
          <text:section text:style-name="Sect1" text:name="MailMergeSection2020-03-06T14:25:58Z45Bereich3" text:protected="true">
            <table:table table:name="MailMergeTable2020-03-06T14:25:58Z44" table:style-name="MailMergeTable2020-03-06T14_3a_25_3a_58Z44">
              <table:table-column table:style-name="MailMergeTable2020-03-06T14_3a_25_3a_58Z44.A" table:number-columns-repeated="6"/>
              <table:table-column table:style-name="MailMergeTable2020-03-06T14_3a_25_3a_58Z44.G"/>
              <table:table-row table:style-name="MailMergeTable2020-03-06T14_3a_25_3a_58Z44.1">
                <table:table-cell table:style-name="MailMergeTable2020-03-06T14_3a_25_3a_58Z44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4.A2" table:number-columns-spanned="7" office:value-type="string">
                  <text:p text:style-name="P5">Informieren und Kommuniz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4.A3" office:value-type="string">
                  <text:p text:style-name="P4">b<text:span text:style-name="T1">)</text:span></text:p>
                </table:table-cell>
                <table:table-cell table:style-name="MailMergeTable2020-03-06T14_3a_25_3a_58Z44.A2" table:number-rows-spanned="3" table:number-columns-spanned="6" office:value-type="string">
                  <text:p text:style-name="P4">Gespräche situationsgerecht führen und Sachverhalte präsentieren, deutsche und englische Fachbegriffe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44.4">
                <table:table-cell table:style-name="MailMergeTable2020-03-06T14_3a_25_3a_58Z4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4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44.A3" office:value-type="string">
                  <text:p text:style-name="P6"/>
                </table:table-cell>
                <table:table-cell table:style-name="MailMergeTable2020-03-06T14_3a_25_3a_58Z44.A3" office:value-type="string">
                  <text:p text:style-name="P6"/>
                </table:table-cell>
                <table:table-cell table:style-name="MailMergeTable2020-03-06T14_3a_25_3a_58Z44.A3" office:value-type="string">
                  <text:p text:style-name="P6"/>
                </table:table-cell>
                <table:table-cell table:style-name="MailMergeTable2020-03-06T14_3a_25_3a_58Z44.A3" office:value-type="string">
                  <text:p text:style-name="P6"/>
                </table:table-cell>
                <table:table-cell table:style-name="MailMergeTable2020-03-06T14_3a_25_3a_58Z44.A2" office:value-type="string">
                  <text:p text:style-name="P7">3.1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43" text:anchor-type="page" text:anchor-page-number="11" svg:x="0.499cm" svg:y="7.909cm" svg:width="10.059cm" svg:height="7.01cm" draw:z-index="42">
        <draw:text-box>
          <text:section text:style-name="Sect1" text:name="MailMergeSection2020-03-06T14:25:58Z44Bereich2" text:protected="true">
            <table:table table:name="MailMergeTable2020-03-06T14:25:58Z43" table:style-name="MailMergeTable2020-03-06T14_3a_25_3a_58Z43">
              <table:table-column table:style-name="MailMergeTable2020-03-06T14_3a_25_3a_58Z43.A" table:number-columns-repeated="6"/>
              <table:table-column table:style-name="MailMergeTable2020-03-06T14_3a_25_3a_58Z43.G"/>
              <table:table-row table:style-name="MailMergeTable2020-03-06T14_3a_25_3a_58Z43.1">
                <table:table-cell table:style-name="MailMergeTable2020-03-06T14_3a_25_3a_58Z43.A1" table:number-columns-spanned="7" office:value-type="string">
                  <text:p text:style-name="P4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3.A2" table:number-columns-spanned="7" office:value-type="string">
                  <text:p text:style-name="P5">Informieren und Kommuniz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3.A3" office:value-type="string">
                  <text:p text:style-name="P4">a<text:span text:style-name="T1">)</text:span></text:p>
                </table:table-cell>
                <table:table-cell table:style-name="MailMergeTable2020-03-06T14_3a_25_3a_58Z43.A2" table:number-rows-spanned="3" table:number-columns-spanned="6" office:value-type="string">
                  <text:p text:style-name="P4">Informationsquellen, insbesondere technische Unterlagen, Dokumentationen und Handbücher, in deutscher und englischer Sprache aufgabenbezogen auswer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43.4">
                <table:table-cell table:style-name="MailMergeTable2020-03-06T14_3a_25_3a_58Z4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3.A3" table:number-columns-spanned="2" office:value-type="string">
                  <text:p text:style-name="P7"><text:span text:style-name="T2">Ausbildungsj</text:span>ahr <text:s/>2 <text:s/></text:p>
                </table:table-cell>
                <table:covered-table-cell/>
                <table:table-cell table:style-name="MailMergeTable2020-03-06T14_3a_25_3a_58Z43.A3" office:value-type="string">
                  <text:p text:style-name="P6"/>
                </table:table-cell>
                <table:table-cell table:style-name="MailMergeTable2020-03-06T14_3a_25_3a_58Z43.A3" office:value-type="string">
                  <text:p text:style-name="P6"/>
                </table:table-cell>
                <table:table-cell table:style-name="MailMergeTable2020-03-06T14_3a_25_3a_58Z43.A3" office:value-type="string">
                  <text:p text:style-name="P6"/>
                </table:table-cell>
                <table:table-cell table:style-name="MailMergeTable2020-03-06T14_3a_25_3a_58Z43.A3" office:value-type="string">
                  <text:p text:style-name="P6"/>
                </table:table-cell>
                <table:table-cell table:style-name="MailMergeTable2020-03-06T14_3a_25_3a_58Z43.A2" office:value-type="string">
                  <text:p text:style-name="P7">3.1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42" text:anchor-type="page" text:anchor-page-number="11" svg:x="10.959cm" svg:y="0.499cm" svg:width="10.059cm" svg:height="7.01cm" draw:z-index="41">
        <draw:text-box>
          <text:section text:style-name="Sect1" text:name="MailMergeSection2020-03-06T14:25:58Z43Bereich1" text:protected="true">
            <table:table table:name="MailMergeTable2020-03-06T14:25:58Z42" table:style-name="MailMergeTable2020-03-06T14_3a_25_3a_58Z42">
              <table:table-column table:style-name="MailMergeTable2020-03-06T14_3a_25_3a_58Z42.A" table:number-columns-repeated="6"/>
              <table:table-column table:style-name="MailMergeTable2020-03-06T14_3a_25_3a_58Z42.G"/>
              <table:table-row table:style-name="MailMergeTable2020-03-06T14_3a_25_3a_58Z42.1">
                <table:table-cell table:style-name="MailMergeTable2020-03-06T14_3a_25_3a_58Z42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2.A2" table:number-columns-spanned="7" office:value-type="string">
                  <text:p text:style-name="P5">Kaufmännische Steuerung und Kontroll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2.A3" office:value-type="string">
                  <text:p text:style-name="P4">d<text:span text:style-name="T1">)</text:span></text:p>
                </table:table-cell>
                <table:table-cell table:style-name="MailMergeTable2020-03-06T14_3a_25_3a_58Z42.A2" table:number-rows-spanned="3" table:number-columns-spanned="6" office:value-type="string">
                  <text:p text:style-name="P4">Daten für die Erstellung von Statistiken beschaffen und aufbereiten, in geeigneter Form darstellen und interpre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42.4">
                <table:table-cell table:style-name="MailMergeTable2020-03-06T14_3a_25_3a_58Z4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2.A3" table:number-columns-spanned="2" office:value-type="string">
                  <text:p text:style-name="P7"><text:span text:style-name="T2">Ausbildungsj</text:span>ahr <text:s/>1,2,3 <text:s/></text:p>
                </table:table-cell>
                <table:covered-table-cell/>
                <table:table-cell table:style-name="MailMergeTable2020-03-06T14_3a_25_3a_58Z42.A3" office:value-type="string">
                  <text:p text:style-name="P6"/>
                </table:table-cell>
                <table:table-cell table:style-name="MailMergeTable2020-03-06T14_3a_25_3a_58Z42.A3" office:value-type="string">
                  <text:p text:style-name="P6"/>
                </table:table-cell>
                <table:table-cell table:style-name="MailMergeTable2020-03-06T14_3a_25_3a_58Z42.A3" office:value-type="string">
                  <text:p text:style-name="P6"/>
                </table:table-cell>
                <table:table-cell table:style-name="MailMergeTable2020-03-06T14_3a_25_3a_58Z42.A3" office:value-type="string">
                  <text:p text:style-name="P6"/>
                </table:table-cell>
                <table:table-cell table:style-name="MailMergeTable2020-03-06T14_3a_25_3a_58Z42.A2" office:value-type="string">
                  <text:p text:style-name="P7">2.5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41" text:anchor-type="page" text:anchor-page-number="11" svg:x="0.499cm" svg:y="0.499cm" svg:width="10.059cm" svg:height="7.01cm" draw:z-index="40">
        <draw:text-box>
          <text:section text:style-name="Sect1" text:name="MailMergeSection2020-03-06T14:25:58Z42MasterLabel">
            <table:table table:name="MailMergeTable2020-03-06T14:25:58Z41" table:style-name="MailMergeTable2020-03-06T14_3a_25_3a_58Z41">
              <table:table-column table:style-name="MailMergeTable2020-03-06T14_3a_25_3a_58Z41.A" table:number-columns-repeated="6"/>
              <table:table-column table:style-name="MailMergeTable2020-03-06T14_3a_25_3a_58Z41.G"/>
              <table:table-row table:style-name="MailMergeTable2020-03-06T14_3a_25_3a_58Z41.1">
                <table:table-cell table:style-name="MailMergeTable2020-03-06T14_3a_25_3a_58Z41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1.A2" table:number-columns-spanned="7" office:value-type="string">
                  <text:p text:style-name="P5">Kaufmännische Steuerung und Kontroll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1.A3" office:value-type="string">
                  <text:p text:style-name="P4">c<text:span text:style-name="T1">)</text:span></text:p>
                </table:table-cell>
                <table:table-cell table:style-name="MailMergeTable2020-03-06T14_3a_25_3a_58Z41.A2" table:number-rows-spanned="3" table:number-columns-spanned="6" office:value-type="string">
                  <text:p text:style-name="P4">Ergebnisse der Betriebsabrechnung für Controllingzwecke auswer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41.4">
                <table:table-cell table:style-name="MailMergeTable2020-03-06T14_3a_25_3a_58Z4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1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41.A3" office:value-type="string">
                  <text:p text:style-name="P6"/>
                </table:table-cell>
                <table:table-cell table:style-name="MailMergeTable2020-03-06T14_3a_25_3a_58Z41.A3" office:value-type="string">
                  <text:p text:style-name="P6"/>
                </table:table-cell>
                <table:table-cell table:style-name="MailMergeTable2020-03-06T14_3a_25_3a_58Z41.A3" office:value-type="string">
                  <text:p text:style-name="P6"/>
                </table:table-cell>
                <table:table-cell table:style-name="MailMergeTable2020-03-06T14_3a_25_3a_58Z41.A3" office:value-type="string">
                  <text:p text:style-name="P6"/>
                </table:table-cell>
                <table:table-cell table:style-name="MailMergeTable2020-03-06T14_3a_25_3a_58Z41.A2" office:value-type="string">
                  <text:p text:style-name="P7">2.5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40" text:anchor-type="page" text:anchor-page-number="9" svg:x="10.959cm" svg:y="22.729cm" svg:width="10.059cm" svg:height="7.01cm" draw:z-index="39">
        <draw:text-box>
          <text:section text:style-name="Sect1" text:name="MailMergeSection2020-03-06T14:25:58Z41Bereich7" text:protected="true">
            <table:table table:name="MailMergeTable2020-03-06T14:25:58Z40" table:style-name="MailMergeTable2020-03-06T14_3a_25_3a_58Z40">
              <table:table-column table:style-name="MailMergeTable2020-03-06T14_3a_25_3a_58Z40.A" table:number-columns-repeated="6"/>
              <table:table-column table:style-name="MailMergeTable2020-03-06T14_3a_25_3a_58Z40.G"/>
              <table:table-row table:style-name="MailMergeTable2020-03-06T14_3a_25_3a_58Z40.1">
                <table:table-cell table:style-name="MailMergeTable2020-03-06T14_3a_25_3a_58Z40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0.A2" table:number-columns-spanned="7" office:value-type="string">
                  <text:p text:style-name="P5">Kaufmännische Steuerung und Kontroll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0.A3" office:value-type="string">
                  <text:p text:style-name="P4">b<text:span text:style-name="T1">)</text:span></text:p>
                </table:table-cell>
                <table:table-cell table:style-name="MailMergeTable2020-03-06T14_3a_25_3a_58Z40.A2" table:number-rows-spanned="3" table:number-columns-spanned="6" office:value-type="string">
                  <text:p text:style-name="P4">Kosten und Erträge für erbrachte Leistungen errechnen sowie im Zeitvergleich und im Soll-Ist-Vergleich bewer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40.4">
                <table:table-cell table:style-name="MailMergeTable2020-03-06T14_3a_25_3a_58Z4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40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40.A3" office:value-type="string">
                  <text:p text:style-name="P6"/>
                </table:table-cell>
                <table:table-cell table:style-name="MailMergeTable2020-03-06T14_3a_25_3a_58Z40.A3" office:value-type="string">
                  <text:p text:style-name="P6"/>
                </table:table-cell>
                <table:table-cell table:style-name="MailMergeTable2020-03-06T14_3a_25_3a_58Z40.A3" office:value-type="string">
                  <text:p text:style-name="P6"/>
                </table:table-cell>
                <table:table-cell table:style-name="MailMergeTable2020-03-06T14_3a_25_3a_58Z40.A3" office:value-type="string">
                  <text:p text:style-name="P6"/>
                </table:table-cell>
                <table:table-cell table:style-name="MailMergeTable2020-03-06T14_3a_25_3a_58Z40.A2" office:value-type="string">
                  <text:p text:style-name="P7">2.5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39" text:anchor-type="page" text:anchor-page-number="9" svg:x="0.499cm" svg:y="22.729cm" svg:width="10.059cm" svg:height="7.01cm" draw:z-index="38">
        <draw:text-box>
          <text:section text:style-name="Sect1" text:name="MailMergeSection2020-03-06T14:25:58Z40Bereich6" text:protected="true">
            <table:table table:name="MailMergeTable2020-03-06T14:25:58Z39" table:style-name="MailMergeTable2020-03-06T14_3a_25_3a_58Z39">
              <table:table-column table:style-name="MailMergeTable2020-03-06T14_3a_25_3a_58Z39.A" table:number-columns-repeated="6"/>
              <table:table-column table:style-name="MailMergeTable2020-03-06T14_3a_25_3a_58Z39.G"/>
              <table:table-row table:style-name="MailMergeTable2020-03-06T14_3a_25_3a_58Z39.1">
                <table:table-cell table:style-name="MailMergeTable2020-03-06T14_3a_25_3a_58Z39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9.A2" table:number-columns-spanned="7" office:value-type="string">
                  <text:p text:style-name="P5">Kaufmännische Steuerung und Kontroll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9.A3" office:value-type="string">
                  <text:p text:style-name="P4">a<text:span text:style-name="T1">)</text:span></text:p>
                </table:table-cell>
                <table:table-cell table:style-name="MailMergeTable2020-03-06T14_3a_25_3a_58Z39.A2" table:number-rows-spanned="3" table:number-columns-spanned="6" office:value-type="string">
                  <text:p text:style-name="P4">die Notwendigkeit der Steuerung und Kontrolle der Geschäftsprozesse begrü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39.4">
                <table:table-cell table:style-name="MailMergeTable2020-03-06T14_3a_25_3a_58Z3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9.A3" table:number-columns-spanned="2" office:value-type="string">
                  <text:p text:style-name="P7"><text:span text:style-name="T2">Ausbildungsj</text:span>ahr <text:s/>1,2,3 <text:s/></text:p>
                </table:table-cell>
                <table:covered-table-cell/>
                <table:table-cell table:style-name="MailMergeTable2020-03-06T14_3a_25_3a_58Z39.A3" office:value-type="string">
                  <text:p text:style-name="P6"/>
                </table:table-cell>
                <table:table-cell table:style-name="MailMergeTable2020-03-06T14_3a_25_3a_58Z39.A3" office:value-type="string">
                  <text:p text:style-name="P6"/>
                </table:table-cell>
                <table:table-cell table:style-name="MailMergeTable2020-03-06T14_3a_25_3a_58Z39.A3" office:value-type="string">
                  <text:p text:style-name="P6"/>
                </table:table-cell>
                <table:table-cell table:style-name="MailMergeTable2020-03-06T14_3a_25_3a_58Z39.A3" office:value-type="string">
                  <text:p text:style-name="P6"/>
                </table:table-cell>
                <table:table-cell table:style-name="MailMergeTable2020-03-06T14_3a_25_3a_58Z39.A2" office:value-type="string">
                  <text:p text:style-name="P7">2.5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38" text:anchor-type="page" text:anchor-page-number="9" svg:x="10.959cm" svg:y="15.319cm" svg:width="10.059cm" svg:height="7.01cm" draw:z-index="37">
        <draw:text-box>
          <text:section text:style-name="Sect1" text:name="MailMergeSection2020-03-06T14:25:58Z39Bereich5" text:protected="true">
            <table:table table:name="MailMergeTable2020-03-06T14:25:58Z38" table:style-name="MailMergeTable2020-03-06T14_3a_25_3a_58Z38">
              <table:table-column table:style-name="MailMergeTable2020-03-06T14_3a_25_3a_58Z38.A" table:number-columns-repeated="6"/>
              <table:table-column table:style-name="MailMergeTable2020-03-06T14_3a_25_3a_58Z38.G"/>
              <table:table-row table:style-name="MailMergeTable2020-03-06T14_3a_25_3a_58Z38.1">
                <table:table-cell table:style-name="MailMergeTable2020-03-06T14_3a_25_3a_58Z38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8.A2" table:number-columns-spanned="7" office:value-type="string">
                  <text:p text:style-name="P5">Markt- und Kundenbezieh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8.A3" office:value-type="string">
                  <text:p text:style-name="P4">g<text:span text:style-name="T1">)</text:span></text:p>
                </table:table-cell>
                <table:table-cell table:style-name="MailMergeTable2020-03-06T14_3a_25_3a_58Z38.A2" table:number-rows-spanned="3" table:number-columns-spanned="6" office:value-type="string">
                  <text:p text:style-name="P4">Auswirkungen der Kundenzufriedenheit auf das Betriebsergebnis da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38.4">
                <table:table-cell table:style-name="MailMergeTable2020-03-06T14_3a_25_3a_58Z3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8.A3" table:number-columns-spanned="2" office:value-type="string">
                  <text:p text:style-name="P7"><text:span text:style-name="T2">Ausbildungsj</text:span>ahr <text:s/>1,2 <text:s/></text:p>
                </table:table-cell>
                <table:covered-table-cell/>
                <table:table-cell table:style-name="MailMergeTable2020-03-06T14_3a_25_3a_58Z38.A3" office:value-type="string">
                  <text:p text:style-name="P6"/>
                </table:table-cell>
                <table:table-cell table:style-name="MailMergeTable2020-03-06T14_3a_25_3a_58Z38.A3" office:value-type="string">
                  <text:p text:style-name="P6"/>
                </table:table-cell>
                <table:table-cell table:style-name="MailMergeTable2020-03-06T14_3a_25_3a_58Z38.A3" office:value-type="string">
                  <text:p text:style-name="P6"/>
                </table:table-cell>
                <table:table-cell table:style-name="MailMergeTable2020-03-06T14_3a_25_3a_58Z38.A3" office:value-type="string">
                  <text:p text:style-name="P6"/>
                </table:table-cell>
                <table:table-cell table:style-name="MailMergeTable2020-03-06T14_3a_25_3a_58Z38.A2" office:value-type="string">
                  <text:p text:style-name="P7">2.4.g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37" text:anchor-type="page" text:anchor-page-number="9" svg:x="0.499cm" svg:y="15.319cm" svg:width="10.059cm" svg:height="7.01cm" draw:z-index="36">
        <draw:text-box>
          <text:section text:style-name="Sect1" text:name="MailMergeSection2020-03-06T14:25:58Z38Bereich4" text:protected="true">
            <table:table table:name="MailMergeTable2020-03-06T14:25:58Z37" table:style-name="MailMergeTable2020-03-06T14_3a_25_3a_58Z37">
              <table:table-column table:style-name="MailMergeTable2020-03-06T14_3a_25_3a_58Z37.A" table:number-columns-repeated="6"/>
              <table:table-column table:style-name="MailMergeTable2020-03-06T14_3a_25_3a_58Z37.G"/>
              <table:table-row table:style-name="MailMergeTable2020-03-06T14_3a_25_3a_58Z37.1">
                <table:table-cell table:style-name="MailMergeTable2020-03-06T14_3a_25_3a_58Z37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7.A2" table:number-columns-spanned="7" office:value-type="string">
                  <text:p text:style-name="P5">Markt- und Kundenbezieh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7.A3" office:value-type="string">
                  <text:p text:style-name="P4">f<text:span text:style-name="T1">)</text:span></text:p>
                </table:table-cell>
                <table:table-cell table:style-name="MailMergeTable2020-03-06T14_3a_25_3a_58Z37.A2" table:number-rows-spanned="3" table:number-columns-spanned="6" office:value-type="string">
                  <text:p text:style-name="P4">an Marketing- und Verkaufsförderungsmaßnahmen mitwir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37.4">
                <table:table-cell table:style-name="MailMergeTable2020-03-06T14_3a_25_3a_58Z3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7.A3" table:number-columns-spanned="2" office:value-type="string">
                  <text:p text:style-name="P7"><text:span text:style-name="T2">Ausbildungsj</text:span>ahr <text:s/>1 <text:s/></text:p>
                </table:table-cell>
                <table:covered-table-cell/>
                <table:table-cell table:style-name="MailMergeTable2020-03-06T14_3a_25_3a_58Z37.A3" office:value-type="string">
                  <text:p text:style-name="P6"/>
                </table:table-cell>
                <table:table-cell table:style-name="MailMergeTable2020-03-06T14_3a_25_3a_58Z37.A3" office:value-type="string">
                  <text:p text:style-name="P6"/>
                </table:table-cell>
                <table:table-cell table:style-name="MailMergeTable2020-03-06T14_3a_25_3a_58Z37.A3" office:value-type="string">
                  <text:p text:style-name="P6"/>
                </table:table-cell>
                <table:table-cell table:style-name="MailMergeTable2020-03-06T14_3a_25_3a_58Z37.A3" office:value-type="string">
                  <text:p text:style-name="P6"/>
                </table:table-cell>
                <table:table-cell table:style-name="MailMergeTable2020-03-06T14_3a_25_3a_58Z37.A2" office:value-type="string">
                  <text:p text:style-name="P7">2.4.f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36" text:anchor-type="page" text:anchor-page-number="9" svg:x="10.959cm" svg:y="7.909cm" svg:width="10.059cm" svg:height="7.01cm" draw:z-index="35">
        <draw:text-box>
          <text:section text:style-name="Sect1" text:name="MailMergeSection2020-03-06T14:25:58Z37Bereich3" text:protected="true">
            <table:table table:name="MailMergeTable2020-03-06T14:25:58Z36" table:style-name="MailMergeTable2020-03-06T14_3a_25_3a_58Z36">
              <table:table-column table:style-name="MailMergeTable2020-03-06T14_3a_25_3a_58Z36.A" table:number-columns-repeated="6"/>
              <table:table-column table:style-name="MailMergeTable2020-03-06T14_3a_25_3a_58Z36.G"/>
              <table:table-row table:style-name="MailMergeTable2020-03-06T14_3a_25_3a_58Z36.1">
                <table:table-cell table:style-name="MailMergeTable2020-03-06T14_3a_25_3a_58Z36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6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6.A3" office:value-type="string">
                  <text:p text:style-name="P4"><text:span text:style-name="T1">)</text:span></text:p>
                </table:table-cell>
                <table:table-cell table:style-name="MailMergeTable2020-03-06T14_3a_25_3a_58Z36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36.4">
                <table:table-cell table:style-name="MailMergeTable2020-03-06T14_3a_25_3a_58Z3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6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8Z36.A3" office:value-type="string">
                  <text:p text:style-name="P6"/>
                </table:table-cell>
                <table:table-cell table:style-name="MailMergeTable2020-03-06T14_3a_25_3a_58Z36.A3" office:value-type="string">
                  <text:p text:style-name="P6"/>
                </table:table-cell>
                <table:table-cell table:style-name="MailMergeTable2020-03-06T14_3a_25_3a_58Z36.A3" office:value-type="string">
                  <text:p text:style-name="P6"/>
                </table:table-cell>
                <table:table-cell table:style-name="MailMergeTable2020-03-06T14_3a_25_3a_58Z36.A3" office:value-type="string">
                  <text:p text:style-name="P6"/>
                </table:table-cell>
                <table:table-cell table:style-name="MailMergeTable2020-03-06T14_3a_25_3a_58Z36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35" text:anchor-type="page" text:anchor-page-number="9" svg:x="0.499cm" svg:y="7.909cm" svg:width="10.059cm" svg:height="7.01cm" draw:z-index="34">
        <draw:text-box>
          <text:section text:style-name="Sect1" text:name="MailMergeSection2020-03-06T14:25:58Z36Bereich2" text:protected="true">
            <table:table table:name="MailMergeTable2020-03-06T14:25:58Z35" table:style-name="MailMergeTable2020-03-06T14_3a_25_3a_58Z35">
              <table:table-column table:style-name="MailMergeTable2020-03-06T14_3a_25_3a_58Z35.A" table:number-columns-repeated="6"/>
              <table:table-column table:style-name="MailMergeTable2020-03-06T14_3a_25_3a_58Z35.G"/>
              <table:table-row table:style-name="MailMergeTable2020-03-06T14_3a_25_3a_58Z35.1">
                <table:table-cell table:style-name="MailMergeTable2020-03-06T14_3a_25_3a_58Z35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5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5.A3" office:value-type="string">
                  <text:p text:style-name="P4"><text:span text:style-name="T1">)</text:span></text:p>
                </table:table-cell>
                <table:table-cell table:style-name="MailMergeTable2020-03-06T14_3a_25_3a_58Z35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35.4">
                <table:table-cell table:style-name="MailMergeTable2020-03-06T14_3a_25_3a_58Z3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5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8Z35.A3" office:value-type="string">
                  <text:p text:style-name="P6"/>
                </table:table-cell>
                <table:table-cell table:style-name="MailMergeTable2020-03-06T14_3a_25_3a_58Z35.A3" office:value-type="string">
                  <text:p text:style-name="P6"/>
                </table:table-cell>
                <table:table-cell table:style-name="MailMergeTable2020-03-06T14_3a_25_3a_58Z35.A3" office:value-type="string">
                  <text:p text:style-name="P6"/>
                </table:table-cell>
                <table:table-cell table:style-name="MailMergeTable2020-03-06T14_3a_25_3a_58Z35.A3" office:value-type="string">
                  <text:p text:style-name="P6"/>
                </table:table-cell>
                <table:table-cell table:style-name="MailMergeTable2020-03-06T14_3a_25_3a_58Z35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34" text:anchor-type="page" text:anchor-page-number="9" svg:x="10.959cm" svg:y="0.499cm" svg:width="10.059cm" svg:height="7.01cm" draw:z-index="33">
        <draw:text-box>
          <text:section text:style-name="Sect1" text:name="MailMergeSection2020-03-06T14:25:58Z35Bereich1" text:protected="true">
            <table:table table:name="MailMergeTable2020-03-06T14:25:58Z34" table:style-name="MailMergeTable2020-03-06T14_3a_25_3a_58Z34">
              <table:table-column table:style-name="MailMergeTable2020-03-06T14_3a_25_3a_58Z34.A" table:number-columns-repeated="6"/>
              <table:table-column table:style-name="MailMergeTable2020-03-06T14_3a_25_3a_58Z34.G"/>
              <table:table-row table:style-name="MailMergeTable2020-03-06T14_3a_25_3a_58Z34.1">
                <table:table-cell table:style-name="MailMergeTable2020-03-06T14_3a_25_3a_58Z34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4.A2" table:number-columns-spanned="7" office:value-type="string">
                  <text:p text:style-name="P5">Markt- und Kundenbezieh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4.A3" office:value-type="string">
                  <text:p text:style-name="P4">c<text:span text:style-name="T1">)</text:span></text:p>
                </table:table-cell>
                <table:table-cell table:style-name="MailMergeTable2020-03-06T14_3a_25_3a_58Z34.A2" table:number-rows-spanned="3" table:number-columns-spanned="6" office:value-type="string">
                  <text:p text:style-name="P4">Kunden unter Beachtung von Kommunikationsregeln informieren und beraten sowie Kundeninteressen berücksichti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34.4">
                <table:table-cell table:style-name="MailMergeTable2020-03-06T14_3a_25_3a_58Z3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4.A3" table:number-columns-spanned="2" office:value-type="string">
                  <text:p text:style-name="P7"><text:span text:style-name="T2">Ausbildungsj</text:span>ahr <text:s/>1 <text:s/></text:p>
                </table:table-cell>
                <table:covered-table-cell/>
                <table:table-cell table:style-name="MailMergeTable2020-03-06T14_3a_25_3a_58Z34.A3" office:value-type="string">
                  <text:p text:style-name="P6"/>
                </table:table-cell>
                <table:table-cell table:style-name="MailMergeTable2020-03-06T14_3a_25_3a_58Z34.A3" office:value-type="string">
                  <text:p text:style-name="P6"/>
                </table:table-cell>
                <table:table-cell table:style-name="MailMergeTable2020-03-06T14_3a_25_3a_58Z34.A3" office:value-type="string">
                  <text:p text:style-name="P6"/>
                </table:table-cell>
                <table:table-cell table:style-name="MailMergeTable2020-03-06T14_3a_25_3a_58Z34.A3" office:value-type="string">
                  <text:p text:style-name="P6"/>
                </table:table-cell>
                <table:table-cell table:style-name="MailMergeTable2020-03-06T14_3a_25_3a_58Z34.A2" office:value-type="string">
                  <text:p text:style-name="P7">2.4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33" text:anchor-type="page" text:anchor-page-number="9" svg:x="0.499cm" svg:y="0.499cm" svg:width="10.059cm" svg:height="7.01cm" draw:z-index="32">
        <draw:text-box>
          <text:section text:style-name="Sect1" text:name="MailMergeSection2020-03-06T14:25:58Z34MasterLabel">
            <table:table table:name="MailMergeTable2020-03-06T14:25:58Z33" table:style-name="MailMergeTable2020-03-06T14_3a_25_3a_58Z33">
              <table:table-column table:style-name="MailMergeTable2020-03-06T14_3a_25_3a_58Z33.A" table:number-columns-repeated="6"/>
              <table:table-column table:style-name="MailMergeTable2020-03-06T14_3a_25_3a_58Z33.G"/>
              <table:table-row table:style-name="MailMergeTable2020-03-06T14_3a_25_3a_58Z33.1">
                <table:table-cell table:style-name="MailMergeTable2020-03-06T14_3a_25_3a_58Z33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3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3.A3" office:value-type="string">
                  <text:p text:style-name="P4"><text:span text:style-name="T1">)</text:span></text:p>
                </table:table-cell>
                <table:table-cell table:style-name="MailMergeTable2020-03-06T14_3a_25_3a_58Z33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33.4">
                <table:table-cell table:style-name="MailMergeTable2020-03-06T14_3a_25_3a_58Z3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3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8Z33.A3" office:value-type="string">
                  <text:p text:style-name="P6"/>
                </table:table-cell>
                <table:table-cell table:style-name="MailMergeTable2020-03-06T14_3a_25_3a_58Z33.A3" office:value-type="string">
                  <text:p text:style-name="P6"/>
                </table:table-cell>
                <table:table-cell table:style-name="MailMergeTable2020-03-06T14_3a_25_3a_58Z33.A3" office:value-type="string">
                  <text:p text:style-name="P6"/>
                </table:table-cell>
                <table:table-cell table:style-name="MailMergeTable2020-03-06T14_3a_25_3a_58Z33.A3" office:value-type="string">
                  <text:p text:style-name="P6"/>
                </table:table-cell>
                <table:table-cell table:style-name="MailMergeTable2020-03-06T14_3a_25_3a_58Z33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32" text:anchor-type="page" text:anchor-page-number="7" svg:x="10.959cm" svg:y="22.729cm" svg:width="10.059cm" svg:height="7.01cm" draw:z-index="31">
        <draw:text-box>
          <text:section text:style-name="Sect1" text:name="MailMergeSection2020-03-06T14:25:58Z33Bereich7" text:protected="true">
            <table:table table:name="MailMergeTable2020-03-06T14:25:58Z32" table:style-name="MailMergeTable2020-03-06T14_3a_25_3a_58Z32">
              <table:table-column table:style-name="MailMergeTable2020-03-06T14_3a_25_3a_58Z32.A" table:number-columns-repeated="6"/>
              <table:table-column table:style-name="MailMergeTable2020-03-06T14_3a_25_3a_58Z32.G"/>
              <table:table-row table:style-name="MailMergeTable2020-03-06T14_3a_25_3a_58Z32.1">
                <table:table-cell table:style-name="MailMergeTable2020-03-06T14_3a_25_3a_58Z32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2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2.A3" office:value-type="string">
                  <text:p text:style-name="P4"><text:span text:style-name="T1">)</text:span></text:p>
                </table:table-cell>
                <table:table-cell table:style-name="MailMergeTable2020-03-06T14_3a_25_3a_58Z32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32.4">
                <table:table-cell table:style-name="MailMergeTable2020-03-06T14_3a_25_3a_58Z3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2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8Z32.A3" office:value-type="string">
                  <text:p text:style-name="P6"/>
                </table:table-cell>
                <table:table-cell table:style-name="MailMergeTable2020-03-06T14_3a_25_3a_58Z32.A3" office:value-type="string">
                  <text:p text:style-name="P6"/>
                </table:table-cell>
                <table:table-cell table:style-name="MailMergeTable2020-03-06T14_3a_25_3a_58Z32.A3" office:value-type="string">
                  <text:p text:style-name="P6"/>
                </table:table-cell>
                <table:table-cell table:style-name="MailMergeTable2020-03-06T14_3a_25_3a_58Z32.A3" office:value-type="string">
                  <text:p text:style-name="P6"/>
                </table:table-cell>
                <table:table-cell table:style-name="MailMergeTable2020-03-06T14_3a_25_3a_58Z32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31" text:anchor-type="page" text:anchor-page-number="7" svg:x="0.499cm" svg:y="22.729cm" svg:width="10.059cm" svg:height="7.01cm" draw:z-index="30">
        <draw:text-box>
          <text:section text:style-name="Sect1" text:name="MailMergeSection2020-03-06T14:25:58Z32Bereich6" text:protected="true">
            <table:table table:name="MailMergeTable2020-03-06T14:25:58Z31" table:style-name="MailMergeTable2020-03-06T14_3a_25_3a_58Z31">
              <table:table-column table:style-name="MailMergeTable2020-03-06T14_3a_25_3a_58Z31.A" table:number-columns-repeated="6"/>
              <table:table-column table:style-name="MailMergeTable2020-03-06T14_3a_25_3a_58Z31.G"/>
              <table:table-row table:style-name="MailMergeTable2020-03-06T14_3a_25_3a_58Z31.1">
                <table:table-cell table:style-name="MailMergeTable2020-03-06T14_3a_25_3a_58Z31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1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1.A3" office:value-type="string">
                  <text:p text:style-name="P4"><text:span text:style-name="T1">)</text:span></text:p>
                </table:table-cell>
                <table:table-cell table:style-name="MailMergeTable2020-03-06T14_3a_25_3a_58Z31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31.4">
                <table:table-cell table:style-name="MailMergeTable2020-03-06T14_3a_25_3a_58Z3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1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8Z31.A3" office:value-type="string">
                  <text:p text:style-name="P6"/>
                </table:table-cell>
                <table:table-cell table:style-name="MailMergeTable2020-03-06T14_3a_25_3a_58Z31.A3" office:value-type="string">
                  <text:p text:style-name="P6"/>
                </table:table-cell>
                <table:table-cell table:style-name="MailMergeTable2020-03-06T14_3a_25_3a_58Z31.A3" office:value-type="string">
                  <text:p text:style-name="P6"/>
                </table:table-cell>
                <table:table-cell table:style-name="MailMergeTable2020-03-06T14_3a_25_3a_58Z31.A3" office:value-type="string">
                  <text:p text:style-name="P6"/>
                </table:table-cell>
                <table:table-cell table:style-name="MailMergeTable2020-03-06T14_3a_25_3a_58Z31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30" text:anchor-type="page" text:anchor-page-number="7" svg:x="10.959cm" svg:y="15.319cm" svg:width="10.059cm" svg:height="7.01cm" draw:z-index="29">
        <draw:text-box>
          <text:section text:style-name="Sect1" text:name="MailMergeSection2020-03-06T14:25:58Z31Bereich5" text:protected="true">
            <table:table table:name="MailMergeTable2020-03-06T14:25:58Z30" table:style-name="MailMergeTable2020-03-06T14_3a_25_3a_58Z30">
              <table:table-column table:style-name="MailMergeTable2020-03-06T14_3a_25_3a_58Z30.A" table:number-columns-repeated="6"/>
              <table:table-column table:style-name="MailMergeTable2020-03-06T14_3a_25_3a_58Z30.G"/>
              <table:table-row table:style-name="MailMergeTable2020-03-06T14_3a_25_3a_58Z30.1">
                <table:table-cell table:style-name="MailMergeTable2020-03-06T14_3a_25_3a_58Z30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0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0.A3" office:value-type="string">
                  <text:p text:style-name="P4"><text:span text:style-name="T1">)</text:span></text:p>
                </table:table-cell>
                <table:table-cell table:style-name="MailMergeTable2020-03-06T14_3a_25_3a_58Z30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30.4">
                <table:table-cell table:style-name="MailMergeTable2020-03-06T14_3a_25_3a_58Z3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30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8Z30.A3" office:value-type="string">
                  <text:p text:style-name="P6"/>
                </table:table-cell>
                <table:table-cell table:style-name="MailMergeTable2020-03-06T14_3a_25_3a_58Z30.A3" office:value-type="string">
                  <text:p text:style-name="P6"/>
                </table:table-cell>
                <table:table-cell table:style-name="MailMergeTable2020-03-06T14_3a_25_3a_58Z30.A3" office:value-type="string">
                  <text:p text:style-name="P6"/>
                </table:table-cell>
                <table:table-cell table:style-name="MailMergeTable2020-03-06T14_3a_25_3a_58Z30.A3" office:value-type="string">
                  <text:p text:style-name="P6"/>
                </table:table-cell>
                <table:table-cell table:style-name="MailMergeTable2020-03-06T14_3a_25_3a_58Z30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9" text:anchor-type="page" text:anchor-page-number="7" svg:x="0.499cm" svg:y="15.319cm" svg:width="10.059cm" svg:height="7.01cm" draw:z-index="28">
        <draw:text-box>
          <text:section text:style-name="Sect1" text:name="MailMergeSection2020-03-06T14:25:58Z30Bereich4" text:protected="true">
            <table:table table:name="MailMergeTable2020-03-06T14:25:58Z29" table:style-name="MailMergeTable2020-03-06T14_3a_25_3a_58Z29">
              <table:table-column table:style-name="MailMergeTable2020-03-06T14_3a_25_3a_58Z29.A" table:number-columns-repeated="6"/>
              <table:table-column table:style-name="MailMergeTable2020-03-06T14_3a_25_3a_58Z29.G"/>
              <table:table-row table:style-name="MailMergeTable2020-03-06T14_3a_25_3a_58Z29.1">
                <table:table-cell table:style-name="MailMergeTable2020-03-06T14_3a_25_3a_58Z29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9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9.A3" office:value-type="string">
                  <text:p text:style-name="P4"><text:span text:style-name="T1">)</text:span></text:p>
                </table:table-cell>
                <table:table-cell table:style-name="MailMergeTable2020-03-06T14_3a_25_3a_58Z29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29.4">
                <table:table-cell table:style-name="MailMergeTable2020-03-06T14_3a_25_3a_58Z2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9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8Z29.A3" office:value-type="string">
                  <text:p text:style-name="P6"/>
                </table:table-cell>
                <table:table-cell table:style-name="MailMergeTable2020-03-06T14_3a_25_3a_58Z29.A3" office:value-type="string">
                  <text:p text:style-name="P6"/>
                </table:table-cell>
                <table:table-cell table:style-name="MailMergeTable2020-03-06T14_3a_25_3a_58Z29.A3" office:value-type="string">
                  <text:p text:style-name="P6"/>
                </table:table-cell>
                <table:table-cell table:style-name="MailMergeTable2020-03-06T14_3a_25_3a_58Z29.A3" office:value-type="string">
                  <text:p text:style-name="P6"/>
                </table:table-cell>
                <table:table-cell table:style-name="MailMergeTable2020-03-06T14_3a_25_3a_58Z29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8" text:anchor-type="page" text:anchor-page-number="7" svg:x="10.959cm" svg:y="7.909cm" svg:width="10.059cm" svg:height="7.01cm" draw:z-index="27">
        <draw:text-box>
          <text:section text:style-name="Sect1" text:name="MailMergeSection2020-03-06T14:25:58Z29Bereich3" text:protected="true">
            <table:table table:name="MailMergeTable2020-03-06T14:25:58Z28" table:style-name="MailMergeTable2020-03-06T14_3a_25_3a_58Z28">
              <table:table-column table:style-name="MailMergeTable2020-03-06T14_3a_25_3a_58Z28.A" table:number-columns-repeated="6"/>
              <table:table-column table:style-name="MailMergeTable2020-03-06T14_3a_25_3a_58Z28.G"/>
              <table:table-row table:style-name="MailMergeTable2020-03-06T14_3a_25_3a_58Z28.1">
                <table:table-cell table:style-name="MailMergeTable2020-03-06T14_3a_25_3a_58Z28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8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8.A3" office:value-type="string">
                  <text:p text:style-name="P4"><text:span text:style-name="T1">)</text:span></text:p>
                </table:table-cell>
                <table:table-cell table:style-name="MailMergeTable2020-03-06T14_3a_25_3a_58Z28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28.4">
                <table:table-cell table:style-name="MailMergeTable2020-03-06T14_3a_25_3a_58Z2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8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8Z28.A3" office:value-type="string">
                  <text:p text:style-name="P6"/>
                </table:table-cell>
                <table:table-cell table:style-name="MailMergeTable2020-03-06T14_3a_25_3a_58Z28.A3" office:value-type="string">
                  <text:p text:style-name="P6"/>
                </table:table-cell>
                <table:table-cell table:style-name="MailMergeTable2020-03-06T14_3a_25_3a_58Z28.A3" office:value-type="string">
                  <text:p text:style-name="P6"/>
                </table:table-cell>
                <table:table-cell table:style-name="MailMergeTable2020-03-06T14_3a_25_3a_58Z28.A3" office:value-type="string">
                  <text:p text:style-name="P6"/>
                </table:table-cell>
                <table:table-cell table:style-name="MailMergeTable2020-03-06T14_3a_25_3a_58Z28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7" text:anchor-type="page" text:anchor-page-number="7" svg:x="0.499cm" svg:y="7.909cm" svg:width="10.059cm" svg:height="7.01cm" draw:z-index="26">
        <draw:text-box>
          <text:section text:style-name="Sect1" text:name="MailMergeSection2020-03-06T14:25:58Z28Bereich2" text:protected="true">
            <table:table table:name="MailMergeTable2020-03-06T14:25:58Z27" table:style-name="MailMergeTable2020-03-06T14_3a_25_3a_58Z27">
              <table:table-column table:style-name="MailMergeTable2020-03-06T14_3a_25_3a_58Z27.A" table:number-columns-repeated="6"/>
              <table:table-column table:style-name="MailMergeTable2020-03-06T14_3a_25_3a_58Z27.G"/>
              <table:table-row table:style-name="MailMergeTable2020-03-06T14_3a_25_3a_58Z27.1">
                <table:table-cell table:style-name="MailMergeTable2020-03-06T14_3a_25_3a_58Z27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7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7.A3" office:value-type="string">
                  <text:p text:style-name="P4"><text:span text:style-name="T1">)</text:span></text:p>
                </table:table-cell>
                <table:table-cell table:style-name="MailMergeTable2020-03-06T14_3a_25_3a_58Z27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27.4">
                <table:table-cell table:style-name="MailMergeTable2020-03-06T14_3a_25_3a_58Z2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7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8Z27.A3" office:value-type="string">
                  <text:p text:style-name="P6"/>
                </table:table-cell>
                <table:table-cell table:style-name="MailMergeTable2020-03-06T14_3a_25_3a_58Z27.A3" office:value-type="string">
                  <text:p text:style-name="P6"/>
                </table:table-cell>
                <table:table-cell table:style-name="MailMergeTable2020-03-06T14_3a_25_3a_58Z27.A3" office:value-type="string">
                  <text:p text:style-name="P6"/>
                </table:table-cell>
                <table:table-cell table:style-name="MailMergeTable2020-03-06T14_3a_25_3a_58Z27.A3" office:value-type="string">
                  <text:p text:style-name="P6"/>
                </table:table-cell>
                <table:table-cell table:style-name="MailMergeTable2020-03-06T14_3a_25_3a_58Z27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6" text:anchor-type="page" text:anchor-page-number="7" svg:x="10.959cm" svg:y="0.499cm" svg:width="10.059cm" svg:height="7.01cm" draw:z-index="25">
        <draw:text-box>
          <text:section text:style-name="Sect1" text:name="MailMergeSection2020-03-06T14:25:58Z27Bereich1" text:protected="true">
            <table:table table:name="MailMergeTable2020-03-06T14:25:58Z26" table:style-name="MailMergeTable2020-03-06T14_3a_25_3a_58Z26">
              <table:table-column table:style-name="MailMergeTable2020-03-06T14_3a_25_3a_58Z26.A" table:number-columns-repeated="6"/>
              <table:table-column table:style-name="MailMergeTable2020-03-06T14_3a_25_3a_58Z26.G"/>
              <table:table-row table:style-name="MailMergeTable2020-03-06T14_3a_25_3a_58Z26.1">
                <table:table-cell table:style-name="MailMergeTable2020-03-06T14_3a_25_3a_58Z26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6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6.A3" office:value-type="string">
                  <text:p text:style-name="P4"><text:span text:style-name="T1">)</text:span></text:p>
                </table:table-cell>
                <table:table-cell table:style-name="MailMergeTable2020-03-06T14_3a_25_3a_58Z26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26.4">
                <table:table-cell table:style-name="MailMergeTable2020-03-06T14_3a_25_3a_58Z2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6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8Z26.A3" office:value-type="string">
                  <text:p text:style-name="P6"/>
                </table:table-cell>
                <table:table-cell table:style-name="MailMergeTable2020-03-06T14_3a_25_3a_58Z26.A3" office:value-type="string">
                  <text:p text:style-name="P6"/>
                </table:table-cell>
                <table:table-cell table:style-name="MailMergeTable2020-03-06T14_3a_25_3a_58Z26.A3" office:value-type="string">
                  <text:p text:style-name="P6"/>
                </table:table-cell>
                <table:table-cell table:style-name="MailMergeTable2020-03-06T14_3a_25_3a_58Z26.A3" office:value-type="string">
                  <text:p text:style-name="P6"/>
                </table:table-cell>
                <table:table-cell table:style-name="MailMergeTable2020-03-06T14_3a_25_3a_58Z26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5" text:anchor-type="page" text:anchor-page-number="7" svg:x="0.499cm" svg:y="0.499cm" svg:width="10.059cm" svg:height="7.01cm" draw:z-index="24">
        <draw:text-box>
          <text:section text:style-name="Sect1" text:name="MailMergeSection2020-03-06T14:25:58Z26MasterLabel">
            <table:table table:name="MailMergeTable2020-03-06T14:25:58Z25" table:style-name="MailMergeTable2020-03-06T14_3a_25_3a_58Z25">
              <table:table-column table:style-name="MailMergeTable2020-03-06T14_3a_25_3a_58Z25.A" table:number-columns-repeated="6"/>
              <table:table-column table:style-name="MailMergeTable2020-03-06T14_3a_25_3a_58Z25.G"/>
              <table:table-row table:style-name="MailMergeTable2020-03-06T14_3a_25_3a_58Z25.1">
                <table:table-cell table:style-name="MailMergeTable2020-03-06T14_3a_25_3a_58Z25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5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5.A3" office:value-type="string">
                  <text:p text:style-name="P4"><text:span text:style-name="T1">)</text:span></text:p>
                </table:table-cell>
                <table:table-cell table:style-name="MailMergeTable2020-03-06T14_3a_25_3a_58Z25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25.4">
                <table:table-cell table:style-name="MailMergeTable2020-03-06T14_3a_25_3a_58Z2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5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8Z25.A3" office:value-type="string">
                  <text:p text:style-name="P6"/>
                </table:table-cell>
                <table:table-cell table:style-name="MailMergeTable2020-03-06T14_3a_25_3a_58Z25.A3" office:value-type="string">
                  <text:p text:style-name="P6"/>
                </table:table-cell>
                <table:table-cell table:style-name="MailMergeTable2020-03-06T14_3a_25_3a_58Z25.A3" office:value-type="string">
                  <text:p text:style-name="P6"/>
                </table:table-cell>
                <table:table-cell table:style-name="MailMergeTable2020-03-06T14_3a_25_3a_58Z25.A3" office:value-type="string">
                  <text:p text:style-name="P6"/>
                </table:table-cell>
                <table:table-cell table:style-name="MailMergeTable2020-03-06T14_3a_25_3a_58Z25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4" text:anchor-type="page" text:anchor-page-number="5" svg:x="10.959cm" svg:y="22.729cm" svg:width="10.059cm" svg:height="7.01cm" draw:z-index="23">
        <draw:text-box>
          <text:section text:style-name="Sect1" text:name="MailMergeSection2020-03-06T14:25:58Z25Bereich7" text:protected="true">
            <table:table table:name="MailMergeTable2020-03-06T14:25:58Z24" table:style-name="MailMergeTable2020-03-06T14_3a_25_3a_58Z24">
              <table:table-column table:style-name="MailMergeTable2020-03-06T14_3a_25_3a_58Z24.A" table:number-columns-repeated="6"/>
              <table:table-column table:style-name="MailMergeTable2020-03-06T14_3a_25_3a_58Z24.G"/>
              <table:table-row table:style-name="MailMergeTable2020-03-06T14_3a_25_3a_58Z24.1">
                <table:table-cell table:style-name="MailMergeTable2020-03-06T14_3a_25_3a_58Z24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4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4.A3" office:value-type="string">
                  <text:p text:style-name="P4"><text:span text:style-name="T1">)</text:span></text:p>
                </table:table-cell>
                <table:table-cell table:style-name="MailMergeTable2020-03-06T14_3a_25_3a_58Z24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24.4">
                <table:table-cell table:style-name="MailMergeTable2020-03-06T14_3a_25_3a_58Z2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4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8Z24.A3" office:value-type="string">
                  <text:p text:style-name="P6"/>
                </table:table-cell>
                <table:table-cell table:style-name="MailMergeTable2020-03-06T14_3a_25_3a_58Z24.A3" office:value-type="string">
                  <text:p text:style-name="P6"/>
                </table:table-cell>
                <table:table-cell table:style-name="MailMergeTable2020-03-06T14_3a_25_3a_58Z24.A3" office:value-type="string">
                  <text:p text:style-name="P6"/>
                </table:table-cell>
                <table:table-cell table:style-name="MailMergeTable2020-03-06T14_3a_25_3a_58Z24.A3" office:value-type="string">
                  <text:p text:style-name="P6"/>
                </table:table-cell>
                <table:table-cell table:style-name="MailMergeTable2020-03-06T14_3a_25_3a_58Z24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3" text:anchor-type="page" text:anchor-page-number="5" svg:x="0.499cm" svg:y="22.729cm" svg:width="10.059cm" svg:height="7.01cm" draw:z-index="22">
        <draw:text-box>
          <text:section text:style-name="Sect1" text:name="MailMergeSection2020-03-06T14:25:58Z24Bereich6" text:protected="true">
            <table:table table:name="MailMergeTable2020-03-06T14:25:58Z23" table:style-name="MailMergeTable2020-03-06T14_3a_25_3a_58Z23">
              <table:table-column table:style-name="MailMergeTable2020-03-06T14_3a_25_3a_58Z23.A" table:number-columns-repeated="6"/>
              <table:table-column table:style-name="MailMergeTable2020-03-06T14_3a_25_3a_58Z23.G"/>
              <table:table-row table:style-name="MailMergeTable2020-03-06T14_3a_25_3a_58Z23.1">
                <table:table-cell table:style-name="MailMergeTable2020-03-06T14_3a_25_3a_58Z23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3.A2" table:number-columns-spanned="7" office:value-type="string">
                  <text:p text:style-name="P5">Leistungserstellung und -verwert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3.A3" office:value-type="string">
                  <text:p text:style-name="P4">d<text:span text:style-name="T1">)</text:span></text:p>
                </table:table-cell>
                <table:table-cell table:style-name="MailMergeTable2020-03-06T14_3a_25_3a_58Z23.A2" table:number-rows-spanned="3" table:number-columns-spanned="6" office:value-type="string">
                  <text:p text:style-name="P4">die Rolle von Kunden und Lieferanten für die Leistungserstellung und -verwertung erläuter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23.4">
                <table:table-cell table:style-name="MailMergeTable2020-03-06T14_3a_25_3a_58Z2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3.A3" table:number-columns-spanned="2" office:value-type="string">
                  <text:p text:style-name="P7"><text:span text:style-name="T2">Ausbildungsj</text:span>ahr <text:s/>1 <text:s/></text:p>
                </table:table-cell>
                <table:covered-table-cell/>
                <table:table-cell table:style-name="MailMergeTable2020-03-06T14_3a_25_3a_58Z23.A3" office:value-type="string">
                  <text:p text:style-name="P6"/>
                </table:table-cell>
                <table:table-cell table:style-name="MailMergeTable2020-03-06T14_3a_25_3a_58Z23.A3" office:value-type="string">
                  <text:p text:style-name="P6"/>
                </table:table-cell>
                <table:table-cell table:style-name="MailMergeTable2020-03-06T14_3a_25_3a_58Z23.A3" office:value-type="string">
                  <text:p text:style-name="P6"/>
                </table:table-cell>
                <table:table-cell table:style-name="MailMergeTable2020-03-06T14_3a_25_3a_58Z23.A3" office:value-type="string">
                  <text:p text:style-name="P6"/>
                </table:table-cell>
                <table:table-cell table:style-name="MailMergeTable2020-03-06T14_3a_25_3a_58Z23.A2" office:value-type="string">
                  <text:p text:style-name="P7">2.1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2" text:anchor-type="page" text:anchor-page-number="5" svg:x="10.959cm" svg:y="15.319cm" svg:width="10.059cm" svg:height="7.01cm" draw:z-index="21">
        <draw:text-box>
          <text:section text:style-name="Sect1" text:name="MailMergeSection2020-03-06T14:25:58Z23Bereich5" text:protected="true">
            <table:table table:name="MailMergeTable2020-03-06T14:25:58Z22" table:style-name="MailMergeTable2020-03-06T14_3a_25_3a_58Z22">
              <table:table-column table:style-name="MailMergeTable2020-03-06T14_3a_25_3a_58Z22.A" table:number-columns-repeated="6"/>
              <table:table-column table:style-name="MailMergeTable2020-03-06T14_3a_25_3a_58Z22.G"/>
              <table:table-row table:style-name="MailMergeTable2020-03-06T14_3a_25_3a_58Z22.1">
                <table:table-cell table:style-name="MailMergeTable2020-03-06T14_3a_25_3a_58Z22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2.A2" table:number-columns-spanned="7" office:value-type="string">
                  <text:p text:style-name="P5">Leistungserstellung und -verwert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2.A3" office:value-type="string">
                  <text:p text:style-name="P4">c<text:span text:style-name="T1">)</text:span></text:p>
                </table:table-cell>
                <table:table-cell table:style-name="MailMergeTable2020-03-06T14_3a_25_3a_58Z22.A2" table:number-rows-spanned="3" table:number-columns-spanned="6" office:value-type="string">
                  <text:p text:style-name="P4">Einfluss der Wettbewerbssituation auf die Leistungserstellung und -verwertung da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22.4">
                <table:table-cell table:style-name="MailMergeTable2020-03-06T14_3a_25_3a_58Z2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2.A3" table:number-columns-spanned="2" office:value-type="string">
                  <text:p text:style-name="P7"><text:span text:style-name="T2">Ausbildungsj</text:span>ahr <text:s/>1 <text:s/></text:p>
                </table:table-cell>
                <table:covered-table-cell/>
                <table:table-cell table:style-name="MailMergeTable2020-03-06T14_3a_25_3a_58Z22.A3" office:value-type="string">
                  <text:p text:style-name="P6"/>
                </table:table-cell>
                <table:table-cell table:style-name="MailMergeTable2020-03-06T14_3a_25_3a_58Z22.A3" office:value-type="string">
                  <text:p text:style-name="P6"/>
                </table:table-cell>
                <table:table-cell table:style-name="MailMergeTable2020-03-06T14_3a_25_3a_58Z22.A3" office:value-type="string">
                  <text:p text:style-name="P6"/>
                </table:table-cell>
                <table:table-cell table:style-name="MailMergeTable2020-03-06T14_3a_25_3a_58Z22.A3" office:value-type="string">
                  <text:p text:style-name="P6"/>
                </table:table-cell>
                <table:table-cell table:style-name="MailMergeTable2020-03-06T14_3a_25_3a_58Z22.A2" office:value-type="string">
                  <text:p text:style-name="P7">2.1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1" text:anchor-type="page" text:anchor-page-number="5" svg:x="0.499cm" svg:y="15.319cm" svg:width="10.059cm" svg:height="7.01cm" draw:z-index="20">
        <draw:text-box>
          <text:section text:style-name="Sect1" text:name="MailMergeSection2020-03-06T14:25:58Z22Bereich4" text:protected="true">
            <table:table table:name="MailMergeTable2020-03-06T14:25:58Z21" table:style-name="MailMergeTable2020-03-06T14_3a_25_3a_58Z21">
              <table:table-column table:style-name="MailMergeTable2020-03-06T14_3a_25_3a_58Z21.A" table:number-columns-repeated="6"/>
              <table:table-column table:style-name="MailMergeTable2020-03-06T14_3a_25_3a_58Z21.G"/>
              <table:table-row table:style-name="MailMergeTable2020-03-06T14_3a_25_3a_58Z21.1">
                <table:table-cell table:style-name="MailMergeTable2020-03-06T14_3a_25_3a_58Z21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1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1.A3" office:value-type="string">
                  <text:p text:style-name="P4"><text:span text:style-name="T1">)</text:span></text:p>
                </table:table-cell>
                <table:table-cell table:style-name="MailMergeTable2020-03-06T14_3a_25_3a_58Z21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21.4">
                <table:table-cell table:style-name="MailMergeTable2020-03-06T14_3a_25_3a_58Z2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1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8Z21.A3" office:value-type="string">
                  <text:p text:style-name="P6"/>
                </table:table-cell>
                <table:table-cell table:style-name="MailMergeTable2020-03-06T14_3a_25_3a_58Z21.A3" office:value-type="string">
                  <text:p text:style-name="P6"/>
                </table:table-cell>
                <table:table-cell table:style-name="MailMergeTable2020-03-06T14_3a_25_3a_58Z21.A3" office:value-type="string">
                  <text:p text:style-name="P6"/>
                </table:table-cell>
                <table:table-cell table:style-name="MailMergeTable2020-03-06T14_3a_25_3a_58Z21.A3" office:value-type="string">
                  <text:p text:style-name="P6"/>
                </table:table-cell>
                <table:table-cell table:style-name="MailMergeTable2020-03-06T14_3a_25_3a_58Z21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0" text:anchor-type="page" text:anchor-page-number="5" svg:x="10.959cm" svg:y="7.909cm" svg:width="10.059cm" svg:height="7.01cm" draw:z-index="19">
        <draw:text-box>
          <text:section text:style-name="Sect1" text:name="MailMergeSection2020-03-06T14:25:58Z21Bereich3" text:protected="true">
            <table:table table:name="MailMergeTable2020-03-06T14:25:58Z20" table:style-name="MailMergeTable2020-03-06T14_3a_25_3a_58Z20">
              <table:table-column table:style-name="MailMergeTable2020-03-06T14_3a_25_3a_58Z20.A" table:number-columns-repeated="6"/>
              <table:table-column table:style-name="MailMergeTable2020-03-06T14_3a_25_3a_58Z20.G"/>
              <table:table-row table:style-name="MailMergeTable2020-03-06T14_3a_25_3a_58Z20.1">
                <table:table-cell table:style-name="MailMergeTable2020-03-06T14_3a_25_3a_58Z20.A1" table:number-columns-spanned="7" office:value-type="string">
                  <text:p text:style-name="P4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0.A2" table:number-columns-spanned="7" office:value-type="string">
                  <text:p text:style-name="P5">Leistungserstellung und -verwert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0.A3" office:value-type="string">
                  <text:p text:style-name="P4">a<text:span text:style-name="T1">)</text:span></text:p>
                </table:table-cell>
                <table:table-cell table:style-name="MailMergeTable2020-03-06T14_3a_25_3a_58Z20.A2" table:number-rows-spanned="3" table:number-columns-spanned="6" office:value-type="string">
                  <text:p text:style-name="P4">den Prozess der Leistungserstellung im Ausbildungsbetrieb beschreib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20.4">
                <table:table-cell table:style-name="MailMergeTable2020-03-06T14_3a_25_3a_58Z2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20.A3" table:number-columns-spanned="2" office:value-type="string">
                  <text:p text:style-name="P7"><text:span text:style-name="T2">Ausbildungsj</text:span>ahr <text:s/>1 <text:s/></text:p>
                </table:table-cell>
                <table:covered-table-cell/>
                <table:table-cell table:style-name="MailMergeTable2020-03-06T14_3a_25_3a_58Z20.A3" office:value-type="string">
                  <text:p text:style-name="P6"/>
                </table:table-cell>
                <table:table-cell table:style-name="MailMergeTable2020-03-06T14_3a_25_3a_58Z20.A3" office:value-type="string">
                  <text:p text:style-name="P6"/>
                </table:table-cell>
                <table:table-cell table:style-name="MailMergeTable2020-03-06T14_3a_25_3a_58Z20.A3" office:value-type="string">
                  <text:p text:style-name="P6"/>
                </table:table-cell>
                <table:table-cell table:style-name="MailMergeTable2020-03-06T14_3a_25_3a_58Z20.A3" office:value-type="string">
                  <text:p text:style-name="P6"/>
                </table:table-cell>
                <table:table-cell table:style-name="MailMergeTable2020-03-06T14_3a_25_3a_58Z20.A2" office:value-type="string">
                  <text:p text:style-name="P7">2.1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9" text:anchor-type="page" text:anchor-page-number="5" svg:x="0.499cm" svg:y="7.909cm" svg:width="10.059cm" svg:height="7.01cm" draw:z-index="18">
        <draw:text-box>
          <text:section text:style-name="Sect1" text:name="MailMergeSection2020-03-06T14:25:58Z20Bereich2" text:protected="true">
            <table:table table:name="MailMergeTable2020-03-06T14:25:58Z19" table:style-name="MailMergeTable2020-03-06T14_3a_25_3a_58Z19">
              <table:table-column table:style-name="MailMergeTable2020-03-06T14_3a_25_3a_58Z19.A" table:number-columns-repeated="6"/>
              <table:table-column table:style-name="MailMergeTable2020-03-06T14_3a_25_3a_58Z19.G"/>
              <table:table-row table:style-name="MailMergeTable2020-03-06T14_3a_25_3a_58Z19.1">
                <table:table-cell table:style-name="MailMergeTable2020-03-06T14_3a_25_3a_58Z19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9.A2" table:number-columns-spanned="7" office:value-type="string">
                  <text:p text:style-name="P5">Umweltschutz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9.A3" office:value-type="string">
                  <text:p text:style-name="P4">d<text:span text:style-name="T1">)</text:span></text:p>
                </table:table-cell>
                <table:table-cell table:style-name="MailMergeTable2020-03-06T14_3a_25_3a_58Z19.A2" table:number-rows-spanned="3" table:number-columns-spanned="6" office:value-type="string">
                  <text:p text:style-name="P4">Zur Vermeidung betriebsbedingter Umweltbelastungen im beruflichen Einwirkungsbereich beitragen, insbesondere Abfälle vermeiden; Stoffe und Materialien einer umweltschonenden Entsorgung zu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19.4">
                <table:table-cell table:style-name="MailMergeTable2020-03-06T14_3a_25_3a_58Z1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9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19.A3" office:value-type="string">
                  <text:p text:style-name="P6"/>
                </table:table-cell>
                <table:table-cell table:style-name="MailMergeTable2020-03-06T14_3a_25_3a_58Z19.A3" office:value-type="string">
                  <text:p text:style-name="P6"/>
                </table:table-cell>
                <table:table-cell table:style-name="MailMergeTable2020-03-06T14_3a_25_3a_58Z19.A3" office:value-type="string">
                  <text:p text:style-name="P6"/>
                </table:table-cell>
                <table:table-cell table:style-name="MailMergeTable2020-03-06T14_3a_25_3a_58Z19.A3" office:value-type="string">
                  <text:p text:style-name="P6"/>
                </table:table-cell>
                <table:table-cell table:style-name="MailMergeTable2020-03-06T14_3a_25_3a_58Z19.A2" office:value-type="string">
                  <text:p text:style-name="P7">1.4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8" text:anchor-type="page" text:anchor-page-number="5" svg:x="10.959cm" svg:y="0.499cm" svg:width="10.059cm" svg:height="7.01cm" draw:z-index="17">
        <draw:text-box>
          <text:section text:style-name="Sect1" text:name="MailMergeSection2020-03-06T14:25:58Z19Bereich1" text:protected="true">
            <table:table table:name="MailMergeTable2020-03-06T14:25:58Z18" table:style-name="MailMergeTable2020-03-06T14_3a_25_3a_58Z18">
              <table:table-column table:style-name="MailMergeTable2020-03-06T14_3a_25_3a_58Z18.A" table:number-columns-repeated="6"/>
              <table:table-column table:style-name="MailMergeTable2020-03-06T14_3a_25_3a_58Z18.G"/>
              <table:table-row table:style-name="MailMergeTable2020-03-06T14_3a_25_3a_58Z18.1">
                <table:table-cell table:style-name="MailMergeTable2020-03-06T14_3a_25_3a_58Z18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8.A2" table:number-columns-spanned="7" office:value-type="string">
                  <text:p text:style-name="P5">Umweltschutz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8.A3" office:value-type="string">
                  <text:p text:style-name="P4">c<text:span text:style-name="T1">)</text:span></text:p>
                </table:table-cell>
                <table:table-cell table:style-name="MailMergeTable2020-03-06T14_3a_25_3a_58Z18.A2" table:number-rows-spanned="3" table:number-columns-spanned="6" office:value-type="string">
                  <text:p text:style-name="P4">Zur Vermeidung betriebsbedingter Umweltbelastungen im beruflichen Einwirkungsbereich beitragen, insbesondere Möglichkeiten der wirtschaftlichen und umweltschonenden Energie- und Materialverwendung nutz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18.4">
                <table:table-cell table:style-name="MailMergeTable2020-03-06T14_3a_25_3a_58Z1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8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8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18.A3" office:value-type="string">
                  <text:p text:style-name="P6"/>
                </table:table-cell>
                <table:table-cell table:style-name="MailMergeTable2020-03-06T14_3a_25_3a_58Z18.A3" office:value-type="string">
                  <text:p text:style-name="P6"/>
                </table:table-cell>
                <table:table-cell table:style-name="MailMergeTable2020-03-06T14_3a_25_3a_58Z18.A3" office:value-type="string">
                  <text:p text:style-name="P6"/>
                </table:table-cell>
                <table:table-cell table:style-name="MailMergeTable2020-03-06T14_3a_25_3a_58Z18.A3" office:value-type="string">
                  <text:p text:style-name="P6"/>
                </table:table-cell>
                <table:table-cell table:style-name="MailMergeTable2020-03-06T14_3a_25_3a_58Z18.A2" office:value-type="string">
                  <text:p text:style-name="P7">1.4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7" text:anchor-type="page" text:anchor-page-number="5" svg:x="0.499cm" svg:y="0.499cm" svg:width="10.059cm" svg:height="7.01cm" draw:z-index="16">
        <draw:text-box>
          <text:section text:style-name="Sect1" text:name="MailMergeSection2020-03-06T14:25:58Z18MasterLabel">
            <table:table table:name="MailMergeTable2020-03-06T14:25:58Z17" table:style-name="MailMergeTable2020-03-06T14_3a_25_3a_58Z17">
              <table:table-column table:style-name="MailMergeTable2020-03-06T14_3a_25_3a_58Z17.A" table:number-columns-repeated="6"/>
              <table:table-column table:style-name="MailMergeTable2020-03-06T14_3a_25_3a_58Z17.G"/>
              <table:table-row table:style-name="MailMergeTable2020-03-06T14_3a_25_3a_58Z17.1">
                <table:table-cell table:style-name="MailMergeTable2020-03-06T14_3a_25_3a_58Z17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7.A2" table:number-columns-spanned="7" office:value-type="string">
                  <text:p text:style-name="P5">Umweltschutz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7.A3" office:value-type="string">
                  <text:p text:style-name="P4">b<text:span text:style-name="T1">)</text:span></text:p>
                </table:table-cell>
                <table:table-cell table:style-name="MailMergeTable2020-03-06T14_3a_25_3a_58Z17.A2" table:number-rows-spanned="3" table:number-columns-spanned="6" office:value-type="string">
                  <text:p text:style-name="P4">Zur Vermeidung betriebsbedingter Umweltbelastungen im beruflichen Einwirkungsbereich beitragen, insbesondere für den Ausbildungsbetrieb geltende Regelungen des Umweltschutzes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17.4">
                <table:table-cell table:style-name="MailMergeTable2020-03-06T14_3a_25_3a_58Z1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7.A3" table:number-columns-spanned="2" office:value-type="string">
                  <text:p text:style-name="P7"><text:span text:style-name="T2">Ausbildungsj</text:span>ahr <text:s/>2,3 <text:s/></text:p>
                </table:table-cell>
                <table:covered-table-cell/>
                <table:table-cell table:style-name="MailMergeTable2020-03-06T14_3a_25_3a_58Z17.A3" office:value-type="string">
                  <text:p text:style-name="P6"/>
                </table:table-cell>
                <table:table-cell table:style-name="MailMergeTable2020-03-06T14_3a_25_3a_58Z17.A3" office:value-type="string">
                  <text:p text:style-name="P6"/>
                </table:table-cell>
                <table:table-cell table:style-name="MailMergeTable2020-03-06T14_3a_25_3a_58Z17.A3" office:value-type="string">
                  <text:p text:style-name="P6"/>
                </table:table-cell>
                <table:table-cell table:style-name="MailMergeTable2020-03-06T14_3a_25_3a_58Z17.A3" office:value-type="string">
                  <text:p text:style-name="P6"/>
                </table:table-cell>
                <table:table-cell table:style-name="MailMergeTable2020-03-06T14_3a_25_3a_58Z17.A2" office:value-type="string">
                  <text:p text:style-name="P7">1.4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6" text:anchor-type="page" text:anchor-page-number="3" svg:x="10.959cm" svg:y="22.729cm" svg:width="10.059cm" svg:height="7.01cm" draw:z-index="15">
        <draw:text-box>
          <text:section text:style-name="Sect1" text:name="MailMergeSection2020-03-06T14:25:58Z17Bereich7" text:protected="true">
            <table:table table:name="MailMergeTable2020-03-06T14:25:58Z16" table:style-name="MailMergeTable2020-03-06T14_3a_25_3a_58Z16">
              <table:table-column table:style-name="MailMergeTable2020-03-06T14_3a_25_3a_58Z16.A" table:number-columns-repeated="6"/>
              <table:table-column table:style-name="MailMergeTable2020-03-06T14_3a_25_3a_58Z16.G"/>
              <table:table-row table:style-name="MailMergeTable2020-03-06T14_3a_25_3a_58Z16.1">
                <table:table-cell table:style-name="MailMergeTable2020-03-06T14_3a_25_3a_58Z16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6.A2" table:number-columns-spanned="7" office:value-type="string">
                  <text:p text:style-name="P5">Umweltschutz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6.A3" office:value-type="string">
                  <text:p text:style-name="P4">a<text:span text:style-name="T1">)</text:span></text:p>
                </table:table-cell>
                <table:table-cell table:style-name="MailMergeTable2020-03-06T14_3a_25_3a_58Z16.A2" table:number-rows-spanned="3" table:number-columns-spanned="6" office:value-type="string">
                  <text:p text:style-name="P4">Zur Vermeidung betriebsbedingter Umweltbelastungen im beruflichen Einwirkungsbereich beitragen, insbesondere mögliche Umweltbelastungen durch den Ausbildungsbetrieb und seinen Beitrag zum Umweltschutz an Beispielen erklä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16.4">
                <table:table-cell table:style-name="MailMergeTable2020-03-06T14_3a_25_3a_58Z1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6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8Z16.A3" office:value-type="string">
                  <text:p text:style-name="P6"/>
                </table:table-cell>
                <table:table-cell table:style-name="MailMergeTable2020-03-06T14_3a_25_3a_58Z16.A3" office:value-type="string">
                  <text:p text:style-name="P6"/>
                </table:table-cell>
                <table:table-cell table:style-name="MailMergeTable2020-03-06T14_3a_25_3a_58Z16.A3" office:value-type="string">
                  <text:p text:style-name="P6"/>
                </table:table-cell>
                <table:table-cell table:style-name="MailMergeTable2020-03-06T14_3a_25_3a_58Z16.A3" office:value-type="string">
                  <text:p text:style-name="P6"/>
                </table:table-cell>
                <table:table-cell table:style-name="MailMergeTable2020-03-06T14_3a_25_3a_58Z16.A2" office:value-type="string">
                  <text:p text:style-name="P7">1.4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5" text:anchor-type="page" text:anchor-page-number="3" svg:x="0.499cm" svg:y="22.729cm" svg:width="10.059cm" svg:height="7.01cm" draw:z-index="14">
        <draw:text-box>
          <text:section text:style-name="Sect1" text:name="MailMergeSection2020-03-06T14:25:58Z16Bereich6" text:protected="true">
            <table:table table:name="MailMergeTable2020-03-06T14:25:58Z15" table:style-name="MailMergeTable2020-03-06T14_3a_25_3a_58Z15">
              <table:table-column table:style-name="MailMergeTable2020-03-06T14_3a_25_3a_58Z15.A" table:number-columns-repeated="6"/>
              <table:table-column table:style-name="MailMergeTable2020-03-06T14_3a_25_3a_58Z15.G"/>
              <table:table-row table:style-name="MailMergeTable2020-03-06T14_3a_25_3a_58Z15.1">
                <table:table-cell table:style-name="MailMergeTable2020-03-06T14_3a_25_3a_58Z15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5.A2" table:number-columns-spanned="7" office:value-type="string">
                  <text:p text:style-name="P5">Sicherheit und Gesundheitsschutz bei der 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5.A3" office:value-type="string">
                  <text:p text:style-name="P4">d<text:span text:style-name="T1">)</text:span></text:p>
                </table:table-cell>
                <table:table-cell table:style-name="MailMergeTable2020-03-06T14_3a_25_3a_58Z15.A2" table:number-rows-spanned="3" table:number-columns-spanned="6" office:value-type="string">
                  <text:p text:style-name="P4">Vorschriften des vorbeugenden Brandschutzes anwenden; Verhaltensweisen bei Bränden beschreiben und Maßnahmen zur Brandbekämpfung ergreif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15.4">
                <table:table-cell table:style-name="MailMergeTable2020-03-06T14_3a_25_3a_58Z1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5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8Z15.A3" office:value-type="string">
                  <text:p text:style-name="P6"/>
                </table:table-cell>
                <table:table-cell table:style-name="MailMergeTable2020-03-06T14_3a_25_3a_58Z15.A3" office:value-type="string">
                  <text:p text:style-name="P6"/>
                </table:table-cell>
                <table:table-cell table:style-name="MailMergeTable2020-03-06T14_3a_25_3a_58Z15.A3" office:value-type="string">
                  <text:p text:style-name="P6"/>
                </table:table-cell>
                <table:table-cell table:style-name="MailMergeTable2020-03-06T14_3a_25_3a_58Z15.A3" office:value-type="string">
                  <text:p text:style-name="P6"/>
                </table:table-cell>
                <table:table-cell table:style-name="MailMergeTable2020-03-06T14_3a_25_3a_58Z15.A2" office:value-type="string">
                  <text:p text:style-name="P7">1.3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4" text:anchor-type="page" text:anchor-page-number="3" svg:x="10.959cm" svg:y="15.319cm" svg:width="10.059cm" svg:height="7.01cm" draw:z-index="13">
        <draw:text-box>
          <text:section text:style-name="Sect1" text:name="MailMergeSection2020-03-06T14:25:58Z15Bereich5" text:protected="true">
            <table:table table:name="MailMergeTable2020-03-06T14:25:58Z14" table:style-name="MailMergeTable2020-03-06T14_3a_25_3a_58Z14">
              <table:table-column table:style-name="MailMergeTable2020-03-06T14_3a_25_3a_58Z14.A" table:number-columns-repeated="6"/>
              <table:table-column table:style-name="MailMergeTable2020-03-06T14_3a_25_3a_58Z14.G"/>
              <table:table-row table:style-name="MailMergeTable2020-03-06T14_3a_25_3a_58Z14.1">
                <table:table-cell table:style-name="MailMergeTable2020-03-06T14_3a_25_3a_58Z14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4.A2" table:number-columns-spanned="7" office:value-type="string">
                  <text:p text:style-name="P5">Sicherheit und Gesundheitsschutz bei der 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4.A3" office:value-type="string">
                  <text:p text:style-name="P4">c<text:span text:style-name="T1">)</text:span></text:p>
                </table:table-cell>
                <table:table-cell table:style-name="MailMergeTable2020-03-06T14_3a_25_3a_58Z14.A2" table:number-rows-spanned="3" table:number-columns-spanned="6" office:value-type="string">
                  <text:p text:style-name="P4">Verhaltensweisen bei Unfällen beschreiben sowie erste Maßnahmen einlei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14.4">
                <table:table-cell table:style-name="MailMergeTable2020-03-06T14_3a_25_3a_58Z1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4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8Z14.A3" office:value-type="string">
                  <text:p text:style-name="P6"/>
                </table:table-cell>
                <table:table-cell table:style-name="MailMergeTable2020-03-06T14_3a_25_3a_58Z14.A3" office:value-type="string">
                  <text:p text:style-name="P6"/>
                </table:table-cell>
                <table:table-cell table:style-name="MailMergeTable2020-03-06T14_3a_25_3a_58Z14.A3" office:value-type="string">
                  <text:p text:style-name="P6"/>
                </table:table-cell>
                <table:table-cell table:style-name="MailMergeTable2020-03-06T14_3a_25_3a_58Z14.A3" office:value-type="string">
                  <text:p text:style-name="P6"/>
                </table:table-cell>
                <table:table-cell table:style-name="MailMergeTable2020-03-06T14_3a_25_3a_58Z14.A2" office:value-type="string">
                  <text:p text:style-name="P7">1.3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3" text:anchor-type="page" text:anchor-page-number="3" svg:x="0.499cm" svg:y="15.319cm" svg:width="10.059cm" svg:height="7.01cm" draw:z-index="12">
        <draw:text-box>
          <text:section text:style-name="Sect1" text:name="MailMergeSection2020-03-06T14:25:58Z14Bereich4" text:protected="true">
            <table:table table:name="MailMergeTable2020-03-06T14:25:58Z13" table:style-name="MailMergeTable2020-03-06T14_3a_25_3a_58Z13">
              <table:table-column table:style-name="MailMergeTable2020-03-06T14_3a_25_3a_58Z13.A" table:number-columns-repeated="6"/>
              <table:table-column table:style-name="MailMergeTable2020-03-06T14_3a_25_3a_58Z13.G"/>
              <table:table-row table:style-name="MailMergeTable2020-03-06T14_3a_25_3a_58Z13.1">
                <table:table-cell table:style-name="MailMergeTable2020-03-06T14_3a_25_3a_58Z13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3.A2" table:number-columns-spanned="7" office:value-type="string">
                  <text:p text:style-name="P5">Sicherheit und Gesundheitsschutz bei der 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3.A3" office:value-type="string">
                  <text:p text:style-name="P4">b<text:span text:style-name="T1">)</text:span></text:p>
                </table:table-cell>
                <table:table-cell table:style-name="MailMergeTable2020-03-06T14_3a_25_3a_58Z13.A2" table:number-rows-spanned="3" table:number-columns-spanned="6" office:value-type="string">
                  <text:p text:style-name="P4">berufsbezogene Arbeitsschutz- und Unfallverhütungsvorschriften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13.4">
                <table:table-cell table:style-name="MailMergeTable2020-03-06T14_3a_25_3a_58Z1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3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8Z13.A3" office:value-type="string">
                  <text:p text:style-name="P6"/>
                </table:table-cell>
                <table:table-cell table:style-name="MailMergeTable2020-03-06T14_3a_25_3a_58Z13.A3" office:value-type="string">
                  <text:p text:style-name="P6"/>
                </table:table-cell>
                <table:table-cell table:style-name="MailMergeTable2020-03-06T14_3a_25_3a_58Z13.A3" office:value-type="string">
                  <text:p text:style-name="P6"/>
                </table:table-cell>
                <table:table-cell table:style-name="MailMergeTable2020-03-06T14_3a_25_3a_58Z13.A3" office:value-type="string">
                  <text:p text:style-name="P6"/>
                </table:table-cell>
                <table:table-cell table:style-name="MailMergeTable2020-03-06T14_3a_25_3a_58Z13.A2" office:value-type="string">
                  <text:p text:style-name="P7">1.3.b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2" text:anchor-type="page" text:anchor-page-number="3" svg:x="10.959cm" svg:y="7.909cm" svg:width="10.059cm" svg:height="7.01cm" draw:z-index="11">
        <draw:text-box>
          <text:section text:style-name="Sect1" text:name="MailMergeSection2020-03-06T14:25:58Z13Bereich3" text:protected="true">
            <table:table table:name="MailMergeTable2020-03-06T14:25:58Z12" table:style-name="MailMergeTable2020-03-06T14_3a_25_3a_58Z12">
              <table:table-column table:style-name="MailMergeTable2020-03-06T14_3a_25_3a_58Z12.A" table:number-columns-repeated="6"/>
              <table:table-column table:style-name="MailMergeTable2020-03-06T14_3a_25_3a_58Z12.G"/>
              <table:table-row table:style-name="MailMergeTable2020-03-06T14_3a_25_3a_58Z12.1">
                <table:table-cell table:style-name="MailMergeTable2020-03-06T14_3a_25_3a_58Z12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2.A2" table:number-columns-spanned="7" office:value-type="string">
                  <text:p text:style-name="P5">Sicherheit und Gesundheitsschutz bei der 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2.A3" office:value-type="string">
                  <text:p text:style-name="P4">a<text:span text:style-name="T1">)</text:span></text:p>
                </table:table-cell>
                <table:table-cell table:style-name="MailMergeTable2020-03-06T14_3a_25_3a_58Z12.A2" table:number-rows-spanned="3" table:number-columns-spanned="6" office:value-type="string">
                  <text:p text:style-name="P4">Gefährdung von Sicherheit und Gesundheit am Arbeitsplatz feststellen und Maßnahmen zu ihrer Vermeidung ergreif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12.4">
                <table:table-cell table:style-name="MailMergeTable2020-03-06T14_3a_25_3a_58Z1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2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MailMergeTable2020-03-06T14_3a_25_3a_58Z12.A3" office:value-type="string">
                  <text:p text:style-name="P6"/>
                </table:table-cell>
                <table:table-cell table:style-name="MailMergeTable2020-03-06T14_3a_25_3a_58Z12.A3" office:value-type="string">
                  <text:p text:style-name="P6"/>
                </table:table-cell>
                <table:table-cell table:style-name="MailMergeTable2020-03-06T14_3a_25_3a_58Z12.A3" office:value-type="string">
                  <text:p text:style-name="P6"/>
                </table:table-cell>
                <table:table-cell table:style-name="MailMergeTable2020-03-06T14_3a_25_3a_58Z12.A3" office:value-type="string">
                  <text:p text:style-name="P6"/>
                </table:table-cell>
                <table:table-cell table:style-name="MailMergeTable2020-03-06T14_3a_25_3a_58Z12.A2" office:value-type="string">
                  <text:p text:style-name="P7">1.3.a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1" text:anchor-type="page" text:anchor-page-number="3" svg:x="0.499cm" svg:y="7.909cm" svg:width="10.059cm" svg:height="7.01cm" draw:z-index="10">
        <draw:text-box>
          <text:section text:style-name="Sect1" text:name="MailMergeSection2020-03-06T14:25:58Z12Bereich2" text:protected="true">
            <table:table table:name="MailMergeTable2020-03-06T14:25:58Z11" table:style-name="MailMergeTable2020-03-06T14_3a_25_3a_58Z11">
              <table:table-column table:style-name="MailMergeTable2020-03-06T14_3a_25_3a_58Z11.A" table:number-columns-repeated="6"/>
              <table:table-column table:style-name="MailMergeTable2020-03-06T14_3a_25_3a_58Z11.G"/>
              <table:table-row table:style-name="MailMergeTable2020-03-06T14_3a_25_3a_58Z11.1">
                <table:table-cell table:style-name="MailMergeTable2020-03-06T14_3a_25_3a_58Z11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1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1.A3" office:value-type="string">
                  <text:p text:style-name="P4"><text:span text:style-name="T1">)</text:span></text:p>
                </table:table-cell>
                <table:table-cell table:style-name="MailMergeTable2020-03-06T14_3a_25_3a_58Z11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11.4">
                <table:table-cell table:style-name="MailMergeTable2020-03-06T14_3a_25_3a_58Z1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1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8Z11.A3" office:value-type="string">
                  <text:p text:style-name="P6"/>
                </table:table-cell>
                <table:table-cell table:style-name="MailMergeTable2020-03-06T14_3a_25_3a_58Z11.A3" office:value-type="string">
                  <text:p text:style-name="P6"/>
                </table:table-cell>
                <table:table-cell table:style-name="MailMergeTable2020-03-06T14_3a_25_3a_58Z11.A3" office:value-type="string">
                  <text:p text:style-name="P6"/>
                </table:table-cell>
                <table:table-cell table:style-name="MailMergeTable2020-03-06T14_3a_25_3a_58Z11.A3" office:value-type="string">
                  <text:p text:style-name="P6"/>
                </table:table-cell>
                <table:table-cell table:style-name="MailMergeTable2020-03-06T14_3a_25_3a_58Z11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0" text:anchor-type="page" text:anchor-page-number="3" svg:x="10.959cm" svg:y="0.499cm" svg:width="10.059cm" svg:height="7.01cm" draw:z-index="9">
        <draw:text-box>
          <text:section text:style-name="Sect1" text:name="MailMergeSection2020-03-06T14:25:58Z11Bereich1" text:protected="true">
            <table:table table:name="MailMergeTable2020-03-06T14:25:58Z10" table:style-name="MailMergeTable2020-03-06T14_3a_25_3a_58Z10">
              <table:table-column table:style-name="MailMergeTable2020-03-06T14_3a_25_3a_58Z10.A" table:number-columns-repeated="6"/>
              <table:table-column table:style-name="MailMergeTable2020-03-06T14_3a_25_3a_58Z10.G"/>
              <table:table-row table:style-name="MailMergeTable2020-03-06T14_3a_25_3a_58Z10.1">
                <table:table-cell table:style-name="MailMergeTable2020-03-06T14_3a_25_3a_58Z10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0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0.A3" office:value-type="string">
                  <text:p text:style-name="P4"><text:span text:style-name="T1">)</text:span></text:p>
                </table:table-cell>
                <table:table-cell table:style-name="MailMergeTable2020-03-06T14_3a_25_3a_58Z10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10.4">
                <table:table-cell table:style-name="MailMergeTable2020-03-06T14_3a_25_3a_58Z1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0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10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8Z10.A3" office:value-type="string">
                  <text:p text:style-name="P6"/>
                </table:table-cell>
                <table:table-cell table:style-name="MailMergeTable2020-03-06T14_3a_25_3a_58Z10.A3" office:value-type="string">
                  <text:p text:style-name="P6"/>
                </table:table-cell>
                <table:table-cell table:style-name="MailMergeTable2020-03-06T14_3a_25_3a_58Z10.A3" office:value-type="string">
                  <text:p text:style-name="P6"/>
                </table:table-cell>
                <table:table-cell table:style-name="MailMergeTable2020-03-06T14_3a_25_3a_58Z10.A3" office:value-type="string">
                  <text:p text:style-name="P6"/>
                </table:table-cell>
                <table:table-cell table:style-name="MailMergeTable2020-03-06T14_3a_25_3a_58Z10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9" text:anchor-type="page" text:anchor-page-number="3" svg:x="0.499cm" svg:y="0.499cm" svg:width="10.059cm" svg:height="7.01cm" draw:z-index="8">
        <draw:text-box>
          <text:section text:style-name="Sect1" text:name="MailMergeSection2020-03-06T14:25:58Z10MasterLabel">
            <table:table table:name="MailMergeTable2020-03-06T14:25:58Z9" table:style-name="MailMergeTable2020-03-06T14_3a_25_3a_58Z9">
              <table:table-column table:style-name="MailMergeTable2020-03-06T14_3a_25_3a_58Z9.A" table:number-columns-repeated="6"/>
              <table:table-column table:style-name="MailMergeTable2020-03-06T14_3a_25_3a_58Z9.G"/>
              <table:table-row table:style-name="MailMergeTable2020-03-06T14_3a_25_3a_58Z9.1">
                <table:table-cell table:style-name="MailMergeTable2020-03-06T14_3a_25_3a_58Z9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9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9.A3" office:value-type="string">
                  <text:p text:style-name="P4"><text:span text:style-name="T1">)</text:span></text:p>
                </table:table-cell>
                <table:table-cell table:style-name="MailMergeTable2020-03-06T14_3a_25_3a_58Z9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4_3a_25_3a_58Z9.4">
                <table:table-cell table:style-name="MailMergeTable2020-03-06T14_3a_25_3a_58Z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9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4_3a_25_3a_58Z9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MailMergeTable2020-03-06T14_3a_25_3a_58Z9.A3" office:value-type="string">
                  <text:p text:style-name="P6"/>
                </table:table-cell>
                <table:table-cell table:style-name="MailMergeTable2020-03-06T14_3a_25_3a_58Z9.A3" office:value-type="string">
                  <text:p text:style-name="P6"/>
                </table:table-cell>
                <table:table-cell table:style-name="MailMergeTable2020-03-06T14_3a_25_3a_58Z9.A3" office:value-type="string">
                  <text:p text:style-name="P6"/>
                </table:table-cell>
                <table:table-cell table:style-name="MailMergeTable2020-03-06T14_3a_25_3a_58Z9.A3" office:value-type="string">
                  <text:p text:style-name="P6"/>
                </table:table-cell>
                <table:table-cell table:style-name="MailMergeTable2020-03-06T14_3a_25_3a_58Z9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8" text:anchor-type="page" text:anchor-page-number="1" svg:x="10.959cm" svg:y="22.729cm" svg:width="10.059cm" svg:height="7.01cm" draw:z-index="7">
        <draw:text-box>
          <text:section text:style-name="Sect1" text:name="MailMergeSection2020-03-06T14:25:58Z9Bereich7" text:protected="true">
            <table:table table:name="Tabelle7" table:style-name="Tabelle7">
              <table:table-column table:style-name="Tabelle7.A" table:number-columns-repeated="6"/>
              <table:table-column table:style-name="Tabelle7.G"/>
              <table:table-row table:style-name="Tabelle7.1">
                <table:table-cell table:style-name="Tabelle7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2" table:number-columns-spanned="7" office:value-type="string">
                  <text:p text:style-name="P5">Berufsbildung, Arbeits- und Tarif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office:value-type="string">
                  <text:p text:style-name="P4">d<text:span text:style-name="T1">)</text:span></text:p>
                </table:table-cell>
                <table:table-cell table:style-name="Tabelle7.A2" table:number-rows-spanned="3" table:number-columns-spanned="6" office:value-type="string">
                  <text:p text:style-name="P4">berufliche Fortbildungsmöglichkeiten beschreiben und Aufstiegsmöglichkeiten nenn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7.4">
                <table:table-cell table:style-name="Tabelle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Tabelle7.A3" office:value-type="string">
                  <text:p text:style-name="P6"/>
                </table:table-cell>
                <table:table-cell table:style-name="Tabelle7.A3" office:value-type="string">
                  <text:p text:style-name="P6"/>
                </table:table-cell>
                <table:table-cell table:style-name="Tabelle7.A3" office:value-type="string">
                  <text:p text:style-name="P6"/>
                </table:table-cell>
                <table:table-cell table:style-name="Tabelle7.A3" office:value-type="string">
                  <text:p text:style-name="P6"/>
                </table:table-cell>
                <table:table-cell table:style-name="Tabelle7.A2" office:value-type="string">
                  <text:p text:style-name="P7">1.2.d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7" text:anchor-type="page" text:anchor-page-number="1" svg:x="0.499cm" svg:y="22.729cm" svg:width="10.059cm" svg:height="7.01cm" draw:z-index="6">
        <draw:text-box>
          <text:section text:style-name="Sect1" text:name="MailMergeSection2020-03-06T14:25:58Z8Bereich6" text:protected="true">
            <table:table table:name="Tabelle6" table:style-name="Tabelle6">
              <table:table-column table:style-name="Tabelle6.A" table:number-columns-repeated="6"/>
              <table:table-column table:style-name="Tabelle6.G"/>
              <table:table-row table:style-name="Tabelle6.1">
                <table:table-cell table:style-name="Tabelle6.A1" table:number-columns-spanned="7" office:value-type="string">
                  <text:p text:style-name="P4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2" table:number-columns-spanned="7" office:value-type="string">
                  <text:p text:style-name="P5">Berufsbildung, Arbeits- und Tarif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office:value-type="string">
                  <text:p text:style-name="P4">c<text:span text:style-name="T1">)</text:span></text:p>
                </table:table-cell>
                <table:table-cell table:style-name="Tabelle6.A2" table:number-rows-spanned="3" table:number-columns-spanned="6" office:value-type="string">
                  <text:p text:style-name="P4">die Notwendigkeit weiterer beruflicher Qualifizierung begrü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6.4">
                <table:table-cell table:style-name="Tabelle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table:number-columns-spanned="2" office:value-type="string">
                  <text:p text:style-name="P7"><text:span text:style-name="T2">Ausbildungsj</text:span>ahr <text:s/>3 <text:s/></text:p>
                </table:table-cell>
                <table:covered-table-cell/>
                <table:table-cell table:style-name="Tabelle6.A3" office:value-type="string">
                  <text:p text:style-name="P6"/>
                </table:table-cell>
                <table:table-cell table:style-name="Tabelle6.A3" office:value-type="string">
                  <text:p text:style-name="P6"/>
                </table:table-cell>
                <table:table-cell table:style-name="Tabelle6.A3" office:value-type="string">
                  <text:p text:style-name="P6"/>
                </table:table-cell>
                <table:table-cell table:style-name="Tabelle6.A3" office:value-type="string">
                  <text:p text:style-name="P6"/>
                </table:table-cell>
                <table:table-cell table:style-name="Tabelle6.A2" office:value-type="string">
                  <text:p text:style-name="P7">1.2.c 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6" text:anchor-type="page" text:anchor-page-number="1" svg:x="10.959cm" svg:y="15.319cm" svg:width="10.059cm" svg:height="7.01cm" draw:z-index="5">
        <draw:text-box>
          <text:section text:style-name="Sect1" text:name="MailMergeSection2020-03-06T14:25:58Z7Bereich5" text:protected="true">
            <table:table table:name="Tabelle5" table:style-name="Tabelle5">
              <table:table-column table:style-name="Tabelle5.A" table:number-columns-repeated="6"/>
              <table:table-column table:style-name="Tabelle5.G"/>
              <table:table-row table:style-name="Tabelle5.1">
                <table:table-cell table:style-name="Tabelle5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office:value-type="string">
                  <text:p text:style-name="P4"><text:span text:style-name="T1">)</text:span></text:p>
                </table:table-cell>
                <table:table-cell table:style-name="Tabelle5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5.4">
                <table:table-cell table:style-name="Tabelle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Tabelle5.A3" office:value-type="string">
                  <text:p text:style-name="P6"/>
                </table:table-cell>
                <table:table-cell table:style-name="Tabelle5.A3" office:value-type="string">
                  <text:p text:style-name="P6"/>
                </table:table-cell>
                <table:table-cell table:style-name="Tabelle5.A3" office:value-type="string">
                  <text:p text:style-name="P6"/>
                </table:table-cell>
                <table:table-cell table:style-name="Tabelle5.A3" office:value-type="string">
                  <text:p text:style-name="P6"/>
                </table:table-cell>
                <table:table-cell table:style-name="Tabelle5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5" text:anchor-type="page" text:anchor-page-number="1" svg:x="0.499cm" svg:y="15.319cm" svg:width="10.059cm" svg:height="7.01cm" draw:z-index="4">
        <draw:text-box>
          <text:section text:style-name="Sect1" text:name="MailMergeSection2020-03-06T14:25:58Z6Bereich4" text:protected="true">
            <table:table table:name="Tabelle4" table:style-name="Tabelle4">
              <table:table-column table:style-name="Tabelle4.A" table:number-columns-repeated="6"/>
              <table:table-column table:style-name="Tabelle4.G"/>
              <table:table-row table:style-name="Tabelle4.1">
                <table:table-cell table:style-name="Tabelle4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office:value-type="string">
                  <text:p text:style-name="P4"><text:span text:style-name="T1">)</text:span></text:p>
                </table:table-cell>
                <table:table-cell table:style-name="Tabelle4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4">
                <table:table-cell table:style-name="Tabelle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Tabelle4.A3" office:value-type="string">
                  <text:p text:style-name="P6"/>
                </table:table-cell>
                <table:table-cell table:style-name="Tabelle4.A3" office:value-type="string">
                  <text:p text:style-name="P6"/>
                </table:table-cell>
                <table:table-cell table:style-name="Tabelle4.A3" office:value-type="string">
                  <text:p text:style-name="P6"/>
                </table:table-cell>
                <table:table-cell table:style-name="Tabelle4.A3" office:value-type="string">
                  <text:p text:style-name="P6"/>
                </table:table-cell>
                <table:table-cell table:style-name="Tabelle4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4" text:anchor-type="page" text:anchor-page-number="1" svg:x="10.959cm" svg:y="7.909cm" svg:width="10.059cm" svg:height="7.01cm" draw:z-index="3">
        <draw:text-box>
          <text:section text:style-name="Sect1" text:name="MailMergeSection2020-03-06T14:25:58Z5Bereich3" text:protected="true">
            <table:table table:name="Tabelle3" table:style-name="Tabelle3">
              <table:table-column table:style-name="Tabelle3.A" table:number-columns-repeated="6"/>
              <table:table-column table:style-name="Tabelle3.G"/>
              <table:table-row table:style-name="Tabelle3.1">
                <table:table-cell table:style-name="Tabelle3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office:value-type="string">
                  <text:p text:style-name="P4"><text:span text:style-name="T1">)</text:span></text:p>
                </table:table-cell>
                <table:table-cell table:style-name="Tabelle3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4">
                <table:table-cell table:style-name="Tabelle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Tabelle3.A3" office:value-type="string">
                  <text:p text:style-name="P6"/>
                </table:table-cell>
                <table:table-cell table:style-name="Tabelle3.A3" office:value-type="string">
                  <text:p text:style-name="P6"/>
                </table:table-cell>
                <table:table-cell table:style-name="Tabelle3.A3" office:value-type="string">
                  <text:p text:style-name="P6"/>
                </table:table-cell>
                <table:table-cell table:style-name="Tabelle3.A3" office:value-type="string">
                  <text:p text:style-name="P6"/>
                </table:table-cell>
                <table:table-cell table:style-name="Tabelle3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3" text:anchor-type="page" text:anchor-page-number="1" svg:x="0.499cm" svg:y="7.909cm" svg:width="10.059cm" svg:height="7.01cm" draw:z-index="2">
        <draw:text-box>
          <text:section text:style-name="Sect1" text:name="MailMergeSection2020-03-06T14:25:58Z4Bereich2" text:protected="true">
            <table:table table:name="Tabelle2" table:style-name="Tabelle2">
              <table:table-column table:style-name="Tabelle2.A" table:number-columns-repeated="6"/>
              <table:table-column table:style-name="Tabelle2.G"/>
              <table:table-row table:style-name="Tabelle2.1">
                <table:table-cell table:style-name="Tabelle2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office:value-type="string">
                  <text:p text:style-name="P4"><text:span text:style-name="T1">)</text:span></text:p>
                </table:table-cell>
                <table:table-cell table:style-name="Tabelle2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4">
                <table:table-cell table:style-name="Tabelle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Tabelle2.A3" office:value-type="string">
                  <text:p text:style-name="P6"/>
                </table:table-cell>
                <table:table-cell table:style-name="Tabelle2.A3" office:value-type="string">
                  <text:p text:style-name="P6"/>
                </table:table-cell>
                <table:table-cell table:style-name="Tabelle2.A3" office:value-type="string">
                  <text:p text:style-name="P6"/>
                </table:table-cell>
                <table:table-cell table:style-name="Tabelle2.A3" office:value-type="string">
                  <text:p text:style-name="P6"/>
                </table:table-cell>
                <table:table-cell table:style-name="Tabelle2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2" text:anchor-type="page" text:anchor-page-number="1" svg:x="10.959cm" svg:y="0.499cm" svg:width="10.059cm" svg:height="7.01cm" draw:z-index="1">
        <draw:text-box>
          <text:section text:style-name="Sect1" text:name="MailMergeSection2020-03-06T14:25:58Z3Bereich1" text:protected="true">
            <table:table table:name="Tabelle1" table:style-name="Tabelle1">
              <table:table-column table:style-name="Tabelle1.A" table:number-columns-repeated="6"/>
              <table:table-column table:style-name="Tabelle1.G"/>
              <table:table-row table:style-name="Tabelle1.1">
                <table:table-cell table:style-name="Tabelle1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office:value-type="string">
                  <text:p text:style-name="P4"><text:span text:style-name="T1">)</text:span></text:p>
                </table:table-cell>
                <table:table-cell table:style-name="Tabelle1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4">
                <table:table-cell table:style-name="Tabelle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Tabelle1.A3" office:value-type="string">
                  <text:p text:style-name="P6"/>
                </table:table-cell>
                <table:table-cell table:style-name="Tabelle1.A3" office:value-type="string">
                  <text:p text:style-name="P6"/>
                </table:table-cell>
                <table:table-cell table:style-name="Tabelle1.A3" office:value-type="string">
                  <text:p text:style-name="P6"/>
                </table:table-cell>
                <table:table-cell table:style-name="Tabelle1.A3" office:value-type="string">
                  <text:p text:style-name="P6"/>
                </table:table-cell>
                <table:table-cell table:style-name="Tabelle1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draw:frame draw:style-name="fr1" draw:name="Rahmen1" text:anchor-type="page" text:anchor-page-number="1" svg:x="0.499cm" svg:y="0.499cm" svg:width="10.059cm" svg:height="7.01cm" draw:z-index="0">
        <draw:text-box>
          <text:section text:style-name="Sect1" text:name="MailMergeSection2020-03-06T14:25:58Z2MasterLabel">
            <table:table table:name="Aufgabenkarte" table:style-name="Aufgabenkarte">
              <table:table-column table:style-name="Aufgabenkarte.A" table:number-columns-repeated="6"/>
              <table:table-column table:style-name="Aufgabenkarte.G"/>
              <table:table-row table:style-name="Aufgabenkarte.1">
                <table:table-cell table:style-name="Aufgabenkarte.A1" table:number-columns-spanned="7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2" table:number-columns-spanned="7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office:value-type="string">
                  <text:p text:style-name="P4"><text:span text:style-name="T1">)</text:span></text:p>
                </table:table-cell>
                <table:table-cell table:style-name="Aufgabenkarte.A2" table:number-rows-spanned="3" table:number-columns-spanned="6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Aufgabenkarte.4">
                <table:table-cell table:style-name="Aufgabenkarte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office:value-type="string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table:number-columns-spanned="2" office:value-type="string">
                  <text:p text:style-name="P7"><text:span text:style-name="T2">Ausbildungsj</text:span>ahr <text:s text:c="3"/></text:p>
                </table:table-cell>
                <table:covered-table-cell/>
                <table:table-cell table:style-name="Aufgabenkarte.A3" office:value-type="string">
                  <text:p text:style-name="P6"/>
                </table:table-cell>
                <table:table-cell table:style-name="Aufgabenkarte.A3" office:value-type="string">
                  <text:p text:style-name="P6"/>
                </table:table-cell>
                <table:table-cell table:style-name="Aufgabenkarte.A3" office:value-type="string">
                  <text:p text:style-name="P6"/>
                </table:table-cell>
                <table:table-cell table:style-name="Aufgabenkarte.A3" office:value-type="string">
                  <text:p text:style-name="P6"/>
                </table:table-cell>
                <table:table-cell table:style-name="Aufgabenkarte.A2" office:value-type="string">
                  <text:p text:style-name="P7"><text:s/></text:p>
                </table:table-cell>
              </table:table-row>
            </table:table>
            <text:p text:style-name="P2">- 6. Mrz 20 - <text:s/></text:p>
          </text:section>
        </draw:text-box>
      </draw:fram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abels" style:family="graphic">
      <style:graphic-properties svg:width="10.059cm" svg:height="7.01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699cm" fo:page-height="29.861cm" style:num-format="" style:print-orientation="portrait" fo:margin-top="0.499cm" fo:margin-bottom="0cm" fo:margin-left="0.499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meta:creation-date>2017-08-03T14:45:55.250423096</meta:creation-date>
    <dc:creator>Jürgen Geinitz</dc:creator>
    <dc:date>2020-03-06T14:26:00.457843045</dc:date>
    <meta:editing-cycles>22</meta:editing-cycles>
    <meta:editing-duration>PT48M51S</meta:editing-duration>
    <meta:document-statistic meta:table-count="240" meta:image-count="0" meta:object-count="0" meta:page-count="59" meta:paragraph-count="1416" meta:word-count="3951" meta:character-count="30712" meta:non-whitespace-character-count="26561"/>
  </office:meta>
</office:document-meta>
</file>